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3"/>
    <style:style style:name="ce3" style:family="table-cell" style:parent-style-name="Default">
      <style:text-properties fo:color="#000000" style:text-outline="false" style:text-line-through-style="none" fo:font-size="12pt" fo:language="en" fo:country="US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/>
    <style:style style:name="ce6" style:family="table-cell" style:parent-style-name="Default" style:data-style-name="N114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NewRomanPSMT" fo:font-size="12pt" fo:font-style="italic" style:font-name-asian="TimesNewRomanPSMT" style:font-size-asian="12pt" style:font-style-asian="italic" style:font-name-complex="TimesNewRomanPSMT" style:font-size-complex="6.80000019073486pt" style:font-style-complex="italic"/>
    </style:style>
    <style:style style:name="T2" style:family="text">
      <style:text-properties fo:color="#000000" style:font-name="TimesNewRomanPSMT" fo:font-size="12pt" fo:font-style="normal" style:font-name-asian="TimesNewRomanPSMT" style:font-size-asian="12pt" style:font-style-asian="normal" style:font-name-complex="TimesNewRomanPSMT" style:font-size-complex="6.80000019073486pt" style:font-style-complex="normal"/>
    </style:style>
    <style:style style:name="T3" style:family="text">
      <style:text-properties fo:color="#000000" style:font-name="Helvetica" fo:font-size="12pt" fo:font-style="normal" style:font-name-asian="Helvetica" style:font-size-asian="12pt" style:font-style-asian="normal" style:font-name-complex="Helvetica" style:font-size-complex="6.80000019073486pt" style:font-style-complex="normal"/>
    </style:style>
    <style:style style:name="T4" style:family="text">
      <style:text-properties fo:color="#000000" style:font-name="TimesNewRomanPSMT" fo:font-size="11.5pt" fo:font-style="italic" style:font-name-asian="TimesNewRomanPSMT" style:font-size-asian="11.5pt" style:font-style-asian="italic" style:font-name-complex="TimesNewRomanPSMT" style:font-size-complex="6.5pt" style:font-style-complex="italic"/>
    </style:style>
    <style:style style:name="T5" style:family="text">
      <style:text-properties fo:color="#000000" style:font-name="TimesNewRomanPSMT" fo:font-size="11.5pt" fo:font-style="normal" style:font-name-asian="TimesNewRomanPSMT" style:font-size-asian="11.5pt" style:font-style-asian="normal" style:font-name-complex="TimesNewRomanPSMT" style:font-size-complex="6.5pt" style:font-style-complex="normal"/>
    </style:style>
    <style:style style:name="T6" style:family="text">
      <style:text-properties fo:color="#000000" style:font-name="Helvetica" fo:font-size="11.5pt" fo:font-style="normal" style:font-name-asian="Helvetica" style:font-size-asian="11.5pt" style:font-style-asian="normal" style:font-name-complex="Helvetica" style:font-size-complex="6.5pt" style:font-style-complex="normal"/>
    </style:style>
    <style:style style:name="T7" style:family="text">
      <style:text-properties fo:color="#000000" style:font-name="Helvetica" fo:font-size="13.5pt" fo:font-style="normal" style:font-name-asian="Helvetica" style:font-size-asian="13.5pt" style:font-style-asian="normal" style:font-name-complex="Helvetica" style:font-size-complex="7.69999980926514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number-columns-repeated="5" table:default-cell-style-name="Default"/>
        <table:table-row table:style-name="ro1">
          <table:table-cell table:style-name="Default" office:value-type="string">
            <text:p>Task Start Time (s)</text:p>
          </table:table-cell>
          <table:table-cell office:value-type="string">
            <text:p>Task End Time (s)</text:p>
          </table:table-cell>
          <table:table-cell office:value-type="string">
            <text:p>How Much Move (mm)</text:p>
          </table:table-cell>
          <table:table-cell office:value-type="string">
            <text:p>Direction(0,1)</text:p>
          </table:table-cell>
          <table:table-cell table:style-name="Default" office:value-type="string">
            <text:p>How Many Shots</text:p>
          </table:table-cell>
          <table:table-cell table:style-name="Default" office:value-type="string">
            <text:p>Return <text:s/>home 0/1</text:p>
          </table:table-cell>
          <table:table-cell table:style-name="Default" office:value-type="string">
            <text:p>Move_pattern (0=constant, 1=accel linear, 2=decel liner, 3=smooth_start, 4=smooth start and end)</text:p>
          </table:table-cell>
          <table:table-cell table:number-columns-repeated="5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table:formula="of:=&quot;&lt;&quot;&amp;TEXT([.A2];&quot;0000000&quot;)&amp;TEXT([.B2];&quot;0000000&quot;)&amp;TEXT([.C2];&quot;000&quot;)&amp;[.D2]&amp;TEXT([.E2];&quot;0000&quot;)&amp;[.F2]&amp;[.G2]&amp;&quot;&gt;&quot;" office:value-type="string" office:string-value="&lt;000000000018005500036011&gt;">
            <text:p>&lt;000000000018005500036011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table:formula="of:=&quot;&lt;&quot;&amp;TEXT([.A3];&quot;0000000&quot;)&amp;TEXT([.B3];&quot;0000000&quot;)&amp;TEXT([.C3];&quot;000&quot;)&amp;[.D3]&amp;TEXT([.E3];&quot;0000&quot;)&amp;[.F3]&amp;[.G3]&amp;&quot;&gt;&quot;" office:value-type="string" office:string-value="&lt;000012000002401000001011&gt;">
            <text:p>&lt;000012000002401000001011&gt;</text:p>
          </table:table-cell>
          <table:table-cell table:number-columns-repeated="3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table:formula="of:=&quot;&lt;&quot;&amp;TEXT([.A4];&quot;0000000&quot;)&amp;TEXT([.B4];&quot;0000000&quot;)&amp;TEXT([.C4];&quot;000&quot;)&amp;[.D4]&amp;TEXT([.E4];&quot;0000&quot;)&amp;[.F4]&amp;[.G4]&amp;&quot;&gt;&quot;" office:value-type="string" office:string-value="&lt;000000000001202000001011&gt;">
            <text:p>&lt;000000000001202000001011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/>
          <table:table-cell table:formula="of:=&quot;&lt;&quot;&amp;TEXT([.A5];&quot;0000000&quot;)&amp;TEXT([.B5];&quot;0000000&quot;)&amp;TEXT([.C5];&quot;000&quot;)&amp;[.D5]&amp;TEXT([.E5];&quot;0000&quot;)&amp;[.F5]&amp;[.G5]&amp;&quot;&gt;&quot;" office:value-type="string" office:string-value="&lt;000012000002400300002010&gt;">
            <text:p>&lt;000012000002400300002010&gt;</text:p>
          </table:table-cell>
          <table:table-cell table:number-columns-repeated="3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table:formula="of:=&quot;&lt;&quot;&amp;TEXT([.A6];&quot;0000000&quot;)&amp;TEXT([.B6];&quot;0000000&quot;)&amp;TEXT([.C6];&quot;000&quot;)&amp;[.D6]&amp;TEXT([.E6];&quot;0000&quot;)&amp;[.F6]&amp;[.G6]&amp;&quot;&gt;&quot;" office:value-type="string" office:string-value="&lt;000000000001200300002011&gt;">
            <text:p>&lt;000000000001200300002011&gt;</text:p>
          </table:table-cell>
          <table:table-cell table:number-columns-repeated="3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table:formula="of:=&quot;&lt;&quot;&amp;TEXT([.A7];&quot;0000000&quot;)&amp;TEXT([.B7];&quot;0000000&quot;)&amp;TEXT([.C7];&quot;000&quot;)&amp;[.D7]&amp;TEXT([.E7];&quot;0000&quot;)&amp;[.F7]&amp;[.G7]&amp;&quot;&gt;&quot;" office:value-type="string" office:string-value="&lt;000000000018006000048011&gt;">
            <text:p>&lt;000000000018006000048011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table:formula="of:=&quot;&lt;&quot;&amp;TEXT([.A8];&quot;0000000&quot;)&amp;TEXT([.B8];&quot;0000000&quot;)&amp;TEXT([.C8];&quot;000&quot;)&amp;[.D8]&amp;TEXT([.E8];&quot;0000&quot;)&amp;[.F8]&amp;[.G8]&amp;&quot;&gt;&quot;" office:value-type="string" office:string-value="&lt;000001000000300051000211&gt;">
            <text:p>&lt;000001000000300051000211&gt;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Task Start Time (ms)</text:p>
          </table:table-cell>
          <table:table-cell office:value-type="string">
            <text:p>Servo (1,2,3)</text:p>
          </table:table-cell>
          <table:table-cell office:value-type="string">
            <text:p>Speed(1-9)</text:p>
          </table:table-cell>
          <table:table-cell office:value-type="string">
            <text:p>Direction(0,1)</text:p>
          </table:table-cell>
          <table:table-cell table:style-name="Default" office:value-type="string">
            <text:p>Runtime (ms)</text:p>
          </table:table-cell>
          <table:table-cell table:style-name="Default" office:value-type="string">
            <text:p>Idletime(ms)</text:p>
          </table:table-cell>
          <table:table-cell table:style-name="Default" office:value-type="string">
            <text:p>Repeat(times)</text:p>
          </table:table-cell>
          <table:table-cell/>
          <table:table-cell office:value-type="string">
            <text:p>Command</text:p>
          </table:table-cell>
          <table:table-cell table:number-columns-repeated="3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20">
            <text:p>20</text:p>
          </table:table-cell>
          <table:table-cell table:style-name="ce2"/>
          <table:table-cell table:formula="of:=&quot;&lt;&quot;&amp;TEXT([.A10];&quot;0000000000&quot;)&amp;[.B10]&amp;[.C10]&amp;[.D10]&amp;TEXT([.E10];&quot;00000&quot;)&amp;TEXT([.F10];&quot;00000&quot;)&amp;TEXT([.G10];&quot;0000&quot;)&amp;&quot;&gt;&quot;" office:value-type="string" office:string-value="&lt;000001500011000500015000020&gt;">
            <text:p>&lt;000001500011000500015000020&gt;</text:p>
          </table:table-cell>
          <table:table-cell table:number-columns-repeated="3"/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200">
            <text:p>200</text:p>
          </table:table-cell>
          <table:table-cell/>
          <table:table-cell table:formula="of:=&quot;&lt;&quot;&amp;TEXT([.A11];&quot;0000000000&quot;)&amp;[.B11]&amp;[.C11]&amp;[.D11]&amp;TEXT([.E11];&quot;00000&quot;)&amp;TEXT([.F11];&quot;00000&quot;)&amp;TEXT([.G11];&quot;0000&quot;)&amp;&quot;&gt;&quot;" office:value-type="string" office:string-value="&lt;000001550029000100019000200&gt;">
            <text:p>&lt;000001550029000100019000200&gt;</text:p>
          </table:table-cell>
          <table:table-cell table:number-columns-repeated="3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&quot;&lt;&quot;&amp;TEXT([.A12];&quot;0000000000&quot;)&amp;[.B12]&amp;[.C12]&amp;[.D12]&amp;TEXT([.E12];&quot;00000&quot;)&amp;TEXT([.F12];&quot;00000&quot;)&amp;TEXT([.G12];&quot;0000&quot;)&amp;&quot;&gt;&quot;" office:value-type="string" office:string-value="&lt;000001500031100020001000100&gt;">
            <text:p>&lt;000001500031100020001000100&gt;</text:p>
          </table:table-cell>
          <table:table-cell table:number-columns-repeated="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&quot;&lt;&quot;&amp;TEXT([.A13];&quot;0000000000&quot;)&amp;[.B13]&amp;[.C13]&amp;[.D13]&amp;TEXT([.E13];&quot;00000&quot;)&amp;TEXT([.F13];&quot;00000&quot;)&amp;TEXT([.G13];&quot;0000&quot;)&amp;&quot;&gt;&quot;" office:value-type="string" office:string-value="&lt;000002000031000020001000100&gt;">
            <text:p>&lt;000002000031000020001000100&gt;</text:p>
          </table:table-cell>
          <table:table-cell table:number-columns-repeated="3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14];&quot;0000000000&quot;)&amp;[.B14]&amp;[.C14]&amp;[.D14]&amp;TEXT([.E14];&quot;00000&quot;)&amp;TEXT([.F14];&quot;00000&quot;)&amp;TEXT([.G14];&quot;0000&quot;)&amp;&quot;&gt;&quot;" office:value-type="string" office:string-value="&lt;000001900032100300005000001&gt;">
            <text:p>&lt;000001900032100300005000001&gt;</text:p>
          </table:table-cell>
          <table:table-cell table:number-columns-repeated="3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15];&quot;0000000000&quot;)&amp;[.B15]&amp;[.C15]&amp;[.D15]&amp;TEXT([.E15];&quot;00000&quot;)&amp;TEXT([.F15];&quot;00000&quot;)&amp;TEXT([.G15];&quot;0000&quot;)&amp;&quot;&gt;&quot;" office:value-type="string" office:string-value="&lt;000002100032000300005000001&gt;">
            <text:p>&lt;000002100032000300005000001&gt;</text:p>
          </table:table-cell>
          <table:table-cell table:number-columns-repeated="3"/>
        </table:table-row>
        <table:table-row table:style-name="ro1">
          <table:table-cell office:value-type="float" office:value="23000">
            <text:p>2300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16];&quot;0000000000&quot;)&amp;[.B16]&amp;[.C16]&amp;[.D16]&amp;TEXT([.E16];&quot;00000&quot;)&amp;TEXT([.F16];&quot;00000&quot;)&amp;TEXT([.G16];&quot;0000&quot;)&amp;&quot;&gt;&quot;" office:value-type="string" office:string-value="&lt;000002300033100300005000001&gt;">
            <text:p>&lt;000002300033100300005000001&gt;</text:p>
          </table:table-cell>
          <table:table-cell table:number-columns-repeated="3"/>
        </table:table-row>
        <table:table-row table:style-name="ro1">
          <table:table-cell office:value-type="float" office:value="25000">
            <text:p>2500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17];&quot;0000000000&quot;)&amp;[.B17]&amp;[.C17]&amp;[.D17]&amp;TEXT([.E17];&quot;00000&quot;)&amp;TEXT([.F17];&quot;00000&quot;)&amp;TEXT([.G17];&quot;0000&quot;)&amp;&quot;&gt;&quot;" office:value-type="string" office:string-value="&lt;000002500033000300005000001&gt;">
            <text:p>&lt;000002500033000300005000001&gt;</text:p>
          </table:table-cell>
          <table:table-cell table:number-columns-repeated="3"/>
        </table:table-row>
        <table:table-row table:style-name="ro1">
          <table:table-cell office:value-type="float" office:value="27000">
            <text:p>27000</text:p>
          </table:table-cell>
          <table:table-cell table:number-columns-repeated="6"/>
          <table:table-cell/>
          <table:table-cell table:formula="of:=&quot;&lt;&quot;&amp;TEXT([.A18];&quot;0000000000&quot;)&amp;[.B18]&amp;[.C18]&amp;[.D18]&amp;TEXT([.E18];&quot;00000&quot;)&amp;TEXT([.F18];&quot;00000&quot;)&amp;TEXT([.G18];&quot;0000&quot;)&amp;&quot;&gt;&quot;" office:value-type="string" office:string-value="&lt;000002700000000000000000&gt;">
            <text:p>&lt;000002700000000000000000&gt;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table:formula="of:=&quot;&lt;&quot;&amp;TEXT([.A19];&quot;0000000000&quot;)&amp;[.B19]&amp;[.C19]&amp;[.D19]&amp;TEXT([.E19];&quot;00000&quot;)&amp;TEXT([.F19];&quot;00000&quot;)&amp;TEXT([.G19];&quot;0000&quot;)&amp;&quot;&gt;&quot;" office:value-type="string" office:string-value="&lt;000000100039000010001000200&gt;">
            <text:p>&lt;000000100039000010001000200&gt;</text:p>
          </table:table-cell>
          <table:table-cell table:number-columns-repeated="2"/>
          <table:table-cell office:value-type="string">
            <text:p>Noin 150 astetta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/>
          <table:table-cell table:formula="of:=&quot;&lt;&quot;&amp;TEXT([.A20];&quot;0000000000&quot;)&amp;[.B20]&amp;[.C20]&amp;[.D20]&amp;TEXT([.E20];&quot;00000&quot;)&amp;TEXT([.F20];&quot;00000&quot;)&amp;TEXT([.G20];&quot;0000&quot;)&amp;&quot;&gt;&quot;" office:value-type="string" office:string-value="&lt;000000100033100050003000200&gt;">
            <text:p>&lt;000000100033100050003000200&gt;</text:p>
          </table:table-cell>
          <table:table-cell table:number-columns-repeated="2"/>
          <table:table-cell office:value-type="string">
            <text:p>4,5 kierrosta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/>
          <table:table-cell table:formula="of:=&quot;&lt;&quot;&amp;TEXT([.A21];&quot;0000000000&quot;)&amp;[.B21]&amp;[.C21]&amp;[.D21]&amp;TEXT([.E21];&quot;00000&quot;)&amp;TEXT([.F21];&quot;00000&quot;)&amp;TEXT([.G21];&quot;0000&quot;)&amp;&quot;&gt;&quot;" office:value-type="string" office:string-value="&lt;000000100019000050005000400&gt;">
            <text:p>&lt;000000100019000050005000400&gt;</text:p>
          </table:table-cell>
          <table:table-cell table:number-columns-repeated="2"/>
          <table:table-cell office:value-type="string">
            <text:p>Kohtis tarkka, välillä nykii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/>
          <table:table-cell table:formula="of:=&quot;&lt;&quot;&amp;TEXT([.A22];&quot;0000000000&quot;)&amp;[.B22]&amp;[.C22]&amp;[.D22]&amp;TEXT([.E22];&quot;00000&quot;)&amp;TEXT([.F22];&quot;00000&quot;)&amp;TEXT([.G22];&quot;0000&quot;)&amp;&quot;&gt;&quot;" office:value-type="string" office:string-value="&lt;000000100039100020005000400&gt;">
            <text:p>&lt;000000100039100020005000400&gt;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23];&quot;0000000000&quot;)&amp;[.B23]&amp;[.C23]&amp;[.D23]&amp;TEXT([.E23];&quot;00000&quot;)&amp;TEXT([.F23];&quot;00000&quot;)&amp;TEXT([.G23];&quot;0000&quot;)&amp;&quot;&gt;&quot;" office:value-type="string" office:string-value="&lt;000000100031002000020000001&gt;">
            <text:p>&lt;000000100031002000020000001&gt;</text:p>
          </table:table-cell>
          <table:table-cell table:number-columns-repeated="3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24];&quot;0000000000&quot;)&amp;[.B24]&amp;[.C24]&amp;[.D24]&amp;TEXT([.E24];&quot;00000&quot;)&amp;TEXT([.F24];&quot;00000&quot;)&amp;TEXT([.G24];&quot;0000&quot;)&amp;&quot;&gt;&quot;" office:value-type="string" office:string-value="&lt;000000600031102000020000001&gt;">
            <text:p>&lt;000000600031102000020000001&gt;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table:formula="of:=&quot;&lt;&quot;&amp;TEXT([.A25];&quot;0000000000&quot;)&amp;[.B25]&amp;[.C25]&amp;[.D25]&amp;TEXT([.E25];&quot;00000&quot;)&amp;TEXT([.F25];&quot;00000&quot;)&amp;TEXT([.G25];&quot;0000&quot;)&amp;&quot;&gt;&quot;" office:value-type="string" office:string-value="&lt;000000100030002000020000001&gt;">
            <text:p>&lt;000000100030002000020000001&gt;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00">
            <text:p>1000</text:p>
          </table:table-cell>
          <table:table-cell/>
          <table:table-cell table:formula="of:=&quot;&lt;&quot;&amp;TEXT([.A26];&quot;0000000000&quot;)&amp;[.B26]&amp;[.C26]&amp;[.D26]&amp;TEXT([.E26];&quot;00000&quot;)&amp;TEXT([.F26];&quot;00000&quot;)&amp;TEXT([.G26];&quot;0000&quot;)&amp;&quot;&gt;&quot;" office:value-type="string" office:string-value="&lt;000000100090000100010001000&gt;">
            <text:p>&lt;000000100090000100010001000&gt;</text:p>
          </table:table-cell>
          <table:table-cell table:number-columns-repeated="3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/>
          <table:table-cell table:formula="of:=&quot;&lt;&quot;&amp;TEXT([.A27];&quot;0000000000&quot;)&amp;[.B27]&amp;[.C27]&amp;[.D27]&amp;TEXT([.E27];&quot;00000&quot;)&amp;TEXT([.F27];&quot;00000&quot;)&amp;TEXT([.G27];&quot;0000&quot;)&amp;&quot;&gt;&quot;" office:value-type="string" office:string-value="&lt;000001500090001000020000010&gt;">
            <text:p>&lt;000001500090001000020000010&gt;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/>
          <table:table-cell table:formula="of:=&quot;&lt;&quot;&amp;TEXT([.A28];&quot;0000000000&quot;)&amp;[.B28]&amp;[.C28]&amp;[.D28]&amp;TEXT([.E28];&quot;00000&quot;)&amp;TEXT([.F28];&quot;00000&quot;)&amp;TEXT([.G28];&quot;0000&quot;)&amp;&quot;&gt;&quot;" office:value-type="string" office:string-value="&lt;000000100013010000020000005&gt;">
            <text:p>&lt;000000100013010000020000005&gt;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formula="of:=&quot;&lt;&quot;&amp;TEXT([.A29];&quot;0000000000&quot;)&amp;[.B29]&amp;[.C29]&amp;[.D29]&amp;TEXT([.E29];&quot;00000&quot;)&amp;TEXT([.F29];&quot;00000&quot;)&amp;TEXT([.G29];&quot;0000&quot;)&amp;&quot;&gt;&quot;" office:value-type="string" office:string-value="&lt;000000000000000000000000&gt;">
            <text:p>&lt;000000000000000000000000&gt;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240">
            <text:p>240</text:p>
          </table:table-cell>
          <table:table-cell/>
          <table:table-cell table:formula="of:=&quot;&lt;&quot;&amp;TEXT([.A30];&quot;0000000000&quot;)&amp;[.B30]&amp;[.C30]&amp;[.D30]&amp;TEXT([.E30];&quot;00000&quot;)&amp;TEXT([.F30];&quot;00000&quot;)&amp;TEXT([.G30];&quot;0000&quot;)&amp;&quot;&gt;&quot;" office:value-type="string" office:string-value="&lt;000001000019101000020000240&gt;">
            <text:p>&lt;000001000019101000020000240&gt;</text:p>
          </table:table-cell>
          <table:table-cell table:number-columns-repeated="3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240">
            <text:p>240</text:p>
          </table:table-cell>
          <table:table-cell/>
          <table:table-cell table:formula="of:=&quot;&lt;&quot;&amp;TEXT([.A31];&quot;0000000000&quot;)&amp;[.B31]&amp;[.C31]&amp;[.D31]&amp;TEXT([.E31];&quot;00000&quot;)&amp;TEXT([.F31];&quot;00000&quot;)&amp;TEXT([.G31];&quot;0000&quot;)&amp;&quot;&gt;&quot;" office:value-type="string" office:string-value="&lt;000001200090001000020000240&gt;">
            <text:p>&lt;000001200090001000020000240&gt;</text:p>
          </table:table-cell>
          <table:table-cell table:number-columns-repeated="3"/>
        </table:table-row>
        <table:table-row table:style-name="ro1">
          <table:table-cell table:number-columns-repeated="7"/>
          <table:table-cell/>
          <table:table-cell table:formula="of:=&quot;&lt;&quot;&amp;TEXT([.A32];&quot;0000000000&quot;)&amp;[.B32]&amp;[.C32]&amp;[.D32]&amp;TEXT([.E32];&quot;00000&quot;)&amp;TEXT([.F32];&quot;00000&quot;)&amp;TEXT([.G32];&quot;0000&quot;)&amp;&quot;&gt;&quot;" office:value-type="string" office:string-value="&lt;000000000000000000000000&gt;">
            <text:p>&lt;000000000000000000000000&gt;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/>
          <table:table-cell table:formula="of:=&quot;&lt;&quot;&amp;TEXT([.A33];&quot;0000000000&quot;)&amp;[.B33]&amp;[.C33]&amp;[.D33]&amp;TEXT([.E33];&quot;00000&quot;)&amp;TEXT([.F33];&quot;00000&quot;)&amp;TEXT([.G33];&quot;0000&quot;)&amp;&quot;&gt;&quot;" office:value-type="string" office:string-value="&lt;000000300019001000020000002&gt;">
            <text:p>&lt;000000300019001000020000002&gt;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/>
          <table:table-cell table:formula="of:=&quot;&lt;&quot;&amp;TEXT([.A34];&quot;0000000000&quot;)&amp;[.B34]&amp;[.C34]&amp;[.D34]&amp;TEXT([.E34];&quot;00000&quot;)&amp;TEXT([.F34];&quot;00000&quot;)&amp;TEXT([.G34];&quot;0000&quot;)&amp;&quot;&gt;&quot;" office:value-type="string" office:string-value="&lt;000001000013101000020000002&gt;">
            <text:p>&lt;000001000013101000020000002&gt;</text:p>
          </table:table-cell>
          <table:table-cell table:number-columns-repeated="3"/>
        </table:table-row>
        <table:table-row table:style-name="ro1">
          <table:table-cell table:style-name="Default" office:value-type="float" office:value="5000">
            <text:p>50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3">
            <text:p>3</text:p>
          </table:table-cell>
          <table:table-cell/>
          <table:table-cell table:formula="of:=&quot;&lt;&quot;&amp;TEXT([.A35];&quot;0000000000&quot;)&amp;[.B35]&amp;[.C35]&amp;[.D35]&amp;TEXT([.E35];&quot;00000&quot;)&amp;TEXT([.F35];&quot;00000&quot;)&amp;TEXT([.G35];&quot;0000&quot;)&amp;&quot;&gt;&quot;" office:value-type="string" office:string-value="&lt;000000500090001000020000003&gt;">
            <text:p>&lt;000000500090001000020000003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440">
            <text:p>1440</text:p>
          </table:table-cell>
          <table:table-cell/>
          <table:table-cell table:formula="of:=&quot;&lt;&quot;&amp;TEXT([.A36];&quot;0000000000&quot;)&amp;[.B36]&amp;[.C36]&amp;[.D36]&amp;TEXT([.E36];&quot;00000&quot;)&amp;TEXT([.F36];&quot;00000&quot;)&amp;TEXT([.G36];&quot;0000&quot;)&amp;&quot;&gt;&quot;" office:value-type="string" office:string-value="&lt;000001000019100200018001440&gt;">
            <text:p>&lt;000001000019100200018001440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0500">
            <text:p>105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1440">
            <text:p>1440</text:p>
          </table:table-cell>
          <table:table-cell/>
          <table:table-cell table:formula="of:=&quot;&lt;&quot;&amp;TEXT([.A37];&quot;0000000000&quot;)&amp;[.B37]&amp;[.C37]&amp;[.D37]&amp;TEXT([.E37];&quot;00000&quot;)&amp;TEXT([.F37];&quot;00000&quot;)&amp;TEXT([.G37];&quot;0000&quot;)&amp;&quot;&gt;&quot;" office:value-type="string" office:string-value="&lt;000001050090000500015001440&gt;">
            <text:p>&lt;000001050090000500015001440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float" office:value="720">
            <text:p>720</text:p>
          </table:table-cell>
          <table:table-cell/>
          <table:table-cell table:formula="of:=&quot;&lt;&quot;&amp;TEXT([.A38];&quot;0000000000&quot;)&amp;[.B38]&amp;[.C38]&amp;[.D38]&amp;TEXT([.E38];&quot;00000&quot;)&amp;TEXT([.F38];&quot;00000&quot;)&amp;TEXT([.G38];&quot;0000&quot;)&amp;&quot;&gt;&quot;" office:value-type="string" office:string-value="&lt;000001000019100700016000720&gt;">
            <text:p>&lt;000001000019100700016000720&gt;</text:p>
          </table:table-cell>
          <table:table-cell table:number-columns-repeated="3"/>
        </table:table-row>
        <table:table-row table:style-name="ro1">
          <table:table-cell table:style-name="Default" office:value-type="float" office:value="10800">
            <text:p>108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720">
            <text:p>720</text:p>
          </table:table-cell>
          <table:table-cell/>
          <table:table-cell table:formula="of:=&quot;&lt;&quot;&amp;TEXT([.A39];&quot;0000000000&quot;)&amp;[.B39]&amp;[.C39]&amp;[.D39]&amp;TEXT([.E39];&quot;00000&quot;)&amp;TEXT([.F39];&quot;00000&quot;)&amp;TEXT([.G39];&quot;0000&quot;)&amp;&quot;&gt;&quot;" office:value-type="string" office:string-value="&lt;000001080090000300020000720&gt;">
            <text:p>&lt;000001080090000300020000720&gt;</text:p>
          </table:table-cell>
          <table:table-cell table:number-columns-repeated="3"/>
        </table:table-row>
      </table:table>
      <table:table table:name="stepper_motor_function" table:style-name="ta1" table:print="false">
        <table:table-column table:style-name="co7" table:number-columns-repeated="8" table:default-cell-style-name="Default"/>
        <table:table-row table:style-name="ro2">
          <table:table-cell/>
          <table:table-cell table:style-name="ce3" office:value-type="string">
            <text:p><text:span text:style-name="T1">new</text:span><text:span text:style-name="T2">_</text:span><text:span text:style-name="T1">step</text:span><text:span text:style-name="T2">_</text:span><text:span text:style-name="T1">delay </text:span><text:span text:style-name="T3">= </text:span><text:span text:style-name="T1">step</text:span><text:span text:style-name="T2">_</text:span><text:span text:style-name="T1">delay</text:span><text:span text:style-name="T3">− (</text:span><text:span text:style-name="T2">2</text:span><text:span text:style-name="T3">⋅</text:span><text:span text:style-name="T1">step</text:span><text:span text:style-name="T2">_</text:span><text:span text:style-name="T1">delay</text:span><text:span text:style-name="T3">+</text:span><text:span text:style-name="T1">rest) /(</text:span><text:span text:style-name="T2">4 </text:span><text:span text:style-name="T3">⋅ </text:span><text:span text:style-name="T1">accel </text:span><text:span text:style-name="T2">_ </text:span><text:span text:style-name="T1">count </text:span><text:span text:style-name="T3">+ </text:span><text:span text:style-name="T2">1)</text:span>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<text:span text:style-name="T4">new</text:span><text:span text:style-name="T5">_</text:span><text:span text:style-name="T4">rest </text:span><text:span text:style-name="T6">=</text:span><text:span text:style-name="T7">(</text:span><text:span text:style-name="T5">2</text:span><text:span text:style-name="T6">⋅</text:span><text:span text:style-name="T4">step</text:span><text:span text:style-name="T5">_</text:span><text:span text:style-name="T4">delay</text:span><text:span text:style-name="T6">+</text:span><text:span text:style-name="T4">rest</text:span><text:span text:style-name="T7">)(</text:span><text:span text:style-name="T5">mod</text:span><text:span text:style-name="T7">(</text:span><text:span text:style-name="T5">4</text:span><text:span text:style-name="T6">⋅</text:span><text:span text:style-name="T4">accel</text:span><text:span text:style-name="T5">_</text:span><text:span text:style-name="T4">count</text:span><text:span text:style-name="T6">+</text:span><text:span text:style-name="T5">1</text:span><text:span text:style-name="T7">))</text:span>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ep Delay</text:p>
          </table:table-cell>
          <table:table-cell office:value-type="string">
            <text:p>Accel Count</text:p>
          </table:table-cell>
          <table:table-cell office:value-type="string">
            <text:p>Rest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A7]-(2*[.A7]+[.C7])/(8*[.B7]+1)" office:value-type="float" office:value="1166.66666666667">
            <text:p>1166,67</text:p>
          </table:table-cell>
          <table:table-cell table:formula="of:=[.B7]+1" office:value-type="float" office:value="2">
            <text:p>2</text:p>
          </table:table-cell>
          <table:table-cell table:formula="of:=MOD((2*[.A8]+[.C7]);(4*[.B7]+1))" office:value-type="float" office:value="3.33333333333348">
            <text:p>3,33</text:p>
          </table:table-cell>
          <table:table-cell table:number-columns-repeated="5"/>
        </table:table-row>
        <table:table-row table:style-name="ro1">
          <table:table-cell table:formula="of:=[.A8]-(2*[.A8]+[.C8])/(8*[.B8]+1)" office:value-type="float" office:value="1029.21568627451">
            <text:p>1029,22</text:p>
          </table:table-cell>
          <table:table-cell table:formula="of:=[.B8]+1" office:value-type="float" office:value="3">
            <text:p>3</text:p>
          </table:table-cell>
          <table:table-cell table:formula="of:=MOD((2*[.A9]+[.C8]);(4*[.B8]+1))" office:value-type="float" office:value="0.764705882353155">
            <text:p>0,76</text:p>
          </table:table-cell>
          <table:table-cell table:number-columns-repeated="5"/>
        </table:table-row>
        <table:table-row table:style-name="ro1">
          <table:table-cell table:formula="of:=[.A9]-(2*[.A9]+[.C9])/(8*[.B9]+1)" office:value-type="float" office:value="946.847843137255">
            <text:p>946,85</text:p>
          </table:table-cell>
          <table:table-cell table:formula="of:=[.B9]+1" office:value-type="float" office:value="4">
            <text:p>4</text:p>
          </table:table-cell>
          <table:table-cell table:formula="of:=MOD((2*[.A10]+[.C9]);(4*[.B9]+1))" office:value-type="float" office:value="9.46039215686301">
            <text:p>9,46</text:p>
          </table:table-cell>
          <table:table-cell table:number-columns-repeated="4"/>
          <table:table-cell>
            <draw:frame table:end-cell-address="stepper_motor_function.N30" table:end-x="0.49cm" table:end-y="0.41cm" draw:z-index="0" draw:style-name="gr1" svg:width="13.938cm" svg:height="9.306cm" svg:x="0.101cm" svg:y="0.101cm">
              <draw:object draw:notify-on-update-of-ranges="stepper_motor_function.B5:stepper_motor_function.B5 stepper_motor_function.A7:stepper_motor_function.A33 stepper_motor_function.B7:stepper_motor_function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10]-(2*[.A10]+[.C10])/(8*[.B10]+1)" office:value-type="float" office:value="889.176446821153">
            <text:p>889,18</text:p>
          </table:table-cell>
          <table:table-cell table:formula="of:=[.B10]+1" office:value-type="float" office:value="5">
            <text:p>5</text:p>
          </table:table-cell>
          <table:table-cell table:formula="of:=MOD((2*[.A11]+[.C10]);(4*[.B10]+1))" office:value-type="float" office:value="2.8132857991684">
            <text:p>2,81</text:p>
          </table:table-cell>
          <table:table-cell table:number-columns-repeated="5"/>
        </table:table-row>
        <table:table-row table:style-name="ro1">
          <table:table-cell table:formula="of:=[.A11]-(2*[.A11]+[.C11])/(8*[.B11]+1)" office:value-type="float" office:value="845.7333692738">
            <text:p>845,73</text:p>
          </table:table-cell>
          <table:table-cell table:formula="of:=[.B11]+1" office:value-type="float" office:value="6">
            <text:p>6</text:p>
          </table:table-cell>
          <table:table-cell table:formula="of:=MOD((2*[.A12]+[.C11]);(4*[.B11]+1))" office:value-type="float" office:value="14.2800243467677">
            <text:p>14,28</text:p>
          </table:table-cell>
          <table:table-cell table:number-columns-repeated="5"/>
        </table:table-row>
        <table:table-row table:style-name="ro1">
          <table:table-cell table:formula="of:=[.A12]-(2*[.A12]+[.C12])/(8*[.B12]+1)" office:value-type="float" office:value="810.922210847384">
            <text:p>810,92</text:p>
          </table:table-cell>
          <table:table-cell table:formula="of:=[.B12]+1" office:value-type="float" office:value="7">
            <text:p>7</text:p>
          </table:table-cell>
          <table:table-cell table:formula="of:=MOD((2*[.A13]+[.C12]);(4*[.B12]+1))" office:value-type="float" office:value="11.1244460415357">
            <text:p>11,12</text:p>
          </table:table-cell>
          <table:table-cell table:number-columns-repeated="5"/>
        </table:table-row>
        <table:table-row table:style-name="ro1">
          <table:table-cell table:formula="of:=[.A13]-(2*[.A13]+[.C13])/(8*[.B13]+1)" office:value-type="float" office:value="782.273634220431">
            <text:p>782,27</text:p>
          </table:table-cell>
          <table:table-cell table:formula="of:=[.B13]+1" office:value-type="float" office:value="8">
            <text:p>8</text:p>
          </table:table-cell>
          <table:table-cell table:formula="of:=MOD((2*[.A14]+[.C13]);(4*[.B13]+1))" office:value-type="float" office:value="9.67171448239833">
            <text:p>9,67</text:p>
          </table:table-cell>
          <table:table-cell table:number-columns-repeated="5"/>
        </table:table-row>
        <table:table-row table:style-name="ro1">
          <table:table-cell table:formula="of:=[.A14]-(2*[.A14]+[.C14])/(8*[.B14]+1)" office:value-type="float" office:value="758.054880636997">
            <text:p>758,05</text:p>
          </table:table-cell>
          <table:table-cell table:formula="of:=[.B14]+1" office:value-type="float" office:value="9">
            <text:p>9</text:p>
          </table:table-cell>
          <table:table-cell table:formula="of:=MOD((2*[.A15]+[.C14]);(4*[.B14]+1))" office:value-type="float" office:value="7.78147575639127">
            <text:p>7,78</text:p>
          </table:table-cell>
          <table:table-cell table:number-columns-repeated="5"/>
        </table:table-row>
        <table:table-row table:style-name="ro1">
          <table:table-cell table:formula="of:=[.A15]-(2*[.A15]+[.C15])/(8*[.B15]+1)" office:value-type="float" office:value="737.179658211923">
            <text:p>737,18</text:p>
          </table:table-cell>
          <table:table-cell table:formula="of:=[.B15]+1" office:value-type="float" office:value="10">
            <text:p>10</text:p>
          </table:table-cell>
          <table:table-cell table:formula="of:=MOD((2*[.A16]+[.C15]);(4*[.B15]+1))" office:value-type="float" office:value="2.14079218023676">
            <text:p>2,14</text:p>
          </table:table-cell>
          <table:table-cell table:number-columns-repeated="5"/>
        </table:table-row>
        <table:table-row table:style-name="ro1">
          <table:table-cell table:formula="of:=[.A16]-(2*[.A16]+[.C16])/(8*[.B16]+1)" office:value-type="float" office:value="718.951261809403">
            <text:p>718,95</text:p>
          </table:table-cell>
          <table:table-cell table:formula="of:=[.B16]+1" office:value-type="float" office:value="11">
            <text:p>11</text:p>
          </table:table-cell>
          <table:table-cell table:formula="of:=MOD((2*[.A17]+[.C16]);(4*[.B16]+1))" office:value-type="float" office:value="5.04331579904328">
            <text:p>5,04</text:p>
          </table:table-cell>
          <table:table-cell table:number-columns-repeated="5"/>
        </table:table-row>
        <table:table-row table:style-name="ro1">
          <table:table-cell table:formula="of:=[.A17]-(2*[.A17]+[.C17])/(8*[.B17]+1)" office:value-type="float" office:value="702.738387209203">
            <text:p>702,74</text:p>
          </table:table-cell>
          <table:table-cell table:formula="of:=[.B17]+1" office:value-type="float" office:value="12">
            <text:p>12</text:p>
          </table:table-cell>
          <table:table-cell table:formula="of:=MOD((2*[.A18]+[.C17]);(4*[.B17]+1))" office:value-type="float" office:value="15.5200902174488">
            <text:p>15,52</text:p>
          </table:table-cell>
          <table:table-cell table:number-columns-repeated="5"/>
        </table:table-row>
        <table:table-row table:style-name="ro1">
          <table:table-cell table:formula="of:=[.A18]-(2*[.A18]+[.C18])/(8*[.B18]+1)" office:value-type="float" office:value="688.088934996462">
            <text:p>688,09</text:p>
          </table:table-cell>
          <table:table-cell table:formula="of:=[.B18]+1" office:value-type="float" office:value="13">
            <text:p>13</text:p>
          </table:table-cell>
          <table:table-cell table:formula="of:=MOD((2*[.A19]+[.C18]);(4*[.B18]+1))" office:value-type="float" office:value="19.6979602103727">
            <text:p>19,7</text:p>
          </table:table-cell>
          <table:table-cell table:number-columns-repeated="5"/>
        </table:table-row>
        <table:table-row table:style-name="ro1">
          <table:table-cell table:formula="of:=[.A19]-(2*[.A19]+[.C19])/(8*[.B19]+1)" office:value-type="float" office:value="674.794879470716">
            <text:p>674,79</text:p>
          </table:table-cell>
          <table:table-cell table:formula="of:=[.B19]+1" office:value-type="float" office:value="14">
            <text:p>14</text:p>
          </table:table-cell>
          <table:table-cell table:formula="of:=MOD((2*[.A20]+[.C19]);(4*[.B19]+1))" office:value-type="float" office:value="44.2877191518053">
            <text:p>44,29</text:p>
          </table:table-cell>
          <table:table-cell table:number-columns-repeated="5"/>
        </table:table-row>
        <table:table-row table:style-name="ro1">
          <table:table-cell table:formula="of:=[.A20]-(2*[.A20]+[.C20])/(8*[.B20]+1)" office:value-type="float" office:value="662.459680549537">
            <text:p>662,46</text:p>
          </table:table-cell>
          <table:table-cell table:formula="of:=[.B20]+1" office:value-type="float" office:value="15">
            <text:p>15</text:p>
          </table:table-cell>
          <table:table-cell table:formula="of:=MOD((2*[.A21]+[.C20]);(4*[.B20]+1))" office:value-type="float" office:value="1.2070802508797">
            <text:p>1,21</text:p>
          </table:table-cell>
          <table:table-cell table:number-columns-repeated="5"/>
        </table:table-row>
        <table:table-row table:style-name="ro1">
          <table:table-cell table:formula="of:=[.A21]-(2*[.A21]+[.C21])/(8*[.B21]+1)" office:value-type="float" office:value="651.499957893753">
            <text:p>651,5</text:p>
          </table:table-cell>
          <table:table-cell table:formula="of:=[.B21]+1" office:value-type="float" office:value="16">
            <text:p>16</text:p>
          </table:table-cell>
          <table:table-cell table:formula="of:=MOD((2*[.A22]+[.C21]);(4*[.B21]+1))" office:value-type="float" office:value="23.2069960383847">
            <text:p>23,21</text:p>
          </table:table-cell>
          <table:table-cell table:number-columns-repeated="5"/>
        </table:table-row>
        <table:table-row table:style-name="ro1">
          <table:table-cell table:formula="of:=[.A22]-(2*[.A22]+[.C22])/(8*[.B22]+1)" office:value-type="float" office:value="641.219284158668">
            <text:p>641,22</text:p>
          </table:table-cell>
          <table:table-cell table:formula="of:=[.B22]+1" office:value-type="float" office:value="17">
            <text:p>17</text:p>
          </table:table-cell>
          <table:table-cell table:formula="of:=MOD((2*[.A23]+[.C22]);(4*[.B22]+1))" office:value-type="float" office:value="5.64556435572081">
            <text:p>5,65</text:p>
          </table:table-cell>
          <table:table-cell table:number-columns-repeated="5"/>
        </table:table-row>
        <table:table-row table:style-name="ro1">
          <table:table-cell table:formula="of:=[.A23]-(2*[.A23]+[.C23])/(8*[.B23]+1)" office:value-type="float" office:value="631.817210197551">
            <text:p>631,82</text:p>
          </table:table-cell>
          <table:table-cell table:formula="of:=[.B23]+1" office:value-type="float" office:value="18">
            <text:p>18</text:p>
          </table:table-cell>
          <table:table-cell table:formula="of:=MOD((2*[.A24]+[.C23]);(4*[.B23]+1))" office:value-type="float" office:value="27.2799847508224">
            <text:p>27,28</text:p>
          </table:table-cell>
          <table:table-cell table:number-columns-repeated="5"/>
        </table:table-row>
        <table:table-row table:style-name="ro1">
          <table:table-cell table:formula="of:=[.A24]-(2*[.A24]+[.C24])/(8*[.B24]+1)" office:value-type="float" office:value="622.914352231027">
            <text:p>622,91</text:p>
          </table:table-cell>
          <table:table-cell table:formula="of:=[.B24]+1" office:value-type="float" office:value="19">
            <text:p>19</text:p>
          </table:table-cell>
          <table:table-cell table:formula="of:=MOD((2*[.A25]+[.C24]);(4*[.B24]+1))" office:value-type="float" office:value="32.1086892128769">
            <text:p>32,11</text:p>
          </table:table-cell>
          <table:table-cell table:number-columns-repeated="5"/>
        </table:table-row>
        <table:table-row table:style-name="ro1">
          <table:table-cell table:formula="of:=[.A25]-(2*[.A25]+[.C25])/(8*[.B25]+1)" office:value-type="float" office:value="614.561820246224">
            <text:p>614,56</text:p>
          </table:table-cell>
          <table:table-cell table:formula="of:=[.B25]+1" office:value-type="float" office:value="20">
            <text:p>20</text:p>
          </table:table-cell>
          <table:table-cell table:formula="of:=MOD((2*[.A26]+[.C25]);(4*[.B25]+1))" office:value-type="float" office:value="29.2323297053244">
            <text:p>29,23</text:p>
          </table:table-cell>
          <table:table-cell table:number-columns-repeated="5"/>
        </table:table-row>
        <table:table-row table:style-name="ro1">
          <table:table-cell table:formula="of:=[.A26]-(2*[.A26]+[.C26])/(8*[.B26]+1)" office:value-type="float" office:value="606.745944654933">
            <text:p>606,75</text:p>
          </table:table-cell>
          <table:table-cell table:formula="of:=[.B26]+1" office:value-type="float" office:value="21">
            <text:p>21</text:p>
          </table:table-cell>
          <table:table-cell table:formula="of:=MOD((2*[.A27]+[.C26]);(4*[.B26]+1))" office:value-type="float" office:value="27.724219015191">
            <text:p>27,72</text:p>
          </table:table-cell>
          <table:table-cell table:number-columns-repeated="5"/>
        </table:table-row>
        <table:table-row table:style-name="ro1">
          <table:table-cell table:formula="of:=[.A27]-(2*[.A27]+[.C27])/(8*[.B27]+1)" office:value-type="float" office:value="599.401470641176">
            <text:p>599,4</text:p>
          </table:table-cell>
          <table:table-cell table:formula="of:=[.B27]+1" office:value-type="float" office:value="22">
            <text:p>22</text:p>
          </table:table-cell>
          <table:table-cell table:formula="of:=MOD((2*[.A28]+[.C27]);(4*[.B27]+1))" office:value-type="float" office:value="36.5271602975422">
            <text:p>36,53</text:p>
          </table:table-cell>
          <table:table-cell table:number-columns-repeated="5"/>
        </table:table-row>
        <table:table-row table:style-name="ro1">
          <table:table-cell table:formula="of:=[.A28]-(2*[.A28]+[.C28])/(8*[.B28]+1)" office:value-type="float" office:value="592.422204530555">
            <text:p>592,42</text:p>
          </table:table-cell>
          <table:table-cell table:formula="of:=[.B28]+1" office:value-type="float" office:value="23">
            <text:p>23</text:p>
          </table:table-cell>
          <table:table-cell table:formula="of:=MOD((2*[.A29]+[.C28]);(4*[.B28]+1))" office:value-type="float" office:value="64.3715693586516">
            <text:p>64,37</text:p>
          </table:table-cell>
          <table:table-cell table:number-columns-repeated="5"/>
        </table:table-row>
        <table:table-row table:style-name="ro1">
          <table:table-cell table:formula="of:=[.A29]-(2*[.A29]+[.C29])/(8*[.B29]+1)" office:value-type="float" office:value="585.669685728286">
            <text:p>585,67</text:p>
          </table:table-cell>
          <table:table-cell table:formula="of:=[.B29]+1" office:value-type="float" office:value="24">
            <text:p>24</text:p>
          </table:table-cell>
          <table:table-cell table:formula="of:=MOD((2*[.A30]+[.C29]);(4*[.B29]+1))" office:value-type="float" office:value="26.7109408152232">
            <text:p>26,71</text:p>
          </table:table-cell>
          <table:table-cell table:number-columns-repeated="5"/>
        </table:table-row>
        <table:table-row table:style-name="ro1">
          <table:table-cell table:formula="of:=[.A30]-(2*[.A30]+[.C30])/(8*[.B30]+1)" office:value-type="float" office:value="579.462171156929">
            <text:p>579,46</text:p>
          </table:table-cell>
          <table:table-cell table:formula="of:=[.B30]+1" office:value-type="float" office:value="25">
            <text:p>25</text:p>
          </table:table-cell>
          <table:table-cell table:formula="of:=MOD((2*[.A31]+[.C30]);(4*[.B30]+1))" office:value-type="float" office:value="21.6352831290819">
            <text:p>21,64</text:p>
          </table:table-cell>
          <table:table-cell table:number-columns-repeated="5"/>
        </table:table-row>
        <table:table-row table:style-name="ro1">
          <table:table-cell table:formula="of:=[.A31]-(2*[.A31]+[.C31])/(8*[.B31]+1)" office:value-type="float" office:value="573.588740184576">
            <text:p>573,59</text:p>
          </table:table-cell>
          <table:table-cell table:formula="of:=[.B31]+1" office:value-type="float" office:value="26">
            <text:p>26</text:p>
          </table:table-cell>
          <table:table-cell table:formula="of:=MOD((2*[.A32]+[.C31]);(4*[.B31]+1))" office:value-type="float" office:value="57.8127634982347">
            <text:p>57,81</text:p>
          </table:table-cell>
          <table:table-cell table:number-columns-repeated="5"/>
        </table:table-row>
        <table:table-row table:style-name="ro1">
          <table:table-cell table:formula="of:=[.A32]-(2*[.A32]+[.C32])/(8*[.B32]+1)" office:value-type="float" office:value="567.823236625402">
            <text:p>567,82</text:p>
          </table:table-cell>
          <table:table-cell table:formula="of:=[.B32]+1" office:value-type="float" office:value="27">
            <text:p>27</text:p>
          </table:table-cell>
          <table:table-cell table:formula="of:=MOD((2*[.A33]+[.C32]);(4*[.B32]+1))" office:value-type="float" office:value="38.4592367490393">
            <text:p>38,46</text:p>
          </table:table-cell>
          <table:table-cell table:number-columns-repeated="5"/>
        </table:table-row>
        <table:table-row table:style-name="ro1">
          <table:table-cell table:formula="of:=[.A33]-(2*[.A33]+[.C33])/(8*[.B33]+1)" office:value-type="float" office:value="562.412611233698">
            <text:p>562,41</text:p>
          </table:table-cell>
          <table:table-cell table:formula="of:=[.B33]+1" office:value-type="float" office:value="28">
            <text:p>28</text:p>
          </table:table-cell>
          <table:table-cell table:formula="of:=MOD((2*[.A34]+[.C33]);(4*[.B33]+1))" office:value-type="float" office:value="73.2844592164352">
            <text:p>73,28</text:p>
          </table:table-cell>
          <table:table-cell table:number-columns-repeated="5"/>
        </table:table-row>
        <table:table-row table:style-name="ro1">
          <table:table-cell table:formula="of:=[.A34]-(2*[.A34]+[.C34])/(8*[.B34]+1)" office:value-type="float" office:value="557.087679315103">
            <text:p>557,09</text:p>
          </table:table-cell>
          <table:table-cell table:formula="of:=[.B34]+1" office:value-type="float" office:value="29">
            <text:p>29</text:p>
          </table:table-cell>
          <table:table-cell table:formula="of:=MOD((2*[.A35]+[.C34]);(4*[.B34]+1))" office:value-type="float" office:value="57.4598178466415">
            <text:p>57,46</text:p>
          </table:table-cell>
          <table:table-cell table:number-columns-repeated="5"/>
        </table:table-row>
        <table:table-row table:style-name="ro1">
          <table:table-cell table:formula="of:=[.A35]-(2*[.A35]+[.C35])/(8*[.B35]+1)" office:value-type="float" office:value="552.059202162842">
            <text:p>552,06</text:p>
          </table:table-cell>
          <table:table-cell table:formula="of:=[.B35]+1" office:value-type="float" office:value="30">
            <text:p>30</text:p>
          </table:table-cell>
          <table:table-cell table:formula="of:=MOD((2*[.A36]+[.C35]);(4*[.B35]+1))" office:value-type="float" office:value="108.578222172325">
            <text:p>108,58</text:p>
          </table:table-cell>
          <table:table-cell table:number-columns-repeated="5"/>
        </table:table-row>
        <table:table-row table:style-name="ro1">
          <table:table-cell table:formula="of:=[.A36]-(2*[.A36]+[.C36])/(8*[.B36]+1)" office:value-type="float" office:value="547.027265953307">
            <text:p>547,03</text:p>
          </table:table-cell>
          <table:table-cell table:formula="of:=[.B36]+1" office:value-type="float" office:value="31">
            <text:p>31</text:p>
          </table:table-cell>
          <table:table-cell table:formula="of:=MOD((2*[.A37]+[.C36]);(4*[.B36]+1))" office:value-type="float" office:value="113.632754078939">
            <text:p>113,63</text:p>
          </table:table-cell>
          <table:table-cell table:number-columns-repeated="5"/>
        </table:table-row>
        <table:table-row table:style-name="ro1">
          <table:table-cell table:formula="of:=[.A37]-(2*[.A37]+[.C37])/(8*[.B37]+1)" office:value-type="float" office:value="542.177116210393">
            <text:p>542,18</text:p>
          </table:table-cell>
          <table:table-cell table:formula="of:=[.B37]+1" office:value-type="float" office:value="32">
            <text:p>32</text:p>
          </table:table-cell>
          <table:table-cell table:formula="of:=MOD((2*[.A38]+[.C37]);(4*[.B37]+1))" office:value-type="float" office:value="72.9869864997245">
            <text:p>72,99</text:p>
          </table:table-cell>
          <table:table-cell table:number-columns-repeated="5"/>
        </table:table-row>
        <table:table-row table:style-name="ro1">
          <table:table-cell table:formula="of:=[.A38]-(2*[.A38]+[.C38])/(8*[.B38]+1)" office:value-type="float" office:value="537.673842985021">
            <text:p>537,67</text:p>
          </table:table-cell>
          <table:table-cell table:formula="of:=[.B38]+1" office:value-type="float" office:value="33">
            <text:p>33</text:p>
          </table:table-cell>
          <table:table-cell table:formula="of:=MOD((2*[.A39]+[.C38]);(4*[.B38]+1))" office:value-type="float" office:value="116.334672469767">
            <text:p>116,33</text:p>
          </table:table-cell>
          <table:table-cell table:number-columns-repeated="5"/>
        </table:table-row>
        <table:table-row table:style-name="ro1">
          <table:table-cell table:formula="of:=[.A39]-(2*[.A39]+[.C39])/(8*[.B39]+1)" office:value-type="float" office:value="533.176928424871">
            <text:p>533,18</text:p>
          </table:table-cell>
          <table:table-cell table:formula="of:=[.B39]+1" office:value-type="float" office:value="34">
            <text:p>34</text:p>
          </table:table-cell>
          <table:table-cell table:formula="of:=MOD((2*[.A40]+[.C39]);(4*[.B39]+1))" office:value-type="float" office:value="118.688529319508">
            <text:p>118,69</text:p>
          </table:table-cell>
          <table:table-cell table:number-columns-repeated="5"/>
        </table:table-row>
        <table:table-row table:style-name="ro1">
          <table:table-cell table:formula="of:=[.A40]-(2*[.A40]+[.C40])/(8*[.B40]+1)" office:value-type="float" office:value="528.836113823518">
            <text:p>528,84</text:p>
          </table:table-cell>
          <table:table-cell table:formula="of:=[.B40]+1" office:value-type="float" office:value="35">
            <text:p>35</text:p>
          </table:table-cell>
          <table:table-cell table:formula="of:=MOD((2*[.A41]+[.C40]);(4*[.B40]+1))" office:value-type="float" office:value="80.3607569665451">
            <text:p>80,36</text:p>
          </table:table-cell>
          <table:table-cell table:number-columns-repeated="5"/>
        </table:table-row>
        <table:table-row table:style-name="ro1">
          <table:table-cell table:formula="of:=[.A41]-(2*[.A41]+[.C41])/(8*[.B41]+1)" office:value-type="float" office:value="524.786174376495">
            <text:p>524,79</text:p>
          </table:table-cell>
          <table:table-cell table:formula="of:=[.B41]+1" office:value-type="float" office:value="36">
            <text:p>36</text:p>
          </table:table-cell>
          <table:table-cell table:formula="of:=MOD((2*[.A42]+[.C41]);(4*[.B41]+1))" office:value-type="float" office:value="1.93310571953475">
            <text:p>1,93</text:p>
          </table:table-cell>
          <table:table-cell table:number-columns-repeated="5"/>
        </table:table-row>
        <table:table-row table:style-name="ro1">
          <table:table-cell table:formula="of:=[.A42]-(2*[.A42]+[.C42])/(8*[.B42]+1)" office:value-type="float" office:value="521.147747198389">
            <text:p>521,15</text:p>
          </table:table-cell>
          <table:table-cell table:formula="of:=[.B42]+1" office:value-type="float" office:value="37">
            <text:p>37</text:p>
          </table:table-cell>
          <table:table-cell table:formula="of:=MOD((2*[.A43]+[.C42]);(4*[.B42]+1))" office:value-type="float" office:value="29.2286001163131">
            <text:p>29,23</text:p>
          </table:table-cell>
          <table:table-cell table:number-columns-repeated="5"/>
        </table:table-row>
        <table:table-row table:style-name="ro1">
          <table:table-cell table:formula="of:=[.A43]-(2*[.A43]+[.C43])/(8*[.B43]+1)" office:value-type="float" office:value="517.539921964338">
            <text:p>517,54</text:p>
          </table:table-cell>
          <table:table-cell table:formula="of:=[.B43]+1" office:value-type="float" office:value="38">
            <text:p>38</text:p>
          </table:table-cell>
          <table:table-cell table:formula="of:=MOD((2*[.A44]+[.C43]);(4*[.B43]+1))" office:value-type="float" office:value="21.30844404499">
            <text:p>21,31</text:p>
          </table:table-cell>
          <table:table-cell table:number-columns-repeated="5"/>
        </table:table-row>
        <table:table-row table:style-name="ro1">
          <table:table-cell table:formula="of:=[.A44]-(2*[.A44]+[.C44])/(8*[.B44]+1)" office:value-type="float" office:value="514.076353807048">
            <text:p>514,08</text:p>
          </table:table-cell>
          <table:table-cell table:formula="of:=[.B44]+1" office:value-type="float" office:value="39">
            <text:p>39</text:p>
          </table:table-cell>
          <table:table-cell table:formula="of:=MOD((2*[.A45]+[.C44]);(4*[.B44]+1))" office:value-type="float" office:value="131.461151659085">
            <text:p>131,46</text:p>
          </table:table-cell>
          <table:table-cell table:number-columns-repeated="5"/>
        </table:table-row>
        <table:table-row table:style-name="ro1">
          <table:table-cell table:formula="of:=[.A45]-(2*[.A45]+[.C45])/(8*[.B45]+1)" office:value-type="float" office:value="510.371517195951">
            <text:p>510,37</text:p>
          </table:table-cell>
          <table:table-cell table:formula="of:=[.B45]+1" office:value-type="float" office:value="40">
            <text:p>40</text:p>
          </table:table-cell>
          <table:table-cell table:formula="of:=MOD((2*[.A46]+[.C45]);(4*[.B45]+1))" office:value-type="float" office:value="53.2041860509878">
            <text:p>53,2</text:p>
          </table:table-cell>
          <table:table-cell table:number-columns-repeated="5"/>
        </table:table-row>
        <table:table-row table:style-name="ro1">
          <table:table-cell table:formula="of:=[.A46]-(2*[.A46]+[.C46])/(8*[.B46]+1)" office:value-type="float" office:value="507.025887225724">
            <text:p>507,03</text:p>
          </table:table-cell>
          <table:table-cell table:formula="of:=[.B46]+1" office:value-type="float" office:value="41">
            <text:p>41</text:p>
          </table:table-cell>
          <table:table-cell table:formula="of:=MOD((2*[.A47]+[.C46]);(4*[.B46]+1))" office:value-type="float" office:value="101.255960502436">
            <text:p>101,26</text:p>
          </table:table-cell>
          <table:table-cell table:number-columns-repeated="5"/>
        </table:table-row>
        <table:table-row table:style-name="ro1">
          <table:table-cell table:formula="of:=[.A47]-(2*[.A47]+[.C47])/(8*[.B47]+1)" office:value-type="float" office:value="503.635894110363">
            <text:p>503,64</text:p>
          </table:table-cell>
          <table:table-cell table:formula="of:=[.B47]+1" office:value-type="float" office:value="42">
            <text:p>42</text:p>
          </table:table-cell>
          <table:table-cell table:formula="of:=MOD((2*[.A48]+[.C47]);(4*[.B47]+1))" office:value-type="float" office:value="118.527748723162">
            <text:p>118,53</text:p>
          </table:table-cell>
          <table:table-cell table:number-columns-repeated="5"/>
        </table:table-row>
        <table:table-row table:style-name="ro1">
          <table:table-cell table:formula="of:=[.A48]-(2*[.A48]+[.C48])/(8*[.B48]+1)" office:value-type="float" office:value="500.295242665425">
            <text:p>500,3</text:p>
          </table:table-cell>
          <table:table-cell table:formula="of:=[.B48]+1" office:value-type="float" office:value="43">
            <text:p>43</text:p>
          </table:table-cell>
          <table:table-cell table:formula="of:=MOD((2*[.A49]+[.C48]);(4*[.B48]+1))" office:value-type="float" office:value="105.118234054013">
            <text:p>105,12</text:p>
          </table:table-cell>
          <table:table-cell table:number-columns-repeated="5"/>
        </table:table-row>
        <table:table-row table:style-name="ro1">
          <table:table-cell table:formula="of:=[.A49]-(2*[.A49]+[.C49])/(8*[.B49]+1)" office:value-type="float" office:value="497.090289855614">
            <text:p>497,09</text:p>
          </table:table-cell>
          <table:table-cell table:formula="of:=[.B49]+1" office:value-type="float" office:value="44">
            <text:p>44</text:p>
          </table:table-cell>
          <table:table-cell table:formula="of:=MOD((2*[.A50]+[.C49]);(4*[.B49]+1))" office:value-type="float" office:value="61.2988137652414">
            <text:p>61,3</text:p>
          </table:table-cell>
          <table:table-cell table:number-columns-repeated="5"/>
        </table:table-row>
        <table:table-row table:style-name="ro1">
          <table:table-cell table:formula="of:=[.A50]-(2*[.A50]+[.C50])/(8*[.B50]+1)" office:value-type="float" office:value="494.100263245199">
            <text:p>494,1</text:p>
          </table:table-cell>
          <table:table-cell table:formula="of:=[.B50]+1" office:value-type="float" office:value="45">
            <text:p>45</text:p>
          </table:table-cell>
          <table:table-cell table:formula="of:=MOD((2*[.A51]+[.C50]);(4*[.B50]+1))" office:value-type="float" office:value="164.49934025564">
            <text:p>164,5</text:p>
          </table:table-cell>
          <table:table-cell table:number-columns-repeated="5"/>
        </table:table-row>
        <table:table-row table:style-name="ro1">
          <table:table-cell table:formula="of:=[.A51]-(2*[.A51]+[.C51])/(8*[.B51]+1)" office:value-type="float" office:value="490.90718882208">
            <text:p>490,91</text:p>
          </table:table-cell>
          <table:table-cell table:formula="of:=[.B51]+1" office:value-type="float" office:value="46">
            <text:p>46</text:p>
          </table:table-cell>
          <table:table-cell table:formula="of:=MOD((2*[.A52]+[.C51]);(4*[.B51]+1))" office:value-type="float" office:value="60.3137178998004">
            <text:p>60,31</text:p>
          </table:table-cell>
          <table:table-cell table:number-columns-repeated="5"/>
        </table:table-row>
        <table:table-row table:style-name="ro1">
          <table:table-cell table:formula="of:=[.A52]-(2*[.A52]+[.C52])/(8*[.B52]+1)" office:value-type="float" office:value="488.082993441202">
            <text:p>488,08</text:p>
          </table:table-cell>
          <table:table-cell table:formula="of:=[.B52]+1" office:value-type="float" office:value="47">
            <text:p>47</text:p>
          </table:table-cell>
          <table:table-cell table:formula="of:=MOD((2*[.A53]+[.C52]);(4*[.B52]+1))" office:value-type="float" office:value="111.479704782205">
            <text:p>111,48</text:p>
          </table:table-cell>
          <table:table-cell table:number-columns-repeated="5"/>
        </table:table-row>
        <table:table-row table:style-name="ro1">
          <table:table-cell table:formula="of:=[.A53]-(2*[.A53]+[.C53])/(8*[.B53]+1)" office:value-type="float" office:value="485.197991606548">
            <text:p>485,2</text:p>
          </table:table-cell>
          <table:table-cell table:formula="of:=[.B53]+1" office:value-type="float" office:value="48">
            <text:p>48</text:p>
          </table:table-cell>
          <table:table-cell table:formula="of:=MOD((2*[.A54]+[.C53]);(4*[.B53]+1))" office:value-type="float" office:value="136.875687995301">
            <text:p>136,88</text:p>
          </table:table-cell>
          <table:table-cell table:number-columns-repeated="5"/>
        </table:table-row>
        <table:table-row table:style-name="ro1">
          <table:table-cell table:formula="of:=[.A54]-(2*[.A54]+[.C54])/(8*[.B54]+1)" office:value-type="float" office:value="482.321961291721">
            <text:p>482,32</text:p>
          </table:table-cell>
          <table:table-cell table:formula="of:=[.B54]+1" office:value-type="float" office:value="49">
            <text:p>49</text:p>
          </table:table-cell>
          <table:table-cell table:formula="of:=MOD((2*[.A55]+[.C54]);(4*[.B54]+1))" office:value-type="float" office:value="136.519610578743">
            <text:p>136,52</text:p>
          </table:table-cell>
          <table:table-cell table:number-columns-repeated="5"/>
        </table:table-row>
        <table:table-row table:style-name="ro1">
          <table:table-cell table:formula="of:=[.A55]-(2*[.A55]+[.C55])/(8*[.B55]+1)" office:value-type="float" office:value="479.520018459247">
            <text:p>479,52</text:p>
          </table:table-cell>
          <table:table-cell table:formula="of:=[.B55]+1" office:value-type="float" office:value="50">
            <text:p>50</text:p>
          </table:table-cell>
          <table:table-cell table:formula="of:=MOD((2*[.A56]+[.C55]);(4*[.B55]+1))" office:value-type="float" office:value="110.559647497238">
            <text:p>110,56</text:p>
          </table:table-cell>
          <table:table-cell table:number-columns-repeated="5"/>
        </table:table-row>
        <table:table-row table:style-name="ro1">
          <table:table-cell table:formula="of:=[.A56]-(2*[.A56]+[.C56])/(8*[.B56]+1)" office:value-type="float" office:value="476.852687575418">
            <text:p>476,85</text:p>
          </table:table-cell>
          <table:table-cell table:formula="of:=[.B56]+1" office:value-type="float" office:value="51">
            <text:p>51</text:p>
          </table:table-cell>
          <table:table-cell table:formula="of:=MOD((2*[.A57]+[.C56]);(4*[.B56]+1))" office:value-type="float" office:value="59.2650226480728">
            <text:p>59,27</text:p>
          </table:table-cell>
          <table:table-cell table:number-columns-repeated="5"/>
        </table:table-row>
        <table:table-row table:style-name="ro1">
          <table:table-cell table:formula="of:=[.A57]-(2*[.A57]+[.C57])/(8*[.B57]+1)" office:value-type="float" office:value="474.3759873363">
            <text:p>474,38</text:p>
          </table:table-cell>
          <table:table-cell table:formula="of:=[.B57]+1" office:value-type="float" office:value="52">
            <text:p>52</text:p>
          </table:table-cell>
          <table:table-cell table:formula="of:=MOD((2*[.A58]+[.C57]);(4*[.B57]+1))" office:value-type="float" office:value="188.016997320674">
            <text:p>188,02</text:p>
          </table:table-cell>
          <table:table-cell table:number-columns-repeated="5"/>
        </table:table-row>
        <table:table-row table:style-name="ro1">
          <table:table-cell table:formula="of:=[.A58]-(2*[.A58]+[.C58])/(8*[.B58]+1)" office:value-type="float" office:value="471.649922655261">
            <text:p>471,65</text:p>
          </table:table-cell>
          <table:table-cell table:formula="of:=[.B58]+1" office:value-type="float" office:value="53">
            <text:p>53</text:p>
          </table:table-cell>
          <table:table-cell table:formula="of:=MOD((2*[.A59]+[.C58]);(4*[.B58]+1))" office:value-type="float" office:value="86.3168426311963">
            <text:p>86,32</text:p>
          </table:table-cell>
          <table:table-cell table:number-columns-repeated="5"/>
        </table:table-row>
        <table:table-row table:style-name="ro1">
          <table:table-cell table:formula="of:=[.A59]-(2*[.A59]+[.C59])/(8*[.B59]+1)" office:value-type="float" office:value="469.227295154222">
            <text:p>469,23</text:p>
          </table:table-cell>
          <table:table-cell table:formula="of:=[.B59]+1" office:value-type="float" office:value="54">
            <text:p>54</text:p>
          </table:table-cell>
          <table:table-cell table:formula="of:=MOD((2*[.A60]+[.C59]);(4*[.B59]+1))" office:value-type="float" office:value="172.77143293964">
            <text:p>172,77</text:p>
          </table:table-cell>
          <table:table-cell table:number-columns-repeated="5"/>
        </table:table-row>
        <table:table-row table:style-name="ro1">
          <table:table-cell table:formula="of:=[.A60]-(2*[.A60]+[.C60])/(8*[.B60]+1)" office:value-type="float" office:value="466.660953299146">
            <text:p>466,66</text:p>
          </table:table-cell>
          <table:table-cell table:formula="of:=[.B60]+1" office:value-type="float" office:value="55">
            <text:p>55</text:p>
          </table:table-cell>
          <table:table-cell table:formula="of:=MOD((2*[.A61]+[.C60]);(4*[.B60]+1))" office:value-type="float" office:value="21.0933395379316">
            <text:p>21,09</text:p>
          </table:table-cell>
          <table:table-cell table:number-columns-repeated="5"/>
        </table:table-row>
        <table:table-row table:style-name="ro1">
          <table:table-cell table:formula="of:=[.A61]-(2*[.A61]+[.C61])/(8*[.B61]+1)" office:value-type="float" office:value="464.496746391807">
            <text:p>464,5</text:p>
          </table:table-cell>
          <table:table-cell table:formula="of:=[.B61]+1" office:value-type="float" office:value="56">
            <text:p>56</text:p>
          </table:table-cell>
          <table:table-cell table:formula="of:=MOD((2*[.A62]+[.C61]);(4*[.B61]+1))" office:value-type="float" office:value="66.086832321546">
            <text:p>66,09</text:p>
          </table:table-cell>
          <table:table-cell table:number-columns-repeated="5"/>
        </table:table-row>
        <table:table-row table:style-name="ro1">
          <table:table-cell table:formula="of:=[.A62]-(2*[.A62]+[.C62])/(8*[.B62]+1)" office:value-type="float" office:value="462.280531859279">
            <text:p>462,28</text:p>
          </table:table-cell>
          <table:table-cell table:formula="of:=[.B62]+1" office:value-type="float" office:value="57">
            <text:p>57</text:p>
          </table:table-cell>
          <table:table-cell table:formula="of:=MOD((2*[.A63]+[.C62]);(4*[.B62]+1))" office:value-type="float" office:value="90.6478960401041">
            <text:p>90,65</text:p>
          </table:table-cell>
          <table:table-cell table:number-columns-repeated="5"/>
        </table:table-row>
        <table:table-row table:style-name="ro1">
          <table:table-cell table:formula="of:=[.A63]-(2*[.A63]+[.C63])/(8*[.B63]+1)" office:value-type="float" office:value="460.059068052367">
            <text:p>460,06</text:p>
          </table:table-cell>
          <table:table-cell table:formula="of:=[.B63]+1" office:value-type="float" office:value="58">
            <text:p>58</text:p>
          </table:table-cell>
          <table:table-cell table:formula="of:=MOD((2*[.A64]+[.C63]);(4*[.B63]+1))" office:value-type="float" office:value="94.7660321448387">
            <text:p>94,77</text:p>
          </table:table-cell>
          <table:table-cell table:number-columns-repeated="5"/>
        </table:table-row>
        <table:table-row table:style-name="ro1">
          <table:table-cell table:formula="of:=[.A64]-(2*[.A64]+[.C64])/(8*[.B64]+1)" office:value-type="float" office:value="457.876521453981">
            <text:p>457,88</text:p>
          </table:table-cell>
          <table:table-cell table:formula="of:=[.B64]+1" office:value-type="float" office:value="59">
            <text:p>59</text:p>
          </table:table-cell>
          <table:table-cell table:formula="of:=MOD((2*[.A65]+[.C64]);(4*[.B64]+1))" office:value-type="float" office:value="78.519075052801">
            <text:p>78,52</text:p>
          </table:table-cell>
          <table:table-cell table:number-columns-repeated="5"/>
        </table:table-row>
        <table:table-row table:style-name="ro1">
          <table:table-cell table:formula="of:=[.A65]-(2*[.A65]+[.C65])/(8*[.B65]+1)" office:value-type="float" office:value="455.774466236305">
            <text:p>455,77</text:p>
          </table:table-cell>
          <table:table-cell table:formula="of:=[.B65]+1" office:value-type="float" office:value="60">
            <text:p>60</text:p>
          </table:table-cell>
          <table:table-cell table:formula="of:=MOD((2*[.A66]+[.C65]);(4*[.B65]+1))" office:value-type="float" office:value="42.0680075254112">
            <text:p>42,07</text:p>
          </table:table-cell>
          <table:table-cell table:number-columns-repeated="5"/>
        </table:table-row>
        <table:table-row table:style-name="ro1">
          <table:table-cell table:formula="of:=[.A66]-(2*[.A66]+[.C66])/(8*[.B66]+1)" office:value-type="float" office:value="453.791894635478">
            <text:p>453,79</text:p>
          </table:table-cell>
          <table:table-cell table:formula="of:=[.B66]+1" office:value-type="float" office:value="61">
            <text:p>61</text:p>
          </table:table-cell>
          <table:table-cell table:formula="of:=MOD((2*[.A67]+[.C66]);(4*[.B66]+1))" office:value-type="float" office:value="226.651796796366">
            <text:p>226,65</text:p>
          </table:table-cell>
          <table:table-cell table:number-columns-repeated="5"/>
        </table:table-row>
        <table:table-row table:style-name="ro1">
          <table:table-cell table:formula="of:=[.A67]-(2*[.A67]+[.C67])/(8*[.B67]+1)" office:value-type="float" office:value="451.472394459471">
            <text:p>451,47</text:p>
          </table:table-cell>
          <table:table-cell table:formula="of:=[.B67]+1" office:value-type="float" office:value="62">
            <text:p>62</text:p>
          </table:table-cell>
          <table:table-cell table:formula="of:=MOD((2*[.A68]+[.C67]);(4*[.B67]+1))" office:value-type="float" office:value="149.596585715308">
            <text:p>149,6</text:p>
          </table:table-cell>
          <table:table-cell table:number-columns-repeated="5"/>
        </table:table-row>
        <table:table-row table:style-name="ro1">
          <table:table-cell table:formula="of:=[.A68]-(2*[.A68]+[.C68])/(8*[.B68]+1)" office:value-type="float" office:value="449.354604973285">
            <text:p>449,35</text:p>
          </table:table-cell>
          <table:table-cell table:formula="of:=[.B68]+1" office:value-type="float" office:value="63">
            <text:p>63</text:p>
          </table:table-cell>
          <table:table-cell table:formula="of:=MOD((2*[.A69]+[.C68]);(4*[.B68]+1))" office:value-type="float" office:value="52.3057956618786">
            <text:p>52,31</text:p>
          </table:table-cell>
          <table:table-cell table:number-columns-repeated="5"/>
        </table:table-row>
        <table:table-row table:style-name="ro1">
          <table:table-cell table:formula="of:=[.A69]-(2*[.A69]+[.C69])/(8*[.B69]+1)" office:value-type="float" office:value="447.471406942377">
            <text:p>447,47</text:p>
          </table:table-cell>
          <table:table-cell table:formula="of:=[.B69]+1" office:value-type="float" office:value="64">
            <text:p>64</text:p>
          </table:table-cell>
          <table:table-cell table:formula="of:=MOD((2*[.A70]+[.C69]);(4*[.B69]+1))" office:value-type="float" office:value="188.248609546633">
            <text:p>188,25</text:p>
          </table:table-cell>
          <table:table-cell table:number-columns-repeated="5"/>
        </table:table-row>
        <table:table-row table:style-name="ro1">
          <table:table-cell table:formula="of:=[.A70]-(2*[.A70]+[.C70])/(8*[.B70]+1)" office:value-type="float" office:value="445.359922686176">
            <text:p>445,36</text:p>
          </table:table-cell>
          <table:table-cell table:formula="of:=[.B70]+1" office:value-type="float" office:value="65">
            <text:p>65</text:p>
          </table:table-cell>
          <table:table-cell table:formula="of:=MOD((2*[.A71]+[.C70]);(4*[.B70]+1))" office:value-type="float" office:value="50.9684549189851">
            <text:p>50,97</text:p>
          </table:table-cell>
          <table:table-cell table:number-columns-repeated="5"/>
        </table:table-row>
        <table:table-row table:style-name="ro1">
          <table:table-cell table:formula="of:=[.A71]-(2*[.A71]+[.C71])/(8*[.B71]+1)" office:value-type="float" office:value="443.552459537824">
            <text:p>443,55</text:p>
          </table:table-cell>
          <table:table-cell table:formula="of:=[.B71]+1" office:value-type="float" office:value="66">
            <text:p>66</text:p>
          </table:table-cell>
          <table:table-cell table:formula="of:=MOD((2*[.A72]+[.C71]);(4*[.B71]+1))" office:value-type="float" office:value="155.073373994633">
            <text:p>155,07</text:p>
          </table:table-cell>
          <table:table-cell table:number-columns-repeated="5"/>
        </table:table-row>
        <table:table-row table:style-name="ro1">
          <table:table-cell table:formula="of:=[.A72]-(2*[.A72]+[.C72])/(8*[.B72]+1)" office:value-type="float" office:value="441.582368246576">
            <text:p>441,58</text:p>
          </table:table-cell>
          <table:table-cell table:formula="of:=[.B72]+1" office:value-type="float" office:value="67">
            <text:p>67</text:p>
          </table:table-cell>
          <table:table-cell table:formula="of:=MOD((2*[.A73]+[.C72]);(4*[.B72]+1))" office:value-type="float" office:value="243.238110487785">
            <text:p>243,24</text:p>
          </table:table-cell>
          <table:table-cell table:number-columns-repeated="5"/>
        </table:table-row>
        <table:table-row table:style-name="ro1">
          <table:table-cell table:formula="of:=[.A73]-(2*[.A73]+[.C73])/(8*[.B73]+1)" office:value-type="float" office:value="439.484783801546">
            <text:p>439,48</text:p>
          </table:table-cell>
          <table:table-cell table:formula="of:=[.B73]+1" office:value-type="float" office:value="68">
            <text:p>68</text:p>
          </table:table-cell>
          <table:table-cell table:formula="of:=MOD((2*[.A74]+[.C73]);(4*[.B73]+1))" office:value-type="float" office:value="46.2076780908769">
            <text:p>46,21</text:p>
          </table:table-cell>
          <table:table-cell table:number-columns-repeated="5"/>
        </table:table-row>
        <table:table-row table:style-name="ro1">
          <table:table-cell table:formula="of:=[.A74]-(2*[.A74]+[.C74])/(8*[.B74]+1)" office:value-type="float" office:value="437.787210873667">
            <text:p>437,79</text:p>
          </table:table-cell>
          <table:table-cell table:formula="of:=[.B74]+1" office:value-type="float" office:value="69">
            <text:p>69</text:p>
          </table:table-cell>
          <table:table-cell table:formula="of:=MOD((2*[.A75]+[.C74]);(4*[.B74]+1))" office:value-type="float" office:value="102.782099838211">
            <text:p>102,78</text:p>
          </table:table-cell>
          <table:table-cell table:number-columns-repeated="5"/>
        </table:table-row>
        <table:table-row table:style-name="ro1">
          <table:table-cell table:formula="of:=[.A75]-(2*[.A75]+[.C75])/(8*[.B75]+1)" office:value-type="float" office:value="436.018030906967">
            <text:p>436,02</text:p>
          </table:table-cell>
          <table:table-cell table:formula="of:=[.B75]+1" office:value-type="float" office:value="70">
            <text:p>70</text:p>
          </table:table-cell>
          <table:table-cell table:formula="of:=MOD((2*[.A76]+[.C75]);(4*[.B75]+1))" office:value-type="float" office:value="143.818161652144">
            <text:p>143,82</text:p>
          </table:table-cell>
          <table:table-cell table:number-columns-repeated="5"/>
        </table:table-row>
        <table:table-row table:style-name="ro1">
          <table:table-cell table:formula="of:=[.A76]-(2*[.A76]+[.C76])/(8*[.B76]+1)" office:value-type="float" office:value="434.207239064781">
            <text:p>434,21</text:p>
          </table:table-cell>
          <table:table-cell table:formula="of:=[.B76]+1" office:value-type="float" office:value="71">
            <text:p>71</text:p>
          </table:table-cell>
          <table:table-cell table:formula="of:=MOD((2*[.A77]+[.C76]);(4*[.B76]+1))" office:value-type="float" office:value="169.232639781706">
            <text:p>169,23</text:p>
          </table:table-cell>
          <table:table-cell table:number-columns-repeated="5"/>
        </table:table-row>
        <table:table-row table:style-name="ro1">
          <table:table-cell table:formula="of:=[.A77]-(2*[.A77]+[.C77])/(8*[.B77]+1)" office:value-type="float" office:value="432.383606168628">
            <text:p>432,38</text:p>
          </table:table-cell>
          <table:table-cell table:formula="of:=[.B77]+1" office:value-type="float" office:value="72">
            <text:p>72</text:p>
          </table:table-cell>
          <table:table-cell table:formula="of:=MOD((2*[.A78]+[.C77]);(4*[.B77]+1))" office:value-type="float" office:value="178.999852118962">
            <text:p>179</text:p>
          </table:table-cell>
          <table:table-cell table:number-columns-repeated="5"/>
        </table:table-row>
        <table:table-row table:style-name="ro1">
          <table:table-cell table:formula="of:=[.A78]-(2*[.A78]+[.C78])/(8*[.B78]+1)" office:value-type="float" office:value="430.574651117577">
            <text:p>430,57</text:p>
          </table:table-cell>
          <table:table-cell table:formula="of:=[.B78]+1" office:value-type="float" office:value="73">
            <text:p>73</text:p>
          </table:table-cell>
          <table:table-cell table:formula="of:=MOD((2*[.A79]+[.C78]);(4*[.B78]+1))" office:value-type="float" office:value="173.149154354116">
            <text:p>173,15</text:p>
          </table:table-cell>
          <table:table-cell table:number-columns-repeated="5"/>
        </table:table-row>
        <table:table-row table:style-name="ro1">
          <table:table-cell table:formula="of:=[.A79]-(2*[.A79]+[.C79])/(8*[.B79]+1)" office:value-type="float" office:value="428.806619567852">
            <text:p>428,81</text:p>
          </table:table-cell>
          <table:table-cell table:formula="of:=[.B79]+1" office:value-type="float" office:value="74">
            <text:p>74</text:p>
          </table:table-cell>
          <table:table-cell table:formula="of:=MOD((2*[.A80]+[.C79]);(4*[.B79]+1))" office:value-type="float" office:value="151.762393489819">
            <text:p>151,76</text:p>
          </table:table-cell>
          <table:table-cell table:number-columns-repeated="5"/>
        </table:table-row>
        <table:table-row table:style-name="ro1">
          <table:table-cell table:formula="of:=[.A80]-(2*[.A80]+[.C80])/(8*[.B80]+1)" office:value-type="float" office:value="427.104468416713">
            <text:p>427,1</text:p>
          </table:table-cell>
          <table:table-cell table:formula="of:=[.B80]+1" office:value-type="float" office:value="75">
            <text:p>75</text:p>
          </table:table-cell>
          <table:table-cell table:formula="of:=MOD((2*[.A81]+[.C80]);(4*[.B80]+1))" office:value-type="float" office:value="114.971330323244">
            <text:p>114,97</text:p>
          </table:table-cell>
          <table:table-cell table:number-columns-repeated="5"/>
        </table:table-row>
        <table:table-row table:style-name="ro1">
          <table:table-cell table:formula="of:=[.A81]-(2*[.A81]+[.C81])/(8*[.B81]+1)" office:value-type="float" office:value="425.49185565938">
            <text:p>425,49</text:p>
          </table:table-cell>
          <table:table-cell table:formula="of:=[.B81]+1" office:value-type="float" office:value="76">
            <text:p>76</text:p>
          </table:table-cell>
          <table:table-cell table:formula="of:=MOD((2*[.A82]+[.C81]);(4*[.B81]+1))" office:value-type="float" office:value="62.9550416420051">
            <text:p>62,96</text:p>
          </table:table-cell>
          <table:table-cell table:number-columns-repeated="5"/>
        </table:table-row>
        <table:table-row table:style-name="ro1">
          <table:table-cell table:formula="of:=[.A82]-(2*[.A82]+[.C82])/(8*[.B82]+1)" office:value-type="float" office:value="423.991135211169">
            <text:p>423,99</text:p>
          </table:table-cell>
          <table:table-cell table:formula="of:=[.B82]+1" office:value-type="float" office:value="77">
            <text:p>77</text:p>
          </table:table-cell>
          <table:table-cell table:formula="of:=MOD((2*[.A83]+[.C82]);(4*[.B82]+1))" office:value-type="float" office:value="300.937312064343">
            <text:p>300,94</text:p>
          </table:table-cell>
          <table:table-cell table:number-columns-repeated="5"/>
        </table:table-row>
        <table:table-row table:style-name="ro1">
          <table:table-cell table:formula="of:=[.A83]-(2*[.A83]+[.C83])/(8*[.B83]+1)" office:value-type="float" office:value="422.129028918646">
            <text:p>422,13</text:p>
          </table:table-cell>
          <table:table-cell table:formula="of:=[.B83]+1" office:value-type="float" office:value="78">
            <text:p>78</text:p>
          </table:table-cell>
          <table:table-cell table:formula="of:=MOD((2*[.A84]+[.C83]);(4*[.B83]+1))" office:value-type="float" office:value="218.195369901635">
            <text:p>218,2</text:p>
          </table:table-cell>
          <table:table-cell table:number-columns-repeated="5"/>
        </table:table-row>
        <table:table-row table:style-name="ro1">
          <table:table-cell table:formula="of:=[.A84]-(2*[.A84]+[.C84])/(8*[.B84]+1)" office:value-type="float" office:value="420.429103434264">
            <text:p>420,43</text:p>
          </table:table-cell>
          <table:table-cell table:formula="of:=[.B84]+1" office:value-type="float" office:value="79">
            <text:p>79</text:p>
          </table:table-cell>
          <table:table-cell table:formula="of:=MOD((2*[.A85]+[.C84]);(4*[.B84]+1))" office:value-type="float" office:value="120.053576770162">
            <text:p>120,05</text:p>
          </table:table-cell>
          <table:table-cell table:number-columns-repeated="5"/>
        </table:table-row>
        <table:table-row table:style-name="ro1">
          <table:table-cell table:formula="of:=[.A85]-(2*[.A85]+[.C85])/(8*[.B85]+1)" office:value-type="float" office:value="418.911075340048">
            <text:p>418,91</text:p>
          </table:table-cell>
          <table:table-cell table:formula="of:=[.B85]+1" office:value-type="float" office:value="80">
            <text:p>80</text:p>
          </table:table-cell>
          <table:table-cell table:formula="of:=MOD((2*[.A86]+[.C85]);(4*[.B85]+1))" office:value-type="float" office:value="6.87572745025761">
            <text:p>6,88</text:p>
          </table:table-cell>
          <table:table-cell table:number-columns-repeated="5"/>
        </table:table-row>
        <table:table-row table:style-name="ro1">
          <table:table-cell table:formula="of:=[.A86]-(2*[.A86]+[.C86])/(8*[.B86]+1)" office:value-type="float" office:value="417.593293938908">
            <text:p>417,59</text:p>
          </table:table-cell>
          <table:table-cell table:formula="of:=[.B86]+1" office:value-type="float" office:value="81">
            <text:p>81</text:p>
          </table:table-cell>
          <table:table-cell table:formula="of:=MOD((2*[.A87]+[.C86]);(4*[.B86]+1))" office:value-type="float" office:value="200.062315328074">
            <text:p>200,06</text:p>
          </table:table-cell>
          <table:table-cell table:number-columns-repeated="5"/>
        </table:table-row>
        <table:table-row table:style-name="ro1">
          <table:table-cell table:formula="of:=[.A87]-(2*[.A87]+[.C87])/(8*[.B87]+1)" office:value-type="float" office:value="415.998149249839">
            <text:p>416</text:p>
          </table:table-cell>
          <table:table-cell table:formula="of:=[.B87]+1" office:value-type="float" office:value="82">
            <text:p>82</text:p>
          </table:table-cell>
          <table:table-cell table:formula="of:=MOD((2*[.A88]+[.C87]);(4*[.B87]+1))" office:value-type="float" office:value="57.0586138277527">
            <text:p>57,06</text:p>
          </table:table-cell>
          <table:table-cell table:number-columns-repeated="5"/>
        </table:table-row>
        <table:table-row table:style-name="ro1">
          <table:table-cell table:formula="of:=[.A88]-(2*[.A88]+[.C88])/(8*[.B88]+1)" office:value-type="float" office:value="414.644945425901">
            <text:p>414,64</text:p>
          </table:table-cell>
          <table:table-cell table:formula="of:=[.B88]+1" office:value-type="float" office:value="83">
            <text:p>83</text:p>
          </table:table-cell>
          <table:table-cell table:formula="of:=MOD((2*[.A89]+[.C88]);(4*[.B88]+1))" office:value-type="float" office:value="228.348504679554">
            <text:p>228,35</text:p>
          </table:table-cell>
          <table:table-cell table:number-columns-repeated="5"/>
        </table:table-row>
        <table:table-row table:style-name="ro1">
          <table:table-cell table:formula="of:=[.A89]-(2*[.A89]+[.C89])/(8*[.B89]+1)" office:value-type="float" office:value="413.05451174841">
            <text:p>413,05</text:p>
          </table:table-cell>
          <table:table-cell table:formula="of:=[.B89]+1" office:value-type="float" office:value="84">
            <text:p>84</text:p>
          </table:table-cell>
          <table:table-cell table:formula="of:=MOD((2*[.A90]+[.C89]);(4*[.B89]+1))" office:value-type="float" office:value="55.4575281763748">
            <text:p>55,46</text:p>
          </table:table-cell>
          <table:table-cell table:number-columns-repeated="5"/>
        </table:table-row>
        <table:table-row table:style-name="ro1">
          <table:table-cell table:formula="of:=[.A90]-(2*[.A90]+[.C90])/(8*[.B90]+1)" office:value-type="float" office:value="411.74460602527">
            <text:p>411,74</text:p>
          </table:table-cell>
          <table:table-cell table:formula="of:=[.B90]+1" office:value-type="float" office:value="85">
            <text:p>85</text:p>
          </table:table-cell>
          <table:table-cell table:formula="of:=MOD((2*[.A91]+[.C90]);(4*[.B90]+1))" office:value-type="float" office:value="204.946740226915">
            <text:p>204,95</text:p>
          </table:table-cell>
          <table:table-cell table:number-columns-repeated="5"/>
        </table:table-row>
        <table:table-row table:style-name="ro1">
          <table:table-cell table:formula="of:=[.A91]-(2*[.A91]+[.C91])/(8*[.B91]+1)" office:value-type="float" office:value="410.234421073321">
            <text:p>410,23</text:p>
          </table:table-cell>
          <table:table-cell table:formula="of:=[.B91]+1" office:value-type="float" office:value="86">
            <text:p>86</text:p>
          </table:table-cell>
          <table:table-cell table:formula="of:=MOD((2*[.A92]+[.C91]);(4*[.B91]+1))" office:value-type="float" office:value="2.41558237355684">
            <text:p>2,42</text:p>
          </table:table-cell>
          <table:table-cell table:number-columns-repeated="5"/>
        </table:table-row>
        <table:table-row table:style-name="ro1">
          <table:table-cell table:formula="of:=[.A92]-(2*[.A92]+[.C92])/(8*[.B92]+1)" office:value-type="float" office:value="409.040104056601">
            <text:p>409,04</text:p>
          </table:table-cell>
          <table:table-cell table:formula="of:=[.B92]+1" office:value-type="float" office:value="87">
            <text:p>87</text:p>
          </table:table-cell>
          <table:table-cell table:formula="of:=MOD((2*[.A93]+[.C92]);(4*[.B92]+1))" office:value-type="float" office:value="130.495790486758">
            <text:p>130,5</text:p>
          </table:table-cell>
          <table:table-cell table:number-columns-repeated="5"/>
        </table:table-row>
        <table:table-row table:style-name="ro1">
          <table:table-cell table:formula="of:=[.A93]-(2*[.A93]+[.C93])/(8*[.B93]+1)" office:value-type="float" office:value="407.679162882139">
            <text:p>407,68</text:p>
          </table:table-cell>
          <table:table-cell table:formula="of:=[.B93]+1" office:value-type="float" office:value="88">
            <text:p>88</text:p>
          </table:table-cell>
          <table:table-cell table:formula="of:=MOD((2*[.A94]+[.C93]);(4*[.B93]+1))" office:value-type="float" office:value="247.854116251036">
            <text:p>247,85</text:p>
          </table:table-cell>
          <table:table-cell table:number-columns-repeated="5"/>
        </table:table-row>
        <table:table-row table:style-name="ro1">
          <table:table-cell table:formula="of:=[.A94]-(2*[.A94]+[.C94])/(8*[.B94]+1)" office:value-type="float" office:value="406.171060127507">
            <text:p>406,17</text:p>
          </table:table-cell>
          <table:table-cell table:formula="of:=[.B94]+1" office:value-type="float" office:value="89">
            <text:p>89</text:p>
          </table:table-cell>
          <table:table-cell table:formula="of:=MOD((2*[.A95]+[.C94]);(4*[.B94]+1))" office:value-type="float" office:value="1.19623650605035">
            <text:p>1,2</text:p>
          </table:table-cell>
          <table:table-cell table:number-columns-repeated="5"/>
        </table:table-row>
        <table:table-row table:style-name="ro1">
          <table:table-cell table:formula="of:=[.A95]-(2*[.A95]+[.C95])/(8*[.B95]+1)" office:value-type="float" office:value="405.030052614518">
            <text:p>405,03</text:p>
          </table:table-cell>
          <table:table-cell table:formula="of:=[.B95]+1" office:value-type="float" office:value="90">
            <text:p>90</text:p>
          </table:table-cell>
          <table:table-cell table:formula="of:=MOD((2*[.A96]+[.C95]);(4*[.B95]+1))" office:value-type="float" office:value="97.256341735087">
            <text:p>97,26</text:p>
          </table:table-cell>
          <table:table-cell table:number-columns-repeated="5"/>
        </table:table-row>
        <table:table-row table:style-name="ro1">
          <table:table-cell table:formula="of:=[.A96]-(2*[.A96]+[.C96])/(8*[.B96]+1)" office:value-type="float" office:value="403.771638679755">
            <text:p>403,77</text:p>
          </table:table-cell>
          <table:table-cell table:formula="of:=[.B96]+1" office:value-type="float" office:value="91">
            <text:p>91</text:p>
          </table:table-cell>
          <table:table-cell table:formula="of:=MOD((2*[.A97]+[.C96]);(4*[.B96]+1))" office:value-type="float" office:value="182.799619094598">
            <text:p>182,8</text:p>
          </table:table-cell>
          <table:table-cell table:number-columns-repeated="5"/>
        </table:table-row>
        <table:table-row table:style-name="ro1">
          <table:table-cell table:formula="of:=[.A97]-(2*[.A97]+[.C97])/(8*[.B97]+1)" office:value-type="float" office:value="402.413143622891">
            <text:p>402,41</text:p>
          </table:table-cell>
          <table:table-cell table:formula="of:=[.B97]+1" office:value-type="float" office:value="92">
            <text:p>92</text:p>
          </table:table-cell>
          <table:table-cell table:formula="of:=MOD((2*[.A98]+[.C97]);(4*[.B97]+1))" office:value-type="float" office:value="257.625906340379">
            <text:p>257,63</text:p>
          </table:table-cell>
          <table:table-cell table:number-columns-repeated="5"/>
        </table:table-row>
        <table:table-row table:style-name="ro1">
          <table:table-cell table:formula="of:=[.A98]-(2*[.A98]+[.C98])/(8*[.B98]+1)" office:value-type="float" office:value="400.971553129558">
            <text:p>400,97</text:p>
          </table:table-cell>
          <table:table-cell table:formula="of:=[.B98]+1" office:value-type="float" office:value="93">
            <text:p>93</text:p>
          </table:table-cell>
          <table:table-cell table:formula="of:=MOD((2*[.A99]+[.C98]);(4*[.B98]+1))" office:value-type="float" office:value="321.569012599496">
            <text:p>321,57</text:p>
          </table:table-cell>
          <table:table-cell table:number-columns-repeated="5"/>
        </table:table-row>
        <table:table-row table:style-name="ro1">
          <table:table-cell table:formula="of:=[.A99]-(2*[.A99]+[.C99])/(8*[.B99]+1)" office:value-type="float" office:value="399.463483171359">
            <text:p>399,46</text:p>
          </table:table-cell>
          <table:table-cell table:formula="of:=[.B99]+1" office:value-type="float" office:value="94">
            <text:p>94</text:p>
          </table:table-cell>
          <table:table-cell table:formula="of:=MOD((2*[.A100]+[.C99]);(4*[.B99]+1))" office:value-type="float" office:value="1.4959789422137">
            <text:p>1,5</text:p>
          </table:table-cell>
          <table:table-cell table:number-columns-repeated="5"/>
        </table:table-row>
        <table:table-row table:style-name="ro1">
          <table:table-cell table:formula="of:=[.A100]-(2*[.A100]+[.C100])/(8*[.B100]+1)" office:value-type="float" office:value="398.400504492362">
            <text:p>398,4</text:p>
          </table:table-cell>
          <table:table-cell table:formula="of:=[.B100]+1" office:value-type="float" office:value="95">
            <text:p>95</text:p>
          </table:table-cell>
          <table:table-cell table:formula="of:=MOD((2*[.A101]+[.C100]);(4*[.B100]+1))" office:value-type="float" office:value="44.2969879269369">
            <text:p>44,3</text:p>
          </table:table-cell>
          <table:table-cell table:number-columns-repeated="5"/>
        </table:table-row>
        <table:table-row table:style-name="ro1">
          <table:table-cell table:formula="of:=[.A101]-(2*[.A101]+[.C101])/(8*[.B101]+1)" office:value-type="float" office:value="397.295250882754">
            <text:p>397,3</text:p>
          </table:table-cell>
          <table:table-cell table:formula="of:=[.B101]+1" office:value-type="float" office:value="96">
            <text:p>96</text:p>
          </table:table-cell>
          <table:table-cell table:formula="of:=MOD((2*[.A102]+[.C101]);(4*[.B101]+1))" office:value-type="float" office:value="76.8874896924442">
            <text:p>76,89</text:p>
          </table:table-cell>
          <table:table-cell table:number-columns-repeated="5"/>
        </table:table-row>
        <table:table-row table:style-name="ro1">
          <table:table-cell table:formula="of:=[.A102]-(2*[.A102]+[.C102])/(8*[.B102]+1)" office:value-type="float" office:value="396.161989515448">
            <text:p>396,16</text:p>
          </table:table-cell>
          <table:table-cell table:formula="of:=[.B102]+1" office:value-type="float" office:value="97">
            <text:p>97</text:p>
          </table:table-cell>
          <table:table-cell table:formula="of:=MOD((2*[.A103]+[.C102]);(4*[.B102]+1))" office:value-type="float" office:value="99.2114687233404">
            <text:p>99,21</text:p>
          </table:table-cell>
          <table:table-cell table:number-columns-repeated="5"/>
        </table:table-row>
        <table:table-row table:style-name="ro1">
          <table:table-cell table:formula="of:=[.A103]-(2*[.A103]+[.C103])/(8*[.B103]+1)" office:value-type="float" office:value="395.014582246781">
            <text:p>395,01</text:p>
          </table:table-cell>
          <table:table-cell table:formula="of:=[.B103]+1" office:value-type="float" office:value="98">
            <text:p>98</text:p>
          </table:table-cell>
          <table:table-cell table:formula="of:=MOD((2*[.A104]+[.C103]);(4*[.B103]+1))" office:value-type="float" office:value="111.240633216903">
            <text:p>111,24</text:p>
          </table:table-cell>
          <table:table-cell table:number-columns-repeated="5"/>
        </table:table-row>
        <table:table-row table:style-name="ro1">
          <table:table-cell table:formula="of:=[.A104]-(2*[.A104]+[.C104])/(8*[.B104]+1)" office:value-type="float" office:value="393.866467854793">
            <text:p>393,87</text:p>
          </table:table-cell>
          <table:table-cell table:formula="of:=[.B104]+1" office:value-type="float" office:value="99">
            <text:p>99</text:p>
          </table:table-cell>
          <table:table-cell table:formula="of:=MOD((2*[.A105]+[.C104]);(4*[.B104]+1))" office:value-type="float" office:value="112.973568926489">
            <text:p>112,97</text:p>
          </table:table-cell>
          <table:table-cell table:number-columns-repeated="5"/>
        </table:table-row>
        <table:table-row table:style-name="ro1">
          <table:table-cell table:formula="of:=[.A105]-(2*[.A105]+[.C105])/(8*[.B105]+1)" office:value-type="float" office:value="392.730646285265">
            <text:p>392,73</text:p>
          </table:table-cell>
          <table:table-cell table:formula="of:=[.B105]+1" office:value-type="float" office:value="100">
            <text:p>100</text:p>
          </table:table-cell>
          <table:table-cell table:formula="of:=MOD((2*[.A106]+[.C105]);(4*[.B105]+1))" office:value-type="float" office:value="104.434861497019">
            <text:p>104,43</text:p>
          </table:table-cell>
          <table:table-cell table:number-columns-repeated="5"/>
        </table:table-row>
        <table:table-row table:style-name="ro1">
          <table:table-cell table:formula="of:=[.A106]-(2*[.A106]+[.C106])/(8*[.B106]+1)" office:value-type="float" office:value="391.619664819513">
            <text:p>391,62</text:p>
          </table:table-cell>
          <table:table-cell table:formula="of:=[.B106]+1" office:value-type="float" office:value="101">
            <text:p>101</text:p>
          </table:table-cell>
          <table:table-cell table:formula="of:=MOD((2*[.A107]+[.C106]);(4*[.B106]+1))" office:value-type="float" office:value="85.674191136044">
            <text:p>85,67</text:p>
          </table:table-cell>
          <table:table-cell table:number-columns-repeated="5"/>
        </table:table-row>
        <table:table-row table:style-name="ro1">
          <table:table-cell table:formula="of:=[.A107]-(2*[.A107]+[.C107])/(8*[.B107]+1)" office:value-type="float" office:value="390.54560607937">
            <text:p>390,55</text:p>
          </table:table-cell>
          <table:table-cell table:formula="of:=[.B107]+1" office:value-type="float" office:value="102">
            <text:p>102</text:p>
          </table:table-cell>
          <table:table-cell table:formula="of:=MOD((2*[.A108]+[.C107]);(4*[.B107]+1))" office:value-type="float" office:value="56.7654032947847">
            <text:p>56,77</text:p>
          </table:table-cell>
          <table:table-cell table:number-columns-repeated="5"/>
        </table:table-row>
        <table:table-row table:style-name="ro1">
          <table:table-cell table:formula="of:=[.A108]-(2*[.A108]+[.C108])/(8*[.B108]+1)" office:value-type="float" office:value="389.520077786282">
            <text:p>389,52</text:p>
          </table:table-cell>
          <table:table-cell table:formula="of:=[.B108]+1" office:value-type="float" office:value="103">
            <text:p>103</text:p>
          </table:table-cell>
          <table:table-cell table:formula="of:=MOD((2*[.A109]+[.C108]);(4*[.B108]+1))" office:value-type="float" office:value="17.8055588673479">
            <text:p>17,81</text:p>
          </table:table-cell>
          <table:table-cell table:number-columns-repeated="5"/>
        </table:table-row>
        <table:table-row table:style-name="ro1">
          <table:table-cell table:formula="of:=[.A109]-(2*[.A109]+[.C109])/(8*[.B109]+1)" office:value-type="float" office:value="388.554204193021">
            <text:p>388,55</text:p>
          </table:table-cell>
          <table:table-cell table:formula="of:=[.B109]+1" office:value-type="float" office:value="104">
            <text:p>104</text:p>
          </table:table-cell>
          <table:table-cell table:formula="of:=MOD((2*[.A110]+[.C109]);(4*[.B109]+1))" office:value-type="float" office:value="381.91396725339">
            <text:p>381,91</text:p>
          </table:table-cell>
          <table:table-cell table:number-columns-repeated="5"/>
        </table:table-row>
        <table:table-row table:style-name="ro1">
          <table:table-cell table:formula="of:=[.A110]-(2*[.A110]+[.C110])/(8*[.B110]+1)" office:value-type="float" office:value="387.162820788892">
            <text:p>387,16</text:p>
          </table:table-cell>
          <table:table-cell table:formula="of:=[.B110]+1" office:value-type="float" office:value="105">
            <text:p>105</text:p>
          </table:table-cell>
          <table:table-cell table:formula="of:=MOD((2*[.A111]+[.C110]);(4*[.B110]+1))" office:value-type="float" office:value="322.239608831174">
            <text:p>322,24</text:p>
          </table:table-cell>
          <table:table-cell table:number-columns-repeated="5"/>
        </table:table-row>
        <table:table-row table:style-name="ro1">
          <table:table-cell table:formula="of:=[.A111]-(2*[.A111]+[.C111])/(8*[.B111]+1)" office:value-type="float" office:value="385.858938208144">
            <text:p>385,86</text:p>
          </table:table-cell>
          <table:table-cell table:formula="of:=[.B111]+1" office:value-type="float" office:value="106">
            <text:p>106</text:p>
          </table:table-cell>
          <table:table-cell table:formula="of:=MOD((2*[.A112]+[.C111]);(4*[.B111]+1))" office:value-type="float" office:value="251.957485247463">
            <text:p>251,96</text:p>
          </table:table-cell>
          <table:table-cell table:number-columns-repeated="5"/>
        </table:table-row>
        <table:table-row table:style-name="ro1">
          <table:table-cell table:formula="of:=[.A112]-(2*[.A112]+[.C112])/(8*[.B112]+1)" office:value-type="float" office:value="384.653195732686">
            <text:p>384,65</text:p>
          </table:table-cell>
          <table:table-cell table:formula="of:=[.B112]+1" office:value-type="float" office:value="107">
            <text:p>107</text:p>
          </table:table-cell>
          <table:table-cell table:formula="of:=MOD((2*[.A113]+[.C112]);(4*[.B112]+1))" office:value-type="float" office:value="171.263876712836">
            <text:p>171,26</text:p>
          </table:table-cell>
          <table:table-cell table:number-columns-repeated="5"/>
        </table:table-row>
        <table:table-row table:style-name="ro1">
          <table:table-cell table:formula="of:=[.A113]-(2*[.A113]+[.C113])/(8*[.B113]+1)" office:value-type="float" office:value="383.555680833995">
            <text:p>383,56</text:p>
          </table:table-cell>
          <table:table-cell table:formula="of:=[.B113]+1" office:value-type="float" office:value="108">
            <text:p>108</text:p>
          </table:table-cell>
          <table:table-cell table:formula="of:=MOD((2*[.A114]+[.C113]);(4*[.B113]+1))" office:value-type="float" office:value="80.3752383808263">
            <text:p>80,38</text:p>
          </table:table-cell>
          <table:table-cell table:number-columns-repeated="5"/>
        </table:table-row>
        <table:table-row table:style-name="ro1">
          <table:table-cell table:formula="of:=[.A114]-(2*[.A114]+[.C114])/(8*[.B114]+1)" office:value-type="float" office:value="382.575927539141">
            <text:p>382,58</text:p>
          </table:table-cell>
          <table:table-cell table:formula="of:=[.B114]+1" office:value-type="float" office:value="109">
            <text:p>109</text:p>
          </table:table-cell>
          <table:table-cell table:formula="of:=MOD((2*[.A115]+[.C114]);(4*[.B114]+1))" office:value-type="float" office:value="412.527093459109">
            <text:p>412,53</text:p>
          </table:table-cell>
          <table:table-cell table:number-columns-repeated="5"/>
        </table:table-row>
        <table:table-row table:style-name="ro1">
          <table:table-cell table:formula="of:=[.A115]-(2*[.A115]+[.C115])/(8*[.B115]+1)" office:value-type="float" office:value="381.22692530714">
            <text:p>381,23</text:p>
          </table:table-cell>
          <table:table-cell table:formula="of:=[.B115]+1" office:value-type="float" office:value="110">
            <text:p>110</text:p>
          </table:table-cell>
          <table:table-cell table:formula="of:=MOD((2*[.A116]+[.C115]);(4*[.B115]+1))" office:value-type="float" office:value="300.980944073388">
            <text:p>300,98</text:p>
          </table:table-cell>
          <table:table-cell table:number-columns-repeated="5"/>
        </table:table-row>
        <table:table-row table:style-name="ro1">
          <table:table-cell table:formula="of:=[.A116]-(2*[.A116]+[.C116])/(8*[.B116]+1)" office:value-type="float" office:value="380.019848355167">
            <text:p>380,02</text:p>
          </table:table-cell>
          <table:table-cell table:formula="of:=[.B116]+1" office:value-type="float" office:value="111">
            <text:p>111</text:p>
          </table:table-cell>
          <table:table-cell table:formula="of:=MOD((2*[.A117]+[.C116]);(4*[.B116]+1))" office:value-type="float" office:value="179.020640783722">
            <text:p>179,02</text:p>
          </table:table-cell>
          <table:table-cell table:number-columns-repeated="5"/>
        </table:table-row>
        <table:table-row table:style-name="ro1">
          <table:table-cell table:formula="of:=[.A117]-(2*[.A117]+[.C117])/(8*[.B117]+1)" office:value-type="float" office:value="378.963537514342">
            <text:p>378,96</text:p>
          </table:table-cell>
          <table:table-cell table:formula="of:=[.B117]+1" office:value-type="float" office:value="112">
            <text:p>112</text:p>
          </table:table-cell>
          <table:table-cell table:formula="of:=MOD((2*[.A118]+[.C117]);(4*[.B117]+1))" office:value-type="float" office:value="46.9477158124056">
            <text:p>46,95</text:p>
          </table:table-cell>
          <table:table-cell table:number-columns-repeated="5"/>
        </table:table-row>
        <table:table-row table:style-name="ro1">
          <table:table-cell table:formula="of:=[.A118]-(2*[.A118]+[.C118])/(8*[.B118]+1)" office:value-type="float" office:value="378.066241203482">
            <text:p>378,07</text:p>
          </table:table-cell>
          <table:table-cell table:formula="of:=[.B118]+1" office:value-type="float" office:value="113">
            <text:p>113</text:p>
          </table:table-cell>
          <table:table-cell table:formula="of:=MOD((2*[.A119]+[.C118]);(4*[.B118]+1))" office:value-type="float" office:value="354.080198219369">
            <text:p>354,08</text:p>
          </table:table-cell>
          <table:table-cell table:number-columns-repeated="5"/>
        </table:table-row>
        <table:table-row table:style-name="ro1">
          <table:table-cell table:formula="of:=[.A119]-(2*[.A119]+[.C119])/(8*[.B119]+1)" office:value-type="float" office:value="376.839486860248">
            <text:p>376,84</text:p>
          </table:table-cell>
          <table:table-cell table:formula="of:=[.B119]+1" office:value-type="float" office:value="114">
            <text:p>114</text:p>
          </table:table-cell>
          <table:table-cell table:formula="of:=MOD((2*[.A120]+[.C119]);(4*[.B119]+1))" office:value-type="float" office:value="201.759171939866">
            <text:p>201,76</text:p>
          </table:table-cell>
          <table:table-cell table:number-columns-repeated="5"/>
        </table:table-row>
        <table:table-row table:style-name="ro1">
          <table:table-cell table:formula="of:=[.A120]-(2*[.A120]+[.C120])/(8*[.B120]+1)" office:value-type="float" office:value="375.793004772997">
            <text:p>375,79</text:p>
          </table:table-cell>
          <table:table-cell table:formula="of:=[.B120]+1" office:value-type="float" office:value="115">
            <text:p>115</text:p>
          </table:table-cell>
          <table:table-cell table:formula="of:=MOD((2*[.A121]+[.C120]);(4*[.B120]+1))" office:value-type="float" office:value="39.3451814858607">
            <text:p>39,35</text:p>
          </table:table-cell>
          <table:table-cell table:number-columns-repeated="5"/>
        </table:table-row>
        <table:table-row table:style-name="ro1">
          <table:table-cell table:formula="of:=[.A121]-(2*[.A121]+[.C121])/(8*[.B121]+1)" office:value-type="float" office:value="374.934230407056">
            <text:p>374,93</text:p>
          </table:table-cell>
          <table:table-cell table:formula="of:=[.B121]+1" office:value-type="float" office:value="116">
            <text:p>116</text:p>
          </table:table-cell>
          <table:table-cell table:formula="of:=MOD((2*[.A122]+[.C121]);(4*[.B121]+1))" office:value-type="float" office:value="328.213642299973">
            <text:p>328,21</text:p>
          </table:table-cell>
          <table:table-cell table:number-columns-repeated="5"/>
        </table:table-row>
        <table:table-row table:style-name="ro1">
          <table:table-cell table:formula="of:=[.A122]-(2*[.A122]+[.C122])/(8*[.B122]+1)" office:value-type="float" office:value="373.773754515652">
            <text:p>373,77</text:p>
          </table:table-cell>
          <table:table-cell table:formula="of:=[.B122]+1" office:value-type="float" office:value="117">
            <text:p>117</text:p>
          </table:table-cell>
          <table:table-cell table:formula="of:=MOD((2*[.A123]+[.C122]);(4*[.B122]+1))" office:value-type="float" office:value="145.761151331277">
            <text:p>145,76</text:p>
          </table:table-cell>
          <table:table-cell table:number-columns-repeated="5"/>
        </table:table-row>
        <table:table-row table:style-name="ro1">
          <table:table-cell table:formula="of:=[.A123]-(2*[.A123]+[.C123])/(8*[.B123]+1)" office:value-type="float" office:value="372.820383480047">
            <text:p>372,82</text:p>
          </table:table-cell>
          <table:table-cell table:formula="of:=[.B123]+1" office:value-type="float" office:value="118">
            <text:p>118</text:p>
          </table:table-cell>
          <table:table-cell table:formula="of:=MOD((2*[.A124]+[.C123]);(4*[.B123]+1))" office:value-type="float" office:value="422.40191829137">
            <text:p>422,4</text:p>
          </table:table-cell>
          <table:table-cell table:number-columns-repeated="5"/>
        </table:table-row>
        <table:table-row table:style-name="ro1">
          <table:table-cell table:formula="of:=[.A124]-(2*[.A124]+[.C124])/(8*[.B124]+1)" office:value-type="float" office:value="371.584359474489">
            <text:p>371,58</text:p>
          </table:table-cell>
          <table:table-cell table:formula="of:=[.B124]+1" office:value-type="float" office:value="119">
            <text:p>119</text:p>
          </table:table-cell>
          <table:table-cell table:formula="of:=MOD((2*[.A125]+[.C124]);(4*[.B124]+1))" office:value-type="float" office:value="219.570637240349">
            <text:p>219,57</text:p>
          </table:table-cell>
          <table:table-cell table:number-columns-repeated="5"/>
        </table:table-row>
        <table:table-row table:style-name="ro1">
          <table:table-cell table:formula="of:=[.A125]-(2*[.A125]+[.C125])/(8*[.B125]+1)" office:value-type="float" office:value="370.574139793283">
            <text:p>370,57</text:p>
          </table:table-cell>
          <table:table-cell table:formula="of:=[.B125]+1" office:value-type="float" office:value="120">
            <text:p>120</text:p>
          </table:table-cell>
          <table:table-cell table:formula="of:=MOD((2*[.A126]+[.C125]);(4*[.B125]+1))" office:value-type="float" office:value="6.71891682691603">
            <text:p>6,72</text:p>
          </table:table-cell>
          <table:table-cell table:number-columns-repeated="5"/>
        </table:table-row>
        <table:table-row table:style-name="ro1">
          <table:table-cell table:formula="of:=[.A126]-(2*[.A126]+[.C126])/(8*[.B126]+1)" office:value-type="float" office:value="369.795922107109">
            <text:p>369,8</text:p>
          </table:table-cell>
          <table:table-cell table:formula="of:=[.B126]+1" office:value-type="float" office:value="121">
            <text:p>121</text:p>
          </table:table-cell>
          <table:table-cell table:formula="of:=MOD((2*[.A127]+[.C126]);(4*[.B126]+1))" office:value-type="float" office:value="265.310761041134">
            <text:p>265,31</text:p>
          </table:table-cell>
          <table:table-cell table:number-columns-repeated="5"/>
        </table:table-row>
        <table:table-row table:style-name="ro1">
          <table:table-cell table:formula="of:=[.A127]-(2*[.A127]+[.C127])/(8*[.B127]+1)" office:value-type="float" office:value="368.758870914895">
            <text:p>368,76</text:p>
          </table:table-cell>
          <table:table-cell table:formula="of:=[.B127]+1" office:value-type="float" office:value="122">
            <text:p>122</text:p>
          </table:table-cell>
          <table:table-cell table:formula="of:=MOD((2*[.A128]+[.C127]);(4*[.B127]+1))" office:value-type="float" office:value="32.8285028709245">
            <text:p>32,83</text:p>
          </table:table-cell>
          <table:table-cell table:number-columns-repeated="5"/>
        </table:table-row>
        <table:table-row table:style-name="ro1">
          <table:table-cell table:formula="of:=[.A128]-(2*[.A128]+[.C128])/(8*[.B128]+1)" office:value-type="float" office:value="367.970389599951">
            <text:p>367,97</text:p>
          </table:table-cell>
          <table:table-cell table:formula="of:=[.B128]+1" office:value-type="float" office:value="123">
            <text:p>123</text:p>
          </table:table-cell>
          <table:table-cell table:formula="of:=MOD((2*[.A129]+[.C128]);(4*[.B128]+1))" office:value-type="float" office:value="279.769282070826">
            <text:p>279,77</text:p>
          </table:table-cell>
          <table:table-cell table:number-columns-repeated="5"/>
        </table:table-row>
        <table:table-row table:style-name="ro1">
          <table:table-cell table:formula="of:=[.A129]-(2*[.A129]+[.C129])/(8*[.B129]+1)" office:value-type="float" office:value="366.939211872772">
            <text:p>366,94</text:p>
          </table:table-cell>
          <table:table-cell table:formula="of:=[.B129]+1" office:value-type="float" office:value="124">
            <text:p>124</text:p>
          </table:table-cell>
          <table:table-cell table:formula="of:=MOD((2*[.A130]+[.C129]);(4*[.B129]+1))" office:value-type="float" office:value="27.6477058163704">
            <text:p>27,65</text:p>
          </table:table-cell>
          <table:table-cell table:number-columns-repeated="5"/>
        </table:table-row>
        <table:table-row table:style-name="ro1">
          <table:table-cell table:formula="of:=[.A130]-(2*[.A130]+[.C130])/(8*[.B130]+1)" office:value-type="float" office:value="366.172317482478">
            <text:p>366,17</text:p>
          </table:table-cell>
          <table:table-cell table:formula="of:=[.B130]+1" office:value-type="float" office:value="125">
            <text:p>125</text:p>
          </table:table-cell>
          <table:table-cell table:formula="of:=MOD((2*[.A131]+[.C130]);(4*[.B130]+1))" office:value-type="float" office:value="262.992340781327">
            <text:p>262,99</text:p>
          </table:table-cell>
          <table:table-cell table:number-columns-repeated="5"/>
        </table:table-row>
        <table:table-row table:style-name="ro1">
          <table:table-cell table:formula="of:=[.A131]-(2*[.A131]+[.C131])/(8*[.B131]+1)" office:value-type="float" office:value="365.177974849365">
            <text:p>365,18</text:p>
          </table:table-cell>
          <table:table-cell table:formula="of:=[.B131]+1" office:value-type="float" office:value="126">
            <text:p>126</text:p>
          </table:table-cell>
          <table:table-cell table:formula="of:=MOD((2*[.A132]+[.C131]);(4*[.B131]+1))" office:value-type="float" office:value="492.348290480057">
            <text:p>492,35</text:p>
          </table:table-cell>
          <table:table-cell table:number-columns-repeated="5"/>
        </table:table-row>
        <table:table-row table:style-name="ro1">
          <table:table-cell table:formula="of:=[.A132]-(2*[.A132]+[.C132])/(8*[.B132]+1)" office:value-type="float" office:value="363.966176791705">
            <text:p>363,97</text:p>
          </table:table-cell>
          <table:table-cell table:formula="of:=[.B132]+1" office:value-type="float" office:value="127">
            <text:p>127</text:p>
          </table:table-cell>
          <table:table-cell table:formula="of:=MOD((2*[.A133]+[.C132]);(4*[.B132]+1))" office:value-type="float" office:value="210.280644063468">
            <text:p>210,28</text:p>
          </table:table-cell>
          <table:table-cell table:number-columns-repeated="5"/>
        </table:table-row>
        <table:table-row table:style-name="ro1">
          <table:table-cell table:formula="of:=[.A133]-(2*[.A133]+[.C133])/(8*[.B133]+1)" office:value-type="float" office:value="363.043646803852">
            <text:p>363,04</text:p>
          </table:table-cell>
          <table:table-cell table:formula="of:=[.B133]+1" office:value-type="float" office:value="128">
            <text:p>128</text:p>
          </table:table-cell>
          <table:table-cell table:formula="of:=MOD((2*[.A134]+[.C133]);(4*[.B133]+1))" office:value-type="float" office:value="427.367937671172">
            <text:p>427,37</text:p>
          </table:table-cell>
          <table:table-cell table:number-columns-repeated="5"/>
        </table:table-row>
        <table:table-row table:style-name="ro1">
          <table:table-cell table:formula="of:=[.A134]-(2*[.A134]+[.C134])/(8*[.B134]+1)" office:value-type="float" office:value="361.918324626994">
            <text:p>361,92</text:p>
          </table:table-cell>
          <table:table-cell table:formula="of:=[.B134]+1" office:value-type="float" office:value="129">
            <text:p>129</text:p>
          </table:table-cell>
          <table:table-cell table:formula="of:=MOD((2*[.A135]+[.C134]);(4*[.B134]+1))" office:value-type="float" office:value="125.204586925161">
            <text:p>125,2</text:p>
          </table:table-cell>
          <table:table-cell table:number-columns-repeated="5"/>
        </table:table-row>
        <table:table-row table:style-name="ro1">
          <table:table-cell table:formula="of:=[.A135]-(2*[.A135]+[.C135])/(8*[.B135]+1)" office:value-type="float" office:value="361.096406682968">
            <text:p>361,1</text:p>
          </table:table-cell>
          <table:table-cell table:formula="of:=[.B135]+1" office:value-type="float" office:value="130">
            <text:p>130</text:p>
          </table:table-cell>
          <table:table-cell table:formula="of:=MOD((2*[.A136]+[.C135]);(4*[.B135]+1))" office:value-type="float" office:value="330.397400291097">
            <text:p>330,4</text:p>
          </table:table-cell>
          <table:table-cell table:number-columns-repeated="5"/>
        </table:table-row>
        <table:table-row table:style-name="ro1">
          <table:table-cell table:formula="of:=[.A136]-(2*[.A136]+[.C136])/(8*[.B136]+1)" office:value-type="float" office:value="360.08527295227">
            <text:p>360,09</text:p>
          </table:table-cell>
          <table:table-cell table:formula="of:=[.B136]+1" office:value-type="float" office:value="131">
            <text:p>131</text:p>
          </table:table-cell>
          <table:table-cell table:formula="of:=MOD((2*[.A137]+[.C136]);(4*[.B136]+1))" office:value-type="float" office:value="8.56794619563652">
            <text:p>8,57</text:p>
          </table:table-cell>
          <table:table-cell table:number-columns-repeated="5"/>
        </table:table-row>
        <table:table-row table:style-name="ro1">
          <table:table-cell table:formula="of:=[.A137]-(2*[.A137]+[.C137])/(8*[.B137]+1)" office:value-type="float" office:value="359.390574675721">
            <text:p>359,39</text:p>
          </table:table-cell>
          <table:table-cell table:formula="of:=[.B137]+1" office:value-type="float" office:value="132">
            <text:p>132</text:p>
          </table:table-cell>
          <table:table-cell table:formula="of:=MOD((2*[.A138]+[.C137]);(4*[.B137]+1))" office:value-type="float" office:value="202.349095547078">
            <text:p>202,35</text:p>
          </table:table-cell>
          <table:table-cell table:number-columns-repeated="5"/>
        </table:table-row>
        <table:table-row table:style-name="ro1">
          <table:table-cell table:formula="of:=[.A138]-(2*[.A138]+[.C138])/(8*[.B138]+1)" office:value-type="float" office:value="358.519117490386">
            <text:p>358,52</text:p>
          </table:table-cell>
          <table:table-cell table:formula="of:=[.B138]+1" office:value-type="float" office:value="133">
            <text:p>133</text:p>
          </table:table-cell>
          <table:table-cell table:formula="of:=MOD((2*[.A139]+[.C138]);(4*[.B138]+1))" office:value-type="float" office:value="390.38733052785">
            <text:p>390,39</text:p>
          </table:table-cell>
          <table:table-cell table:number-columns-repeated="5"/>
        </table:table-row>
        <table:table-row table:style-name="ro1">
          <table:table-cell table:formula="of:=[.A139]-(2*[.A139]+[.C139])/(8*[.B139]+1)" office:value-type="float" office:value="357.479281278641">
            <text:p>357,48</text:p>
          </table:table-cell>
          <table:table-cell table:formula="of:=[.B139]+1" office:value-type="float" office:value="134">
            <text:p>134</text:p>
          </table:table-cell>
          <table:table-cell table:formula="of:=MOD((2*[.A140]+[.C139]);(4*[.B139]+1))" office:value-type="float" office:value="39.3458930851316">
            <text:p>39,35</text:p>
          </table:table-cell>
          <table:table-cell table:number-columns-repeated="5"/>
        </table:table-row>
        <table:table-row table:style-name="ro1">
          <table:table-cell table:formula="of:=[.A140]-(2*[.A140]+[.C140])/(8*[.B140]+1)" office:value-type="float" office:value="356.776294833494">
            <text:p>356,78</text:p>
          </table:table-cell>
          <table:table-cell table:formula="of:=[.B140]+1" office:value-type="float" office:value="135">
            <text:p>135</text:p>
          </table:table-cell>
          <table:table-cell table:formula="of:=MOD((2*[.A141]+[.C140]);(4*[.B140]+1))" office:value-type="float" office:value="215.89848275212">
            <text:p>215,9</text:p>
          </table:table-cell>
          <table:table-cell table:number-columns-repeated="5"/>
        </table:table-row>
        <table:table-row table:style-name="ro1">
          <table:table-cell table:formula="of:=[.A141]-(2*[.A141]+[.C141])/(8*[.B141]+1)" office:value-type="float" office:value="355.916488106002">
            <text:p>355,92</text:p>
          </table:table-cell>
          <table:table-cell table:formula="of:=[.B141]+1" office:value-type="float" office:value="136">
            <text:p>136</text:p>
          </table:table-cell>
          <table:table-cell table:formula="of:=MOD((2*[.A142]+[.C141]);(4*[.B141]+1))" office:value-type="float" office:value="386.731458964124">
            <text:p>386,73</text:p>
          </table:table-cell>
          <table:table-cell table:number-columns-repeated="5"/>
        </table:table-row>
        <table:table-row table:style-name="ro1">
          <table:table-cell table:formula="of:=[.A142]-(2*[.A142]+[.C142])/(8*[.B142]+1)" office:value-type="float" office:value="354.907705337245">
            <text:p>354,91</text:p>
          </table:table-cell>
          <table:table-cell table:formula="of:=[.B142]+1" office:value-type="float" office:value="137">
            <text:p>137</text:p>
          </table:table-cell>
          <table:table-cell table:formula="of:=MOD((2*[.A143]+[.C142]);(4*[.B142]+1))" office:value-type="float" office:value="6.54686963861423">
            <text:p>6,55</text:p>
          </table:table-cell>
          <table:table-cell table:number-columns-repeated="5"/>
        </table:table-row>
        <table:table-row table:style-name="ro1">
          <table:table-cell table:formula="of:=[.A143]-(2*[.A143]+[.C143])/(8*[.B143]+1)" office:value-type="float" office:value="354.254685938601">
            <text:p>354,25</text:p>
          </table:table-cell>
          <table:table-cell table:formula="of:=[.B143]+1" office:value-type="float" office:value="138">
            <text:p>138</text:p>
          </table:table-cell>
          <table:table-cell table:formula="of:=MOD((2*[.A144]+[.C143]);(4*[.B143]+1))" office:value-type="float" office:value="166.056241515815">
            <text:p>166,06</text:p>
          </table:table-cell>
          <table:table-cell table:number-columns-repeated="5"/>
        </table:table-row>
        <table:table-row table:style-name="ro1">
          <table:table-cell table:formula="of:=[.A144]-(2*[.A144]+[.C144])/(8*[.B144]+1)" office:value-type="float" office:value="353.463223845032">
            <text:p>353,46</text:p>
          </table:table-cell>
          <table:table-cell table:formula="of:=[.B144]+1" office:value-type="float" office:value="139">
            <text:p>139</text:p>
          </table:table-cell>
          <table:table-cell table:formula="of:=MOD((2*[.A145]+[.C144]);(4*[.B144]+1))" office:value-type="float" office:value="319.98268920588">
            <text:p>319,98</text:p>
          </table:table-cell>
          <table:table-cell table:number-columns-repeated="5"/>
        </table:table-row>
        <table:table-row table:style-name="ro1">
          <table:table-cell table:formula="of:=[.A145]-(2*[.A145]+[.C145])/(8*[.B145]+1)" office:value-type="float" office:value="352.540574126348">
            <text:p>352,54</text:p>
          </table:table-cell>
          <table:table-cell table:formula="of:=[.B145]+1" office:value-type="float" office:value="140">
            <text:p>140</text:p>
          </table:table-cell>
          <table:table-cell table:formula="of:=MOD((2*[.A146]+[.C145]);(4*[.B145]+1))" office:value-type="float" office:value="468.063837458576">
            <text:p>468,06</text:p>
          </table:table-cell>
          <table:table-cell table:number-columns-repeated="5"/>
        </table:table-row>
        <table:table-row table:style-name="ro1">
          <table:table-cell table:formula="of:=[.A146]-(2*[.A146]+[.C146])/(8*[.B146]+1)" office:value-type="float" office:value="351.494057635972">
            <text:p>351,49</text:p>
          </table:table-cell>
          <table:table-cell table:formula="of:=[.B146]+1" office:value-type="float" office:value="141">
            <text:p>141</text:p>
          </table:table-cell>
          <table:table-cell table:formula="of:=MOD((2*[.A147]+[.C146]);(4*[.B146]+1))" office:value-type="float" office:value="49.0519527305196">
            <text:p>49,05</text:p>
          </table:table-cell>
          <table:table-cell table:number-columns-repeated="5"/>
        </table:table-row>
        <table:table-row table:style-name="ro1">
          <table:table-cell table:formula="of:=[.A147]-(2*[.A147]+[.C147])/(8*[.B147]+1)" office:value-type="float" office:value="350.827945972551">
            <text:p>350,83</text:p>
          </table:table-cell>
          <table:table-cell table:formula="of:=[.B147]+1" office:value-type="float" office:value="142">
            <text:p>142</text:p>
          </table:table-cell>
          <table:table-cell table:formula="of:=MOD((2*[.A148]+[.C147]);(4*[.B147]+1))" office:value-type="float" office:value="185.707844675621">
            <text:p>185,71</text:p>
          </table:table-cell>
          <table:table-cell table:number-columns-repeated="5"/>
        </table:table-row>
        <table:table-row table:style-name="ro1">
          <table:table-cell table:formula="of:=[.A148]-(2*[.A148]+[.C148])/(8*[.B148]+1)" office:value-type="float" office:value="350.047502932427">
            <text:p>350,05</text:p>
          </table:table-cell>
          <table:table-cell table:formula="of:=[.B148]+1" office:value-type="float" office:value="143">
            <text:p>143</text:p>
          </table:table-cell>
          <table:table-cell table:formula="of:=MOD((2*[.A149]+[.C148]);(4*[.B148]+1))" office:value-type="float" office:value="316.802850540475">
            <text:p>316,8</text:p>
          </table:table-cell>
          <table:table-cell table:number-columns-repeated="5"/>
        </table:table-row>
        <table:table-row table:style-name="ro1">
          <table:table-cell table:formula="of:=[.A149]-(2*[.A149]+[.C149])/(8*[.B149]+1)" office:value-type="float" office:value="349.15938253382">
            <text:p>349,16</text:p>
          </table:table-cell>
          <table:table-cell table:formula="of:=[.B149]+1" office:value-type="float" office:value="144">
            <text:p>144</text:p>
          </table:table-cell>
          <table:table-cell table:formula="of:=MOD((2*[.A150]+[.C149]);(4*[.B149]+1))" office:value-type="float" office:value="442.121615608115">
            <text:p>442,12</text:p>
          </table:table-cell>
          <table:table-cell table:number-columns-repeated="5"/>
        </table:table-row>
        <table:table-row table:style-name="ro1">
          <table:table-cell table:formula="of:=[.A150]-(2*[.A150]+[.C150])/(8*[.B150]+1)" office:value-type="float" office:value="348.170275525428">
            <text:p>348,17</text:p>
          </table:table-cell>
          <table:table-cell table:formula="of:=[.B150]+1" office:value-type="float" office:value="145">
            <text:p>145</text:p>
          </table:table-cell>
          <table:table-cell table:formula="of:=MOD((2*[.A151]+[.C150]);(4*[.B150]+1))" office:value-type="float" office:value="561.462166658971">
            <text:p>561,46</text:p>
          </table:table-cell>
          <table:table-cell table:number-columns-repeated="5"/>
        </table:table-row>
        <table:table-row table:style-name="ro1">
          <table:table-cell table:formula="of:=[.A151]-(2*[.A151]+[.C151])/(8*[.B151]+1)" office:value-type="float" office:value="347.086896784937">
            <text:p>347,09</text:p>
          </table:table-cell>
          <table:table-cell table:formula="of:=[.B151]+1" office:value-type="float" office:value="146">
            <text:p>146</text:p>
          </table:table-cell>
          <table:table-cell table:formula="of:=MOD((2*[.A152]+[.C151]);(4*[.B151]+1))" office:value-type="float" office:value="93.6359602288453">
            <text:p>93,64</text:p>
          </table:table-cell>
          <table:table-cell table:number-columns-repeated="5"/>
        </table:table-row>
        <table:table-row table:style-name="ro1">
          <table:table-cell table:formula="of:=[.A152]-(2*[.A152]+[.C152])/(8*[.B152]+1)" office:value-type="float" office:value="346.412979117017">
            <text:p>346,41</text:p>
          </table:table-cell>
          <table:table-cell table:formula="of:=[.B152]+1" office:value-type="float" office:value="147">
            <text:p>147</text:p>
          </table:table-cell>
          <table:table-cell table:formula="of:=MOD((2*[.A153]+[.C152]);(4*[.B152]+1))" office:value-type="float" office:value="201.461918462879">
            <text:p>201,46</text:p>
          </table:table-cell>
          <table:table-cell table:number-columns-repeated="5"/>
        </table:table-row>
        <table:table-row table:style-name="ro1">
          <table:table-cell table:formula="of:=[.A153]-(2*[.A153]+[.C153])/(8*[.B153]+1)" office:value-type="float" office:value="345.653176333077">
            <text:p>345,65</text:p>
          </table:table-cell>
          <table:table-cell table:formula="of:=[.B153]+1" office:value-type="float" office:value="148">
            <text:p>148</text:p>
          </table:table-cell>
          <table:table-cell table:formula="of:=MOD((2*[.A154]+[.C153]);(4*[.B153]+1))" office:value-type="float" office:value="303.768271129034">
            <text:p>303,77</text:p>
          </table:table-cell>
          <table:table-cell table:number-columns-repeated="5"/>
        </table:table-row>
        <table:table-row table:style-name="ro1">
          <table:table-cell table:formula="of:=[.A154]-(2*[.A154]+[.C154])/(8*[.B154]+1)" office:value-type="float" office:value="344.813450912153">
            <text:p>344,81</text:p>
          </table:table-cell>
          <table:table-cell table:formula="of:=[.B154]+1" office:value-type="float" office:value="149">
            <text:p>149</text:p>
          </table:table-cell>
          <table:table-cell table:formula="of:=MOD((2*[.A155]+[.C154]);(4*[.B154]+1))" office:value-type="float" office:value="400.395172953341">
            <text:p>400,4</text:p>
          </table:table-cell>
          <table:table-cell table:number-columns-repeated="5"/>
        </table:table-row>
        <table:table-row table:style-name="ro1">
          <table:table-cell table:formula="of:=[.A155]-(2*[.A155]+[.C155])/(8*[.B155]+1)" office:value-type="float" office:value="343.8997693742">
            <text:p>343,9</text:p>
          </table:table-cell>
          <table:table-cell table:formula="of:=[.B155]+1" office:value-type="float" office:value="150">
            <text:p>150</text:p>
          </table:table-cell>
          <table:table-cell table:formula="of:=MOD((2*[.A156]+[.C155]);(4*[.B155]+1))" office:value-type="float" office:value="491.194711701741">
            <text:p>491,19</text:p>
          </table:table-cell>
          <table:table-cell table:number-columns-repeated="5"/>
        </table:table-row>
        <table:table-row table:style-name="ro1">
          <table:table-cell table:formula="of:=[.A156]-(2*[.A156]+[.C156])/(8*[.B156]+1)" office:value-type="float" office:value="342.918092229779">
            <text:p>342,92</text:p>
          </table:table-cell>
          <table:table-cell table:formula="of:=[.B156]+1" office:value-type="float" office:value="151">
            <text:p>151</text:p>
          </table:table-cell>
          <table:table-cell table:formula="of:=MOD((2*[.A157]+[.C156]);(4*[.B156]+1))" office:value-type="float" office:value="576.0308961613">
            <text:p>576,03</text:p>
          </table:table-cell>
          <table:table-cell table:number-columns-repeated="5"/>
        </table:table-row>
        <table:table-row table:style-name="ro1">
          <table:table-cell table:formula="of:=[.A157]-(2*[.A157]+[.C157])/(8*[.B157]+1)" office:value-type="float" office:value="341.874364288819">
            <text:p>341,87</text:p>
          </table:table-cell>
          <table:table-cell table:formula="of:=[.B157]+1" office:value-type="float" office:value="152">
            <text:p>152</text:p>
          </table:table-cell>
          <table:table-cell table:formula="of:=MOD((2*[.A158]+[.C157]);(4*[.B157]+1))" office:value-type="float" office:value="49.7796247389372">
            <text:p>49,78</text:p>
          </table:table-cell>
          <table:table-cell table:number-columns-repeated="5"/>
        </table:table-row>
        <table:table-row table:style-name="ro1">
          <table:table-cell table:formula="of:=[.A158]-(2*[.A158]+[.C158])/(8*[.B158]+1)" office:value-type="float" office:value="341.271629405239">
            <text:p>341,27</text:p>
          </table:table-cell>
          <table:table-cell table:formula="of:=[.B158]+1" office:value-type="float" office:value="153">
            <text:p>153</text:p>
          </table:table-cell>
          <table:table-cell table:formula="of:=MOD((2*[.A159]+[.C158]);(4*[.B158]+1))" office:value-type="float" office:value="123.322883549415">
            <text:p>123,32</text:p>
          </table:table-cell>
          <table:table-cell table:number-columns-repeated="5"/>
        </table:table-row>
        <table:table-row table:style-name="ro1">
          <table:table-cell table:formula="of:=[.A159]-(2*[.A159]+[.C159])/(8*[.B159]+1)" office:value-type="float" office:value="340.613779493109">
            <text:p>340,61</text:p>
          </table:table-cell>
          <table:table-cell table:formula="of:=[.B159]+1" office:value-type="float" office:value="154">
            <text:p>154</text:p>
          </table:table-cell>
          <table:table-cell table:formula="of:=MOD((2*[.A160]+[.C159]);(4*[.B159]+1))" office:value-type="float" office:value="191.550442535632">
            <text:p>191,55</text:p>
          </table:table-cell>
          <table:table-cell table:number-columns-repeated="5"/>
        </table:table-row>
        <table:table-row table:style-name="ro1">
          <table:table-cell table:formula="of:=[.A160]-(2*[.A160]+[.C160])/(8*[.B160]+1)" office:value-type="float" office:value="339.905930343456">
            <text:p>339,91</text:p>
          </table:table-cell>
          <table:table-cell table:formula="of:=[.B160]+1" office:value-type="float" office:value="155">
            <text:p>155</text:p>
          </table:table-cell>
          <table:table-cell table:formula="of:=MOD((2*[.A161]+[.C160]);(4*[.B160]+1))" office:value-type="float" office:value="254.362303222544">
            <text:p>254,36</text:p>
          </table:table-cell>
          <table:table-cell table:number-columns-repeated="5"/>
        </table:table-row>
        <table:table-row table:style-name="ro1">
          <table:table-cell table:formula="of:=[.A161]-(2*[.A161]+[.C161])/(8*[.B161]+1)" office:value-type="float" office:value="339.153171146107">
            <text:p>339,15</text:p>
          </table:table-cell>
          <table:table-cell table:formula="of:=[.B161]+1" office:value-type="float" office:value="156">
            <text:p>156</text:p>
          </table:table-cell>
          <table:table-cell table:formula="of:=MOD((2*[.A162]+[.C161]);(4*[.B161]+1))" office:value-type="float" office:value="311.668645514758">
            <text:p>311,67</text:p>
          </table:table-cell>
          <table:table-cell table:number-columns-repeated="5"/>
        </table:table-row>
        <table:table-row table:style-name="ro1">
          <table:table-cell table:formula="of:=[.A162]-(2*[.A162]+[.C162])/(8*[.B162]+1)" office:value-type="float" office:value="338.360557064596">
            <text:p>338,36</text:p>
          </table:table-cell>
          <table:table-cell table:formula="of:=[.B162]+1" office:value-type="float" office:value="157">
            <text:p>157</text:p>
          </table:table-cell>
          <table:table-cell table:formula="of:=MOD((2*[.A163]+[.C162]);(4*[.B162]+1))" office:value-type="float" office:value="363.389759643951">
            <text:p>363,39</text:p>
          </table:table-cell>
          <table:table-cell table:number-columns-repeated="5"/>
        </table:table-row>
        <table:table-row table:style-name="ro1">
          <table:table-cell table:formula="of:=[.A163]-(2*[.A163]+[.C163])/(8*[.B163]+1)" office:value-type="float" office:value="337.533102113305">
            <text:p>337,53</text:p>
          </table:table-cell>
          <table:table-cell table:formula="of:=[.B163]+1" office:value-type="float" office:value="158">
            <text:p>158</text:p>
          </table:table-cell>
          <table:table-cell table:formula="of:=MOD((2*[.A164]+[.C163]);(4*[.B163]+1))" office:value-type="float" office:value="409.455963870561">
            <text:p>409,46</text:p>
          </table:table-cell>
          <table:table-cell table:number-columns-repeated="5"/>
        </table:table-row>
        <table:table-row table:style-name="ro1">
          <table:table-cell table:formula="of:=[.A164]-(2*[.A164]+[.C164])/(8*[.B164]+1)" office:value-type="float" office:value="336.675772336153">
            <text:p>336,68</text:p>
          </table:table-cell>
          <table:table-cell table:formula="of:=[.B164]+1" office:value-type="float" office:value="159">
            <text:p>159</text:p>
          </table:table-cell>
          <table:table-cell table:formula="of:=MOD((2*[.A165]+[.C164]);(4*[.B164]+1))" office:value-type="float" office:value="449.807508542868">
            <text:p>449,81</text:p>
          </table:table-cell>
          <table:table-cell table:number-columns-repeated="5"/>
        </table:table-row>
        <table:table-row table:style-name="ro1">
          <table:table-cell table:formula="of:=[.A165]-(2*[.A165]+[.C165])/(8*[.B165]+1)" office:value-type="float" office:value="335.793479285709">
            <text:p>335,79</text:p>
          </table:table-cell>
          <table:table-cell table:formula="of:=[.B165]+1" office:value-type="float" office:value="160">
            <text:p>160</text:p>
          </table:table-cell>
          <table:table-cell table:formula="of:=MOD((2*[.A166]+[.C165]);(4*[.B165]+1))" office:value-type="float" office:value="484.394467114287">
            <text:p>484,39</text:p>
          </table:table-cell>
          <table:table-cell table:number-columns-repeated="5"/>
        </table:table-row>
        <table:table-row table:style-name="ro1">
          <table:table-cell table:formula="of:=[.A166]-(2*[.A166]+[.C166])/(8*[.B166]+1)" office:value-type="float" office:value="334.891073801177">
            <text:p>334,89</text:p>
          </table:table-cell>
          <table:table-cell table:formula="of:=[.B166]+1" office:value-type="float" office:value="161">
            <text:p>161</text:p>
          </table:table-cell>
          <table:table-cell table:formula="of:=MOD((2*[.A167]+[.C166]);(4*[.B166]+1))" office:value-type="float" office:value="513.176614716641">
            <text:p>513,18</text:p>
          </table:table-cell>
          <table:table-cell table:number-columns-repeated="5"/>
        </table:table-row>
        <table:table-row table:style-name="ro1">
          <table:table-cell table:formula="of:=[.A167]-(2*[.A167]+[.C167])/(8*[.B167]+1)" office:value-type="float" office:value="333.973340083319">
            <text:p>333,97</text:p>
          </table:table-cell>
          <table:table-cell table:formula="of:=[.B167]+1" office:value-type="float" office:value="162">
            <text:p>162</text:p>
          </table:table-cell>
          <table:table-cell table:formula="of:=MOD((2*[.A168]+[.C167]);(4*[.B167]+1))" office:value-type="float" office:value="536.123294883279">
            <text:p>536,12</text:p>
          </table:table-cell>
          <table:table-cell table:number-columns-repeated="5"/>
        </table:table-row>
        <table:table-row table:style-name="ro1">
          <table:table-cell table:formula="of:=[.A168]-(2*[.A168]+[.C168])/(8*[.B168]+1)" office:value-type="float" office:value="333.044990064005">
            <text:p>333,04</text:p>
          </table:table-cell>
          <table:table-cell table:formula="of:=[.B168]+1" office:value-type="float" office:value="163">
            <text:p>163</text:p>
          </table:table-cell>
          <table:table-cell table:formula="of:=MOD((2*[.A169]+[.C168]);(4*[.B168]+1))" office:value-type="float" office:value="553.21327501129">
            <text:p>553,21</text:p>
          </table:table-cell>
          <table:table-cell table:number-columns-repeated="5"/>
        </table:table-row>
        <table:table-row table:style-name="ro1">
          <table:table-cell table:formula="of:=[.A169]-(2*[.A169]+[.C169])/(8*[.B169]+1)" office:value-type="float" office:value="332.11065806773">
            <text:p>332,11</text:p>
          </table:table-cell>
          <table:table-cell table:formula="of:=[.B169]+1" office:value-type="float" office:value="164">
            <text:p>164</text:p>
          </table:table-cell>
          <table:table-cell table:formula="of:=MOD((2*[.A170]+[.C169]);(4*[.B169]+1))" office:value-type="float" office:value="564.43459114675">
            <text:p>564,43</text:p>
          </table:table-cell>
          <table:table-cell table:number-columns-repeated="5"/>
        </table:table-row>
        <table:table-row table:style-name="ro1">
          <table:table-cell table:formula="of:=[.A170]-(2*[.A170]+[.C170])/(8*[.B170]+1)" office:value-type="float" office:value="331.174895762108">
            <text:p>331,17</text:p>
          </table:table-cell>
          <table:table-cell table:formula="of:=[.B170]+1" office:value-type="float" office:value="165">
            <text:p>165</text:p>
          </table:table-cell>
          <table:table-cell table:formula="of:=MOD((2*[.A171]+[.C170]);(4*[.B170]+1))" office:value-type="float" office:value="569.784382670965">
            <text:p>569,78</text:p>
          </table:table-cell>
          <table:table-cell table:number-columns-repeated="5"/>
        </table:table-row>
        <table:table-row table:style-name="ro1">
          <table:table-cell table:formula="of:=[.A171]-(2*[.A171]+[.C171])/(8*[.B171]+1)" office:value-type="float" office:value="330.242167394057">
            <text:p>330,24</text:p>
          </table:table-cell>
          <table:table-cell table:formula="of:=[.B171]+1" office:value-type="float" office:value="166">
            <text:p>166</text:p>
          </table:table-cell>
          <table:table-cell table:formula="of:=MOD((2*[.A172]+[.C171]);(4*[.B171]+1))" office:value-type="float" office:value="569.268717459079">
            <text:p>569,27</text:p>
          </table:table-cell>
          <table:table-cell table:number-columns-repeated="5"/>
        </table:table-row>
        <table:table-row table:style-name="ro1">
          <table:table-cell table:formula="of:=[.A172]-(2*[.A172]+[.C172])/(8*[.B172]+1)" office:value-type="float" office:value="329.316845308092">
            <text:p>329,32</text:p>
          </table:table-cell>
          <table:table-cell table:formula="of:=[.B172]+1" office:value-type="float" office:value="167">
            <text:p>167</text:p>
          </table:table-cell>
          <table:table-cell table:formula="of:=MOD((2*[.A173]+[.C172]);(4*[.B172]+1))" office:value-type="float" office:value="562.902408075263">
            <text:p>562,9</text:p>
          </table:table-cell>
          <table:table-cell table:number-columns-repeated="5"/>
        </table:table-row>
        <table:table-row table:style-name="ro1">
          <table:table-cell table:formula="of:=[.A173]-(2*[.A173]+[.C173])/(8*[.B173]+1)" office:value-type="float" office:value="328.403205742878">
            <text:p>328,4</text:p>
          </table:table-cell>
          <table:table-cell table:formula="of:=[.B173]+1" office:value-type="float" office:value="168">
            <text:p>168</text:p>
          </table:table-cell>
          <table:table-cell table:formula="of:=MOD((2*[.A174]+[.C173]);(4*[.B173]+1))" office:value-type="float" office:value="550.708819561019">
            <text:p>550,71</text:p>
          </table:table-cell>
          <table:table-cell table:number-columns-repeated="5"/>
        </table:table-row>
        <table:table-row table:style-name="ro1">
          <table:table-cell table:formula="of:=[.A174]-(2*[.A174]+[.C174])/(8*[.B174]+1)" office:value-type="float" office:value="327.505424901951">
            <text:p>327,51</text:p>
          </table:table-cell>
          <table:table-cell table:formula="of:=[.B174]+1" office:value-type="float" office:value="169">
            <text:p>169</text:p>
          </table:table-cell>
          <table:table-cell table:formula="of:=MOD((2*[.A175]+[.C174]);(4*[.B174]+1))" office:value-type="float" office:value="532.71966936492">
            <text:p>532,72</text:p>
          </table:table-cell>
          <table:table-cell table:number-columns-repeated="5"/>
        </table:table-row>
        <table:table-row table:style-name="ro1">
          <table:table-cell table:formula="of:=[.A175]-(2*[.A175]+[.C175])/(8*[.B175]+1)" office:value-type="float" office:value="326.627575294287">
            <text:p>326,63</text:p>
          </table:table-cell>
          <table:table-cell table:formula="of:=[.B175]+1" office:value-type="float" office:value="170">
            <text:p>170</text:p>
          </table:table-cell>
          <table:table-cell table:formula="of:=MOD((2*[.A176]+[.C175]);(4*[.B175]+1))" office:value-type="float" office:value="508.974819953495">
            <text:p>508,97</text:p>
          </table:table-cell>
          <table:table-cell table:number-columns-repeated="5"/>
        </table:table-row>
        <table:table-row table:style-name="ro1">
          <table:table-cell table:formula="of:=[.A176]-(2*[.A176]+[.C176])/(8*[.B176]+1)" office:value-type="float" office:value="325.773622340178">
            <text:p>325,77</text:p>
          </table:table-cell>
          <table:table-cell table:formula="of:=[.B176]+1" office:value-type="float" office:value="171">
            <text:p>171</text:p>
          </table:table-cell>
          <table:table-cell table:formula="of:=MOD((2*[.A177]+[.C176]);(4*[.B176]+1))" office:value-type="float" office:value="479.522064633852">
            <text:p>479,52</text:p>
          </table:table-cell>
          <table:table-cell table:number-columns-repeated="5"/>
        </table:table-row>
        <table:table-row table:style-name="ro1">
          <table:table-cell table:formula="of:=[.A177]-(2*[.A177]+[.C177])/(8*[.B177]+1)" office:value-type="float" office:value="324.947421237685">
            <text:p>324,95</text:p>
          </table:table-cell>
          <table:table-cell table:formula="of:=[.B177]+1" office:value-type="float" office:value="172">
            <text:p>172</text:p>
          </table:table-cell>
          <table:table-cell table:formula="of:=MOD((2*[.A178]+[.C177]);(4*[.B177]+1))" office:value-type="float" office:value="444.416907109221">
            <text:p>444,42</text:p>
          </table:table-cell>
          <table:table-cell table:number-columns-repeated="5"/>
        </table:table-row>
        <table:table-row table:style-name="ro1">
          <table:table-cell table:formula="of:=[.A178]-(2*[.A178]+[.C178])/(8*[.B178]+1)" office:value-type="float" office:value="324.152714084755">
            <text:p>324,15</text:p>
          </table:table-cell>
          <table:table-cell table:formula="of:=[.B178]+1" office:value-type="float" office:value="173">
            <text:p>173</text:p>
          </table:table-cell>
          <table:table-cell table:formula="of:=MOD((2*[.A179]+[.C178]);(4*[.B178]+1))" office:value-type="float" office:value="403.72233527873">
            <text:p>403,72</text:p>
          </table:table-cell>
          <table:table-cell table:number-columns-repeated="5"/>
        </table:table-row>
        <table:table-row table:style-name="ro1">
          <table:table-cell table:formula="of:=[.A179]-(2*[.A179]+[.C179])/(8*[.B179]+1)" office:value-type="float" office:value="323.39312725194">
            <text:p>323,39</text:p>
          </table:table-cell>
          <table:table-cell table:formula="of:=[.B179]+1" office:value-type="float" office:value="174">
            <text:p>174</text:p>
          </table:table-cell>
          <table:table-cell table:formula="of:=MOD((2*[.A180]+[.C179]);(4*[.B179]+1))" office:value-type="float" office:value="357.50858978261">
            <text:p>357,51</text:p>
          </table:table-cell>
          <table:table-cell table:number-columns-repeated="5"/>
        </table:table-row>
        <table:table-row table:style-name="ro1">
          <table:table-cell table:formula="of:=[.A180]-(2*[.A180]+[.C180])/(8*[.B180]+1)" office:value-type="float" office:value="322.672169000478">
            <text:p>322,67</text:p>
          </table:table-cell>
          <table:table-cell table:formula="of:=[.B180]+1" office:value-type="float" office:value="175">
            <text:p>175</text:p>
          </table:table-cell>
          <table:table-cell table:formula="of:=MOD((2*[.A181]+[.C180]);(4*[.B180]+1))" office:value-type="float" office:value="305.852927783566">
            <text:p>305,85</text:p>
          </table:table-cell>
          <table:table-cell table:number-columns-repeated="5"/>
        </table:table-row>
        <table:table-row table:style-name="ro1">
          <table:table-cell table:formula="of:=[.A181]-(2*[.A181]+[.C181])/(8*[.B181]+1)" office:value-type="float" office:value="321.993227340389">
            <text:p>321,99</text:p>
          </table:table-cell>
          <table:table-cell table:formula="of:=[.B181]+1" office:value-type="float" office:value="176">
            <text:p>176</text:p>
          </table:table-cell>
          <table:table-cell table:formula="of:=MOD((2*[.A182]+[.C181]);(4*[.B181]+1))" office:value-type="float" office:value="248.839382464344">
            <text:p>248,84</text:p>
          </table:table-cell>
          <table:table-cell table:number-columns-repeated="5"/>
        </table:table-row>
        <table:table-row table:style-name="ro1">
          <table:table-cell table:formula="of:=[.A182]-(2*[.A182]+[.C182])/(8*[.B182]+1)" office:value-type="float" office:value="321.359568123111">
            <text:p>321,36</text:p>
          </table:table-cell>
          <table:table-cell table:formula="of:=[.B182]+1" office:value-type="float" office:value="177">
            <text:p>177</text:p>
          </table:table-cell>
          <table:table-cell table:formula="of:=MOD((2*[.A183]+[.C182]);(4*[.B182]+1))" office:value-type="float" office:value="186.558518710566">
            <text:p>186,56</text:p>
          </table:table-cell>
          <table:table-cell table:number-columns-repeated="5"/>
        </table:table-row>
        <table:table-row table:style-name="ro1">
          <table:table-cell table:formula="of:=[.A183]-(2*[.A183]+[.C183])/(8*[.B183]+1)" office:value-type="float" office:value="320.774333363085">
            <text:p>320,77</text:p>
          </table:table-cell>
          <table:table-cell table:formula="of:=[.B183]+1" office:value-type="float" office:value="178">
            <text:p>178</text:p>
          </table:table-cell>
          <table:table-cell table:formula="of:=MOD((2*[.A184]+[.C183]);(4*[.B183]+1))" office:value-type="float" office:value="119.107185436736">
            <text:p>119,11</text:p>
          </table:table-cell>
          <table:table-cell table:number-columns-repeated="5"/>
        </table:table-row>
        <table:table-row table:style-name="ro1">
          <table:table-cell table:formula="of:=[.A184]-(2*[.A184]+[.C184])/(8*[.B184]+1)" office:value-type="float" office:value="320.24053978262">
            <text:p>320,24</text:p>
          </table:table-cell>
          <table:table-cell table:formula="of:=[.B184]+1" office:value-type="float" office:value="179">
            <text:p>179</text:p>
          </table:table-cell>
          <table:table-cell table:formula="of:=MOD((2*[.A185]+[.C184]);(4*[.B184]+1))" office:value-type="float" office:value="46.5882650019749">
            <text:p>46,59</text:p>
          </table:table-cell>
          <table:table-cell table:number-columns-repeated="5"/>
        </table:table-row>
        <table:table-row table:style-name="ro1">
          <table:table-cell table:formula="of:=[.A185]-(2*[.A185]+[.C185])/(8*[.B185]+1)" office:value-type="float" office:value="319.761077574269">
            <text:p>319,76</text:p>
          </table:table-cell>
          <table:table-cell table:formula="of:=[.B185]+1" office:value-type="float" office:value="180">
            <text:p>180</text:p>
          </table:table-cell>
          <table:table-cell table:formula="of:=MOD((2*[.A186]+[.C185]);(4*[.B185]+1))" office:value-type="float" office:value="686.110420150512">
            <text:p>686,11</text:p>
          </table:table-cell>
          <table:table-cell table:number-columns-repeated="5"/>
        </table:table-row>
        <table:table-row table:style-name="ro1">
          <table:table-cell table:formula="of:=[.A186]-(2*[.A186]+[.C186])/(8*[.B186]+1)" office:value-type="float" office:value="318.841138243735">
            <text:p>318,84</text:p>
          </table:table-cell>
          <table:table-cell table:formula="of:=[.B186]+1" office:value-type="float" office:value="181">
            <text:p>181</text:p>
          </table:table-cell>
          <table:table-cell table:formula="of:=MOD((2*[.A187]+[.C186]);(4*[.B186]+1))" office:value-type="float" office:value="602.792696637982">
            <text:p>602,79</text:p>
          </table:table-cell>
          <table:table-cell table:number-columns-repeated="5"/>
        </table:table-row>
        <table:table-row table:style-name="ro1">
          <table:table-cell table:formula="of:=[.A187]-(2*[.A187]+[.C187])/(8*[.B187]+1)" office:value-type="float" office:value="317.985047855104">
            <text:p>317,99</text:p>
          </table:table-cell>
          <table:table-cell table:formula="of:=[.B187]+1" office:value-type="float" office:value="182">
            <text:p>182</text:p>
          </table:table-cell>
          <table:table-cell table:formula="of:=MOD((2*[.A188]+[.C187]);(4*[.B187]+1))" office:value-type="float" office:value="513.762792348191">
            <text:p>513,76</text:p>
          </table:table-cell>
          <table:table-cell table:number-columns-repeated="5"/>
        </table:table-row>
        <table:table-row table:style-name="ro1">
          <table:table-cell table:formula="of:=[.A188]-(2*[.A188]+[.C188])/(8*[.B188]+1)" office:value-type="float" office:value="317.195938117247">
            <text:p>317,2</text:p>
          </table:table-cell>
          <table:table-cell table:formula="of:=[.B188]+1" office:value-type="float" office:value="183">
            <text:p>183</text:p>
          </table:table-cell>
          <table:table-cell table:formula="of:=MOD((2*[.A189]+[.C188]);(4*[.B188]+1))" office:value-type="float" office:value="419.154668582685">
            <text:p>419,15</text:p>
          </table:table-cell>
          <table:table-cell table:number-columns-repeated="5"/>
        </table:table-row>
        <table:table-row table:style-name="ro1">
          <table:table-cell table:formula="of:=[.A189]-(2*[.A189]+[.C189])/(8*[.B189]+1)" office:value-type="float" office:value="316.476793718054">
            <text:p>316,48</text:p>
          </table:table-cell>
          <table:table-cell table:formula="of:=[.B189]+1" office:value-type="float" office:value="184">
            <text:p>184</text:p>
          </table:table-cell>
          <table:table-cell table:formula="of:=MOD((2*[.A190]+[.C189]);(4*[.B189]+1))" office:value-type="float" office:value="319.108256018793">
            <text:p>319,11</text:p>
          </table:table-cell>
          <table:table-cell table:number-columns-repeated="5"/>
        </table:table-row>
        <table:table-row table:style-name="ro1">
          <table:table-cell table:formula="of:=[.A190]-(2*[.A190]+[.C190])/(8*[.B190]+1)" office:value-type="float" office:value="315.830451665471">
            <text:p>315,83</text:p>
          </table:table-cell>
          <table:table-cell table:formula="of:=[.B190]+1" office:value-type="float" office:value="185">
            <text:p>185</text:p>
          </table:table-cell>
          <table:table-cell table:formula="of:=MOD((2*[.A191]+[.C190]);(4*[.B190]+1))" office:value-type="float" office:value="213.769159349736">
            <text:p>213,77</text:p>
          </table:table-cell>
          <table:table-cell table:number-columns-repeated="5"/>
        </table:table-row>
        <table:table-row table:style-name="ro1">
          <table:table-cell table:formula="of:=[.A191]-(2*[.A191]+[.C191])/(8*[.B191]+1)" office:value-type="float" office:value="315.259600846646">
            <text:p>315,26</text:p>
          </table:table-cell>
          <table:table-cell table:formula="of:=[.B191]+1" office:value-type="float" office:value="186">
            <text:p>186</text:p>
          </table:table-cell>
          <table:table-cell table:formula="of:=MOD((2*[.A192]+[.C191]);(4*[.B191]+1))" office:value-type="float" office:value="103.288361043027">
            <text:p>103,29</text:p>
          </table:table-cell>
          <table:table-cell table:number-columns-repeated="5"/>
        </table:table-row>
        <table:table-row table:style-name="ro1">
          <table:table-cell table:formula="of:=[.A192]-(2*[.A192]+[.C192])/(8*[.B192]+1)" office:value-type="float" office:value="314.766781798468">
            <text:p>314,77</text:p>
          </table:table-cell>
          <table:table-cell table:formula="of:=[.B192]+1" office:value-type="float" office:value="187">
            <text:p>187</text:p>
          </table:table-cell>
          <table:table-cell table:formula="of:=MOD((2*[.A193]+[.C192]);(4*[.B192]+1))" office:value-type="float" office:value="732.821924639963">
            <text:p>732,82</text:p>
          </table:table-cell>
          <table:table-cell table:number-columns-repeated="5"/>
        </table:table-row>
        <table:table-row table:style-name="ro1">
          <table:table-cell table:formula="of:=[.A193]-(2*[.A193]+[.C193])/(8*[.B193]+1)" office:value-type="float" office:value="313.856724692097">
            <text:p>313,86</text:p>
          </table:table-cell>
          <table:table-cell table:formula="of:=[.B193]+1" office:value-type="float" office:value="188">
            <text:p>188</text:p>
          </table:table-cell>
          <table:table-cell table:formula="of:=MOD((2*[.A194]+[.C193]);(4*[.B193]+1))" office:value-type="float" office:value="611.535374024158">
            <text:p>611,54</text:p>
          </table:table-cell>
          <table:table-cell table:number-columns-repeated="5"/>
        </table:table-row>
        <table:table-row table:style-name="ro1">
          <table:table-cell table:formula="of:=[.A194]-(2*[.A194]+[.C194])/(8*[.B194]+1)" office:value-type="float" office:value="313.033303546976">
            <text:p>313,03</text:p>
          </table:table-cell>
          <table:table-cell table:formula="of:=[.B194]+1" office:value-type="float" office:value="189">
            <text:p>189</text:p>
          </table:table-cell>
          <table:table-cell table:formula="of:=MOD((2*[.A195]+[.C194]);(4*[.B194]+1))" office:value-type="float" office:value="484.601981118109">
            <text:p>484,6</text:p>
          </table:table-cell>
          <table:table-cell table:number-columns-repeated="5"/>
        </table:table-row>
        <table:table-row table:style-name="ro1">
          <table:table-cell table:formula="of:=[.A195]-(2*[.A195]+[.C195])/(8*[.B195]+1)" office:value-type="float" office:value="312.299219879948">
            <text:p>312,3</text:p>
          </table:table-cell>
          <table:table-cell table:formula="of:=[.B195]+1" office:value-type="float" office:value="190">
            <text:p>190</text:p>
          </table:table-cell>
          <table:table-cell table:formula="of:=MOD((2*[.A196]+[.C195]);(4*[.B195]+1))" office:value-type="float" office:value="352.200420878006">
            <text:p>352,2</text:p>
          </table:table-cell>
          <table:table-cell table:number-columns-repeated="5"/>
        </table:table-row>
        <table:table-row table:style-name="ro1">
          <table:table-cell table:formula="of:=[.A196]-(2*[.A196]+[.C196])/(8*[.B196]+1)" office:value-type="float" office:value="311.657011556058">
            <text:p>311,66</text:p>
          </table:table-cell>
          <table:table-cell table:formula="of:=[.B196]+1" office:value-type="float" office:value="191">
            <text:p>191</text:p>
          </table:table-cell>
          <table:table-cell table:formula="of:=MOD((2*[.A197]+[.C196]);(4*[.B196]+1))" office:value-type="float" office:value="214.514443990122">
            <text:p>214,51</text:p>
          </table:table-cell>
          <table:table-cell table:number-columns-repeated="5"/>
        </table:table-row>
        <table:table-row table:style-name="ro1">
          <table:table-cell table:formula="of:=[.A197]-(2*[.A197]+[.C197])/(8*[.B197]+1)" office:value-type="float" office:value="311.109053107986">
            <text:p>311,11</text:p>
          </table:table-cell>
          <table:table-cell table:formula="of:=[.B197]+1" office:value-type="float" office:value="192">
            <text:p>192</text:p>
          </table:table-cell>
          <table:table-cell table:formula="of:=MOD((2*[.A198]+[.C197]);(4*[.B197]+1))" office:value-type="float" office:value="71.7325502060928">
            <text:p>71,73</text:p>
          </table:table-cell>
          <table:table-cell table:number-columns-repeated="5"/>
        </table:table-row>
        <table:table-row table:style-name="ro1">
          <table:table-cell table:formula="of:=[.A198]-(2*[.A198]+[.C198])/(8*[.B198]+1)" office:value-type="float" office:value="310.657556259305">
            <text:p>310,66</text:p>
          </table:table-cell>
          <table:table-cell table:formula="of:=[.B198]+1" office:value-type="float" office:value="193">
            <text:p>193</text:p>
          </table:table-cell>
          <table:table-cell table:formula="of:=MOD((2*[.A199]+[.C198]);(4*[.B198]+1))" office:value-type="float" office:value="693.047662724703">
            <text:p>693,05</text:p>
          </table:table-cell>
          <table:table-cell table:number-columns-repeated="5"/>
        </table:table-row>
        <table:table-row table:style-name="ro1">
          <table:table-cell table:formula="of:=[.A199]-(2*[.A199]+[.C199])/(8*[.B199]+1)" office:value-type="float" office:value="309.806836016429">
            <text:p>309,81</text:p>
          </table:table-cell>
          <table:table-cell table:formula="of:=[.B199]+1" office:value-type="float" office:value="194">
            <text:p>194</text:p>
          </table:table-cell>
          <table:table-cell table:formula="of:=MOD((2*[.A200]+[.C199]);(4*[.B199]+1))" office:value-type="float" office:value="539.661334757561">
            <text:p>539,66</text:p>
          </table:table-cell>
          <table:table-cell table:number-columns-repeated="5"/>
        </table:table-row>
        <table:table-row table:style-name="ro1">
          <table:table-cell table:formula="of:=[.A200]-(2*[.A200]+[.C200])/(8*[.B200]+1)" office:value-type="float" office:value="309.060361446699">
            <text:p>309,06</text:p>
          </table:table-cell>
          <table:table-cell table:formula="of:=[.B200]+1" office:value-type="float" office:value="195">
            <text:p>195</text:p>
          </table:table-cell>
          <table:table-cell table:formula="of:=MOD((2*[.A201]+[.C200]);(4*[.B200]+1))" office:value-type="float" office:value="380.78205765096">
            <text:p>380,78</text:p>
          </table:table-cell>
          <table:table-cell table:number-columns-repeated="5"/>
        </table:table-row>
        <table:table-row table:style-name="ro1">
          <table:table-cell table:formula="of:=[.A201]-(2*[.A201]+[.C201])/(8*[.B201]+1)" office:value-type="float" office:value="308.42044935154">
            <text:p>308,42</text:p>
          </table:table-cell>
          <table:table-cell table:formula="of:=[.B201]+1" office:value-type="float" office:value="196">
            <text:p>196</text:p>
          </table:table-cell>
          <table:table-cell table:formula="of:=MOD((2*[.A202]+[.C201]);(4*[.B201]+1))" office:value-type="float" office:value="216.622956354039">
            <text:p>216,62</text:p>
          </table:table-cell>
          <table:table-cell table:number-columns-repeated="5"/>
        </table:table-row>
        <table:table-row table:style-name="ro1">
          <table:table-cell table:formula="of:=[.A202]-(2*[.A202]+[.C202])/(8*[.B202]+1)" office:value-type="float" office:value="307.889242305614">
            <text:p>307,89</text:p>
          </table:table-cell>
          <table:table-cell table:formula="of:=[.B202]+1" office:value-type="float" office:value="197">
            <text:p>197</text:p>
          </table:table-cell>
          <table:table-cell table:formula="of:=MOD((2*[.A203]+[.C202]);(4*[.B202]+1))" office:value-type="float" office:value="47.4014409652668">
            <text:p>47,4</text:p>
          </table:table-cell>
          <table:table-cell table:number-columns-repeated="5"/>
        </table:table-row>
        <table:table-row table:style-name="ro1">
          <table:table-cell table:formula="of:=[.A203]-(2*[.A203]+[.C203])/(8*[.B203]+1)" office:value-type="float" office:value="307.468709695864">
            <text:p>307,47</text:p>
          </table:table-cell>
          <table:table-cell table:formula="of:=[.B203]+1" office:value-type="float" office:value="198">
            <text:p>198</text:p>
          </table:table-cell>
          <table:table-cell table:formula="of:=MOD((2*[.A204]+[.C203]);(4*[.B203]+1))" office:value-type="float" office:value="662.338860356994">
            <text:p>662,34</text:p>
          </table:table-cell>
          <table:table-cell table:number-columns-repeated="5"/>
        </table:table-row>
        <table:table-row table:style-name="ro1">
          <table:table-cell table:formula="of:=[.A204]-(2*[.A204]+[.C204])/(8*[.B204]+1)" office:value-type="float" office:value="306.662857153435">
            <text:p>306,66</text:p>
          </table:table-cell>
          <table:table-cell table:formula="of:=[.B204]+1" office:value-type="float" office:value="199">
            <text:p>199</text:p>
          </table:table-cell>
          <table:table-cell table:formula="of:=MOD((2*[.A205]+[.C204]);(4*[.B204]+1))" office:value-type="float" office:value="482.664574663865">
            <text:p>482,66</text:p>
          </table:table-cell>
          <table:table-cell table:number-columns-repeated="5"/>
        </table:table-row>
        <table:table-row table:style-name="ro1">
          <table:table-cell table:formula="of:=[.A205]-(2*[.A205]+[.C205])/(8*[.B205]+1)" office:value-type="float" office:value="305.974853205557">
            <text:p>305,97</text:p>
          </table:table-cell>
          <table:table-cell table:formula="of:=[.B205]+1" office:value-type="float" office:value="200">
            <text:p>200</text:p>
          </table:table-cell>
          <table:table-cell table:formula="of:=MOD((2*[.A206]+[.C205]);(4*[.B205]+1))" office:value-type="float" office:value="297.614281074978">
            <text:p>297,61</text:p>
          </table:table-cell>
          <table:table-cell table:number-columns-repeated="5"/>
        </table:table-row>
        <table:table-row table:style-name="ro1">
          <table:table-cell table:formula="of:=[.A206]-(2*[.A206]+[.C206])/(8*[.B206]+1)" office:value-type="float" office:value="305.406730789888">
            <text:p>305,41</text:p>
          </table:table-cell>
          <table:table-cell table:formula="of:=[.B206]+1" office:value-type="float" office:value="201">
            <text:p>201</text:p>
          </table:table-cell>
          <table:table-cell table:formula="of:=MOD((2*[.A207]+[.C206]);(4*[.B206]+1))" office:value-type="float" office:value="107.427742654753">
            <text:p>107,43</text:p>
          </table:table-cell>
          <table:table-cell table:number-columns-repeated="5"/>
        </table:table-row>
        <table:table-row table:style-name="ro1">
          <table:table-cell table:formula="of:=[.A207]-(2*[.A207]+[.C207])/(8*[.B207]+1)" office:value-type="float" office:value="304.960340979922">
            <text:p>304,96</text:p>
          </table:table-cell>
          <table:table-cell table:formula="of:=[.B207]+1" office:value-type="float" office:value="202">
            <text:p>202</text:p>
          </table:table-cell>
          <table:table-cell table:formula="of:=MOD((2*[.A208]+[.C207]);(4*[.B207]+1))" office:value-type="float" office:value="717.348424614598">
            <text:p>717,35</text:p>
          </table:table-cell>
          <table:table-cell table:number-columns-repeated="5"/>
        </table:table-row>
        <table:table-row table:style-name="ro1">
          <table:table-cell table:formula="of:=[.A208]-(2*[.A208]+[.C208])/(8*[.B208]+1)" office:value-type="float" office:value="304.13951902162">
            <text:p>304,14</text:p>
          </table:table-cell>
          <table:table-cell table:formula="of:=[.B208]+1" office:value-type="float" office:value="203">
            <text:p>203</text:p>
          </table:table-cell>
          <table:table-cell table:formula="of:=MOD((2*[.A209]+[.C208]);(4*[.B208]+1))" office:value-type="float" office:value="516.627462657838">
            <text:p>516,63</text:p>
          </table:table-cell>
          <table:table-cell table:number-columns-repeated="5"/>
        </table:table-row>
        <table:table-row table:style-name="ro1">
          <table:table-cell table:formula="of:=[.A209]-(2*[.A209]+[.C209])/(8*[.B209]+1)" office:value-type="float" office:value="303.447268867343">
            <text:p>303,45</text:p>
          </table:table-cell>
          <table:table-cell table:formula="of:=[.B209]+1" office:value-type="float" office:value="204">
            <text:p>204</text:p>
          </table:table-cell>
          <table:table-cell table:formula="of:=MOD((2*[.A210]+[.C209]);(4*[.B209]+1))" office:value-type="float" office:value="310.522000392523">
            <text:p>310,52</text:p>
          </table:table-cell>
          <table:table-cell table:number-columns-repeated="5"/>
        </table:table-row>
        <table:table-row table:style-name="ro1">
          <table:table-cell table:formula="of:=[.A210]-(2*[.A210]+[.C210])/(8*[.B210]+1)" office:value-type="float" office:value="302.885470619867">
            <text:p>302,89</text:p>
          </table:table-cell>
          <table:table-cell table:formula="of:=[.B210]+1" office:value-type="float" office:value="205">
            <text:p>205</text:p>
          </table:table-cell>
          <table:table-cell table:formula="of:=MOD((2*[.A211]+[.C210]);(4*[.B210]+1))" office:value-type="float" office:value="99.2929416322572">
            <text:p>99,29</text:p>
          </table:table-cell>
          <table:table-cell table:number-columns-repeated="5"/>
        </table:table-row>
        <table:table-row table:style-name="ro1">
          <table:table-cell table:formula="of:=[.A211]-(2*[.A211]+[.C211])/(8*[.B211]+1)" office:value-type="float" office:value="302.455815602882">
            <text:p>302,46</text:p>
          </table:table-cell>
          <table:table-cell table:formula="of:=[.B211]+1" office:value-type="float" office:value="206">
            <text:p>206</text:p>
          </table:table-cell>
          <table:table-cell table:formula="of:=MOD((2*[.A212]+[.C211]);(4*[.B211]+1))" office:value-type="float" office:value="704.204572838022">
            <text:p>704,2</text:p>
          </table:table-cell>
          <table:table-cell table:number-columns-repeated="5"/>
        </table:table-row>
        <table:table-row table:style-name="ro1">
          <table:table-cell table:formula="of:=[.A212]-(2*[.A212]+[.C212])/(8*[.B212]+1)" office:value-type="float" office:value="301.661930700491">
            <text:p>301,66</text:p>
          </table:table-cell>
          <table:table-cell table:formula="of:=[.B212]+1" office:value-type="float" office:value="207">
            <text:p>207</text:p>
          </table:table-cell>
          <table:table-cell table:formula="of:=MOD((2*[.A213]+[.C212]);(4*[.B212]+1))" office:value-type="float" office:value="482.528434239004">
            <text:p>482,53</text:p>
          </table:table-cell>
          <table:table-cell table:number-columns-repeated="5"/>
        </table:table-row>
        <table:table-row table:style-name="ro1">
          <table:table-cell table:formula="of:=[.A213]-(2*[.A213]+[.C213])/(8*[.B213]+1)" office:value-type="float" office:value="301.006618512416">
            <text:p>301,01</text:p>
          </table:table-cell>
          <table:table-cell table:formula="of:=[.B213]+1" office:value-type="float" office:value="208">
            <text:p>208</text:p>
          </table:table-cell>
          <table:table-cell table:formula="of:=MOD((2*[.A214]+[.C213]);(4*[.B213]+1))" office:value-type="float" office:value="255.541671263836">
            <text:p>255,54</text:p>
          </table:table-cell>
          <table:table-cell table:number-columns-repeated="5"/>
        </table:table-row>
        <table:table-row table:style-name="ro1">
          <table:table-cell table:formula="of:=[.A214]-(2*[.A214]+[.C214])/(8*[.B214]+1)" office:value-type="float" office:value="300.49157051945">
            <text:p>300,49</text:p>
          </table:table-cell>
          <table:table-cell table:formula="of:=[.B214]+1" office:value-type="float" office:value="209">
            <text:p>209</text:p>
          </table:table-cell>
          <table:table-cell table:formula="of:=MOD((2*[.A215]+[.C214]);(4*[.B214]+1))" office:value-type="float" office:value="23.5248123027353">
            <text:p>23,52</text:p>
          </table:table-cell>
          <table:table-cell table:number-columns-repeated="5"/>
        </table:table-row>
        <table:table-row table:style-name="ro1">
          <table:table-cell table:formula="of:=[.A215]-(2*[.A215]+[.C215])/(8*[.B215]+1)" office:value-type="float" office:value="300.118284235324">
            <text:p>300,12</text:p>
          </table:table-cell>
          <table:table-cell table:formula="of:=[.B215]+1" office:value-type="float" office:value="210">
            <text:p>210</text:p>
          </table:table-cell>
          <table:table-cell table:formula="of:=MOD((2*[.A216]+[.C215]);(4*[.B215]+1))" office:value-type="float" office:value="623.761380773384">
            <text:p>623,76</text:p>
          </table:table-cell>
          <table:table-cell table:number-columns-repeated="5"/>
        </table:table-row>
        <table:table-row table:style-name="ro1">
          <table:table-cell table:formula="of:=[.A216]-(2*[.A216]+[.C216])/(8*[.B216]+1)" office:value-type="float" office:value="299.390147442199">
            <text:p>299,39</text:p>
          </table:table-cell>
          <table:table-cell table:formula="of:=[.B216]+1" office:value-type="float" office:value="211">
            <text:p>211</text:p>
          </table:table-cell>
          <table:table-cell table:formula="of:=MOD((2*[.A217]+[.C216]);(4*[.B216]+1))" office:value-type="float" office:value="381.541675657782">
            <text:p>381,54</text:p>
          </table:table-cell>
          <table:table-cell table:number-columns-repeated="5"/>
        </table:table-row>
        <table:table-row table:style-name="ro1">
          <table:table-cell table:formula="of:=[.A217]-(2*[.A217]+[.C217])/(8*[.B217]+1)" office:value-type="float" office:value="298.809731829089">
            <text:p>298,81</text:p>
          </table:table-cell>
          <table:table-cell table:formula="of:=[.B217]+1" office:value-type="float" office:value="212">
            <text:p>212</text:p>
          </table:table-cell>
          <table:table-cell table:formula="of:=MOD((2*[.A218]+[.C217]);(4*[.B217]+1))" office:value-type="float" office:value="134.161139315961">
            <text:p>134,16</text:p>
          </table:table-cell>
          <table:table-cell table:number-columns-repeated="5"/>
        </table:table-row>
        <table:table-row table:style-name="ro1">
          <table:table-cell table:formula="of:=[.A218]-(2*[.A218]+[.C218])/(8*[.B218]+1)" office:value-type="float" office:value="298.378511674125">
            <text:p>298,38</text:p>
          </table:table-cell>
          <table:table-cell table:formula="of:=[.B218]+1" office:value-type="float" office:value="213">
            <text:p>213</text:p>
          </table:table-cell>
          <table:table-cell table:formula="of:=MOD((2*[.A219]+[.C218]);(4*[.B218]+1))" office:value-type="float" office:value="730.918162664211">
            <text:p>730,92</text:p>
          </table:table-cell>
          <table:table-cell table:number-columns-repeated="5"/>
        </table:table-row>
        <table:table-row table:style-name="ro1">
          <table:table-cell table:formula="of:=[.A219]-(2*[.A219]+[.C219])/(8*[.B219]+1)" office:value-type="float" office:value="297.599816550364">
            <text:p>297,6</text:p>
          </table:table-cell>
          <table:table-cell table:formula="of:=[.B219]+1" office:value-type="float" office:value="214">
            <text:p>214</text:p>
          </table:table-cell>
          <table:table-cell table:formula="of:=MOD((2*[.A220]+[.C219]);(4*[.B219]+1))" office:value-type="float" office:value="473.117795764939">
            <text:p>473,12</text:p>
          </table:table-cell>
          <table:table-cell table:number-columns-repeated="5"/>
        </table:table-row>
        <table:table-row table:style-name="ro1">
          <table:table-cell table:formula="of:=[.A220]-(2*[.A220]+[.C220])/(8*[.B220]+1)" office:value-type="float" office:value="296.976163643846">
            <text:p>296,98</text:p>
          </table:table-cell>
          <table:table-cell table:formula="of:=[.B220]+1" office:value-type="float" office:value="215">
            <text:p>215</text:p>
          </table:table-cell>
          <table:table-cell table:formula="of:=MOD((2*[.A221]+[.C220]);(4*[.B220]+1))" office:value-type="float" office:value="210.070123052631">
            <text:p>210,07</text:p>
          </table:table-cell>
          <table:table-cell table:number-columns-repeated="5"/>
        </table:table-row>
        <table:table-row table:style-name="ro1">
          <table:table-cell table:formula="of:=[.A221]-(2*[.A221]+[.C221])/(8*[.B221]+1)" office:value-type="float" office:value="296.508980349052">
            <text:p>296,51</text:p>
          </table:table-cell>
          <table:table-cell table:formula="of:=[.B221]+1" office:value-type="float" office:value="216">
            <text:p>216</text:p>
          </table:table-cell>
          <table:table-cell table:formula="of:=MOD((2*[.A222]+[.C221]);(4*[.B221]+1))" office:value-type="float" office:value="803.088083750735">
            <text:p>803,09</text:p>
          </table:table-cell>
          <table:table-cell table:number-columns-repeated="5"/>
        </table:table-row>
        <table:table-row table:style-name="ro1">
          <table:table-cell table:formula="of:=[.A222]-(2*[.A222]+[.C222])/(8*[.B222]+1)" office:value-type="float" office:value="295.701515893038">
            <text:p>295,7</text:p>
          </table:table-cell>
          <table:table-cell table:formula="of:=[.B222]+1" office:value-type="float" office:value="217">
            <text:p>217</text:p>
          </table:table-cell>
          <table:table-cell table:formula="of:=MOD((2*[.A223]+[.C222]);(4*[.B222]+1))" office:value-type="float" office:value="529.49111553681">
            <text:p>529,49</text:p>
          </table:table-cell>
          <table:table-cell table:number-columns-repeated="5"/>
        </table:table-row>
        <table:table-row table:style-name="ro1">
          <table:table-cell table:formula="of:=[.A223]-(2*[.A223]+[.C223])/(8*[.B223]+1)" office:value-type="float" office:value="295.056211260152">
            <text:p>295,06</text:p>
          </table:table-cell>
          <table:table-cell table:formula="of:=[.B223]+1" office:value-type="float" office:value="218">
            <text:p>218</text:p>
          </table:table-cell>
          <table:table-cell table:formula="of:=MOD((2*[.A224]+[.C223]);(4*[.B223]+1))" office:value-type="float" office:value="250.603538057114">
            <text:p>250,6</text:p>
          </table:table-cell>
          <table:table-cell table:number-columns-repeated="5"/>
        </table:table-row>
        <table:table-row table:style-name="ro1">
          <table:table-cell table:formula="of:=[.A224]-(2*[.A224]+[.C224])/(8*[.B224]+1)" office:value-type="float" office:value="294.574425609391">
            <text:p>294,57</text:p>
          </table:table-cell>
          <table:table-cell table:formula="of:=[.B224]+1" office:value-type="float" office:value="219">
            <text:p>219</text:p>
          </table:table-cell>
          <table:table-cell table:formula="of:=MOD((2*[.A225]+[.C224]);(4*[.B224]+1))" office:value-type="float" office:value="839.752389275896">
            <text:p>839,75</text:p>
          </table:table-cell>
          <table:table-cell table:number-columns-repeated="5"/>
        </table:table-row>
        <table:table-row table:style-name="ro1">
          <table:table-cell table:formula="of:=[.A225]-(2*[.A225]+[.C225])/(8*[.B225]+1)" office:value-type="float" office:value="293.759307959366">
            <text:p>293,76</text:p>
          </table:table-cell>
          <table:table-cell table:formula="of:=[.B225]+1" office:value-type="float" office:value="220">
            <text:p>220</text:p>
          </table:table-cell>
          <table:table-cell table:formula="of:=MOD((2*[.A226]+[.C225]);(4*[.B225]+1))" office:value-type="float" office:value="550.271005194627">
            <text:p>550,27</text:p>
          </table:table-cell>
          <table:table-cell table:number-columns-repeated="5"/>
        </table:table-row>
        <table:table-row table:style-name="ro1">
          <table:table-cell table:formula="of:=[.A226]-(2*[.A226]+[.C226])/(8*[.B226]+1)" office:value-type="float" office:value="293.113203688432">
            <text:p>293,11</text:p>
          </table:table-cell>
          <table:table-cell table:formula="of:=[.B226]+1" office:value-type="float" office:value="221">
            <text:p>221</text:p>
          </table:table-cell>
          <table:table-cell table:formula="of:=MOD((2*[.A227]+[.C226]);(4*[.B226]+1))" office:value-type="float" office:value="255.497412571492">
            <text:p>255,5</text:p>
          </table:table-cell>
          <table:table-cell table:number-columns-repeated="5"/>
        </table:table-row>
        <table:table-row table:style-name="ro1">
          <table:table-cell table:formula="of:=[.A227]-(2*[.A227]+[.C227])/(8*[.B227]+1)" office:value-type="float" office:value="292.637384683374">
            <text:p>292,64</text:p>
          </table:table-cell>
          <table:table-cell table:formula="of:=[.B227]+1" office:value-type="float" office:value="222">
            <text:p>222</text:p>
          </table:table-cell>
          <table:table-cell table:formula="of:=MOD((2*[.A228]+[.C227]);(4*[.B227]+1))" office:value-type="float" office:value="840.772181938239">
            <text:p>840,77</text:p>
          </table:table-cell>
          <table:table-cell table:number-columns-repeated="5"/>
        </table:table-row>
        <table:table-row table:style-name="ro1">
          <table:table-cell table:formula="of:=[.A228]-(2*[.A228]+[.C228])/(8*[.B228]+1)" office:value-type="float" office:value="291.834882178419">
            <text:p>291,83</text:p>
          </table:table-cell>
          <table:table-cell table:formula="of:=[.B228]+1" office:value-type="float" office:value="223">
            <text:p>223</text:p>
          </table:table-cell>
          <table:table-cell table:formula="of:=MOD((2*[.A229]+[.C228]);(4*[.B228]+1))" office:value-type="float" office:value="535.441946295077">
            <text:p>535,44</text:p>
          </table:table-cell>
          <table:table-cell table:number-columns-repeated="5"/>
        </table:table-row>
        <table:table-row table:style-name="ro1">
          <table:table-cell table:formula="of:=[.A229]-(2*[.A229]+[.C229])/(8*[.B229]+1)" office:value-type="float" office:value="291.207928839118">
            <text:p>291,21</text:p>
          </table:table-cell>
          <table:table-cell table:formula="of:=[.B229]+1" office:value-type="float" office:value="224">
            <text:p>224</text:p>
          </table:table-cell>
          <table:table-cell table:formula="of:=MOD((2*[.A230]+[.C229]);(4*[.B229]+1))" office:value-type="float" office:value="224.857803973313">
            <text:p>224,86</text:p>
          </table:table-cell>
          <table:table-cell table:number-columns-repeated="5"/>
        </table:table-row>
        <table:table-row table:style-name="ro1">
          <table:table-cell table:formula="of:=[.A230]-(2*[.A230]+[.C230])/(8*[.B230]+1)" office:value-type="float" office:value="290.757692552642">
            <text:p>290,76</text:p>
          </table:table-cell>
          <table:table-cell table:formula="of:=[.B230]+1" office:value-type="float" office:value="225">
            <text:p>225</text:p>
          </table:table-cell>
          <table:table-cell table:formula="of:=MOD((2*[.A231]+[.C230]);(4*[.B230]+1))" office:value-type="float" office:value="806.373189078597">
            <text:p>806,37</text:p>
          </table:table-cell>
          <table:table-cell table:number-columns-repeated="5"/>
        </table:table-row>
        <table:table-row table:style-name="ro1">
          <table:table-cell table:formula="of:=[.A231]-(2*[.A231]+[.C231])/(8*[.B231]+1)" office:value-type="float" office:value="289.987071467587">
            <text:p>289,99</text:p>
          </table:table-cell>
          <table:table-cell table:formula="of:=[.B231]+1" office:value-type="float" office:value="226">
            <text:p>226</text:p>
          </table:table-cell>
          <table:table-cell table:formula="of:=MOD((2*[.A232]+[.C231]);(4*[.B231]+1))" office:value-type="float" office:value="485.347332013772">
            <text:p>485,35</text:p>
          </table:table-cell>
          <table:table-cell table:number-columns-repeated="5"/>
        </table:table-row>
        <table:table-row table:style-name="ro1">
          <table:table-cell table:formula="of:=[.A232]-(2*[.A232]+[.C232])/(8*[.B232]+1)" office:value-type="float" office:value="289.398170707527">
            <text:p>289,4</text:p>
          </table:table-cell>
          <table:table-cell table:formula="of:=[.B232]+1" office:value-type="float" office:value="227">
            <text:p>227</text:p>
          </table:table-cell>
          <table:table-cell table:formula="of:=MOD((2*[.A233]+[.C232]);(4*[.B232]+1))" office:value-type="float" office:value="159.143673428825">
            <text:p>159,14</text:p>
          </table:table-cell>
          <table:table-cell table:number-columns-repeated="5"/>
        </table:table-row>
        <table:table-row table:style-name="ro1">
          <table:table-cell table:formula="of:=[.A233]-(2*[.A233]+[.C233])/(8*[.B233]+1)" office:value-type="float" office:value="288.992039714217">
            <text:p>288,99</text:p>
          </table:table-cell>
          <table:table-cell table:formula="of:=[.B233]+1" office:value-type="float" office:value="228">
            <text:p>228</text:p>
          </table:table-cell>
          <table:table-cell table:formula="of:=MOD((2*[.A234]+[.C233]);(4*[.B233]+1))" office:value-type="float" office:value="737.12775285726">
            <text:p>737,13</text:p>
          </table:table-cell>
          <table:table-cell table:number-columns-repeated="5"/>
        </table:table-row>
        <table:table-row table:style-name="ro1">
          <table:table-cell table:formula="of:=[.A234]-(2*[.A234]+[.C234])/(8*[.B234]+1)" office:value-type="float" office:value="288.271430491047">
            <text:p>288,27</text:p>
          </table:table-cell>
          <table:table-cell table:formula="of:=[.B234]+1" office:value-type="float" office:value="229">
            <text:p>229</text:p>
          </table:table-cell>
          <table:table-cell table:formula="of:=MOD((2*[.A235]+[.C234]);(4*[.B234]+1))" office:value-type="float" office:value="400.670613839353">
            <text:p>400,67</text:p>
          </table:table-cell>
          <table:table-cell table:number-columns-repeated="5"/>
        </table:table-row>
        <table:table-row table:style-name="ro1">
          <table:table-cell table:formula="of:=[.A235]-(2*[.A235]+[.C235])/(8*[.B235]+1)" office:value-type="float" office:value="287.738308027969">
            <text:p>287,74</text:p>
          </table:table-cell>
          <table:table-cell table:formula="of:=[.B235]+1" office:value-type="float" office:value="230">
            <text:p>230</text:p>
          </table:table-cell>
          <table:table-cell table:formula="of:=MOD((2*[.A236]+[.C235]);(4*[.B235]+1))" office:value-type="float" office:value="59.1472298952917">
            <text:p>59,15</text:p>
          </table:table-cell>
          <table:table-cell table:number-columns-repeated="5"/>
        </table:table-row>
        <table:table-row table:style-name="ro1">
          <table:table-cell table:formula="of:=[.A236]-(2*[.A236]+[.C236])/(8*[.B236]+1)" office:value-type="float" office:value="287.393591110016">
            <text:p>287,39</text:p>
          </table:table-cell>
          <table:table-cell table:formula="of:=[.B236]+1" office:value-type="float" office:value="231">
            <text:p>231</text:p>
          </table:table-cell>
          <table:table-cell table:formula="of:=MOD((2*[.A237]+[.C236]);(4*[.B236]+1))" office:value-type="float" office:value="633.934412115324">
            <text:p>633,93</text:p>
          </table:table-cell>
          <table:table-cell table:number-columns-repeated="5"/>
        </table:table-row>
        <table:table-row table:style-name="ro1">
          <table:table-cell table:formula="of:=[.A237]-(2*[.A237]+[.C237])/(8*[.B237]+1)" office:value-type="float" office:value="286.739874725844">
            <text:p>286,74</text:p>
          </table:table-cell>
          <table:table-cell table:formula="of:=[.B237]+1" office:value-type="float" office:value="232">
            <text:p>232</text:p>
          </table:table-cell>
          <table:table-cell table:formula="of:=MOD((2*[.A238]+[.C237]);(4*[.B237]+1))" office:value-type="float" office:value="282.414161567011">
            <text:p>282,41</text:p>
          </table:table-cell>
          <table:table-cell table:number-columns-repeated="5"/>
        </table:table-row>
        <table:table-row table:style-name="ro1">
          <table:table-cell table:formula="of:=[.A238]-(2*[.A238]+[.C238])/(8*[.B238]+1)" office:value-type="float" office:value="286.278973319802">
            <text:p>286,28</text:p>
          </table:table-cell>
          <table:table-cell table:formula="of:=[.B238]+1" office:value-type="float" office:value="233">
            <text:p>233</text:p>
          </table:table-cell>
          <table:table-cell table:formula="of:=MOD((2*[.A239]+[.C238]);(4*[.B238]+1))" office:value-type="float" office:value="854.972108206616">
            <text:p>854,97</text:p>
          </table:table-cell>
          <table:table-cell table:number-columns-repeated="5"/>
        </table:table-row>
        <table:table-row table:style-name="ro1">
          <table:table-cell table:formula="of:=[.A239]-(2*[.A239]+[.C239])/(8*[.B239]+1)" office:value-type="float" office:value="285.513541655005">
            <text:p>285,51</text:p>
          </table:table-cell>
          <table:table-cell table:formula="of:=[.B239]+1" office:value-type="float" office:value="234">
            <text:p>234</text:p>
          </table:table-cell>
          <table:table-cell table:formula="of:=MOD((2*[.A240]+[.C239]);(4*[.B239]+1))" office:value-type="float" office:value="492.999191516627">
            <text:p>493</text:p>
          </table:table-cell>
          <table:table-cell table:number-columns-repeated="5"/>
        </table:table-row>
        <table:table-row table:style-name="ro1">
          <table:table-cell table:formula="of:=[.A240]-(2*[.A240]+[.C240])/(8*[.B240]+1)" office:value-type="float" office:value="284.945455016016">
            <text:p>284,95</text:p>
          </table:table-cell>
          <table:table-cell table:formula="of:=[.B240]+1" office:value-type="float" office:value="235">
            <text:p>235</text:p>
          </table:table-cell>
          <table:table-cell table:formula="of:=MOD((2*[.A241]+[.C240]);(4*[.B240]+1))" office:value-type="float" office:value="125.890101548659">
            <text:p>125,89</text:p>
          </table:table-cell>
          <table:table-cell table:number-columns-repeated="5"/>
        </table:table-row>
        <table:table-row table:style-name="ro1">
          <table:table-cell table:formula="of:=[.A241]-(2*[.A241]+[.C241])/(8*[.B241]+1)" office:value-type="float" office:value="284.575555488328">
            <text:p>284,58</text:p>
          </table:table-cell>
          <table:table-cell table:formula="of:=[.B241]+1" office:value-type="float" office:value="236">
            <text:p>236</text:p>
          </table:table-cell>
          <table:table-cell table:formula="of:=MOD((2*[.A242]+[.C241]);(4*[.B241]+1))" office:value-type="float" office:value="695.041212525316">
            <text:p>695,04</text:p>
          </table:table-cell>
          <table:table-cell table:number-columns-repeated="5"/>
        </table:table-row>
        <table:table-row table:style-name="ro1">
          <table:table-cell table:formula="of:=[.A242]-(2*[.A242]+[.C242])/(8*[.B242]+1)" office:value-type="float" office:value="283.906316566411">
            <text:p>283,91</text:p>
          </table:table-cell>
          <table:table-cell table:formula="of:=[.B242]+1" office:value-type="float" office:value="237">
            <text:p>237</text:p>
          </table:table-cell>
          <table:table-cell table:formula="of:=MOD((2*[.A243]+[.C242]);(4*[.B242]+1))" office:value-type="float" office:value="317.853845658138">
            <text:p>317,85</text:p>
          </table:table-cell>
          <table:table-cell table:number-columns-repeated="5"/>
        </table:table-row>
        <table:table-row table:style-name="ro1">
          <table:table-cell table:formula="of:=[.A243]-(2*[.A243]+[.C243])/(8*[.B243]+1)" office:value-type="float" office:value="283.439439139531">
            <text:p>283,44</text:p>
          </table:table-cell>
          <table:table-cell table:formula="of:=[.B243]+1" office:value-type="float" office:value="238">
            <text:p>238</text:p>
          </table:table-cell>
          <table:table-cell table:formula="of:=MOD((2*[.A244]+[.C243]);(4*[.B243]+1))" office:value-type="float" office:value="884.732723937201">
            <text:p>884,73</text:p>
          </table:table-cell>
          <table:table-cell table:number-columns-repeated="5"/>
        </table:table-row>
        <table:table-row table:style-name="ro1">
          <table:table-cell table:formula="of:=[.A244]-(2*[.A244]+[.C244])/(8*[.B244]+1)" office:value-type="float" office:value="282.677438298473">
            <text:p>282,68</text:p>
          </table:table-cell>
          <table:table-cell table:formula="of:=[.B244]+1" office:value-type="float" office:value="239">
            <text:p>239</text:p>
          </table:table-cell>
          <table:table-cell table:formula="of:=MOD((2*[.A245]+[.C244]);(4*[.B244]+1))" office:value-type="float" office:value="497.087600534147">
            <text:p>497,09</text:p>
          </table:table-cell>
          <table:table-cell table:number-columns-repeated="5"/>
        </table:table-row>
        <table:table-row table:style-name="ro1">
          <table:table-cell table:formula="of:=[.A245]-(2*[.A245]+[.C245])/(8*[.B245]+1)" office:value-type="float" office:value="282.122058017693">
            <text:p>282,12</text:p>
          </table:table-cell>
          <table:table-cell table:formula="of:=[.B245]+1" office:value-type="float" office:value="240">
            <text:p>240</text:p>
          </table:table-cell>
          <table:table-cell table:formula="of:=MOD((2*[.A246]+[.C245]);(4*[.B245]+1))" office:value-type="float" office:value="104.331716569533">
            <text:p>104,33</text:p>
          </table:table-cell>
          <table:table-cell table:number-columns-repeated="5"/>
        </table:table-row>
        <table:table-row table:style-name="ro1">
          <table:table-cell table:formula="of:=[.A246]-(2*[.A246]+[.C246])/(8*[.B246]+1)" office:value-type="float" office:value="281.774022706603">
            <text:p>281,77</text:p>
          </table:table-cell>
          <table:table-cell table:formula="of:=[.B246]+1" office:value-type="float" office:value="241">
            <text:p>241</text:p>
          </table:table-cell>
          <table:table-cell table:formula="of:=MOD((2*[.A247]+[.C246]);(4*[.B246]+1))" office:value-type="float" office:value="667.879761982739">
            <text:p>667,88</text:p>
          </table:table-cell>
          <table:table-cell table:number-columns-repeated="5"/>
        </table:table-row>
        <table:table-row table:style-name="ro1">
          <table:table-cell table:formula="of:=[.A247]-(2*[.A247]+[.C247])/(8*[.B247]+1)" office:value-type="float" office:value="281.135646445641">
            <text:p>281,14</text:p>
          </table:table-cell>
          <table:table-cell table:formula="of:=[.B247]+1" office:value-type="float" office:value="242">
            <text:p>242</text:p>
          </table:table-cell>
          <table:table-cell table:formula="of:=MOD((2*[.A248]+[.C247]);(4*[.B247]+1))" office:value-type="float" office:value="265.151054874021">
            <text:p>265,15</text:p>
          </table:table-cell>
          <table:table-cell table:number-columns-repeated="5"/>
        </table:table-row>
        <table:table-row table:style-name="ro1">
          <table:table-cell table:formula="of:=[.A248]-(2*[.A248]+[.C248])/(8*[.B248]+1)" office:value-type="float" office:value="280.708479513392">
            <text:p>280,71</text:p>
          </table:table-cell>
          <table:table-cell table:formula="of:=[.B248]+1" office:value-type="float" office:value="243">
            <text:p>243</text:p>
          </table:table-cell>
          <table:table-cell table:formula="of:=MOD((2*[.A249]+[.C248]);(4*[.B248]+1))" office:value-type="float" office:value="826.568013900806">
            <text:p>826,57</text:p>
          </table:table-cell>
          <table:table-cell table:number-columns-repeated="5"/>
        </table:table-row>
        <table:table-row table:style-name="ro1">
          <table:table-cell table:formula="of:=[.A249]-(2*[.A249]+[.C249])/(8*[.B249]+1)" office:value-type="float" office:value="279.99486256073">
            <text:p>279,99</text:p>
          </table:table-cell>
          <table:table-cell table:formula="of:=[.B249]+1" office:value-type="float" office:value="244">
            <text:p>244</text:p>
          </table:table-cell>
          <table:table-cell table:formula="of:=MOD((2*[.A250]+[.C249]);(4*[.B249]+1))" office:value-type="float" office:value="413.557739022266">
            <text:p>413,56</text:p>
          </table:table-cell>
          <table:table-cell table:number-columns-repeated="5"/>
        </table:table-row>
        <table:table-row table:style-name="ro1">
          <table:table-cell table:formula="of:=[.A250]-(2*[.A250]+[.C250])/(8*[.B250]+1)" office:value-type="float" office:value="279.496374355844">
            <text:p>279,5</text:p>
          </table:table-cell>
          <table:table-cell table:formula="of:=[.B250]+1" office:value-type="float" office:value="245">
            <text:p>245</text:p>
          </table:table-cell>
          <table:table-cell table:formula="of:=MOD((2*[.A251]+[.C250]);(4*[.B250]+1))" office:value-type="float" office:value="972.550487733953">
            <text:p>972,55</text:p>
          </table:table-cell>
          <table:table-cell table:number-columns-repeated="5"/>
        </table:table-row>
        <table:table-row table:style-name="ro1">
          <table:table-cell table:formula="of:=[.A251]-(2*[.A251]+[.C251])/(8*[.B251]+1)" office:value-type="float" office:value="278.715373215382">
            <text:p>278,72</text:p>
          </table:table-cell>
          <table:table-cell table:formula="of:=[.B251]+1" office:value-type="float" office:value="246">
            <text:p>246</text:p>
          </table:table-cell>
          <table:table-cell table:formula="of:=MOD((2*[.A252]+[.C251]);(4*[.B251]+1))" office:value-type="float" office:value="548.981234164717">
            <text:p>548,98</text:p>
          </table:table-cell>
          <table:table-cell table:number-columns-repeated="5"/>
        </table:table-row>
        <table:table-row table:style-name="ro1">
          <table:table-cell table:formula="of:=[.A252]-(2*[.A252]+[.C252])/(8*[.B252]+1)" office:value-type="float" office:value="278.153457531991">
            <text:p>278,15</text:p>
          </table:table-cell>
          <table:table-cell table:formula="of:=[.B252]+1" office:value-type="float" office:value="247">
            <text:p>247</text:p>
          </table:table-cell>
          <table:table-cell table:formula="of:=MOD((2*[.A253]+[.C252]);(4*[.B252]+1))" office:value-type="float" office:value="120.2881492287">
            <text:p>120,29</text:p>
          </table:table-cell>
          <table:table-cell table:number-columns-repeated="5"/>
        </table:table-row>
        <table:table-row table:style-name="ro1">
          <table:table-cell table:formula="of:=[.A253]-(2*[.A253]+[.C253])/(8*[.B253]+1)" office:value-type="float" office:value="277.811224317883">
            <text:p>277,81</text:p>
          </table:table-cell>
          <table:table-cell table:formula="of:=[.B253]+1" office:value-type="float" office:value="248">
            <text:p>248</text:p>
          </table:table-cell>
          <table:table-cell table:formula="of:=MOD((2*[.A254]+[.C253]);(4*[.B253]+1))" office:value-type="float" office:value="675.910597864465">
            <text:p>675,91</text:p>
          </table:table-cell>
          <table:table-cell table:number-columns-repeated="5"/>
        </table:table-row>
        <table:table-row table:style-name="ro1">
          <table:table-cell table:formula="of:=[.A254]-(2*[.A254]+[.C254])/(8*[.B254]+1)" office:value-type="float" office:value="277.190804647102">
            <text:p>277,19</text:p>
          </table:table-cell>
          <table:table-cell table:formula="of:=[.B254]+1" office:value-type="float" office:value="249">
            <text:p>249</text:p>
          </table:table-cell>
          <table:table-cell table:formula="of:=MOD((2*[.A255]+[.C254]);(4*[.B254]+1))" office:value-type="float" office:value="237.292207158669">
            <text:p>237,29</text:p>
          </table:table-cell>
          <table:table-cell table:number-columns-repeated="5"/>
        </table:table-row>
        <table:table-row table:style-name="ro1">
          <table:table-cell table:formula="of:=[.A255]-(2*[.A255]+[.C255])/(8*[.B255]+1)" office:value-type="float" office:value="276.793577443663">
            <text:p>276,79</text:p>
          </table:table-cell>
          <table:table-cell table:formula="of:=[.B255]+1" office:value-type="float" office:value="250">
            <text:p>250</text:p>
          </table:table-cell>
          <table:table-cell table:formula="of:=MOD((2*[.A256]+[.C255]);(4*[.B255]+1))" office:value-type="float" office:value="790.879362045996">
            <text:p>790,88</text:p>
          </table:table-cell>
          <table:table-cell table:number-columns-repeated="5"/>
        </table:table-row>
        <table:table-row table:style-name="ro1">
          <table:table-cell table:formula="of:=[.A256]-(2*[.A256]+[.C256])/(8*[.B256]+1)" office:value-type="float" office:value="276.121680133852">
            <text:p>276,12</text:p>
          </table:table-cell>
          <table:table-cell table:formula="of:=[.B256]+1" office:value-type="float" office:value="251">
            <text:p>251</text:p>
          </table:table-cell>
          <table:table-cell table:formula="of:=MOD((2*[.A257]+[.C256]);(4*[.B256]+1))" office:value-type="float" office:value="342.122722313699">
            <text:p>342,12</text:p>
          </table:table-cell>
          <table:table-cell table:number-columns-repeated="5"/>
        </table:table-row>
        <table:table-row table:style-name="ro1">
          <table:table-cell table:formula="of:=[.A257]-(2*[.A257]+[.C257])/(8*[.B257]+1)" office:value-type="float" office:value="275.676500401357">
            <text:p>275,68</text:p>
          </table:table-cell>
          <table:table-cell table:formula="of:=[.B257]+1" office:value-type="float" office:value="252">
            <text:p>252</text:p>
          </table:table-cell>
          <table:table-cell table:formula="of:=MOD((2*[.A258]+[.C257]);(4*[.B257]+1))" office:value-type="float" office:value="893.475723116414">
            <text:p>893,48</text:p>
          </table:table-cell>
          <table:table-cell table:number-columns-repeated="5"/>
        </table:table-row>
        <table:table-row table:style-name="ro1">
          <table:table-cell table:formula="of:=[.A258]-(2*[.A258]+[.C258])/(8*[.B258]+1)" office:value-type="float" office:value="274.96017480695">
            <text:p>274,96</text:p>
          </table:table-cell>
          <table:table-cell table:formula="of:=[.B258]+1" office:value-type="float" office:value="253">
            <text:p>253</text:p>
          </table:table-cell>
          <table:table-cell table:formula="of:=MOD((2*[.A259]+[.C258]);(4*[.B258]+1))" office:value-type="float" office:value="434.396072730314">
            <text:p>434,4</text:p>
          </table:table-cell>
          <table:table-cell table:number-columns-repeated="5"/>
        </table:table-row>
        <table:table-row table:style-name="ro1">
          <table:table-cell table:formula="of:=[.A259]-(2*[.A259]+[.C259])/(8*[.B259]+1)" office:value-type="float" office:value="274.474092623076">
            <text:p>274,47</text:p>
          </table:table-cell>
          <table:table-cell table:formula="of:=[.B259]+1" office:value-type="float" office:value="254">
            <text:p>254</text:p>
          </table:table-cell>
          <table:table-cell table:formula="of:=MOD((2*[.A260]+[.C259]);(4*[.B259]+1))" office:value-type="float" office:value="983.344257976467">
            <text:p>983,34</text:p>
          </table:table-cell>
          <table:table-cell table:number-columns-repeated="5"/>
        </table:table-row>
        <table:table-row table:style-name="ro1">
          <table:table-cell table:formula="of:=[.A260]-(2*[.A260]+[.C260])/(8*[.B260]+1)" office:value-type="float" office:value="273.720382616572">
            <text:p>273,72</text:p>
          </table:table-cell>
          <table:table-cell table:formula="of:=[.B260]+1" office:value-type="float" office:value="255">
            <text:p>255</text:p>
          </table:table-cell>
          <table:table-cell table:formula="of:=MOD((2*[.A261]+[.C260]);(4*[.B260]+1))" office:value-type="float" office:value="513.785023209611">
            <text:p>513,79</text:p>
          </table:table-cell>
          <table:table-cell table:number-columns-repeated="5"/>
        </table:table-row>
        <table:table-row table:style-name="ro1">
          <table:table-cell table:formula="of:=[.A261]-(2*[.A261]+[.C261])/(8*[.B261]+1)" office:value-type="float" office:value="273.200428776081">
            <text:p>273,2</text:p>
          </table:table-cell>
          <table:table-cell table:formula="of:=[.B261]+1" office:value-type="float" office:value="256">
            <text:p>256</text:p>
          </table:table-cell>
          <table:table-cell table:formula="of:=MOD((2*[.A262]+[.C261]);(4*[.B261]+1))" office:value-type="float" office:value="39.1858807617737">
            <text:p>39,19</text:p>
          </table:table-cell>
          <table:table-cell table:number-columns-repeated="5"/>
        </table:table-row>
        <table:table-row table:style-name="ro1">
          <table:table-cell table:formula="of:=[.A262]-(2*[.A262]+[.C262])/(8*[.B262]+1)" office:value-type="float" office:value="272.914637298134">
            <text:p>272,91</text:p>
          </table:table-cell>
          <table:table-cell table:formula="of:=[.B262]+1" office:value-type="float" office:value="257">
            <text:p>257</text:p>
          </table:table-cell>
          <table:table-cell table:formula="of:=MOD((2*[.A263]+[.C262]);(4*[.B262]+1))" office:value-type="float" office:value="585.015155358041">
            <text:p>585,02</text:p>
          </table:table-cell>
          <table:table-cell table:number-columns-repeated="5"/>
        </table:table-row>
        <table:table-row table:style-name="ro1">
          <table:table-cell table:formula="of:=[.A263]-(2*[.A263]+[.C263])/(8*[.B263]+1)" office:value-type="float" office:value="272.364883078419">
            <text:p>272,36</text:p>
          </table:table-cell>
          <table:table-cell table:formula="of:=[.B263]+1" office:value-type="float" office:value="258">
            <text:p>258</text:p>
          </table:table-cell>
          <table:table-cell table:formula="of:=MOD((2*[.A264]+[.C263]);(4*[.B263]+1))" office:value-type="float" office:value="100.744921514878">
            <text:p>100,74</text:p>
          </table:table-cell>
          <table:table-cell table:number-columns-repeated="5"/>
        </table:table-row>
        <table:table-row table:style-name="ro1">
          <table:table-cell table:formula="of:=[.A264]-(2*[.A264]+[.C264])/(8*[.B264]+1)" office:value-type="float" office:value="272.052304537173">
            <text:p>272,05</text:p>
          </table:table-cell>
          <table:table-cell table:formula="of:=[.B264]+1" office:value-type="float" office:value="259">
            <text:p>259</text:p>
          </table:table-cell>
          <table:table-cell table:formula="of:=MOD((2*[.A265]+[.C264]);(4*[.B264]+1))" office:value-type="float" office:value="644.849530589225">
            <text:p>644,85</text:p>
          </table:table-cell>
          <table:table-cell table:number-columns-repeated="5"/>
        </table:table-row>
        <table:table-row table:style-name="ro1">
          <table:table-cell table:formula="of:=[.A265]-(2*[.A265]+[.C265])/(8*[.B265]+1)" office:value-type="float" office:value="271.478761778049">
            <text:p>271,48</text:p>
          </table:table-cell>
          <table:table-cell table:formula="of:=[.B265]+1" office:value-type="float" office:value="260">
            <text:p>260</text:p>
          </table:table-cell>
          <table:table-cell table:formula="of:=MOD((2*[.A266]+[.C265]);(4*[.B265]+1))" office:value-type="float" office:value="150.807054145324">
            <text:p>150,81</text:p>
          </table:table-cell>
          <table:table-cell table:number-columns-repeated="5"/>
        </table:table-row>
        <table:table-row table:style-name="ro1">
          <table:table-cell table:formula="of:=[.A266]-(2*[.A266]+[.C266])/(8*[.B266]+1)" office:value-type="float" office:value="271.145381394723">
            <text:p>271,15</text:p>
          </table:table-cell>
          <table:table-cell table:formula="of:=[.B266]+1" office:value-type="float" office:value="261">
            <text:p>261</text:p>
          </table:table-cell>
          <table:table-cell table:formula="of:=MOD((2*[.A267]+[.C266]);(4*[.B266]+1))" office:value-type="float" office:value="693.09781693477">
            <text:p>693,1</text:p>
          </table:table-cell>
          <table:table-cell table:number-columns-repeated="5"/>
        </table:table-row>
        <table:table-row table:style-name="ro1">
          <table:table-cell table:formula="of:=[.A267]-(2*[.A267]+[.C267])/(8*[.B267]+1)" office:value-type="float" office:value="270.554003424535">
            <text:p>270,55</text:p>
          </table:table-cell>
          <table:table-cell table:formula="of:=[.B267]+1" office:value-type="float" office:value="262">
            <text:p>262</text:p>
          </table:table-cell>
          <table:table-cell table:formula="of:=MOD((2*[.A268]+[.C267]);(4*[.B267]+1))" office:value-type="float" office:value="189.20582378384">
            <text:p>189,21</text:p>
          </table:table-cell>
          <table:table-cell table:number-columns-repeated="5"/>
        </table:table-row>
        <table:table-row table:style-name="ro1">
          <table:table-cell table:formula="of:=[.A268]-(2*[.A268]+[.C268])/(8*[.B268]+1)" office:value-type="float" office:value="270.20573741088">
            <text:p>270,21</text:p>
          </table:table-cell>
          <table:table-cell table:formula="of:=[.B268]+1" office:value-type="float" office:value="263">
            <text:p>263</text:p>
          </table:table-cell>
          <table:table-cell table:formula="of:=MOD((2*[.A269]+[.C268]);(4*[.B268]+1))" office:value-type="float" office:value="729.6172986056">
            <text:p>729,62</text:p>
          </table:table-cell>
          <table:table-cell table:number-columns-repeated="5"/>
        </table:table-row>
        <table:table-row table:style-name="ro1">
          <table:table-cell table:formula="of:=[.A269]-(2*[.A269]+[.C269])/(8*[.B269]+1)" office:value-type="float" office:value="269.602398326117">
            <text:p>269,6</text:p>
          </table:table-cell>
          <table:table-cell table:formula="of:=[.B269]+1" office:value-type="float" office:value="264">
            <text:p>264</text:p>
          </table:table-cell>
          <table:table-cell table:formula="of:=MOD((2*[.A270]+[.C269]);(4*[.B269]+1))" office:value-type="float" office:value="215.822095257834">
            <text:p>215,82</text:p>
          </table:table-cell>
          <table:table-cell table:number-columns-repeated="5"/>
        </table:table-row>
        <table:table-row table:style-name="ro1">
          <table:table-cell table:formula="of:=[.A270]-(2*[.A270]+[.C270])/(8*[.B270]+1)" office:value-type="float" office:value="269.245073720386">
            <text:p>269,25</text:p>
          </table:table-cell>
          <table:table-cell table:formula="of:=[.B270]+1" office:value-type="float" office:value="265">
            <text:p>265</text:p>
          </table:table-cell>
          <table:table-cell table:formula="of:=MOD((2*[.A271]+[.C270]);(4*[.B270]+1))" office:value-type="float" office:value="754.312242698605">
            <text:p>754,31</text:p>
          </table:table-cell>
          <table:table-cell table:number-columns-repeated="5"/>
        </table:table-row>
        <table:table-row table:style-name="ro1">
          <table:table-cell table:formula="of:=[.A271]-(2*[.A271]+[.C271])/(8*[.B271]+1)" office:value-type="float" office:value="268.635548783969">
            <text:p>268,64</text:p>
          </table:table-cell>
          <table:table-cell table:formula="of:=[.B271]+1" office:value-type="float" office:value="266">
            <text:p>266</text:p>
          </table:table-cell>
          <table:table-cell table:formula="of:=MOD((2*[.A272]+[.C271]);(4*[.B271]+1))" office:value-type="float" office:value="230.583340266543">
            <text:p>230,58</text:p>
          </table:table-cell>
          <table:table-cell table:number-columns-repeated="5"/>
        </table:table-row>
        <table:table-row table:style-name="ro1">
          <table:table-cell table:formula="of:=[.A272]-(2*[.A272]+[.C272])/(8*[.B272]+1)" office:value-type="float" office:value="268.274884416738">
            <text:p>268,27</text:p>
          </table:table-cell>
          <table:table-cell table:formula="of:=[.B272]+1" office:value-type="float" office:value="267">
            <text:p>267</text:p>
          </table:table-cell>
          <table:table-cell table:formula="of:=MOD((2*[.A273]+[.C272]);(4*[.B272]+1))" office:value-type="float" office:value="767.13310910002">
            <text:p>767,13</text:p>
          </table:table-cell>
          <table:table-cell table:number-columns-repeated="5"/>
        </table:table-row>
        <table:table-row table:style-name="ro1">
          <table:table-cell table:formula="of:=[.A273]-(2*[.A273]+[.C273])/(8*[.B273]+1)" office:value-type="float" office:value="267.664831595993">
            <text:p>267,66</text:p>
          </table:table-cell>
          <table:table-cell table:formula="of:=[.B273]+1" office:value-type="float" office:value="268">
            <text:p>268</text:p>
          </table:table-cell>
          <table:table-cell table:formula="of:=MOD((2*[.A274]+[.C273]);(4*[.B273]+1))" office:value-type="float" office:value="233.462772292005">
            <text:p>233,46</text:p>
          </table:table-cell>
          <table:table-cell table:number-columns-repeated="5"/>
        </table:table-row>
        <table:table-row table:style-name="ro1">
          <table:table-cell table:formula="of:=[.A274]-(2*[.A274]+[.C274])/(8*[.B274]+1)" office:value-type="float" office:value="267.306420204159">
            <text:p>267,31</text:p>
          </table:table-cell>
          <table:table-cell table:formula="of:=[.B274]+1" office:value-type="float" office:value="269">
            <text:p>269</text:p>
          </table:table-cell>
          <table:table-cell table:formula="of:=MOD((2*[.A275]+[.C274]);(4*[.B274]+1))" office:value-type="float" office:value="768.075612700322">
            <text:p>768,08</text:p>
          </table:table-cell>
          <table:table-cell table:number-columns-repeated="5"/>
        </table:table-row>
        <table:table-row table:style-name="ro1">
          <table:table-cell table:formula="of:=[.A275]-(2*[.A275]+[.C275])/(8*[.B275]+1)" office:value-type="float" office:value="266.701362864117">
            <text:p>266,7</text:p>
          </table:table-cell>
          <table:table-cell table:formula="of:=[.B275]+1" office:value-type="float" office:value="270">
            <text:p>270</text:p>
          </table:table-cell>
          <table:table-cell table:formula="of:=MOD((2*[.A276]+[.C275]);(4*[.B275]+1))" office:value-type="float" office:value="224.478338428557">
            <text:p>224,48</text:p>
          </table:table-cell>
          <table:table-cell table:number-columns-repeated="5"/>
        </table:table-row>
        <table:table-row table:style-name="ro1">
          <table:table-cell table:formula="of:=[.A276]-(2*[.A276]+[.C276])/(8*[.B276]+1)" office:value-type="float" office:value="266.350654366127">
            <text:p>266,35</text:p>
          </table:table-cell>
          <table:table-cell table:formula="of:=[.B276]+1" office:value-type="float" office:value="271">
            <text:p>271</text:p>
          </table:table-cell>
          <table:table-cell table:formula="of:=MOD((2*[.A277]+[.C276]);(4*[.B276]+1))" office:value-type="float" office:value="757.179647160811">
            <text:p>757,18</text:p>
          </table:table-cell>
          <table:table-cell table:number-columns-repeated="5"/>
        </table:table-row>
        <table:table-row table:style-name="ro1">
          <table:table-cell table:formula="of:=[.A277]-(2*[.A277]+[.C277])/(8*[.B277]+1)" office:value-type="float" office:value="265.75596512874">
            <text:p>265,76</text:p>
          </table:table-cell>
          <table:table-cell table:formula="of:=[.B277]+1" office:value-type="float" office:value="272">
            <text:p>272</text:p>
          </table:table-cell>
          <table:table-cell table:formula="of:=MOD((2*[.A278]+[.C277]);(4*[.B277]+1))" office:value-type="float" office:value="203.691577418291">
            <text:p>203,69</text:p>
          </table:table-cell>
          <table:table-cell table:number-columns-repeated="5"/>
        </table:table-row>
        <table:table-row table:style-name="ro1">
          <table:table-cell table:formula="of:=[.A278]-(2*[.A278]+[.C278])/(8*[.B278]+1)" office:value-type="float" office:value="265.418251069174">
            <text:p>265,42</text:p>
          </table:table-cell>
          <table:table-cell table:formula="of:=[.B278]+1" office:value-type="float" office:value="273">
            <text:p>273</text:p>
          </table:table-cell>
          <table:table-cell table:formula="of:=MOD((2*[.A279]+[.C278]);(4*[.B278]+1))" office:value-type="float" office:value="734.528079556638">
            <text:p>734,53</text:p>
          </table:table-cell>
          <table:table-cell table:number-columns-repeated="5"/>
        </table:table-row>
        <table:table-row table:style-name="ro1">
          <table:table-cell table:formula="of:=[.A279]-(2*[.A279]+[.C279])/(8*[.B279]+1)" office:value-type="float" office:value="264.839136844142">
            <text:p>264,84</text:p>
          </table:table-cell>
          <table:table-cell table:formula="of:=[.B279]+1" office:value-type="float" office:value="274">
            <text:p>274</text:p>
          </table:table-cell>
          <table:table-cell table:formula="of:=MOD((2*[.A280]+[.C279]);(4*[.B279]+1))" office:value-type="float" office:value="171.206353244921">
            <text:p>171,21</text:p>
          </table:table-cell>
          <table:table-cell table:number-columns-repeated="5"/>
        </table:table-row>
        <table:table-row table:style-name="ro1">
          <table:table-cell table:formula="of:=[.A280]-(2*[.A280]+[.C280])/(8*[.B280]+1)" office:value-type="float" office:value="264.519536011067">
            <text:p>264,52</text:p>
          </table:table-cell>
          <table:table-cell table:formula="of:=[.B280]+1" office:value-type="float" office:value="275">
            <text:p>275</text:p>
          </table:table-cell>
          <table:table-cell table:formula="of:=MOD((2*[.A281]+[.C280]);(4*[.B280]+1))" office:value-type="float" office:value="700.245425267054">
            <text:p>700,25</text:p>
          </table:table-cell>
          <table:table-cell table:number-columns-repeated="5"/>
        </table:table-row>
        <table:table-row table:style-name="ro1">
          <table:table-cell table:formula="of:=[.A281]-(2*[.A281]+[.C281])/(8*[.B281]+1)" office:value-type="float" office:value="263.961024199486">
            <text:p>263,96</text:p>
          </table:table-cell>
          <table:table-cell table:formula="of:=[.B281]+1" office:value-type="float" office:value="276">
            <text:p>276</text:p>
          </table:table-cell>
          <table:table-cell table:formula="of:=MOD((2*[.A282]+[.C281]);(4*[.B281]+1))" office:value-type="float" office:value="127.167473666026">
            <text:p>127,17</text:p>
          </table:table-cell>
          <table:table-cell table:number-columns-repeated="5"/>
        </table:table-row>
        <table:table-row table:style-name="ro1">
          <table:table-cell table:formula="of:=[.A282]-(2*[.A282]+[.C282])/(8*[.B282]+1)" office:value-type="float" office:value="263.664469413581">
            <text:p>263,66</text:p>
          </table:table-cell>
          <table:table-cell table:formula="of:=[.B282]+1" office:value-type="float" office:value="277">
            <text:p>277</text:p>
          </table:table-cell>
          <table:table-cell table:formula="of:=MOD((2*[.A283]+[.C282]);(4*[.B282]+1))" office:value-type="float" office:value="654.496412493188">
            <text:p>654,5</text:p>
          </table:table-cell>
          <table:table-cell table:number-columns-repeated="5"/>
        </table:table-row>
        <table:table-row table:style-name="ro1">
          <table:table-cell table:formula="of:=[.A283]-(2*[.A283]+[.C283])/(8*[.B283]+1)" office:value-type="float" office:value="263.131395281275">
            <text:p>263,13</text:p>
          </table:table-cell>
          <table:table-cell table:formula="of:=[.B283]+1" office:value-type="float" office:value="278">
            <text:p>278</text:p>
          </table:table-cell>
          <table:table-cell table:formula="of:=MOD((2*[.A284]+[.C283]);(4*[.B283]+1))" office:value-type="float" office:value="71.7592030557385">
            <text:p>71,76</text:p>
          </table:table-cell>
          <table:table-cell table:number-columns-repeated="5"/>
        </table:table-row>
        <table:table-row table:style-name="ro1">
          <table:table-cell table:formula="of:=[.A284]-(2*[.A284]+[.C284])/(8*[.B284]+1)" office:value-type="float" office:value="262.862621351559">
            <text:p>262,86</text:p>
          </table:table-cell>
          <table:table-cell table:formula="of:=[.B284]+1" office:value-type="float" office:value="279">
            <text:p>279</text:p>
          </table:table-cell>
          <table:table-cell table:formula="of:=MOD((2*[.A285]+[.C284]);(4*[.B284]+1))" office:value-type="float" office:value="597.484445758857">
            <text:p>597,48</text:p>
          </table:table-cell>
          <table:table-cell table:number-columns-repeated="5"/>
        </table:table-row>
        <table:table-row table:style-name="ro1">
          <table:table-cell table:formula="of:=[.A285]-(2*[.A285]+[.C285])/(8*[.B285]+1)" office:value-type="float" office:value="262.359616564967">
            <text:p>262,36</text:p>
          </table:table-cell>
          <table:table-cell table:formula="of:=[.B285]+1" office:value-type="float" office:value="280">
            <text:p>280</text:p>
          </table:table-cell>
          <table:table-cell table:formula="of:=MOD((2*[.A286]+[.C285]);(4*[.B285]+1))" office:value-type="float" office:value="5.20367888879036">
            <text:p>5,2</text:p>
          </table:table-cell>
          <table:table-cell table:number-columns-repeated="5"/>
        </table:table-row>
        <table:table-row table:style-name="ro1">
          <table:table-cell table:formula="of:=[.A286]-(2*[.A286]+[.C286])/(8*[.B286]+1)" office:value-type="float" office:value="262.123149402084">
            <text:p>262,12</text:p>
          </table:table-cell>
          <table:table-cell table:formula="of:=[.B286]+1" office:value-type="float" office:value="281">
            <text:p>281</text:p>
          </table:table-cell>
          <table:table-cell table:formula="of:=MOD((2*[.A287]+[.C286]);(4*[.B286]+1))" office:value-type="float" office:value="529.449977692959">
            <text:p>529,45</text:p>
          </table:table-cell>
          <table:table-cell table:number-columns-repeated="5"/>
        </table:table-row>
        <table:table-row table:style-name="ro1">
          <table:table-cell table:formula="of:=[.A287]-(2*[.A287]+[.C287])/(8*[.B287]+1)" office:value-type="float" office:value="261.654631715781">
            <text:p>261,65</text:p>
          </table:table-cell>
          <table:table-cell table:formula="of:=[.B287]+1" office:value-type="float" office:value="282">
            <text:p>282</text:p>
          </table:table-cell>
          <table:table-cell table:formula="of:=MOD((2*[.A288]+[.C287]);(4*[.B287]+1))" office:value-type="float" office:value="1052.75924112452">
            <text:p>1052,76</text:p>
          </table:table-cell>
          <table:table-cell table:number-columns-repeated="5"/>
        </table:table-row>
        <table:table-row table:style-name="ro1">
          <table:table-cell table:formula="of:=[.A288]-(2*[.A288]+[.C288])/(8*[.B288]+1)" office:value-type="float" office:value="260.956329321206">
            <text:p>260,96</text:p>
          </table:table-cell>
          <table:table-cell table:formula="of:=[.B288]+1" office:value-type="float" office:value="283">
            <text:p>283</text:p>
          </table:table-cell>
          <table:table-cell table:formula="of:=MOD((2*[.A289]+[.C288]);(4*[.B288]+1))" office:value-type="float" office:value="445.671899766932">
            <text:p>445,67</text:p>
          </table:table-cell>
          <table:table-cell table:number-columns-repeated="5"/>
        </table:table-row>
        <table:table-row table:style-name="ro1">
          <table:table-cell table:formula="of:=[.A289]-(2*[.A289]+[.C289])/(8*[.B289]+1)" office:value-type="float" office:value="260.529139670694">
            <text:p>260,53</text:p>
          </table:table-cell>
          <table:table-cell table:formula="of:=[.B289]+1" office:value-type="float" office:value="284">
            <text:p>284</text:p>
          </table:table-cell>
          <table:table-cell table:formula="of:=MOD((2*[.A290]+[.C289]);(4*[.B289]+1))" office:value-type="float" office:value="966.730179108319">
            <text:p>966,73</text:p>
          </table:table-cell>
          <table:table-cell table:number-columns-repeated="5"/>
        </table:table-row>
        <table:table-row table:style-name="ro1">
          <table:table-cell table:formula="of:=[.A290]-(2*[.A290]+[.C290])/(8*[.B290]+1)" office:value-type="float" office:value="259.874591294781">
            <text:p>259,87</text:p>
          </table:table-cell>
          <table:table-cell table:formula="of:=[.B290]+1" office:value-type="float" office:value="285">
            <text:p>285</text:p>
          </table:table-cell>
          <table:table-cell table:formula="of:=MOD((2*[.A291]+[.C290]);(4*[.B290]+1))" office:value-type="float" office:value="349.479361697881">
            <text:p>349,48</text:p>
          </table:table-cell>
          <table:table-cell table:number-columns-repeated="5"/>
        </table:table-row>
        <table:table-row table:style-name="ro1">
          <table:table-cell table:formula="of:=[.A291]-(2*[.A291]+[.C291])/(8*[.B291]+1)" office:value-type="float" office:value="259.49351784266">
            <text:p>259,49</text:p>
          </table:table-cell>
          <table:table-cell table:formula="of:=[.B291]+1" office:value-type="float" office:value="286">
            <text:p>286</text:p>
          </table:table-cell>
          <table:table-cell table:formula="of:=MOD((2*[.A292]+[.C291]);(4*[.B291]+1))" office:value-type="float" office:value="868.466397383201">
            <text:p>868,47</text:p>
          </table:table-cell>
          <table:table-cell table:number-columns-repeated="5"/>
        </table:table-row>
        <table:table-row table:style-name="ro1">
          <table:table-cell table:formula="of:=[.A292]-(2*[.A292]+[.C292])/(8*[.B292]+1)" office:value-type="float" office:value="258.887378291298">
            <text:p>258,89</text:p>
          </table:table-cell>
          <table:table-cell table:formula="of:=[.B292]+1" office:value-type="float" office:value="287">
            <text:p>287</text:p>
          </table:table-cell>
          <table:table-cell table:formula="of:=MOD((2*[.A293]+[.C292]);(4*[.B292]+1))" office:value-type="float" office:value="241.241153965796">
            <text:p>241,24</text:p>
          </table:table-cell>
          <table:table-cell table:number-columns-repeated="5"/>
        </table:table-row>
        <table:table-row table:style-name="ro1">
          <table:table-cell table:formula="of:=[.A293]-(2*[.A293]+[.C293])/(8*[.B293]+1)" office:value-type="float" office:value="258.556940367681">
            <text:p>258,56</text:p>
          </table:table-cell>
          <table:table-cell table:formula="of:=[.B293]+1" office:value-type="float" office:value="288">
            <text:p>288</text:p>
          </table:table-cell>
          <table:table-cell table:formula="of:=MOD((2*[.A294]+[.C293]);(4*[.B293]+1))" office:value-type="float" office:value="758.355034701158">
            <text:p>758,36</text:p>
          </table:table-cell>
          <table:table-cell table:number-columns-repeated="5"/>
        </table:table-row>
        <table:table-row table:style-name="ro1">
          <table:table-cell table:formula="of:=[.A294]-(2*[.A294]+[.C294])/(8*[.B294]+1)" office:value-type="float" office:value="258.003591597426">
            <text:p>258</text:p>
          </table:table-cell>
          <table:table-cell table:formula="of:=[.B294]+1" office:value-type="float" office:value="289">
            <text:p>289</text:p>
          </table:table-cell>
          <table:table-cell table:formula="of:=MOD((2*[.A295]+[.C294]);(4*[.B294]+1))" office:value-type="float" office:value="121.36221789601">
            <text:p>121,36</text:p>
          </table:table-cell>
          <table:table-cell table:number-columns-repeated="5"/>
        </table:table-row>
        <table:table-row table:style-name="ro1">
          <table:table-cell table:formula="of:=[.A295]-(2*[.A295]+[.C295])/(8*[.B295]+1)" office:value-type="float" office:value="257.728031977413">
            <text:p>257,73</text:p>
          </table:table-cell>
          <table:table-cell table:formula="of:=[.B295]+1" office:value-type="float" office:value="290">
            <text:p>290</text:p>
          </table:table-cell>
          <table:table-cell table:formula="of:=MOD((2*[.A296]+[.C295]);(4*[.B295]+1))" office:value-type="float" office:value="636.818281850836">
            <text:p>636,82</text:p>
          </table:table-cell>
          <table:table-cell table:number-columns-repeated="5"/>
        </table:table-row>
        <table:table-row table:style-name="ro1">
          <table:table-cell table:formula="of:=[.A296]-(2*[.A296]+[.C296])/(8*[.B296]+1)" office:value-type="float" office:value="257.231575990422">
            <text:p>257,23</text:p>
          </table:table-cell>
          <table:table-cell table:formula="of:=[.B296]+1" office:value-type="float" office:value="291">
            <text:p>291</text:p>
          </table:table-cell>
          <table:table-cell table:formula="of:=MOD((2*[.A297]+[.C296]);(4*[.B296]+1))" office:value-type="float" office:value="1151.28143383168">
            <text:p>1151,28</text:p>
          </table:table-cell>
          <table:table-cell table:number-columns-repeated="5"/>
        </table:table-row>
        <table:table-row table:style-name="ro1">
          <table:table-cell table:formula="of:=[.A297]-(2*[.A297]+[.C297])/(8*[.B297]+1)" office:value-type="float" office:value="256.516357190159">
            <text:p>256,52</text:p>
          </table:table-cell>
          <table:table-cell table:formula="of:=[.B297]+1" office:value-type="float" office:value="292">
            <text:p>292</text:p>
          </table:table-cell>
          <table:table-cell table:formula="of:=MOD((2*[.A298]+[.C297]);(4*[.B297]+1))" office:value-type="float" office:value="499.314148211999">
            <text:p>499,31</text:p>
          </table:table-cell>
          <table:table-cell table:number-columns-repeated="5"/>
        </table:table-row>
        <table:table-row table:style-name="ro1">
          <table:table-cell table:formula="of:=[.A298]-(2*[.A298]+[.C298])/(8*[.B298]+1)" office:value-type="float" office:value="256.083174963975">
            <text:p>256,08</text:p>
          </table:table-cell>
          <table:table-cell table:formula="of:=[.B298]+1" office:value-type="float" office:value="293">
            <text:p>293</text:p>
          </table:table-cell>
          <table:table-cell table:formula="of:=MOD((2*[.A299]+[.C298]);(4*[.B298]+1))" office:value-type="float" office:value="1011.48049813995">
            <text:p>1011,48</text:p>
          </table:table-cell>
          <table:table-cell table:number-columns-repeated="5"/>
        </table:table-row>
        <table:table-row table:style-name="ro1">
          <table:table-cell table:formula="of:=[.A299]-(2*[.A299]+[.C299])/(8*[.B299]+1)" office:value-type="float" office:value="255.433432171622">
            <text:p>255,43</text:p>
          </table:table-cell>
          <table:table-cell table:formula="of:=[.B299]+1" office:value-type="float" office:value="294">
            <text:p>294</text:p>
          </table:table-cell>
          <table:table-cell table:formula="of:=MOD((2*[.A300]+[.C299]);(4*[.B299]+1))" office:value-type="float" office:value="349.347362483192">
            <text:p>349,35</text:p>
          </table:table-cell>
          <table:table-cell table:number-columns-repeated="5"/>
        </table:table-row>
        <table:table-row table:style-name="ro1">
          <table:table-cell table:formula="of:=[.A300]-(2*[.A300]+[.C300])/(8*[.B300]+1)" office:value-type="float" office:value="255.067850264768">
            <text:p>255,07</text:p>
          </table:table-cell>
          <table:table-cell table:formula="of:=[.B300]+1" office:value-type="float" office:value="295">
            <text:p>295</text:p>
          </table:table-cell>
          <table:table-cell table:formula="of:=MOD((2*[.A301]+[.C300]);(4*[.B300]+1))" office:value-type="float" office:value="859.483063012729">
            <text:p>859,48</text:p>
          </table:table-cell>
          <table:table-cell table:number-columns-repeated="5"/>
        </table:table-row>
        <table:table-row table:style-name="ro1">
          <table:table-cell table:formula="of:=[.A301]-(2*[.A301]+[.C301])/(8*[.B301]+1)" office:value-type="float" office:value="254.487749136627">
            <text:p>254,49</text:p>
          </table:table-cell>
          <table:table-cell table:formula="of:=[.B301]+1" office:value-type="float" office:value="296">
            <text:p>296</text:p>
          </table:table-cell>
          <table:table-cell table:formula="of:=MOD((2*[.A302]+[.C301]);(4*[.B301]+1))" office:value-type="float" office:value="187.458561285983">
            <text:p>187,46</text:p>
          </table:table-cell>
          <table:table-cell table:number-columns-repeated="5"/>
        </table:table-row>
        <table:table-row table:style-name="ro1">
          <table:table-cell table:formula="of:=[.A302]-(2*[.A302]+[.C302])/(8*[.B302]+1)" office:value-type="float" office:value="254.193771061676">
            <text:p>254,19</text:p>
          </table:table-cell>
          <table:table-cell table:formula="of:=[.B302]+1" office:value-type="float" office:value="297">
            <text:p>297</text:p>
          </table:table-cell>
          <table:table-cell table:formula="of:=MOD((2*[.A303]+[.C302]);(4*[.B302]+1))" office:value-type="float" office:value="695.846103409334">
            <text:p>695,85</text:p>
          </table:table-cell>
          <table:table-cell table:number-columns-repeated="5"/>
        </table:table-row>
        <table:table-row table:style-name="ro1">
          <table:table-cell table:formula="of:=[.A303]-(2*[.A303]+[.C303])/(8*[.B303]+1)" office:value-type="float" office:value="253.687151942815">
            <text:p>253,69</text:p>
          </table:table-cell>
          <table:table-cell table:formula="of:=[.B303]+1" office:value-type="float" office:value="298">
            <text:p>298</text:p>
          </table:table-cell>
          <table:table-cell table:formula="of:=MOD((2*[.A304]+[.C303]);(4*[.B303]+1))" office:value-type="float" office:value="14.220407294963">
            <text:p>14,22</text:p>
          </table:table-cell>
          <table:table-cell table:number-columns-repeated="5"/>
        </table:table-row>
        <table:table-row table:style-name="ro1">
          <table:table-cell table:formula="of:=[.A304]-(2*[.A304]+[.C304])/(8*[.B304]+1)" office:value-type="float" office:value="253.468453950705">
            <text:p>253,47</text:p>
          </table:table-cell>
          <table:table-cell table:formula="of:=[.B304]+1" office:value-type="float" office:value="299">
            <text:p>299</text:p>
          </table:table-cell>
          <table:table-cell table:formula="of:=MOD((2*[.A305]+[.C304]);(4*[.B304]+1))" office:value-type="float" office:value="521.157315196374">
            <text:p>521,16</text:p>
          </table:table-cell>
          <table:table-cell table:number-columns-repeated="5"/>
        </table:table-row>
        <table:table-row table:style-name="ro1">
          <table:table-cell table:formula="of:=[.A305]-(2*[.A305]+[.C305])/(8*[.B305]+1)" office:value-type="float" office:value="253.038828282883">
            <text:p>253,04</text:p>
          </table:table-cell>
          <table:table-cell table:formula="of:=[.B305]+1" office:value-type="float" office:value="300">
            <text:p>300</text:p>
          </table:table-cell>
          <table:table-cell table:formula="of:=MOD((2*[.A306]+[.C305]);(4*[.B305]+1))" office:value-type="float" office:value="1027.23497176214">
            <text:p>1027,23</text:p>
          </table:table-cell>
          <table:table-cell table:number-columns-repeated="5"/>
        </table:table-row>
        <table:table-row table:style-name="ro1">
          <table:table-cell table:formula="of:=[.A306]-(2*[.A306]+[.C306])/(8*[.B306]+1)" office:value-type="float" office:value="252.400214110319">
            <text:p>252,4</text:p>
          </table:table-cell>
          <table:table-cell table:formula="of:=[.B306]+1" office:value-type="float" office:value="301">
            <text:p>301</text:p>
          </table:table-cell>
          <table:table-cell table:formula="of:=MOD((2*[.A307]+[.C306]);(4*[.B306]+1))" office:value-type="float" office:value="331.035399982778">
            <text:p>331,04</text:p>
          </table:table-cell>
          <table:table-cell table:number-columns-repeated="5"/>
        </table:table-row>
        <table:table-row table:style-name="ro1">
          <table:table-cell table:formula="of:=[.A307]-(2*[.A307]+[.C307])/(8*[.B307]+1)" office:value-type="float" office:value="252.053250296204">
            <text:p>252,05</text:p>
          </table:table-cell>
          <table:table-cell table:formula="of:=[.B307]+1" office:value-type="float" office:value="302">
            <text:p>302</text:p>
          </table:table-cell>
          <table:table-cell table:formula="of:=MOD((2*[.A308]+[.C307]);(4*[.B307]+1))" office:value-type="float" office:value="835.141900575185">
            <text:p>835,14</text:p>
          </table:table-cell>
          <table:table-cell table:number-columns-repeated="5"/>
        </table:table-row>
        <table:table-row table:style-name="ro1">
          <table:table-cell table:formula="of:=[.A308]-(2*[.A308]+[.C308])/(8*[.B308]+1)" office:value-type="float" office:value="251.499154970938">
            <text:p>251,5</text:p>
          </table:table-cell>
          <table:table-cell table:formula="of:=[.B308]+1" office:value-type="float" office:value="303">
            <text:p>303</text:p>
          </table:table-cell>
          <table:table-cell table:formula="of:=MOD((2*[.A309]+[.C308]);(4*[.B308]+1))" office:value-type="float" office:value="129.140210517061">
            <text:p>129,14</text:p>
          </table:table-cell>
          <table:table-cell table:number-columns-repeated="5"/>
        </table:table-row>
        <table:table-row table:style-name="ro1">
          <table:table-cell table:formula="of:=[.A309]-(2*[.A309]+[.C309])/(8*[.B309]+1)" office:value-type="float" office:value="251.238479292398">
            <text:p>251,24</text:p>
          </table:table-cell>
          <table:table-cell table:formula="of:=[.B309]+1" office:value-type="float" office:value="304">
            <text:p>304</text:p>
          </table:table-cell>
          <table:table-cell table:formula="of:=MOD((2*[.A310]+[.C309]);(4*[.B309]+1))" office:value-type="float" office:value="631.617169101856">
            <text:p>631,62</text:p>
          </table:table-cell>
          <table:table-cell table:number-columns-repeated="5"/>
        </table:table-row>
        <table:table-row table:style-name="ro1">
          <table:table-cell table:formula="of:=[.A310]-(2*[.A310]+[.C310])/(8*[.B310]+1)" office:value-type="float" office:value="250.772349359111">
            <text:p>250,77</text:p>
          </table:table-cell>
          <table:table-cell table:formula="of:=[.B310]+1" office:value-type="float" office:value="305">
            <text:p>305</text:p>
          </table:table-cell>
          <table:table-cell table:formula="of:=MOD((2*[.A311]+[.C310]);(4*[.B310]+1))" office:value-type="float" office:value="1133.16186782008">
            <text:p>1133,16</text:p>
          </table:table-cell>
          <table:table-cell table:number-columns-repeated="5"/>
        </table:table-row>
        <table:table-row table:style-name="ro1">
          <table:table-cell table:formula="of:=[.A311]-(2*[.A311]+[.C311])/(8*[.B311]+1)" office:value-type="float" office:value="250.102662113499">
            <text:p>250,1</text:p>
          </table:table-cell>
          <table:table-cell table:formula="of:=[.B311]+1" office:value-type="float" office:value="306">
            <text:p>306</text:p>
          </table:table-cell>
          <table:table-cell table:formula="of:=MOD((2*[.A312]+[.C311]);(4*[.B311]+1))" office:value-type="float" office:value="412.367192047077">
            <text:p>412,37</text:p>
          </table:table-cell>
          <table:table-cell table:number-columns-repeated="5"/>
        </table:table-row>
        <table:table-row table:style-name="ro1">
          <table:table-cell table:formula="of:=[.A312]-(2*[.A312]+[.C312])/(8*[.B312]+1)" office:value-type="float" office:value="249.730031441276">
            <text:p>249,73</text:p>
          </table:table-cell>
          <table:table-cell table:formula="of:=[.B312]+1" office:value-type="float" office:value="307">
            <text:p>307</text:p>
          </table:table-cell>
          <table:table-cell table:formula="of:=MOD((2*[.A313]+[.C312]);(4*[.B312]+1))" office:value-type="float" office:value="911.82725492963">
            <text:p>911,83</text:p>
          </table:table-cell>
          <table:table-cell table:number-columns-repeated="5"/>
        </table:table-row>
        <table:table-row table:style-name="ro1">
          <table:table-cell table:formula="of:=[.A313]-(2*[.A313]+[.C313])/(8*[.B313]+1)" office:value-type="float" office:value="249.155636928532">
            <text:p>249,16</text:p>
          </table:table-cell>
          <table:table-cell table:formula="of:=[.B313]+1" office:value-type="float" office:value="308">
            <text:p>308</text:p>
          </table:table-cell>
          <table:table-cell table:formula="of:=MOD((2*[.A314]+[.C313]);(4*[.B313]+1))" office:value-type="float" office:value="181.138528786695">
            <text:p>181,14</text:p>
          </table:table-cell>
          <table:table-cell table:number-columns-repeated="5"/>
        </table:table-row>
        <table:table-row table:style-name="ro1">
          <table:table-cell table:formula="of:=[.A314]-(2*[.A314]+[.C314])/(8*[.B314]+1)" office:value-type="float" office:value="248.879998063362">
            <text:p>248,88</text:p>
          </table:table-cell>
          <table:table-cell table:formula="of:=[.B314]+1" office:value-type="float" office:value="309">
            <text:p>309</text:p>
          </table:table-cell>
          <table:table-cell table:formula="of:=MOD((2*[.A315]+[.C314]);(4*[.B314]+1))" office:value-type="float" office:value="678.89852491342">
            <text:p>678,9</text:p>
          </table:table-cell>
          <table:table-cell table:number-columns-repeated="5"/>
        </table:table-row>
        <table:table-row table:style-name="ro1">
          <table:table-cell table:formula="of:=[.A315]-(2*[.A315]+[.C315])/(8*[.B315]+1)" office:value-type="float" office:value="248.404195992582">
            <text:p>248,4</text:p>
          </table:table-cell>
          <table:table-cell table:formula="of:=[.B315]+1" office:value-type="float" office:value="310">
            <text:p>310</text:p>
          </table:table-cell>
          <table:table-cell table:formula="of:=MOD((2*[.A316]+[.C315]);(4*[.B315]+1))" office:value-type="float" office:value="1175.70691689858">
            <text:p>1175,71</text:p>
          </table:table-cell>
          <table:table-cell table:number-columns-repeated="5"/>
        </table:table-row>
        <table:table-row table:style-name="ro1">
          <table:table-cell table:formula="of:=[.A316]-(2*[.A316]+[.C316])/(8*[.B316]+1)" office:value-type="float" office:value="247.730066484769">
            <text:p>247,73</text:p>
          </table:table-cell>
          <table:table-cell table:formula="of:=[.B316]+1" office:value-type="float" office:value="311">
            <text:p>311</text:p>
          </table:table-cell>
          <table:table-cell table:formula="of:=MOD((2*[.A317]+[.C316]);(4*[.B316]+1))" office:value-type="float" office:value="430.167049868122">
            <text:p>430,17</text:p>
          </table:table-cell>
          <table:table-cell table:number-columns-repeated="5"/>
        </table:table-row>
        <table:table-row table:style-name="ro1">
          <table:table-cell table:formula="of:=[.A317]-(2*[.A317]+[.C317])/(8*[.B317]+1)" office:value-type="float" office:value="247.358179308057">
            <text:p>247,36</text:p>
          </table:table-cell>
          <table:table-cell table:formula="of:=[.B317]+1" office:value-type="float" office:value="312">
            <text:p>312</text:p>
          </table:table-cell>
          <table:table-cell table:formula="of:=MOD((2*[.A318]+[.C317]);(4*[.B317]+1))" office:value-type="float" office:value="924.883408484235">
            <text:p>924,88</text:p>
          </table:table-cell>
          <table:table-cell table:number-columns-repeated="5"/>
        </table:table-row>
        <table:table-row table:style-name="ro1">
          <table:table-cell table:formula="of:=[.A318]-(2*[.A318]+[.C318])/(8*[.B318]+1)" office:value-type="float" office:value="246.789657174656">
            <text:p>246,79</text:p>
          </table:table-cell>
          <table:table-cell table:formula="of:=[.B318]+1" office:value-type="float" office:value="313">
            <text:p>313</text:p>
          </table:table-cell>
          <table:table-cell table:formula="of:=MOD((2*[.A319]+[.C318]);(4*[.B318]+1))" office:value-type="float" office:value="169.462722833548">
            <text:p>169,46</text:p>
          </table:table-cell>
          <table:table-cell table:number-columns-repeated="5"/>
        </table:table-row>
        <table:table-row table:style-name="ro1">
          <table:table-cell table:formula="of:=[.A319]-(2*[.A319]+[.C319])/(8*[.B319]+1)" office:value-type="float" office:value="246.524969734663">
            <text:p>246,52</text:p>
          </table:table-cell>
          <table:table-cell table:formula="of:=[.B319]+1" office:value-type="float" office:value="314">
            <text:p>314</text:p>
          </table:table-cell>
          <table:table-cell table:formula="of:=MOD((2*[.A320]+[.C319]);(4*[.B319]+1))" office:value-type="float" office:value="662.512662302874">
            <text:p>662,51</text:p>
          </table:table-cell>
          <table:table-cell table:number-columns-repeated="5"/>
        </table:table-row>
        <table:table-row table:style-name="ro1">
          <table:table-cell table:formula="of:=[.A320]-(2*[.A320]+[.C320])/(8*[.B320]+1)" office:value-type="float" office:value="246.065135830257">
            <text:p>246,07</text:p>
          </table:table-cell>
          <table:table-cell table:formula="of:=[.B320]+1" office:value-type="float" office:value="315">
            <text:p>315</text:p>
          </table:table-cell>
          <table:table-cell table:formula="of:=MOD((2*[.A321]+[.C320]);(4*[.B320]+1))" office:value-type="float" office:value="1154.64293396339">
            <text:p>1154,64</text:p>
          </table:table-cell>
          <table:table-cell table:number-columns-repeated="5"/>
        </table:table-row>
        <table:table-row table:style-name="ro1">
          <table:table-cell table:formula="of:=[.A321]-(2*[.A321]+[.C321])/(8*[.B321]+1)" office:value-type="float" office:value="245.411913614619">
            <text:p>245,41</text:p>
          </table:table-cell>
          <table:table-cell table:formula="of:=[.B321]+1" office:value-type="float" office:value="316">
            <text:p>316</text:p>
          </table:table-cell>
          <table:table-cell table:formula="of:=MOD((2*[.A322]+[.C321]);(4*[.B321]+1))" office:value-type="float" office:value="384.466761192627">
            <text:p>384,47</text:p>
          </table:table-cell>
          <table:table-cell table:number-columns-repeated="5"/>
        </table:table-row>
        <table:table-row table:style-name="ro1">
          <table:table-cell table:formula="of:=[.A322]-(2*[.A322]+[.C322])/(8*[.B322]+1)" office:value-type="float" office:value="245.065812156168">
            <text:p>245,07</text:p>
          </table:table-cell>
          <table:table-cell table:formula="of:=[.B322]+1" office:value-type="float" office:value="317">
            <text:p>317</text:p>
          </table:table-cell>
          <table:table-cell table:formula="of:=MOD((2*[.A323]+[.C322]);(4*[.B322]+1))" office:value-type="float" office:value="874.598385504963">
            <text:p>874,6</text:p>
          </table:table-cell>
          <table:table-cell table:number-columns-repeated="5"/>
        </table:table-row>
        <table:table-row table:style-name="ro1">
          <table:table-cell table:formula="of:=[.A323]-(2*[.A323]+[.C323])/(8*[.B323]+1)" office:value-type="float" office:value="244.527881525574">
            <text:p>244,53</text:p>
          </table:table-cell>
          <table:table-cell table:formula="of:=[.B323]+1" office:value-type="float" office:value="318">
            <text:p>318</text:p>
          </table:table-cell>
          <table:table-cell table:formula="of:=MOD((2*[.A324]+[.C323]);(4*[.B323]+1))" office:value-type="float" office:value="94.6541485561113">
            <text:p>94,65</text:p>
          </table:table-cell>
          <table:table-cell table:number-columns-repeated="5"/>
        </table:table-row>
        <table:table-row table:style-name="ro1">
          <table:table-cell table:formula="of:=[.A324]-(2*[.A324]+[.C324])/(8*[.B324]+1)" office:value-type="float" office:value="244.298525961092">
            <text:p>244,3</text:p>
          </table:table-cell>
          <table:table-cell table:formula="of:=[.B324]+1" office:value-type="float" office:value="319">
            <text:p>319</text:p>
          </table:table-cell>
          <table:table-cell table:formula="of:=MOD((2*[.A325]+[.C324]);(4*[.B324]+1))" office:value-type="float" office:value="583.251200478295">
            <text:p>583,25</text:p>
          </table:table-cell>
          <table:table-cell table:number-columns-repeated="5"/>
        </table:table-row>
        <table:table-row table:style-name="ro1">
          <table:table-cell table:formula="of:=[.A325]-(2*[.A325]+[.C325])/(8*[.B325]+1)" office:value-type="float" office:value="243.878687240998">
            <text:p>243,88</text:p>
          </table:table-cell>
          <table:table-cell table:formula="of:=[.B325]+1" office:value-type="float" office:value="320">
            <text:p>320</text:p>
          </table:table-cell>
          <table:table-cell table:formula="of:=MOD((2*[.A326]+[.C325]);(4*[.B325]+1))" office:value-type="float" office:value="1071.00857496029">
            <text:p>1071,01</text:p>
          </table:table-cell>
          <table:table-cell table:number-columns-repeated="5"/>
        </table:table-row>
        <table:table-row table:style-name="ro1">
          <table:table-cell table:formula="of:=[.A326]-(2*[.A326]+[.C326])/(8*[.B326]+1)" office:value-type="float" office:value="243.270032047932">
            <text:p>243,27</text:p>
          </table:table-cell>
          <table:table-cell table:formula="of:=[.B326]+1" office:value-type="float" office:value="321">
            <text:p>321</text:p>
          </table:table-cell>
          <table:table-cell table:formula="of:=MOD((2*[.A327]+[.C326]);(4*[.B326]+1))" office:value-type="float" office:value="276.548639056154">
            <text:p>276,55</text:p>
          </table:table-cell>
          <table:table-cell table:number-columns-repeated="5"/>
        </table:table-row>
        <table:table-row table:style-name="ro1">
          <table:table-cell table:formula="of:=[.A327]-(2*[.A327]+[.C327])/(8*[.B327]+1)" office:value-type="float" office:value="242.972994794856">
            <text:p>242,97</text:p>
          </table:table-cell>
          <table:table-cell table:formula="of:=[.B327]+1" office:value-type="float" office:value="322">
            <text:p>322</text:p>
          </table:table-cell>
          <table:table-cell table:formula="of:=MOD((2*[.A328]+[.C327]);(4*[.B327]+1))" office:value-type="float" office:value="762.494628645865">
            <text:p>762,49</text:p>
          </table:table-cell>
          <table:table-cell table:number-columns-repeated="5"/>
        </table:table-row>
        <table:table-row table:style-name="ro1">
          <table:table-cell table:formula="of:=[.A328]-(2*[.A328]+[.C328])/(8*[.B328]+1)" office:value-type="float" office:value="242.488539762556">
            <text:p>242,49</text:p>
          </table:table-cell>
          <table:table-cell table:formula="of:=[.B328]+1" office:value-type="float" office:value="323">
            <text:p>323</text:p>
          </table:table-cell>
          <table:table-cell table:formula="of:=MOD((2*[.A329]+[.C328]);(4*[.B328]+1))" office:value-type="float" office:value="1247.47170817098">
            <text:p>1247,47</text:p>
          </table:table-cell>
          <table:table-cell table:number-columns-repeated="5"/>
        </table:table-row>
        <table:table-row table:style-name="ro1">
          <table:table-cell table:formula="of:=[.A329]-(2*[.A329]+[.C329])/(8*[.B329]+1)" office:value-type="float" office:value="241.818346807935">
            <text:p>241,82</text:p>
          </table:table-cell>
          <table:table-cell table:formula="of:=[.B329]+1" office:value-type="float" office:value="324">
            <text:p>324</text:p>
          </table:table-cell>
          <table:table-cell table:formula="of:=MOD((2*[.A330]+[.C329]);(4*[.B329]+1))" office:value-type="float" office:value="438.108401786848">
            <text:p>438,11</text:p>
          </table:table-cell>
          <table:table-cell table:number-columns-repeated="5"/>
        </table:table-row>
        <table:table-row table:style-name="ro1">
          <table:table-cell table:formula="of:=[.A330]-(2*[.A330]+[.C330])/(8*[.B330]+1)" office:value-type="float" office:value="241.462872417112">
            <text:p>241,46</text:p>
          </table:table-cell>
          <table:table-cell table:formula="of:=[.B330]+1" office:value-type="float" office:value="325">
            <text:p>325</text:p>
          </table:table-cell>
          <table:table-cell table:formula="of:=MOD((2*[.A331]+[.C330]);(4*[.B330]+1))" office:value-type="float" office:value="921.034146621073">
            <text:p>921,03</text:p>
          </table:table-cell>
          <table:table-cell table:number-columns-repeated="5"/>
        </table:table-row>
        <table:table-row table:style-name="ro1">
          <table:table-cell table:formula="of:=[.A331]-(2*[.A331]+[.C331])/(8*[.B331]+1)" office:value-type="float" office:value="240.923095450002">
            <text:p>240,92</text:p>
          </table:table-cell>
          <table:table-cell table:formula="of:=[.B331]+1" office:value-type="float" office:value="326">
            <text:p>326</text:p>
          </table:table-cell>
          <table:table-cell table:formula="of:=MOD((2*[.A332]+[.C331]);(4*[.B331]+1))" office:value-type="float" office:value="101.880337521076">
            <text:p>101,88</text:p>
          </table:table-cell>
          <table:table-cell table:number-columns-repeated="5"/>
        </table:table-row>
        <table:table-row table:style-name="ro1">
          <table:table-cell table:formula="of:=[.A332]-(2*[.A332]+[.C332])/(8*[.B332]+1)" office:value-type="float" office:value="240.699359716609">
            <text:p>240,7</text:p>
          </table:table-cell>
          <table:table-cell table:formula="of:=[.B332]+1" office:value-type="float" office:value="327">
            <text:p>327</text:p>
          </table:table-cell>
          <table:table-cell table:formula="of:=MOD((2*[.A333]+[.C332]);(4*[.B332]+1))" office:value-type="float" office:value="583.279056954294">
            <text:p>583,28</text:p>
          </table:table-cell>
          <table:table-cell table:number-columns-repeated="5"/>
        </table:table-row>
        <table:table-row table:style-name="ro1">
          <table:table-cell table:formula="of:=[.A333]-(2*[.A333]+[.C333])/(8*[.B333]+1)" office:value-type="float" office:value="240.29252831562">
            <text:p>240,29</text:p>
          </table:table-cell>
          <table:table-cell table:formula="of:=[.B333]+1" office:value-type="float" office:value="328">
            <text:p>328</text:p>
          </table:table-cell>
          <table:table-cell table:formula="of:=MOD((2*[.A334]+[.C333]);(4*[.B333]+1))" office:value-type="float" office:value="1063.86411358554">
            <text:p>1063,86</text:p>
          </table:table-cell>
          <table:table-cell table:number-columns-repeated="5"/>
        </table:table-row>
        <table:table-row table:style-name="ro1">
          <table:table-cell table:formula="of:=[.A334]-(2*[.A334]+[.C334])/(8*[.B334]+1)" office:value-type="float" office:value="239.704166726966">
            <text:p>239,7</text:p>
          </table:table-cell>
          <table:table-cell table:formula="of:=[.B334]+1" office:value-type="float" office:value="329">
            <text:p>329</text:p>
          </table:table-cell>
          <table:table-cell table:formula="of:=MOD((2*[.A335]+[.C334]);(4*[.B334]+1))" office:value-type="float" office:value="230.272447039468">
            <text:p>230,27</text:p>
          </table:table-cell>
          <table:table-cell table:number-columns-repeated="5"/>
        </table:table-row>
        <table:table-row table:style-name="ro1">
          <table:table-cell table:formula="of:=[.A335]-(2*[.A335]+[.C335])/(8*[.B335]+1)" office:value-type="float" office:value="239.434633578279">
            <text:p>239,43</text:p>
          </table:table-cell>
          <table:table-cell table:formula="of:=[.B335]+1" office:value-type="float" office:value="330">
            <text:p>330</text:p>
          </table:table-cell>
          <table:table-cell table:formula="of:=MOD((2*[.A336]+[.C335]);(4*[.B335]+1))" office:value-type="float" office:value="709.141714196026">
            <text:p>709,14</text:p>
          </table:table-cell>
          <table:table-cell table:number-columns-repeated="5"/>
        </table:table-row>
        <table:table-row table:style-name="ro1">
          <table:table-cell table:formula="of:=[.A336]-(2*[.A336]+[.C336])/(8*[.B336]+1)" office:value-type="float" office:value="238.984799810255">
            <text:p>238,98</text:p>
          </table:table-cell>
          <table:table-cell table:formula="of:=[.B336]+1" office:value-type="float" office:value="331">
            <text:p>331</text:p>
          </table:table-cell>
          <table:table-cell table:formula="of:=MOD((2*[.A337]+[.C336]);(4*[.B336]+1))" office:value-type="float" office:value="1187.11131381654">
            <text:p>1187,11</text:p>
          </table:table-cell>
          <table:table-cell table:number-columns-repeated="5"/>
        </table:table-row>
        <table:table-row table:style-name="ro1">
          <table:table-cell table:formula="of:=[.A337]-(2*[.A337]+[.C337])/(8*[.B337]+1)" office:value-type="float" office:value="238.356230194008">
            <text:p>238,36</text:p>
          </table:table-cell>
          <table:table-cell table:formula="of:=[.B337]+1" office:value-type="float" office:value="332">
            <text:p>332</text:p>
          </table:table-cell>
          <table:table-cell table:formula="of:=MOD((2*[.A338]+[.C337]);(4*[.B337]+1))" office:value-type="float" office:value="338.823774204552">
            <text:p>338,82</text:p>
          </table:table-cell>
          <table:table-cell table:number-columns-repeated="5"/>
        </table:table-row>
        <table:table-row table:style-name="ro1">
          <table:table-cell table:formula="of:=[.A338]-(2*[.A338]+[.C338])/(8*[.B338]+1)" office:value-type="float" office:value="238.0492914531">
            <text:p>238,05</text:p>
          </table:table-cell>
          <table:table-cell table:formula="of:=[.B338]+1" office:value-type="float" office:value="333">
            <text:p>333</text:p>
          </table:table-cell>
          <table:table-cell table:formula="of:=MOD((2*[.A339]+[.C338]);(4*[.B338]+1))" office:value-type="float" office:value="814.922357110753">
            <text:p>814,92</text:p>
          </table:table-cell>
          <table:table-cell table:number-columns-repeated="5"/>
        </table:table-row>
        <table:table-row table:style-name="ro1">
          <table:table-cell table:formula="of:=[.A339]-(2*[.A339]+[.C339])/(8*[.B339]+1)" office:value-type="float" office:value="237.564855828328">
            <text:p>237,56</text:p>
          </table:table-cell>
          <table:table-cell table:formula="of:=[.B339]+1" office:value-type="float" office:value="334">
            <text:p>334</text:p>
          </table:table-cell>
          <table:table-cell table:formula="of:=MOD((2*[.A340]+[.C339]);(4*[.B339]+1))" office:value-type="float" office:value="1290.05206876741">
            <text:p>1290,05</text:p>
          </table:table-cell>
          <table:table-cell table:number-columns-repeated="5"/>
        </table:table-row>
        <table:table-row table:style-name="ro1">
          <table:table-cell table:formula="of:=[.A340]-(2*[.A340]+[.C340])/(8*[.B340]+1)" office:value-type="float" office:value="236.904481050766">
            <text:p>236,9</text:p>
          </table:table-cell>
          <table:table-cell table:formula="of:=[.B340]+1" office:value-type="float" office:value="335">
            <text:p>335</text:p>
          </table:table-cell>
          <table:table-cell table:formula="of:=MOD((2*[.A341]+[.C340]);(4*[.B340]+1))" office:value-type="float" office:value="426.861030868942">
            <text:p>426,86</text:p>
          </table:table-cell>
          <table:table-cell table:number-columns-repeated="5"/>
        </table:table-row>
        <table:table-row table:style-name="ro1">
          <table:table-cell table:formula="of:=[.A341]-(2*[.A341]+[.C341])/(8*[.B341]+1)" office:value-type="float" office:value="236.56853551068">
            <text:p>236,57</text:p>
          </table:table-cell>
          <table:table-cell table:formula="of:=[.B341]+1" office:value-type="float" office:value="336">
            <text:p>336</text:p>
          </table:table-cell>
          <table:table-cell table:formula="of:=MOD((2*[.A342]+[.C341]);(4*[.B341]+1))" office:value-type="float" office:value="899.998101890302">
            <text:p>900</text:p>
          </table:table-cell>
          <table:table-cell table:number-columns-repeated="5"/>
        </table:table-row>
        <table:table-row table:style-name="ro1">
          <table:table-cell table:formula="of:=[.A342]-(2*[.A342]+[.C342])/(8*[.B342]+1)" office:value-type="float" office:value="236.05788650625">
            <text:p>236,06</text:p>
          </table:table-cell>
          <table:table-cell table:formula="of:=[.B342]+1" office:value-type="float" office:value="337">
            <text:p>337</text:p>
          </table:table-cell>
          <table:table-cell table:formula="of:=MOD((2*[.A343]+[.C342]);(4*[.B342]+1))" office:value-type="float" office:value="27.1138749028023">
            <text:p>27,11</text:p>
          </table:table-cell>
          <table:table-cell table:number-columns-repeated="5"/>
        </table:table-row>
        <table:table-row table:style-name="ro1">
          <table:table-cell table:formula="of:=[.A343]-(2*[.A343]+[.C343])/(8*[.B343]+1)" office:value-type="float" office:value="235.872780963827">
            <text:p>235,87</text:p>
          </table:table-cell>
          <table:table-cell table:formula="of:=[.B343]+1" office:value-type="float" office:value="338">
            <text:p>338</text:p>
          </table:table-cell>
          <table:table-cell table:formula="of:=MOD((2*[.A344]+[.C343]);(4*[.B343]+1))" office:value-type="float" office:value="498.859436830457">
            <text:p>498,86</text:p>
          </table:table-cell>
          <table:table-cell table:number-columns-repeated="5"/>
        </table:table-row>
        <table:table-row table:style-name="ro1">
          <table:table-cell table:formula="of:=[.A344]-(2*[.A344]+[.C344])/(8*[.B344]+1)" office:value-type="float" office:value="235.513962110312">
            <text:p>235,51</text:p>
          </table:table-cell>
          <table:table-cell table:formula="of:=[.B344]+1" office:value-type="float" office:value="339">
            <text:p>339</text:p>
          </table:table-cell>
          <table:table-cell table:formula="of:=MOD((2*[.A345]+[.C344]);(4*[.B344]+1))" office:value-type="float" office:value="969.887361051081">
            <text:p>969,89</text:p>
          </table:table-cell>
          <table:table-cell table:number-columns-repeated="5"/>
        </table:table-row>
        <table:table-row table:style-name="ro1">
          <table:table-cell table:formula="of:=[.A345]-(2*[.A345]+[.C345])/(8*[.B345]+1)" office:value-type="float" office:value="234.982847003319">
            <text:p>234,98</text:p>
          </table:table-cell>
          <table:table-cell table:formula="of:=[.B345]+1" office:value-type="float" office:value="340">
            <text:p>340</text:p>
          </table:table-cell>
          <table:table-cell table:formula="of:=MOD((2*[.A346]+[.C345]);(4*[.B345]+1))" office:value-type="float" office:value="82.8530550577193">
            <text:p>82,85</text:p>
          </table:table-cell>
          <table:table-cell table:number-columns-repeated="5"/>
        </table:table-row>
        <table:table-row table:style-name="ro1">
          <table:table-cell table:formula="of:=[.A346]-(2*[.A346]+[.C346])/(8*[.B346]+1)" office:value-type="float" office:value="234.779679510095">
            <text:p>234,78</text:p>
          </table:table-cell>
          <table:table-cell table:formula="of:=[.B346]+1" office:value-type="float" office:value="341">
            <text:p>341</text:p>
          </table:table-cell>
          <table:table-cell table:formula="of:=MOD((2*[.A347]+[.C346]);(4*[.B346]+1))" office:value-type="float" office:value="552.412414077909">
            <text:p>552,41</text:p>
          </table:table-cell>
          <table:table-cell table:number-columns-repeated="5"/>
        </table:table-row>
        <table:table-row table:style-name="ro1">
          <table:table-cell table:formula="of:=[.A347]-(2*[.A347]+[.C347])/(8*[.B347]+1)" office:value-type="float" office:value="234.405193700971">
            <text:p>234,41</text:p>
          </table:table-cell>
          <table:table-cell table:formula="of:=[.B347]+1" office:value-type="float" office:value="342">
            <text:p>342</text:p>
          </table:table-cell>
          <table:table-cell table:formula="of:=MOD((2*[.A348]+[.C347]);(4*[.B347]+1))" office:value-type="float" office:value="1021.22280147985">
            <text:p>1021,22</text:p>
          </table:table-cell>
          <table:table-cell table:number-columns-repeated="5"/>
        </table:table-row>
        <table:table-row table:style-name="ro1">
          <table:table-cell table:formula="of:=[.A348]-(2*[.A348]+[.C348])/(8*[.B348]+1)" office:value-type="float" office:value="233.860789905252">
            <text:p>233,86</text:p>
          </table:table-cell>
          <table:table-cell table:formula="of:=[.B348]+1" office:value-type="float" office:value="343">
            <text:p>343</text:p>
          </table:table-cell>
          <table:table-cell table:formula="of:=MOD((2*[.A349]+[.C348]);(4*[.B348]+1))" office:value-type="float" office:value="119.944381290356">
            <text:p>119,94</text:p>
          </table:table-cell>
          <table:table-cell table:number-columns-repeated="5"/>
        </table:table-row>
        <table:table-row table:style-name="ro1">
          <table:table-cell table:formula="of:=[.A349]-(2*[.A349]+[.C349])/(8*[.B349]+1)" office:value-type="float" office:value="233.646703944924">
            <text:p>233,65</text:p>
          </table:table-cell>
          <table:table-cell table:formula="of:=[.B349]+1" office:value-type="float" office:value="344">
            <text:p>344</text:p>
          </table:table-cell>
          <table:table-cell table:formula="of:=MOD((2*[.A350]+[.C349]);(4*[.B349]+1))" office:value-type="float" office:value="587.237789180204">
            <text:p>587,24</text:p>
          </table:table-cell>
          <table:table-cell table:number-columns-repeated="5"/>
        </table:table-row>
        <table:table-row table:style-name="ro1">
          <table:table-cell table:formula="of:=[.A350]-(2*[.A350]+[.C350])/(8*[.B350]+1)" office:value-type="float" office:value="233.263655925647">
            <text:p>233,26</text:p>
          </table:table-cell>
          <table:table-cell table:formula="of:=[.B350]+1" office:value-type="float" office:value="345">
            <text:p>345</text:p>
          </table:table-cell>
          <table:table-cell table:formula="of:=MOD((2*[.A351]+[.C350]);(4*[.B350]+1))" office:value-type="float" office:value="1053.7651010315">
            <text:p>1053,77</text:p>
          </table:table-cell>
          <table:table-cell table:number-columns-repeated="5"/>
        </table:table-row>
        <table:table-row table:style-name="ro1">
          <table:table-cell table:formula="of:=[.A351]-(2*[.A351]+[.C351])/(8*[.B351]+1)" office:value-type="float" office:value="232.713024845284">
            <text:p>232,71</text:p>
          </table:table-cell>
          <table:table-cell table:formula="of:=[.B351]+1" office:value-type="float" office:value="346">
            <text:p>346</text:p>
          </table:table-cell>
          <table:table-cell table:formula="of:=MOD((2*[.A352]+[.C351]);(4*[.B351]+1))" office:value-type="float" office:value="138.191150722066">
            <text:p>138,19</text:p>
          </table:table-cell>
          <table:table-cell table:number-columns-repeated="5"/>
        </table:table-row>
        <table:table-row table:style-name="ro1">
          <table:table-cell table:formula="of:=[.A352]-(2*[.A352]+[.C352])/(8*[.B352]+1)" office:value-type="float" office:value="232.495033801437">
            <text:p>232,5</text:p>
          </table:table-cell>
          <table:table-cell table:formula="of:=[.B352]+1" office:value-type="float" office:value="347">
            <text:p>347</text:p>
          </table:table-cell>
          <table:table-cell table:formula="of:=MOD((2*[.A353]+[.C352]);(4*[.B352]+1))" office:value-type="float" office:value="603.18121832494">
            <text:p>603,18</text:p>
          </table:table-cell>
          <table:table-cell table:number-columns-repeated="5"/>
        </table:table-row>
        <table:table-row table:style-name="ro1">
          <table:table-cell table:formula="of:=[.A353]-(2*[.A353]+[.C353])/(8*[.B353]+1)" office:value-type="float" office:value="232.110384436681">
            <text:p>232,11</text:p>
          </table:table-cell>
          <table:table-cell table:formula="of:=[.B353]+1" office:value-type="float" office:value="348">
            <text:p>348</text:p>
          </table:table-cell>
          <table:table-cell table:formula="of:=MOD((2*[.A354]+[.C353]);(4*[.B353]+1))" office:value-type="float" office:value="1067.4019871983">
            <text:p>1067,4</text:p>
          </table:table-cell>
          <table:table-cell table:number-columns-repeated="5"/>
        </table:table-row>
        <table:table-row table:style-name="ro1">
          <table:table-cell table:formula="of:=[.A354]-(2*[.A354]+[.C354])/(8*[.B354]+1)" office:value-type="float" office:value="231.560430125703">
            <text:p>231,56</text:p>
          </table:table-cell>
          <table:table-cell table:formula="of:=[.B354]+1" office:value-type="float" office:value="349">
            <text:p>349</text:p>
          </table:table-cell>
          <table:table-cell table:formula="of:=MOD((2*[.A355]+[.C354]);(4*[.B354]+1))" office:value-type="float" office:value="137.522847449708">
            <text:p>137,52</text:p>
          </table:table-cell>
          <table:table-cell table:number-columns-repeated="5"/>
        </table:table-row>
        <table:table-row table:style-name="ro1">
          <table:table-cell table:formula="of:=[.A355]-(2*[.A355]+[.C355])/(8*[.B355]+1)" office:value-type="float" office:value="231.345376882703">
            <text:p>231,35</text:p>
          </table:table-cell>
          <table:table-cell table:formula="of:=[.B355]+1" office:value-type="float" office:value="350">
            <text:p>350</text:p>
          </table:table-cell>
          <table:table-cell table:formula="of:=MOD((2*[.A356]+[.C355]);(4*[.B355]+1))" office:value-type="float" office:value="600.213601215113">
            <text:p>600,21</text:p>
          </table:table-cell>
          <table:table-cell table:number-columns-repeated="5"/>
        </table:table-row>
        <table:table-row table:style-name="ro1">
          <table:table-cell table:formula="of:=[.A356]-(2*[.A356]+[.C356])/(8*[.B356]+1)" office:value-type="float" office:value="230.965903710628">
            <text:p>230,97</text:p>
          </table:table-cell>
          <table:table-cell table:formula="of:=[.B356]+1" office:value-type="float" office:value="351">
            <text:p>351</text:p>
          </table:table-cell>
          <table:table-cell table:formula="of:=MOD((2*[.A357]+[.C356]);(4*[.B356]+1))" office:value-type="float" office:value="1062.14540863637">
            <text:p>1062,15</text:p>
          </table:table-cell>
          <table:table-cell table:number-columns-repeated="5"/>
        </table:table-row>
        <table:table-row table:style-name="ro1">
          <table:table-cell table:formula="of:=[.A357]-(2*[.A357]+[.C357])/(8*[.B357]+1)" office:value-type="float" office:value="230.423334391989">
            <text:p>230,42</text:p>
          </table:table-cell>
          <table:table-cell table:formula="of:=[.B357]+1" office:value-type="float" office:value="352">
            <text:p>352</text:p>
          </table:table-cell>
          <table:table-cell table:formula="of:=MOD((2*[.A358]+[.C357]);(4*[.B357]+1))" office:value-type="float" office:value="117.992077420348">
            <text:p>117,99</text:p>
          </table:table-cell>
          <table:table-cell table:number-columns-repeated="5"/>
        </table:table-row>
        <table:table-row table:style-name="ro1">
          <table:table-cell table:formula="of:=[.A358]-(2*[.A358]+[.C358])/(8*[.B358]+1)" office:value-type="float" office:value="230.217853828906">
            <text:p>230,22</text:p>
          </table:table-cell>
          <table:table-cell table:formula="of:=[.B358]+1" office:value-type="float" office:value="353">
            <text:p>353</text:p>
          </table:table-cell>
          <table:table-cell table:formula="of:=MOD((2*[.A359]+[.C358]);(4*[.B358]+1))" office:value-type="float" office:value="578.42778507816">
            <text:p>578,43</text:p>
          </table:table-cell>
          <table:table-cell table:number-columns-repeated="5"/>
        </table:table-row>
        <table:table-row table:style-name="ro1">
          <table:table-cell table:formula="of:=[.A359]-(2*[.A359]+[.C359])/(8*[.B359]+1)" office:value-type="float" office:value="229.850114539442">
            <text:p>229,85</text:p>
          </table:table-cell>
          <table:table-cell table:formula="of:=[.B359]+1" office:value-type="float" office:value="354">
            <text:p>354</text:p>
          </table:table-cell>
          <table:table-cell table:formula="of:=MOD((2*[.A360]+[.C359]);(4*[.B359]+1))" office:value-type="float" office:value="1038.12801415704">
            <text:p>1038,13</text:p>
          </table:table-cell>
          <table:table-cell table:number-columns-repeated="5"/>
        </table:table-row>
        <table:table-row table:style-name="ro1">
          <table:table-cell table:formula="of:=[.A360]-(2*[.A360]+[.C360])/(8*[.B360]+1)" office:value-type="float" office:value="229.321407076245">
            <text:p>229,32</text:p>
          </table:table-cell>
          <table:table-cell table:formula="of:=[.B360]+1" office:value-type="float" office:value="355">
            <text:p>355</text:p>
          </table:table-cell>
          <table:table-cell table:formula="of:=MOD((2*[.A361]+[.C360]);(4*[.B360]+1))" office:value-type="float" office:value="79.7708283095351">
            <text:p>79,77</text:p>
          </table:table-cell>
          <table:table-cell table:number-columns-repeated="5"/>
        </table:table-row>
        <table:table-row table:style-name="ro1">
          <table:table-cell table:formula="of:=[.A361]-(2*[.A361]+[.C361])/(8*[.B361]+1)" office:value-type="float" office:value="229.131891538596">
            <text:p>229,13</text:p>
          </table:table-cell>
          <table:table-cell table:formula="of:=[.B361]+1" office:value-type="float" office:value="356">
            <text:p>356</text:p>
          </table:table-cell>
          <table:table-cell table:formula="of:=MOD((2*[.A362]+[.C361]);(4*[.B361]+1))" office:value-type="float" office:value="538.034611386727">
            <text:p>538,03</text:p>
          </table:table-cell>
          <table:table-cell table:number-columns-repeated="5"/>
        </table:table-row>
        <table:table-row table:style-name="ro1">
          <table:table-cell table:formula="of:=[.A362]-(2*[.A362]+[.C362])/(8*[.B362]+1)" office:value-type="float" office:value="228.782190452438">
            <text:p>228,78</text:p>
          </table:table-cell>
          <table:table-cell table:formula="of:=[.B362]+1" office:value-type="float" office:value="357">
            <text:p>357</text:p>
          </table:table-cell>
          <table:table-cell table:formula="of:=MOD((2*[.A363]+[.C362]);(4*[.B362]+1))" office:value-type="float" office:value="995.598992291604">
            <text:p>995,6</text:p>
          </table:table-cell>
          <table:table-cell table:number-columns-repeated="5"/>
        </table:table-row>
        <table:table-row table:style-name="ro1">
          <table:table-cell table:formula="of:=[.A363]-(2*[.A363]+[.C363])/(8*[.B363]+1)" office:value-type="float" office:value="228.273557840189">
            <text:p>228,27</text:p>
          </table:table-cell>
          <table:table-cell table:formula="of:=[.B363]+1" office:value-type="float" office:value="358">
            <text:p>358</text:p>
          </table:table-cell>
          <table:table-cell table:formula="of:=MOD((2*[.A364]+[.C363]);(4*[.B363]+1))" office:value-type="float" office:value="23.1461079719811">
            <text:p>23,15</text:p>
          </table:table-cell>
          <table:table-cell table:number-columns-repeated="5"/>
        </table:table-row>
        <table:table-row table:style-name="ro1">
          <table:table-cell table:formula="of:=[.A364]-(2*[.A364]+[.C364])/(8*[.B364]+1)" office:value-type="float" office:value="228.106125650432">
            <text:p>228,11</text:p>
          </table:table-cell>
          <table:table-cell table:formula="of:=[.B364]+1" office:value-type="float" office:value="359">
            <text:p>359</text:p>
          </table:table-cell>
          <table:table-cell table:formula="of:=MOD((2*[.A365]+[.C364]);(4*[.B364]+1))" office:value-type="float" office:value="479.358359272846">
            <text:p>479,36</text:p>
          </table:table-cell>
          <table:table-cell table:number-columns-repeated="5"/>
        </table:table-row>
        <table:table-row table:style-name="ro1">
          <table:table-cell table:formula="of:=[.A365]-(2*[.A365]+[.C365])/(8*[.B365]+1)" office:value-type="float" office:value="227.780483252043">
            <text:p>227,78</text:p>
          </table:table-cell>
          <table:table-cell table:formula="of:=[.B365]+1" office:value-type="float" office:value="360">
            <text:p>360</text:p>
          </table:table-cell>
          <table:table-cell table:formula="of:=MOD((2*[.A366]+[.C365]);(4*[.B365]+1))" office:value-type="float" office:value="934.919325776931">
            <text:p>934,92</text:p>
          </table:table-cell>
          <table:table-cell table:number-columns-repeated="5"/>
        </table:table-row>
        <table:table-row table:style-name="ro1">
          <table:table-cell table:formula="of:=[.A366]-(2*[.A366]+[.C366])/(8*[.B366]+1)" office:value-type="float" office:value="227.297845177665">
            <text:p>227,3</text:p>
          </table:table-cell>
          <table:table-cell table:formula="of:=[.B366]+1" office:value-type="float" office:value="361">
            <text:p>361</text:p>
          </table:table-cell>
          <table:table-cell table:formula="of:=MOD((2*[.A367]+[.C366]);(4*[.B366]+1))" office:value-type="float" office:value="1389.51501613226">
            <text:p>1389,52</text:p>
          </table:table-cell>
          <table:table-cell table:number-columns-repeated="5"/>
        </table:table-row>
        <table:table-row table:style-name="ro1">
          <table:table-cell table:formula="of:=[.A367]-(2*[.A367]+[.C367])/(8*[.B367]+1)" office:value-type="float" office:value="226.659523714707">
            <text:p>226,66</text:p>
          </table:table-cell>
          <table:table-cell table:formula="of:=[.B367]+1" office:value-type="float" office:value="362">
            <text:p>362</text:p>
          </table:table-cell>
          <table:table-cell table:formula="of:=MOD((2*[.A368]+[.C367]);(4*[.B367]+1))" office:value-type="float" office:value="397.834063561674">
            <text:p>397,83</text:p>
          </table:table-cell>
          <table:table-cell table:number-columns-repeated="5"/>
        </table:table-row>
        <table:table-row table:style-name="ro1">
          <table:table-cell table:formula="of:=[.A368]-(2*[.A368]+[.C368])/(8*[.B368]+1)" office:value-type="float" office:value="226.365718705735">
            <text:p>226,37</text:p>
          </table:table-cell>
          <table:table-cell table:formula="of:=[.B368]+1" office:value-type="float" office:value="363">
            <text:p>363</text:p>
          </table:table-cell>
          <table:table-cell table:formula="of:=MOD((2*[.A369]+[.C368]);(4*[.B368]+1))" office:value-type="float" office:value="850.565500973144">
            <text:p>850,57</text:p>
          </table:table-cell>
          <table:table-cell table:number-columns-repeated="5"/>
        </table:table-row>
        <table:table-row table:style-name="ro1">
          <table:table-cell table:formula="of:=[.A369]-(2*[.A369]+[.C369])/(8*[.B369]+1)" office:value-type="float" office:value="225.91707948426">
            <text:p>225,92</text:p>
          </table:table-cell>
          <table:table-cell table:formula="of:=[.B369]+1" office:value-type="float" office:value="364">
            <text:p>364</text:p>
          </table:table-cell>
          <table:table-cell table:formula="of:=MOD((2*[.A370]+[.C369]);(4*[.B369]+1))" office:value-type="float" office:value="1302.39965994166">
            <text:p>1302,4</text:p>
          </table:table-cell>
          <table:table-cell table:number-columns-repeated="5"/>
        </table:table-row>
        <table:table-row table:style-name="ro1">
          <table:table-cell table:formula="of:=[.A370]-(2*[.A370]+[.C370])/(8*[.B370]+1)" office:value-type="float" office:value="225.314870826893">
            <text:p>225,31</text:p>
          </table:table-cell>
          <table:table-cell table:formula="of:=[.B370]+1" office:value-type="float" office:value="365">
            <text:p>365</text:p>
          </table:table-cell>
          <table:table-cell table:formula="of:=MOD((2*[.A371]+[.C370]);(4*[.B370]+1))" office:value-type="float" office:value="296.02940159545">
            <text:p>296,03</text:p>
          </table:table-cell>
          <table:table-cell table:number-columns-repeated="5"/>
        </table:table-row>
        <table:table-row table:style-name="ro1">
          <table:table-cell table:formula="of:=[.A371]-(2*[.A371]+[.C371])/(8*[.B371]+1)" office:value-type="float" office:value="225.059253181138">
            <text:p>225,06</text:p>
          </table:table-cell>
          <table:table-cell table:formula="of:=[.B371]+1" office:value-type="float" office:value="366">
            <text:p>366</text:p>
          </table:table-cell>
          <table:table-cell table:formula="of:=MOD((2*[.A372]+[.C371]);(4*[.B371]+1))" office:value-type="float" office:value="746.147907957726">
            <text:p>746,15</text:p>
          </table:table-cell>
          <table:table-cell table:number-columns-repeated="5"/>
        </table:table-row>
        <table:table-row table:style-name="ro1">
          <table:table-cell table:formula="of:=[.A372]-(2*[.A372]+[.C372])/(8*[.B372]+1)" office:value-type="float" office:value="224.650831735484">
            <text:p>224,65</text:p>
          </table:table-cell>
          <table:table-cell table:formula="of:=[.B372]+1" office:value-type="float" office:value="367">
            <text:p>367</text:p>
          </table:table-cell>
          <table:table-cell table:formula="of:=MOD((2*[.A373]+[.C372]);(4*[.B372]+1))" office:value-type="float" office:value="1195.4495714287">
            <text:p>1195,45</text:p>
          </table:table-cell>
          <table:table-cell table:number-columns-repeated="5"/>
        </table:table-row>
        <table:table-row table:style-name="ro1">
          <table:table-cell table:formula="of:=[.A373]-(2*[.A373]+[.C373])/(8*[.B373]+1)" office:value-type="float" office:value="224.090821100517">
            <text:p>224,09</text:p>
          </table:table-cell>
          <table:table-cell table:formula="of:=[.B373]+1" office:value-type="float" office:value="368">
            <text:p>368</text:p>
          </table:table-cell>
          <table:table-cell table:formula="of:=MOD((2*[.A374]+[.C373]);(4*[.B373]+1))" office:value-type="float" office:value="174.631213629729">
            <text:p>174,63</text:p>
          </table:table-cell>
          <table:table-cell table:number-columns-repeated="5"/>
        </table:table-row>
        <table:table-row table:style-name="ro1">
          <table:table-cell table:formula="of:=[.A374]-(2*[.A374]+[.C374])/(8*[.B374]+1)" office:value-type="float" office:value="223.879339655413">
            <text:p>223,88</text:p>
          </table:table-cell>
          <table:table-cell table:formula="of:=[.B374]+1" office:value-type="float" office:value="369">
            <text:p>369</text:p>
          </table:table-cell>
          <table:table-cell table:formula="of:=MOD((2*[.A375]+[.C374]);(4*[.B374]+1))" office:value-type="float" office:value="622.389892940555">
            <text:p>622,39</text:p>
          </table:table-cell>
          <table:table-cell table:number-columns-repeated="5"/>
        </table:table-row>
        <table:table-row table:style-name="ro1">
          <table:table-cell table:formula="of:=[.A375]-(2*[.A375]+[.C375])/(8*[.B375]+1)" office:value-type="float" office:value="223.516945963489">
            <text:p>223,52</text:p>
          </table:table-cell>
          <table:table-cell table:formula="of:=[.B375]+1" office:value-type="float" office:value="370">
            <text:p>370</text:p>
          </table:table-cell>
          <table:table-cell table:formula="of:=MOD((2*[.A376]+[.C375]);(4*[.B375]+1))" office:value-type="float" office:value="1069.42378486753">
            <text:p>1069,42</text:p>
          </table:table-cell>
          <table:table-cell table:number-columns-repeated="5"/>
        </table:table-row>
        <table:table-row table:style-name="ro1">
          <table:table-cell table:formula="of:=[.A376]-(2*[.A376]+[.C376])/(8*[.B376]+1)" office:value-type="float" office:value="223.004802202329">
            <text:p>223</text:p>
          </table:table-cell>
          <table:table-cell table:formula="of:=[.B376]+1" office:value-type="float" office:value="371">
            <text:p>371</text:p>
          </table:table-cell>
          <table:table-cell table:formula="of:=MOD((2*[.A377]+[.C376]);(4*[.B376]+1))" office:value-type="float" office:value="34.433389272192">
            <text:p>34,43</text:p>
          </table:table-cell>
          <table:table-cell table:number-columns-repeated="5"/>
        </table:table-row>
        <table:table-row table:style-name="ro1">
          <table:table-cell table:formula="of:=[.A377]-(2*[.A377]+[.C377])/(8*[.B377]+1)" office:value-type="float" office:value="222.842982399811">
            <text:p>222,84</text:p>
          </table:table-cell>
          <table:table-cell table:formula="of:=[.B377]+1" office:value-type="float" office:value="372">
            <text:p>372</text:p>
          </table:table-cell>
          <table:table-cell table:formula="of:=MOD((2*[.A378]+[.C377]);(4*[.B377]+1))" office:value-type="float" office:value="480.119354071814">
            <text:p>480,12</text:p>
          </table:table-cell>
          <table:table-cell table:number-columns-repeated="5"/>
        </table:table-row>
        <table:table-row table:style-name="ro1">
          <table:table-cell table:formula="of:=[.A378]-(2*[.A378]+[.C378])/(8*[.B378]+1)" office:value-type="float" office:value="222.531996400862">
            <text:p>222,53</text:p>
          </table:table-cell>
          <table:table-cell table:formula="of:=[.B378]+1" office:value-type="float" office:value="373">
            <text:p>373</text:p>
          </table:table-cell>
          <table:table-cell table:formula="of:=MOD((2*[.A379]+[.C378]);(4*[.B378]+1))" office:value-type="float" office:value="925.183346873538">
            <text:p>925,18</text:p>
          </table:table-cell>
          <table:table-cell table:number-columns-repeated="5"/>
        </table:table-row>
        <table:table-row table:style-name="ro1">
          <table:table-cell table:formula="of:=[.A379]-(2*[.A379]+[.C379])/(8*[.B379]+1)" office:value-type="float" office:value="222.072952065962">
            <text:p>222,07</text:p>
          </table:table-cell>
          <table:table-cell table:formula="of:=[.B379]+1" office:value-type="float" office:value="374">
            <text:p>374</text:p>
          </table:table-cell>
          <table:table-cell table:formula="of:=MOD((2*[.A380]+[.C379]);(4*[.B379]+1))" office:value-type="float" office:value="1369.32925100546">
            <text:p>1369,33</text:p>
          </table:table-cell>
          <table:table-cell table:number-columns-repeated="5"/>
        </table:table-row>
        <table:table-row table:style-name="ro1">
          <table:table-cell table:formula="of:=[.A380]-(2*[.A380]+[.C380])/(8*[.B380]+1)" office:value-type="float" office:value="221.467046568088">
            <text:p>221,47</text:p>
          </table:table-cell>
          <table:table-cell table:formula="of:=[.B380]+1" office:value-type="float" office:value="375">
            <text:p>375</text:p>
          </table:table-cell>
          <table:table-cell table:formula="of:=MOD((2*[.A381]+[.C380]);(4*[.B380]+1))" office:value-type="float" office:value="315.263344141639">
            <text:p>315,26</text:p>
          </table:table-cell>
          <table:table-cell table:number-columns-repeated="5"/>
        </table:table-row>
        <table:table-row table:style-name="ro1">
          <table:table-cell table:formula="of:=[.A381]-(2*[.A381]+[.C381])/(8*[.B381]+1)" office:value-type="float" office:value="221.214398305083">
            <text:p>221,21</text:p>
          </table:table-cell>
          <table:table-cell table:formula="of:=[.B381]+1" office:value-type="float" office:value="376">
            <text:p>376</text:p>
          </table:table-cell>
          <table:table-cell table:formula="of:=MOD((2*[.A382]+[.C381]);(4*[.B381]+1))" office:value-type="float" office:value="757.692140751805">
            <text:p>757,69</text:p>
          </table:table-cell>
          <table:table-cell table:number-columns-repeated="5"/>
        </table:table-row>
        <table:table-row table:style-name="ro1">
          <table:table-cell table:formula="of:=[.A382]-(2*[.A382]+[.C382])/(8*[.B382]+1)" office:value-type="float" office:value="220.815554523973">
            <text:p>220,82</text:p>
          </table:table-cell>
          <table:table-cell table:formula="of:=[.B382]+1" office:value-type="float" office:value="377">
            <text:p>377</text:p>
          </table:table-cell>
          <table:table-cell table:formula="of:=MOD((2*[.A383]+[.C382]);(4*[.B382]+1))" office:value-type="float" office:value="1199.32324979975">
            <text:p>1199,32</text:p>
          </table:table-cell>
          <table:table-cell table:number-columns-repeated="5"/>
        </table:table-row>
        <table:table-row table:style-name="ro1">
          <table:table-cell table:formula="of:=[.A383]-(2*[.A383]+[.C383])/(8*[.B383]+1)" office:value-type="float" office:value="220.271651852826">
            <text:p>220,27</text:p>
          </table:table-cell>
          <table:table-cell table:formula="of:=[.B383]+1" office:value-type="float" office:value="378">
            <text:p>378</text:p>
          </table:table-cell>
          <table:table-cell table:formula="of:=MOD((2*[.A384]+[.C383]);(4*[.B383]+1))" office:value-type="float" office:value="130.866553505403">
            <text:p>130,87</text:p>
          </table:table-cell>
          <table:table-cell table:number-columns-repeated="5"/>
        </table:table-row>
        <table:table-row table:style-name="ro1">
          <table:table-cell table:formula="of:=[.A384]-(2*[.A384]+[.C384])/(8*[.B384]+1)" office:value-type="float" office:value="220.082756032261">
            <text:p>220,08</text:p>
          </table:table-cell>
          <table:table-cell table:formula="of:=[.B384]+1" office:value-type="float" office:value="379">
            <text:p>379</text:p>
          </table:table-cell>
          <table:table-cell table:formula="of:=MOD((2*[.A385]+[.C384]);(4*[.B384]+1))" office:value-type="float" office:value="571.032065569925">
            <text:p>571,03</text:p>
          </table:table-cell>
          <table:table-cell table:number-columns-repeated="5"/>
        </table:table-row>
        <table:table-row table:style-name="ro1">
          <table:table-cell table:formula="of:=[.A385]-(2*[.A385]+[.C385])/(8*[.B385]+1)" office:value-type="float" office:value="219.749357556285">
            <text:p>219,75</text:p>
          </table:table-cell>
          <table:table-cell table:formula="of:=[.B385]+1" office:value-type="float" office:value="380">
            <text:p>380</text:p>
          </table:table-cell>
          <table:table-cell table:formula="of:=MOD((2*[.A386]+[.C385]);(4*[.B385]+1))" office:value-type="float" office:value="1010.53078068249">
            <text:p>1010,53</text:p>
          </table:table-cell>
          <table:table-cell table:number-columns-repeated="5"/>
        </table:table-row>
        <table:table-row table:style-name="ro1">
          <table:table-cell table:formula="of:=[.A386]-(2*[.A386]+[.C386])/(8*[.B386]+1)" office:value-type="float" office:value="219.272531020345">
            <text:p>219,27</text:p>
          </table:table-cell>
          <table:table-cell table:formula="of:=[.B386]+1" office:value-type="float" office:value="381">
            <text:p>381</text:p>
          </table:table-cell>
          <table:table-cell table:formula="of:=MOD((2*[.A387]+[.C386]);(4*[.B386]+1))" office:value-type="float" office:value="1449.07584272318">
            <text:p>1449,08</text:p>
          </table:table-cell>
          <table:table-cell table:number-columns-repeated="5"/>
        </table:table-row>
        <table:table-row table:style-name="ro1">
          <table:table-cell table:formula="of:=[.A387]-(2*[.A387]+[.C387])/(8*[.B387]+1)" office:value-type="float" office:value="218.653435938428">
            <text:p>218,65</text:p>
          </table:table-cell>
          <table:table-cell table:formula="of:=[.B387]+1" office:value-type="float" office:value="382">
            <text:p>382</text:p>
          </table:table-cell>
          <table:table-cell table:formula="of:=MOD((2*[.A388]+[.C387]);(4*[.B387]+1))" office:value-type="float" office:value="361.38271460004">
            <text:p>361,38</text:p>
          </table:table-cell>
          <table:table-cell table:number-columns-repeated="5"/>
        </table:table-row>
        <table:table-row table:style-name="ro1">
          <table:table-cell table:formula="of:=[.A388]-(2*[.A388]+[.C388])/(8*[.B388]+1)" office:value-type="float" office:value="218.392170126692">
            <text:p>218,39</text:p>
          </table:table-cell>
          <table:table-cell table:formula="of:=[.B388]+1" office:value-type="float" office:value="383">
            <text:p>383</text:p>
          </table:table-cell>
          <table:table-cell table:formula="of:=MOD((2*[.A389]+[.C388]);(4*[.B388]+1))" office:value-type="float" office:value="798.167054853424">
            <text:p>798,17</text:p>
          </table:table-cell>
          <table:table-cell table:number-columns-repeated="5"/>
        </table:table-row>
        <table:table-row table:style-name="ro1">
          <table:table-cell table:formula="of:=[.A389]-(2*[.A389]+[.C389])/(8*[.B389]+1)" office:value-type="float" office:value="217.989249606266">
            <text:p>217,99</text:p>
          </table:table-cell>
          <table:table-cell table:formula="of:=[.B389]+1" office:value-type="float" office:value="384">
            <text:p>384</text:p>
          </table:table-cell>
          <table:table-cell table:formula="of:=MOD((2*[.A390]+[.C389]);(4*[.B389]+1))" office:value-type="float" office:value="1234.14555406596">
            <text:p>1234,15</text:p>
          </table:table-cell>
          <table:table-cell table:number-columns-repeated="5"/>
        </table:table-row>
        <table:table-row table:style-name="ro1">
          <table:table-cell table:formula="of:=[.A390]-(2*[.A390]+[.C390])/(8*[.B390]+1)" office:value-type="float" office:value="217.445766347796">
            <text:p>217,45</text:p>
          </table:table-cell>
          <table:table-cell table:formula="of:=[.B390]+1" office:value-type="float" office:value="385">
            <text:p>385</text:p>
          </table:table-cell>
          <table:table-cell table:formula="of:=MOD((2*[.A391]+[.C390]);(4*[.B390]+1))" office:value-type="float" office:value="132.037086761546">
            <text:p>132,04</text:p>
          </table:table-cell>
          <table:table-cell table:number-columns-repeated="5"/>
        </table:table-row>
        <table:table-row table:style-name="ro1">
          <table:table-cell table:formula="of:=[.A391]-(2*[.A391]+[.C391])/(8*[.B391]+1)" office:value-type="float" office:value="217.26175835706">
            <text:p>217,26</text:p>
          </table:table-cell>
          <table:table-cell table:formula="of:=[.B391]+1" office:value-type="float" office:value="386">
            <text:p>386</text:p>
          </table:table-cell>
          <table:table-cell table:formula="of:=MOD((2*[.A392]+[.C391]);(4*[.B391]+1))" office:value-type="float" office:value="566.560603475666">
            <text:p>566,56</text:p>
          </table:table-cell>
          <table:table-cell table:number-columns-repeated="5"/>
        </table:table-row>
        <table:table-row table:style-name="ro1">
          <table:table-cell table:formula="of:=[.A392]-(2*[.A392]+[.C392])/(8*[.B392]+1)" office:value-type="float" office:value="216.937678033269">
            <text:p>216,94</text:p>
          </table:table-cell>
          <table:table-cell table:formula="of:=[.B392]+1" office:value-type="float" office:value="387">
            <text:p>387</text:p>
          </table:table-cell>
          <table:table-cell table:formula="of:=MOD((2*[.A393]+[.C392]);(4*[.B392]+1))" office:value-type="float" office:value="1000.4359595422">
            <text:p>1000,44</text:p>
          </table:table-cell>
          <table:table-cell table:number-columns-repeated="5"/>
        </table:table-row>
        <table:table-row table:style-name="ro1">
          <table:table-cell table:formula="of:=[.A393]-(2*[.A393]+[.C393])/(8*[.B393]+1)" office:value-type="float" office:value="216.474548774112">
            <text:p>216,47</text:p>
          </table:table-cell>
          <table:table-cell table:formula="of:=[.B393]+1" office:value-type="float" office:value="388">
            <text:p>388</text:p>
          </table:table-cell>
          <table:table-cell table:formula="of:=MOD((2*[.A394]+[.C393]);(4*[.B393]+1))" office:value-type="float" office:value="1433.38505709043">
            <text:p>1433,39</text:p>
          </table:table-cell>
          <table:table-cell table:number-columns-repeated="5"/>
        </table:table-row>
        <table:table-row table:style-name="ro1">
          <table:table-cell table:formula="of:=[.A394]-(2*[.A394]+[.C394])/(8*[.B394]+1)" office:value-type="float" office:value="215.873474972296">
            <text:p>215,87</text:p>
          </table:table-cell>
          <table:table-cell table:formula="of:=[.B394]+1" office:value-type="float" office:value="389">
            <text:p>389</text:p>
          </table:table-cell>
          <table:table-cell table:formula="of:=MOD((2*[.A395]+[.C394]);(4*[.B394]+1))" office:value-type="float" office:value="312.13200703502">
            <text:p>312,13</text:p>
          </table:table-cell>
          <table:table-cell table:number-columns-repeated="5"/>
        </table:table-row>
        <table:table-row table:style-name="ro1">
          <table:table-cell table:formula="of:=[.A395]-(2*[.A395]+[.C395])/(8*[.B395]+1)" office:value-type="float" office:value="215.634516104008">
            <text:p>215,63</text:p>
          </table:table-cell>
          <table:table-cell table:formula="of:=[.B395]+1" office:value-type="float" office:value="390">
            <text:p>390</text:p>
          </table:table-cell>
          <table:table-cell table:formula="of:=MOD((2*[.A396]+[.C395]);(4*[.B395]+1))" office:value-type="float" office:value="743.401039243036">
            <text:p>743,4</text:p>
          </table:table-cell>
          <table:table-cell table:number-columns-repeated="5"/>
        </table:table-row>
        <table:table-row table:style-name="ro1">
          <table:table-cell table:formula="of:=[.A396]-(2*[.A396]+[.C396])/(8*[.B396]+1)" office:value-type="float" office:value="215.258139919628">
            <text:p>215,26</text:p>
          </table:table-cell>
          <table:table-cell table:formula="of:=[.B396]+1" office:value-type="float" office:value="391">
            <text:p>391</text:p>
          </table:table-cell>
          <table:table-cell table:formula="of:=MOD((2*[.A397]+[.C396]);(4*[.B396]+1))" office:value-type="float" office:value="1173.91731908229">
            <text:p>1173,92</text:p>
          </table:table-cell>
          <table:table-cell table:number-columns-repeated="5"/>
        </table:table-row>
        <table:table-row table:style-name="ro1">
          <table:table-cell table:formula="of:=[.A397]-(2*[.A397]+[.C397])/(8*[.B397]+1)" office:value-type="float" office:value="214.745377503865">
            <text:p>214,75</text:p>
          </table:table-cell>
          <table:table-cell table:formula="of:=[.B397]+1" office:value-type="float" office:value="392">
            <text:p>392</text:p>
          </table:table-cell>
          <table:table-cell table:formula="of:=MOD((2*[.A398]+[.C397]);(4*[.B397]+1))" office:value-type="float" office:value="38.4080740900229">
            <text:p>38,41</text:p>
          </table:table-cell>
          <table:table-cell table:number-columns-repeated="5"/>
        </table:table-row>
        <table:table-row table:style-name="ro1">
          <table:table-cell table:formula="of:=[.A398]-(2*[.A398]+[.C398])/(8*[.B398]+1)" office:value-type="float" office:value="214.596222633257">
            <text:p>214,6</text:p>
          </table:table-cell>
          <table:table-cell table:formula="of:=[.B398]+1" office:value-type="float" office:value="393">
            <text:p>393</text:p>
          </table:table-cell>
          <table:table-cell table:formula="of:=MOD((2*[.A399]+[.C398]);(4*[.B398]+1))" office:value-type="float" office:value="467.600519356537">
            <text:p>467,6</text:p>
          </table:table-cell>
          <table:table-cell table:number-columns-repeated="5"/>
        </table:table-row>
        <table:table-row table:style-name="ro1">
          <table:table-cell table:formula="of:=[.A399]-(2*[.A399]+[.C399])/(8*[.B399]+1)" office:value-type="float" office:value="214.311073836875">
            <text:p>214,31</text:p>
          </table:table-cell>
          <table:table-cell table:formula="of:=[.B399]+1" office:value-type="float" office:value="394">
            <text:p>394</text:p>
          </table:table-cell>
          <table:table-cell table:formula="of:=MOD((2*[.A400]+[.C399]);(4*[.B399]+1))" office:value-type="float" office:value="896.222667030286">
            <text:p>896,22</text:p>
          </table:table-cell>
          <table:table-cell table:number-columns-repeated="5"/>
        </table:table-row>
        <table:table-row table:style-name="ro1">
          <table:table-cell table:formula="of:=[.A400]-(2*[.A400]+[.C400])/(8*[.B400]+1)" office:value-type="float" office:value="213.89088835806">
            <text:p>213,89</text:p>
          </table:table-cell>
          <table:table-cell table:formula="of:=[.B400]+1" office:value-type="float" office:value="395">
            <text:p>395</text:p>
          </table:table-cell>
          <table:table-cell table:formula="of:=MOD((2*[.A401]+[.C400]);(4*[.B400]+1))" office:value-type="float" office:value="1324.00444374641">
            <text:p>1324</text:p>
          </table:table-cell>
          <table:table-cell table:number-columns-repeated="5"/>
        </table:table-row>
        <table:table-row table:style-name="ro1">
          <table:table-cell table:formula="of:=[.A401]-(2*[.A401]+[.C401])/(8*[.B401]+1)" office:value-type="float" office:value="213.336701005809">
            <text:p>213,34</text:p>
          </table:table-cell>
          <table:table-cell table:formula="of:=[.B401]+1" office:value-type="float" office:value="396">
            <text:p>396</text:p>
          </table:table-cell>
          <table:table-cell table:formula="of:=MOD((2*[.A402]+[.C401]);(4*[.B401]+1))" office:value-type="float" office:value="169.677845758024">
            <text:p>169,68</text:p>
          </table:table-cell>
          <table:table-cell table:number-columns-repeated="5"/>
        </table:table-row>
        <table:table-row table:style-name="ro1">
          <table:table-cell table:formula="of:=[.A402]-(2*[.A402]+[.C402])/(8*[.B402]+1)" office:value-type="float" office:value="213.148518220145">
            <text:p>213,15</text:p>
          </table:table-cell>
          <table:table-cell table:formula="of:=[.B402]+1" office:value-type="float" office:value="397">
            <text:p>397</text:p>
          </table:table-cell>
          <table:table-cell table:formula="of:=MOD((2*[.A403]+[.C402]);(4*[.B402]+1))" office:value-type="float" office:value="595.974882198315">
            <text:p>595,97</text:p>
          </table:table-cell>
          <table:table-cell table:number-columns-repeated="5"/>
        </table:table-row>
        <table:table-row table:style-name="ro1">
          <table:table-cell table:formula="of:=[.A403]-(2*[.A403]+[.C403])/(8*[.B403]+1)" office:value-type="float" office:value="212.826745504175">
            <text:p>212,83</text:p>
          </table:table-cell>
          <table:table-cell table:formula="of:=[.B403]+1" office:value-type="float" office:value="398">
            <text:p>398</text:p>
          </table:table-cell>
          <table:table-cell table:formula="of:=MOD((2*[.A404]+[.C403]);(4*[.B403]+1))" office:value-type="float" office:value="1021.62837320666">
            <text:p>1021,63</text:p>
          </table:table-cell>
          <table:table-cell table:number-columns-repeated="5"/>
        </table:table-row>
        <table:table-row table:style-name="ro1">
          <table:table-cell table:formula="of:=[.A404]-(2*[.A404]+[.C404])/(8*[.B404]+1)" office:value-type="float" office:value="212.372339895316">
            <text:p>212,37</text:p>
          </table:table-cell>
          <table:table-cell table:formula="of:=[.B404]+1" office:value-type="float" office:value="399">
            <text:p>399</text:p>
          </table:table-cell>
          <table:table-cell table:formula="of:=MOD((2*[.A405]+[.C404]);(4*[.B404]+1))" office:value-type="float" office:value="1446.3730529973">
            <text:p>1446,37</text:p>
          </table:table-cell>
          <table:table-cell table:number-columns-repeated="5"/>
        </table:table-row>
        <table:table-row table:style-name="ro1">
          <table:table-cell table:formula="of:=[.A405]-(2*[.A405]+[.C405])/(8*[.B405]+1)" office:value-type="float" office:value="211.786333715301">
            <text:p>211,79</text:p>
          </table:table-cell>
          <table:table-cell table:formula="of:=[.B405]+1" office:value-type="float" office:value="400">
            <text:p>400</text:p>
          </table:table-cell>
          <table:table-cell table:formula="of:=MOD((2*[.A406]+[.C405]);(4*[.B405]+1))" office:value-type="float" office:value="272.945720427897">
            <text:p>272,95</text:p>
          </table:table-cell>
          <table:table-cell table:number-columns-repeated="5"/>
        </table:table-row>
        <table:table-row table:style-name="ro1">
          <table:table-cell table:formula="of:=[.A406]-(2*[.A406]+[.C406])/(8*[.B406]+1)" office:value-type="float" office:value="211.56873971722">
            <text:p>211,57</text:p>
          </table:table-cell>
          <table:table-cell table:formula="of:=[.B406]+1" office:value-type="float" office:value="401">
            <text:p>401</text:p>
          </table:table-cell>
          <table:table-cell table:formula="of:=MOD((2*[.A407]+[.C406]);(4*[.B406]+1))" office:value-type="float" office:value="696.083199862337">
            <text:p>696,08</text:p>
          </table:table-cell>
          <table:table-cell table:number-columns-repeated="5"/>
        </table:table-row>
        <table:table-row table:style-name="ro1">
          <table:table-cell table:formula="of:=[.A407]-(2*[.A407]+[.C407])/(8*[.B407]+1)" office:value-type="float" office:value="211.219964186121">
            <text:p>211,22</text:p>
          </table:table-cell>
          <table:table-cell table:formula="of:=[.B407]+1" office:value-type="float" office:value="402">
            <text:p>402</text:p>
          </table:table-cell>
          <table:table-cell table:formula="of:=MOD((2*[.A408]+[.C407]);(4*[.B407]+1))" office:value-type="float" office:value="1118.52312823458">
            <text:p>1118,52</text:p>
          </table:table-cell>
          <table:table-cell table:number-columns-repeated="5"/>
        </table:table-row>
        <table:table-row table:style-name="ro1">
          <table:table-cell table:formula="of:=[.A408]-(2*[.A408]+[.C408])/(8*[.B408]+1)" office:value-type="float" office:value="210.740957951552">
            <text:p>210,74</text:p>
          </table:table-cell>
          <table:table-cell table:formula="of:=[.B408]+1" office:value-type="float" office:value="403">
            <text:p>403</text:p>
          </table:table-cell>
          <table:table-cell table:formula="of:=MOD((2*[.A409]+[.C408]);(4*[.B408]+1))" office:value-type="float" office:value="1540.00504413768">
            <text:p>1540,01</text:p>
          </table:table-cell>
          <table:table-cell table:number-columns-repeated="5"/>
        </table:table-row>
        <table:table-row table:style-name="ro1">
          <table:table-cell table:formula="of:=[.A409]-(2*[.A409]+[.C409])/(8*[.B409]+1)" office:value-type="float" office:value="210.132744940687">
            <text:p>210,13</text:p>
          </table:table-cell>
          <table:table-cell table:formula="of:=[.B409]+1" office:value-type="float" office:value="404">
            <text:p>404</text:p>
          </table:table-cell>
          <table:table-cell table:formula="of:=MOD((2*[.A410]+[.C409]);(4*[.B409]+1))" office:value-type="float" office:value="347.270534019055">
            <text:p>347,27</text:p>
          </table:table-cell>
          <table:table-cell table:number-columns-repeated="5"/>
        </table:table-row>
        <table:table-row table:style-name="ro1">
          <table:table-cell table:formula="of:=[.A410]-(2*[.A410]+[.C410])/(8*[.B410]+1)" office:value-type="float" office:value="209.895338190331">
            <text:p>209,9</text:p>
          </table:table-cell>
          <table:table-cell table:formula="of:=[.B410]+1" office:value-type="float" office:value="405">
            <text:p>405</text:p>
          </table:table-cell>
          <table:table-cell table:formula="of:=MOD((2*[.A411]+[.C410]);(4*[.B410]+1))" office:value-type="float" office:value="767.061210399717">
            <text:p>767,06</text:p>
          </table:table-cell>
          <table:table-cell table:number-columns-repeated="5"/>
        </table:table-row>
        <table:table-row table:style-name="ro1">
          <table:table-cell table:formula="of:=[.A411]-(2*[.A411]+[.C411])/(8*[.B411]+1)" office:value-type="float" office:value="209.529138904067">
            <text:p>209,53</text:p>
          </table:table-cell>
          <table:table-cell table:formula="of:=[.B411]+1" office:value-type="float" office:value="406">
            <text:p>406</text:p>
          </table:table-cell>
          <table:table-cell table:formula="of:=MOD((2*[.A412]+[.C411]);(4*[.B411]+1))" office:value-type="float" office:value="1186.11948820785">
            <text:p>1186,12</text:p>
          </table:table-cell>
          <table:table-cell table:number-columns-repeated="5"/>
        </table:table-row>
        <table:table-row table:style-name="ro1">
          <table:table-cell table:formula="of:=[.A412]-(2*[.A412]+[.C412])/(8*[.B412]+1)" office:value-type="float" office:value="209.035086036718">
            <text:p>209,04</text:p>
          </table:table-cell>
          <table:table-cell table:formula="of:=[.B412]+1" office:value-type="float" office:value="407">
            <text:p>407</text:p>
          </table:table-cell>
          <table:table-cell table:formula="of:=MOD((2*[.A413]+[.C412]);(4*[.B412]+1))" office:value-type="float" office:value="1604.18966028129">
            <text:p>1604,19</text:p>
          </table:table-cell>
          <table:table-cell table:number-columns-repeated="5"/>
        </table:table-row>
        <table:table-row table:style-name="ro1">
          <table:table-cell table:formula="of:=[.A413]-(2*[.A413]+[.C413])/(8*[.B413]+1)" office:value-type="float" office:value="208.414189557641">
            <text:p>208,41</text:p>
          </table:table-cell>
          <table:table-cell table:formula="of:=[.B413]+1" office:value-type="float" office:value="408">
            <text:p>408</text:p>
          </table:table-cell>
          <table:table-cell table:formula="of:=MOD((2*[.A414]+[.C413]);(4*[.B413]+1))" office:value-type="float" office:value="392.01803939657">
            <text:p>392,02</text:p>
          </table:table-cell>
          <table:table-cell table:number-columns-repeated="5"/>
        </table:table-row>
        <table:table-row table:style-name="ro1">
          <table:table-cell table:formula="of:=[.A414]-(2*[.A414]+[.C414])/(8*[.B414]+1)" office:value-type="float" office:value="208.166457117056">
            <text:p>208,17</text:p>
          </table:table-cell>
          <table:table-cell table:formula="of:=[.B414]+1" office:value-type="float" office:value="409">
            <text:p>409</text:p>
          </table:table-cell>
          <table:table-cell table:formula="of:=MOD((2*[.A415]+[.C414]);(4*[.B414]+1))" office:value-type="float" office:value="808.350953630682">
            <text:p>808,35</text:p>
          </table:table-cell>
          <table:table-cell table:number-columns-repeated="5"/>
        </table:table-row>
        <table:table-row table:style-name="ro1">
          <table:table-cell table:formula="of:=[.A415]-(2*[.A415]+[.C415])/(8*[.B415]+1)" office:value-type="float" office:value="207.792279338912">
            <text:p>207,79</text:p>
          </table:table-cell>
          <table:table-cell table:formula="of:=[.B415]+1" office:value-type="float" office:value="410">
            <text:p>410</text:p>
          </table:table-cell>
          <table:table-cell table:formula="of:=MOD((2*[.A416]+[.C415]);(4*[.B415]+1))" office:value-type="float" office:value="1223.93551230851">
            <text:p>1223,94</text:p>
          </table:table-cell>
          <table:table-cell table:number-columns-repeated="5"/>
        </table:table-row>
        <table:table-row table:style-name="ro1">
          <table:table-cell table:formula="of:=[.A416]-(2*[.A416]+[.C416])/(8*[.B416]+1)" office:value-type="float" office:value="207.2925780067">
            <text:p>207,29</text:p>
          </table:table-cell>
          <table:table-cell table:formula="of:=[.B416]+1" office:value-type="float" office:value="411">
            <text:p>411</text:p>
          </table:table-cell>
          <table:table-cell table:formula="of:=MOD((2*[.A417]+[.C416]);(4*[.B416]+1))" office:value-type="float" office:value="1638.52066832191">
            <text:p>1638,52</text:p>
          </table:table-cell>
          <table:table-cell table:number-columns-repeated="5"/>
        </table:table-row>
        <table:table-row table:style-name="ro1">
          <table:table-cell table:formula="of:=[.A417]-(2*[.A417]+[.C417])/(8*[.B417]+1)" office:value-type="float" office:value="206.668343946398">
            <text:p>206,67</text:p>
          </table:table-cell>
          <table:table-cell table:formula="of:=[.B417]+1" office:value-type="float" office:value="412">
            <text:p>412</text:p>
          </table:table-cell>
          <table:table-cell table:formula="of:=MOD((2*[.A418]+[.C417]);(4*[.B417]+1))" office:value-type="float" office:value="406.857356214701">
            <text:p>406,86</text:p>
          </table:table-cell>
          <table:table-cell table:number-columns-repeated="5"/>
        </table:table-row>
        <table:table-row table:style-name="ro1">
          <table:table-cell table:formula="of:=[.A418]-(2*[.A418]+[.C418])/(8*[.B418]+1)" office:value-type="float" office:value="206.419574142301">
            <text:p>206,42</text:p>
          </table:table-cell>
          <table:table-cell table:formula="of:=[.B418]+1" office:value-type="float" office:value="413">
            <text:p>413</text:p>
          </table:table-cell>
          <table:table-cell table:formula="of:=MOD((2*[.A419]+[.C418]);(4*[.B418]+1))" office:value-type="float" office:value="819.696504499302">
            <text:p>819,7</text:p>
          </table:table-cell>
          <table:table-cell table:number-columns-repeated="5"/>
        </table:table-row>
        <table:table-row table:style-name="ro1">
          <table:table-cell table:formula="of:=[.A419]-(2*[.A419]+[.C419])/(8*[.B419]+1)" office:value-type="float" office:value="206.046643536315">
            <text:p>206,05</text:p>
          </table:table-cell>
          <table:table-cell table:formula="of:=[.B419]+1" office:value-type="float" office:value="414">
            <text:p>414</text:p>
          </table:table-cell>
          <table:table-cell table:formula="of:=MOD((2*[.A420]+[.C419]);(4*[.B419]+1))" office:value-type="float" office:value="1231.78979157193">
            <text:p>1231,79</text:p>
          </table:table-cell>
          <table:table-cell table:number-columns-repeated="5"/>
        </table:table-row>
        <table:table-row table:style-name="ro1">
          <table:table-cell table:formula="of:=[.A420]-(2*[.A420]+[.C420])/(8*[.B420]+1)" office:value-type="float" office:value="205.550451843394">
            <text:p>205,55</text:p>
          </table:table-cell>
          <table:table-cell table:formula="of:=[.B420]+1" office:value-type="float" office:value="415">
            <text:p>415</text:p>
          </table:table-cell>
          <table:table-cell table:formula="of:=MOD((2*[.A421]+[.C420]);(4*[.B420]+1))" office:value-type="float" office:value="1642.89069525872">
            <text:p>1642,89</text:p>
          </table:table-cell>
          <table:table-cell table:number-columns-repeated="5"/>
        </table:table-row>
        <table:table-row table:style-name="ro1">
          <table:table-cell table:formula="of:=[.A421]-(2*[.A421]+[.C421])/(8*[.B421]+1)" office:value-type="float" office:value="204.931965965964">
            <text:p>204,93</text:p>
          </table:table-cell>
          <table:table-cell table:formula="of:=[.B421]+1" office:value-type="float" office:value="416">
            <text:p>416</text:p>
          </table:table-cell>
          <table:table-cell table:formula="of:=MOD((2*[.A422]+[.C421]);(4*[.B421]+1))" office:value-type="float" office:value="391.754627190649">
            <text:p>391,75</text:p>
          </table:table-cell>
          <table:table-cell table:number-columns-repeated="5"/>
        </table:table-row>
        <table:table-row table:style-name="ro1">
          <table:table-cell table:formula="of:=[.A422]-(2*[.A422]+[.C422])/(8*[.B422]+1)" office:value-type="float" office:value="204.69116736004">
            <text:p>204,69</text:p>
          </table:table-cell>
          <table:table-cell table:formula="of:=[.B422]+1" office:value-type="float" office:value="417">
            <text:p>417</text:p>
          </table:table-cell>
          <table:table-cell table:formula="of:=MOD((2*[.A423]+[.C422]);(4*[.B422]+1))" office:value-type="float" office:value="801.136961910728">
            <text:p>801,14</text:p>
          </table:table-cell>
          <table:table-cell table:number-columns-repeated="5"/>
        </table:table-row>
        <table:table-row table:style-name="ro1">
          <table:table-cell table:formula="of:=[.A423]-(2*[.A423]+[.C423])/(8*[.B423]+1)" office:value-type="float" office:value="204.328410603483">
            <text:p>204,33</text:p>
          </table:table-cell>
          <table:table-cell table:formula="of:=[.B423]+1" office:value-type="float" office:value="418">
            <text:p>418</text:p>
          </table:table-cell>
          <table:table-cell table:formula="of:=MOD((2*[.A424]+[.C423]);(4*[.B423]+1))" office:value-type="float" office:value="1209.79378311769">
            <text:p>1209,79</text:p>
          </table:table-cell>
          <table:table-cell table:number-columns-repeated="5"/>
        </table:table-row>
        <table:table-row table:style-name="ro1">
          <table:table-cell table:formula="of:=[.A424]-(2*[.A424]+[.C424])/(8*[.B424]+1)" office:value-type="float" office:value="203.844568868259">
            <text:p>203,84</text:p>
          </table:table-cell>
          <table:table-cell table:formula="of:=[.B424]+1" office:value-type="float" office:value="419">
            <text:p>419</text:p>
          </table:table-cell>
          <table:table-cell table:formula="of:=MOD((2*[.A425]+[.C424]);(4*[.B424]+1))" office:value-type="float" office:value="1617.48292085421">
            <text:p>1617,48</text:p>
          </table:table-cell>
          <table:table-cell table:number-columns-repeated="5"/>
        </table:table-row>
        <table:table-row table:style-name="ro1">
          <table:table-cell table:formula="of:=[.A425]-(2*[.A425]+[.C425])/(8*[.B425]+1)" office:value-type="float" office:value="203.2405807804">
            <text:p>203,24</text:p>
          </table:table-cell>
          <table:table-cell table:formula="of:=[.B425]+1" office:value-type="float" office:value="420">
            <text:p>420</text:p>
          </table:table-cell>
          <table:table-cell table:formula="of:=MOD((2*[.A426]+[.C425]);(4*[.B425]+1))" office:value-type="float" office:value="346.964082415011">
            <text:p>346,96</text:p>
          </table:table-cell>
          <table:table-cell table:number-columns-repeated="5"/>
        </table:table-row>
        <table:table-row table:style-name="ro1">
          <table:table-cell table:formula="of:=[.A426]-(2*[.A426]+[.C426])/(8*[.B426]+1)" office:value-type="float" office:value="203.016407842591">
            <text:p>203,02</text:p>
          </table:table-cell>
          <table:table-cell table:formula="of:=[.B426]+1" office:value-type="float" office:value="421">
            <text:p>421</text:p>
          </table:table-cell>
          <table:table-cell table:formula="of:=MOD((2*[.A427]+[.C426]);(4*[.B426]+1))" office:value-type="float" office:value="752.996898100192">
            <text:p>753</text:p>
          </table:table-cell>
          <table:table-cell table:number-columns-repeated="5"/>
        </table:table-row>
        <table:table-row table:style-name="ro1">
          <table:table-cell table:formula="of:=[.A427]-(2*[.A427]+[.C427])/(8*[.B427]+1)" office:value-type="float" office:value="202.672380026092">
            <text:p>202,67</text:p>
          </table:table-cell>
          <table:table-cell table:formula="of:=[.B427]+1" office:value-type="float" office:value="422">
            <text:p>422</text:p>
          </table:table-cell>
          <table:table-cell table:formula="of:=MOD((2*[.A428]+[.C427]);(4*[.B427]+1))" office:value-type="float" office:value="1158.34165815238">
            <text:p>1158,34</text:p>
          </table:table-cell>
          <table:table-cell table:number-columns-repeated="5"/>
        </table:table-row>
        <table:table-row table:style-name="ro1">
          <table:table-cell table:formula="of:=[.A428]-(2*[.A428]+[.C428])/(8*[.B428]+1)" office:value-type="float" office:value="202.209339925942">
            <text:p>202,21</text:p>
          </table:table-cell>
          <table:table-cell table:formula="of:=[.B428]+1" office:value-type="float" office:value="423">
            <text:p>423</text:p>
          </table:table-cell>
          <table:table-cell table:formula="of:=MOD((2*[.A429]+[.C428]);(4*[.B428]+1))" office:value-type="float" office:value="1562.76033800426">
            <text:p>1562,76</text:p>
          </table:table-cell>
          <table:table-cell table:number-columns-repeated="5"/>
        </table:table-row>
        <table:table-row table:style-name="ro1">
          <table:table-cell table:formula="of:=[.A429]-(2*[.A429]+[.C429])/(8*[.B429]+1)" office:value-type="float" office:value="201.628193982706">
            <text:p>201,63</text:p>
          </table:table-cell>
          <table:table-cell table:formula="of:=[.B429]+1" office:value-type="float" office:value="424">
            <text:p>424</text:p>
          </table:table-cell>
          <table:table-cell table:formula="of:=MOD((2*[.A430]+[.C429]);(4*[.B429]+1))" office:value-type="float" office:value="273.016725969672">
            <text:p>273,02</text:p>
          </table:table-cell>
          <table:table-cell table:number-columns-repeated="5"/>
        </table:table-row>
        <table:table-row table:style-name="ro1">
          <table:table-cell table:formula="of:=[.A430]-(2*[.A430]+[.C430])/(8*[.B430]+1)" office:value-type="float" office:value="201.428879772881">
            <text:p>201,43</text:p>
          </table:table-cell>
          <table:table-cell table:formula="of:=[.B430]+1" office:value-type="float" office:value="425">
            <text:p>425</text:p>
          </table:table-cell>
          <table:table-cell table:formula="of:=MOD((2*[.A431]+[.C430]);(4*[.B430]+1))" office:value-type="float" office:value="675.874485515434">
            <text:p>675,87</text:p>
          </table:table-cell>
          <table:table-cell table:number-columns-repeated="5"/>
        </table:table-row>
        <table:table-row table:style-name="ro1">
          <table:table-cell table:formula="of:=[.A431]-(2*[.A431]+[.C431])/(8*[.B431]+1)" office:value-type="float" office:value="201.111698871658">
            <text:p>201,11</text:p>
          </table:table-cell>
          <table:table-cell table:formula="of:=[.B431]+1" office:value-type="float" office:value="426">
            <text:p>426</text:p>
          </table:table-cell>
          <table:table-cell table:formula="of:=MOD((2*[.A432]+[.C431]);(4*[.B431]+1))" office:value-type="float" office:value="1078.09788325875">
            <text:p>1078,1</text:p>
          </table:table-cell>
          <table:table-cell table:number-columns-repeated="5"/>
        </table:table-row>
        <table:table-row table:style-name="ro1">
          <table:table-cell table:formula="of:=[.A432]-(2*[.A432]+[.C432])/(8*[.B432]+1)" office:value-type="float" office:value="200.677459716186">
            <text:p>200,68</text:p>
          </table:table-cell>
          <table:table-cell table:formula="of:=[.B432]+1" office:value-type="float" office:value="427">
            <text:p>427</text:p>
          </table:table-cell>
          <table:table-cell table:formula="of:=MOD((2*[.A433]+[.C432]);(4*[.B432]+1))" office:value-type="float" office:value="1479.45280269112">
            <text:p>1479,45</text:p>
          </table:table-cell>
          <table:table-cell table:number-columns-repeated="5"/>
        </table:table-row>
        <table:table-row table:style-name="ro1">
          <table:table-cell table:formula="of:=[.A433]-(2*[.A433]+[.C433])/(8*[.B433]+1)" office:value-type="float" office:value="200.127033107429">
            <text:p>200,13</text:p>
          </table:table-cell>
          <table:table-cell table:formula="of:=[.B433]+1" office:value-type="float" office:value="428">
            <text:p>428</text:p>
          </table:table-cell>
          <table:table-cell table:formula="of:=MOD((2*[.A434]+[.C433]);(4*[.B433]+1))" office:value-type="float" office:value="170.706868905979">
            <text:p>170,71</text:p>
          </table:table-cell>
          <table:table-cell table:number-columns-repeated="5"/>
        </table:table-row>
        <table:table-row table:style-name="ro1">
          <table:table-cell table:formula="of:=[.A434]-(2*[.A434]+[.C434])/(8*[.B434]+1)" office:value-type="float" office:value="199.960329184766">
            <text:p>199,96</text:p>
          </table:table-cell>
          <table:table-cell table:formula="of:=[.B434]+1" office:value-type="float" office:value="429">
            <text:p>429</text:p>
          </table:table-cell>
          <table:table-cell table:formula="of:=MOD((2*[.A435]+[.C434]);(4*[.B434]+1))" office:value-type="float" office:value="570.627527275511">
            <text:p>570,63</text:p>
          </table:table-cell>
          <table:table-cell table:number-columns-repeated="5"/>
        </table:table-row>
        <table:table-row table:style-name="ro1">
          <table:table-cell table:formula="of:=[.A435]-(2*[.A435]+[.C435])/(8*[.B435]+1)" office:value-type="float" office:value="199.677617799492">
            <text:p>199,68</text:p>
          </table:table-cell>
          <table:table-cell table:formula="of:=[.B435]+1" office:value-type="float" office:value="430">
            <text:p>430</text:p>
          </table:table-cell>
          <table:table-cell table:formula="of:=MOD((2*[.A436]+[.C435]);(4*[.B435]+1))" office:value-type="float" office:value="969.982762874495">
            <text:p>969,98</text:p>
          </table:table-cell>
          <table:table-cell table:number-columns-repeated="5"/>
        </table:table-row>
        <table:table-row table:style-name="ro1">
          <table:table-cell table:formula="of:=[.A436]-(2*[.A436]+[.C436])/(8*[.B436]+1)" office:value-type="float" office:value="199.279670110311">
            <text:p>199,28</text:p>
          </table:table-cell>
          <table:table-cell table:formula="of:=[.B436]+1" office:value-type="float" office:value="431">
            <text:p>431</text:p>
          </table:table-cell>
          <table:table-cell table:formula="of:=MOD((2*[.A437]+[.C436]);(4*[.B436]+1))" office:value-type="float" office:value="1368.54210309512">
            <text:p>1368,54</text:p>
          </table:table-cell>
          <table:table-cell table:number-columns-repeated="5"/>
        </table:table-row>
        <table:table-row table:style-name="ro1">
          <table:table-cell table:formula="of:=[.A437]-(2*[.A437]+[.C437])/(8*[.B437]+1)" office:value-type="float" office:value="198.767318285632">
            <text:p>198,77</text:p>
          </table:table-cell>
          <table:table-cell table:formula="of:=[.B437]+1" office:value-type="float" office:value="432">
            <text:p>432</text:p>
          </table:table-cell>
          <table:table-cell table:formula="of:=MOD((2*[.A438]+[.C437]);(4*[.B437]+1))" office:value-type="float" office:value="41.0767396663809">
            <text:p>41,08</text:p>
          </table:table-cell>
          <table:table-cell table:number-columns-repeated="5"/>
        </table:table-row>
        <table:table-row table:style-name="ro1">
          <table:table-cell table:formula="of:=[.A438]-(2*[.A438]+[.C438])/(8*[.B438]+1)" office:value-type="float" office:value="198.640441983568">
            <text:p>198,64</text:p>
          </table:table-cell>
          <table:table-cell table:formula="of:=[.B438]+1" office:value-type="float" office:value="433">
            <text:p>433</text:p>
          </table:table-cell>
          <table:table-cell table:formula="of:=MOD((2*[.A439]+[.C438]);(4*[.B438]+1))" office:value-type="float" office:value="438.357623633516">
            <text:p>438,36</text:p>
          </table:table-cell>
          <table:table-cell table:number-columns-repeated="5"/>
        </table:table-row>
        <table:table-row table:style-name="ro1">
          <table:table-cell table:formula="of:=[.A439]-(2*[.A439]+[.C439])/(8*[.B439]+1)" office:value-type="float" office:value="198.399276469108">
            <text:p>198,4</text:p>
          </table:table-cell>
          <table:table-cell table:formula="of:=[.B439]+1" office:value-type="float" office:value="434">
            <text:p>434</text:p>
          </table:table-cell>
          <table:table-cell table:formula="of:=MOD((2*[.A440]+[.C439]);(4*[.B439]+1))" office:value-type="float" office:value="835.156176571733">
            <text:p>835,16</text:p>
          </table:table-cell>
          <table:table-cell table:number-columns-repeated="5"/>
        </table:table-row>
        <table:table-row table:style-name="ro1">
          <table:table-cell table:formula="of:=[.A440]-(2*[.A440]+[.C440])/(8*[.B440]+1)" office:value-type="float" office:value="198.044552965075">
            <text:p>198,04</text:p>
          </table:table-cell>
          <table:table-cell table:formula="of:=[.B440]+1" office:value-type="float" office:value="435">
            <text:p>435</text:p>
          </table:table-cell>
          <table:table-cell table:formula="of:=MOD((2*[.A441]+[.C440]);(4*[.B440]+1))" office:value-type="float" office:value="1231.24528250188">
            <text:p>1231,25</text:p>
          </table:table-cell>
          <table:table-cell table:number-columns-repeated="5"/>
        </table:table-row>
        <table:table-row table:style-name="ro1">
          <table:table-cell table:formula="of:=[.A441]-(2*[.A441]+[.C441])/(8*[.B441]+1)" office:value-type="float" office:value="197.57706247716">
            <text:p>197,58</text:p>
          </table:table-cell>
          <table:table-cell table:formula="of:=[.B441]+1" office:value-type="float" office:value="436">
            <text:p>436</text:p>
          </table:table-cell>
          <table:table-cell table:formula="of:=MOD((2*[.A442]+[.C441]);(4*[.B441]+1))" office:value-type="float" office:value="1626.3994074562">
            <text:p>1626,4</text:p>
          </table:table-cell>
          <table:table-cell table:number-columns-repeated="5"/>
        </table:table-row>
        <table:table-row table:style-name="ro1">
          <table:table-cell table:formula="of:=[.A442]-(2*[.A442]+[.C442])/(8*[.B442]+1)" office:value-type="float" office:value="196.997654757925">
            <text:p>197</text:p>
          </table:table-cell>
          <table:table-cell table:formula="of:=[.B442]+1" office:value-type="float" office:value="437">
            <text:p>437</text:p>
          </table:table-cell>
          <table:table-cell table:formula="of:=MOD((2*[.A443]+[.C442]);(4*[.B442]+1))" office:value-type="float" office:value="275.39471697205">
            <text:p>275,39</text:p>
          </table:table-cell>
          <table:table-cell table:number-columns-repeated="5"/>
        </table:table-row>
        <table:table-row table:style-name="ro1">
          <table:table-cell table:formula="of:=[.A443]-(2*[.A443]+[.C443])/(8*[.B443]+1)" office:value-type="float" office:value="196.806236391757">
            <text:p>196,81</text:p>
          </table:table-cell>
          <table:table-cell table:formula="of:=[.B443]+1" office:value-type="float" office:value="438">
            <text:p>438</text:p>
          </table:table-cell>
          <table:table-cell table:formula="of:=MOD((2*[.A444]+[.C443]);(4*[.B443]+1))" office:value-type="float" office:value="669.007189755564">
            <text:p>669,01</text:p>
          </table:table-cell>
          <table:table-cell table:number-columns-repeated="5"/>
        </table:table-row>
        <table:table-row table:style-name="ro1">
          <table:table-cell table:formula="of:=[.A444]-(2*[.A444]+[.C444])/(8*[.B444]+1)" office:value-type="float" office:value="196.503063877481">
            <text:p>196,5</text:p>
          </table:table-cell>
          <table:table-cell table:formula="of:=[.B444]+1" office:value-type="float" office:value="439">
            <text:p>439</text:p>
          </table:table-cell>
          <table:table-cell table:formula="of:=MOD((2*[.A445]+[.C444]);(4*[.B444]+1))" office:value-type="float" office:value="1062.01331751053">
            <text:p>1062,01</text:p>
          </table:table-cell>
          <table:table-cell table:number-columns-repeated="5"/>
        </table:table-row>
        <table:table-row table:style-name="ro1">
          <table:table-cell table:formula="of:=[.A445]-(2*[.A445]+[.C445])/(8*[.B445]+1)" office:value-type="float" office:value="196.088882424231">
            <text:p>196,09</text:p>
          </table:table-cell>
          <table:table-cell table:formula="of:=[.B445]+1" office:value-type="float" office:value="440">
            <text:p>440</text:p>
          </table:table-cell>
          <table:table-cell table:formula="of:=MOD((2*[.A446]+[.C445]);(4*[.B445]+1))" office:value-type="float" office:value="1454.19108235899">
            <text:p>1454,19</text:p>
          </table:table-cell>
          <table:table-cell table:number-columns-repeated="5"/>
        </table:table-row>
        <table:table-row table:style-name="ro1">
          <table:table-cell table:formula="of:=[.A446]-(2*[.A446]+[.C446])/(8*[.B446]+1)" office:value-type="float" office:value="195.564494793669">
            <text:p>195,56</text:p>
          </table:table-cell>
          <table:table-cell table:formula="of:=[.B446]+1" office:value-type="float" office:value="441">
            <text:p>441</text:p>
          </table:table-cell>
          <table:table-cell table:formula="of:=MOD((2*[.A447]+[.C446]);(4*[.B446]+1))" office:value-type="float" office:value="84.3200719463266">
            <text:p>84,32</text:p>
          </table:table-cell>
          <table:table-cell table:number-columns-repeated="5"/>
        </table:table-row>
        <table:table-row table:style-name="ro1">
          <table:table-cell table:formula="of:=[.A447]-(2*[.A447]+[.C447])/(8*[.B447]+1)" office:value-type="float" office:value="195.429768508168">
            <text:p>195,43</text:p>
          </table:table-cell>
          <table:table-cell table:formula="of:=[.B447]+1" office:value-type="float" office:value="442">
            <text:p>442</text:p>
          </table:table-cell>
          <table:table-cell table:formula="of:=MOD((2*[.A448]+[.C447]);(4*[.B447]+1))" office:value-type="float" office:value="475.179608962663">
            <text:p>475,18</text:p>
          </table:table-cell>
          <table:table-cell table:number-columns-repeated="5"/>
        </table:table-row>
        <table:table-row table:style-name="ro1">
          <table:table-cell table:formula="of:=[.A448]-(2*[.A448]+[.C448])/(8*[.B448]+1)" office:value-type="float" office:value="195.184917180495">
            <text:p>195,18</text:p>
          </table:table-cell>
          <table:table-cell table:formula="of:=[.B448]+1" office:value-type="float" office:value="443">
            <text:p>443</text:p>
          </table:table-cell>
          <table:table-cell table:formula="of:=MOD((2*[.A449]+[.C448]);(4*[.B448]+1))" office:value-type="float" office:value="865.549443323654">
            <text:p>865,55</text:p>
          </table:table-cell>
          <table:table-cell table:number-columns-repeated="5"/>
        </table:table-row>
        <table:table-row table:style-name="ro1">
          <table:table-cell table:formula="of:=[.A449]-(2*[.A449]+[.C449])/(8*[.B449]+1)" office:value-type="float" office:value="194.830638117679">
            <text:p>194,83</text:p>
          </table:table-cell>
          <table:table-cell table:formula="of:=[.B449]+1" office:value-type="float" office:value="444">
            <text:p>444</text:p>
          </table:table-cell>
          <table:table-cell table:formula="of:=MOD((2*[.A450]+[.C449]);(4*[.B449]+1))" office:value-type="float" office:value="1255.21071955901">
            <text:p>1255,21</text:p>
          </table:table-cell>
          <table:table-cell table:number-columns-repeated="5"/>
        </table:table-row>
        <table:table-row table:style-name="ro1">
          <table:table-cell table:formula="of:=[.A450]-(2*[.A450]+[.C450])/(8*[.B450]+1)" office:value-type="float" office:value="194.367685121396">
            <text:p>194,37</text:p>
          </table:table-cell>
          <table:table-cell table:formula="of:=[.B450]+1" office:value-type="float" office:value="445">
            <text:p>445</text:p>
          </table:table-cell>
          <table:table-cell table:formula="of:=MOD((2*[.A451]+[.C450]);(4*[.B450]+1))" office:value-type="float" office:value="1643.9460898018">
            <text:p>1643,95</text:p>
          </table:table-cell>
          <table:table-cell table:number-columns-repeated="5"/>
        </table:table-row>
        <table:table-row table:style-name="ro1">
          <table:table-cell table:formula="of:=[.A451]-(2*[.A451]+[.C451])/(8*[.B451]+1)" office:value-type="float" office:value="193.796867525202">
            <text:p>193,8</text:p>
          </table:table-cell>
          <table:table-cell table:formula="of:=[.B451]+1" office:value-type="float" office:value="446">
            <text:p>446</text:p>
          </table:table-cell>
          <table:table-cell table:formula="of:=MOD((2*[.A452]+[.C451]);(4*[.B451]+1))" office:value-type="float" office:value="250.539824852208">
            <text:p>250,54</text:p>
          </table:table-cell>
          <table:table-cell table:number-columns-repeated="5"/>
        </table:table-row>
        <table:table-row table:style-name="ro1">
          <table:table-cell table:formula="of:=[.A452]-(2*[.A452]+[.C452])/(8*[.B452]+1)" office:value-type="float" office:value="193.618068545123">
            <text:p>193,62</text:p>
          </table:table-cell>
          <table:table-cell table:formula="of:=[.B452]+1" office:value-type="float" office:value="447">
            <text:p>447</text:p>
          </table:table-cell>
          <table:table-cell table:formula="of:=MOD((2*[.A453]+[.C452]);(4*[.B452]+1))" office:value-type="float" office:value="637.775961942454">
            <text:p>637,78</text:p>
          </table:table-cell>
          <table:table-cell table:number-columns-repeated="5"/>
        </table:table-row>
        <table:table-row table:style-name="ro1">
          <table:table-cell table:formula="of:=[.A453]-(2*[.A453]+[.C453])/(8*[.B453]+1)" office:value-type="float" office:value="193.331512185315">
            <text:p>193,33</text:p>
          </table:table-cell>
          <table:table-cell table:formula="of:=[.B453]+1" office:value-type="float" office:value="448">
            <text:p>448</text:p>
          </table:table-cell>
          <table:table-cell table:formula="of:=MOD((2*[.A454]+[.C453]);(4*[.B453]+1))" office:value-type="float" office:value="1024.43898631308">
            <text:p>1024,44</text:p>
          </table:table-cell>
          <table:table-cell table:number-columns-repeated="5"/>
        </table:table-row>
        <table:table-row table:style-name="ro1">
          <table:table-cell table:formula="of:=[.A454]-(2*[.A454]+[.C454])/(8*[.B454]+1)" office:value-type="float" office:value="192.937899351094">
            <text:p>192,94</text:p>
          </table:table-cell>
          <table:table-cell table:formula="of:=[.B454]+1" office:value-type="float" office:value="449">
            <text:p>449</text:p>
          </table:table-cell>
          <table:table-cell table:formula="of:=MOD((2*[.A455]+[.C454]);(4*[.B454]+1))" office:value-type="float" office:value="1410.31478501527">
            <text:p>1410,31</text:p>
          </table:table-cell>
          <table:table-cell table:number-columns-repeated="5"/>
        </table:table-row>
        <table:table-row table:style-name="ro1">
          <table:table-cell table:formula="of:=[.A455]-(2*[.A455]+[.C455])/(8*[.B455]+1)" office:value-type="float" office:value="192.43798546751">
            <text:p>192,44</text:p>
          </table:table-cell>
          <table:table-cell table:formula="of:=[.B455]+1" office:value-type="float" office:value="450">
            <text:p>450</text:p>
          </table:table-cell>
          <table:table-cell table:formula="of:=MOD((2*[.A456]+[.C455]);(4*[.B455]+1))" office:value-type="float" office:value="1795.19075595029">
            <text:p>1795,19</text:p>
          </table:table-cell>
          <table:table-cell table:number-columns-repeated="5"/>
        </table:table-row>
        <table:table-row table:style-name="ro1">
          <table:table-cell table:formula="of:=[.A456]-(2*[.A456]+[.C456])/(8*[.B456]+1)" office:value-type="float" office:value="191.83257954502">
            <text:p>191,83</text:p>
          </table:table-cell>
          <table:table-cell table:formula="of:=[.B456]+1" office:value-type="float" office:value="451">
            <text:p>451</text:p>
          </table:table-cell>
          <table:table-cell table:formula="of:=MOD((2*[.A457]+[.C456]);(4*[.B456]+1))" office:value-type="float" office:value="377.855915040332">
            <text:p>377,86</text:p>
          </table:table-cell>
          <table:table-cell table:number-columns-repeated="5"/>
        </table:table-row>
        <table:table-row table:style-name="ro1">
          <table:table-cell table:formula="of:=[.A457]-(2*[.A457]+[.C457])/(8*[.B457]+1)" office:value-type="float" office:value="191.621573428608">
            <text:p>191,62</text:p>
          </table:table-cell>
          <table:table-cell table:formula="of:=[.B457]+1" office:value-type="float" office:value="452">
            <text:p>452</text:p>
          </table:table-cell>
          <table:table-cell table:formula="of:=MOD((2*[.A458]+[.C457]);(4*[.B457]+1))" office:value-type="float" office:value="761.099061897548">
            <text:p>761,1</text:p>
          </table:table-cell>
          <table:table-cell table:number-columns-repeated="5"/>
        </table:table-row>
        <table:table-row table:style-name="ro1">
          <table:table-cell table:formula="of:=[.A458]-(2*[.A458]+[.C458])/(8*[.B458]+1)" office:value-type="float" office:value="191.305194603959">
            <text:p>191,31</text:p>
          </table:table-cell>
          <table:table-cell table:formula="of:=[.B458]+1" office:value-type="float" office:value="453">
            <text:p>453</text:p>
          </table:table-cell>
          <table:table-cell table:formula="of:=MOD((2*[.A459]+[.C458]);(4*[.B458]+1))" office:value-type="float" office:value="1143.70945110547">
            <text:p>1143,71</text:p>
          </table:table-cell>
          <table:table-cell table:number-columns-repeated="5"/>
        </table:table-row>
        <table:table-row table:style-name="ro1">
          <table:table-cell table:formula="of:=[.A459]-(2*[.A459]+[.C459])/(8*[.B459]+1)" office:value-type="float" office:value="190.884140854907">
            <text:p>190,88</text:p>
          </table:table-cell>
          <table:table-cell table:formula="of:=[.B459]+1" office:value-type="float" office:value="454">
            <text:p>454</text:p>
          </table:table-cell>
          <table:table-cell table:formula="of:=MOD((2*[.A460]+[.C459]);(4*[.B459]+1))" office:value-type="float" office:value="1525.47773281528">
            <text:p>1525,48</text:p>
          </table:table-cell>
          <table:table-cell table:number-columns-repeated="5"/>
        </table:table-row>
        <table:table-row table:style-name="ro1">
          <table:table-cell table:formula="of:=[.A460]-(2*[.A460]+[.C460])/(8*[.B460]+1)" office:value-type="float" office:value="190.359162596024">
            <text:p>190,36</text:p>
          </table:table-cell>
          <table:table-cell table:formula="of:=[.B460]+1" office:value-type="float" office:value="455">
            <text:p>455</text:p>
          </table:table-cell>
          <table:table-cell table:formula="of:=MOD((2*[.A461]+[.C460]);(4*[.B460]+1))" office:value-type="float" office:value="89.1960580073292">
            <text:p>89,2</text:p>
          </table:table-cell>
          <table:table-cell table:number-columns-repeated="5"/>
        </table:table-row>
        <table:table-row table:style-name="ro1">
          <table:table-cell table:formula="of:=[.A461]-(2*[.A461]+[.C461])/(8*[.B461]+1)" office:value-type="float" office:value="190.230100694568">
            <text:p>190,23</text:p>
          </table:table-cell>
          <table:table-cell table:formula="of:=[.B461]+1" office:value-type="float" office:value="456">
            <text:p>456</text:p>
          </table:table-cell>
          <table:table-cell table:formula="of:=MOD((2*[.A462]+[.C461]);(4*[.B461]+1))" office:value-type="float" office:value="469.656259396465">
            <text:p>469,66</text:p>
          </table:table-cell>
          <table:table-cell table:number-columns-repeated="5"/>
        </table:table-row>
        <table:table-row table:style-name="ro1">
          <table:table-cell table:formula="of:=[.A462]-(2*[.A462]+[.C462])/(8*[.B462]+1)" office:value-type="float" office:value="189.997128247107">
            <text:p>190</text:p>
          </table:table-cell>
          <table:table-cell table:formula="of:=[.B462]+1" office:value-type="float" office:value="457">
            <text:p>457</text:p>
          </table:table-cell>
          <table:table-cell table:formula="of:=MOD((2*[.A463]+[.C462]);(4*[.B462]+1))" office:value-type="float" office:value="849.650515890679">
            <text:p>849,65</text:p>
          </table:table-cell>
          <table:table-cell table:number-columns-repeated="5"/>
        </table:table-row>
        <table:table-row table:style-name="ro1">
          <table:table-cell table:formula="of:=[.A463]-(2*[.A463]+[.C463])/(8*[.B463]+1)" office:value-type="float" office:value="189.660884120122">
            <text:p>189,66</text:p>
          </table:table-cell>
          <table:table-cell table:formula="of:=[.B463]+1" office:value-type="float" office:value="458">
            <text:p>458</text:p>
          </table:table-cell>
          <table:table-cell table:formula="of:=MOD((2*[.A464]+[.C463]);(4*[.B463]+1))" office:value-type="float" office:value="1228.97228413092">
            <text:p>1228,97</text:p>
          </table:table-cell>
          <table:table-cell table:number-columns-repeated="5"/>
        </table:table-row>
        <table:table-row table:style-name="ro1">
          <table:table-cell table:formula="of:=[.A464]-(2*[.A464]+[.C464])/(8*[.B464]+1)" office:value-type="float" office:value="189.222059003513">
            <text:p>189,22</text:p>
          </table:table-cell>
          <table:table-cell table:formula="of:=[.B464]+1" office:value-type="float" office:value="459">
            <text:p>459</text:p>
          </table:table-cell>
          <table:table-cell table:formula="of:=MOD((2*[.A465]+[.C464]);(4*[.B464]+1))" office:value-type="float" office:value="1607.41640213795">
            <text:p>1607,42</text:p>
          </table:table-cell>
          <table:table-cell table:number-columns-repeated="5"/>
        </table:table-row>
        <table:table-row table:style-name="ro1">
          <table:table-cell table:formula="of:=[.A465]-(2*[.A465]+[.C465])/(8*[.B465]+1)" office:value-type="float" office:value="188.681394554794">
            <text:p>188,68</text:p>
          </table:table-cell>
          <table:table-cell table:formula="of:=[.B465]+1" office:value-type="float" office:value="460">
            <text:p>460</text:p>
          </table:table-cell>
          <table:table-cell table:formula="of:=MOD((2*[.A466]+[.C465]);(4*[.B465]+1))" office:value-type="float" office:value="147.779191247537">
            <text:p>147,78</text:p>
          </table:table-cell>
          <table:table-cell table:number-columns-repeated="5"/>
        </table:table-row>
        <table:table-row table:style-name="ro1">
          <table:table-cell table:formula="of:=[.A466]-(2*[.A466]+[.C466])/(8*[.B466]+1)" office:value-type="float" office:value="188.538731696778">
            <text:p>188,54</text:p>
          </table:table-cell>
          <table:table-cell table:formula="of:=[.B466]+1" office:value-type="float" office:value="461">
            <text:p>461</text:p>
          </table:table-cell>
          <table:table-cell table:formula="of:=MOD((2*[.A467]+[.C466]);(4*[.B466]+1))" office:value-type="float" office:value="524.856654641093">
            <text:p>524,86</text:p>
          </table:table-cell>
          <table:table-cell table:number-columns-repeated="5"/>
        </table:table-row>
        <table:table-row table:style-name="ro1">
          <table:table-cell table:formula="of:=[.A467]-(2*[.A467]+[.C467])/(8*[.B467]+1)" office:value-type="float" office:value="188.2942388483">
            <text:p>188,29</text:p>
          </table:table-cell>
          <table:table-cell table:formula="of:=[.B467]+1" office:value-type="float" office:value="462">
            <text:p>462</text:p>
          </table:table-cell>
          <table:table-cell table:formula="of:=MOD((2*[.A468]+[.C467]);(4*[.B467]+1))" office:value-type="float" office:value="901.445132337694">
            <text:p>901,45</text:p>
          </table:table-cell>
          <table:table-cell table:number-columns-repeated="5"/>
        </table:table-row>
        <table:table-row table:style-name="ro1">
          <table:table-cell table:formula="of:=[.A468]-(2*[.A468]+[.C468])/(8*[.B468]+1)" office:value-type="float" office:value="187.948544066035">
            <text:p>187,95</text:p>
          </table:table-cell>
          <table:table-cell table:formula="of:=[.B468]+1" office:value-type="float" office:value="463">
            <text:p>463</text:p>
          </table:table-cell>
          <table:table-cell table:formula="of:=MOD((2*[.A469]+[.C468]);(4*[.B468]+1))" office:value-type="float" office:value="1277.34222046976">
            <text:p>1277,34</text:p>
          </table:table-cell>
          <table:table-cell table:number-columns-repeated="5"/>
        </table:table-row>
        <table:table-row table:style-name="ro1">
          <table:table-cell table:formula="of:=[.A469]-(2*[.A469]+[.C469])/(8*[.B469]+1)" office:value-type="float" office:value="187.502325629165">
            <text:p>187,5</text:p>
          </table:table-cell>
          <table:table-cell table:formula="of:=[.B469]+1" office:value-type="float" office:value="464">
            <text:p>464</text:p>
          </table:table-cell>
          <table:table-cell table:formula="of:=MOD((2*[.A470]+[.C469]);(4*[.B469]+1))" office:value-type="float" office:value="1652.34687172809">
            <text:p>1652,35</text:p>
          </table:table-cell>
          <table:table-cell table:number-columns-repeated="5"/>
        </table:table-row>
        <table:table-row table:style-name="ro1">
          <table:table-cell table:formula="of:=[.A470]-(2*[.A470]+[.C470])/(8*[.B470]+1)" office:value-type="float" office:value="186.956311214141">
            <text:p>186,96</text:p>
          </table:table-cell>
          <table:table-cell table:formula="of:=[.B470]+1" office:value-type="float" office:value="465">
            <text:p>465</text:p>
          </table:table-cell>
          <table:table-cell table:formula="of:=MOD((2*[.A471]+[.C470]);(4*[.B470]+1))" office:value-type="float" office:value="169.259494156376">
            <text:p>169,26</text:p>
          </table:table-cell>
          <table:table-cell table:number-columns-repeated="5"/>
        </table:table-row>
        <table:table-row table:style-name="ro1">
          <table:table-cell table:formula="of:=[.A471]-(2*[.A471]+[.C471])/(8*[.B471]+1)" office:value-type="float" office:value="186.810336444836">
            <text:p>186,81</text:p>
          </table:table-cell>
          <table:table-cell table:formula="of:=[.B471]+1" office:value-type="float" office:value="466">
            <text:p>466</text:p>
          </table:table-cell>
          <table:table-cell table:formula="of:=MOD((2*[.A472]+[.C471]);(4*[.B471]+1))" office:value-type="float" office:value="542.880167046047">
            <text:p>542,88</text:p>
          </table:table-cell>
          <table:table-cell table:number-columns-repeated="5"/>
        </table:table-row>
        <table:table-row table:style-name="ro1">
          <table:table-cell table:formula="of:=[.A472]-(2*[.A472]+[.C472])/(8*[.B472]+1)" office:value-type="float" office:value="186.564559872045">
            <text:p>186,56</text:p>
          </table:table-cell>
          <table:table-cell table:formula="of:=[.B472]+1" office:value-type="float" office:value="467">
            <text:p>467</text:p>
          </table:table-cell>
          <table:table-cell table:formula="of:=MOD((2*[.A473]+[.C472]);(4*[.B472]+1))" office:value-type="float" office:value="916.009286790137">
            <text:p>916,01</text:p>
          </table:table-cell>
          <table:table-cell table:number-columns-repeated="5"/>
        </table:table-row>
        <table:table-row table:style-name="ro1">
          <table:table-cell table:formula="of:=[.A473]-(2*[.A473]+[.C473])/(8*[.B473]+1)" office:value-type="float" office:value="186.219593747738">
            <text:p>186,22</text:p>
          </table:table-cell>
          <table:table-cell table:formula="of:=[.B473]+1" office:value-type="float" office:value="468">
            <text:p>468</text:p>
          </table:table-cell>
          <table:table-cell table:formula="of:=MOD((2*[.A474]+[.C473]);(4*[.B473]+1))" office:value-type="float" office:value="1288.44847428561">
            <text:p>1288,45</text:p>
          </table:table-cell>
          <table:table-cell table:number-columns-repeated="5"/>
        </table:table-row>
        <table:table-row table:style-name="ro1">
          <table:table-cell table:formula="of:=[.A474]-(2*[.A474]+[.C474])/(8*[.B474]+1)" office:value-type="float" office:value="185.776099044993">
            <text:p>185,78</text:p>
          </table:table-cell>
          <table:table-cell table:formula="of:=[.B474]+1" office:value-type="float" office:value="469">
            <text:p>469</text:p>
          </table:table-cell>
          <table:table-cell table:formula="of:=MOD((2*[.A475]+[.C474]);(4*[.B474]+1))" office:value-type="float" office:value="1660.0006723756">
            <text:p>1660</text:p>
          </table:table-cell>
          <table:table-cell table:number-columns-repeated="5"/>
        </table:table-row>
        <table:table-row table:style-name="ro1">
          <table:table-cell table:formula="of:=[.A475]-(2*[.A475]+[.C475])/(8*[.B475]+1)" office:value-type="float" office:value="185.234784664373">
            <text:p>185,23</text:p>
          </table:table-cell>
          <table:table-cell table:formula="of:=[.B475]+1" office:value-type="float" office:value="470">
            <text:p>470</text:p>
          </table:table-cell>
          <table:table-cell table:formula="of:=MOD((2*[.A476]+[.C475]);(4*[.B475]+1))" office:value-type="float" office:value="153.470241704347">
            <text:p>153,47</text:p>
          </table:table-cell>
          <table:table-cell table:number-columns-repeated="5"/>
        </table:table-row>
        <table:table-row table:style-name="ro1">
          <table:table-cell table:formula="of:=[.A476]-(2*[.A476]+[.C476])/(8*[.B476]+1)" office:value-type="float" office:value="185.095476020121">
            <text:p>185,1</text:p>
          </table:table-cell>
          <table:table-cell table:formula="of:=[.B476]+1" office:value-type="float" office:value="471">
            <text:p>471</text:p>
          </table:table-cell>
          <table:table-cell table:formula="of:=MOD((2*[.A477]+[.C476]);(4*[.B476]+1))" office:value-type="float" office:value="523.661193744589">
            <text:p>523,66</text:p>
          </table:table-cell>
          <table:table-cell table:number-columns-repeated="5"/>
        </table:table-row>
        <table:table-row table:style-name="ro1">
          <table:table-cell table:formula="of:=[.A477]-(2*[.A477]+[.C477])/(8*[.B477]+1)" office:value-type="float" office:value="184.858317053343">
            <text:p>184,86</text:p>
          </table:table-cell>
          <table:table-cell table:formula="of:=[.B477]+1" office:value-type="float" office:value="472">
            <text:p>472</text:p>
          </table:table-cell>
          <table:table-cell table:formula="of:=MOD((2*[.A478]+[.C477]);(4*[.B477]+1))" office:value-type="float" office:value="893.377827851276">
            <text:p>893,38</text:p>
          </table:table-cell>
          <table:table-cell table:number-columns-repeated="5"/>
        </table:table-row>
        <table:table-row table:style-name="ro1">
          <table:table-cell table:formula="of:=[.A478]-(2*[.A478]+[.C478])/(8*[.B478]+1)" office:value-type="float" office:value="184.523899668658">
            <text:p>184,52</text:p>
          </table:table-cell>
          <table:table-cell table:formula="of:=[.B478]+1" office:value-type="float" office:value="473">
            <text:p>473</text:p>
          </table:table-cell>
          <table:table-cell table:formula="of:=MOD((2*[.A479]+[.C478]);(4*[.B478]+1))" office:value-type="float" office:value="1262.42562718859">
            <text:p>1262,43</text:p>
          </table:table-cell>
          <table:table-cell table:number-columns-repeated="5"/>
        </table:table-row>
        <table:table-row table:style-name="ro1">
          <table:table-cell table:formula="of:=[.A479]-(2*[.A479]+[.C479])/(8*[.B479]+1)" office:value-type="float" office:value="184.09286309626">
            <text:p>184,09</text:p>
          </table:table-cell>
          <table:table-cell table:formula="of:=[.B479]+1" office:value-type="float" office:value="474">
            <text:p>474</text:p>
          </table:table-cell>
          <table:table-cell table:formula="of:=MOD((2*[.A480]+[.C479]);(4*[.B479]+1))" office:value-type="float" office:value="1630.61135338111">
            <text:p>1630,61</text:p>
          </table:table-cell>
          <table:table-cell table:number-columns-repeated="5"/>
        </table:table-row>
        <table:table-row table:style-name="ro1">
          <table:table-cell table:formula="of:=[.A480]-(2*[.A480]+[.C480])/(8*[.B480]+1)" office:value-type="float" office:value="183.565893130646">
            <text:p>183,57</text:p>
          </table:table-cell>
          <table:table-cell table:formula="of:=[.B480]+1" office:value-type="float" office:value="475">
            <text:p>475</text:p>
          </table:table-cell>
          <table:table-cell table:formula="of:=MOD((2*[.A481]+[.C480]);(4*[.B480]+1))" office:value-type="float" office:value="100.743139642403">
            <text:p>100,74</text:p>
          </table:table-cell>
          <table:table-cell table:number-columns-repeated="5"/>
        </table:table-row>
        <table:table-row table:style-name="ro1">
          <table:table-cell table:formula="of:=[.A481]-(2*[.A481]+[.C481])/(8*[.B481]+1)" office:value-type="float" office:value="183.442800542931">
            <text:p>183,44</text:p>
          </table:table-cell>
          <table:table-cell table:formula="of:=[.B481]+1" office:value-type="float" office:value="476">
            <text:p>476</text:p>
          </table:table-cell>
          <table:table-cell table:formula="of:=MOD((2*[.A482]+[.C481]);(4*[.B481]+1))" office:value-type="float" office:value="467.628740728266">
            <text:p>467,63</text:p>
          </table:table-cell>
          <table:table-cell table:number-columns-repeated="5"/>
        </table:table-row>
        <table:table-row table:style-name="ro1">
          <table:table-cell table:formula="of:=[.A482]-(2*[.A482]+[.C482])/(8*[.B482]+1)" office:value-type="float" office:value="183.223710403311">
            <text:p>183,22</text:p>
          </table:table-cell>
          <table:table-cell table:formula="of:=[.B482]+1" office:value-type="float" office:value="477">
            <text:p>477</text:p>
          </table:table-cell>
          <table:table-cell table:formula="of:=MOD((2*[.A483]+[.C482]);(4*[.B482]+1))" office:value-type="float" office:value="834.076161534887">
            <text:p>834,08</text:p>
          </table:table-cell>
          <table:table-cell table:number-columns-repeated="5"/>
        </table:table-row>
        <table:table-row table:style-name="ro1">
          <table:table-cell table:formula="of:=[.A483]-(2*[.A483]+[.C483])/(8*[.B483]+1)" office:value-type="float" office:value="182.909190208828">
            <text:p>182,91</text:p>
          </table:table-cell>
          <table:table-cell table:formula="of:=[.B483]+1" office:value-type="float" office:value="478">
            <text:p>478</text:p>
          </table:table-cell>
          <table:table-cell table:formula="of:=MOD((2*[.A484]+[.C483]);(4*[.B483]+1))" office:value-type="float" office:value="1199.89454195254">
            <text:p>1199,89</text:p>
          </table:table-cell>
          <table:table-cell table:number-columns-repeated="5"/>
        </table:table-row>
        <table:table-row table:style-name="ro1">
          <table:table-cell table:formula="of:=[.A484]-(2*[.A484]+[.C484])/(8*[.B484]+1)" office:value-type="float" office:value="182.499853497097">
            <text:p>182,5</text:p>
          </table:table-cell>
          <table:table-cell table:formula="of:=[.B484]+1" office:value-type="float" office:value="479">
            <text:p>479</text:p>
          </table:table-cell>
          <table:table-cell table:formula="of:=MOD((2*[.A485]+[.C484]);(4*[.B484]+1))" office:value-type="float" office:value="1564.89424894674">
            <text:p>1564,89</text:p>
          </table:table-cell>
          <table:table-cell table:number-columns-repeated="5"/>
        </table:table-row>
        <table:table-row table:style-name="ro1">
          <table:table-cell table:formula="of:=[.A485]-(2*[.A485]+[.C485])/(8*[.B485]+1)" office:value-type="float" office:value="181.996359117775">
            <text:p>182</text:p>
          </table:table-cell>
          <table:table-cell table:formula="of:=[.B485]+1" office:value-type="float" office:value="480">
            <text:p>480</text:p>
          </table:table-cell>
          <table:table-cell table:formula="of:=MOD((2*[.A486]+[.C485]);(4*[.B485]+1))" office:value-type="float" office:value="11.8869671822877">
            <text:p>11,89</text:p>
          </table:table-cell>
          <table:table-cell table:number-columns-repeated="5"/>
        </table:table-row>
        <table:table-row table:style-name="ro1">
          <table:table-cell table:formula="of:=[.A486]-(2*[.A486]+[.C486])/(8*[.B486]+1)" office:value-type="float" office:value="181.898499267367">
            <text:p>181,9</text:p>
          </table:table-cell>
          <table:table-cell table:formula="of:=[.B486]+1" office:value-type="float" office:value="481">
            <text:p>481</text:p>
          </table:table-cell>
          <table:table-cell table:formula="of:=MOD((2*[.A487]+[.C486]);(4*[.B486]+1))" office:value-type="float" office:value="375.683965717022">
            <text:p>375,68</text:p>
          </table:table-cell>
          <table:table-cell table:number-columns-repeated="5"/>
        </table:table-row>
        <table:table-row table:style-name="ro1">
          <table:table-cell table:formula="of:=[.A487]-(2*[.A487]+[.C487])/(8*[.B487]+1)" office:value-type="float" office:value="181.706376387593">
            <text:p>181,71</text:p>
          </table:table-cell>
          <table:table-cell table:formula="of:=[.B487]+1" office:value-type="float" office:value="482">
            <text:p>482</text:p>
          </table:table-cell>
          <table:table-cell table:formula="of:=MOD((2*[.A488]+[.C487]);(4*[.B487]+1))" office:value-type="float" office:value="739.096718492207">
            <text:p>739,1</text:p>
          </table:table-cell>
          <table:table-cell table:number-columns-repeated="5"/>
        </table:table-row>
        <table:table-row table:style-name="ro1">
          <table:table-cell table:formula="of:=[.A488]-(2*[.A488]+[.C488])/(8*[.B488]+1)" office:value-type="float" office:value="181.420530011843">
            <text:p>181,42</text:p>
          </table:table-cell>
          <table:table-cell table:formula="of:=[.B488]+1" office:value-type="float" office:value="483">
            <text:p>483</text:p>
          </table:table-cell>
          <table:table-cell table:formula="of:=MOD((2*[.A489]+[.C488]);(4*[.B488]+1))" office:value-type="float" office:value="1101.93777851589">
            <text:p>1101,94</text:p>
          </table:table-cell>
          <table:table-cell table:number-columns-repeated="5"/>
        </table:table-row>
        <table:table-row table:style-name="ro1">
          <table:table-cell table:formula="of:=[.A489]-(2*[.A489]+[.C489])/(8*[.B489]+1)" office:value-type="float" office:value="181.041544542622">
            <text:p>181,04</text:p>
          </table:table-cell>
          <table:table-cell table:formula="of:=[.B489]+1" office:value-type="float" office:value="484">
            <text:p>484</text:p>
          </table:table-cell>
          <table:table-cell table:formula="of:=MOD((2*[.A490]+[.C489]);(4*[.B489]+1))" office:value-type="float" office:value="1464.02086760114">
            <text:p>1464,02</text:p>
          </table:table-cell>
          <table:table-cell table:number-columns-repeated="5"/>
        </table:table-row>
        <table:table-row table:style-name="ro1">
          <table:table-cell table:formula="of:=[.A490]-(2*[.A490]+[.C490])/(8*[.B490]+1)" office:value-type="float" office:value="180.570048555871">
            <text:p>180,57</text:p>
          </table:table-cell>
          <table:table-cell table:formula="of:=[.B490]+1" office:value-type="float" office:value="485">
            <text:p>485</text:p>
          </table:table-cell>
          <table:table-cell table:formula="of:=MOD((2*[.A491]+[.C490]);(4*[.B490]+1))" office:value-type="float" office:value="1825.16096471288">
            <text:p>1825,16</text:p>
          </table:table-cell>
          <table:table-cell table:number-columns-repeated="5"/>
        </table:table-row>
        <table:table-row table:style-name="ro1">
          <table:table-cell table:formula="of:=[.A491]-(2*[.A491]+[.C491])/(8*[.B491]+1)" office:value-type="float" office:value="180.006714090056">
            <text:p>180,01</text:p>
          </table:table-cell>
          <table:table-cell table:formula="of:=[.B491]+1" office:value-type="float" office:value="486">
            <text:p>486</text:p>
          </table:table-cell>
          <table:table-cell table:formula="of:=MOD((2*[.A492]+[.C491]);(4*[.B491]+1))" office:value-type="float" office:value="244.174392892989">
            <text:p>244,17</text:p>
          </table:table-cell>
          <table:table-cell table:number-columns-repeated="5"/>
        </table:table-row>
        <table:table-row table:style-name="ro1">
          <table:table-cell table:formula="of:=[.A492]-(2*[.A492]+[.C492])/(8*[.B492]+1)" office:value-type="float" office:value="179.851355946299">
            <text:p>179,85</text:p>
          </table:table-cell>
          <table:table-cell table:formula="of:=[.B492]+1" office:value-type="float" office:value="487">
            <text:p>487</text:p>
          </table:table-cell>
          <table:table-cell table:formula="of:=MOD((2*[.A493]+[.C492]);(4*[.B492]+1))" office:value-type="float" office:value="603.877104785587">
            <text:p>603,88</text:p>
          </table:table-cell>
          <table:table-cell table:number-columns-repeated="5"/>
        </table:table-row>
        <table:table-row table:style-name="ro1">
          <table:table-cell table:formula="of:=[.A493]-(2*[.A493]+[.C493])/(8*[.B493]+1)" office:value-type="float" office:value="179.604093996933">
            <text:p>179,6</text:p>
          </table:table-cell>
          <table:table-cell table:formula="of:=[.B493]+1" office:value-type="float" office:value="488">
            <text:p>488</text:p>
          </table:table-cell>
          <table:table-cell table:formula="of:=MOD((2*[.A494]+[.C493]);(4*[.B493]+1))" office:value-type="float" office:value="963.085292779453">
            <text:p>963,09</text:p>
          </table:table-cell>
          <table:table-cell table:number-columns-repeated="5"/>
        </table:table-row>
        <table:table-row table:style-name="ro1">
          <table:table-cell table:formula="of:=[.A494]-(2*[.A494]+[.C494])/(8*[.B494]+1)" office:value-type="float" office:value="179.265478508899">
            <text:p>179,27</text:p>
          </table:table-cell>
          <table:table-cell table:formula="of:=[.B494]+1" office:value-type="float" office:value="489">
            <text:p>489</text:p>
          </table:table-cell>
          <table:table-cell table:formula="of:=MOD((2*[.A495]+[.C494]);(4*[.B494]+1))" office:value-type="float" office:value="1321.61624979725">
            <text:p>1321,62</text:p>
          </table:table-cell>
          <table:table-cell table:number-columns-repeated="5"/>
        </table:table-row>
        <table:table-row table:style-name="ro1">
          <table:table-cell table:formula="of:=[.A495]-(2*[.A495]+[.C495])/(8*[.B495]+1)" office:value-type="float" office:value="178.836102785205">
            <text:p>178,84</text:p>
          </table:table-cell>
          <table:table-cell table:formula="of:=[.B495]+1" office:value-type="float" office:value="490">
            <text:p>490</text:p>
          </table:table-cell>
          <table:table-cell table:formula="of:=MOD((2*[.A496]+[.C495]);(4*[.B495]+1))" office:value-type="float" office:value="1679.28845536766">
            <text:p>1679,29</text:p>
          </table:table-cell>
          <table:table-cell table:number-columns-repeated="5"/>
        </table:table-row>
        <table:table-row table:style-name="ro1">
          <table:table-cell table:formula="of:=[.A496]-(2*[.A496]+[.C496])/(8*[.B496]+1)" office:value-type="float" office:value="178.316602489123">
            <text:p>178,32</text:p>
          </table:table-cell>
          <table:table-cell table:formula="of:=[.B496]+1" office:value-type="float" office:value="491">
            <text:p>491</text:p>
          </table:table-cell>
          <table:table-cell table:formula="of:=MOD((2*[.A497]+[.C496]);(4*[.B496]+1))" office:value-type="float" office:value="74.921660345907">
            <text:p>74,92</text:p>
          </table:table-cell>
          <table:table-cell table:number-columns-repeated="5"/>
        </table:table-row>
        <table:table-row table:style-name="ro1">
          <table:table-cell table:formula="of:=[.A497]-(2*[.A497]+[.C497])/(8*[.B497]+1)" office:value-type="float" office:value="178.206764142133">
            <text:p>178,21</text:p>
          </table:table-cell>
          <table:table-cell table:formula="of:=[.B497]+1" office:value-type="float" office:value="492">
            <text:p>492</text:p>
          </table:table-cell>
          <table:table-cell table:formula="of:=MOD((2*[.A498]+[.C497]);(4*[.B497]+1))" office:value-type="float" office:value="431.335188630172">
            <text:p>431,34</text:p>
          </table:table-cell>
          <table:table-cell table:number-columns-repeated="5"/>
        </table:table-row>
        <table:table-row table:style-name="ro1">
          <table:table-cell table:formula="of:=[.A498]-(2*[.A498]+[.C498])/(8*[.B498]+1)" office:value-type="float" office:value="178.006675567859">
            <text:p>178,01</text:p>
          </table:table-cell>
          <table:table-cell table:formula="of:=[.B498]+1" office:value-type="float" office:value="493">
            <text:p>493</text:p>
          </table:table-cell>
          <table:table-cell table:formula="of:=MOD((2*[.A499]+[.C498]);(4*[.B498]+1))" office:value-type="float" office:value="787.348539765891">
            <text:p>787,35</text:p>
          </table:table-cell>
          <table:table-cell table:number-columns-repeated="5"/>
        </table:table-row>
        <table:table-row table:style-name="ro1">
          <table:table-cell table:formula="of:=[.A499]-(2*[.A499]+[.C499])/(8*[.B499]+1)" office:value-type="float" office:value="177.716849993486">
            <text:p>177,72</text:p>
          </table:table-cell>
          <table:table-cell table:formula="of:=[.B499]+1" office:value-type="float" office:value="494">
            <text:p>494</text:p>
          </table:table-cell>
          <table:table-cell table:formula="of:=MOD((2*[.A500]+[.C499]);(4*[.B499]+1))" office:value-type="float" office:value="1142.78223975286">
            <text:p>1142,78</text:p>
          </table:table-cell>
          <table:table-cell table:number-columns-repeated="5"/>
        </table:table-row>
        <table:table-row table:style-name="ro1">
          <table:table-cell table:formula="of:=[.A500]-(2*[.A500]+[.C500])/(8*[.B500]+1)" office:value-type="float" office:value="177.33784267253">
            <text:p>177,34</text:p>
          </table:table-cell>
          <table:table-cell table:formula="of:=[.B500]+1" office:value-type="float" office:value="495">
            <text:p>495</text:p>
          </table:table-cell>
          <table:table-cell table:formula="of:=MOD((2*[.A501]+[.C500]);(4*[.B500]+1))" office:value-type="float" office:value="1497.45792509792">
            <text:p>1497,46</text:p>
          </table:table-cell>
          <table:table-cell table:number-columns-repeated="5"/>
        </table:table-row>
        <table:table-row table:style-name="ro1">
          <table:table-cell table:formula="of:=[.A501]-(2*[.A501]+[.C501])/(8*[.B501]+1)" office:value-type="float" office:value="176.870250243739">
            <text:p>176,87</text:p>
          </table:table-cell>
          <table:table-cell table:formula="of:=[.B501]+1" office:value-type="float" office:value="496">
            <text:p>496</text:p>
          </table:table-cell>
          <table:table-cell table:formula="of:=MOD((2*[.A502]+[.C501]);(4*[.B501]+1))" office:value-type="float" office:value="1851.1984255854">
            <text:p>1851,2</text:p>
          </table:table-cell>
          <table:table-cell table:number-columns-repeated="5"/>
        </table:table-row>
        <table:table-row table:style-name="ro1">
          <table:table-cell table:formula="of:=[.A502]-(2*[.A502]+[.C502])/(8*[.B502]+1)" office:value-type="float" office:value="176.31471007592">
            <text:p>176,31</text:p>
          </table:table-cell>
          <table:table-cell table:formula="of:=[.B502]+1" office:value-type="float" office:value="497">
            <text:p>497</text:p>
          </table:table-cell>
          <table:table-cell table:formula="of:=MOD((2*[.A503]+[.C502]);(4*[.B502]+1))" office:value-type="float" office:value="218.82784573724">
            <text:p>218,83</text:p>
          </table:table-cell>
          <table:table-cell table:number-columns-repeated="5"/>
        </table:table-row>
        <table:table-row table:style-name="ro1">
          <table:table-cell table:formula="of:=[.A503]-(2*[.A503]+[.C503])/(8*[.B503]+1)" office:value-type="float" office:value="176.171019538859">
            <text:p>176,17</text:p>
          </table:table-cell>
          <table:table-cell table:formula="of:=[.B503]+1" office:value-type="float" office:value="498">
            <text:p>498</text:p>
          </table:table-cell>
          <table:table-cell table:formula="of:=MOD((2*[.A504]+[.C503]);(4*[.B503]+1))" office:value-type="float" office:value="571.169884814959">
            <text:p>571,17</text:p>
          </table:table-cell>
          <table:table-cell table:number-columns-repeated="5"/>
        </table:table-row>
        <table:table-row table:style-name="ro1">
          <table:table-cell table:formula="of:=[.A504]-(2*[.A504]+[.C504])/(8*[.B504]+1)" office:value-type="float" office:value="175.939272506515">
            <text:p>175,94</text:p>
          </table:table-cell>
          <table:table-cell table:formula="of:=[.B504]+1" office:value-type="float" office:value="499">
            <text:p>499</text:p>
          </table:table-cell>
          <table:table-cell table:formula="of:=MOD((2*[.A505]+[.C504]);(4*[.B504]+1))" office:value-type="float" office:value="923.048429827989">
            <text:p>923,05</text:p>
          </table:table-cell>
          <table:table-cell table:number-columns-repeated="5"/>
        </table:table-row>
        <table:table-row table:style-name="ro1">
          <table:table-cell table:formula="of:=[.A505]-(2*[.A505]+[.C505])/(8*[.B505]+1)" office:value-type="float" office:value="175.619982004426">
            <text:p>175,62</text:p>
          </table:table-cell>
          <table:table-cell table:formula="of:=[.B505]+1" office:value-type="float" office:value="500">
            <text:p>500</text:p>
          </table:table-cell>
          <table:table-cell table:formula="of:=MOD((2*[.A506]+[.C505]);(4*[.B505]+1))" office:value-type="float" office:value="1274.28839383684">
            <text:p>1274,29</text:p>
          </table:table-cell>
          <table:table-cell table:number-columns-repeated="5"/>
        </table:table-row>
        <table:table-row table:style-name="ro1">
          <table:table-cell table:formula="of:=[.A506]-(2*[.A506]+[.C506])/(8*[.B506]+1)" office:value-type="float" office:value="175.213701485094">
            <text:p>175,21</text:p>
          </table:table-cell>
          <table:table-cell table:formula="of:=[.B506]+1" office:value-type="float" office:value="501">
            <text:p>501</text:p>
          </table:table-cell>
          <table:table-cell table:formula="of:=MOD((2*[.A507]+[.C506]);(4*[.B506]+1))" office:value-type="float" office:value="1624.71579680703">
            <text:p>1624,72</text:p>
          </table:table-cell>
          <table:table-cell table:number-columns-repeated="5"/>
        </table:table-row>
        <table:table-row table:style-name="ro1">
          <table:table-cell table:formula="of:=[.A507]-(2*[.A507]+[.C507])/(8*[.B507]+1)" office:value-type="float" office:value="174.721024209021">
            <text:p>174,72</text:p>
          </table:table-cell>
          <table:table-cell table:formula="of:=[.B507]+1" office:value-type="float" office:value="502">
            <text:p>502</text:p>
          </table:table-cell>
          <table:table-cell table:formula="of:=MOD((2*[.A508]+[.C507]);(4*[.B507]+1))" office:value-type="float" office:value="1974.15784522507">
            <text:p>1974,16</text:p>
          </table:table-cell>
          <table:table-cell table:number-columns-repeated="5"/>
        </table:table-row>
        <table:table-row table:style-name="ro1">
          <table:table-cell table:formula="of:=[.A508]-(2*[.A508]+[.C508])/(8*[.B508]+1)" office:value-type="float" office:value="174.142582612396">
            <text:p>174,14</text:p>
          </table:table-cell>
          <table:table-cell table:formula="of:=[.B508]+1" office:value-type="float" office:value="503">
            <text:p>503</text:p>
          </table:table-cell>
          <table:table-cell table:formula="of:=MOD((2*[.A509]+[.C508]);(4*[.B508]+1))" office:value-type="float" office:value="313.443010449865">
            <text:p>313,44</text:p>
          </table:table-cell>
          <table:table-cell table:number-columns-repeated="5"/>
        </table:table-row>
        <table:table-row table:style-name="ro1">
          <table:table-cell table:formula="of:=[.A509]-(2*[.A509]+[.C509])/(8*[.B509]+1)" office:value-type="float" office:value="173.978178096701">
            <text:p>173,98</text:p>
          </table:table-cell>
          <table:table-cell table:formula="of:=[.B509]+1" office:value-type="float" office:value="504">
            <text:p>504</text:p>
          </table:table-cell>
          <table:table-cell table:formula="of:=MOD((2*[.A510]+[.C509]);(4*[.B509]+1))" office:value-type="float" office:value="661.399366643266">
            <text:p>661,4</text:p>
          </table:table-cell>
          <table:table-cell table:number-columns-repeated="5"/>
        </table:table-row>
        <table:table-row table:style-name="ro1">
          <table:table-cell table:formula="of:=[.A510]-(2*[.A510]+[.C510])/(8*[.B510]+1)" office:value-type="float" office:value="173.727903927884">
            <text:p>173,73</text:p>
          </table:table-cell>
          <table:table-cell table:formula="of:=[.B510]+1" office:value-type="float" office:value="505">
            <text:p>505</text:p>
          </table:table-cell>
          <table:table-cell table:formula="of:=MOD((2*[.A511]+[.C510]);(4*[.B510]+1))" office:value-type="float" office:value="1008.85517449903">
            <text:p>1008,86</text:p>
          </table:table-cell>
          <table:table-cell table:number-columns-repeated="5"/>
        </table:table-row>
        <table:table-row table:style-name="ro1">
          <table:table-cell table:formula="of:=[.A511]-(2*[.A511]+[.C511])/(8*[.B511]+1)" office:value-type="float" office:value="173.392266466277">
            <text:p>173,39</text:p>
          </table:table-cell>
          <table:table-cell table:formula="of:=[.B511]+1" office:value-type="float" office:value="506">
            <text:p>506</text:p>
          </table:table-cell>
          <table:table-cell table:formula="of:=MOD((2*[.A512]+[.C511]);(4*[.B511]+1))" office:value-type="float" office:value="1355.63970743159">
            <text:p>1355,64</text:p>
          </table:table-cell>
          <table:table-cell table:number-columns-repeated="5"/>
        </table:table-row>
        <table:table-row table:style-name="ro1">
          <table:table-cell table:formula="of:=[.A512]-(2*[.A512]+[.C512])/(8*[.B512]+1)" office:value-type="float" office:value="172.971810985822">
            <text:p>172,97</text:p>
          </table:table-cell>
          <table:table-cell table:formula="of:=[.B512]+1" office:value-type="float" office:value="507">
            <text:p>507</text:p>
          </table:table-cell>
          <table:table-cell table:formula="of:=MOD((2*[.A513]+[.C512]);(4*[.B512]+1))" office:value-type="float" office:value="1701.58332940323">
            <text:p>1701,58</text:p>
          </table:table-cell>
          <table:table-cell table:number-columns-repeated="5"/>
        </table:table-row>
        <table:table-row table:style-name="ro1">
          <table:table-cell table:formula="of:=[.A513]-(2*[.A513]+[.C513])/(8*[.B513]+1)" office:value-type="float" office:value="172.467121079148">
            <text:p>172,47</text:p>
          </table:table-cell>
          <table:table-cell table:formula="of:=[.B513]+1" office:value-type="float" office:value="508">
            <text:p>508</text:p>
          </table:table-cell>
          <table:table-cell table:formula="of:=MOD((2*[.A514]+[.C513]);(4*[.B513]+1))" office:value-type="float" office:value="17.5175715615276">
            <text:p>17,52</text:p>
          </table:table-cell>
          <table:table-cell table:number-columns-repeated="5"/>
        </table:table-row>
        <table:table-row table:style-name="ro1">
          <table:table-cell table:formula="of:=[.A514]-(2*[.A514]+[.C514])/(8*[.B514]+1)" office:value-type="float" office:value="172.377957041332">
            <text:p>172,38</text:p>
          </table:table-cell>
          <table:table-cell table:formula="of:=[.B514]+1" office:value-type="float" office:value="509">
            <text:p>509</text:p>
          </table:table-cell>
          <table:table-cell table:formula="of:=MOD((2*[.A515]+[.C514]);(4*[.B514]+1))" office:value-type="float" office:value="362.273485644192">
            <text:p>362,27</text:p>
          </table:table-cell>
          <table:table-cell table:number-columns-repeated="5"/>
        </table:table-row>
        <table:table-row table:style-name="ro1">
          <table:table-cell table:formula="of:=[.A515]-(2*[.A515]+[.C515])/(8*[.B515]+1)" office:value-type="float" office:value="172.204367696936">
            <text:p>172,2</text:p>
          </table:table-cell>
          <table:table-cell table:formula="of:=[.B515]+1" office:value-type="float" office:value="510">
            <text:p>510</text:p>
          </table:table-cell>
          <table:table-cell table:formula="of:=MOD((2*[.A516]+[.C515]);(4*[.B515]+1))" office:value-type="float" office:value="706.682221038064">
            <text:p>706,68</text:p>
          </table:table-cell>
          <table:table-cell table:number-columns-repeated="5"/>
        </table:table-row>
        <table:table-row table:style-name="ro1">
          <table:table-cell table:formula="of:=[.A516]-(2*[.A516]+[.C516])/(8*[.B516]+1)" office:value-type="float" office:value="171.946810491243">
            <text:p>171,95</text:p>
          </table:table-cell>
          <table:table-cell table:formula="of:=[.B516]+1" office:value-type="float" office:value="511">
            <text:p>511</text:p>
          </table:table-cell>
          <table:table-cell table:formula="of:=MOD((2*[.A517]+[.C516]);(4*[.B516]+1))" office:value-type="float" office:value="1050.57584202055">
            <text:p>1050,58</text:p>
          </table:table-cell>
          <table:table-cell table:number-columns-repeated="5"/>
        </table:table-row>
        <table:table-row table:style-name="ro1">
          <table:table-cell table:formula="of:=[.A517]-(2*[.A517]+[.C517])/(8*[.B517]+1)" office:value-type="float" office:value="171.605781030983">
            <text:p>171,61</text:p>
          </table:table-cell>
          <table:table-cell table:formula="of:=[.B517]+1" office:value-type="float" office:value="512">
            <text:p>512</text:p>
          </table:table-cell>
          <table:table-cell table:formula="of:=MOD((2*[.A518]+[.C517]);(4*[.B517]+1))" office:value-type="float" office:value="1393.78740408252">
            <text:p>1393,79</text:p>
          </table:table-cell>
          <table:table-cell table:number-columns-repeated="5"/>
        </table:table-row>
        <table:table-row table:style-name="ro1">
          <table:table-cell table:formula="of:=[.A518]-(2*[.A518]+[.C518])/(8*[.B518]+1)" office:value-type="float" office:value="171.1818125257">
            <text:p>171,18</text:p>
          </table:table-cell>
          <table:table-cell table:formula="of:=[.B518]+1" office:value-type="float" office:value="513">
            <text:p>513</text:p>
          </table:table-cell>
          <table:table-cell table:formula="of:=MOD((2*[.A519]+[.C518]);(4*[.B518]+1))" office:value-type="float" office:value="1736.15102913392">
            <text:p>1736,15</text:p>
          </table:table-cell>
          <table:table-cell table:number-columns-repeated="5"/>
        </table:table-row>
        <table:table-row table:style-name="ro1">
          <table:table-cell table:formula="of:=[.A519]-(2*[.A519]+[.C519])/(8*[.B519]+1)" office:value-type="float" office:value="170.67547521652">
            <text:p>170,68</text:p>
          </table:table-cell>
          <table:table-cell table:formula="of:=[.B519]+1" office:value-type="float" office:value="514">
            <text:p>514</text:p>
          </table:table-cell>
          <table:table-cell table:formula="of:=MOD((2*[.A520]+[.C519]);(4*[.B519]+1))" office:value-type="float" office:value="24.5019795669577">
            <text:p>24,5</text:p>
          </table:table-cell>
          <table:table-cell table:number-columns-repeated="5"/>
        </table:table-row>
        <table:table-row table:style-name="ro1">
          <table:table-cell table:formula="of:=[.A520]-(2*[.A520]+[.C520])/(8*[.B520]+1)" office:value-type="float" office:value="170.586524832372">
            <text:p>170,59</text:p>
          </table:table-cell>
          <table:table-cell table:formula="of:=[.B520]+1" office:value-type="float" office:value="515">
            <text:p>515</text:p>
          </table:table-cell>
          <table:table-cell table:formula="of:=MOD((2*[.A521]+[.C520]);(4*[.B520]+1))" office:value-type="float" office:value="365.675029231702">
            <text:p>365,68</text:p>
          </table:table-cell>
          <table:table-cell table:number-columns-repeated="5"/>
        </table:table-row>
        <table:table-row table:style-name="ro1">
          <table:table-cell table:formula="of:=[.A521]-(2*[.A521]+[.C521])/(8*[.B521]+1)" office:value-type="float" office:value="170.415001396581">
            <text:p>170,42</text:p>
          </table:table-cell>
          <table:table-cell table:formula="of:=[.B521]+1" office:value-type="float" office:value="516">
            <text:p>516</text:p>
          </table:table-cell>
          <table:table-cell table:formula="of:=MOD((2*[.A522]+[.C521]);(4*[.B521]+1))" office:value-type="float" office:value="706.505032024863">
            <text:p>706,51</text:p>
          </table:table-cell>
          <table:table-cell table:number-columns-repeated="5"/>
        </table:table-row>
        <table:table-row table:style-name="ro1">
          <table:table-cell table:formula="of:=[.A522]-(2*[.A522]+[.C522])/(8*[.B522]+1)" office:value-type="float" office:value="170.161347961168">
            <text:p>170,16</text:p>
          </table:table-cell>
          <table:table-cell table:formula="of:=[.B522]+1" office:value-type="float" office:value="517">
            <text:p>517</text:p>
          </table:table-cell>
          <table:table-cell table:formula="of:=MOD((2*[.A523]+[.C522]);(4*[.B522]+1))" office:value-type="float" office:value="1046.8277279472">
            <text:p>1046,83</text:p>
          </table:table-cell>
          <table:table-cell table:number-columns-repeated="5"/>
        </table:table-row>
        <table:table-row table:style-name="ro1">
          <table:table-cell table:formula="of:=[.A523]-(2*[.A523]+[.C523])/(8*[.B523]+1)" office:value-type="float" office:value="169.826044498787">
            <text:p>169,83</text:p>
          </table:table-cell>
          <table:table-cell table:formula="of:=[.B523]+1" office:value-type="float" office:value="518">
            <text:p>518</text:p>
          </table:table-cell>
          <table:table-cell table:formula="of:=MOD((2*[.A524]+[.C523]);(4*[.B523]+1))" office:value-type="float" office:value="1386.47981694477">
            <text:p>1386,48</text:p>
          </table:table-cell>
          <table:table-cell table:number-columns-repeated="5"/>
        </table:table-row>
        <table:table-row table:style-name="ro1">
          <table:table-cell table:formula="of:=[.A524]-(2*[.A524]+[.C524])/(8*[.B524]+1)" office:value-type="float" office:value="169.409607368283">
            <text:p>169,41</text:p>
          </table:table-cell>
          <table:table-cell table:formula="of:=[.B524]+1" office:value-type="float" office:value="519">
            <text:p>519</text:p>
          </table:table-cell>
          <table:table-cell table:formula="of:=MOD((2*[.A525]+[.C524]);(4*[.B524]+1))" office:value-type="float" office:value="1725.29903168134">
            <text:p>1725,3</text:p>
          </table:table-cell>
          <table:table-cell table:number-columns-repeated="5"/>
        </table:table-row>
        <table:table-row table:style-name="ro1">
          <table:table-cell table:formula="of:=[.A525]-(2*[.A525]+[.C525])/(8*[.B525]+1)" office:value-type="float" office:value="168.912588768134">
            <text:p>168,91</text:p>
          </table:table-cell>
          <table:table-cell table:formula="of:=[.B525]+1" office:value-type="float" office:value="520">
            <text:p>520</text:p>
          </table:table-cell>
          <table:table-cell table:formula="of:=MOD((2*[.A526]+[.C525]);(4*[.B525]+1))" office:value-type="float" office:value="2063.12420921761">
            <text:p>2063,12</text:p>
          </table:table-cell>
          <table:table-cell table:number-columns-repeated="5"/>
        </table:table-row>
        <table:table-row table:style-name="ro1">
          <table:table-cell table:formula="of:=[.A526]-(2*[.A526]+[.C526])/(8*[.B526]+1)" office:value-type="float" office:value="168.335576178191">
            <text:p>168,34</text:p>
          </table:table-cell>
          <table:table-cell table:formula="of:=[.B526]+1" office:value-type="float" office:value="521">
            <text:p>521</text:p>
          </table:table-cell>
          <table:table-cell table:formula="of:=MOD((2*[.A527]+[.C526]);(4*[.B526]+1))" office:value-type="float" office:value="318.795361573989">
            <text:p>318,8</text:p>
          </table:table-cell>
          <table:table-cell table:number-columns-repeated="5"/>
        </table:table-row>
        <table:table-row table:style-name="ro1">
          <table:table-cell table:formula="of:=[.A527]-(2*[.A527]+[.C527])/(8*[.B527]+1)" office:value-type="float" office:value="168.178352260241">
            <text:p>168,18</text:p>
          </table:table-cell>
          <table:table-cell table:formula="of:=[.B527]+1" office:value-type="float" office:value="522">
            <text:p>522</text:p>
          </table:table-cell>
          <table:table-cell table:formula="of:=MOD((2*[.A528]+[.C527]);(4*[.B527]+1))" office:value-type="float" office:value="655.152066094472">
            <text:p>655,15</text:p>
          </table:table-cell>
          <table:table-cell table:number-columns-repeated="5"/>
        </table:table-row>
        <table:table-row table:style-name="ro1">
          <table:table-cell table:formula="of:=[.A528]-(2*[.A528]+[.C528])/(8*[.B528]+1)" office:value-type="float" office:value="167.940978841373">
            <text:p>167,94</text:p>
          </table:table-cell>
          <table:table-cell table:formula="of:=[.B528]+1" office:value-type="float" office:value="523">
            <text:p>523</text:p>
          </table:table-cell>
          <table:table-cell table:formula="of:=MOD((2*[.A529]+[.C528]);(4*[.B528]+1))" office:value-type="float" office:value="991.034023777217">
            <text:p>991,03</text:p>
          </table:table-cell>
          <table:table-cell table:number-columns-repeated="5"/>
        </table:table-row>
        <table:table-row table:style-name="ro1">
          <table:table-cell table:formula="of:=[.A529]-(2*[.A529]+[.C529])/(8*[.B529]+1)" office:value-type="float" office:value="167.623914090725">
            <text:p>167,62</text:p>
          </table:table-cell>
          <table:table-cell table:formula="of:=[.B529]+1" office:value-type="float" office:value="524">
            <text:p>524</text:p>
          </table:table-cell>
          <table:table-cell table:formula="of:=MOD((2*[.A530]+[.C529]);(4*[.B529]+1))" office:value-type="float" office:value="1326.28185195867">
            <text:p>1326,28</text:p>
          </table:table-cell>
          <table:table-cell table:number-columns-repeated="5"/>
        </table:table-row>
        <table:table-row table:style-name="ro1">
          <table:table-cell table:formula="of:=[.A530]-(2*[.A530]+[.C530])/(8*[.B530]+1)" office:value-type="float" office:value="167.227651348025">
            <text:p>167,23</text:p>
          </table:table-cell>
          <table:table-cell table:formula="of:=[.B530]+1" office:value-type="float" office:value="525">
            <text:p>525</text:p>
          </table:table-cell>
          <table:table-cell table:formula="of:=MOD((2*[.A531]+[.C530]);(4*[.B530]+1))" office:value-type="float" office:value="1660.73715465472">
            <text:p>1660,74</text:p>
          </table:table-cell>
          <table:table-cell table:number-columns-repeated="5"/>
        </table:table-row>
        <table:table-row table:style-name="ro1">
          <table:table-cell table:formula="of:=[.A531]-(2*[.A531]+[.C531])/(8*[.B531]+1)" office:value-type="float" office:value="166.752718604071">
            <text:p>166,75</text:p>
          </table:table-cell>
          <table:table-cell table:formula="of:=[.B531]+1" office:value-type="float" office:value="526">
            <text:p>526</text:p>
          </table:table-cell>
          <table:table-cell table:formula="of:=MOD((2*[.A532]+[.C531]);(4*[.B531]+1))" office:value-type="float" office:value="1994.24259186286">
            <text:p>1994,24</text:p>
          </table:table-cell>
          <table:table-cell table:number-columns-repeated="5"/>
        </table:table-row>
        <table:table-row table:style-name="ro1">
          <table:table-cell table:formula="of:=[.A532]-(2*[.A532]+[.C532])/(8*[.B532]+1)" office:value-type="float" office:value="166.199677969937">
            <text:p>166,2</text:p>
          </table:table-cell>
          <table:table-cell table:formula="of:=[.B532]+1" office:value-type="float" office:value="527">
            <text:p>527</text:p>
          </table:table-cell>
          <table:table-cell table:formula="of:=MOD((2*[.A533]+[.C532]);(4*[.B532]+1))" office:value-type="float" office:value="221.641947802734">
            <text:p>221,64</text:p>
          </table:table-cell>
          <table:table-cell table:number-columns-repeated="5"/>
        </table:table-row>
        <table:table-row table:style-name="ro1">
          <table:table-cell table:formula="of:=[.A533]-(2*[.A533]+[.C533])/(8*[.B533]+1)" office:value-type="float" office:value="166.068295161366">
            <text:p>166,07</text:p>
          </table:table-cell>
          <table:table-cell table:formula="of:=[.B533]+1" office:value-type="float" office:value="528">
            <text:p>528</text:p>
          </table:table-cell>
          <table:table-cell table:formula="of:=MOD((2*[.A534]+[.C533]);(4*[.B533]+1))" office:value-type="float" office:value="553.778538125466">
            <text:p>553,78</text:p>
          </table:table-cell>
          <table:table-cell table:number-columns-repeated="5"/>
        </table:table-row>
        <table:table-row table:style-name="ro1">
          <table:table-cell table:formula="of:=[.A534]-(2*[.A534]+[.C534])/(8*[.B534]+1)" office:value-type="float" office:value="165.858611107296">
            <text:p>165,86</text:p>
          </table:table-cell>
          <table:table-cell table:formula="of:=[.B534]+1" office:value-type="float" office:value="529">
            <text:p>529</text:p>
          </table:table-cell>
          <table:table-cell table:formula="of:=MOD((2*[.A535]+[.C534]);(4*[.B534]+1))" office:value-type="float" office:value="885.495760340058">
            <text:p>885,5</text:p>
          </table:table-cell>
          <table:table-cell table:number-columns-repeated="5"/>
        </table:table-row>
        <table:table-row table:style-name="ro1">
          <table:table-cell table:formula="of:=[.A535]-(2*[.A535]+[.C535])/(8*[.B535]+1)" office:value-type="float" office:value="165.571057839506">
            <text:p>165,57</text:p>
          </table:table-cell>
          <table:table-cell table:formula="of:=[.B535]+1" office:value-type="float" office:value="530">
            <text:p>530</text:p>
          </table:table-cell>
          <table:table-cell table:formula="of:=MOD((2*[.A536]+[.C535]);(4*[.B535]+1))" office:value-type="float" office:value="1216.63787601907">
            <text:p>1216,64</text:p>
          </table:table-cell>
          <table:table-cell table:number-columns-repeated="5"/>
        </table:table-row>
        <table:table-row table:style-name="ro1">
          <table:table-cell table:formula="of:=[.A536]-(2*[.A536]+[.C536])/(8*[.B536]+1)" office:value-type="float" office:value="165.206101463251">
            <text:p>165,21</text:p>
          </table:table-cell>
          <table:table-cell table:formula="of:=[.B536]+1" office:value-type="float" office:value="531">
            <text:p>531</text:p>
          </table:table-cell>
          <table:table-cell table:formula="of:=MOD((2*[.A537]+[.C536]);(4*[.B536]+1))" office:value-type="float" office:value="1547.05007894557">
            <text:p>1547,05</text:p>
          </table:table-cell>
          <table:table-cell table:number-columns-repeated="5"/>
        </table:table-row>
        <table:table-row table:style-name="ro1">
          <table:table-cell table:formula="of:=[.A537]-(2*[.A537]+[.C537])/(8*[.B537]+1)" office:value-type="float" office:value="164.764241665211">
            <text:p>164,76</text:p>
          </table:table-cell>
          <table:table-cell table:formula="of:=[.B537]+1" office:value-type="float" office:value="532">
            <text:p>532</text:p>
          </table:table-cell>
          <table:table-cell table:formula="of:=MOD((2*[.A538]+[.C537]);(4*[.B537]+1))" office:value-type="float" office:value="1876.57856227599">
            <text:p>1876,58</text:p>
          </table:table-cell>
          <table:table-cell table:number-columns-repeated="5"/>
        </table:table-row>
        <table:table-row table:style-name="ro1">
          <table:table-cell table:formula="of:=[.A538]-(2*[.A538]+[.C538])/(8*[.B538]+1)" office:value-type="float" office:value="164.246011210523">
            <text:p>164,25</text:p>
          </table:table-cell>
          <table:table-cell table:formula="of:=[.B538]+1" office:value-type="float" office:value="533">
            <text:p>533</text:p>
          </table:table-cell>
          <table:table-cell table:formula="of:=MOD((2*[.A539]+[.C538]);(4*[.B538]+1))" office:value-type="float" office:value="76.0705846970377">
            <text:p>76,07</text:p>
          </table:table-cell>
          <table:table-cell table:number-columns-repeated="5"/>
        </table:table-row>
        <table:table-row table:style-name="ro1">
          <table:table-cell table:formula="of:=[.A539]-(2*[.A539]+[.C539])/(8*[.B539]+1)" office:value-type="float" office:value="164.151154796193">
            <text:p>164,15</text:p>
          </table:table-cell>
          <table:table-cell table:formula="of:=[.B539]+1" office:value-type="float" office:value="534">
            <text:p>534</text:p>
          </table:table-cell>
          <table:table-cell table:formula="of:=MOD((2*[.A540]+[.C539]);(4*[.B539]+1))" office:value-type="float" office:value="404.372894289423">
            <text:p>404,37</text:p>
          </table:table-cell>
          <table:table-cell table:number-columns-repeated="5"/>
        </table:table-row>
        <table:table-row table:style-name="ro1">
          <table:table-cell table:formula="of:=[.A540]-(2*[.A540]+[.C540])/(8*[.B540]+1)" office:value-type="float" office:value="163.979688565469">
            <text:p>163,98</text:p>
          </table:table-cell>
          <table:table-cell table:formula="of:=[.B540]+1" office:value-type="float" office:value="535">
            <text:p>535</text:p>
          </table:table-cell>
          <table:table-cell table:formula="of:=MOD((2*[.A541]+[.C540]);(4*[.B540]+1))" office:value-type="float" office:value="732.332271420361">
            <text:p>732,33</text:p>
          </table:table-cell>
          <table:table-cell table:number-columns-repeated="5"/>
        </table:table-row>
        <table:table-row table:style-name="ro1">
          <table:table-cell table:formula="of:=[.A541]-(2*[.A541]+[.C541])/(8*[.B541]+1)" office:value-type="float" office:value="163.732014739599">
            <text:p>163,73</text:p>
          </table:table-cell>
          <table:table-cell table:formula="of:=[.B541]+1" office:value-type="float" office:value="536">
            <text:p>536</text:p>
          </table:table-cell>
          <table:table-cell table:formula="of:=MOD((2*[.A542]+[.C541]);(4*[.B541]+1))" office:value-type="float" office:value="1059.79630089956">
            <text:p>1059,8</text:p>
          </table:table-cell>
          <table:table-cell table:number-columns-repeated="5"/>
        </table:table-row>
        <table:table-row table:style-name="ro1">
          <table:table-cell table:formula="of:=[.A542]-(2*[.A542]+[.C542])/(8*[.B542]+1)" office:value-type="float" office:value="163.408568637855">
            <text:p>163,41</text:p>
          </table:table-cell>
          <table:table-cell table:formula="of:=[.B542]+1" office:value-type="float" office:value="537">
            <text:p>537</text:p>
          </table:table-cell>
          <table:table-cell table:formula="of:=MOD((2*[.A543]+[.C542]);(4*[.B542]+1))" office:value-type="float" office:value="1386.61343817527">
            <text:p>1386,61</text:p>
          </table:table-cell>
          <table:table-cell table:number-columns-repeated="5"/>
        </table:table-row>
        <table:table-row table:style-name="ro1">
          <table:table-cell table:formula="of:=[.A543]-(2*[.A543]+[.C543])/(8*[.B543]+1)" office:value-type="float" office:value="163.009818213035">
            <text:p>163,01</text:p>
          </table:table-cell>
          <table:table-cell table:formula="of:=[.B543]+1" office:value-type="float" office:value="538">
            <text:p>538</text:p>
          </table:table-cell>
          <table:table-cell table:formula="of:=MOD((2*[.A544]+[.C543]);(4*[.B543]+1))" office:value-type="float" office:value="1712.63307460134">
            <text:p>1712,63</text:p>
          </table:table-cell>
          <table:table-cell table:number-columns-repeated="5"/>
        </table:table-row>
        <table:table-row table:style-name="ro1">
          <table:table-cell table:formula="of:=[.A544]-(2*[.A544]+[.C544])/(8*[.B544]+1)" office:value-type="float" office:value="162.536263576327">
            <text:p>162,54</text:p>
          </table:table-cell>
          <table:table-cell table:formula="of:=[.B544]+1" office:value-type="float" office:value="539">
            <text:p>539</text:p>
          </table:table-cell>
          <table:table-cell table:formula="of:=MOD((2*[.A545]+[.C544]);(4*[.B544]+1))" office:value-type="float" office:value="2037.70560175399">
            <text:p>2037,71</text:p>
          </table:table-cell>
          <table:table-cell table:number-columns-repeated="5"/>
        </table:table-row>
        <table:table-row table:style-name="ro1">
          <table:table-cell table:formula="of:=[.A545]-(2*[.A545]+[.C545])/(8*[.B545]+1)" office:value-type="float" office:value="161.988436511892">
            <text:p>161,99</text:p>
          </table:table-cell>
          <table:table-cell table:formula="of:=[.B545]+1" office:value-type="float" office:value="540">
            <text:p>540</text:p>
          </table:table-cell>
          <table:table-cell table:formula="of:=MOD((2*[.A546]+[.C545]);(4*[.B545]+1))" office:value-type="float" office:value="204.682474777777">
            <text:p>204,68</text:p>
          </table:table-cell>
          <table:table-cell table:number-columns-repeated="5"/>
        </table:table-row>
        <table:table-row table:style-name="ro1">
          <table:table-cell table:formula="of:=[.A546]-(2*[.A546]+[.C546])/(8*[.B546]+1)" office:value-type="float" office:value="161.86608998382">
            <text:p>161,87</text:p>
          </table:table-cell>
          <table:table-cell table:formula="of:=[.B546]+1" office:value-type="float" office:value="541">
            <text:p>541</text:p>
          </table:table-cell>
          <table:table-cell table:formula="of:=MOD((2*[.A547]+[.C546]);(4*[.B546]+1))" office:value-type="float" office:value="528.414654745417">
            <text:p>528,41</text:p>
          </table:table-cell>
          <table:table-cell table:number-columns-repeated="5"/>
        </table:table-row>
        <table:table-row table:style-name="ro1">
          <table:table-cell table:formula="of:=[.A547]-(2*[.A547]+[.C547])/(8*[.B547]+1)" office:value-type="float" office:value="161.669243868155">
            <text:p>161,67</text:p>
          </table:table-cell>
          <table:table-cell table:formula="of:=[.B547]+1" office:value-type="float" office:value="542">
            <text:p>542</text:p>
          </table:table-cell>
          <table:table-cell table:formula="of:=MOD((2*[.A548]+[.C547]);(4*[.B547]+1))" office:value-type="float" office:value="851.753142481727">
            <text:p>851,75</text:p>
          </table:table-cell>
          <table:table-cell table:number-columns-repeated="5"/>
        </table:table-row>
        <table:table-row table:style-name="ro1">
          <table:table-cell table:formula="of:=[.A548]-(2*[.A548]+[.C548])/(8*[.B548]+1)" office:value-type="float" office:value="161.398298138338">
            <text:p>161,4</text:p>
          </table:table-cell>
          <table:table-cell table:formula="of:=[.B548]+1" office:value-type="float" office:value="543">
            <text:p>543</text:p>
          </table:table-cell>
          <table:table-cell table:formula="of:=MOD((2*[.A549]+[.C548]);(4*[.B548]+1))" office:value-type="float" office:value="1174.5497387584">
            <text:p>1174,55</text:p>
          </table:table-cell>
          <table:table-cell table:number-columns-repeated="5"/>
        </table:table-row>
        <table:table-row table:style-name="ro1">
          <table:table-cell table:formula="of:=[.A549]-(2*[.A549]+[.C549])/(8*[.B549]+1)" office:value-type="float" office:value="161.053684482403">
            <text:p>161,05</text:p>
          </table:table-cell>
          <table:table-cell table:formula="of:=[.B549]+1" office:value-type="float" office:value="544">
            <text:p>544</text:p>
          </table:table-cell>
          <table:table-cell table:formula="of:=MOD((2*[.A550]+[.C549]);(4*[.B549]+1))" office:value-type="float" office:value="1496.65710772321">
            <text:p>1496,66</text:p>
          </table:table-cell>
          <table:table-cell table:number-columns-repeated="5"/>
        </table:table-row>
        <table:table-row table:style-name="ro1">
          <table:table-cell table:formula="of:=[.A550]-(2*[.A550]+[.C550])/(8*[.B550]+1)" office:value-type="float" office:value="160.635865856929">
            <text:p>160,64</text:p>
          </table:table-cell>
          <table:table-cell table:formula="of:=[.B550]+1" office:value-type="float" office:value="545">
            <text:p>545</text:p>
          </table:table-cell>
          <table:table-cell table:formula="of:=MOD((2*[.A551]+[.C550]);(4*[.B550]+1))" office:value-type="float" office:value="1817.92883943707">
            <text:p>1817,93</text:p>
          </table:table-cell>
          <table:table-cell table:number-columns-repeated="5"/>
        </table:table-row>
        <table:table-row table:style-name="ro1">
          <table:table-cell table:formula="of:=[.A551]-(2*[.A551]+[.C551])/(8*[.B551]+1)" office:value-type="float" office:value="160.145336030937">
            <text:p>160,15</text:p>
          </table:table-cell>
          <table:table-cell table:formula="of:=[.B551]+1" office:value-type="float" office:value="546">
            <text:p>546</text:p>
          </table:table-cell>
          <table:table-cell table:formula="of:=MOD((2*[.A552]+[.C551]);(4*[.B551]+1))" office:value-type="float" office:value="2138.21951149894">
            <text:p>2138,22</text:p>
          </table:table-cell>
          <table:table-cell table:number-columns-repeated="5"/>
        </table:table-row>
        <table:table-row table:style-name="ro1">
          <table:table-cell table:formula="of:=[.A552]-(2*[.A552]+[.C552])/(8*[.B552]+1)" office:value-type="float" office:value="159.582619120074">
            <text:p>159,58</text:p>
          </table:table-cell>
          <table:table-cell table:formula="of:=[.B552]+1" office:value-type="float" office:value="547">
            <text:p>547</text:p>
          </table:table-cell>
          <table:table-cell table:formula="of:=MOD((2*[.A553]+[.C552]);(4*[.B552]+1))" office:value-type="float" office:value="272.384749739091">
            <text:p>272,38</text:p>
          </table:table-cell>
          <table:table-cell table:number-columns-repeated="5"/>
        </table:table-row>
        <table:table-row table:style-name="ro1">
          <table:table-cell table:formula="of:=[.A553]-(2*[.A553]+[.C553])/(8*[.B553]+1)" office:value-type="float" office:value="159.447469476944">
            <text:p>159,45</text:p>
          </table:table-cell>
          <table:table-cell table:formula="of:=[.B553]+1" office:value-type="float" office:value="548">
            <text:p>548</text:p>
          </table:table-cell>
          <table:table-cell table:formula="of:=MOD((2*[.A554]+[.C553]);(4*[.B553]+1))" office:value-type="float" office:value="591.27968869298">
            <text:p>591,28</text:p>
          </table:table-cell>
          <table:table-cell table:number-columns-repeated="5"/>
        </table:table-row>
        <table:table-row table:style-name="ro1">
          <table:table-cell table:formula="of:=[.A554]-(2*[.A554]+[.C554])/(8*[.B554]+1)" office:value-type="float" office:value="159.239903997435">
            <text:p>159,24</text:p>
          </table:table-cell>
          <table:table-cell table:formula="of:=[.B554]+1" office:value-type="float" office:value="549">
            <text:p>549</text:p>
          </table:table-cell>
          <table:table-cell table:formula="of:=MOD((2*[.A555]+[.C554]);(4*[.B554]+1))" office:value-type="float" office:value="909.759496687851">
            <text:p>909,76</text:p>
          </table:table-cell>
          <table:table-cell table:number-columns-repeated="5"/>
        </table:table-row>
        <table:table-row table:style-name="ro1">
          <table:table-cell table:formula="of:=[.A555]-(2*[.A555]+[.C555])/(8*[.B555]+1)" office:value-type="float" office:value="158.960313898487">
            <text:p>158,96</text:p>
          </table:table-cell>
          <table:table-cell table:formula="of:=[.B555]+1" office:value-type="float" office:value="550">
            <text:p>550</text:p>
          </table:table-cell>
          <table:table-cell table:formula="of:=MOD((2*[.A556]+[.C555]);(4*[.B555]+1))" office:value-type="float" office:value="1227.68012448482">
            <text:p>1227,68</text:p>
          </table:table-cell>
          <table:table-cell table:number-columns-repeated="5"/>
        </table:table-row>
        <table:table-row table:style-name="ro1">
          <table:table-cell table:formula="of:=[.A556]-(2*[.A556]+[.C556])/(8*[.B556]+1)" office:value-type="float" office:value="158.60912081685">
            <text:p>158,61</text:p>
          </table:table-cell>
          <table:table-cell table:formula="of:=[.B556]+1" office:value-type="float" office:value="551">
            <text:p>551</text:p>
          </table:table-cell>
          <table:table-cell table:formula="of:=MOD((2*[.A557]+[.C556]);(4*[.B556]+1))" office:value-type="float" office:value="1544.89836611852">
            <text:p>1544,9</text:p>
          </table:table-cell>
          <table:table-cell table:number-columns-repeated="5"/>
        </table:table-row>
        <table:table-row table:style-name="ro1">
          <table:table-cell table:formula="of:=[.A557]-(2*[.A557]+[.C557])/(8*[.B557]+1)" office:value-type="float" office:value="158.186776383248">
            <text:p>158,19</text:p>
          </table:table-cell>
          <table:table-cell table:formula="of:=[.B557]+1" office:value-type="float" office:value="552">
            <text:p>552</text:p>
          </table:table-cell>
          <table:table-cell table:formula="of:=MOD((2*[.A558]+[.C557]);(4*[.B557]+1))" office:value-type="float" office:value="1861.27191888502">
            <text:p>1861,27</text:p>
          </table:table-cell>
          <table:table-cell table:number-columns-repeated="5"/>
        </table:table-row>
        <table:table-row table:style-name="ro1">
          <table:table-cell table:formula="of:=[.A558]-(2*[.A558]+[.C558])/(8*[.B558]+1)" office:value-type="float" office:value="157.693761786994">
            <text:p>157,69</text:p>
          </table:table-cell>
          <table:table-cell table:formula="of:=[.B558]+1" office:value-type="float" office:value="553">
            <text:p>553</text:p>
          </table:table-cell>
          <table:table-cell table:formula="of:=MOD((2*[.A559]+[.C558]);(4*[.B558]+1))" office:value-type="float" office:value="2176.65944245901">
            <text:p>2176,66</text:p>
          </table:table-cell>
          <table:table-cell table:number-columns-repeated="5"/>
        </table:table-row>
        <table:table-row table:style-name="ro1">
          <table:table-cell table:formula="of:=[.A559]-(2*[.A559]+[.C559])/(8*[.B559]+1)" office:value-type="float" office:value="157.130587331394">
            <text:p>157,13</text:p>
          </table:table-cell>
          <table:table-cell table:formula="of:=[.B559]+1" office:value-type="float" office:value="554">
            <text:p>554</text:p>
          </table:table-cell>
          <table:table-cell table:formula="of:=MOD((2*[.A560]+[.C559]);(4*[.B559]+1))" office:value-type="float" office:value="277.920617121796">
            <text:p>277,92</text:p>
          </table:table-cell>
          <table:table-cell table:number-columns-repeated="5"/>
        </table:table-row>
        <table:table-row table:style-name="ro1">
          <table:table-cell table:formula="of:=[.A560]-(2*[.A560]+[.C560])/(8*[.B560]+1)" office:value-type="float" office:value="156.997002447165">
            <text:p>157</text:p>
          </table:table-cell>
          <table:table-cell table:formula="of:=[.B560]+1" office:value-type="float" office:value="555">
            <text:p>555</text:p>
          </table:table-cell>
          <table:table-cell table:formula="of:=MOD((2*[.A561]+[.C560]);(4*[.B560]+1))" office:value-type="float" office:value="591.914622016126">
            <text:p>591,91</text:p>
          </table:table-cell>
          <table:table-cell table:number-columns-repeated="5"/>
        </table:table-row>
        <table:table-row table:style-name="ro1">
          <table:table-cell table:formula="of:=[.A561]-(2*[.A561]+[.C561])/(8*[.B561]+1)" office:value-type="float" office:value="156.793014915774">
            <text:p>156,79</text:p>
          </table:table-cell>
          <table:table-cell table:formula="of:=[.B561]+1" office:value-type="float" office:value="556">
            <text:p>556</text:p>
          </table:table-cell>
          <table:table-cell table:formula="of:=MOD((2*[.A562]+[.C561]);(4*[.B561]+1))" office:value-type="float" office:value="905.500651847673">
            <text:p>905,5</text:p>
          </table:table-cell>
          <table:table-cell table:number-columns-repeated="5"/>
        </table:table-row>
        <table:table-row table:style-name="ro1">
          <table:table-cell table:formula="of:=[.A562]-(2*[.A562]+[.C562])/(8*[.B562]+1)" office:value-type="float" office:value="156.519001276376">
            <text:p>156,52</text:p>
          </table:table-cell>
          <table:table-cell table:formula="of:=[.B562]+1" office:value-type="float" office:value="557">
            <text:p>557</text:p>
          </table:table-cell>
          <table:table-cell table:formula="of:=MOD((2*[.A563]+[.C562]);(4*[.B562]+1))" office:value-type="float" office:value="1218.53865440043">
            <text:p>1218,54</text:p>
          </table:table-cell>
          <table:table-cell table:number-columns-repeated="5"/>
        </table:table-row>
        <table:table-row table:style-name="ro1">
          <table:table-cell table:formula="of:=[.A563]-(2*[.A563]+[.C563])/(8*[.B563]+1)" office:value-type="float" office:value="156.17536729456">
            <text:p>156,18</text:p>
          </table:table-cell>
          <table:table-cell table:formula="of:=[.B563]+1" office:value-type="float" office:value="558">
            <text:p>558</text:p>
          </table:table-cell>
          <table:table-cell table:formula="of:=MOD((2*[.A564]+[.C563]);(4*[.B563]+1))" office:value-type="float" office:value="1530.88938898955">
            <text:p>1530,89</text:p>
          </table:table-cell>
          <table:table-cell table:number-columns-repeated="5"/>
        </table:table-row>
        <table:table-row table:style-name="ro1">
          <table:table-cell table:formula="of:=[.A564]-(2*[.A564]+[.C564])/(8*[.B564]+1)" office:value-type="float" office:value="155.762547558037">
            <text:p>155,76</text:p>
          </table:table-cell>
          <table:table-cell table:formula="of:=[.B564]+1" office:value-type="float" office:value="559">
            <text:p>559</text:p>
          </table:table-cell>
          <table:table-cell table:formula="of:=MOD((2*[.A565]+[.C564]);(4*[.B564]+1))" office:value-type="float" office:value="1842.41448410562">
            <text:p>1842,41</text:p>
          </table:table-cell>
          <table:table-cell table:number-columns-repeated="5"/>
        </table:table-row>
        <table:table-row table:style-name="ro1">
          <table:table-cell table:formula="of:=[.A565]-(2*[.A565]+[.C565])/(8*[.B565]+1)" office:value-type="float" office:value="155.281005063241">
            <text:p>155,28</text:p>
          </table:table-cell>
          <table:table-cell table:formula="of:=[.B565]+1" office:value-type="float" office:value="560">
            <text:p>560</text:p>
          </table:table-cell>
          <table:table-cell table:formula="of:=MOD((2*[.A566]+[.C565]);(4*[.B565]+1))" office:value-type="float" office:value="2152.9764942321">
            <text:p>2152,98</text:p>
          </table:table-cell>
          <table:table-cell table:number-columns-repeated="5"/>
        </table:table-row>
        <table:table-row table:style-name="ro1">
          <table:table-cell table:formula="of:=[.A566]-(2*[.A566]+[.C566])/(8*[.B566]+1)" office:value-type="float" office:value="154.731230793132">
            <text:p>154,73</text:p>
          </table:table-cell>
          <table:table-cell table:formula="of:=[.B566]+1" office:value-type="float" office:value="561">
            <text:p>561</text:p>
          </table:table-cell>
          <table:table-cell table:formula="of:=MOD((2*[.A567]+[.C566]);(4*[.B566]+1))" office:value-type="float" office:value="221.438955818365">
            <text:p>221,44</text:p>
          </table:table-cell>
          <table:table-cell table:number-columns-repeated="5"/>
        </table:table-row>
        <table:table-row table:style-name="ro1">
          <table:table-cell table:formula="of:=[.A567]-(2*[.A567]+[.C567])/(8*[.B567]+1)" office:value-type="float" office:value="154.612963602799">
            <text:p>154,61</text:p>
          </table:table-cell>
          <table:table-cell table:formula="of:=[.B567]+1" office:value-type="float" office:value="562">
            <text:p>562</text:p>
          </table:table-cell>
          <table:table-cell table:formula="of:=MOD((2*[.A568]+[.C567]);(4*[.B567]+1))" office:value-type="float" office:value="530.664883023962">
            <text:p>530,66</text:p>
          </table:table-cell>
          <table:table-cell table:number-columns-repeated="5"/>
        </table:table-row>
        <table:table-row table:style-name="ro1">
          <table:table-cell table:formula="of:=[.A568]-(2*[.A568]+[.C568])/(8*[.B568]+1)" office:value-type="float" office:value="154.42619668925">
            <text:p>154,43</text:p>
          </table:table-cell>
          <table:table-cell table:formula="of:=[.B568]+1" office:value-type="float" office:value="563">
            <text:p>563</text:p>
          </table:table-cell>
          <table:table-cell table:formula="of:=MOD((2*[.A569]+[.C568]);(4*[.B568]+1))" office:value-type="float" office:value="839.517276402462">
            <text:p>839,52</text:p>
          </table:table-cell>
          <table:table-cell table:number-columns-repeated="5"/>
        </table:table-row>
        <table:table-row table:style-name="ro1">
          <table:table-cell table:formula="of:=[.A569]-(2*[.A569]+[.C569])/(8*[.B569]+1)" office:value-type="float" office:value="154.171286662661">
            <text:p>154,17</text:p>
          </table:table-cell>
          <table:table-cell table:formula="of:=[.B569]+1" office:value-type="float" office:value="564">
            <text:p>564</text:p>
          </table:table-cell>
          <table:table-cell table:formula="of:=MOD((2*[.A570]+[.C569]);(4*[.B569]+1))" office:value-type="float" office:value="1147.85984972779">
            <text:p>1147,86</text:p>
          </table:table-cell>
          <table:table-cell table:number-columns-repeated="5"/>
        </table:table-row>
        <table:table-row table:style-name="ro1">
          <table:table-cell table:formula="of:=[.A570]-(2*[.A570]+[.C570])/(8*[.B570]+1)" office:value-type="float" office:value="153.848618277318">
            <text:p>153,85</text:p>
          </table:table-cell>
          <table:table-cell table:formula="of:=[.B570]+1" office:value-type="float" office:value="565">
            <text:p>565</text:p>
          </table:table-cell>
          <table:table-cell table:formula="of:=MOD((2*[.A571]+[.C570]);(4*[.B570]+1))" office:value-type="float" office:value="1455.55708628242">
            <text:p>1455,56</text:p>
          </table:table-cell>
          <table:table-cell table:number-columns-repeated="5"/>
        </table:table-row>
        <table:table-row table:style-name="ro1">
          <table:table-cell table:formula="of:=[.A571]-(2*[.A571]+[.C571])/(8*[.B571]+1)" office:value-type="float" office:value="153.45860404975">
            <text:p>153,46</text:p>
          </table:table-cell>
          <table:table-cell table:formula="of:=[.B571]+1" office:value-type="float" office:value="566">
            <text:p>566</text:p>
          </table:table-cell>
          <table:table-cell table:formula="of:=MOD((2*[.A572]+[.C571]);(4*[.B571]+1))" office:value-type="float" office:value="1762.47429438192">
            <text:p>1762,47</text:p>
          </table:table-cell>
          <table:table-cell table:number-columns-repeated="5"/>
        </table:table-row>
        <table:table-row table:style-name="ro1">
          <table:table-cell table:formula="of:=[.A572]-(2*[.A572]+[.C572])/(8*[.B572]+1)" office:value-type="float" office:value="153.001683868147">
            <text:p>153</text:p>
          </table:table-cell>
          <table:table-cell table:formula="of:=[.B572]+1" office:value-type="float" office:value="567">
            <text:p>567</text:p>
          </table:table-cell>
          <table:table-cell table:formula="of:=MOD((2*[.A573]+[.C572]);(4*[.B572]+1))" office:value-type="float" office:value="2068.47766211821">
            <text:p>2068,48</text:p>
          </table:table-cell>
          <table:table-cell table:number-columns-repeated="5"/>
        </table:table-row>
        <table:table-row table:style-name="ro1">
          <table:table-cell table:formula="of:=[.A573]-(2*[.A573]+[.C573])/(8*[.B573]+1)" office:value-type="float" office:value="152.478324593327">
            <text:p>152,48</text:p>
          </table:table-cell>
          <table:table-cell table:formula="of:=[.B573]+1" office:value-type="float" office:value="568">
            <text:p>568</text:p>
          </table:table-cell>
          <table:table-cell table:formula="of:=MOD((2*[.A574]+[.C573]);(4*[.B573]+1))" office:value-type="float" office:value="104.434311304869">
            <text:p>104,43</text:p>
          </table:table-cell>
          <table:table-cell table:number-columns-repeated="5"/>
        </table:table-row>
        <table:table-row table:style-name="ro1">
          <table:table-cell table:formula="of:=[.A574]-(2*[.A574]+[.C574])/(8*[.B574]+1)" office:value-type="float" office:value="152.388249574517">
            <text:p>152,39</text:p>
          </table:table-cell>
          <table:table-cell table:formula="of:=[.B574]+1" office:value-type="float" office:value="569">
            <text:p>569</text:p>
          </table:table-cell>
          <table:table-cell table:formula="of:=MOD((2*[.A575]+[.C574]);(4*[.B574]+1))" office:value-type="float" office:value="409.210810453904">
            <text:p>409,21</text:p>
          </table:table-cell>
          <table:table-cell table:number-columns-repeated="5"/>
        </table:table-row>
        <table:table-row table:style-name="ro1">
          <table:table-cell table:formula="of:=[.A575]-(2*[.A575]+[.C575])/(8*[.B575]+1)" office:value-type="float" office:value="152.231432682446">
            <text:p>152,23</text:p>
          </table:table-cell>
          <table:table-cell table:formula="of:=[.B575]+1" office:value-type="float" office:value="570">
            <text:p>570</text:p>
          </table:table-cell>
          <table:table-cell table:formula="of:=MOD((2*[.A576]+[.C575]);(4*[.B575]+1))" office:value-type="float" office:value="713.673675818796">
            <text:p>713,67</text:p>
          </table:table-cell>
          <table:table-cell table:number-columns-repeated="5"/>
        </table:table-row>
        <table:table-row table:style-name="ro1">
          <table:table-cell table:formula="of:=[.A576]-(2*[.A576]+[.C576])/(8*[.B576]+1)" office:value-type="float" office:value="152.008206078371">
            <text:p>152,01</text:p>
          </table:table-cell>
          <table:table-cell table:formula="of:=[.B576]+1" office:value-type="float" office:value="571">
            <text:p>571</text:p>
          </table:table-cell>
          <table:table-cell table:formula="of:=MOD((2*[.A577]+[.C576]);(4*[.B576]+1))" office:value-type="float" office:value="1017.69008797554">
            <text:p>1017,69</text:p>
          </table:table-cell>
          <table:table-cell table:number-columns-repeated="5"/>
        </table:table-row>
        <table:table-row table:style-name="ro1">
          <table:table-cell table:formula="of:=[.A577]-(2*[.A577]+[.C577])/(8*[.B577]+1)" office:value-type="float" office:value="151.718929103074">
            <text:p>151,72</text:p>
          </table:table-cell>
          <table:table-cell table:formula="of:=[.B577]+1" office:value-type="float" office:value="572">
            <text:p>572</text:p>
          </table:table-cell>
          <table:table-cell table:formula="of:=MOD((2*[.A578]+[.C577]);(4*[.B577]+1))" office:value-type="float" office:value="1321.12794618169">
            <text:p>1321,13</text:p>
          </table:table-cell>
          <table:table-cell table:number-columns-repeated="5"/>
        </table:table-row>
        <table:table-row table:style-name="ro1">
          <table:table-cell table:formula="of:=[.A578]-(2*[.A578]+[.C578])/(8*[.B578]+1)" office:value-type="float" office:value="151.363987917934">
            <text:p>151,36</text:p>
          </table:table-cell>
          <table:table-cell table:formula="of:=[.B578]+1" office:value-type="float" office:value="573">
            <text:p>573</text:p>
          </table:table-cell>
          <table:table-cell table:formula="of:=MOD((2*[.A579]+[.C578]);(4*[.B578]+1))" office:value-type="float" office:value="1623.85592201755">
            <text:p>1623,86</text:p>
          </table:table-cell>
          <table:table-cell table:number-columns-repeated="5"/>
        </table:table-row>
        <table:table-row table:style-name="ro1">
          <table:table-cell table:formula="of:=[.A579]-(2*[.A579]+[.C579])/(8*[.B579]+1)" office:value-type="float" office:value="150.943795137595">
            <text:p>150,94</text:p>
          </table:table-cell>
          <table:table-cell table:formula="of:=[.B579]+1" office:value-type="float" office:value="574">
            <text:p>574</text:p>
          </table:table-cell>
          <table:table-cell table:formula="of:=MOD((2*[.A580]+[.C579]);(4*[.B579]+1))" office:value-type="float" office:value="1925.74351229274">
            <text:p>1925,74</text:p>
          </table:table-cell>
          <table:table-cell table:number-columns-repeated="5"/>
        </table:table-row>
        <table:table-row table:style-name="ro1">
          <table:table-cell table:formula="of:=[.A580]-(2*[.A580]+[.C580])/(8*[.B580]+1)" office:value-type="float" office:value="150.458789454475">
            <text:p>150,46</text:p>
          </table:table-cell>
          <table:table-cell table:formula="of:=[.B580]+1" office:value-type="float" office:value="575">
            <text:p>575</text:p>
          </table:table-cell>
          <table:table-cell table:formula="of:=MOD((2*[.A581]+[.C580]);(4*[.B580]+1))" office:value-type="float" office:value="2226.66109120169">
            <text:p>2226,66</text:p>
          </table:table-cell>
          <table:table-cell table:number-columns-repeated="5"/>
        </table:table-row>
        <table:table-row table:style-name="ro1">
          <table:table-cell table:formula="of:=[.A581]-(2*[.A581]+[.C581])/(8*[.B581]+1)" office:value-type="float" office:value="149.909435255364">
            <text:p>149,91</text:p>
          </table:table-cell>
          <table:table-cell table:formula="of:=[.B581]+1" office:value-type="float" office:value="576">
            <text:p>576</text:p>
          </table:table-cell>
          <table:table-cell table:formula="of:=MOD((2*[.A582]+[.C581]);(4*[.B581]+1))" office:value-type="float" office:value="225.479961712422">
            <text:p>225,48</text:p>
          </table:table-cell>
          <table:table-cell table:number-columns-repeated="5"/>
        </table:table-row>
        <table:table-row table:style-name="ro1">
          <table:table-cell table:formula="of:=[.A582]-(2*[.A582]+[.C582])/(8*[.B582]+1)" office:value-type="float" office:value="149.79546284655">
            <text:p>149,8</text:p>
          </table:table-cell>
          <table:table-cell table:formula="of:=[.B582]+1" office:value-type="float" office:value="577">
            <text:p>577</text:p>
          </table:table-cell>
          <table:table-cell table:formula="of:=MOD((2*[.A583]+[.C582]);(4*[.B582]+1))" office:value-type="float" office:value="525.070887405522">
            <text:p>525,07</text:p>
          </table:table-cell>
          <table:table-cell table:number-columns-repeated="5"/>
        </table:table-row>
        <table:table-row table:style-name="ro1">
          <table:table-cell table:formula="of:=[.A583]-(2*[.A583]+[.C583])/(8*[.B583]+1)" office:value-type="float" office:value="149.616848635353">
            <text:p>149,62</text:p>
          </table:table-cell>
          <table:table-cell table:formula="of:=[.B583]+1" office:value-type="float" office:value="578">
            <text:p>578</text:p>
          </table:table-cell>
          <table:table-cell table:formula="of:=MOD((2*[.A584]+[.C583]);(4*[.B583]+1))" office:value-type="float" office:value="824.304584676228">
            <text:p>824,3</text:p>
          </table:table-cell>
          <table:table-cell table:number-columns-repeated="5"/>
        </table:table-row>
        <table:table-row table:style-name="ro1">
          <table:table-cell table:formula="of:=[.A584]-(2*[.A584]+[.C584])/(8*[.B584]+1)" office:value-type="float" office:value="149.373921439256">
            <text:p>149,37</text:p>
          </table:table-cell>
          <table:table-cell table:formula="of:=[.B584]+1" office:value-type="float" office:value="579">
            <text:p>579</text:p>
          </table:table-cell>
          <table:table-cell table:formula="of:=MOD((2*[.A585]+[.C584]);(4*[.B584]+1))" office:value-type="float" office:value="1123.05242755474">
            <text:p>1123,05</text:p>
          </table:table-cell>
          <table:table-cell table:number-columns-repeated="5"/>
        </table:table-row>
        <table:table-row table:style-name="ro1">
          <table:table-cell table:formula="of:=[.A585]-(2*[.A585]+[.C585])/(8*[.B585]+1)" office:value-type="float" office:value="149.067035993447">
            <text:p>149,07</text:p>
          </table:table-cell>
          <table:table-cell table:formula="of:=[.B585]+1" office:value-type="float" office:value="580">
            <text:p>580</text:p>
          </table:table-cell>
          <table:table-cell table:formula="of:=MOD((2*[.A586]+[.C585]);(4*[.B585]+1))" office:value-type="float" office:value="1421.18649954163">
            <text:p>1421,19</text:p>
          </table:table-cell>
          <table:table-cell table:number-columns-repeated="5"/>
        </table:table-row>
        <table:table-row table:style-name="ro1">
          <table:table-cell table:formula="of:=[.A586]-(2*[.A586]+[.C586])/(8*[.B586]+1)" office:value-type="float" office:value="148.696572608071">
            <text:p>148,7</text:p>
          </table:table-cell>
          <table:table-cell table:formula="of:=[.B586]+1" office:value-type="float" office:value="581">
            <text:p>581</text:p>
          </table:table-cell>
          <table:table-cell table:formula="of:=MOD((2*[.A587]+[.C586]);(4*[.B586]+1))" office:value-type="float" office:value="1718.57964475778">
            <text:p>1718,58</text:p>
          </table:table-cell>
          <table:table-cell table:number-columns-repeated="5"/>
        </table:table-row>
        <table:table-row table:style-name="ro1">
          <table:table-cell table:formula="of:=[.A587]-(2*[.A587]+[.C587])/(8*[.B587]+1)" office:value-type="float" office:value="148.262936817585">
            <text:p>148,26</text:p>
          </table:table-cell>
          <table:table-cell table:formula="of:=[.B587]+1" office:value-type="float" office:value="582">
            <text:p>582</text:p>
          </table:table-cell>
          <table:table-cell table:formula="of:=MOD((2*[.A588]+[.C587]);(4*[.B587]+1))" office:value-type="float" office:value="2015.10551839295">
            <text:p>2015,11</text:p>
          </table:table-cell>
          <table:table-cell table:number-columns-repeated="5"/>
        </table:table-row>
        <table:table-row table:style-name="ro1">
          <table:table-cell table:formula="of:=[.A588]-(2*[.A588]+[.C588])/(8*[.B588]+1)" office:value-type="float" office:value="147.766559022431">
            <text:p>147,77</text:p>
          </table:table-cell>
          <table:table-cell table:formula="of:=[.B588]+1" office:value-type="float" office:value="583">
            <text:p>583</text:p>
          </table:table-cell>
          <table:table-cell table:formula="of:=MOD((2*[.A589]+[.C588]);(4*[.B588]+1))" office:value-type="float" office:value="2310.63863643781">
            <text:p>2310,64</text:p>
          </table:table-cell>
          <table:table-cell table:number-columns-repeated="5"/>
        </table:table-row>
        <table:table-row table:style-name="ro1">
          <table:table-cell table:formula="of:=[.A589]-(2*[.A589]+[.C589])/(8*[.B589]+1)" office:value-type="float" office:value="147.207894123293">
            <text:p>147,21</text:p>
          </table:table-cell>
          <table:table-cell table:formula="of:=[.B589]+1" office:value-type="float" office:value="584">
            <text:p>584</text:p>
          </table:table-cell>
          <table:table-cell table:formula="of:=MOD((2*[.A590]+[.C589]);(4*[.B589]+1))" office:value-type="float" office:value="272.054424684394">
            <text:p>272,05</text:p>
          </table:table-cell>
          <table:table-cell table:number-columns-repeated="5"/>
        </table:table-row>
        <table:table-row table:style-name="ro1">
          <table:table-cell table:formula="of:=[.A590]-(2*[.A590]+[.C590])/(8*[.B590]+1)" office:value-type="float" office:value="147.086672164608">
            <text:p>147,09</text:p>
          </table:table-cell>
          <table:table-cell table:formula="of:=[.B590]+1" office:value-type="float" office:value="585">
            <text:p>585</text:p>
          </table:table-cell>
          <table:table-cell table:formula="of:=MOD((2*[.A591]+[.C590]);(4*[.B590]+1))" office:value-type="float" office:value="566.22776901361">
            <text:p>566,23</text:p>
          </table:table-cell>
          <table:table-cell table:number-columns-repeated="5"/>
        </table:table-row>
        <table:table-row table:style-name="ro1">
          <table:table-cell table:formula="of:=[.A591]-(2*[.A591]+[.C591])/(8*[.B591]+1)" office:value-type="float" office:value="146.902865047893">
            <text:p>146,9</text:p>
          </table:table-cell>
          <table:table-cell table:formula="of:=[.B591]+1" office:value-type="float" office:value="586">
            <text:p>586</text:p>
          </table:table-cell>
          <table:table-cell table:formula="of:=MOD((2*[.A592]+[.C591]);(4*[.B591]+1))" office:value-type="float" office:value="860.033499109397">
            <text:p>860,03</text:p>
          </table:table-cell>
          <table:table-cell table:number-columns-repeated="5"/>
        </table:table-row>
        <table:table-row table:style-name="ro1">
          <table:table-cell table:formula="of:=[.A592]-(2*[.A592]+[.C592])/(8*[.B592]+1)" office:value-type="float" office:value="146.656791422556">
            <text:p>146,66</text:p>
          </table:table-cell>
          <table:table-cell table:formula="of:=[.B592]+1" office:value-type="float" office:value="587">
            <text:p>587</text:p>
          </table:table-cell>
          <table:table-cell table:formula="of:=MOD((2*[.A593]+[.C592]);(4*[.B592]+1))" office:value-type="float" office:value="1153.34708195451">
            <text:p>1153,35</text:p>
          </table:table-cell>
          <table:table-cell table:number-columns-repeated="5"/>
        </table:table-row>
        <table:table-row table:style-name="ro1">
          <table:table-cell table:formula="of:=[.A593]-(2*[.A593]+[.C593])/(8*[.B593]+1)" office:value-type="float" office:value="146.348794687449">
            <text:p>146,35</text:p>
          </table:table-cell>
          <table:table-cell table:formula="of:=[.B593]+1" office:value-type="float" office:value="588">
            <text:p>588</text:p>
          </table:table-cell>
          <table:table-cell table:formula="of:=MOD((2*[.A594]+[.C593]);(4*[.B593]+1))" office:value-type="float" office:value="1446.04467132941">
            <text:p>1446,04</text:p>
          </table:table-cell>
          <table:table-cell table:number-columns-repeated="5"/>
        </table:table-row>
        <table:table-row table:style-name="ro1">
          <table:table-cell table:formula="of:=[.A594]-(2*[.A594]+[.C594])/(8*[.B594]+1)" office:value-type="float" office:value="145.979242666045">
            <text:p>145,98</text:p>
          </table:table-cell>
          <table:table-cell table:formula="of:=[.B594]+1" office:value-type="float" office:value="589">
            <text:p>589</text:p>
          </table:table-cell>
          <table:table-cell table:formula="of:=MOD((2*[.A595]+[.C594]);(4*[.B594]+1))" office:value-type="float" office:value="1738.0031566615">
            <text:p>1738</text:p>
          </table:table-cell>
          <table:table-cell table:number-columns-repeated="5"/>
        </table:table-row>
        <table:table-row table:style-name="ro1">
          <table:table-cell table:formula="of:=[.A595]-(2*[.A595]+[.C595])/(8*[.B595]+1)" office:value-type="float" office:value="145.548527274152">
            <text:p>145,55</text:p>
          </table:table-cell>
          <table:table-cell table:formula="of:=[.B595]+1" office:value-type="float" office:value="590">
            <text:p>590</text:p>
          </table:table-cell>
          <table:table-cell table:formula="of:=MOD((2*[.A596]+[.C595]);(4*[.B595]+1))" office:value-type="float" office:value="2029.1002112098">
            <text:p>2029,1</text:p>
          </table:table-cell>
          <table:table-cell table:number-columns-repeated="5"/>
        </table:table-row>
        <table:table-row table:style-name="ro1">
          <table:table-cell table:formula="of:=[.A596]-(2*[.A596]+[.C596])/(8*[.B596]+1)" office:value-type="float" office:value="145.057064180367">
            <text:p>145,06</text:p>
          </table:table-cell>
          <table:table-cell table:formula="of:=[.B596]+1" office:value-type="float" office:value="591">
            <text:p>591</text:p>
          </table:table-cell>
          <table:table-cell table:formula="of:=MOD((2*[.A597]+[.C596]);(4*[.B596]+1))" office:value-type="float" office:value="2319.21433957054">
            <text:p>2319,21</text:p>
          </table:table-cell>
          <table:table-cell table:number-columns-repeated="5"/>
        </table:table-row>
        <table:table-row table:style-name="ro1">
          <table:table-cell table:formula="of:=[.A597]-(2*[.A597]+[.C597])/(8*[.B597]+1)" office:value-type="float" office:value="144.50529245951">
            <text:p>144,51</text:p>
          </table:table-cell>
          <table:table-cell table:formula="of:=[.B597]+1" office:value-type="float" office:value="592">
            <text:p>592</text:p>
          </table:table-cell>
          <table:table-cell table:formula="of:=MOD((2*[.A598]+[.C597]);(4*[.B597]+1))" office:value-type="float" office:value="243.224924489557">
            <text:p>243,22</text:p>
          </table:table-cell>
          <table:table-cell table:number-columns-repeated="5"/>
        </table:table-row>
        <table:table-row table:style-name="ro1">
          <table:table-cell table:formula="of:=[.A598]-(2*[.A598]+[.C598])/(8*[.B598]+1)" office:value-type="float" office:value="144.392935374983">
            <text:p>144,39</text:p>
          </table:table-cell>
          <table:table-cell table:formula="of:=[.B598]+1" office:value-type="float" office:value="593">
            <text:p>593</text:p>
          </table:table-cell>
          <table:table-cell table:formula="of:=MOD((2*[.A599]+[.C598]);(4*[.B598]+1))" office:value-type="float" office:value="532.010795239522">
            <text:p>532,01</text:p>
          </table:table-cell>
          <table:table-cell table:number-columns-repeated="5"/>
        </table:table-row>
        <table:table-row table:style-name="ro1">
          <table:table-cell table:formula="of:=[.A599]-(2*[.A599]+[.C599])/(8*[.B599]+1)" office:value-type="float" office:value="144.219953991212">
            <text:p>144,22</text:p>
          </table:table-cell>
          <table:table-cell table:formula="of:=[.B599]+1" office:value-type="float" office:value="594">
            <text:p>594</text:p>
          </table:table-cell>
          <table:table-cell table:formula="of:=MOD((2*[.A600]+[.C599]);(4*[.B599]+1))" office:value-type="float" office:value="820.450703221947">
            <text:p>820,45</text:p>
          </table:table-cell>
          <table:table-cell table:number-columns-repeated="5"/>
        </table:table-row>
        <table:table-row table:style-name="ro1">
          <table:table-cell table:formula="of:=[.A600]-(2*[.A600]+[.C600])/(8*[.B600]+1)" office:value-type="float" office:value="143.986650685678">
            <text:p>143,99</text:p>
          </table:table-cell>
          <table:table-cell table:formula="of:=[.B600]+1" office:value-type="float" office:value="595">
            <text:p>595</text:p>
          </table:table-cell>
          <table:table-cell table:formula="of:=MOD((2*[.A601]+[.C600]);(4*[.B600]+1))" office:value-type="float" office:value="1108.4240045933">
            <text:p>1108,42</text:p>
          </table:table-cell>
          <table:table-cell table:number-columns-repeated="5"/>
        </table:table-row>
        <table:table-row table:style-name="ro1">
          <table:table-cell table:formula="of:=[.A601]-(2*[.A601]+[.C601])/(8*[.B601]+1)" office:value-type="float" office:value="143.693351524585">
            <text:p>143,69</text:p>
          </table:table-cell>
          <table:table-cell table:formula="of:=[.B601]+1" office:value-type="float" office:value="596">
            <text:p>596</text:p>
          </table:table-cell>
          <table:table-cell table:formula="of:=MOD((2*[.A602]+[.C601]);(4*[.B601]+1))" office:value-type="float" office:value="1395.81070764247">
            <text:p>1395,81</text:p>
          </table:table-cell>
          <table:table-cell table:number-columns-repeated="5"/>
        </table:table-row>
        <table:table-row table:style-name="ro1">
          <table:table-cell table:formula="of:=[.A602]-(2*[.A602]+[.C602])/(8*[.B602]+1)" office:value-type="float" office:value="143.340405957235">
            <text:p>143,34</text:p>
          </table:table-cell>
          <table:table-cell table:formula="of:=[.B602]+1" office:value-type="float" office:value="597">
            <text:p>597</text:p>
          </table:table-cell>
          <table:table-cell table:formula="of:=MOD((2*[.A603]+[.C602]);(4*[.B602]+1))" office:value-type="float" office:value="1682.49151955694">
            <text:p>1682,49</text:p>
          </table:table-cell>
          <table:table-cell table:number-columns-repeated="5"/>
        </table:table-row>
        <table:table-row table:style-name="ro1">
          <table:table-cell table:formula="of:=[.A603]-(2*[.A603]+[.C603])/(8*[.B603]+1)" office:value-type="float" office:value="142.928186503295">
            <text:p>142,93</text:p>
          </table:table-cell>
          <table:table-cell table:formula="of:=[.B603]+1" office:value-type="float" office:value="598">
            <text:p>598</text:p>
          </table:table-cell>
          <table:table-cell table:formula="of:=MOD((2*[.A604]+[.C603]);(4*[.B603]+1))" office:value-type="float" office:value="1968.34789256353">
            <text:p>1968,35</text:p>
          </table:table-cell>
          <table:table-cell table:number-columns-repeated="5"/>
        </table:table-row>
        <table:table-row table:style-name="ro1">
          <table:table-cell table:formula="of:=[.A604]-(2*[.A604]+[.C604])/(8*[.B604]+1)" office:value-type="float" office:value="142.457088433165">
            <text:p>142,46</text:p>
          </table:table-cell>
          <table:table-cell table:formula="of:=[.B604]+1" office:value-type="float" office:value="599">
            <text:p>599</text:p>
          </table:table-cell>
          <table:table-cell table:formula="of:=MOD((2*[.A605]+[.C604]);(4*[.B604]+1))" office:value-type="float" office:value="2253.26206942986">
            <text:p>2253,26</text:p>
          </table:table-cell>
          <table:table-cell table:number-columns-repeated="5"/>
        </table:table-row>
        <table:table-row table:style-name="ro1">
          <table:table-cell table:formula="of:=[.A605]-(2*[.A605]+[.C605])/(8*[.B605]+1)" office:value-type="float" office:value="141.927529441658">
            <text:p>141,93</text:p>
          </table:table-cell>
          <table:table-cell table:formula="of:=[.B605]+1" office:value-type="float" office:value="600">
            <text:p>600</text:p>
          </table:table-cell>
          <table:table-cell table:formula="of:=MOD((2*[.A606]+[.C605]);(4*[.B605]+1))" office:value-type="float" office:value="140.117128313179">
            <text:p>140,12</text:p>
          </table:table-cell>
          <table:table-cell table:number-columns-repeated="5"/>
        </table:table-row>
        <table:table-row table:style-name="ro1">
          <table:table-cell table:formula="of:=[.A606]-(2*[.A606]+[.C606])/(8*[.B606]+1)" office:value-type="float" office:value="141.839220300396">
            <text:p>141,84</text:p>
          </table:table-cell>
          <table:table-cell table:formula="of:=[.B606]+1" office:value-type="float" office:value="601">
            <text:p>601</text:p>
          </table:table-cell>
          <table:table-cell table:formula="of:=MOD((2*[.A607]+[.C606]);(4*[.B606]+1))" office:value-type="float" office:value="423.795568913971">
            <text:p>423,8</text:p>
          </table:table-cell>
          <table:table-cell table:number-columns-repeated="5"/>
        </table:table-row>
        <table:table-row table:style-name="ro1">
          <table:table-cell table:formula="of:=[.A607]-(2*[.A607]+[.C607])/(8*[.B607]+1)" office:value-type="float" office:value="141.692105721583">
            <text:p>141,69</text:p>
          </table:table-cell>
          <table:table-cell table:formula="of:=[.B607]+1" office:value-type="float" office:value="602">
            <text:p>602</text:p>
          </table:table-cell>
          <table:table-cell table:formula="of:=MOD((2*[.A608]+[.C607]);(4*[.B607]+1))" office:value-type="float" office:value="707.179780357137">
            <text:p>707,18</text:p>
          </table:table-cell>
          <table:table-cell table:number-columns-repeated="5"/>
        </table:table-row>
        <table:table-row table:style-name="ro1">
          <table:table-cell table:formula="of:=[.A608]-(2*[.A608]+[.C608])/(8*[.B608]+1)" office:value-type="float" office:value="141.486466528765">
            <text:p>141,49</text:p>
          </table:table-cell>
          <table:table-cell table:formula="of:=[.B608]+1" office:value-type="float" office:value="603">
            <text:p>603</text:p>
          </table:table-cell>
          <table:table-cell table:formula="of:=MOD((2*[.A609]+[.C608]);(4*[.B608]+1))" office:value-type="float" office:value="990.152713414668">
            <text:p>990,15</text:p>
          </table:table-cell>
          <table:table-cell table:number-columns-repeated="5"/>
        </table:table-row>
        <table:table-row table:style-name="ro1">
          <table:table-cell table:formula="of:=[.A609]-(2*[.A609]+[.C609])/(8*[.B609]+1)" office:value-type="float" office:value="141.222606291155">
            <text:p>141,22</text:p>
          </table:table-cell>
          <table:table-cell table:formula="of:=[.B609]+1" office:value-type="float" office:value="604">
            <text:p>604</text:p>
          </table:table-cell>
          <table:table-cell table:formula="of:=MOD((2*[.A610]+[.C609]);(4*[.B609]+1))" office:value-type="float" office:value="1272.59792599698">
            <text:p>1272,6</text:p>
          </table:table-cell>
          <table:table-cell table:number-columns-repeated="5"/>
        </table:table-row>
        <table:table-row table:style-name="ro1">
          <table:table-cell table:formula="of:=[.A610]-(2*[.A610]+[.C610])/(8*[.B610]+1)" office:value-type="float" office:value="140.900851037983">
            <text:p>140,9</text:p>
          </table:table-cell>
          <table:table-cell table:formula="of:=[.B610]+1" office:value-type="float" office:value="605">
            <text:p>605</text:p>
          </table:table-cell>
          <table:table-cell table:formula="of:=MOD((2*[.A611]+[.C610]);(4*[.B610]+1))" office:value-type="float" office:value="1554.39962807294">
            <text:p>1554,4</text:p>
          </table:table-cell>
          <table:table-cell table:number-columns-repeated="5"/>
        </table:table-row>
        <table:table-row table:style-name="ro1">
          <table:table-cell table:formula="of:=[.A611]-(2*[.A611]+[.C611])/(8*[.B611]+1)" office:value-type="float" office:value="140.521548966066">
            <text:p>140,52</text:p>
          </table:table-cell>
          <table:table-cell table:formula="of:=[.B611]+1" office:value-type="float" office:value="606">
            <text:p>606</text:p>
          </table:table-cell>
          <table:table-cell table:formula="of:=MOD((2*[.A612]+[.C611]);(4*[.B611]+1))" office:value-type="float" office:value="1835.44272600507">
            <text:p>1835,44</text:p>
          </table:table-cell>
          <table:table-cell table:number-columns-repeated="5"/>
        </table:table-row>
        <table:table-row table:style-name="ro1">
          <table:table-cell table:formula="of:=[.A612]-(2*[.A612]+[.C612])/(8*[.B612]+1)" office:value-type="float" office:value="140.085070140754">
            <text:p>140,09</text:p>
          </table:table-cell>
          <table:table-cell table:formula="of:=[.B612]+1" office:value-type="float" office:value="607">
            <text:p>607</text:p>
          </table:table-cell>
          <table:table-cell table:formula="of:=MOD((2*[.A613]+[.C612]);(4*[.B612]+1))" office:value-type="float" office:value="2115.61286628658">
            <text:p>2115,61</text:p>
          </table:table-cell>
          <table:table-cell table:number-columns-repeated="5"/>
        </table:table-row>
        <table:table-row table:style-name="ro1">
          <table:table-cell table:formula="of:=[.A613]-(2*[.A613]+[.C613])/(8*[.B613]+1)" office:value-type="float" office:value="139.591806190462">
            <text:p>139,59</text:p>
          </table:table-cell>
          <table:table-cell table:formula="of:=[.B613]+1" office:value-type="float" office:value="608">
            <text:p>608</text:p>
          </table:table-cell>
          <table:table-cell table:formula="of:=MOD((2*[.A614]+[.C613]);(4*[.B613]+1))" office:value-type="float" office:value="2394.79647866751">
            <text:p>2394,8</text:p>
          </table:table-cell>
          <table:table-cell table:number-columns-repeated="5"/>
        </table:table-row>
        <table:table-row table:style-name="ro1">
          <table:table-cell table:formula="of:=[.A614]-(2*[.A614]+[.C614])/(8*[.B614]+1)" office:value-type="float" office:value="139.042169994974">
            <text:p>139,04</text:p>
          </table:table-cell>
          <table:table-cell table:formula="of:=[.B614]+1" office:value-type="float" office:value="609">
            <text:p>609</text:p>
          </table:table-cell>
          <table:table-cell table:formula="of:=MOD((2*[.A615]+[.C614]);(4*[.B614]+1))" office:value-type="float" office:value="239.880818657456">
            <text:p>239,88</text:p>
          </table:table-cell>
          <table:table-cell table:number-columns-repeated="5"/>
        </table:table-row>
        <table:table-row table:style-name="ro1">
          <table:table-cell table:formula="of:=[.A615]-(2*[.A615]+[.C615])/(8*[.B615]+1)" office:value-type="float" office:value="138.935877124331">
            <text:p>138,94</text:p>
          </table:table-cell>
          <table:table-cell table:formula="of:=[.B615]+1" office:value-type="float" office:value="610">
            <text:p>610</text:p>
          </table:table-cell>
          <table:table-cell table:formula="of:=MOD((2*[.A616]+[.C615]);(4*[.B615]+1))" office:value-type="float" office:value="517.752572906117">
            <text:p>517,75</text:p>
          </table:table-cell>
          <table:table-cell table:number-columns-repeated="5"/>
        </table:table-row>
        <table:table-row table:style-name="ro1">
          <table:table-cell table:formula="of:=[.A616]-(2*[.A616]+[.C616])/(8*[.B616]+1)" office:value-type="float" office:value="138.772872754907">
            <text:p>138,77</text:p>
          </table:table-cell>
          <table:table-cell table:formula="of:=[.B616]+1" office:value-type="float" office:value="611">
            <text:p>611</text:p>
          </table:table-cell>
          <table:table-cell table:formula="of:=MOD((2*[.A617]+[.C616]);(4*[.B616]+1))" office:value-type="float" office:value="795.298318415932">
            <text:p>795,3</text:p>
          </table:table-cell>
          <table:table-cell table:number-columns-repeated="5"/>
        </table:table-row>
        <table:table-row table:style-name="ro1">
          <table:table-cell table:formula="of:=[.A617]-(2*[.A617]+[.C617])/(8*[.B617]+1)" office:value-type="float" office:value="138.553432365477">
            <text:p>138,55</text:p>
          </table:table-cell>
          <table:table-cell table:formula="of:=[.B617]+1" office:value-type="float" office:value="612">
            <text:p>612</text:p>
          </table:table-cell>
          <table:table-cell table:formula="of:=MOD((2*[.A618]+[.C617]);(4*[.B617]+1))" office:value-type="float" office:value="1072.40518314689">
            <text:p>1072,41</text:p>
          </table:table-cell>
          <table:table-cell table:number-columns-repeated="5"/>
        </table:table-row>
        <table:table-row table:style-name="ro1">
          <table:table-cell table:formula="of:=[.A618]-(2*[.A618]+[.C618])/(8*[.B618]+1)" office:value-type="float" office:value="138.277853021414">
            <text:p>138,28</text:p>
          </table:table-cell>
          <table:table-cell table:formula="of:=[.B618]+1" office:value-type="float" office:value="613">
            <text:p>613</text:p>
          </table:table-cell>
          <table:table-cell table:formula="of:=MOD((2*[.A619]+[.C618]);(4*[.B618]+1))" office:value-type="float" office:value="1348.96088918971">
            <text:p>1348,96</text:p>
          </table:table-cell>
          <table:table-cell table:number-columns-repeated="5"/>
        </table:table-row>
        <table:table-row table:style-name="ro1">
          <table:table-cell table:formula="of:=[.A619]-(2*[.A619]+[.C619])/(8*[.B619]+1)" office:value-type="float" office:value="137.946453103935">
            <text:p>137,95</text:p>
          </table:table-cell>
          <table:table-cell table:formula="of:=[.B619]+1" office:value-type="float" office:value="614">
            <text:p>614</text:p>
          </table:table-cell>
          <table:table-cell table:formula="of:=MOD((2*[.A620]+[.C619]);(4*[.B619]+1))" office:value-type="float" office:value="1624.85379539758">
            <text:p>1624,85</text:p>
          </table:table-cell>
          <table:table-cell table:number-columns-repeated="5"/>
        </table:table-row>
        <table:table-row table:style-name="ro1">
          <table:table-cell table:formula="of:=[.A620]-(2*[.A620]+[.C620])/(8*[.B620]+1)" office:value-type="float" office:value="137.559572032979">
            <text:p>137,56</text:p>
          </table:table-cell>
          <table:table-cell table:formula="of:=[.B620]+1" office:value-type="float" office:value="615">
            <text:p>615</text:p>
          </table:table-cell>
          <table:table-cell table:formula="of:=MOD((2*[.A621]+[.C620]);(4*[.B620]+1))" office:value-type="float" office:value="1899.97293946354">
            <text:p>1899,97</text:p>
          </table:table-cell>
          <table:table-cell table:number-columns-repeated="5"/>
        </table:table-row>
        <table:table-row table:style-name="ro1">
          <table:table-cell table:formula="of:=[.A621]-(2*[.A621]+[.C621])/(8*[.B621]+1)" office:value-type="float" office:value="137.117569983898">
            <text:p>137,12</text:p>
          </table:table-cell>
          <table:table-cell table:formula="of:=[.B621]+1" office:value-type="float" office:value="616">
            <text:p>616</text:p>
          </table:table-cell>
          <table:table-cell table:formula="of:=MOD((2*[.A622]+[.C621]);(4*[.B621]+1))" office:value-type="float" office:value="2174.20807943134">
            <text:p>2174,21</text:p>
          </table:table-cell>
          <table:table-cell table:number-columns-repeated="5"/>
        </table:table-row>
        <table:table-row table:style-name="ro1">
          <table:table-cell table:formula="of:=[.A622]-(2*[.A622]+[.C622])/(8*[.B622]+1)" office:value-type="float" office:value="136.62082759814">
            <text:p>136,62</text:p>
          </table:table-cell>
          <table:table-cell table:formula="of:=[.B622]+1" office:value-type="float" office:value="617">
            <text:p>617</text:p>
          </table:table-cell>
          <table:table-cell table:formula="of:=MOD((2*[.A623]+[.C622]);(4*[.B622]+1))" office:value-type="float" office:value="2447.44973462762">
            <text:p>2447,45</text:p>
          </table:table-cell>
          <table:table-cell table:number-columns-repeated="5"/>
        </table:table-row>
        <table:table-row table:style-name="ro1">
          <table:table-cell table:formula="of:=[.A623]-(2*[.A623]+[.C623])/(8*[.B623]+1)" office:value-type="float" office:value="136.069745688109">
            <text:p>136,07</text:p>
          </table:table-cell>
          <table:table-cell table:formula="of:=[.B623]+1" office:value-type="float" office:value="618">
            <text:p>618</text:p>
          </table:table-cell>
          <table:table-cell table:formula="of:=MOD((2*[.A624]+[.C623]);(4*[.B623]+1))" office:value-type="float" office:value="250.589226003836">
            <text:p>250,59</text:p>
          </table:table-cell>
          <table:table-cell table:number-columns-repeated="5"/>
        </table:table-row>
        <table:table-row table:style-name="ro1">
          <table:table-cell table:formula="of:=[.A624]-(2*[.A624]+[.C624])/(8*[.B624]+1)" office:value-type="float" office:value="135.964037150722">
            <text:p>135,96</text:p>
          </table:table-cell>
          <table:table-cell table:formula="of:=[.B624]+1" office:value-type="float" office:value="619">
            <text:p>619</text:p>
          </table:table-cell>
          <table:table-cell table:formula="of:=MOD((2*[.A625]+[.C624]);(4*[.B624]+1))" office:value-type="float" office:value="522.51730030528">
            <text:p>522,52</text:p>
          </table:table-cell>
          <table:table-cell table:number-columns-repeated="5"/>
        </table:table-row>
        <table:table-row table:style-name="ro1">
          <table:table-cell table:formula="of:=[.A625]-(2*[.A625]+[.C625])/(8*[.B625]+1)" office:value-type="float" office:value="135.803640345835">
            <text:p>135,8</text:p>
          </table:table-cell>
          <table:table-cell table:formula="of:=[.B625]+1" office:value-type="float" office:value="620">
            <text:p>620</text:p>
          </table:table-cell>
          <table:table-cell table:formula="of:=MOD((2*[.A626]+[.C625]);(4*[.B625]+1))" office:value-type="float" office:value="794.124580996949">
            <text:p>794,12</text:p>
          </table:table-cell>
          <table:table-cell table:number-columns-repeated="5"/>
        </table:table-row>
        <table:table-row table:style-name="ro1">
          <table:table-cell table:formula="of:=[.A626]-(2*[.A626]+[.C626])/(8*[.B626]+1)" office:value-type="float" office:value="135.588818362023">
            <text:p>135,59</text:p>
          </table:table-cell>
          <table:table-cell table:formula="of:=[.B626]+1" office:value-type="float" office:value="621">
            <text:p>621</text:p>
          </table:table-cell>
          <table:table-cell table:formula="of:=MOD((2*[.A627]+[.C626]);(4*[.B626]+1))" office:value-type="float" office:value="1065.30221772099">
            <text:p>1065,3</text:p>
          </table:table-cell>
          <table:table-cell table:number-columns-repeated="5"/>
        </table:table-row>
        <table:table-row table:style-name="ro1">
          <table:table-cell table:formula="of:=[.A627]-(2*[.A627]+[.C627])/(8*[.B627]+1)" office:value-type="float" office:value="135.319854817156">
            <text:p>135,32</text:p>
          </table:table-cell>
          <table:table-cell table:formula="of:=[.B627]+1" office:value-type="float" office:value="622">
            <text:p>622</text:p>
          </table:table-cell>
          <table:table-cell table:formula="of:=MOD((2*[.A628]+[.C627]);(4*[.B627]+1))" office:value-type="float" office:value="1335.94192735531">
            <text:p>1335,94</text:p>
          </table:table-cell>
          <table:table-cell table:number-columns-repeated="5"/>
        </table:table-row>
        <table:table-row table:style-name="ro1">
          <table:table-cell table:formula="of:=[.A628]-(2*[.A628]+[.C628])/(8*[.B628]+1)" office:value-type="float" office:value="134.997053604178">
            <text:p>135</text:p>
          </table:table-cell>
          <table:table-cell table:formula="of:=[.B628]+1" office:value-type="float" office:value="623">
            <text:p>623</text:p>
          </table:table-cell>
          <table:table-cell table:formula="of:=MOD((2*[.A629]+[.C628]);(4*[.B628]+1))" office:value-type="float" office:value="1605.93603456366">
            <text:p>1605,94</text:p>
          </table:table-cell>
          <table:table-cell table:number-columns-repeated="5"/>
        </table:table-row>
        <table:table-row table:style-name="ro1">
          <table:table-cell table:formula="of:=[.A629]-(2*[.A629]+[.C629])/(8*[.B629]+1)" office:value-type="float" office:value="134.620738630904">
            <text:p>134,62</text:p>
          </table:table-cell>
          <table:table-cell table:formula="of:=[.B629]+1" office:value-type="float" office:value="624">
            <text:p>624</text:p>
          </table:table-cell>
          <table:table-cell table:formula="of:=MOD((2*[.A630]+[.C629]);(4*[.B629]+1))" office:value-type="float" office:value="1875.17751182547">
            <text:p>1875,18</text:p>
          </table:table-cell>
          <table:table-cell table:number-columns-repeated="5"/>
        </table:table-row>
        <table:table-row table:style-name="ro1">
          <table:table-cell table:formula="of:=[.A630]-(2*[.A630]+[.C630])/(8*[.B630]+1)" office:value-type="float" office:value="134.191253553979">
            <text:p>134,19</text:p>
          </table:table-cell>
          <table:table-cell table:formula="of:=[.B630]+1" office:value-type="float" office:value="625">
            <text:p>625</text:p>
          </table:table-cell>
          <table:table-cell table:formula="of:=MOD((2*[.A631]+[.C630]);(4*[.B630]+1))" office:value-type="float" office:value="2143.56001893343">
            <text:p>2143,56</text:p>
          </table:table-cell>
          <table:table-cell table:number-columns-repeated="5"/>
        </table:table-row>
        <table:table-row table:style-name="ro1">
          <table:table-cell table:formula="of:=[.A631]-(2*[.A631]+[.C631])/(8*[.B631]+1)" office:value-type="float" office:value="133.70896150718">
            <text:p>133,71</text:p>
          </table:table-cell>
          <table:table-cell table:formula="of:=[.B631]+1" office:value-type="float" office:value="626">
            <text:p>626</text:p>
          </table:table-cell>
          <table:table-cell table:formula="of:=MOD((2*[.A632]+[.C631]);(4*[.B631]+1))" office:value-type="float" office:value="2410.97794194779">
            <text:p>2410,98</text:p>
          </table:table-cell>
          <table:table-cell table:number-columns-repeated="5"/>
        </table:table-row>
        <table:table-row table:style-name="ro1">
          <table:table-cell table:formula="of:=[.A632]-(2*[.A632]+[.C632])/(8*[.B632]+1)" office:value-type="float" office:value="133.174244824217">
            <text:p>133,17</text:p>
          </table:table-cell>
          <table:table-cell table:formula="of:=[.B632]+1" office:value-type="float" office:value="627">
            <text:p>627</text:p>
          </table:table-cell>
          <table:table-cell table:formula="of:=MOD((2*[.A633]+[.C632]);(4*[.B632]+1))" office:value-type="float" office:value="172.326431596223">
            <text:p>172,33</text:p>
          </table:table-cell>
          <table:table-cell table:number-columns-repeated="5"/>
        </table:table-row>
        <table:table-row table:style-name="ro1">
          <table:table-cell table:formula="of:=[.A633]-(2*[.A633]+[.C633])/(8*[.B633]+1)" office:value-type="float" office:value="133.086807128135">
            <text:p>133,09</text:p>
          </table:table-cell>
          <table:table-cell table:formula="of:=[.B633]+1" office:value-type="float" office:value="628">
            <text:p>628</text:p>
          </table:table-cell>
          <table:table-cell table:formula="of:=MOD((2*[.A634]+[.C633]);(4*[.B633]+1))" office:value-type="float" office:value="438.500045852492">
            <text:p>438,5</text:p>
          </table:table-cell>
          <table:table-cell table:number-columns-repeated="5"/>
        </table:table-row>
        <table:table-row table:style-name="ro1">
          <table:table-cell table:formula="of:=[.A634]-(2*[.A634]+[.C634])/(8*[.B634]+1)" office:value-type="float" office:value="132.946573563934">
            <text:p>132,95</text:p>
          </table:table-cell>
          <table:table-cell table:formula="of:=[.B634]+1" office:value-type="float" office:value="629">
            <text:p>629</text:p>
          </table:table-cell>
          <table:table-cell table:formula="of:=MOD((2*[.A635]+[.C634]);(4*[.B634]+1))" office:value-type="float" office:value="704.39319298036">
            <text:p>704,39</text:p>
          </table:table-cell>
          <table:table-cell table:number-columns-repeated="5"/>
        </table:table-row>
        <table:table-row table:style-name="ro1">
          <table:table-cell table:formula="of:=[.A635]-(2*[.A635]+[.C635])/(8*[.B635]+1)" office:value-type="float" office:value="132.753788676172">
            <text:p>132,75</text:p>
          </table:table-cell>
          <table:table-cell table:formula="of:=[.B635]+1" office:value-type="float" office:value="630">
            <text:p>630</text:p>
          </table:table-cell>
          <table:table-cell table:formula="of:=MOD((2*[.A636]+[.C635]);(4*[.B635]+1))" office:value-type="float" office:value="969.900770332703">
            <text:p>969,9</text:p>
          </table:table-cell>
          <table:table-cell table:number-columns-repeated="5"/>
        </table:table-row>
        <table:table-row table:style-name="ro1">
          <table:table-cell table:formula="of:=[.A636]-(2*[.A636]+[.C636])/(8*[.B636]+1)" office:value-type="float" office:value="132.508716597678">
            <text:p>132,51</text:p>
          </table:table-cell>
          <table:table-cell table:formula="of:=[.B636]+1" office:value-type="float" office:value="631">
            <text:p>631</text:p>
          </table:table-cell>
          <table:table-cell table:formula="of:=MOD((2*[.A637]+[.C636]);(4*[.B636]+1))" office:value-type="float" office:value="1234.91820352806">
            <text:p>1234,92</text:p>
          </table:table-cell>
          <table:table-cell table:number-columns-repeated="5"/>
        </table:table-row>
        <table:table-row table:style-name="ro1">
          <table:table-cell table:formula="of:=[.A637]-(2*[.A637]+[.C637])/(8*[.B637]+1)" office:value-type="float" office:value="132.211640813023">
            <text:p>132,21</text:p>
          </table:table-cell>
          <table:table-cell table:formula="of:=[.B637]+1" office:value-type="float" office:value="632">
            <text:p>632</text:p>
          </table:table-cell>
          <table:table-cell table:formula="of:=MOD((2*[.A638]+[.C637]);(4*[.B637]+1))" office:value-type="float" office:value="1499.34148515411">
            <text:p>1499,34</text:p>
          </table:table-cell>
          <table:table-cell table:number-columns-repeated="5"/>
        </table:table-row>
        <table:table-row table:style-name="ro1">
          <table:table-cell table:formula="of:=[.A638]-(2*[.A638]+[.C638])/(8*[.B638]+1)" office:value-type="float" office:value="131.86286391629">
            <text:p>131,86</text:p>
          </table:table-cell>
          <table:table-cell table:formula="of:=[.B638]+1" office:value-type="float" office:value="633">
            <text:p>633</text:p>
          </table:table-cell>
          <table:table-cell table:formula="of:=MOD((2*[.A639]+[.C638]);(4*[.B638]+1))" office:value-type="float" office:value="1763.06721298669">
            <text:p>1763,07</text:p>
          </table:table-cell>
          <table:table-cell table:number-columns-repeated="5"/>
        </table:table-row>
        <table:table-row table:style-name="ro1">
          <table:table-cell table:formula="of:=[.A639]-(2*[.A639]+[.C639])/(8*[.B639]+1)" office:value-type="float" office:value="131.462707363315">
            <text:p>131,46</text:p>
          </table:table-cell>
          <table:table-cell table:formula="of:=[.B639]+1" office:value-type="float" office:value="634">
            <text:p>634</text:p>
          </table:table-cell>
          <table:table-cell table:formula="of:=MOD((2*[.A640]+[.C639]);(4*[.B639]+1))" office:value-type="float" office:value="2025.99262771331">
            <text:p>2025,99</text:p>
          </table:table-cell>
          <table:table-cell table:number-columns-repeated="5"/>
        </table:table-row>
        <table:table-row table:style-name="ro1">
          <table:table-cell table:formula="of:=[.A640]-(2*[.A640]+[.C640])/(8*[.B640]+1)" office:value-type="float" office:value="131.01151121854">
            <text:p>131,01</text:p>
          </table:table-cell>
          <table:table-cell table:formula="of:=[.B640]+1" office:value-type="float" office:value="635">
            <text:p>635</text:p>
          </table:table-cell>
          <table:table-cell table:formula="of:=MOD((2*[.A641]+[.C640]);(4*[.B640]+1))" office:value-type="float" office:value="2288.0156501504">
            <text:p>2288,02</text:p>
          </table:table-cell>
          <table:table-cell table:number-columns-repeated="5"/>
        </table:table-row>
        <table:table-row table:style-name="ro1">
          <table:table-cell table:formula="of:=[.A641]-(2*[.A641]+[.C641])/(8*[.B641]+1)" office:value-type="float" office:value="130.509633896638">
            <text:p>130,51</text:p>
          </table:table-cell>
          <table:table-cell table:formula="of:=[.B641]+1" office:value-type="float" office:value="636">
            <text:p>636</text:p>
          </table:table-cell>
          <table:table-cell table:formula="of:=MOD((2*[.A642]+[.C641]);(4*[.B641]+1))" office:value-type="float" office:value="8.03491794367073">
            <text:p>8,03</text:p>
          </table:table-cell>
          <table:table-cell table:number-columns-repeated="5"/>
        </table:table-row>
        <table:table-row table:style-name="ro1">
          <table:table-cell table:formula="of:=[.A642]-(2*[.A642]+[.C642])/(8*[.B642]+1)" office:value-type="float" office:value="130.456764141138">
            <text:p>130,46</text:p>
          </table:table-cell>
          <table:table-cell table:formula="of:=[.B642]+1" office:value-type="float" office:value="637">
            <text:p>637</text:p>
          </table:table-cell>
          <table:table-cell table:formula="of:=MOD((2*[.A643]+[.C642]);(4*[.B642]+1))" office:value-type="float" office:value="268.948446225947">
            <text:p>268,95</text:p>
          </table:table-cell>
          <table:table-cell table:number-columns-repeated="5"/>
        </table:table-row>
        <table:table-row table:style-name="ro1">
          <table:table-cell table:formula="of:=[.A643]-(2*[.A643]+[.C643])/(8*[.B643]+1)" office:value-type="float" office:value="130.352808485947">
            <text:p>130,35</text:p>
          </table:table-cell>
          <table:table-cell table:formula="of:=[.B643]+1" office:value-type="float" office:value="638">
            <text:p>638</text:p>
          </table:table-cell>
          <table:table-cell table:formula="of:=MOD((2*[.A644]+[.C643]);(4*[.B643]+1))" office:value-type="float" office:value="529.654063197842">
            <text:p>529,65</text:p>
          </table:table-cell>
          <table:table-cell table:number-columns-repeated="5"/>
        </table:table-row>
        <table:table-row table:style-name="ro1">
          <table:table-cell table:formula="of:=[.A644]-(2*[.A644]+[.C644])/(8*[.B644]+1)" office:value-type="float" office:value="130.197987784641">
            <text:p>130,2</text:p>
          </table:table-cell>
          <table:table-cell table:formula="of:=[.B644]+1" office:value-type="float" office:value="639">
            <text:p>639</text:p>
          </table:table-cell>
          <table:table-cell table:formula="of:=MOD((2*[.A645]+[.C644]);(4*[.B644]+1))" office:value-type="float" office:value="790.050038767123">
            <text:p>790,05</text:p>
          </table:table-cell>
          <table:table-cell table:number-columns-repeated="5"/>
        </table:table-row>
        <table:table-row table:style-name="ro1">
          <table:table-cell table:formula="of:=[.A645]-(2*[.A645]+[.C645])/(8*[.B645]+1)" office:value-type="float" office:value="129.992541664098">
            <text:p>129,99</text:p>
          </table:table-cell>
          <table:table-cell table:formula="of:=[.B645]+1" office:value-type="float" office:value="640">
            <text:p>640</text:p>
          </table:table-cell>
          <table:table-cell table:formula="of:=MOD((2*[.A646]+[.C645]);(4*[.B645]+1))" office:value-type="float" office:value="1050.03512209532">
            <text:p>1050,04</text:p>
          </table:table-cell>
          <table:table-cell table:number-columns-repeated="5"/>
        </table:table-row>
        <table:table-row table:style-name="ro1">
          <table:table-cell table:formula="of:=[.A646]-(2*[.A646]+[.C646])/(8*[.B646]+1)" office:value-type="float" office:value="129.736728306272">
            <text:p>129,74</text:p>
          </table:table-cell>
          <table:table-cell table:formula="of:=[.B646]+1" office:value-type="float" office:value="641">
            <text:p>641</text:p>
          </table:table-cell>
          <table:table-cell table:formula="of:=MOD((2*[.A647]+[.C646]);(4*[.B646]+1))" office:value-type="float" office:value="1309.50857870786">
            <text:p>1309,51</text:p>
          </table:table-cell>
          <table:table-cell table:number-columns-repeated="5"/>
        </table:table-row>
        <table:table-row table:style-name="ro1">
          <table:table-cell table:formula="of:=[.A647]-(2*[.A647]+[.C647])/(8*[.B647]+1)" office:value-type="float" office:value="129.430824224518">
            <text:p>129,43</text:p>
          </table:table-cell>
          <table:table-cell table:formula="of:=[.B647]+1" office:value-type="float" office:value="642">
            <text:p>642</text:p>
          </table:table-cell>
          <table:table-cell table:formula="of:=MOD((2*[.A648]+[.C647]);(4*[.B647]+1))" office:value-type="float" office:value="1568.3702271569">
            <text:p>1568,37</text:p>
          </table:table-cell>
          <table:table-cell table:number-columns-repeated="5"/>
        </table:table-row>
        <table:table-row table:style-name="ro1">
          <table:table-cell table:formula="of:=[.A648]-(2*[.A648]+[.C648])/(8*[.B648]+1)" office:value-type="float" office:value="129.0751240346">
            <text:p>129,08</text:p>
          </table:table-cell>
          <table:table-cell table:formula="of:=[.B648]+1" office:value-type="float" office:value="643">
            <text:p>643</text:p>
          </table:table-cell>
          <table:table-cell table:formula="of:=MOD((2*[.A649]+[.C648]);(4*[.B648]+1))" office:value-type="float" office:value="1826.5204752261">
            <text:p>1826,52</text:p>
          </table:table-cell>
          <table:table-cell table:number-columns-repeated="5"/>
        </table:table-row>
        <table:table-row table:style-name="ro1">
          <table:table-cell table:formula="of:=[.A649]-(2*[.A649]+[.C649])/(8*[.B649]+1)" office:value-type="float" office:value="128.669940220549">
            <text:p>128,67</text:p>
          </table:table-cell>
          <table:table-cell table:formula="of:=[.B649]+1" office:value-type="float" office:value="644">
            <text:p>644</text:p>
          </table:table-cell>
          <table:table-cell table:formula="of:=MOD((2*[.A650]+[.C649]);(4*[.B649]+1))" office:value-type="float" office:value="2083.8603556672">
            <text:p>2083,86</text:p>
          </table:table-cell>
          <table:table-cell table:number-columns-repeated="5"/>
        </table:table-row>
        <table:table-row table:style-name="ro1">
          <table:table-cell table:formula="of:=[.A650]-(2*[.A650]+[.C650])/(8*[.B650]+1)" office:value-type="float" office:value="128.215602895474">
            <text:p>128,22</text:p>
          </table:table-cell>
          <table:table-cell table:formula="of:=[.B650]+1" office:value-type="float" office:value="645">
            <text:p>645</text:p>
          </table:table-cell>
          <table:table-cell table:formula="of:=MOD((2*[.A651]+[.C650]);(4*[.B650]+1))" office:value-type="float" office:value="2340.29156145814">
            <text:p>2340,29</text:p>
          </table:table-cell>
          <table:table-cell table:number-columns-repeated="5"/>
        </table:table-row>
        <table:table-row table:style-name="ro1">
          <table:table-cell table:formula="of:=[.A651]-(2*[.A651]+[.C651])/(8*[.B651]+1)" office:value-type="float" office:value="127.712459557507">
            <text:p>127,71</text:p>
          </table:table-cell>
          <table:table-cell table:formula="of:=[.B651]+1" office:value-type="float" office:value="646">
            <text:p>646</text:p>
          </table:table-cell>
          <table:table-cell table:formula="of:=MOD((2*[.A652]+[.C651]);(4*[.B651]+1))" office:value-type="float" office:value="14.7164805731582">
            <text:p>14,72</text:p>
          </table:table-cell>
          <table:table-cell table:number-columns-repeated="5"/>
        </table:table-row>
        <table:table-row table:style-name="ro1">
          <table:table-cell table:formula="of:=[.A652]-(2*[.A652]+[.C652])/(8*[.B652]+1)" office:value-type="float" office:value="127.660197727426">
            <text:p>127,66</text:p>
          </table:table-cell>
          <table:table-cell table:formula="of:=[.B652]+1" office:value-type="float" office:value="647">
            <text:p>647</text:p>
          </table:table-cell>
          <table:table-cell table:formula="of:=MOD((2*[.A653]+[.C652]);(4*[.B652]+1))" office:value-type="float" office:value="270.03687602801">
            <text:p>270,04</text:p>
          </table:table-cell>
          <table:table-cell table:number-columns-repeated="5"/>
        </table:table-row>
        <table:table-row table:style-name="ro1">
          <table:table-cell table:formula="of:=[.A653]-(2*[.A653]+[.C653])/(8*[.B653]+1)" office:value-type="float" office:value="127.55871863307">
            <text:p>127,56</text:p>
          </table:table-cell>
          <table:table-cell table:formula="of:=[.B653]+1" office:value-type="float" office:value="648">
            <text:p>648</text:p>
          </table:table-cell>
          <table:table-cell table:formula="of:=MOD((2*[.A654]+[.C653]);(4*[.B653]+1))" office:value-type="float" office:value="525.15431329415">
            <text:p>525,15</text:p>
          </table:table-cell>
          <table:table-cell table:number-columns-repeated="5"/>
        </table:table-row>
        <table:table-row table:style-name="ro1">
          <table:table-cell table:formula="of:=[.A654]-(2*[.A654]+[.C654])/(8*[.B654]+1)" office:value-type="float" office:value="127.408232278092">
            <text:p>127,41</text:p>
          </table:table-cell>
          <table:table-cell table:formula="of:=[.B654]+1" office:value-type="float" office:value="649">
            <text:p>649</text:p>
          </table:table-cell>
          <table:table-cell table:formula="of:=MOD((2*[.A655]+[.C654]);(4*[.B654]+1))" office:value-type="float" office:value="779.970777850333">
            <text:p>779,97</text:p>
          </table:table-cell>
          <table:table-cell table:number-columns-repeated="5"/>
        </table:table-row>
        <table:table-row table:style-name="ro1">
          <table:table-cell table:formula="of:=[.A655]-(2*[.A655]+[.C655])/(8*[.B655]+1)" office:value-type="float" office:value="127.208966489067">
            <text:p>127,21</text:p>
          </table:table-cell>
          <table:table-cell table:formula="of:=[.B655]+1" office:value-type="float" office:value="650">
            <text:p>650</text:p>
          </table:table-cell>
          <table:table-cell table:formula="of:=MOD((2*[.A656]+[.C655]);(4*[.B655]+1))" office:value-type="float" office:value="1034.38871082847">
            <text:p>1034,39</text:p>
          </table:table-cell>
          <table:table-cell table:number-columns-repeated="5"/>
        </table:table-row>
        <table:table-row table:style-name="ro1">
          <table:table-cell table:formula="of:=[.A656]-(2*[.A656]+[.C656])/(8*[.B656]+1)" office:value-type="float" office:value="126.961166711369">
            <text:p>126,96</text:p>
          </table:table-cell>
          <table:table-cell table:formula="of:=[.B656]+1" office:value-type="float" office:value="651">
            <text:p>651</text:p>
          </table:table-cell>
          <table:table-cell table:formula="of:=MOD((2*[.A657]+[.C656]);(4*[.B656]+1))" office:value-type="float" office:value="1288.3110442512">
            <text:p>1288,31</text:p>
          </table:table-cell>
          <table:table-cell table:number-columns-repeated="5"/>
        </table:table-row>
        <table:table-row table:style-name="ro1">
          <table:table-cell table:formula="of:=[.A657]-(2*[.A657]+[.C657])/(8*[.B657]+1)" office:value-type="float" office:value="126.665095799932">
            <text:p>126,67</text:p>
          </table:table-cell>
          <table:table-cell table:formula="of:=[.B657]+1" office:value-type="float" office:value="652">
            <text:p>652</text:p>
          </table:table-cell>
          <table:table-cell table:formula="of:=MOD((2*[.A658]+[.C657]);(4*[.B657]+1))" office:value-type="float" office:value="1541.64123585107">
            <text:p>1541,64</text:p>
          </table:table-cell>
          <table:table-cell table:number-columns-repeated="5"/>
        </table:table-row>
        <table:table-row table:style-name="ro1">
          <table:table-cell table:formula="of:=[.A658]-(2*[.A658]+[.C658])/(8*[.B658]+1)" office:value-type="float" office:value="126.321033805021">
            <text:p>126,32</text:p>
          </table:table-cell>
          <table:table-cell table:formula="of:=[.B658]+1" office:value-type="float" office:value="653">
            <text:p>653</text:p>
          </table:table-cell>
          <table:table-cell table:formula="of:=MOD((2*[.A659]+[.C658]);(4*[.B658]+1))" office:value-type="float" office:value="1794.28330346111">
            <text:p>1794,28</text:p>
          </table:table-cell>
          <table:table-cell table:number-columns-repeated="5"/>
        </table:table-row>
        <table:table-row table:style-name="ro1">
          <table:table-cell table:formula="of:=[.A659]-(2*[.A659]+[.C659])/(8*[.B659]+1)" office:value-type="float" office:value="125.929277753142">
            <text:p>125,93</text:p>
          </table:table-cell>
          <table:table-cell table:formula="of:=[.B659]+1" office:value-type="float" office:value="654">
            <text:p>654</text:p>
          </table:table-cell>
          <table:table-cell table:formula="of:=MOD((2*[.A660]+[.C659]);(4*[.B659]+1))" office:value-type="float" office:value="2046.14185896739">
            <text:p>2046,14</text:p>
          </table:table-cell>
          <table:table-cell table:number-columns-repeated="5"/>
        </table:table-row>
        <table:table-row table:style-name="ro1">
          <table:table-cell table:formula="of:=[.A660]-(2*[.A660]+[.C660])/(8*[.B660]+1)" office:value-type="float" office:value="125.490141423221">
            <text:p>125,49</text:p>
          </table:table-cell>
          <table:table-cell table:formula="of:=[.B660]+1" office:value-type="float" office:value="655">
            <text:p>655</text:p>
          </table:table-cell>
          <table:table-cell table:formula="of:=MOD((2*[.A661]+[.C660]);(4*[.B660]+1))" office:value-type="float" office:value="2297.12214181384">
            <text:p>2297,12</text:p>
          </table:table-cell>
          <table:table-cell table:number-columns-repeated="5"/>
        </table:table-row>
        <table:table-row table:style-name="ro1">
          <table:table-cell table:formula="of:=[.A661]-(2*[.A661]+[.C661])/(8*[.B661]+1)" office:value-type="float" office:value="125.003955118192">
            <text:p>125</text:p>
          </table:table-cell>
          <table:table-cell table:formula="of:=[.B661]+1" office:value-type="float" office:value="656">
            <text:p>656</text:p>
          </table:table-cell>
          <table:table-cell table:formula="of:=MOD((2*[.A662]+[.C661]);(4*[.B661]+1))" office:value-type="float" office:value="2547.13005205022">
            <text:p>2547,13</text:p>
          </table:table-cell>
          <table:table-cell table:number-columns-repeated="5"/>
        </table:table-row>
        <table:table-row table:style-name="ro1">
          <table:table-cell table:formula="of:=[.A662]-(2*[.A662]+[.C662])/(8*[.B662]+1)" office:value-type="float" office:value="124.471065432101">
            <text:p>124,47</text:p>
          </table:table-cell>
          <table:table-cell table:formula="of:=[.B662]+1" office:value-type="float" office:value="657">
            <text:p>657</text:p>
          </table:table-cell>
          <table:table-cell table:formula="of:=MOD((2*[.A663]+[.C662]);(4*[.B662]+1))" office:value-type="float" office:value="171.072182914423">
            <text:p>171,07</text:p>
          </table:table-cell>
          <table:table-cell table:number-columns-repeated="5"/>
        </table:table-row>
        <table:table-row table:style-name="ro1">
          <table:table-cell table:formula="of:=[.A663]-(2*[.A663]+[.C663])/(8*[.B663]+1)" office:value-type="float" office:value="124.391169233932">
            <text:p>124,39</text:p>
          </table:table-cell>
          <table:table-cell table:formula="of:=[.B663]+1" office:value-type="float" office:value="658">
            <text:p>658</text:p>
          </table:table-cell>
          <table:table-cell table:formula="of:=MOD((2*[.A664]+[.C663]);(4*[.B663]+1))" office:value-type="float" office:value="419.854521382287">
            <text:p>419,85</text:p>
          </table:table-cell>
          <table:table-cell table:number-columns-repeated="5"/>
        </table:table-row>
        <table:table-row table:style-name="ro1">
          <table:table-cell table:formula="of:=[.A664]-(2*[.A664]+[.C664])/(8*[.B664]+1)" office:value-type="float" office:value="124.264172679354">
            <text:p>124,26</text:p>
          </table:table-cell>
          <table:table-cell table:formula="of:=[.B664]+1" office:value-type="float" office:value="659">
            <text:p>659</text:p>
          </table:table-cell>
          <table:table-cell table:formula="of:=MOD((2*[.A665]+[.C664]);(4*[.B664]+1))" office:value-type="float" office:value="668.382866740995">
            <text:p>668,38</text:p>
          </table:table-cell>
          <table:table-cell table:number-columns-repeated="5"/>
        </table:table-row>
        <table:table-row table:style-name="ro1">
          <table:table-cell table:formula="of:=[.A665]-(2*[.A665]+[.C665])/(8*[.B665]+1)" office:value-type="float" office:value="124.09028471954">
            <text:p>124,09</text:p>
          </table:table-cell>
          <table:table-cell table:formula="of:=[.B665]+1" office:value-type="float" office:value="660">
            <text:p>660</text:p>
          </table:table-cell>
          <table:table-cell table:formula="of:=MOD((2*[.A666]+[.C665]);(4*[.B665]+1))" office:value-type="float" office:value="916.563436180075">
            <text:p>916,56</text:p>
          </table:table-cell>
          <table:table-cell table:number-columns-repeated="5"/>
        </table:table-row>
        <table:table-row table:style-name="ro1">
          <table:table-cell table:formula="of:=[.A666]-(2*[.A666]+[.C666])/(8*[.B666]+1)" office:value-type="float" office:value="123.869731035462">
            <text:p>123,87</text:p>
          </table:table-cell>
          <table:table-cell table:formula="of:=[.B666]+1" office:value-type="float" office:value="661">
            <text:p>661</text:p>
          </table:table-cell>
          <table:table-cell table:formula="of:=MOD((2*[.A667]+[.C666]);(4*[.B666]+1))" office:value-type="float" office:value="1164.302898251">
            <text:p>1164,3</text:p>
          </table:table-cell>
          <table:table-cell table:number-columns-repeated="5"/>
        </table:table-row>
        <table:table-row table:style-name="ro1">
          <table:table-cell table:formula="of:=[.A667]-(2*[.A667]+[.C667])/(8*[.B667]+1)" office:value-type="float" office:value="123.602753845006">
            <text:p>123,6</text:p>
          </table:table-cell>
          <table:table-cell table:formula="of:=[.B667]+1" office:value-type="float" office:value="662">
            <text:p>662</text:p>
          </table:table-cell>
          <table:table-cell table:formula="of:=MOD((2*[.A668]+[.C667]);(4*[.B667]+1))" office:value-type="float" office:value="1411.50840594101">
            <text:p>1411,51</text:p>
          </table:table-cell>
          <table:table-cell table:number-columns-repeated="5"/>
        </table:table-row>
        <table:table-row table:style-name="ro1">
          <table:table-cell table:formula="of:=[.A668]-(2*[.A668]+[.C668])/(8*[.B668]+1)" office:value-type="float" office:value="123.289611705373">
            <text:p>123,29</text:p>
          </table:table-cell>
          <table:table-cell table:formula="of:=[.B668]+1" office:value-type="float" office:value="663">
            <text:p>663</text:p>
          </table:table-cell>
          <table:table-cell table:formula="of:=MOD((2*[.A669]+[.C668]);(4*[.B668]+1))" office:value-type="float" office:value="1658.08762935176">
            <text:p>1658,09</text:p>
          </table:table-cell>
          <table:table-cell table:number-columns-repeated="5"/>
        </table:table-row>
        <table:table-row table:style-name="ro1">
          <table:table-cell table:formula="of:=[.A669]-(2*[.A669]+[.C669])/(8*[.B669]+1)" office:value-type="float" office:value="122.930579310885">
            <text:p>122,93</text:p>
          </table:table-cell>
          <table:table-cell table:formula="of:=[.B669]+1" office:value-type="float" office:value="664">
            <text:p>664</text:p>
          </table:table-cell>
          <table:table-cell table:formula="of:=MOD((2*[.A670]+[.C669]);(4*[.B669]+1))" office:value-type="float" office:value="1903.94878797353">
            <text:p>1903,95</text:p>
          </table:table-cell>
          <table:table-cell table:number-columns-repeated="5"/>
        </table:table-row>
        <table:table-row table:style-name="ro1">
          <table:table-cell table:formula="of:=[.A670]-(2*[.A670]+[.C670])/(8*[.B670]+1)" office:value-type="float" office:value="122.525947286304">
            <text:p>122,53</text:p>
          </table:table-cell>
          <table:table-cell table:formula="of:=[.B670]+1" office:value-type="float" office:value="665">
            <text:p>665</text:p>
          </table:table-cell>
          <table:table-cell table:formula="of:=MOD((2*[.A671]+[.C670]);(4*[.B670]+1))" office:value-type="float" office:value="2149.00068254613">
            <text:p>2149</text:p>
          </table:table-cell>
          <table:table-cell table:number-columns-repeated="5"/>
        </table:table-row>
        <table:table-row table:style-name="ro1">
          <table:table-cell table:formula="of:=[.A671]-(2*[.A671]+[.C671])/(8*[.B671]+1)" office:value-type="float" office:value="122.076021975814">
            <text:p>122,08</text:p>
          </table:table-cell>
          <table:table-cell table:formula="of:=[.B671]+1" office:value-type="float" office:value="666">
            <text:p>666</text:p>
          </table:table-cell>
          <table:table-cell table:formula="of:=MOD((2*[.A672]+[.C671]);(4*[.B671]+1))" office:value-type="float" office:value="2393.15272649776">
            <text:p>2393,15</text:p>
          </table:table-cell>
          <table:table-cell table:number-columns-repeated="5"/>
        </table:table-row>
        <table:table-row table:style-name="ro1">
          <table:table-cell table:formula="of:=[.A672]-(2*[.A672]+[.C672])/(8*[.B672]+1)" office:value-type="float" office:value="121.581125227747">
            <text:p>121,58</text:p>
          </table:table-cell>
          <table:table-cell table:formula="of:=[.B672]+1" office:value-type="float" office:value="667">
            <text:p>667</text:p>
          </table:table-cell>
          <table:table-cell table:formula="of:=MOD((2*[.A673]+[.C672]);(4*[.B672]+1))" office:value-type="float" office:value="2636.31497695326">
            <text:p>2636,31</text:p>
          </table:table-cell>
          <table:table-cell table:number-columns-repeated="5"/>
        </table:table-row>
        <table:table-row table:style-name="ro1">
          <table:table-cell table:formula="of:=[.A673]-(2*[.A673]+[.C673])/(8*[.B673]+1)" office:value-type="float" office:value="121.041594175207">
            <text:p>121,04</text:p>
          </table:table-cell>
          <table:table-cell table:formula="of:=[.B673]+1" office:value-type="float" office:value="668">
            <text:p>668</text:p>
          </table:table-cell>
          <table:table-cell table:formula="of:=MOD((2*[.A674]+[.C673]);(4*[.B673]+1))" office:value-type="float" office:value="209.39816530367">
            <text:p>209,4</text:p>
          </table:table-cell>
          <table:table-cell table:number-columns-repeated="5"/>
        </table:table-row>
        <table:table-row table:style-name="ro1">
          <table:table-cell table:formula="of:=[.A674]-(2*[.A674]+[.C674])/(8*[.B674]+1)" office:value-type="float" office:value="120.957126195103">
            <text:p>120,96</text:p>
          </table:table-cell>
          <table:table-cell table:formula="of:=[.B674]+1" office:value-type="float" office:value="669">
            <text:p>669</text:p>
          </table:table-cell>
          <table:table-cell table:formula="of:=MOD((2*[.A675]+[.C674]);(4*[.B674]+1))" office:value-type="float" office:value="451.312417693876">
            <text:p>451,31</text:p>
          </table:table-cell>
          <table:table-cell table:number-columns-repeated="5"/>
        </table:table-row>
        <table:table-row table:style-name="ro1">
          <table:table-cell table:formula="of:=[.A675]-(2*[.A675]+[.C675])/(8*[.B675]+1)" office:value-type="float" office:value="120.827623734785">
            <text:p>120,83</text:p>
          </table:table-cell>
          <table:table-cell table:formula="of:=[.B675]+1" office:value-type="float" office:value="670">
            <text:p>670</text:p>
          </table:table-cell>
          <table:table-cell table:formula="of:=MOD((2*[.A676]+[.C675]);(4*[.B675]+1))" office:value-type="float" office:value="692.967665163445">
            <text:p>692,97</text:p>
          </table:table-cell>
          <table:table-cell table:number-columns-repeated="5"/>
        </table:table-row>
        <table:table-row table:style-name="ro1">
          <table:table-cell table:formula="of:=[.A676]-(2*[.A676]+[.C676])/(8*[.B676]+1)" office:value-type="float" office:value="120.653286314036">
            <text:p>120,65</text:p>
          </table:table-cell>
          <table:table-cell table:formula="of:=[.B676]+1" office:value-type="float" office:value="671">
            <text:p>671</text:p>
          </table:table-cell>
          <table:table-cell table:formula="of:=MOD((2*[.A677]+[.C676]);(4*[.B676]+1))" office:value-type="float" office:value="934.274237791517">
            <text:p>934,27</text:p>
          </table:table-cell>
          <table:table-cell table:number-columns-repeated="5"/>
        </table:table-row>
        <table:table-row table:style-name="ro1">
          <table:table-cell table:formula="of:=[.A677]-(2*[.A677]+[.C677])/(8*[.B677]+1)" office:value-type="float" office:value="120.434329187864">
            <text:p>120,43</text:p>
          </table:table-cell>
          <table:table-cell table:formula="of:=[.B677]+1" office:value-type="float" office:value="672">
            <text:p>672</text:p>
          </table:table-cell>
          <table:table-cell table:formula="of:=MOD((2*[.A678]+[.C677]);(4*[.B677]+1))" office:value-type="float" office:value="1175.14289616724">
            <text:p>1175,14</text:p>
          </table:table-cell>
          <table:table-cell table:number-columns-repeated="5"/>
        </table:table-row>
        <table:table-row table:style-name="ro1">
          <table:table-cell table:formula="of:=[.A678]-(2*[.A678]+[.C678])/(8*[.B678]+1)" office:value-type="float" office:value="120.170983166933">
            <text:p>120,17</text:p>
          </table:table-cell>
          <table:table-cell table:formula="of:=[.B678]+1" office:value-type="float" office:value="673">
            <text:p>673</text:p>
          </table:table-cell>
          <table:table-cell table:formula="of:=MOD((2*[.A679]+[.C678]);(4*[.B678]+1))" office:value-type="float" office:value="1415.48486250111">
            <text:p>1415,48</text:p>
          </table:table-cell>
          <table:table-cell table:number-columns-repeated="5"/>
        </table:table-row>
        <table:table-row table:style-name="ro1">
          <table:table-cell table:formula="of:=[.A679]-(2*[.A679]+[.C679])/(8*[.B679]+1)" office:value-type="float" office:value="119.86349443363">
            <text:p>119,86</text:p>
          </table:table-cell>
          <table:table-cell table:formula="of:=[.B679]+1" office:value-type="float" office:value="674">
            <text:p>674</text:p>
          </table:table-cell>
          <table:table-cell table:formula="of:=MOD((2*[.A680]+[.C679]);(4*[.B679]+1))" office:value-type="float" office:value="1655.21185136837">
            <text:p>1655,21</text:p>
          </table:table-cell>
          <table:table-cell table:number-columns-repeated="5"/>
        </table:table-row>
        <table:table-row table:style-name="ro1">
          <table:table-cell table:formula="of:=[.A680]-(2*[.A680]+[.C680])/(8*[.B680]+1)" office:value-type="float" office:value="119.512124353854">
            <text:p>119,51</text:p>
          </table:table-cell>
          <table:table-cell table:formula="of:=[.B680]+1" office:value-type="float" office:value="675">
            <text:p>675</text:p>
          </table:table-cell>
          <table:table-cell table:formula="of:=MOD((2*[.A681]+[.C680]);(4*[.B680]+1))" office:value-type="float" office:value="1894.23610007608">
            <text:p>1894,24</text:p>
          </table:table-cell>
          <table:table-cell table:number-columns-repeated="5"/>
        </table:table-row>
        <table:table-row table:style-name="ro1">
          <table:table-cell table:formula="of:=[.A681]-(2*[.A681]+[.C681])/(8*[.B681]+1)" office:value-type="float" office:value="119.117149284647">
            <text:p>119,12</text:p>
          </table:table-cell>
          <table:table-cell table:formula="of:=[.B681]+1" office:value-type="float" office:value="676">
            <text:p>676</text:p>
          </table:table-cell>
          <table:table-cell table:formula="of:=MOD((2*[.A682]+[.C681]);(4*[.B681]+1))" office:value-type="float" office:value="2132.47039864537">
            <text:p>2132,47</text:p>
          </table:table-cell>
          <table:table-cell table:number-columns-repeated="5"/>
        </table:table-row>
        <table:table-row table:style-name="ro1">
          <table:table-cell table:formula="of:=[.A682]-(2*[.A682]+[.C682])/(8*[.B682]+1)" office:value-type="float" office:value="118.678860377786">
            <text:p>118,68</text:p>
          </table:table-cell>
          <table:table-cell table:formula="of:=[.B682]+1" office:value-type="float" office:value="677">
            <text:p>677</text:p>
          </table:table-cell>
          <table:table-cell table:formula="of:=MOD((2*[.A683]+[.C682]);(4*[.B682]+1))" office:value-type="float" office:value="2369.82811940095">
            <text:p>2369,83</text:p>
          </table:table-cell>
          <table:table-cell table:number-columns-repeated="5"/>
        </table:table-row>
        <table:table-row table:style-name="ro1">
          <table:table-cell table:formula="of:=[.A683]-(2*[.A683]+[.C683])/(8*[.B683]+1)" office:value-type="float" office:value="118.197563379418">
            <text:p>118,2</text:p>
          </table:table-cell>
          <table:table-cell table:formula="of:=[.B683]+1" office:value-type="float" office:value="678">
            <text:p>678</text:p>
          </table:table-cell>
          <table:table-cell table:formula="of:=MOD((2*[.A684]+[.C683]);(4*[.B683]+1))" office:value-type="float" office:value="2606.22324615978">
            <text:p>2606,22</text:p>
          </table:table-cell>
          <table:table-cell table:number-columns-repeated="5"/>
        </table:table-row>
        <table:table-row table:style-name="ro1">
          <table:table-cell table:formula="of:=[.A684]-(2*[.A684]+[.C684])/(8*[.B684]+1)" office:value-type="float" office:value="117.673578425885">
            <text:p>117,67</text:p>
          </table:table-cell>
          <table:table-cell table:formula="of:=[.B684]+1" office:value-type="float" office:value="679">
            <text:p>679</text:p>
          </table:table-cell>
          <table:table-cell table:formula="of:=MOD((2*[.A685]+[.C684]);(4*[.B684]+1))" office:value-type="float" office:value="128.570403011551">
            <text:p>128,57</text:p>
          </table:table-cell>
          <table:table-cell table:number-columns-repeated="5"/>
        </table:table-row>
        <table:table-row table:style-name="ro1">
          <table:table-cell table:formula="of:=[.A685]-(2*[.A685]+[.C685])/(8*[.B685]+1)" office:value-type="float" office:value="117.606595624511">
            <text:p>117,61</text:p>
          </table:table-cell>
          <table:table-cell table:formula="of:=[.B685]+1" office:value-type="float" office:value="680">
            <text:p>680</text:p>
          </table:table-cell>
          <table:table-cell table:formula="of:=MOD((2*[.A686]+[.C685]);(4*[.B685]+1))" office:value-type="float" office:value="363.783594260574">
            <text:p>363,78</text:p>
          </table:table-cell>
          <table:table-cell table:number-columns-repeated="5"/>
        </table:table-row>
        <table:table-row table:style-name="ro1">
          <table:table-cell table:formula="of:=[.A686]-(2*[.A686]+[.C686])/(8*[.B686]+1)" office:value-type="float" office:value="117.496506158327">
            <text:p>117,5</text:p>
          </table:table-cell>
          <table:table-cell table:formula="of:=[.B686]+1" office:value-type="float" office:value="681">
            <text:p>681</text:p>
          </table:table-cell>
          <table:table-cell table:formula="of:=MOD((2*[.A687]+[.C686]);(4*[.B686]+1))" office:value-type="float" office:value="598.776606577227">
            <text:p>598,78</text:p>
          </table:table-cell>
          <table:table-cell table:number-columns-repeated="5"/>
        </table:table-row>
        <table:table-row table:style-name="ro1">
          <table:table-cell table:formula="of:=[.A687]-(2*[.A687]+[.C687])/(8*[.B687]+1)" office:value-type="float" office:value="117.343492831314">
            <text:p>117,34</text:p>
          </table:table-cell>
          <table:table-cell table:formula="of:=[.B687]+1" office:value-type="float" office:value="682">
            <text:p>682</text:p>
          </table:table-cell>
          <table:table-cell table:formula="of:=MOD((2*[.A688]+[.C687]);(4*[.B687]+1))" office:value-type="float" office:value="833.463592239855">
            <text:p>833,46</text:p>
          </table:table-cell>
          <table:table-cell table:number-columns-repeated="5"/>
        </table:table-row>
        <table:table-row table:style-name="ro1">
          <table:table-cell table:formula="of:=[.A688]-(2*[.A688]+[.C688])/(8*[.B688]+1)" office:value-type="float" office:value="117.14775330815">
            <text:p>117,15</text:p>
          </table:table-cell>
          <table:table-cell table:formula="of:=[.B688]+1" office:value-type="float" office:value="683">
            <text:p>683</text:p>
          </table:table-cell>
          <table:table-cell table:formula="of:=MOD((2*[.A689]+[.C688]);(4*[.B688]+1))" office:value-type="float" office:value="1067.75909885616">
            <text:p>1067,76</text:p>
          </table:table-cell>
          <table:table-cell table:number-columns-repeated="5"/>
        </table:table-row>
        <table:table-row table:style-name="ro1">
          <table:table-cell table:formula="of:=[.A689]-(2*[.A689]+[.C689])/(8*[.B689]+1)" office:value-type="float" office:value="116.909499949418">
            <text:p>116,91</text:p>
          </table:table-cell>
          <table:table-cell table:formula="of:=[.B689]+1" office:value-type="float" office:value="684">
            <text:p>684</text:p>
          </table:table-cell>
          <table:table-cell table:formula="of:=MOD((2*[.A690]+[.C689]);(4*[.B689]+1))" office:value-type="float" office:value="1301.57809875499">
            <text:p>1301,58</text:p>
          </table:table-cell>
          <table:table-cell table:number-columns-repeated="5"/>
        </table:table-row>
        <table:table-row table:style-name="ro1">
          <table:table-cell table:formula="of:=[.A690]-(2*[.A690]+[.C690])/(8*[.B690]+1)" office:value-type="float" office:value="116.628959642703">
            <text:p>116,63</text:p>
          </table:table-cell>
          <table:table-cell table:formula="of:=[.B690]+1" office:value-type="float" office:value="685">
            <text:p>685</text:p>
          </table:table-cell>
          <table:table-cell table:formula="of:=MOD((2*[.A691]+[.C690]);(4*[.B690]+1))" office:value-type="float" office:value="1534.8360180404">
            <text:p>1534,84</text:p>
          </table:table-cell>
          <table:table-cell table:number-columns-repeated="5"/>
        </table:table-row>
        <table:table-row table:style-name="ro1">
          <table:table-cell table:formula="of:=[.A691]-(2*[.A691]+[.C691])/(8*[.B691]+1)" office:value-type="float" office:value="116.306373629689">
            <text:p>116,31</text:p>
          </table:table-cell>
          <table:table-cell table:formula="of:=[.B691]+1" office:value-type="float" office:value="686">
            <text:p>686</text:p>
          </table:table-cell>
          <table:table-cell table:formula="of:=MOD((2*[.A692]+[.C691]);(4*[.B691]+1))" office:value-type="float" office:value="1767.44876529977">
            <text:p>1767,45</text:p>
          </table:table-cell>
          <table:table-cell table:number-columns-repeated="5"/>
        </table:table-row>
        <table:table-row table:style-name="ro1">
          <table:table-cell table:formula="of:=[.A692]-(2*[.A692]+[.C692])/(8*[.B692]+1)" office:value-type="float" office:value="115.941997329351">
            <text:p>115,94</text:p>
          </table:table-cell>
          <table:table-cell table:formula="of:=[.B692]+1" office:value-type="float" office:value="687">
            <text:p>687</text:p>
          </table:table-cell>
          <table:table-cell table:formula="of:=MOD((2*[.A693]+[.C692]);(4*[.B692]+1))" office:value-type="float" office:value="1999.33275995848">
            <text:p>1999,33</text:p>
          </table:table-cell>
          <table:table-cell table:number-columns-repeated="5"/>
        </table:table-row>
        <table:table-row table:style-name="ro1">
          <table:table-cell table:formula="of:=[.A693]-(2*[.A693]+[.C693])/(8*[.B693]+1)" office:value-type="float" office:value="115.536100157326">
            <text:p>115,54</text:p>
          </table:table-cell>
          <table:table-cell table:formula="of:=[.B693]+1" office:value-type="float" office:value="688">
            <text:p>688</text:p>
          </table:table-cell>
          <table:table-cell table:formula="of:=MOD((2*[.A694]+[.C693]);(4*[.B693]+1))" office:value-type="float" office:value="2230.40496027313">
            <text:p>2230,4</text:p>
          </table:table-cell>
          <table:table-cell table:number-columns-repeated="5"/>
        </table:table-row>
        <table:table-row table:style-name="ro1">
          <table:table-cell table:formula="of:=[.A694]-(2*[.A694]+[.C694])/(8*[.B694]+1)" office:value-type="float" office:value="115.088965341597">
            <text:p>115,09</text:p>
          </table:table-cell>
          <table:table-cell table:formula="of:=[.B694]+1" office:value-type="float" office:value="689">
            <text:p>689</text:p>
          </table:table-cell>
          <table:table-cell table:formula="of:=MOD((2*[.A695]+[.C694]);(4*[.B694]+1))" office:value-type="float" office:value="2460.58289095632">
            <text:p>2460,58</text:p>
          </table:table-cell>
          <table:table-cell table:number-columns-repeated="5"/>
        </table:table-row>
        <table:table-row table:style-name="ro1">
          <table:table-cell table:formula="of:=[.A695]-(2*[.A695]+[.C695])/(8*[.B695]+1)" office:value-type="float" office:value="114.600889734552">
            <text:p>114,6</text:p>
          </table:table-cell>
          <table:table-cell table:formula="of:=[.B695]+1" office:value-type="float" office:value="690">
            <text:p>690</text:p>
          </table:table-cell>
          <table:table-cell table:formula="of:=MOD((2*[.A696]+[.C695]);(4*[.B695]+1))" office:value-type="float" office:value="2689.78467042543">
            <text:p>2689,78</text:p>
          </table:table-cell>
          <table:table-cell table:number-columns-repeated="5"/>
        </table:table-row>
        <table:table-row table:style-name="ro1">
          <table:table-cell table:formula="of:=[.A696]-(2*[.A696]+[.C696])/(8*[.B696]+1)" office:value-type="float" office:value="114.072183621548">
            <text:p>114,07</text:p>
          </table:table-cell>
          <table:table-cell table:formula="of:=[.B696]+1" office:value-type="float" office:value="691">
            <text:p>691</text:p>
          </table:table-cell>
          <table:table-cell table:formula="of:=MOD((2*[.A697]+[.C696]);(4*[.B696]+1))" office:value-type="float" office:value="156.929037668524">
            <text:p>156,93</text:p>
          </table:table-cell>
          <table:table-cell table:number-columns-repeated="5"/>
        </table:table-row>
        <table:table-row table:style-name="ro1">
          <table:table-cell table:formula="of:=[.A697]-(2*[.A697]+[.C697])/(8*[.B697]+1)" office:value-type="float" office:value="114.002537500204">
            <text:p>114</text:p>
          </table:table-cell>
          <table:table-cell table:formula="of:=[.B697]+1" office:value-type="float" office:value="692">
            <text:p>692</text:p>
          </table:table-cell>
          <table:table-cell table:formula="of:=MOD((2*[.A698]+[.C697]);(4*[.B697]+1))" office:value-type="float" office:value="384.934112668933">
            <text:p>384,93</text:p>
          </table:table-cell>
          <table:table-cell table:number-columns-repeated="5"/>
        </table:table-row>
        <table:table-row table:style-name="ro1">
          <table:table-cell table:formula="of:=[.A698]-(2*[.A698]+[.C698])/(8*[.B698]+1)" office:value-type="float" office:value="113.891838712473">
            <text:p>113,89</text:p>
          </table:table-cell>
          <table:table-cell table:formula="of:=[.B698]+1" office:value-type="float" office:value="693">
            <text:p>693</text:p>
          </table:table-cell>
          <table:table-cell table:formula="of:=MOD((2*[.A699]+[.C698]);(4*[.B698]+1))" office:value-type="float" office:value="612.717790093878">
            <text:p>612,72</text:p>
          </table:table-cell>
          <table:table-cell table:number-columns-repeated="5"/>
        </table:table-row>
        <table:table-row table:style-name="ro1">
          <table:table-cell table:formula="of:=[.A699]-(2*[.A699]+[.C699])/(8*[.B699]+1)" office:value-type="float" office:value="113.74026044962">
            <text:p>113,74</text:p>
          </table:table-cell>
          <table:table-cell table:formula="of:=[.B699]+1" office:value-type="float" office:value="694">
            <text:p>694</text:p>
          </table:table-cell>
          <table:table-cell table:formula="of:=MOD((2*[.A700]+[.C699]);(4*[.B699]+1))" office:value-type="float" office:value="840.198310993118">
            <text:p>840,2</text:p>
          </table:table-cell>
          <table:table-cell table:number-columns-repeated="5"/>
        </table:table-row>
        <table:table-row table:style-name="ro1">
          <table:table-cell table:formula="of:=[.A700]-(2*[.A700]+[.C700])/(8*[.B700]+1)" office:value-type="float" office:value="113.547989815388">
            <text:p>113,55</text:p>
          </table:table-cell>
          <table:table-cell table:formula="of:=[.B700]+1" office:value-type="float" office:value="695">
            <text:p>695</text:p>
          </table:table-cell>
          <table:table-cell table:formula="of:=MOD((2*[.A701]+[.C700]);(4*[.B700]+1))" office:value-type="float" office:value="1067.29429062389">
            <text:p>1067,29</text:p>
          </table:table-cell>
          <table:table-cell table:number-columns-repeated="5"/>
        </table:table-row>
        <table:table-row table:style-name="ro1">
          <table:table-cell table:formula="of:=[.A701]-(2*[.A701]+[.C701])/(8*[.B701]+1)" office:value-type="float" office:value="113.315227673641">
            <text:p>113,32</text:p>
          </table:table-cell>
          <table:table-cell table:formula="of:=[.B701]+1" office:value-type="float" office:value="696">
            <text:p>696</text:p>
          </table:table-cell>
          <table:table-cell table:formula="of:=MOD((2*[.A702]+[.C701]);(4*[.B701]+1))" office:value-type="float" office:value="1293.92474597117">
            <text:p>1293,92</text:p>
          </table:table-cell>
          <table:table-cell table:number-columns-repeated="5"/>
        </table:table-row>
        <table:table-row table:style-name="ro1">
          <table:table-cell table:formula="of:=[.A702]-(2*[.A702]+[.C702])/(8*[.B702]+1)" office:value-type="float" office:value="113.042188492222">
            <text:p>113,04</text:p>
          </table:table-cell>
          <table:table-cell table:formula="of:=[.B702]+1" office:value-type="float" office:value="697">
            <text:p>697</text:p>
          </table:table-cell>
          <table:table-cell table:formula="of:=MOD((2*[.A703]+[.C702]);(4*[.B702]+1))" office:value-type="float" office:value="1520.00912295562">
            <text:p>1520,01</text:p>
          </table:table-cell>
          <table:table-cell table:number-columns-repeated="5"/>
        </table:table-row>
        <table:table-row table:style-name="ro1">
          <table:table-cell table:formula="of:=[.A703]-(2*[.A703]+[.C703])/(8*[.B703]+1)" office:value-type="float" office:value="112.729100183106">
            <text:p>112,73</text:p>
          </table:table-cell>
          <table:table-cell table:formula="of:=[.B703]+1" office:value-type="float" office:value="698">
            <text:p>698</text:p>
          </table:table-cell>
          <table:table-cell table:formula="of:=MOD((2*[.A704]+[.C703]);(4*[.B703]+1))" office:value-type="float" office:value="1745.46732332183">
            <text:p>1745,47</text:p>
          </table:table-cell>
          <table:table-cell table:number-columns-repeated="5"/>
        </table:table-row>
        <table:table-row table:style-name="ro1">
          <table:table-cell table:formula="of:=[.A704]-(2*[.A704]+[.C704])/(8*[.B704]+1)" office:value-type="float" office:value="112.376203938937">
            <text:p>112,38</text:p>
          </table:table-cell>
          <table:table-cell table:formula="of:=[.B704]+1" office:value-type="float" office:value="699">
            <text:p>699</text:p>
          </table:table-cell>
          <table:table-cell table:formula="of:=MOD((2*[.A705]+[.C704]);(4*[.B704]+1))" office:value-type="float" office:value="1970.21973119971">
            <text:p>1970,22</text:p>
          </table:table-cell>
          <table:table-cell table:number-columns-repeated="5"/>
        </table:table-row>
        <table:table-row table:style-name="ro1">
          <table:table-cell table:formula="of:=[.A705]-(2*[.A705]+[.C705])/(8*[.B705]+1)" office:value-type="float" office:value="111.983754066046">
            <text:p>111,98</text:p>
          </table:table-cell>
          <table:table-cell table:formula="of:=[.B705]+1" office:value-type="float" office:value="700">
            <text:p>700</text:p>
          </table:table-cell>
          <table:table-cell table:formula="of:=MOD((2*[.A706]+[.C705]);(4*[.B705]+1))" office:value-type="float" office:value="2194.1872393318">
            <text:p>2194,19</text:p>
          </table:table-cell>
          <table:table-cell table:number-columns-repeated="5"/>
        </table:table-row>
        <table:table-row table:style-name="ro1">
          <table:table-cell table:formula="of:=[.A706]-(2*[.A706]+[.C706])/(8*[.B706]+1)" office:value-type="float" office:value="111.552017814044">
            <text:p>111,55</text:p>
          </table:table-cell>
          <table:table-cell table:formula="of:=[.B706]+1" office:value-type="float" office:value="701">
            <text:p>701</text:p>
          </table:table-cell>
          <table:table-cell table:formula="of:=MOD((2*[.A707]+[.C706]);(4*[.B706]+1))" office:value-type="float" office:value="2417.29127495988">
            <text:p>2417,29</text:p>
          </table:table-cell>
          <table:table-cell table:number-columns-repeated="5"/>
        </table:table-row>
        <table:table-row table:style-name="ro1">
          <table:table-cell table:formula="of:=[.A707]-(2*[.A707]+[.C707])/(8*[.B707]+1)" office:value-type="float" office:value="111.081275202065">
            <text:p>111,08</text:p>
          </table:table-cell>
          <table:table-cell table:formula="of:=[.B707]+1" office:value-type="float" office:value="702">
            <text:p>702</text:p>
          </table:table-cell>
          <table:table-cell table:formula="of:=MOD((2*[.A708]+[.C707]);(4*[.B707]+1))" office:value-type="float" office:value="2639.45382536401">
            <text:p>2639,45</text:p>
          </table:table-cell>
          <table:table-cell table:number-columns-repeated="5"/>
        </table:table-row>
        <table:table-row table:style-name="ro1">
          <table:table-cell table:formula="of:=[.A708]-(2*[.A708]+[.C708])/(8*[.B708]+1)" office:value-type="float" office:value="110.571818841772">
            <text:p>110,57</text:p>
          </table:table-cell>
          <table:table-cell table:formula="of:=[.B708]+1" office:value-type="float" office:value="703">
            <text:p>703</text:p>
          </table:table-cell>
          <table:table-cell table:formula="of:=MOD((2*[.A709]+[.C708]);(4*[.B708]+1))" office:value-type="float" office:value="51.5974630475585">
            <text:p>51,6</text:p>
          </table:table-cell>
          <table:table-cell table:number-columns-repeated="5"/>
        </table:table-row>
        <table:table-row table:style-name="ro1">
          <table:table-cell table:formula="of:=[.A709]-(2*[.A709]+[.C709])/(8*[.B709]+1)" office:value-type="float" office:value="110.523331534975">
            <text:p>110,52</text:p>
          </table:table-cell>
          <table:table-cell table:formula="of:=[.B709]+1" office:value-type="float" office:value="704">
            <text:p>704</text:p>
          </table:table-cell>
          <table:table-cell table:formula="of:=MOD((2*[.A710]+[.C709]);(4*[.B709]+1))" office:value-type="float" office:value="272.644126117509">
            <text:p>272,64</text:p>
          </table:table-cell>
          <table:table-cell table:number-columns-repeated="5"/>
        </table:table-row>
        <table:table-row table:style-name="ro1">
          <table:table-cell table:formula="of:=[.A710]-(2*[.A710]+[.C710])/(8*[.B710]+1)" office:value-type="float" office:value="110.435688930823">
            <text:p>110,44</text:p>
          </table:table-cell>
          <table:table-cell table:formula="of:=[.B710]+1" office:value-type="float" office:value="705">
            <text:p>705</text:p>
          </table:table-cell>
          <table:table-cell table:formula="of:=MOD((2*[.A711]+[.C710]);(4*[.B710]+1))" office:value-type="float" office:value="493.515503979155">
            <text:p>493,52</text:p>
          </table:table-cell>
          <table:table-cell table:number-columns-repeated="5"/>
        </table:table-row>
        <table:table-row table:style-name="ro1">
          <table:table-cell table:formula="of:=[.A711]-(2*[.A711]+[.C711])/(8*[.B711]+1)" office:value-type="float" office:value="110.309047044307">
            <text:p>110,31</text:p>
          </table:table-cell>
          <table:table-cell table:formula="of:=[.B711]+1" office:value-type="float" office:value="706">
            <text:p>706</text:p>
          </table:table-cell>
          <table:table-cell table:formula="of:=MOD((2*[.A712]+[.C711]);(4*[.B711]+1))" office:value-type="float" office:value="714.133598067768">
            <text:p>714,13</text:p>
          </table:table-cell>
          <table:table-cell table:number-columns-repeated="5"/>
        </table:table-row>
        <table:table-row table:style-name="ro1">
          <table:table-cell table:formula="of:=[.A712]-(2*[.A712]+[.C712])/(8*[.B712]+1)" office:value-type="float" office:value="110.143574979843">
            <text:p>110,14</text:p>
          </table:table-cell>
          <table:table-cell table:formula="of:=[.B712]+1" office:value-type="float" office:value="707">
            <text:p>707</text:p>
          </table:table-cell>
          <table:table-cell table:formula="of:=MOD((2*[.A713]+[.C712]);(4*[.B712]+1))" office:value-type="float" office:value="934.420748027453">
            <text:p>934,42</text:p>
          </table:table-cell>
          <table:table-cell table:number-columns-repeated="5"/>
        </table:table-row>
        <table:table-row table:style-name="ro1">
          <table:table-cell table:formula="of:=[.A713]-(2*[.A713]+[.C713])/(8*[.B713]+1)" office:value-type="float" office:value="109.93945479282">
            <text:p>109,94</text:p>
          </table:table-cell>
          <table:table-cell table:formula="of:=[.B713]+1" office:value-type="float" office:value="708">
            <text:p>708</text:p>
          </table:table-cell>
          <table:table-cell table:formula="of:=MOD((2*[.A714]+[.C713]);(4*[.B713]+1))" office:value-type="float" office:value="1154.29965761309">
            <text:p>1154,3</text:p>
          </table:table-cell>
          <table:table-cell table:number-columns-repeated="5"/>
        </table:table-row>
        <table:table-row table:style-name="ro1">
          <table:table-cell table:formula="of:=[.A714]-(2*[.A714]+[.C714])/(8*[.B714]+1)" office:value-type="float" office:value="109.696881347595">
            <text:p>109,7</text:p>
          </table:table-cell>
          <table:table-cell table:formula="of:=[.B714]+1" office:value-type="float" office:value="709">
            <text:p>709</text:p>
          </table:table-cell>
          <table:table-cell table:formula="of:=MOD((2*[.A715]+[.C714]);(4*[.B714]+1))" office:value-type="float" office:value="1373.69342030828">
            <text:p>1373,69</text:p>
          </table:table-cell>
          <table:table-cell table:number-columns-repeated="5"/>
        </table:table-row>
        <table:table-row table:style-name="ro1">
          <table:table-cell table:formula="of:=[.A715]-(2*[.A715]+[.C715])/(8*[.B715]+1)" office:value-type="float" office:value="109.416062172026">
            <text:p>109,42</text:p>
          </table:table-cell>
          <table:table-cell table:formula="of:=[.B715]+1" office:value-type="float" office:value="710">
            <text:p>710</text:p>
          </table:table-cell>
          <table:table-cell table:formula="of:=MOD((2*[.A716]+[.C715]);(4*[.B715]+1))" office:value-type="float" office:value="1592.52554465234">
            <text:p>1592,53</text:p>
          </table:table-cell>
          <table:table-cell table:number-columns-repeated="5"/>
        </table:table-row>
        <table:table-row table:style-name="ro1">
          <table:table-cell table:formula="of:=[.A716]-(2*[.A716]+[.C716])/(8*[.B716]+1)" office:value-type="float" office:value="109.097217308622">
            <text:p>109,1</text:p>
          </table:table-cell>
          <table:table-cell table:formula="of:=[.B716]+1" office:value-type="float" office:value="711">
            <text:p>711</text:p>
          </table:table-cell>
          <table:table-cell table:formula="of:=MOD((2*[.A717]+[.C716]);(4*[.B716]+1))" office:value-type="float" office:value="1810.71997926958">
            <text:p>1810,72</text:p>
          </table:table-cell>
          <table:table-cell table:number-columns-repeated="5"/>
        </table:table-row>
        <table:table-row table:style-name="ro1">
          <table:table-cell table:formula="of:=[.A717]-(2*[.A717]+[.C717])/(8*[.B717]+1)" office:value-type="float" office:value="108.740579162395">
            <text:p>108,74</text:p>
          </table:table-cell>
          <table:table-cell table:formula="of:=[.B717]+1" office:value-type="float" office:value="712">
            <text:p>712</text:p>
          </table:table-cell>
          <table:table-cell table:formula="of:=MOD((2*[.A718]+[.C717]);(4*[.B717]+1))" office:value-type="float" office:value="2028.20113759437">
            <text:p>2028,2</text:p>
          </table:table-cell>
          <table:table-cell table:number-columns-repeated="5"/>
        </table:table-row>
        <table:table-row table:style-name="ro1">
          <table:table-cell table:formula="of:=[.A718]-(2*[.A718]+[.C718])/(8*[.B718]+1)" office:value-type="float" office:value="108.346392345488">
            <text:p>108,35</text:p>
          </table:table-cell>
          <table:table-cell table:formula="of:=[.B718]+1" office:value-type="float" office:value="713">
            <text:p>713</text:p>
          </table:table-cell>
          <table:table-cell table:formula="of:=MOD((2*[.A719]+[.C718]);(4*[.B718]+1))" office:value-type="float" office:value="2244.89392228535">
            <text:p>2244,89</text:p>
          </table:table-cell>
          <table:table-cell table:number-columns-repeated="5"/>
        </table:table-row>
        <table:table-row table:style-name="ro1">
          <table:table-cell table:formula="of:=[.A719]-(2*[.A719]+[.C719])/(8*[.B719]+1)" office:value-type="float" office:value="107.914913518674">
            <text:p>107,91</text:p>
          </table:table-cell>
          <table:table-cell table:formula="of:=[.B719]+1" office:value-type="float" office:value="714">
            <text:p>714</text:p>
          </table:table-cell>
          <table:table-cell table:formula="of:=MOD((2*[.A720]+[.C719]);(4*[.B719]+1))" office:value-type="float" office:value="2460.72374932269">
            <text:p>2460,72</text:p>
          </table:table-cell>
          <table:table-cell table:number-columns-repeated="5"/>
        </table:table-row>
        <table:table-row table:style-name="ro1">
          <table:table-cell table:formula="of:=[.A720]-(2*[.A720]+[.C720])/(8*[.B720]+1)" office:value-type="float" office:value="107.446411229796">
            <text:p>107,45</text:p>
          </table:table-cell>
          <table:table-cell table:formula="of:=[.B720]+1" office:value-type="float" office:value="715">
            <text:p>715</text:p>
          </table:table-cell>
          <table:table-cell table:formula="of:=MOD((2*[.A721]+[.C720]);(4*[.B720]+1))" office:value-type="float" office:value="2675.61657178229">
            <text:p>2675,62</text:p>
          </table:table-cell>
          <table:table-cell table:number-columns-repeated="5"/>
        </table:table-row>
        <table:table-row table:style-name="ro1">
          <table:table-cell table:formula="of:=[.A721]-(2*[.A721]+[.C721])/(8*[.B721]+1)" office:value-type="float" office:value="106.941165749243">
            <text:p>106,94</text:p>
          </table:table-cell>
          <table:table-cell table:formula="of:=[.B721]+1" office:value-type="float" office:value="716">
            <text:p>716</text:p>
          </table:table-cell>
          <table:table-cell table:formula="of:=MOD((2*[.A722]+[.C721]);(4*[.B721]+1))" office:value-type="float" office:value="28.4989032807721">
            <text:p>28,5</text:p>
          </table:table-cell>
          <table:table-cell table:number-columns-repeated="5"/>
        </table:table-row>
        <table:table-row table:style-name="ro1">
          <table:table-cell table:formula="of:=[.A722]-(2*[.A722]+[.C722])/(8*[.B722]+1)" office:value-type="float" office:value="106.898857975674">
            <text:p>106,9</text:p>
          </table:table-cell>
          <table:table-cell table:formula="of:=[.B722]+1" office:value-type="float" office:value="717">
            <text:p>717</text:p>
          </table:table-cell>
          <table:table-cell table:formula="of:=MOD((2*[.A723]+[.C722]);(4*[.B722]+1))" office:value-type="float" office:value="242.296619232119">
            <text:p>242,3</text:p>
          </table:table-cell>
          <table:table-cell table:number-columns-repeated="5"/>
        </table:table-row>
        <table:table-row table:style-name="ro1">
          <table:table-cell table:formula="of:=[.A723]-(2*[.A723]+[.C723])/(8*[.B723]+1)" office:value-type="float" office:value="106.819357481481">
            <text:p>106,82</text:p>
          </table:table-cell>
          <table:table-cell table:formula="of:=[.B723]+1" office:value-type="float" office:value="718">
            <text:p>718</text:p>
          </table:table-cell>
          <table:table-cell table:formula="of:=MOD((2*[.A724]+[.C723]);(4*[.B723]+1))" office:value-type="float" office:value="455.935334195081">
            <text:p>455,94</text:p>
          </table:table-cell>
          <table:table-cell table:number-columns-repeated="5"/>
        </table:table-row>
        <table:table-row table:style-name="ro1">
          <table:table-cell table:formula="of:=[.A724]-(2*[.A724]+[.C724])/(8*[.B724]+1)" office:value-type="float" office:value="106.702808473795">
            <text:p>106,7</text:p>
          </table:table-cell>
          <table:table-cell table:formula="of:=[.B724]+1" office:value-type="float" office:value="719">
            <text:p>719</text:p>
          </table:table-cell>
          <table:table-cell table:formula="of:=MOD((2*[.A725]+[.C724]);(4*[.B724]+1))" office:value-type="float" office:value="669.34095114267">
            <text:p>669,34</text:p>
          </table:table-cell>
          <table:table-cell table:number-columns-repeated="5"/>
        </table:table-row>
        <table:table-row table:style-name="ro1">
          <table:table-cell table:formula="of:=[.A725]-(2*[.A725]+[.C725])/(8*[.B725]+1)" office:value-type="float" office:value="106.549367387737">
            <text:p>106,55</text:p>
          </table:table-cell>
          <table:table-cell table:formula="of:=[.B725]+1" office:value-type="float" office:value="720">
            <text:p>720</text:p>
          </table:table-cell>
          <table:table-cell table:formula="of:=MOD((2*[.A726]+[.C725]);(4*[.B725]+1))" office:value-type="float" office:value="882.439685918144">
            <text:p>882,44</text:p>
          </table:table-cell>
          <table:table-cell table:number-columns-repeated="5"/>
        </table:table-row>
        <table:table-row table:style-name="ro1">
          <table:table-cell table:formula="of:=[.A726]-(2*[.A726]+[.C726])/(8*[.B726]+1)" office:value-type="float" office:value="106.359202759948">
            <text:p>106,36</text:p>
          </table:table-cell>
          <table:table-cell table:formula="of:=[.B726]+1" office:value-type="float" office:value="721">
            <text:p>721</text:p>
          </table:table-cell>
          <table:table-cell table:formula="of:=MOD((2*[.A727]+[.C726]);(4*[.B726]+1))" office:value-type="float" office:value="1095.15809143804">
            <text:p>1095,16</text:p>
          </table:table-cell>
          <table:table-cell table:number-columns-repeated="5"/>
        </table:table-row>
        <table:table-row table:style-name="ro1">
          <table:table-cell table:formula="of:=[.A727]-(2*[.A727]+[.C727])/(8*[.B727]+1)" office:value-type="float" office:value="106.132495098835">
            <text:p>106,13</text:p>
          </table:table-cell>
          <table:table-cell table:formula="of:=[.B727]+1" office:value-type="float" office:value="722">
            <text:p>722</text:p>
          </table:table-cell>
          <table:table-cell table:formula="of:=MOD((2*[.A728]+[.C727]);(4*[.B727]+1))" office:value-type="float" office:value="1307.42308163571">
            <text:p>1307,42</text:p>
          </table:table-cell>
          <table:table-cell table:number-columns-repeated="5"/>
        </table:table-row>
        <table:table-row table:style-name="ro1">
          <table:table-cell table:formula="of:=[.A728]-(2*[.A728]+[.C728])/(8*[.B728]+1)" office:value-type="float" office:value="105.869436751625">
            <text:p>105,87</text:p>
          </table:table-cell>
          <table:table-cell table:formula="of:=[.B728]+1" office:value-type="float" office:value="723">
            <text:p>723</text:p>
          </table:table-cell>
          <table:table-cell table:formula="of:=MOD((2*[.A729]+[.C728]);(4*[.B728]+1))" office:value-type="float" office:value="1519.16195513896">
            <text:p>1519,16</text:p>
          </table:table-cell>
          <table:table-cell table:number-columns-repeated="5"/>
        </table:table-row>
        <table:table-row table:style-name="ro1">
          <table:table-cell table:formula="of:=[.A729]-(2*[.A729]+[.C729])/(8*[.B729]+1)" office:value-type="float" office:value="105.570231768281">
            <text:p>105,57</text:p>
          </table:table-cell>
          <table:table-cell table:formula="of:=[.B729]+1" office:value-type="float" office:value="724">
            <text:p>724</text:p>
          </table:table-cell>
          <table:table-cell table:formula="of:=MOD((2*[.A730]+[.C729]);(4*[.B729]+1))" office:value-type="float" office:value="1730.30241867552">
            <text:p>1730,3</text:p>
          </table:table-cell>
          <table:table-cell table:number-columns-repeated="5"/>
        </table:table-row>
        <table:table-row table:style-name="ro1">
          <table:table-cell table:formula="of:=[.A730]-(2*[.A730]+[.C730])/(8*[.B730]+1)" office:value-type="float" office:value="105.235095762376">
            <text:p>105,24</text:p>
          </table:table-cell>
          <table:table-cell table:formula="of:=[.B730]+1" office:value-type="float" office:value="725">
            <text:p>725</text:p>
          </table:table-cell>
          <table:table-cell table:formula="of:=MOD((2*[.A731]+[.C730]);(4*[.B730]+1))" office:value-type="float" office:value="1940.77261020027">
            <text:p>1940,77</text:p>
          </table:table-cell>
          <table:table-cell table:number-columns-repeated="5"/>
        </table:table-row>
        <table:table-row table:style-name="ro1">
          <table:table-cell table:formula="of:=[.A731]-(2*[.A731]+[.C731])/(8*[.B731]+1)" office:value-type="float" office:value="104.864255768974">
            <text:p>104,86</text:p>
          </table:table-cell>
          <table:table-cell table:formula="of:=[.B731]+1" office:value-type="float" office:value="726">
            <text:p>726</text:p>
          </table:table-cell>
          <table:table-cell table:formula="of:=MOD((2*[.A732]+[.C731]);(4*[.B731]+1))" office:value-type="float" office:value="2150.50112173822">
            <text:p>2150,5</text:p>
          </table:table-cell>
          <table:table-cell table:number-columns-repeated="5"/>
        </table:table-row>
        <table:table-row table:style-name="ro1">
          <table:table-cell table:formula="of:=[.A732]-(2*[.A732]+[.C732])/(8*[.B732]+1)" office:value-type="float" office:value="104.45795009962">
            <text:p>104,46</text:p>
          </table:table-cell>
          <table:table-cell table:formula="of:=[.B732]+1" office:value-type="float" office:value="727">
            <text:p>727</text:p>
          </table:table-cell>
          <table:table-cell table:formula="of:=MOD((2*[.A733]+[.C732]);(4*[.B732]+1))" office:value-type="float" office:value="2359.41702193746">
            <text:p>2359,42</text:p>
          </table:table-cell>
          <table:table-cell table:number-columns-repeated="5"/>
        </table:table-row>
        <table:table-row table:style-name="ro1">
          <table:table-cell table:formula="of:=[.A733]-(2*[.A733]+[.C733])/(8*[.B733]+1)" office:value-type="float" office:value="104.016428194491">
            <text:p>104,02</text:p>
          </table:table-cell>
          <table:table-cell table:formula="of:=[.B733]+1" office:value-type="float" office:value="728">
            <text:p>728</text:p>
          </table:table-cell>
          <table:table-cell table:formula="of:=MOD((2*[.A734]+[.C733]);(4*[.B733]+1))" office:value-type="float" office:value="2567.44987832644">
            <text:p>2567,45</text:p>
          </table:table-cell>
          <table:table-cell table:number-columns-repeated="5"/>
        </table:table-row>
        <table:table-row table:style-name="ro1">
          <table:table-cell table:formula="of:=[.A734]-(2*[.A734]+[.C734])/(8*[.B734]+1)" office:value-type="float" office:value="103.539950471793">
            <text:p>103,54</text:p>
          </table:table-cell>
          <table:table-cell table:formula="of:=[.B734]+1" office:value-type="float" office:value="729">
            <text:p>729</text:p>
          </table:table-cell>
          <table:table-cell table:formula="of:=MOD((2*[.A735]+[.C734]);(4*[.B734]+1))" office:value-type="float" office:value="2774.52977927003">
            <text:p>2774,53</text:p>
          </table:table-cell>
          <table:table-cell table:number-columns-repeated="5"/>
        </table:table-row>
        <table:table-row table:style-name="ro1">
          <table:table-cell table:formula="of:=[.A735]-(2*[.A735]+[.C735])/(8*[.B735]+1)" office:value-type="float" office:value="103.028788174482">
            <text:p>103,03</text:p>
          </table:table-cell>
          <table:table-cell table:formula="of:=[.B735]+1" office:value-type="float" office:value="730">
            <text:p>730</text:p>
          </table:table-cell>
          <table:table-cell table:formula="of:=MOD((2*[.A736]+[.C735]);(4*[.B735]+1))" office:value-type="float" office:value="63.5873556189899">
            <text:p>63,59</text:p>
          </table:table-cell>
          <table:table-cell table:number-columns-repeated="5"/>
        </table:table-row>
        <table:table-row table:style-name="ro1">
          <table:table-cell table:formula="of:=[.A736]-(2*[.A736]+[.C736])/(8*[.B736]+1)" office:value-type="float" office:value="102.982624001914">
            <text:p>102,98</text:p>
          </table:table-cell>
          <table:table-cell table:formula="of:=[.B736]+1" office:value-type="float" office:value="731">
            <text:p>731</text:p>
          </table:table-cell>
          <table:table-cell table:formula="of:=MOD((2*[.A737]+[.C736]);(4*[.B736]+1))" office:value-type="float" office:value="269.552603622818">
            <text:p>269,55</text:p>
          </table:table-cell>
          <table:table-cell table:number-columns-repeated="5"/>
        </table:table-row>
        <table:table-row table:style-name="ro1">
          <table:table-cell table:formula="of:=[.A737]-(2*[.A737]+[.C737])/(8*[.B737]+1)" office:value-type="float" office:value="102.901325001807">
            <text:p>102,9</text:p>
          </table:table-cell>
          <table:table-cell table:formula="of:=[.B737]+1" office:value-type="float" office:value="732">
            <text:p>732</text:p>
          </table:table-cell>
          <table:table-cell table:formula="of:=MOD((2*[.A738]+[.C737]);(4*[.B737]+1))" office:value-type="float" office:value="475.355253626433">
            <text:p>475,36</text:p>
          </table:table-cell>
          <table:table-cell table:number-columns-repeated="5"/>
        </table:table-row>
        <table:table-row table:style-name="ro1">
          <table:table-cell table:formula="of:=[.A738]-(2*[.A738]+[.C738])/(8*[.B738]+1)" office:value-type="float" office:value="102.785026913429">
            <text:p>102,79</text:p>
          </table:table-cell>
          <table:table-cell table:formula="of:=[.B738]+1" office:value-type="float" office:value="733">
            <text:p>733</text:p>
          </table:table-cell>
          <table:table-cell table:formula="of:=MOD((2*[.A739]+[.C738]);(4*[.B738]+1))" office:value-type="float" office:value="680.925307453291">
            <text:p>680,93</text:p>
          </table:table-cell>
          <table:table-cell table:number-columns-repeated="5"/>
        </table:table-row>
        <table:table-row table:style-name="ro1">
          <table:table-cell table:formula="of:=[.A739]-(2*[.A739]+[.C739])/(8*[.B739]+1)" office:value-type="float" office:value="102.633876809204">
            <text:p>102,63</text:p>
          </table:table-cell>
          <table:table-cell table:formula="of:=[.B739]+1" office:value-type="float" office:value="734">
            <text:p>734</text:p>
          </table:table-cell>
          <table:table-cell table:formula="of:=MOD((2*[.A740]+[.C739]);(4*[.B739]+1))" office:value-type="float" office:value="886.193061071699">
            <text:p>886,19</text:p>
          </table:table-cell>
          <table:table-cell table:number-columns-repeated="5"/>
        </table:table-row>
        <table:table-row table:style-name="ro1">
          <table:table-cell table:formula="of:=[.A740]-(2*[.A740]+[.C740])/(8*[.B740]+1)" office:value-type="float" office:value="102.448032979017">
            <text:p>102,45</text:p>
          </table:table-cell>
          <table:table-cell table:formula="of:=[.B740]+1" office:value-type="float" office:value="735">
            <text:p>735</text:p>
          </table:table-cell>
          <table:table-cell table:formula="of:=MOD((2*[.A741]+[.C740]);(4*[.B740]+1))" office:value-type="float" office:value="1091.08912702973">
            <text:p>1091,09</text:p>
          </table:table-cell>
          <table:table-cell table:number-columns-repeated="5"/>
        </table:table-row>
        <table:table-row table:style-name="ro1">
          <table:table-cell table:formula="of:=[.A741]-(2*[.A741]+[.C741])/(8*[.B741]+1)" office:value-type="float" office:value="102.22766481153">
            <text:p>102,23</text:p>
          </table:table-cell>
          <table:table-cell table:formula="of:=[.B741]+1" office:value-type="float" office:value="736">
            <text:p>736</text:p>
          </table:table-cell>
          <table:table-cell table:formula="of:=MOD((2*[.A742]+[.C741]);(4*[.B741]+1))" office:value-type="float" office:value="1295.54445665279">
            <text:p>1295,54</text:p>
          </table:table-cell>
          <table:table-cell table:number-columns-repeated="5"/>
        </table:table-row>
        <table:table-row table:style-name="ro1">
          <table:table-cell table:formula="of:=[.A742]-(2*[.A742]+[.C742])/(8*[.B742]+1)" office:value-type="float" office:value="101.97295267258">
            <text:p>101,97</text:p>
          </table:table-cell>
          <table:table-cell table:formula="of:=[.B742]+1" office:value-type="float" office:value="737">
            <text:p>737</text:p>
          </table:table-cell>
          <table:table-cell table:formula="of:=MOD((2*[.A743]+[.C742]);(4*[.B742]+1))" office:value-type="float" office:value="1499.49036199795">
            <text:p>1499,49</text:p>
          </table:table-cell>
          <table:table-cell table:number-columns-repeated="5"/>
        </table:table-row>
        <table:table-row table:style-name="ro1">
          <table:table-cell table:formula="of:=[.A743]-(2*[.A743]+[.C743])/(8*[.B743]+1)" office:value-type="float" office:value="101.684087780713">
            <text:p>101,68</text:p>
          </table:table-cell>
          <table:table-cell table:formula="of:=[.B743]+1" office:value-type="float" office:value="738">
            <text:p>738</text:p>
          </table:table-cell>
          <table:table-cell table:formula="of:=MOD((2*[.A744]+[.C743]);(4*[.B743]+1))" office:value-type="float" office:value="1702.85853755938">
            <text:p>1702,86</text:p>
          </table:table-cell>
          <table:table-cell table:number-columns-repeated="5"/>
        </table:table-row>
        <table:table-row table:style-name="ro1">
          <table:table-cell table:formula="of:=[.A744]-(2*[.A744]+[.C744])/(8*[.B744]+1)" office:value-type="float" office:value="101.36127207993">
            <text:p>101,36</text:p>
          </table:table-cell>
          <table:table-cell table:formula="of:=[.B744]+1" office:value-type="float" office:value="739">
            <text:p>739</text:p>
          </table:table-cell>
          <table:table-cell table:formula="of:=MOD((2*[.A745]+[.C744]);(4*[.B744]+1))" office:value-type="float" office:value="1905.58108171924">
            <text:p>1905,58</text:p>
          </table:table-cell>
          <table:table-cell table:number-columns-repeated="5"/>
        </table:table-row>
        <table:table-row table:style-name="ro1">
          <table:table-cell table:formula="of:=[.A745]-(2*[.A745]+[.C745])/(8*[.B745]+1)" office:value-type="float" office:value="101.004718109716">
            <text:p>101</text:p>
          </table:table-cell>
          <table:table-cell table:formula="of:=[.B745]+1" office:value-type="float" office:value="740">
            <text:p>740</text:p>
          </table:table-cell>
          <table:table-cell table:formula="of:=MOD((2*[.A746]+[.C745]);(4*[.B745]+1))" office:value-type="float" office:value="2107.59051793867">
            <text:p>2107,59</text:p>
          </table:table-cell>
          <table:table-cell table:number-columns-repeated="5"/>
        </table:table-row>
        <table:table-row table:style-name="ro1">
          <table:table-cell table:formula="of:=[.A746]-(2*[.A746]+[.C746])/(8*[.B746]+1)" office:value-type="float" office:value="100.614648872398">
            <text:p>100,61</text:p>
          </table:table-cell>
          <table:table-cell table:formula="of:=[.B746]+1" office:value-type="float" office:value="741">
            <text:p>741</text:p>
          </table:table-cell>
          <table:table-cell table:formula="of:=MOD((2*[.A747]+[.C746]);(4*[.B746]+1))" office:value-type="float" office:value="2308.81981568347">
            <text:p>2308,82</text:p>
          </table:table-cell>
          <table:table-cell table:number-columns-repeated="5"/>
        </table:table-row>
        <table:table-row table:style-name="ro1">
          <table:table-cell table:formula="of:=[.A747]-(2*[.A747]+[.C747])/(8*[.B747]+1)" office:value-type="float" office:value="100.191297697929">
            <text:p>100,19</text:p>
          </table:table-cell>
          <table:table-cell table:formula="of:=[.B747]+1" office:value-type="float" office:value="742">
            <text:p>742</text:p>
          </table:table-cell>
          <table:table-cell table:formula="of:=MOD((2*[.A748]+[.C747]);(4*[.B747]+1))" office:value-type="float" office:value="2509.20241107932">
            <text:p>2509,2</text:p>
          </table:table-cell>
          <table:table-cell table:number-columns-repeated="5"/>
        </table:table-row>
        <table:table-row table:style-name="ro1">
          <table:table-cell table:formula="of:=[.A748]-(2*[.A748]+[.C748])/(8*[.B748]+1)" office:value-type="float" office:value="99.7349081061356">
            <text:p>99,73</text:p>
          </table:table-cell>
          <table:table-cell table:formula="of:=[.B748]+1" office:value-type="float" office:value="743">
            <text:p>743</text:p>
          </table:table-cell>
          <table:table-cell table:formula="of:=MOD((2*[.A749]+[.C748]);(4*[.B748]+1))" office:value-type="float" office:value="2708.67222729159">
            <text:p>2708,67</text:p>
          </table:table-cell>
          <table:table-cell table:number-columns-repeated="5"/>
        </table:table-row>
        <table:table-row table:style-name="ro1">
          <table:table-cell table:formula="of:=[.A749]-(2*[.A749]+[.C749])/(8*[.B749]+1)" office:value-type="float" office:value="99.2457336665219">
            <text:p>99,25</text:p>
          </table:table-cell>
          <table:table-cell table:formula="of:=[.B749]+1" office:value-type="float" office:value="744">
            <text:p>744</text:p>
          </table:table-cell>
          <table:table-cell table:formula="of:=MOD((2*[.A750]+[.C749]);(4*[.B749]+1))" office:value-type="float" office:value="2907.16369462464">
            <text:p>2907,16</text:p>
          </table:table-cell>
          <table:table-cell table:number-columns-repeated="5"/>
        </table:table-row>
        <table:table-row table:style-name="ro1">
          <table:table-cell table:formula="of:=[.A750]-(2*[.A750]+[.C750])/(8*[.B750]+1)" office:value-type="float" office:value="98.7240378556773">
            <text:p>98,72</text:p>
          </table:table-cell>
          <table:table-cell table:formula="of:=[.B750]+1" office:value-type="float" office:value="745">
            <text:p>745</text:p>
          </table:table-cell>
          <table:table-cell table:formula="of:=MOD((2*[.A751]+[.C750]);(4*[.B750]+1))" office:value-type="float" office:value="127.611770335993">
            <text:p>127,61</text:p>
          </table:table-cell>
          <table:table-cell table:number-columns-repeated="5"/>
        </table:table-row>
        <table:table-row table:style-name="ro1">
          <table:table-cell table:formula="of:=[.A751]-(2*[.A751]+[.C751])/(8*[.B751]+1)" office:value-type="float" office:value="98.6695067625642">
            <text:p>98,67</text:p>
          </table:table-cell>
          <table:table-cell table:formula="of:=[.B751]+1" office:value-type="float" office:value="746">
            <text:p>746</text:p>
          </table:table-cell>
          <table:table-cell table:formula="of:=MOD((2*[.A752]+[.C751]);(4*[.B751]+1))" office:value-type="float" office:value="324.950783861121">
            <text:p>324,95</text:p>
          </table:table-cell>
          <table:table-cell table:number-columns-repeated="5"/>
        </table:table-row>
        <table:table-row table:style-name="ro1">
          <table:table-cell table:formula="of:=[.A752]-(2*[.A752]+[.C752])/(8*[.B752]+1)" office:value-type="float" office:value="98.5820063776779">
            <text:p>98,58</text:p>
          </table:table-cell>
          <table:table-cell table:formula="of:=[.B752]+1" office:value-type="float" office:value="747">
            <text:p>747</text:p>
          </table:table-cell>
          <table:table-cell table:formula="of:=MOD((2*[.A753]+[.C752]);(4*[.B752]+1))" office:value-type="float" office:value="522.114796616477">
            <text:p>522,11</text:p>
          </table:table-cell>
          <table:table-cell table:number-columns-repeated="5"/>
        </table:table-row>
        <table:table-row table:style-name="ro1">
          <table:table-cell table:formula="of:=[.A753]-(2*[.A753]+[.C753])/(8*[.B753]+1)" office:value-type="float" office:value="98.4616652685308">
            <text:p>98,46</text:p>
          </table:table-cell>
          <table:table-cell table:formula="of:=[.B753]+1" office:value-type="float" office:value="748">
            <text:p>748</text:p>
          </table:table-cell>
          <table:table-cell table:formula="of:=MOD((2*[.A754]+[.C753]);(4*[.B753]+1))" office:value-type="float" office:value="719.038127153539">
            <text:p>719,04</text:p>
          </table:table-cell>
          <table:table-cell table:number-columns-repeated="5"/>
        </table:table-row>
        <table:table-row table:style-name="ro1">
          <table:table-cell table:formula="of:=[.A754]-(2*[.A754]+[.C754])/(8*[.B754]+1)" office:value-type="float" office:value="98.3086224184572">
            <text:p>98,31</text:p>
          </table:table-cell>
          <table:table-cell table:formula="of:=[.B754]+1" office:value-type="float" office:value="749">
            <text:p>749</text:p>
          </table:table-cell>
          <table:table-cell table:formula="of:=MOD((2*[.A755]+[.C754]);(4*[.B754]+1))" office:value-type="float" office:value="915.655371990454">
            <text:p>915,66</text:p>
          </table:table-cell>
          <table:table-cell table:number-columns-repeated="5"/>
        </table:table-row>
        <table:table-row table:style-name="ro1">
          <table:table-cell table:formula="of:=[.A755]-(2*[.A755]+[.C755])/(8*[.B755]+1)" office:value-type="float" office:value="98.1230271211391">
            <text:p>98,12</text:p>
          </table:table-cell>
          <table:table-cell table:formula="of:=[.B755]+1" office:value-type="float" office:value="750">
            <text:p>750</text:p>
          </table:table-cell>
          <table:table-cell table:formula="of:=MOD((2*[.A756]+[.C755]);(4*[.B755]+1))" office:value-type="float" office:value="1111.90142623273">
            <text:p>1111,9</text:p>
          </table:table-cell>
          <table:table-cell table:number-columns-repeated="5"/>
        </table:table-row>
        <table:table-row table:style-name="ro1">
          <table:table-cell table:formula="of:=[.A756]-(2*[.A756]+[.C756])/(8*[.B756]+1)" office:value-type="float" office:value="97.9050388724347">
            <text:p>97,91</text:p>
          </table:table-cell>
          <table:table-cell table:formula="of:=[.B756]+1" office:value-type="float" office:value="751">
            <text:p>751</text:p>
          </table:table-cell>
          <table:table-cell table:formula="of:=MOD((2*[.A757]+[.C756]);(4*[.B756]+1))" office:value-type="float" office:value="1307.7115039776">
            <text:p>1307,71</text:p>
          </table:table-cell>
          <table:table-cell table:number-columns-repeated="5"/>
        </table:table-row>
        <table:table-row table:style-name="ro1">
          <table:table-cell table:formula="of:=[.A757]-(2*[.A757]+[.C757])/(8*[.B757]+1)" office:value-type="float" office:value="97.654827259567">
            <text:p>97,65</text:p>
          </table:table-cell>
          <table:table-cell table:formula="of:=[.B757]+1" office:value-type="float" office:value="752">
            <text:p>752</text:p>
          </table:table-cell>
          <table:table-cell table:formula="of:=MOD((2*[.A758]+[.C757]);(4*[.B757]+1))" office:value-type="float" office:value="1503.02115849674">
            <text:p>1503,02</text:p>
          </table:table-cell>
          <table:table-cell table:number-columns-repeated="5"/>
        </table:table-row>
        <table:table-row table:style-name="ro1">
          <table:table-cell table:formula="of:=[.A758]-(2*[.A758]+[.C758])/(8*[.B758]+1)" office:value-type="float" office:value="97.3725718477312">
            <text:p>97,37</text:p>
          </table:table-cell>
          <table:table-cell table:formula="of:=[.B758]+1" office:value-type="float" office:value="753">
            <text:p>753</text:p>
          </table:table-cell>
          <table:table-cell table:formula="of:=MOD((2*[.A759]+[.C758]);(4*[.B758]+1))" office:value-type="float" office:value="1697.7663021922">
            <text:p>1697,77</text:p>
          </table:table-cell>
          <table:table-cell table:number-columns-repeated="5"/>
        </table:table-row>
        <table:table-row table:style-name="ro1">
          <table:table-cell table:formula="of:=[.A759]-(2*[.A759]+[.C759])/(8*[.B759]+1)" office:value-type="float" office:value="97.0584620641814">
            <text:p>97,06</text:p>
          </table:table-cell>
          <table:table-cell table:formula="of:=[.B759]+1" office:value-type="float" office:value="754">
            <text:p>754</text:p>
          </table:table-cell>
          <table:table-cell table:formula="of:=MOD((2*[.A760]+[.C759]);(4*[.B759]+1))" office:value-type="float" office:value="1891.88322632056">
            <text:p>1891,88</text:p>
          </table:table-cell>
          <table:table-cell table:number-columns-repeated="5"/>
        </table:table-row>
        <table:table-row table:style-name="ro1">
          <table:table-cell table:formula="of:=[.A760]-(2*[.A760]+[.C760])/(8*[.B760]+1)" office:value-type="float" office:value="96.7126970798537">
            <text:p>96,71</text:p>
          </table:table-cell>
          <table:table-cell table:formula="of:=[.B760]+1" office:value-type="float" office:value="755">
            <text:p>755</text:p>
          </table:table-cell>
          <table:table-cell table:formula="of:=MOD((2*[.A761]+[.C760]);(4*[.B760]+1))" office:value-type="float" office:value="2085.30862048027">
            <text:p>2085,31</text:p>
          </table:table-cell>
          <table:table-cell table:number-columns-repeated="5"/>
        </table:table-row>
        <table:table-row table:style-name="ro1">
          <table:table-cell table:formula="of:=[.A761]-(2*[.A761]+[.C761])/(8*[.B761]+1)" office:value-type="float" office:value="96.3354856885873">
            <text:p>96,34</text:p>
          </table:table-cell>
          <table:table-cell table:formula="of:=[.B761]+1" office:value-type="float" office:value="756">
            <text:p>756</text:p>
          </table:table-cell>
          <table:table-cell table:formula="of:=MOD((2*[.A762]+[.C761]);(4*[.B761]+1))" office:value-type="float" office:value="2277.97959185744">
            <text:p>2277,98</text:p>
          </table:table-cell>
          <table:table-cell table:number-columns-repeated="5"/>
        </table:table-row>
        <table:table-row table:style-name="ro1">
          <table:table-cell table:formula="of:=[.A762]-(2*[.A762]+[.C762])/(8*[.B762]+1)" office:value-type="float" office:value="95.9270461840023">
            <text:p>95,93</text:p>
          </table:table-cell>
          <table:table-cell table:formula="of:=[.B762]+1" office:value-type="float" office:value="757">
            <text:p>757</text:p>
          </table:table-cell>
          <table:table-cell table:formula="of:=MOD((2*[.A763]+[.C762]);(4*[.B762]+1))" office:value-type="float" office:value="2469.83368422545">
            <text:p>2469,83</text:p>
          </table:table-cell>
          <table:table-cell table:number-columns-repeated="5"/>
        </table:table-row>
        <table:table-row table:style-name="ro1">
          <table:table-cell table:formula="of:=[.A763]-(2*[.A763]+[.C763])/(8*[.B763]+1)" office:value-type="float" office:value="95.4876062340942">
            <text:p>95,49</text:p>
          </table:table-cell>
          <table:table-cell table:formula="of:=[.B763]+1" office:value-type="float" office:value="758">
            <text:p>758</text:p>
          </table:table-cell>
          <table:table-cell table:formula="of:=MOD((2*[.A764]+[.C763]);(4*[.B763]+1))" office:value-type="float" office:value="2660.80889669364">
            <text:p>2660,81</text:p>
          </table:table-cell>
          <table:table-cell table:number-columns-repeated="5"/>
        </table:table-row>
        <table:table-row table:style-name="ro1">
          <table:table-cell table:formula="of:=[.A764]-(2*[.A764]+[.C764])/(8*[.B764]+1)" office:value-type="float" office:value="95.0174027536059">
            <text:p>95,02</text:p>
          </table:table-cell>
          <table:table-cell table:formula="of:=[.B764]+1" office:value-type="float" office:value="759">
            <text:p>759</text:p>
          </table:table-cell>
          <table:table-cell table:formula="of:=MOD((2*[.A765]+[.C764]);(4*[.B764]+1))" office:value-type="float" office:value="2850.84370220085">
            <text:p>2850,84</text:p>
          </table:table-cell>
          <table:table-cell table:number-columns-repeated="5"/>
        </table:table-row>
        <table:table-row table:style-name="ro1">
          <table:table-cell table:formula="of:=[.A765]-(2*[.A765]+[.C765])/(8*[.B765]+1)" office:value-type="float" office:value="94.5166817742368">
            <text:p>94,52</text:p>
          </table:table-cell>
          <table:table-cell table:formula="of:=[.B765]+1" office:value-type="float" office:value="760">
            <text:p>760</text:p>
          </table:table-cell>
          <table:table-cell table:formula="of:=MOD((2*[.A766]+[.C765]);(4*[.B765]+1))" office:value-type="float" office:value="2.87706574932054">
            <text:p>2,88</text:p>
          </table:table-cell>
          <table:table-cell table:number-columns-repeated="5"/>
        </table:table-row>
        <table:table-row table:style-name="ro1">
          <table:table-cell table:formula="of:=[.A766]-(2*[.A766]+[.C766])/(8*[.B766]+1)" office:value-type="float" office:value="94.4851227495209">
            <text:p>94,49</text:p>
          </table:table-cell>
          <table:table-cell table:formula="of:=[.B766]+1" office:value-type="float" office:value="761">
            <text:p>761</text:p>
          </table:table-cell>
          <table:table-cell table:formula="of:=MOD((2*[.A767]+[.C766]);(4*[.B766]+1))" office:value-type="float" office:value="191.847311248362">
            <text:p>191,85</text:p>
          </table:table-cell>
          <table:table-cell table:number-columns-repeated="5"/>
        </table:table-row>
        <table:table-row table:style-name="ro1">
          <table:table-cell table:formula="of:=[.A767]-(2*[.A767]+[.C767])/(8*[.B767]+1)" office:value-type="float" office:value="94.4225808614034">
            <text:p>94,42</text:p>
          </table:table-cell>
          <table:table-cell table:formula="of:=[.B767]+1" office:value-type="float" office:value="762">
            <text:p>762</text:p>
          </table:table-cell>
          <table:table-cell table:formula="of:=MOD((2*[.A768]+[.C767]);(4*[.B767]+1))" office:value-type="float" office:value="380.692472971169">
            <text:p>380,69</text:p>
          </table:table-cell>
          <table:table-cell table:number-columns-repeated="5"/>
        </table:table-row>
        <table:table-row table:style-name="ro1">
          <table:table-cell table:formula="of:=[.A768]-(2*[.A768]+[.C768])/(8*[.B768]+1)" office:value-type="float" office:value="94.3291680953391">
            <text:p>94,33</text:p>
          </table:table-cell>
          <table:table-cell table:formula="of:=[.B768]+1" office:value-type="float" office:value="763">
            <text:p>763</text:p>
          </table:table-cell>
          <table:table-cell table:formula="of:=MOD((2*[.A769]+[.C768]);(4*[.B768]+1))" office:value-type="float" office:value="569.350809161847">
            <text:p>569,35</text:p>
          </table:table-cell>
          <table:table-cell table:number-columns-repeated="5"/>
        </table:table-row>
        <table:table-row table:style-name="ro1">
          <table:table-cell table:formula="of:=[.A769]-(2*[.A769]+[.C769])/(8*[.B769]+1)" office:value-type="float" office:value="94.2050060731683">
            <text:p>94,21</text:p>
          </table:table-cell>
          <table:table-cell table:formula="of:=[.B769]+1" office:value-type="float" office:value="764">
            <text:p>764</text:p>
          </table:table-cell>
          <table:table-cell table:formula="of:=MOD((2*[.A770]+[.C769]);(4*[.B769]+1))" office:value-type="float" office:value="757.760821308184">
            <text:p>757,76</text:p>
          </table:table-cell>
          <table:table-cell table:number-columns-repeated="5"/>
        </table:table-row>
        <table:table-row table:style-name="ro1">
          <table:table-cell table:formula="of:=[.A770]-(2*[.A770]+[.C770])/(8*[.B770]+1)" office:value-type="float" office:value="94.050225959729">
            <text:p>94,05</text:p>
          </table:table-cell>
          <table:table-cell table:formula="of:=[.B770]+1" office:value-type="float" office:value="765">
            <text:p>765</text:p>
          </table:table-cell>
          <table:table-cell table:formula="of:=MOD((2*[.A771]+[.C770]);(4*[.B770]+1))" office:value-type="float" office:value="945.861273227642">
            <text:p>945,86</text:p>
          </table:table-cell>
          <table:table-cell table:number-columns-repeated="5"/>
        </table:table-row>
        <table:table-row table:style-name="ro1">
          <table:table-cell table:formula="of:=[.A771]-(2*[.A771]+[.C771])/(8*[.B771]+1)" office:value-type="float" office:value="93.8649683669914">
            <text:p>93,86</text:p>
          </table:table-cell>
          <table:table-cell table:formula="of:=[.B771]+1" office:value-type="float" office:value="766">
            <text:p>766</text:p>
          </table:table-cell>
          <table:table-cell table:formula="of:=MOD((2*[.A772]+[.C771]);(4*[.B771]+1))" office:value-type="float" office:value="1133.59120996162">
            <text:p>1133,59</text:p>
          </table:table-cell>
          <table:table-cell table:number-columns-repeated="5"/>
        </table:table-row>
        <table:table-row table:style-name="ro1">
          <table:table-cell table:formula="of:=[.A772]-(2*[.A772]+[.C772])/(8*[.B772]+1)" office:value-type="float" office:value="93.6493832557668">
            <text:p>93,65</text:p>
          </table:table-cell>
          <table:table-cell table:formula="of:=[.B772]+1" office:value-type="float" office:value="767">
            <text:p>767</text:p>
          </table:table-cell>
          <table:table-cell table:formula="of:=MOD((2*[.A773]+[.C772]);(4*[.B772]+1))" office:value-type="float" office:value="1320.88997647316">
            <text:p>1320,89</text:p>
          </table:table-cell>
          <table:table-cell table:number-columns-repeated="5"/>
        </table:table-row>
        <table:table-row table:style-name="ro1">
          <table:table-cell table:formula="of:=[.A773]-(2*[.A773]+[.C773])/(8*[.B773]+1)" office:value-type="float" office:value="93.4036298350425">
            <text:p>93,4</text:p>
          </table:table-cell>
          <table:table-cell table:formula="of:=[.B773]+1" office:value-type="float" office:value="768">
            <text:p>768</text:p>
          </table:table-cell>
          <table:table-cell table:formula="of:=MOD((2*[.A774]+[.C773]);(4*[.B773]+1))" office:value-type="float" office:value="1507.69723614324">
            <text:p>1507,7</text:p>
          </table:table-cell>
          <table:table-cell table:number-columns-repeated="5"/>
        </table:table-row>
        <table:table-row table:style-name="ro1">
          <table:table-cell table:formula="of:=[.A774]-(2*[.A774]+[.C774])/(8*[.B774]+1)" office:value-type="float" office:value="93.1278764589948">
            <text:p>93,13</text:p>
          </table:table-cell>
          <table:table-cell table:formula="of:=[.B774]+1" office:value-type="float" office:value="769">
            <text:p>769</text:p>
          </table:table-cell>
          <table:table-cell table:formula="of:=MOD((2*[.A775]+[.C774]);(4*[.B774]+1))" office:value-type="float" office:value="1693.95298906123">
            <text:p>1693,95</text:p>
          </table:table-cell>
          <table:table-cell table:number-columns-repeated="5"/>
        </table:table-row>
        <table:table-row table:style-name="ro1">
          <table:table-cell table:formula="of:=[.A775]-(2*[.A775]+[.C775])/(8*[.B775]+1)" office:value-type="float" office:value="92.8223005217318">
            <text:p>92,82</text:p>
          </table:table-cell>
          <table:table-cell table:formula="of:=[.B775]+1" office:value-type="float" office:value="770">
            <text:p>770</text:p>
          </table:table-cell>
          <table:table-cell table:formula="of:=MOD((2*[.A776]+[.C775]);(4*[.B775]+1))" office:value-type="float" office:value="1879.5975901047">
            <text:p>1879,6</text:p>
          </table:table-cell>
          <table:table-cell table:number-columns-repeated="5"/>
        </table:table-row>
        <table:table-row table:style-name="ro1">
          <table:table-cell table:formula="of:=[.A776]-(2*[.A776]+[.C776])/(8*[.B776]+1)" office:value-type="float" office:value="92.4870883498201">
            <text:p>92,49</text:p>
          </table:table-cell>
          <table:table-cell table:formula="of:=[.B776]+1" office:value-type="float" office:value="771">
            <text:p>771</text:p>
          </table:table-cell>
          <table:table-cell table:formula="of:=MOD((2*[.A777]+[.C776]);(4*[.B776]+1))" office:value-type="float" office:value="2064.57176680434">
            <text:p>2064,57</text:p>
          </table:table-cell>
          <table:table-cell table:number-columns-repeated="5"/>
        </table:table-row>
        <table:table-row table:style-name="ro1">
          <table:table-cell table:formula="of:=[.A777]-(2*[.A777]+[.C777])/(8*[.B777]+1)" office:value-type="float" office:value="92.1224350926465">
            <text:p>92,12</text:p>
          </table:table-cell>
          <table:table-cell table:formula="of:=[.B777]+1" office:value-type="float" office:value="772">
            <text:p>772</text:p>
          </table:table-cell>
          <table:table-cell table:formula="of:=MOD((2*[.A778]+[.C777]);(4*[.B777]+1))" office:value-type="float" office:value="2248.81663698963">
            <text:p>2248,82</text:p>
          </table:table-cell>
          <table:table-cell table:number-columns-repeated="5"/>
        </table:table-row>
        <table:table-row table:style-name="ro1">
          <table:table-cell table:formula="of:=[.A778]-(2*[.A778]+[.C778])/(8*[.B778]+1)" office:value-type="float" office:value="91.728544610669">
            <text:p>91,73</text:p>
          </table:table-cell>
          <table:table-cell table:formula="of:=[.B778]+1" office:value-type="float" office:value="773">
            <text:p>773</text:p>
          </table:table-cell>
          <table:table-cell table:formula="of:=MOD((2*[.A779]+[.C778]);(4*[.B778]+1))" office:value-type="float" office:value="2432.27372621097">
            <text:p>2432,27</text:p>
          </table:table-cell>
          <table:table-cell table:number-columns-repeated="5"/>
        </table:table-row>
        <table:table-row table:style-name="ro1">
          <table:table-cell table:formula="of:=[.A779]-(2*[.A779]+[.C779])/(8*[.B779]+1)" office:value-type="float" office:value="91.3056293616096">
            <text:p>91,31</text:p>
          </table:table-cell>
          <table:table-cell table:formula="of:=[.B779]+1" office:value-type="float" office:value="774">
            <text:p>774</text:p>
          </table:table-cell>
          <table:table-cell table:formula="of:=MOD((2*[.A780]+[.C779]);(4*[.B779]+1))" office:value-type="float" office:value="2614.88498493419">
            <text:p>2614,88</text:p>
          </table:table-cell>
          <table:table-cell table:number-columns-repeated="5"/>
        </table:table-row>
        <table:table-row table:style-name="ro1">
          <table:table-cell table:formula="of:=[.A780]-(2*[.A780]+[.C780])/(8*[.B780]+1)" office:value-type="float" office:value="90.8539102846425">
            <text:p>90,85</text:p>
          </table:table-cell>
          <table:table-cell table:formula="of:=[.B780]+1" office:value-type="float" office:value="775">
            <text:p>775</text:p>
          </table:table-cell>
          <table:table-cell table:formula="of:=MOD((2*[.A781]+[.C780]);(4*[.B780]+1))" office:value-type="float" office:value="2796.59280550347">
            <text:p>2796,59</text:p>
          </table:table-cell>
          <table:table-cell table:number-columns-repeated="5"/>
        </table:table-row>
        <table:table-row table:style-name="ro1">
          <table:table-cell table:formula="of:=[.A781]-(2*[.A781]+[.C781])/(8*[.B781]+1)" office:value-type="float" office:value="90.3736166826311">
            <text:p>90,37</text:p>
          </table:table-cell>
          <table:table-cell table:formula="of:=[.B781]+1" office:value-type="float" office:value="776">
            <text:p>776</text:p>
          </table:table-cell>
          <table:table-cell table:formula="of:=MOD((2*[.A782]+[.C781]);(4*[.B781]+1))" office:value-type="float" office:value="2977.34003886873">
            <text:p>2977,34</text:p>
          </table:table-cell>
          <table:table-cell table:number-columns-repeated="5"/>
        </table:table-row>
        <table:table-row table:style-name="ro1">
          <table:table-cell table:formula="of:=[.A782]-(2*[.A782]+[.C782])/(8*[.B782]+1)" office:value-type="float" office:value="89.8649861024677">
            <text:p>89,86</text:p>
          </table:table-cell>
          <table:table-cell table:formula="of:=[.B782]+1" office:value-type="float" office:value="777">
            <text:p>777</text:p>
          </table:table-cell>
          <table:table-cell table:formula="of:=MOD((2*[.A783]+[.C782]);(4*[.B782]+1))" office:value-type="float" office:value="52.0700110736698">
            <text:p>52,07</text:p>
          </table:table-cell>
          <table:table-cell table:number-columns-repeated="5"/>
        </table:table-row>
        <table:table-row table:style-name="ro1">
          <table:table-cell table:formula="of:=[.A783]-(2*[.A783]+[.C783])/(8*[.B783]+1)" office:value-type="float" office:value="89.827701241075">
            <text:p>89,83</text:p>
          </table:table-cell>
          <table:table-cell table:formula="of:=[.B783]+1" office:value-type="float" office:value="778">
            <text:p>778</text:p>
          </table:table-cell>
          <table:table-cell table:formula="of:=MOD((2*[.A784]+[.C783]);(4*[.B783]+1))" office:value-type="float" office:value="231.72541355582">
            <text:p>231,73</text:p>
          </table:table-cell>
          <table:table-cell table:number-columns-repeated="5"/>
        </table:table-row>
        <table:table-row table:style-name="ro1">
          <table:table-cell table:formula="of:=[.A784]-(2*[.A784]+[.C784])/(8*[.B784]+1)" office:value-type="float" office:value="89.7616159694223">
            <text:p>89,76</text:p>
          </table:table-cell>
          <table:table-cell table:formula="of:=[.B784]+1" office:value-type="float" office:value="779">
            <text:p>779</text:p>
          </table:table-cell>
          <table:table-cell table:formula="of:=MOD((2*[.A785]+[.C784]);(4*[.B784]+1))" office:value-type="float" office:value="411.248645494664">
            <text:p>411,25</text:p>
          </table:table-cell>
          <table:table-cell table:number-columns-repeated="5"/>
        </table:table-row>
        <table:table-row table:style-name="ro1">
          <table:table-cell table:formula="of:=[.A785]-(2*[.A785]+[.C785])/(8*[.B785]+1)" office:value-type="float" office:value="89.6668346638819">
            <text:p>89,67</text:p>
          </table:table-cell>
          <table:table-cell table:formula="of:=[.B785]+1" office:value-type="float" office:value="780">
            <text:p>780</text:p>
          </table:table-cell>
          <table:table-cell table:formula="of:=MOD((2*[.A786]+[.C785]);(4*[.B785]+1))" office:value-type="float" office:value="590.582314822428">
            <text:p>590,58</text:p>
          </table:table-cell>
          <table:table-cell table:number-columns-repeated="5"/>
        </table:table-row>
        <table:table-row table:style-name="ro1">
          <table:table-cell table:formula="of:=[.A786]-(2*[.A786]+[.C786])/(8*[.B786]+1)" office:value-type="float" office:value="89.5434704619671">
            <text:p>89,54</text:p>
          </table:table-cell>
          <table:table-cell table:formula="of:=[.B786]+1" office:value-type="float" office:value="781">
            <text:p>781</text:p>
          </table:table-cell>
          <table:table-cell table:formula="of:=MOD((2*[.A787]+[.C786]);(4*[.B786]+1))" office:value-type="float" office:value="769.669255746362">
            <text:p>769,67</text:p>
          </table:table-cell>
          <table:table-cell table:number-columns-repeated="5"/>
        </table:table-row>
        <table:table-row table:style-name="ro1">
          <table:table-cell table:formula="of:=[.A787]-(2*[.A787]+[.C787])/(8*[.B787]+1)" office:value-type="float" office:value="89.3916451784545">
            <text:p>89,39</text:p>
          </table:table-cell>
          <table:table-cell table:formula="of:=[.B787]+1" office:value-type="float" office:value="782">
            <text:p>782</text:p>
          </table:table-cell>
          <table:table-cell table:formula="of:=MOD((2*[.A788]+[.C787]);(4*[.B787]+1))" office:value-type="float" office:value="948.452546103271">
            <text:p>948,45</text:p>
          </table:table-cell>
          <table:table-cell table:number-columns-repeated="5"/>
        </table:table-row>
        <table:table-row table:style-name="ro1">
          <table:table-cell table:formula="of:=[.A788]-(2*[.A788]+[.C788])/(8*[.B788]+1)" office:value-type="float" office:value="89.2114892192951">
            <text:p>89,21</text:p>
          </table:table-cell>
          <table:table-cell table:formula="of:=[.B788]+1" office:value-type="float" office:value="783">
            <text:p>783</text:p>
          </table:table-cell>
          <table:table-cell table:formula="of:=MOD((2*[.A789]+[.C788]);(4*[.B788]+1))" office:value-type="float" office:value="1126.87552454186">
            <text:p>1126,88</text:p>
          </table:table-cell>
          <table:table-cell table:number-columns-repeated="5"/>
        </table:table-row>
        <table:table-row table:style-name="ro1">
          <table:table-cell table:formula="of:=[.A789]-(2*[.A789]+[.C789])/(8*[.B789]+1)" office:value-type="float" office:value="89.0031414933605">
            <text:p>89</text:p>
          </table:table-cell>
          <table:table-cell table:formula="of:=[.B789]+1" office:value-type="float" office:value="784">
            <text:p>784</text:p>
          </table:table-cell>
          <table:table-cell table:formula="of:=MOD((2*[.A790]+[.C789]);(4*[.B789]+1))" office:value-type="float" office:value="1304.88180752858">
            <text:p>1304,88</text:p>
          </table:table-cell>
          <table:table-cell table:number-columns-repeated="5"/>
        </table:table-row>
        <table:table-row table:style-name="ro1">
          <table:table-cell table:formula="of:=[.A790]-(2*[.A790]+[.C790])/(8*[.B790]+1)" office:value-type="float" office:value="88.7667493220684">
            <text:p>88,77</text:p>
          </table:table-cell>
          <table:table-cell table:formula="of:=[.B790]+1" office:value-type="float" office:value="785">
            <text:p>785</text:p>
          </table:table-cell>
          <table:table-cell table:formula="of:=MOD((2*[.A791]+[.C790]);(4*[.B790]+1))" office:value-type="float" office:value="1482.41530617272">
            <text:p>1482,42</text:p>
          </table:table-cell>
          <table:table-cell table:number-columns-repeated="5"/>
        </table:table-row>
        <table:table-row table:style-name="ro1">
          <table:table-cell table:formula="of:=[.A791]-(2*[.A791]+[.C791])/(8*[.B791]+1)" office:value-type="float" office:value="88.5024683469344">
            <text:p>88,5</text:p>
          </table:table-cell>
          <table:table-cell table:formula="of:=[.B791]+1" office:value-type="float" office:value="786">
            <text:p>786</text:p>
          </table:table-cell>
          <table:table-cell table:formula="of:=MOD((2*[.A792]+[.C791]);(4*[.B791]+1))" office:value-type="float" office:value="1659.42024286659">
            <text:p>1659,42</text:p>
          </table:table-cell>
          <table:table-cell table:number-columns-repeated="5"/>
        </table:table-row>
        <table:table-row table:style-name="ro1">
          <table:table-cell table:formula="of:=[.A792]-(2*[.A792]+[.C792])/(8*[.B792]+1)" office:value-type="float" office:value="88.2104624350946">
            <text:p>88,21</text:p>
          </table:table-cell>
          <table:table-cell table:formula="of:=[.B792]+1" office:value-type="float" office:value="787">
            <text:p>787</text:p>
          </table:table-cell>
          <table:table-cell table:formula="of:=MOD((2*[.A793]+[.C792]);(4*[.B792]+1))" office:value-type="float" office:value="1835.84116773678">
            <text:p>1835,84</text:p>
          </table:table-cell>
          <table:table-cell table:number-columns-repeated="5"/>
        </table:table-row>
        <table:table-row table:style-name="ro1">
          <table:table-cell table:formula="of:=[.A793]-(2*[.A793]+[.C793])/(8*[.B793]+1)" office:value-type="float" office:value="87.8909035828464">
            <text:p>87,89</text:p>
          </table:table-cell>
          <table:table-cell table:formula="of:=[.B793]+1" office:value-type="float" office:value="788">
            <text:p>788</text:p>
          </table:table-cell>
          <table:table-cell table:formula="of:=MOD((2*[.A794]+[.C793]);(4*[.B793]+1))" office:value-type="float" office:value="2011.62297490247">
            <text:p>2011,62</text:p>
          </table:table-cell>
          <table:table-cell table:number-columns-repeated="5"/>
        </table:table-row>
        <table:table-row table:style-name="ro1">
          <table:table-cell table:formula="of:=[.A794]-(2*[.A794]+[.C794])/(8*[.B794]+1)" office:value-type="float" office:value="87.5439718172527">
            <text:p>87,54</text:p>
          </table:table-cell>
          <table:table-cell table:formula="of:=[.B794]+1" office:value-type="float" office:value="789">
            <text:p>789</text:p>
          </table:table-cell>
          <table:table-cell table:formula="of:=MOD((2*[.A795]+[.C794]);(4*[.B794]+1))" office:value-type="float" office:value="2186.71091853698">
            <text:p>2186,71</text:p>
          </table:table-cell>
          <table:table-cell table:number-columns-repeated="5"/>
        </table:table-row>
        <table:table-row table:style-name="ro1">
          <table:table-cell table:formula="of:=[.A795]-(2*[.A795]+[.C795])/(8*[.B795]+1)" office:value-type="float" office:value="87.1698550958569">
            <text:p>87,17</text:p>
          </table:table-cell>
          <table:table-cell table:formula="of:=[.B795]+1" office:value-type="float" office:value="790">
            <text:p>790</text:p>
          </table:table-cell>
          <table:table-cell table:formula="of:=MOD((2*[.A796]+[.C795]);(4*[.B795]+1))" office:value-type="float" office:value="2361.05062872869">
            <text:p>2361,05</text:p>
          </table:table-cell>
          <table:table-cell table:number-columns-repeated="5"/>
        </table:table-row>
        <table:table-row table:style-name="ro1">
          <table:table-cell table:formula="of:=[.A796]-(2*[.A796]+[.C796])/(8*[.B796]+1)" office:value-type="float" office:value="86.7687492045549">
            <text:p>86,77</text:p>
          </table:table-cell>
          <table:table-cell table:formula="of:=[.B796]+1" office:value-type="float" office:value="791">
            <text:p>791</text:p>
          </table:table-cell>
          <table:table-cell table:formula="of:=MOD((2*[.A797]+[.C796]);(4*[.B796]+1))" office:value-type="float" office:value="2534.5881271378">
            <text:p>2534,59</text:p>
          </table:table-cell>
          <table:table-cell table:number-columns-repeated="5"/>
        </table:table-row>
        <table:table-row table:style-name="ro1">
          <table:table-cell table:formula="of:=[.A797]-(2*[.A797]+[.C797])/(8*[.B797]+1)" office:value-type="float" office:value="86.3408576536705">
            <text:p>86,34</text:p>
          </table:table-cell>
          <table:table-cell table:formula="of:=[.B797]+1" office:value-type="float" office:value="792">
            <text:p>792</text:p>
          </table:table-cell>
          <table:table-cell table:formula="of:=MOD((2*[.A798]+[.C797]);(4*[.B797]+1))" office:value-type="float" office:value="2707.26984244514">
            <text:p>2707,27</text:p>
          </table:table-cell>
          <table:table-cell table:number-columns-repeated="5"/>
        </table:table-row>
        <table:table-row table:style-name="ro1">
          <table:table-cell table:formula="of:=[.A798]-(2*[.A798]+[.C798])/(8*[.B798]+1)" office:value-type="float" office:value="85.8863915722831">
            <text:p>85,89</text:p>
          </table:table-cell>
          <table:table-cell table:formula="of:=[.B798]+1" office:value-type="float" office:value="793">
            <text:p>793</text:p>
          </table:table-cell>
          <table:table-cell table:formula="of:=MOD((2*[.A799]+[.C798]);(4*[.B798]+1))" office:value-type="float" office:value="2879.04262558971">
            <text:p>2879,04</text:p>
          </table:table-cell>
          <table:table-cell table:number-columns-repeated="5"/>
        </table:table-row>
        <table:table-row table:style-name="ro1">
          <table:table-cell table:formula="of:=[.A799]-(2*[.A799]+[.C799])/(8*[.B799]+1)" office:value-type="float" office:value="85.4055696008513">
            <text:p>85,41</text:p>
          </table:table-cell>
          <table:table-cell table:formula="of:=[.B799]+1" office:value-type="float" office:value="794">
            <text:p>794</text:p>
          </table:table-cell>
          <table:table-cell table:formula="of:=MOD((2*[.A800]+[.C799]);(4*[.B799]+1))" office:value-type="float" office:value="3049.85376479141">
            <text:p>3049,85</text:p>
          </table:table-cell>
          <table:table-cell table:number-columns-repeated="5"/>
        </table:table-row>
        <table:table-row table:style-name="ro1">
          <table:table-cell table:formula="of:=[.A800]-(2*[.A800]+[.C800])/(8*[.B800]+1)" office:value-type="float" office:value="84.8986177821841">
            <text:p>84,9</text:p>
          </table:table-cell>
          <table:table-cell table:formula="of:=[.B800]+1" office:value-type="float" office:value="795">
            <text:p>795</text:p>
          </table:table-cell>
          <table:table-cell table:formula="of:=MOD((2*[.A801]+[.C800]);(4*[.B800]+1))" office:value-type="float" office:value="42.6510003557773">
            <text:p>42,65</text:p>
          </table:table-cell>
          <table:table-cell table:number-columns-repeated="5"/>
        </table:table-row>
        <table:table-row table:style-name="ro1">
          <table:table-cell table:formula="of:=[.A801]-(2*[.A801]+[.C801])/(8*[.B801]+1)" office:value-type="float" office:value="84.8652192228506">
            <text:p>84,87</text:p>
          </table:table-cell>
          <table:table-cell table:formula="of:=[.B801]+1" office:value-type="float" office:value="796">
            <text:p>796</text:p>
          </table:table-cell>
          <table:table-cell table:formula="of:=MOD((2*[.A802]+[.C801]);(4*[.B801]+1))" office:value-type="float" office:value="212.381438801479">
            <text:p>212,38</text:p>
          </table:table-cell>
          <table:table-cell table:number-columns-repeated="5"/>
        </table:table-row>
        <table:table-row table:style-name="ro1">
          <table:table-cell table:formula="of:=[.A802]-(2*[.A802]+[.C802])/(8*[.B802]+1)" office:value-type="float" office:value="84.8052236384187">
            <text:p>84,81</text:p>
          </table:table-cell>
          <table:table-cell table:formula="of:=[.B802]+1" office:value-type="float" office:value="797">
            <text:p>797</text:p>
          </table:table-cell>
          <table:table-cell table:formula="of:=MOD((2*[.A803]+[.C802]);(4*[.B802]+1))" office:value-type="float" office:value="381.991886078316">
            <text:p>381,99</text:p>
          </table:table-cell>
          <table:table-cell table:number-columns-repeated="5"/>
        </table:table-row>
        <table:table-row table:style-name="ro1">
          <table:table-cell table:formula="of:=[.A803]-(2*[.A803]+[.C803])/(8*[.B803]+1)" office:value-type="float" office:value="84.7187249190592">
            <text:p>84,72</text:p>
          </table:table-cell>
          <table:table-cell table:formula="of:=[.B803]+1" office:value-type="float" office:value="798">
            <text:p>798</text:p>
          </table:table-cell>
          <table:table-cell table:formula="of:=MOD((2*[.A804]+[.C803]);(4*[.B803]+1))" office:value-type="float" office:value="551.429335916434">
            <text:p>551,43</text:p>
          </table:table-cell>
          <table:table-cell table:number-columns-repeated="5"/>
        </table:table-row>
        <table:table-row table:style-name="ro1">
          <table:table-cell table:formula="of:=[.A804]-(2*[.A804]+[.C804])/(8*[.B804]+1)" office:value-type="float" office:value="84.6058248743052">
            <text:p>84,61</text:p>
          </table:table-cell>
          <table:table-cell table:formula="of:=[.B804]+1" office:value-type="float" office:value="799">
            <text:p>799</text:p>
          </table:table-cell>
          <table:table-cell table:formula="of:=MOD((2*[.A805]+[.C804]);(4*[.B804]+1))" office:value-type="float" office:value="720.640985665045">
            <text:p>720,64</text:p>
          </table:table-cell>
          <table:table-cell table:number-columns-repeated="5"/>
        </table:table-row>
        <table:table-row table:style-name="ro1">
          <table:table-cell table:formula="of:=[.A805]-(2*[.A805]+[.C805])/(8*[.B805]+1)" office:value-type="float" office:value="84.4666331590833">
            <text:p>84,47</text:p>
          </table:table-cell>
          <table:table-cell table:formula="of:=[.B805]+1" office:value-type="float" office:value="800">
            <text:p>800</text:p>
          </table:table-cell>
          <table:table-cell table:formula="of:=MOD((2*[.A806]+[.C805]);(4*[.B805]+1))" office:value-type="float" office:value="889.574251983211">
            <text:p>889,57</text:p>
          </table:table-cell>
          <table:table-cell table:number-columns-repeated="5"/>
        </table:table-row>
        <table:table-row table:style-name="ro1">
          <table:table-cell table:formula="of:=[.A806]-(2*[.A806]+[.C806])/(8*[.B806]+1)" office:value-type="float" office:value="84.3012671977801">
            <text:p>84,3</text:p>
          </table:table-cell>
          <table:table-cell table:formula="of:=[.B806]+1" office:value-type="float" office:value="801">
            <text:p>801</text:p>
          </table:table-cell>
          <table:table-cell table:formula="of:=MOD((2*[.A807]+[.C806]);(4*[.B806]+1))" office:value-type="float" office:value="1058.17678637877">
            <text:p>1058,18</text:p>
          </table:table-cell>
          <table:table-cell table:number-columns-repeated="5"/>
        </table:table-row>
        <table:table-row table:style-name="ro1">
          <table:table-cell table:formula="of:=[.A807]-(2*[.A807]+[.C807])/(8*[.B807]+1)" office:value-type="float" office:value="84.1098521063814">
            <text:p>84,11</text:p>
          </table:table-cell>
          <table:table-cell table:formula="of:=[.B807]+1" office:value-type="float" office:value="802">
            <text:p>802</text:p>
          </table:table-cell>
          <table:table-cell table:formula="of:=MOD((2*[.A808]+[.C807]);(4*[.B807]+1))" office:value-type="float" office:value="1226.39649059153">
            <text:p>1226,4</text:p>
          </table:table-cell>
          <table:table-cell table:number-columns-repeated="5"/>
        </table:table-row>
        <table:table-row table:style-name="ro1">
          <table:table-cell table:formula="of:=[.A808]-(2*[.A808]+[.C808])/(8*[.B808]+1)" office:value-type="float" office:value="83.8925206127233">
            <text:p>83,89</text:p>
          </table:table-cell>
          <table:table-cell table:formula="of:=[.B808]+1" office:value-type="float" office:value="803">
            <text:p>803</text:p>
          </table:table-cell>
          <table:table-cell table:formula="of:=MOD((2*[.A809]+[.C808]);(4*[.B808]+1))" office:value-type="float" office:value="1394.18153181698">
            <text:p>1394,18</text:p>
          </table:table-cell>
          <table:table-cell table:number-columns-repeated="5"/>
        </table:table-row>
        <table:table-row table:style-name="ro1">
          <table:table-cell table:formula="of:=[.A809]-(2*[.A809]+[.C809])/(8*[.B809]+1)" office:value-type="float" office:value="83.6494129748957">
            <text:p>83,65</text:p>
          </table:table-cell>
          <table:table-cell table:formula="of:=[.B809]+1" office:value-type="float" office:value="804">
            <text:p>804</text:p>
          </table:table-cell>
          <table:table-cell table:formula="of:=MOD((2*[.A810]+[.C809]);(4*[.B809]+1))" office:value-type="float" office:value="1561.48035776677">
            <text:p>1561,48</text:p>
          </table:table-cell>
          <table:table-cell table:number-columns-repeated="5"/>
        </table:table-row>
        <table:table-row table:style-name="ro1">
          <table:table-cell table:formula="of:=[.A810]-(2*[.A810]+[.C810])/(8*[.B810]+1)" office:value-type="float" office:value="83.3806768978373">
            <text:p>83,38</text:p>
          </table:table-cell>
          <table:table-cell table:formula="of:=[.B810]+1" office:value-type="float" office:value="805">
            <text:p>805</text:p>
          </table:table-cell>
          <table:table-cell table:formula="of:=MOD((2*[.A811]+[.C810]);(4*[.B810]+1))" office:value-type="float" office:value="1728.24171156245">
            <text:p>1728,24</text:p>
          </table:table-cell>
          <table:table-cell table:number-columns-repeated="5"/>
        </table:table-row>
        <table:table-row table:style-name="ro1">
          <table:table-cell table:formula="of:=[.A811]-(2*[.A811]+[.C811])/(8*[.B811]+1)" office:value-type="float" office:value="83.0864674481621">
            <text:p>83,09</text:p>
          </table:table-cell>
          <table:table-cell table:formula="of:=[.B811]+1" office:value-type="float" office:value="806">
            <text:p>806</text:p>
          </table:table-cell>
          <table:table-cell table:formula="of:=MOD((2*[.A812]+[.C811]);(4*[.B811]+1))" office:value-type="float" office:value="1894.41464645877">
            <text:p>1894,41</text:p>
          </table:table-cell>
          <table:table-cell table:number-columns-repeated="5"/>
        </table:table-row>
        <table:table-row table:style-name="ro1">
          <table:table-cell table:formula="of:=[.A812]-(2*[.A812]+[.C812])/(8*[.B812]+1)" office:value-type="float" office:value="82.7669469672573">
            <text:p>82,77</text:p>
          </table:table-cell>
          <table:table-cell table:formula="of:=[.B812]+1" office:value-type="float" office:value="807">
            <text:p>807</text:p>
          </table:table-cell>
          <table:table-cell table:formula="of:=MOD((2*[.A813]+[.C812]);(4*[.B812]+1))" office:value-type="float" office:value="2059.94854039329">
            <text:p>2059,95</text:p>
          </table:table-cell>
          <table:table-cell table:number-columns-repeated="5"/>
        </table:table-row>
        <table:table-row table:style-name="ro1">
          <table:table-cell table:formula="of:=[.A813]-(2*[.A813]+[.C813])/(8*[.B813]+1)" office:value-type="float" office:value="82.4222849826936">
            <text:p>82,42</text:p>
          </table:table-cell>
          <table:table-cell table:formula="of:=[.B813]+1" office:value-type="float" office:value="808">
            <text:p>808</text:p>
          </table:table-cell>
          <table:table-cell table:formula="of:=MOD((2*[.A814]+[.C813]);(4*[.B813]+1))" office:value-type="float" office:value="2224.79311035867">
            <text:p>2224,79</text:p>
          </table:table-cell>
          <table:table-cell table:number-columns-repeated="5"/>
        </table:table-row>
        <table:table-row table:style-name="ro1">
          <table:table-cell table:formula="of:=[.A814]-(2*[.A814]+[.C814])/(8*[.B814]+1)" office:value-type="float" office:value="82.0526581179876">
            <text:p>82,05</text:p>
          </table:table-cell>
          <table:table-cell table:formula="of:=[.B814]+1" office:value-type="float" office:value="809">
            <text:p>809</text:p>
          </table:table-cell>
          <table:table-cell table:formula="of:=MOD((2*[.A815]+[.C814]);(4*[.B814]+1))" office:value-type="float" office:value="2388.89842659465">
            <text:p>2388,9</text:p>
          </table:table-cell>
          <table:table-cell table:number-columns-repeated="5"/>
        </table:table-row>
        <table:table-row table:style-name="ro1">
          <table:table-cell table:formula="of:=[.A815]-(2*[.A815]+[.C815])/(8*[.B815]+1)" office:value-type="float" office:value="81.6582500007575">
            <text:p>81,66</text:p>
          </table:table-cell>
          <table:table-cell table:formula="of:=[.B815]+1" office:value-type="float" office:value="810">
            <text:p>810</text:p>
          </table:table-cell>
          <table:table-cell table:formula="of:=MOD((2*[.A816]+[.C815]);(4*[.B815]+1))" office:value-type="float" office:value="2552.21492659616">
            <text:p>2552,21</text:p>
          </table:table-cell>
          <table:table-cell table:number-columns-repeated="5"/>
        </table:table-row>
        <table:table-row table:style-name="ro1">
          <table:table-cell table:formula="of:=[.A816]-(2*[.A816]+[.C816])/(8*[.B816]+1)" office:value-type="float" office:value="81.2392511693121">
            <text:p>81,24</text:p>
          </table:table-cell>
          <table:table-cell table:formula="of:=[.B816]+1" office:value-type="float" office:value="811">
            <text:p>811</text:p>
          </table:table-cell>
          <table:table-cell table:formula="of:=MOD((2*[.A817]+[.C816]);(4*[.B816]+1))" office:value-type="float" office:value="2714.69342893479">
            <text:p>2714,69</text:p>
          </table:table-cell>
          <table:table-cell table:number-columns-repeated="5"/>
        </table:table-row>
        <table:table-row table:style-name="ro1">
          <table:table-cell table:formula="of:=[.A817]-(2*[.A817]+[.C817])/(8*[.B817]+1)" office:value-type="float" office:value="80.795858977715">
            <text:p>80,8</text:p>
          </table:table-cell>
          <table:table-cell table:formula="of:=[.B817]+1" office:value-type="float" office:value="812">
            <text:p>812</text:p>
          </table:table-cell>
          <table:table-cell table:formula="of:=MOD((2*[.A818]+[.C817]);(4*[.B817]+1))" office:value-type="float" office:value="2876.28514689022">
            <text:p>2876,29</text:p>
          </table:table-cell>
          <table:table-cell table:number-columns-repeated="5"/>
        </table:table-row>
        <table:table-row table:style-name="ro1">
          <table:table-cell table:formula="of:=[.A818]-(2*[.A818]+[.C818])/(8*[.B818]+1)" office:value-type="float" office:value="80.3282774993641">
            <text:p>80,33</text:p>
          </table:table-cell>
          <table:table-cell table:formula="of:=[.B818]+1" office:value-type="float" office:value="813">
            <text:p>813</text:p>
          </table:table-cell>
          <table:table-cell table:formula="of:=MOD((2*[.A819]+[.C818]);(4*[.B818]+1))" office:value-type="float" office:value="3036.94170188894">
            <text:p>3036,94</text:p>
          </table:table-cell>
          <table:table-cell table:number-columns-repeated="5"/>
        </table:table-row>
        <table:table-row table:style-name="ro1">
          <table:table-cell table:formula="of:=[.A819]-(2*[.A819]+[.C819])/(8*[.B819]+1)" office:value-type="float" office:value="79.8367174291277">
            <text:p>79,84</text:p>
          </table:table-cell>
          <table:table-cell table:formula="of:=[.B819]+1" office:value-type="float" office:value="814">
            <text:p>814</text:p>
          </table:table-cell>
          <table:table-cell table:formula="of:=MOD((2*[.A820]+[.C819]);(4*[.B819]+1))" office:value-type="float" office:value="3196.6151367472">
            <text:p>3196,62</text:p>
          </table:table-cell>
          <table:table-cell table:number-columns-repeated="5"/>
        </table:table-row>
        <table:table-row table:style-name="ro1">
          <table:table-cell table:formula="of:=[.A820]-(2*[.A820]+[.C820])/(8*[.B820]+1)" office:value-type="float" office:value="79.3213959840785">
            <text:p>79,32</text:p>
          </table:table-cell>
          <table:table-cell table:formula="of:=[.B820]+1" office:value-type="float" office:value="815">
            <text:p>815</text:p>
          </table:table-cell>
          <table:table-cell table:formula="of:=MOD((2*[.A821]+[.C820]);(4*[.B820]+1))" office:value-type="float" office:value="98.2579287153567">
            <text:p>98,26</text:p>
          </table:table-cell>
          <table:table-cell table:number-columns-repeated="5"/>
        </table:table-row>
        <table:table-row table:style-name="ro1">
          <table:table-cell table:formula="of:=[.A821]-(2*[.A821]+[.C821])/(8*[.B821]+1)" office:value-type="float" office:value="79.2820000753707">
            <text:p>79,28</text:p>
          </table:table-cell>
          <table:table-cell table:formula="of:=[.B821]+1" office:value-type="float" office:value="816">
            <text:p>816</text:p>
          </table:table-cell>
          <table:table-cell table:formula="of:=MOD((2*[.A822]+[.C821]);(4*[.B821]+1))" office:value-type="float" office:value="256.821928866098">
            <text:p>256,82</text:p>
          </table:table-cell>
          <table:table-cell table:number-columns-repeated="5"/>
        </table:table-row>
        <table:table-row table:style-name="ro1">
          <table:table-cell table:formula="of:=[.A822]-(2*[.A822]+[.C822])/(8*[.B822]+1)" office:value-type="float" office:value="79.2183783983885">
            <text:p>79,22</text:p>
          </table:table-cell>
          <table:table-cell table:formula="of:=[.B822]+1" office:value-type="float" office:value="817">
            <text:p>817</text:p>
          </table:table-cell>
          <table:table-cell table:formula="of:=MOD((2*[.A823]+[.C822]);(4*[.B822]+1))" office:value-type="float" office:value="415.258685662875">
            <text:p>415,26</text:p>
          </table:table-cell>
          <table:table-cell table:number-columns-repeated="5"/>
        </table:table-row>
        <table:table-row table:style-name="ro1">
          <table:table-cell table:formula="of:=[.A823]-(2*[.A823]+[.C823])/(8*[.B823]+1)" office:value-type="float" office:value="79.1306171252572">
            <text:p>79,13</text:p>
          </table:table-cell>
          <table:table-cell table:formula="of:=[.B823]+1" office:value-type="float" office:value="818">
            <text:p>818</text:p>
          </table:table-cell>
          <table:table-cell table:formula="of:=MOD((2*[.A824]+[.C823]);(4*[.B823]+1))" office:value-type="float" office:value="573.51991991339">
            <text:p>573,52</text:p>
          </table:table-cell>
          <table:table-cell table:number-columns-repeated="5"/>
        </table:table-row>
        <table:table-row table:style-name="ro1">
          <table:table-cell table:formula="of:=[.A824]-(2*[.A824]+[.C824])/(8*[.B824]+1)" office:value-type="float" office:value="79.0188094622833">
            <text:p>79,02</text:p>
          </table:table-cell>
          <table:table-cell table:formula="of:=[.B824]+1" office:value-type="float" office:value="819">
            <text:p>819</text:p>
          </table:table-cell>
          <table:table-cell table:formula="of:=MOD((2*[.A825]+[.C824]);(4*[.B824]+1))" office:value-type="float" office:value="731.557538837956">
            <text:p>731,56</text:p>
          </table:table-cell>
          <table:table-cell table:number-columns-repeated="5"/>
        </table:table-row>
        <table:table-row table:style-name="ro1">
          <table:table-cell table:formula="of:=[.A825]-(2*[.A825]+[.C825])/(8*[.B825]+1)" office:value-type="float" office:value="78.8830555850115">
            <text:p>78,88</text:p>
          </table:table-cell>
          <table:table-cell table:formula="of:=[.B825]+1" office:value-type="float" office:value="820">
            <text:p>820</text:p>
          </table:table-cell>
          <table:table-cell table:formula="of:=MOD((2*[.A826]+[.C825]);(4*[.B825]+1))" office:value-type="float" office:value="889.323650007979">
            <text:p>889,32</text:p>
          </table:table-cell>
          <table:table-cell table:number-columns-repeated="5"/>
        </table:table-row>
        <table:table-row table:style-name="ro1">
          <table:table-cell table:formula="of:=[.A826]-(2*[.A826]+[.C826])/(8*[.B826]+1)" office:value-type="float" office:value="78.7234625715717">
            <text:p>78,72</text:p>
          </table:table-cell>
          <table:table-cell table:formula="of:=[.B826]+1" office:value-type="float" office:value="821">
            <text:p>821</text:p>
          </table:table-cell>
          <table:table-cell table:formula="of:=MOD((2*[.A827]+[.C826]);(4*[.B826]+1))" office:value-type="float" office:value="1046.77057515112">
            <text:p>1046,77</text:p>
          </table:table-cell>
          <table:table-cell table:number-columns-repeated="5"/>
        </table:table-row>
        <table:table-row table:style-name="ro1">
          <table:table-cell table:formula="of:=[.A827]-(2*[.A827]+[.C827])/(8*[.B827]+1)" office:value-type="float" office:value="78.5401443343523">
            <text:p>78,54</text:p>
          </table:table-cell>
          <table:table-cell table:formula="of:=[.B827]+1" office:value-type="float" office:value="822">
            <text:p>822</text:p>
          </table:table-cell>
          <table:table-cell table:formula="of:=MOD((2*[.A828]+[.C827]);(4*[.B827]+1))" office:value-type="float" office:value="1203.85086381983">
            <text:p>1203,85</text:p>
          </table:table-cell>
          <table:table-cell table:number-columns-repeated="5"/>
        </table:table-row>
        <table:table-row table:style-name="ro1">
          <table:table-cell table:formula="of:=[.A828]-(2*[.A828]+[.C828])/(8*[.B828]+1)" office:value-type="float" office:value="78.3332215500299">
            <text:p>78,33</text:p>
          </table:table-cell>
          <table:table-cell table:formula="of:=[.B828]+1" office:value-type="float" office:value="823">
            <text:p>823</text:p>
          </table:table-cell>
          <table:table-cell table:formula="of:=MOD((2*[.A829]+[.C828]);(4*[.B828]+1))" office:value-type="float" office:value="1360.51730691989">
            <text:p>1360,52</text:p>
          </table:table-cell>
          <table:table-cell table:number-columns-repeated="5"/>
        </table:table-row>
        <table:table-row table:style-name="ro1">
          <table:table-cell table:formula="of:=[.A829]-(2*[.A829]+[.C829])/(8*[.B829]+1)" office:value-type="float" office:value="78.102821587992">
            <text:p>78,1</text:p>
          </table:table-cell>
          <table:table-cell table:formula="of:=[.B829]+1" office:value-type="float" office:value="824">
            <text:p>824</text:p>
          </table:table-cell>
          <table:table-cell table:formula="of:=MOD((2*[.A830]+[.C829]);(4*[.B829]+1))" office:value-type="float" office:value="1516.72295009587">
            <text:p>1516,72</text:p>
          </table:table-cell>
          <table:table-cell table:number-columns-repeated="5"/>
        </table:table-row>
        <table:table-row table:style-name="ro1">
          <table:table-cell table:formula="of:=[.A830]-(2*[.A830]+[.C830])/(8*[.B830]+1)" office:value-type="float" office:value="77.8490784371848">
            <text:p>77,85</text:p>
          </table:table-cell>
          <table:table-cell table:formula="of:=[.B830]+1" office:value-type="float" office:value="825">
            <text:p>825</text:p>
          </table:table-cell>
          <table:table-cell table:formula="of:=MOD((2*[.A831]+[.C830]);(4*[.B830]+1))" office:value-type="float" office:value="1672.42110697024">
            <text:p>1672,42</text:p>
          </table:table-cell>
          <table:table-cell table:number-columns-repeated="5"/>
        </table:table-row>
        <table:table-row table:style-name="ro1">
          <table:table-cell table:formula="of:=[.A831]-(2*[.A831]+[.C831])/(8*[.B831]+1)" office:value-type="float" office:value="77.5721326314213">
            <text:p>77,57</text:p>
          </table:table-cell>
          <table:table-cell table:formula="of:=[.B831]+1" office:value-type="float" office:value="826">
            <text:p>826</text:p>
          </table:table-cell>
          <table:table-cell table:formula="of:=MOD((2*[.A832]+[.C831]);(4*[.B831]+1))" office:value-type="float" office:value="1827.56537223308">
            <text:p>1827,57</text:p>
          </table:table-cell>
          <table:table-cell table:number-columns-repeated="5"/>
        </table:table-row>
        <table:table-row table:style-name="ro1">
          <table:table-cell table:formula="of:=[.A832]-(2*[.A832]+[.C832])/(8*[.B832]+1)" office:value-type="float" office:value="77.2721311731832">
            <text:p>77,27</text:p>
          </table:table-cell>
          <table:table-cell table:formula="of:=[.B832]+1" office:value-type="float" office:value="827">
            <text:p>827</text:p>
          </table:table-cell>
          <table:table-cell table:formula="of:=MOD((2*[.A833]+[.C832]);(4*[.B832]+1))" office:value-type="float" office:value="1982.10963457945">
            <text:p>1982,11</text:p>
          </table:table-cell>
          <table:table-cell table:number-columns-repeated="5"/>
        </table:table-row>
        <table:table-row table:style-name="ro1">
          <table:table-cell table:formula="of:=[.A833]-(2*[.A833]+[.C833])/(8*[.B833]+1)" office:value-type="float" office:value="76.9492274559509">
            <text:p>76,95</text:p>
          </table:table-cell>
          <table:table-cell table:formula="of:=[.B833]+1" office:value-type="float" office:value="828">
            <text:p>828</text:p>
          </table:table-cell>
          <table:table-cell table:formula="of:=MOD((2*[.A834]+[.C833]);(4*[.B833]+1))" office:value-type="float" office:value="2136.00808949135">
            <text:p>2136,01</text:p>
          </table:table-cell>
          <table:table-cell table:number-columns-repeated="5"/>
        </table:table-row>
        <table:table-row table:style-name="ro1">
          <table:table-cell table:formula="of:=[.A834]-(2*[.A834]+[.C834])/(8*[.B834]+1)" office:value-type="float" office:value="76.6035811850976">
            <text:p>76,6</text:p>
          </table:table-cell>
          <table:table-cell table:formula="of:=[.B834]+1" office:value-type="float" office:value="829">
            <text:p>829</text:p>
          </table:table-cell>
          <table:table-cell table:formula="of:=MOD((2*[.A835]+[.C834]);(4*[.B834]+1))" office:value-type="float" office:value="2289.21525186155">
            <text:p>2289,22</text:p>
          </table:table-cell>
          <table:table-cell table:number-columns-repeated="5"/>
        </table:table-row>
        <table:table-row table:style-name="ro1">
          <table:table-cell table:formula="of:=[.A835]-(2*[.A835]+[.C835])/(8*[.B835]+1)" office:value-type="float" office:value="76.2353582973798">
            <text:p>76,24</text:p>
          </table:table-cell>
          <table:table-cell table:formula="of:=[.B835]+1" office:value-type="float" office:value="830">
            <text:p>830</text:p>
          </table:table-cell>
          <table:table-cell table:formula="of:=MOD((2*[.A836]+[.C835]);(4*[.B835]+1))" office:value-type="float" office:value="2441.68596845631">
            <text:p>2441,69</text:p>
          </table:table-cell>
          <table:table-cell table:number-columns-repeated="5"/>
        </table:table-row>
        <table:table-row table:style-name="ro1">
          <table:table-cell table:formula="of:=[.A836]-(2*[.A836]+[.C836])/(8*[.B836]+1)" office:value-type="float" office:value="75.8447308790617">
            <text:p>75,84</text:p>
          </table:table-cell>
          <table:table-cell table:formula="of:=[.B836]+1" office:value-type="float" office:value="831">
            <text:p>831</text:p>
          </table:table-cell>
          <table:table-cell table:formula="of:=MOD((2*[.A837]+[.C836]);(4*[.B836]+1))" office:value-type="float" office:value="2593.37543021443">
            <text:p>2593,38</text:p>
          </table:table-cell>
          <table:table-cell table:number-columns-repeated="5"/>
        </table:table-row>
        <table:table-row table:style-name="ro1">
          <table:table-cell table:formula="of:=[.A837]-(2*[.A837]+[.C837])/(8*[.B837]+1)" office:value-type="float" office:value="75.4318770827054">
            <text:p>75,43</text:p>
          </table:table-cell>
          <table:table-cell table:formula="of:=[.B837]+1" office:value-type="float" office:value="832">
            <text:p>832</text:p>
          </table:table-cell>
          <table:table-cell table:formula="of:=MOD((2*[.A838]+[.C837]);(4*[.B837]+1))" office:value-type="float" office:value="2744.23918437984">
            <text:p>2744,24</text:p>
          </table:table-cell>
          <table:table-cell table:number-columns-repeated="5"/>
        </table:table-row>
        <table:table-row table:style-name="ro1">
          <table:table-cell table:formula="of:=[.A838]-(2*[.A838]+[.C838])/(8*[.B838]+1)" office:value-type="float" office:value="74.9969810426656">
            <text:p>75</text:p>
          </table:table-cell>
          <table:table-cell table:formula="of:=[.B838]+1" office:value-type="float" office:value="833">
            <text:p>833</text:p>
          </table:table-cell>
          <table:table-cell table:formula="of:=MOD((2*[.A839]+[.C838]);(4*[.B838]+1))" office:value-type="float" office:value="2894.23314646517">
            <text:p>2894,23</text:p>
          </table:table-cell>
          <table:table-cell table:number-columns-repeated="5"/>
        </table:table-row>
        <table:table-row table:style-name="ro1">
          <table:table-cell table:formula="of:=[.A839]-(2*[.A839]+[.C839])/(8*[.B839]+1)" office:value-type="float" office:value="74.5402327893197">
            <text:p>74,54</text:p>
          </table:table-cell>
          <table:table-cell table:formula="of:=[.B839]+1" office:value-type="float" office:value="834">
            <text:p>834</text:p>
          </table:table-cell>
          <table:table-cell table:formula="of:=MOD((2*[.A840]+[.C839]);(4*[.B839]+1))" office:value-type="float" office:value="3043.31361204381">
            <text:p>3043,31</text:p>
          </table:table-cell>
          <table:table-cell table:number-columns-repeated="5"/>
        </table:table-row>
        <table:table-row table:style-name="ro1">
          <table:table-cell table:formula="of:=[.A840]-(2*[.A840]+[.C840])/(8*[.B840]+1)" office:value-type="float" office:value="74.0618281620722">
            <text:p>74,06</text:p>
          </table:table-cell>
          <table:table-cell table:formula="of:=[.B840]+1" office:value-type="float" office:value="835">
            <text:p>835</text:p>
          </table:table-cell>
          <table:table-cell table:formula="of:=MOD((2*[.A841]+[.C840]);(4*[.B840]+1))" office:value-type="float" office:value="3191.43726836795">
            <text:p>3191,44</text:p>
          </table:table-cell>
          <table:table-cell table:number-columns-repeated="5"/>
        </table:table-row>
        <table:table-row table:style-name="ro1">
          <table:table-cell table:formula="of:=[.A841]-(2*[.A841]+[.C841])/(8*[.B841]+1)" office:value-type="float" office:value="73.5619687211663">
            <text:p>73,56</text:p>
          </table:table-cell>
          <table:table-cell table:formula="of:=[.B841]+1" office:value-type="float" office:value="836">
            <text:p>836</text:p>
          </table:table-cell>
          <table:table-cell table:formula="of:=MOD((2*[.A842]+[.C841]);(4*[.B841]+1))" office:value-type="float" office:value="3338.56120581029">
            <text:p>3338,56</text:p>
          </table:table-cell>
          <table:table-cell table:number-columns-repeated="5"/>
        </table:table-row>
        <table:table-row table:style-name="ro1">
          <table:table-cell table:formula="of:=[.A842]-(2*[.A842]+[.C842])/(8*[.B842]+1)" office:value-type="float" office:value="73.0408616583389">
            <text:p>73,04</text:p>
          </table:table-cell>
          <table:table-cell table:formula="of:=[.B842]+1" office:value-type="float" office:value="837">
            <text:p>837</text:p>
          </table:table-cell>
          <table:table-cell table:formula="of:=MOD((2*[.A843]+[.C842]);(4*[.B842]+1))" office:value-type="float" office:value="139.642929126965">
            <text:p>139,64</text:p>
          </table:table-cell>
          <table:table-cell table:number-columns-repeated="5"/>
        </table:table-row>
        <table:table-row table:style-name="ro1">
          <table:table-cell table:formula="of:=[.A843]-(2*[.A843]+[.C843])/(8*[.B843]+1)" office:value-type="float" office:value="72.9981970842843">
            <text:p>73</text:p>
          </table:table-cell>
          <table:table-cell table:formula="of:=[.B843]+1" office:value-type="float" office:value="838">
            <text:p>838</text:p>
          </table:table-cell>
          <table:table-cell table:formula="of:=MOD((2*[.A844]+[.C843]);(4*[.B843]+1))" office:value-type="float" office:value="285.639323295533">
            <text:p>285,64</text:p>
          </table:table-cell>
          <table:table-cell table:number-columns-repeated="5"/>
        </table:table-row>
        <table:table-row table:style-name="ro1">
          <table:table-cell table:formula="of:=[.A844]-(2*[.A844]+[.C844])/(8*[.B844]+1)" office:value-type="float" office:value="72.9338218840659">
            <text:p>72,93</text:p>
          </table:table-cell>
          <table:table-cell table:formula="of:=[.B844]+1" office:value-type="float" office:value="839">
            <text:p>839</text:p>
          </table:table-cell>
          <table:table-cell table:formula="of:=MOD((2*[.A845]+[.C844]);(4*[.B844]+1))" office:value-type="float" office:value="431.506967063665">
            <text:p>431,51</text:p>
          </table:table-cell>
          <table:table-cell table:number-columns-repeated="5"/>
        </table:table-row>
        <table:table-row table:style-name="ro1">
          <table:table-cell table:formula="of:=[.A845]-(2*[.A845]+[.C845])/(8*[.B845]+1)" office:value-type="float" office:value="72.8478134510506">
            <text:p>72,85</text:p>
          </table:table-cell>
          <table:table-cell table:formula="of:=[.B845]+1" office:value-type="float" office:value="840">
            <text:p>840</text:p>
          </table:table-cell>
          <table:table-cell table:formula="of:=MOD((2*[.A846]+[.C845]);(4*[.B845]+1))" office:value-type="float" office:value="577.202593965766">
            <text:p>577,2</text:p>
          </table:table-cell>
          <table:table-cell table:number-columns-repeated="5"/>
        </table:table-row>
        <table:table-row table:style-name="ro1">
          <table:table-cell table:formula="of:=[.A846]-(2*[.A846]+[.C846])/(8*[.B846]+1)" office:value-type="float" office:value="72.7402553167153">
            <text:p>72,74</text:p>
          </table:table-cell>
          <table:table-cell table:formula="of:=[.B846]+1" office:value-type="float" office:value="841">
            <text:p>841</text:p>
          </table:table-cell>
          <table:table-cell table:formula="of:=MOD((2*[.A847]+[.C846]);(4*[.B846]+1))" office:value-type="float" office:value="722.683104599197">
            <text:p>722,68</text:p>
          </table:table-cell>
          <table:table-cell table:number-columns-repeated="5"/>
        </table:table-row>
        <table:table-row table:style-name="ro1">
          <table:table-cell table:formula="of:=[.A847]-(2*[.A847]+[.C847])/(8*[.B847]+1)" office:value-type="float" office:value="72.6112370948052">
            <text:p>72,61</text:p>
          </table:table-cell>
          <table:table-cell table:formula="of:=[.B847]+1" office:value-type="float" office:value="842">
            <text:p>842</text:p>
          </table:table-cell>
          <table:table-cell table:formula="of:=MOD((2*[.A848]+[.C847]);(4*[.B847]+1))" office:value-type="float" office:value="867.905578788807">
            <text:p>867,91</text:p>
          </table:table-cell>
          <table:table-cell table:number-columns-repeated="5"/>
        </table:table-row>
        <table:table-row table:style-name="ro1">
          <table:table-cell table:formula="of:=[.A848]-(2*[.A848]+[.C848])/(8*[.B848]+1)" office:value-type="float" office:value="72.4608544240351">
            <text:p>72,46</text:p>
          </table:table-cell>
          <table:table-cell table:formula="of:=[.B848]+1" office:value-type="float" office:value="843">
            <text:p>843</text:p>
          </table:table-cell>
          <table:table-cell table:formula="of:=MOD((2*[.A849]+[.C848]);(4*[.B848]+1))" office:value-type="float" office:value="1012.82728763688">
            <text:p>1012,83</text:p>
          </table:table-cell>
          <table:table-cell table:number-columns-repeated="5"/>
        </table:table-row>
        <table:table-row table:style-name="ro1">
          <table:table-cell table:formula="of:=[.A849]-(2*[.A849]+[.C849])/(8*[.B849]+1)" office:value-type="float" office:value="72.2892089093598">
            <text:p>72,29</text:p>
          </table:table-cell>
          <table:table-cell table:formula="of:=[.B849]+1" office:value-type="float" office:value="844">
            <text:p>844</text:p>
          </table:table-cell>
          <table:table-cell table:formula="of:=MOD((2*[.A850]+[.C849]);(4*[.B849]+1))" office:value-type="float" office:value="1157.4057054556">
            <text:p>1157,41</text:p>
          </table:table-cell>
          <table:table-cell table:number-columns-repeated="5"/>
        </table:table-row>
        <table:table-row table:style-name="ro1">
          <table:table-cell table:formula="of:=[.A850]-(2*[.A850]+[.C850])/(8*[.B850]+1)" office:value-type="float" office:value="72.096408061844">
            <text:p>72,1</text:p>
          </table:table-cell>
          <table:table-cell table:formula="of:=[.B850]+1" office:value-type="float" office:value="845">
            <text:p>845</text:p>
          </table:table-cell>
          <table:table-cell table:formula="of:=MOD((2*[.A851]+[.C850]);(4*[.B850]+1))" office:value-type="float" office:value="1301.59852157929">
            <text:p>1301,6</text:p>
          </table:table-cell>
          <table:table-cell table:number-columns-repeated="5"/>
        </table:table-row>
        <table:table-row table:style-name="ro1">
          <table:table-cell table:formula="of:=[.A851]-(2*[.A851]+[.C851])/(8*[.B851]+1)" office:value-type="float" office:value="71.8825652371578">
            <text:p>71,88</text:p>
          </table:table-cell>
          <table:table-cell table:formula="of:=[.B851]+1" office:value-type="float" office:value="846">
            <text:p>846</text:p>
          </table:table-cell>
          <table:table-cell table:formula="of:=MOD((2*[.A852]+[.C851]);(4*[.B851]+1))" office:value-type="float" office:value="1445.3636520536">
            <text:p>1445,36</text:p>
          </table:table-cell>
          <table:table-cell table:number-columns-repeated="5"/>
        </table:table-row>
        <table:table-row table:style-name="ro1">
          <table:table-cell table:formula="of:=[.A852]-(2*[.A852]+[.C852])/(8*[.B852]+1)" office:value-type="float" office:value="71.6477995727277">
            <text:p>71,65</text:p>
          </table:table-cell>
          <table:table-cell table:formula="of:=[.B852]+1" office:value-type="float" office:value="847">
            <text:p>847</text:p>
          </table:table-cell>
          <table:table-cell table:formula="of:=MOD((2*[.A853]+[.C852]);(4*[.B852]+1))" office:value-type="float" office:value="1588.65925119906">
            <text:p>1588,66</text:p>
          </table:table-cell>
          <table:table-cell table:number-columns-repeated="5"/>
        </table:table-row>
        <table:table-row table:style-name="ro1">
          <table:table-cell table:formula="of:=[.A853]-(2*[.A853]+[.C853])/(8*[.B853]+1)" office:value-type="float" office:value="71.3922359235696">
            <text:p>71,39</text:p>
          </table:table-cell>
          <table:table-cell table:formula="of:=[.B853]+1" office:value-type="float" office:value="848">
            <text:p>848</text:p>
          </table:table-cell>
          <table:table-cell table:formula="of:=MOD((2*[.A854]+[.C853]);(4*[.B853]+1))" office:value-type="float" office:value="1731.4437230462">
            <text:p>1731,44</text:p>
          </table:table-cell>
          <table:table-cell table:number-columns-repeated="5"/>
        </table:table-row>
        <table:table-row table:style-name="ro1">
          <table:table-cell table:formula="of:=[.A854]-(2*[.A854]+[.C854])/(8*[.B854]+1)" office:value-type="float" office:value="71.1160047968351">
            <text:p>71,12</text:p>
          </table:table-cell>
          <table:table-cell table:formula="of:=[.B854]+1" office:value-type="float" office:value="849">
            <text:p>849</text:p>
          </table:table-cell>
          <table:table-cell table:formula="of:=MOD((2*[.A855]+[.C854]);(4*[.B854]+1))" office:value-type="float" office:value="1873.67573263987">
            <text:p>1873,68</text:p>
          </table:table-cell>
          <table:table-cell table:number-columns-repeated="5"/>
        </table:table-row>
        <table:table-row table:style-name="ro1">
          <table:table-cell table:formula="of:=[.A855]-(2*[.A855]+[.C855])/(8*[.B855]+1)" office:value-type="float" office:value="70.8192422850975">
            <text:p>70,82</text:p>
          </table:table-cell>
          <table:table-cell table:formula="of:=[.B855]+1" office:value-type="float" office:value="850">
            <text:p>850</text:p>
          </table:table-cell>
          <table:table-cell table:formula="of:=MOD((2*[.A856]+[.C855]);(4*[.B855]+1))" office:value-type="float" office:value="2015.31421721006">
            <text:p>2015,31</text:p>
          </table:table-cell>
          <table:table-cell table:number-columns-repeated="5"/>
        </table:table-row>
        <table:table-row table:style-name="ro1">
          <table:table-cell table:formula="of:=[.A856]-(2*[.A856]+[.C856])/(8*[.B856]+1)" office:value-type="float" office:value="70.5020899984073">
            <text:p>70,5</text:p>
          </table:table-cell>
          <table:table-cell table:formula="of:=[.B856]+1" office:value-type="float" office:value="851">
            <text:p>851</text:p>
          </table:table-cell>
          <table:table-cell table:formula="of:=MOD((2*[.A857]+[.C856]);(4*[.B856]+1))" office:value-type="float" office:value="2156.31839720688">
            <text:p>2156,32</text:p>
          </table:table-cell>
          <table:table-cell table:number-columns-repeated="5"/>
        </table:table-row>
        <table:table-row table:style-name="ro1">
          <table:table-cell table:formula="of:=[.A857]-(2*[.A857]+[.C857])/(8*[.B857]+1)" office:value-type="float" office:value="70.1646949951463">
            <text:p>70,16</text:p>
          </table:table-cell>
          <table:table-cell table:formula="of:=[.B857]+1" office:value-type="float" office:value="852">
            <text:p>852</text:p>
          </table:table-cell>
          <table:table-cell table:formula="of:=MOD((2*[.A858]+[.C857]);(4*[.B857]+1))" office:value-type="float" office:value="2296.64778719717">
            <text:p>2296,65</text:p>
          </table:table-cell>
          <table:table-cell table:number-columns-repeated="5"/>
        </table:table-row>
        <table:table-row table:style-name="ro1">
          <table:table-cell table:formula="of:=[.A858]-(2*[.A858]+[.C858])/(8*[.B858]+1)" office:value-type="float" office:value="69.8072097117097">
            <text:p>69,81</text:p>
          </table:table-cell>
          <table:table-cell table:formula="of:=[.B858]+1" office:value-type="float" office:value="853">
            <text:p>853</text:p>
          </table:table-cell>
          <table:table-cell table:formula="of:=MOD((2*[.A859]+[.C858]);(4*[.B858]+1))" office:value-type="float" office:value="2436.26220662059">
            <text:p>2436,26</text:p>
          </table:table-cell>
          <table:table-cell table:number-columns-repeated="5"/>
        </table:table-row>
        <table:table-row table:style-name="ro1">
          <table:table-cell table:formula="of:=[.A859]-(2*[.A859]+[.C859])/(8*[.B859]+1)" office:value-type="float" office:value="69.4297918910439">
            <text:p>69,43</text:p>
          </table:table-cell>
          <table:table-cell table:formula="of:=[.B859]+1" office:value-type="float" office:value="854">
            <text:p>854</text:p>
          </table:table-cell>
          <table:table-cell table:formula="of:=MOD((2*[.A860]+[.C859]);(4*[.B859]+1))" office:value-type="float" office:value="2575.12179040267">
            <text:p>2575,12</text:p>
          </table:table-cell>
          <table:table-cell table:number-columns-repeated="5"/>
        </table:table-row>
        <table:table-row table:style-name="ro1">
          <table:table-cell table:formula="of:=[.A860]-(2*[.A860]+[.C860])/(8*[.B860]+1)" office:value-type="float" office:value="69.0326045100715">
            <text:p>69,03</text:p>
          </table:table-cell>
          <table:table-cell table:formula="of:=[.B860]+1" office:value-type="float" office:value="855">
            <text:p>855</text:p>
          </table:table-cell>
          <table:table-cell table:formula="of:=MOD((2*[.A861]+[.C860]);(4*[.B860]+1))" office:value-type="float" office:value="2713.18699942282">
            <text:p>2713,19</text:p>
          </table:table-cell>
          <table:table-cell table:number-columns-repeated="5"/>
        </table:table-row>
        <table:table-row table:style-name="ro1">
          <table:table-cell table:formula="of:=[.A861]-(2*[.A861]+[.C861])/(8*[.B861]+1)" office:value-type="float" office:value="68.6158157060307">
            <text:p>68,62</text:p>
          </table:table-cell>
          <table:table-cell table:formula="of:=[.B861]+1" office:value-type="float" office:value="856">
            <text:p>856</text:p>
          </table:table-cell>
          <table:table-cell table:formula="of:=MOD((2*[.A862]+[.C861]);(4*[.B861]+1))" office:value-type="float" office:value="2850.41863083488">
            <text:p>2850,42</text:p>
          </table:table-cell>
          <table:table-cell table:number-columns-repeated="5"/>
        </table:table-row>
        <table:table-row table:style-name="ro1">
          <table:table-cell table:formula="of:=[.A862]-(2*[.A862]+[.C862])/(8*[.B862]+1)" office:value-type="float" office:value="68.1795987017605">
            <text:p>68,18</text:p>
          </table:table-cell>
          <table:table-cell table:formula="of:=[.B862]+1" office:value-type="float" office:value="857">
            <text:p>857</text:p>
          </table:table-cell>
          <table:table-cell table:formula="of:=MOD((2*[.A863]+[.C862]);(4*[.B862]+1))" office:value-type="float" office:value="2986.7778282384">
            <text:p>2986,78</text:p>
          </table:table-cell>
          <table:table-cell table:number-columns-repeated="5"/>
        </table:table-row>
        <table:table-row table:style-name="ro1">
          <table:table-cell table:formula="of:=[.A863]-(2*[.A863]+[.C863])/(8*[.B863]+1)" office:value-type="float" office:value="67.7241317299591">
            <text:p>67,72</text:p>
          </table:table-cell>
          <table:table-cell table:formula="of:=[.B863]+1" office:value-type="float" office:value="858">
            <text:p>858</text:p>
          </table:table-cell>
          <table:table-cell table:formula="of:=MOD((2*[.A864]+[.C863]);(4*[.B863]+1))" office:value-type="float" office:value="3122.22609169832">
            <text:p>3122,23</text:p>
          </table:table-cell>
          <table:table-cell table:number-columns-repeated="5"/>
        </table:table-row>
        <table:table-row table:style-name="ro1">
          <table:table-cell table:formula="of:=[.A864]-(2*[.A864]+[.C864])/(8*[.B864]+1)" office:value-type="float" office:value="67.2495979564473">
            <text:p>67,25</text:p>
          </table:table-cell>
          <table:table-cell table:formula="of:=[.B864]+1" office:value-type="float" office:value="859">
            <text:p>859</text:p>
          </table:table-cell>
          <table:table-cell table:formula="of:=MOD((2*[.A865]+[.C864]);(4*[.B864]+1))" office:value-type="float" office:value="3256.72528761121">
            <text:p>3256,73</text:p>
          </table:table-cell>
          <table:table-cell table:number-columns-repeated="5"/>
        </table:table-row>
        <table:table-row table:style-name="ro1">
          <table:table-cell table:formula="of:=[.A865]-(2*[.A865]+[.C865])/(8*[.B865]+1)" office:value-type="float" office:value="66.7561854024645">
            <text:p>66,76</text:p>
          </table:table-cell>
          <table:table-cell table:formula="of:=[.B865]+1" office:value-type="float" office:value="860">
            <text:p>860</text:p>
          </table:table-cell>
          <table:table-cell table:formula="of:=MOD((2*[.A866]+[.C865]);(4*[.B865]+1))" office:value-type="float" office:value="3390.23765841614">
            <text:p>3390,24</text:p>
          </table:table-cell>
          <table:table-cell table:number-columns-repeated="5"/>
        </table:table-row>
        <table:table-row table:style-name="ro1">
          <table:table-cell table:formula="of:=[.A866]-(2*[.A866]+[.C866])/(8*[.B866]+1)" office:value-type="float" office:value="66.2440868660278">
            <text:p>66,24</text:p>
          </table:table-cell>
          <table:table-cell table:formula="of:=[.B866]+1" office:value-type="float" office:value="861">
            <text:p>861</text:p>
          </table:table-cell>
          <table:table-cell table:formula="of:=MOD((2*[.A867]+[.C866]);(4*[.B866]+1))" office:value-type="float" office:value="81.7258321481977">
            <text:p>81,73</text:p>
          </table:table-cell>
          <table:table-cell table:number-columns-repeated="5"/>
        </table:table-row>
        <table:table-row table:style-name="ro1">
          <table:table-cell table:formula="of:=[.A867]-(2*[.A867]+[.C867])/(8*[.B867]+1)" office:value-type="float" office:value="66.2129917860626">
            <text:p>66,21</text:p>
          </table:table-cell>
          <table:table-cell table:formula="of:=[.B867]+1" office:value-type="float" office:value="862">
            <text:p>862</text:p>
          </table:table-cell>
          <table:table-cell table:formula="of:=MOD((2*[.A868]+[.C867]);(4*[.B867]+1))" office:value-type="float" office:value="214.151815720323">
            <text:p>214,15</text:p>
          </table:table-cell>
          <table:table-cell table:number-columns-repeated="5"/>
        </table:table-row>
        <table:table-row table:style-name="ro1">
          <table:table-cell table:formula="of:=[.A868]-(2*[.A868]+[.C868])/(8*[.B868]+1)" office:value-type="float" office:value="66.1627412714486">
            <text:p>66,16</text:p>
          </table:table-cell>
          <table:table-cell table:formula="of:=[.B868]+1" office:value-type="float" office:value="863">
            <text:p>863</text:p>
          </table:table-cell>
          <table:table-cell table:formula="of:=MOD((2*[.A869]+[.C868]);(4*[.B868]+1))" office:value-type="float" office:value="346.47729826322">
            <text:p>346,48</text:p>
          </table:table-cell>
          <table:table-cell table:number-columns-repeated="5"/>
        </table:table-row>
        <table:table-row table:style-name="ro1">
          <table:table-cell table:formula="of:=[.A869]-(2*[.A869]+[.C869])/(8*[.B869]+1)" office:value-type="float" office:value="66.0933998115201">
            <text:p>66,09</text:p>
          </table:table-cell>
          <table:table-cell table:formula="of:=[.B869]+1" office:value-type="float" office:value="864">
            <text:p>864</text:p>
          </table:table-cell>
          <table:table-cell table:formula="of:=MOD((2*[.A870]+[.C869]);(4*[.B869]+1))" office:value-type="float" office:value="478.66409788626">
            <text:p>478,66</text:p>
          </table:table-cell>
          <table:table-cell table:number-columns-repeated="5"/>
        </table:table-row>
        <table:table-row table:style-name="ro1">
          <table:table-cell table:formula="of:=[.A870]-(2*[.A870]+[.C870])/(8*[.B870]+1)" office:value-type="float" office:value="66.0050371762664">
            <text:p>66,01</text:p>
          </table:table-cell>
          <table:table-cell table:formula="of:=[.B870]+1" office:value-type="float" office:value="865">
            <text:p>865</text:p>
          </table:table-cell>
          <table:table-cell table:formula="of:=MOD((2*[.A871]+[.C870]);(4*[.B870]+1))" office:value-type="float" office:value="610.674172238793">
            <text:p>610,67</text:p>
          </table:table-cell>
          <table:table-cell table:number-columns-repeated="5"/>
        </table:table-row>
        <table:table-row table:style-name="ro1">
          <table:table-cell table:formula="of:=[.A871]-(2*[.A871]+[.C871])/(8*[.B871]+1)" office:value-type="float" office:value="65.897728370228">
            <text:p>65,9</text:p>
          </table:table-cell>
          <table:table-cell table:formula="of:=[.B871]+1" office:value-type="float" office:value="866">
            <text:p>866</text:p>
          </table:table-cell>
          <table:table-cell table:formula="of:=MOD((2*[.A872]+[.C871]);(4*[.B871]+1))" office:value-type="float" office:value="742.469628979249">
            <text:p>742,47</text:p>
          </table:table-cell>
          <table:table-cell table:number-columns-repeated="5"/>
        </table:table-row>
        <table:table-row table:style-name="ro1">
          <table:table-cell table:formula="of:=[.A872]-(2*[.A872]+[.C872])/(8*[.B872]+1)" office:value-type="float" office:value="65.7715535851624">
            <text:p>65,77</text:p>
          </table:table-cell>
          <table:table-cell table:formula="of:=[.B872]+1" office:value-type="float" office:value="867">
            <text:p>867</text:p>
          </table:table-cell>
          <table:table-cell table:formula="of:=MOD((2*[.A873]+[.C872]);(4*[.B872]+1))" office:value-type="float" office:value="874.012736149574">
            <text:p>874,01</text:p>
          </table:table-cell>
          <table:table-cell table:number-columns-repeated="5"/>
        </table:table-row>
        <table:table-row table:style-name="ro1">
          <table:table-cell table:formula="of:=[.A873]-(2*[.A873]+[.C873])/(8*[.B873]+1)" office:value-type="float" office:value="65.6265981514994">
            <text:p>65,63</text:p>
          </table:table-cell>
          <table:table-cell table:formula="of:=[.B873]+1" office:value-type="float" office:value="868">
            <text:p>868</text:p>
          </table:table-cell>
          <table:table-cell table:formula="of:=MOD((2*[.A874]+[.C873]);(4*[.B873]+1))" office:value-type="float" office:value="1005.26593245257">
            <text:p>1005,27</text:p>
          </table:table-cell>
          <table:table-cell table:number-columns-repeated="5"/>
        </table:table-row>
        <table:table-row table:style-name="ro1">
          <table:table-cell table:formula="of:=[.A874]-(2*[.A874]+[.C874])/(8*[.B874]+1)" office:value-type="float" office:value="65.4629524886117">
            <text:p>65,46</text:p>
          </table:table-cell>
          <table:table-cell table:formula="of:=[.B874]+1" office:value-type="float" office:value="869">
            <text:p>869</text:p>
          </table:table-cell>
          <table:table-cell table:formula="of:=MOD((2*[.A875]+[.C874]);(4*[.B874]+1))" office:value-type="float" office:value="1136.1918374298">
            <text:p>1136,19</text:p>
          </table:table-cell>
          <table:table-cell table:number-columns-repeated="5"/>
        </table:table-row>
        <table:table-row table:style-name="ro1">
          <table:table-cell table:formula="of:=[.A875]-(2*[.A875]+[.C875])/(8*[.B875]+1)" office:value-type="float" office:value="65.2807120539206">
            <text:p>65,28</text:p>
          </table:table-cell>
          <table:table-cell table:formula="of:=[.B875]+1" office:value-type="float" office:value="870">
            <text:p>870</text:p>
          </table:table-cell>
          <table:table-cell table:formula="of:=MOD((2*[.A876]+[.C875]);(4*[.B875]+1))" office:value-type="float" office:value="1266.75326153764">
            <text:p>1266,75</text:p>
          </table:table-cell>
          <table:table-cell table:number-columns-repeated="5"/>
        </table:table-row>
        <table:table-row table:style-name="ro1">
          <table:table-cell table:formula="of:=[.A876]-(2*[.A876]+[.C876])/(8*[.B876]+1)" office:value-type="float" office:value="65.0799772908628">
            <text:p>65,08</text:p>
          </table:table-cell>
          <table:table-cell table:formula="of:=[.B876]+1" office:value-type="float" office:value="871">
            <text:p>871</text:p>
          </table:table-cell>
          <table:table-cell table:formula="of:=MOD((2*[.A877]+[.C876]);(4*[.B876]+1))" office:value-type="float" office:value="1396.91321611936">
            <text:p>1396,91</text:p>
          </table:table-cell>
          <table:table-cell table:number-columns-repeated="5"/>
        </table:table-row>
        <table:table-row table:style-name="ro1">
          <table:table-cell table:formula="of:=[.A877]-(2*[.A877]+[.C877])/(8*[.B877]+1)" office:value-type="float" office:value="64.8608535757385">
            <text:p>64,86</text:p>
          </table:table-cell>
          <table:table-cell table:formula="of:=[.B877]+1" office:value-type="float" office:value="872">
            <text:p>872</text:p>
          </table:table-cell>
          <table:table-cell table:formula="of:=MOD((2*[.A878]+[.C877]);(4*[.B877]+1))" office:value-type="float" office:value="1526.63492327084">
            <text:p>1526,63</text:p>
          </table:table-cell>
          <table:table-cell table:number-columns-repeated="5"/>
        </table:table-row>
        <table:table-row table:style-name="ro1">
          <table:table-cell table:formula="of:=[.A878]-(2*[.A878]+[.C878])/(8*[.B878]+1)" office:value-type="float" office:value="64.6234511634664">
            <text:p>64,62</text:p>
          </table:table-cell>
          <table:table-cell table:formula="of:=[.B878]+1" office:value-type="float" office:value="873">
            <text:p>873</text:p>
          </table:table-cell>
          <table:table-cell table:formula="of:=MOD((2*[.A879]+[.C878]);(4*[.B878]+1))" office:value-type="float" office:value="1655.88182559777">
            <text:p>1655,88</text:p>
          </table:table-cell>
          <table:table-cell table:number-columns-repeated="5"/>
        </table:table-row>
        <table:table-row table:style-name="ro1">
          <table:table-cell table:formula="of:=[.A879]-(2*[.A879]+[.C879])/(8*[.B879]+1)" office:value-type="float" office:value="64.3678851322675">
            <text:p>64,37</text:p>
          </table:table-cell>
          <table:table-cell table:formula="of:=[.B879]+1" office:value-type="float" office:value="874">
            <text:p>874</text:p>
          </table:table-cell>
          <table:table-cell table:formula="of:=MOD((2*[.A880]+[.C879]);(4*[.B879]+1))" office:value-type="float" office:value="1784.61759586231">
            <text:p>1784,62</text:p>
          </table:table-cell>
          <table:table-cell table:number-columns-repeated="5"/>
        </table:table-row>
        <table:table-row table:style-name="ro1">
          <table:table-cell table:formula="of:=[.A880]-(2*[.A880]+[.C880])/(8*[.B880]+1)" office:value-type="float" office:value="64.0942753273015">
            <text:p>64,09</text:p>
          </table:table-cell>
          <table:table-cell table:formula="of:=[.B880]+1" office:value-type="float" office:value="875">
            <text:p>875</text:p>
          </table:table-cell>
          <table:table-cell table:formula="of:=MOD((2*[.A881]+[.C880]);(4*[.B880]+1))" office:value-type="float" office:value="1912.80614651691">
            <text:p>1912,81</text:p>
          </table:table-cell>
          <table:table-cell table:number-columns-repeated="5"/>
        </table:table-row>
        <table:table-row table:style-name="ro1">
          <table:table-cell table:formula="of:=[.A881]-(2*[.A881]+[.C881])/(8*[.B881]+1)" office:value-type="float" office:value="63.8027463032804">
            <text:p>63,8</text:p>
          </table:table-cell>
          <table:table-cell table:formula="of:=[.B881]+1" office:value-type="float" office:value="876">
            <text:p>876</text:p>
          </table:table-cell>
          <table:table-cell table:formula="of:=MOD((2*[.A882]+[.C881]);(4*[.B881]+1))" office:value-type="float" office:value="2040.41163912347">
            <text:p>2040,41</text:p>
          </table:table-cell>
          <table:table-cell table:number-columns-repeated="5"/>
        </table:table-row>
        <table:table-row table:style-name="ro1">
          <table:table-cell table:formula="of:=[.A882]-(2*[.A882]+[.C882])/(8*[.B882]+1)" office:value-type="float" office:value="63.4934272660811">
            <text:p>63,49</text:p>
          </table:table-cell>
          <table:table-cell table:formula="of:=[.B882]+1" office:value-type="float" office:value="877">
            <text:p>877</text:p>
          </table:table-cell>
          <table:table-cell table:formula="of:=MOD((2*[.A883]+[.C882]);(4*[.B882]+1))" office:value-type="float" office:value="2167.39849365563">
            <text:p>2167,4</text:p>
          </table:table-cell>
          <table:table-cell table:number-columns-repeated="5"/>
        </table:table-row>
        <table:table-row table:style-name="ro1">
          <table:table-cell table:formula="of:=[.A883]-(2*[.A883]+[.C883])/(8*[.B883]+1)" office:value-type="float" office:value="63.1664520133823">
            <text:p>63,17</text:p>
          </table:table-cell>
          <table:table-cell table:formula="of:=[.B883]+1" office:value-type="float" office:value="878">
            <text:p>878</text:p>
          </table:table-cell>
          <table:table-cell table:formula="of:=MOD((2*[.A884]+[.C883]);(4*[.B883]+1))" office:value-type="float" office:value="2293.7313976824">
            <text:p>2293,73</text:p>
          </table:table-cell>
          <table:table-cell table:number-columns-repeated="5"/>
        </table:table-row>
        <table:table-row table:style-name="ro1">
          <table:table-cell table:formula="of:=[.A884]-(2*[.A884]+[.C884])/(8*[.B884]+1)" office:value-type="float" office:value="62.8219588743489">
            <text:p>62,82</text:p>
          </table:table-cell>
          <table:table-cell table:formula="of:=[.B884]+1" office:value-type="float" office:value="879">
            <text:p>879</text:p>
          </table:table-cell>
          <table:table-cell table:formula="of:=MOD((2*[.A885]+[.C884]);(4*[.B884]+1))" office:value-type="float" office:value="2419.3753154311">
            <text:p>2419,38</text:p>
          </table:table-cell>
          <table:table-cell table:number-columns-repeated="5"/>
        </table:table-row>
        <table:table-row table:style-name="ro1">
          <table:table-cell table:formula="of:=[.A885]-(2*[.A885]+[.C885])/(8*[.B885]+1)" office:value-type="float" office:value="62.4600906483885">
            <text:p>62,46</text:p>
          </table:table-cell>
          <table:table-cell table:formula="of:=[.B885]+1" office:value-type="float" office:value="880">
            <text:p>880</text:p>
          </table:table-cell>
          <table:table-cell table:formula="of:=MOD((2*[.A886]+[.C885]);(4*[.B885]+1))" office:value-type="float" office:value="2544.29549672787">
            <text:p>2544,3</text:p>
          </table:table-cell>
          <table:table-cell table:number-columns-repeated="5"/>
        </table:table-row>
        <table:table-row table:style-name="ro1">
          <table:table-cell table:formula="of:=[.A886]-(2*[.A886]+[.C886])/(8*[.B886]+1)" office:value-type="float" office:value="62.0809945430022">
            <text:p>62,08</text:p>
          </table:table-cell>
          <table:table-cell table:formula="of:=[.B886]+1" office:value-type="float" office:value="881">
            <text:p>881</text:p>
          </table:table-cell>
          <table:table-cell table:formula="of:=MOD((2*[.A887]+[.C886]);(4*[.B886]+1))" office:value-type="float" office:value="2668.45748581388">
            <text:p>2668,46</text:p>
          </table:table-cell>
          <table:table-cell table:number-columns-repeated="5"/>
        </table:table-row>
        <table:table-row table:style-name="ro1">
          <table:table-cell table:formula="of:=[.A887]-(2*[.A887]+[.C887])/(8*[.B887]+1)" office:value-type="float" office:value="61.6848221107566">
            <text:p>61,68</text:p>
          </table:table-cell>
          <table:table-cell table:formula="of:=[.B887]+1" office:value-type="float" office:value="882">
            <text:p>882</text:p>
          </table:table-cell>
          <table:table-cell table:formula="of:=MOD((2*[.A888]+[.C887]);(4*[.B887]+1))" office:value-type="float" office:value="2791.82713003539">
            <text:p>2791,83</text:p>
          </table:table-cell>
          <table:table-cell table:number-columns-repeated="5"/>
        </table:table-row>
        <table:table-row table:style-name="ro1">
          <table:table-cell table:formula="of:=[.A888]-(2*[.A888]+[.C888])/(8*[.B888]+1)" office:value-type="float" office:value="61.2717291853978">
            <text:p>61,27</text:p>
          </table:table-cell>
          <table:table-cell table:formula="of:=[.B888]+1" office:value-type="float" office:value="883">
            <text:p>883</text:p>
          </table:table-cell>
          <table:table-cell table:formula="of:=MOD((2*[.A889]+[.C888]);(4*[.B888]+1))" office:value-type="float" office:value="2914.37058840619">
            <text:p>2914,37</text:p>
          </table:table-cell>
          <table:table-cell table:number-columns-repeated="5"/>
        </table:table-row>
        <table:table-row table:style-name="ro1">
          <table:table-cell table:formula="of:=[.A889]-(2*[.A889]+[.C889])/(8*[.B889]+1)" office:value-type="float" office:value="60.8418758171349">
            <text:p>60,84</text:p>
          </table:table-cell>
          <table:table-cell table:formula="of:=[.B889]+1" office:value-type="float" office:value="884">
            <text:p>884</text:p>
          </table:table-cell>
          <table:table-cell table:formula="of:=MOD((2*[.A890]+[.C889]);(4*[.B889]+1))" office:value-type="float" office:value="3036.05434004046">
            <text:p>3036,05</text:p>
          </table:table-cell>
          <table:table-cell table:number-columns-repeated="5"/>
        </table:table-row>
        <table:table-row table:style-name="ro1">
          <table:table-cell table:formula="of:=[.A890]-(2*[.A890]+[.C890])/(8*[.B890]+1)" office:value-type="float" office:value="60.3954262071145">
            <text:p>60,4</text:p>
          </table:table-cell>
          <table:table-cell table:formula="of:=[.B890]+1" office:value-type="float" office:value="885">
            <text:p>885</text:p>
          </table:table-cell>
          <table:table-cell table:formula="of:=MOD((2*[.A891]+[.C890]);(4*[.B890]+1))" office:value-type="float" office:value="3156.84519245468">
            <text:p>3156,85</text:p>
          </table:table-cell>
          <table:table-cell table:number-columns-repeated="5"/>
        </table:table-row>
        <table:table-row table:style-name="ro1">
          <table:table-cell table:formula="of:=[.A891]-(2*[.A891]+[.C891])/(8*[.B891]+1)" office:value-type="float" office:value="59.9325486411112">
            <text:p>59,93</text:p>
          </table:table-cell>
          <table:table-cell table:formula="of:=[.B891]+1" office:value-type="float" office:value="886">
            <text:p>886</text:p>
          </table:table-cell>
          <table:table-cell table:formula="of:=MOD((2*[.A892]+[.C891]);(4*[.B891]+1))" office:value-type="float" office:value="3276.71028973691">
            <text:p>3276,71</text:p>
          </table:table-cell>
          <table:table-cell table:number-columns-repeated="5"/>
        </table:table-row>
        <table:table-row table:style-name="ro1">
          <table:table-cell table:formula="of:=[.A892]-(2*[.A892]+[.C892])/(8*[.B892]+1)" office:value-type="float" office:value="59.4534154224599">
            <text:p>59,45</text:p>
          </table:table-cell>
          <table:table-cell table:formula="of:=[.B892]+1" office:value-type="float" office:value="887">
            <text:p>887</text:p>
          </table:table-cell>
          <table:table-cell table:formula="of:=MOD((2*[.A893]+[.C892]);(4*[.B892]+1))" office:value-type="float" office:value="3395.61712058183">
            <text:p>3395,62</text:p>
          </table:table-cell>
          <table:table-cell table:number-columns-repeated="5"/>
        </table:table-row>
        <table:table-row table:style-name="ro1">
          <table:table-cell table:formula="of:=[.A893]-(2*[.A893]+[.C893])/(8*[.B893]+1)" office:value-type="float" office:value="58.9582028042513">
            <text:p>58,96</text:p>
          </table:table-cell>
          <table:table-cell table:formula="of:=[.B893]+1" office:value-type="float" office:value="888">
            <text:p>888</text:p>
          </table:table-cell>
          <table:table-cell table:formula="of:=MOD((2*[.A894]+[.C893]);(4*[.B893]+1))" office:value-type="float" office:value="3513.53352619033">
            <text:p>3513,53</text:p>
          </table:table-cell>
          <table:table-cell table:number-columns-repeated="5"/>
        </table:table-row>
        <table:table-row table:style-name="ro1">
          <table:table-cell table:formula="of:=[.A894]-(2*[.A894]+[.C894])/(8*[.B894]+1)" office:value-type="float" office:value="58.4470909208172">
            <text:p>58,45</text:p>
          </table:table-cell>
          <table:table-cell table:formula="of:=[.B894]+1" office:value-type="float" office:value="889">
            <text:p>889</text:p>
          </table:table-cell>
          <table:table-cell table:formula="of:=MOD((2*[.A895]+[.C894]);(4*[.B894]+1))" office:value-type="float" office:value="77.4277080319644">
            <text:p>77,43</text:p>
          </table:table-cell>
          <table:table-cell table:number-columns-repeated="5"/>
        </table:table-row>
        <table:table-row table:style-name="ro1">
          <table:table-cell table:formula="of:=[.A895]-(2*[.A895]+[.C895])/(8*[.B895]+1)" office:value-type="float" office:value="58.419771661732">
            <text:p>58,42</text:p>
          </table:table-cell>
          <table:table-cell table:formula="of:=[.B895]+1" office:value-type="float" office:value="890">
            <text:p>890</text:p>
          </table:table-cell>
          <table:table-cell table:formula="of:=MOD((2*[.A896]+[.C895]);(4*[.B895]+1))" office:value-type="float" office:value="194.267251355428">
            <text:p>194,27</text:p>
          </table:table-cell>
          <table:table-cell table:number-columns-repeated="5"/>
        </table:table-row>
        <table:table-row table:style-name="ro1">
          <table:table-cell table:formula="of:=[.A896]-(2*[.A896]+[.C896])/(8*[.B896]+1)" office:value-type="float" office:value="58.3760830232431">
            <text:p>58,38</text:p>
          </table:table-cell>
          <table:table-cell table:formula="of:=[.B896]+1" office:value-type="float" office:value="891">
            <text:p>891</text:p>
          </table:table-cell>
          <table:table-cell table:formula="of:=MOD((2*[.A897]+[.C896]);(4*[.B896]+1))" office:value-type="float" office:value="311.019417401915">
            <text:p>311,02</text:p>
          </table:table-cell>
          <table:table-cell table:number-columns-repeated="5"/>
        </table:table-row>
        <table:table-row table:style-name="ro1">
          <table:table-cell table:formula="of:=[.A897]-(2*[.A897]+[.C897])/(8*[.B897]+1)" office:value-type="float" office:value="58.3160785929656">
            <text:p>58,32</text:p>
          </table:table-cell>
          <table:table-cell table:formula="of:=[.B897]+1" office:value-type="float" office:value="892">
            <text:p>892</text:p>
          </table:table-cell>
          <table:table-cell table:formula="of:=MOD((2*[.A898]+[.C897]);(4*[.B897]+1))" office:value-type="float" office:value="427.651574587846">
            <text:p>427,65</text:p>
          </table:table-cell>
          <table:table-cell table:number-columns-repeated="5"/>
        </table:table-row>
        <table:table-row table:style-name="ro1">
          <table:table-cell table:formula="of:=[.A898]-(2*[.A898]+[.C898])/(8*[.B898]+1)" office:value-type="float" office:value="58.2398163354661">
            <text:p>58,24</text:p>
          </table:table-cell>
          <table:table-cell table:formula="of:=[.B898]+1" office:value-type="float" office:value="893">
            <text:p>893</text:p>
          </table:table-cell>
          <table:table-cell table:formula="of:=MOD((2*[.A899]+[.C898]);(4*[.B898]+1))" office:value-type="float" office:value="544.131207258778">
            <text:p>544,13</text:p>
          </table:table-cell>
          <table:table-cell table:number-columns-repeated="5"/>
        </table:table-row>
        <table:table-row table:style-name="ro1">
          <table:table-cell table:formula="of:=[.A899]-(2*[.A899]+[.C899])/(8*[.B899]+1)" office:value-type="float" office:value="58.1473585552101">
            <text:p>58,15</text:p>
          </table:table-cell>
          <table:table-cell table:formula="of:=[.B899]+1" office:value-type="float" office:value="894">
            <text:p>894</text:p>
          </table:table-cell>
          <table:table-cell table:formula="of:=MOD((2*[.A900]+[.C899]);(4*[.B899]+1))" office:value-type="float" office:value="660.425924369198">
            <text:p>660,43</text:p>
          </table:table-cell>
          <table:table-cell table:number-columns-repeated="5"/>
        </table:table-row>
        <table:table-row table:style-name="ro1">
          <table:table-cell table:formula="of:=[.A900]-(2*[.A900]+[.C900])/(8*[.B900]+1)" office:value-type="float" office:value="58.0387718585122">
            <text:p>58,04</text:p>
          </table:table-cell>
          <table:table-cell table:formula="of:=[.B900]+1" office:value-type="float" office:value="895">
            <text:p>895</text:p>
          </table:table-cell>
          <table:table-cell table:formula="of:=MOD((2*[.A901]+[.C900]);(4*[.B900]+1))" office:value-type="float" office:value="776.503468086223">
            <text:p>776,5</text:p>
          </table:table-cell>
          <table:table-cell table:number-columns-repeated="5"/>
        </table:table-row>
        <table:table-row table:style-name="ro1">
          <table:table-cell table:formula="of:=[.A901]-(2*[.A901]+[.C901])/(8*[.B901]+1)" office:value-type="float" office:value="57.9141271145095">
            <text:p>57,91</text:p>
          </table:table-cell>
          <table:table-cell table:formula="of:=[.B901]+1" office:value-type="float" office:value="896">
            <text:p>896</text:p>
          </table:table-cell>
          <table:table-cell table:formula="of:=MOD((2*[.A902]+[.C901]);(4*[.B901]+1))" office:value-type="float" office:value="892.331722315242">
            <text:p>892,33</text:p>
          </table:table-cell>
          <table:table-cell table:number-columns-repeated="5"/>
        </table:table-row>
        <table:table-row table:style-name="ro1">
          <table:table-cell table:formula="of:=[.A902]-(2*[.A902]+[.C902])/(8*[.B902]+1)" office:value-type="float" office:value="57.7734994151729">
            <text:p>57,77</text:p>
          </table:table-cell>
          <table:table-cell table:formula="of:=[.B902]+1" office:value-type="float" office:value="897">
            <text:p>897</text:p>
          </table:table-cell>
          <table:table-cell table:formula="of:=MOD((2*[.A903]+[.C902]);(4*[.B902]+1))" office:value-type="float" office:value="1007.87872114559">
            <text:p>1007,88</text:p>
          </table:table-cell>
          <table:table-cell table:number-columns-repeated="5"/>
        </table:table-row>
        <table:table-row table:style-name="ro1">
          <table:table-cell table:formula="of:=[.A903]-(2*[.A903]+[.C903])/(8*[.B903]+1)" office:value-type="float" office:value="57.6169680343765">
            <text:p>57,62</text:p>
          </table:table-cell>
          <table:table-cell table:formula="of:=[.B903]+1" office:value-type="float" office:value="898">
            <text:p>898</text:p>
          </table:table-cell>
          <table:table-cell table:formula="of:=MOD((2*[.A904]+[.C903]);(4*[.B903]+1))" office:value-type="float" office:value="1123.11265721434">
            <text:p>1123,11</text:p>
          </table:table-cell>
          <table:table-cell table:number-columns-repeated="5"/>
        </table:table-row>
        <table:table-row table:style-name="ro1">
          <table:table-cell table:formula="of:=[.A904]-(2*[.A904]+[.C904])/(8*[.B904]+1)" office:value-type="float" office:value="57.444616386042">
            <text:p>57,44</text:p>
          </table:table-cell>
          <table:table-cell table:formula="of:=[.B904]+1" office:value-type="float" office:value="899">
            <text:p>899</text:p>
          </table:table-cell>
          <table:table-cell table:formula="of:=MOD((2*[.A905]+[.C904]);(4*[.B904]+1))" office:value-type="float" office:value="1238.00188998642">
            <text:p>1238</text:p>
          </table:table-cell>
          <table:table-cell table:number-columns-repeated="5"/>
        </table:table-row>
        <table:table-row table:style-name="ro1">
          <table:table-cell table:formula="of:=[.A905]-(2*[.A905]+[.C905])/(8*[.B905]+1)" office:value-type="float" office:value="57.2565319813766">
            <text:p>57,26</text:p>
          </table:table-cell>
          <table:table-cell table:formula="of:=[.B905]+1" office:value-type="float" office:value="900">
            <text:p>900</text:p>
          </table:table-cell>
          <table:table-cell table:formula="of:=MOD((2*[.A906]+[.C905]);(4*[.B905]+1))" office:value-type="float" office:value="1352.51495394918">
            <text:p>1352,51</text:p>
          </table:table-cell>
          <table:table-cell table:number-columns-repeated="5"/>
        </table:table-row>
        <table:table-row table:style-name="ro1">
          <table:table-cell table:formula="of:=[.A906]-(2*[.A906]+[.C906])/(8*[.B906]+1)" office:value-type="float" office:value="57.0528063852216">
            <text:p>57,05</text:p>
          </table:table-cell>
          <table:table-cell table:formula="of:=[.B906]+1" office:value-type="float" office:value="901">
            <text:p>901</text:p>
          </table:table-cell>
          <table:table-cell table:formula="of:=MOD((2*[.A907]+[.C906]);(4*[.B906]+1))" office:value-type="float" office:value="1466.62056671962">
            <text:p>1466,62</text:p>
          </table:table-cell>
          <table:table-cell table:number-columns-repeated="5"/>
        </table:table-row>
        <table:table-row table:style-name="ro1">
          <table:table-cell table:formula="of:=[.A907]-(2*[.A907]+[.C907])/(8*[.B907]+1)" office:value-type="float" office:value="56.8335351715318">
            <text:p>56,83</text:p>
          </table:table-cell>
          <table:table-cell table:formula="of:=[.B907]+1" office:value-type="float" office:value="902">
            <text:p>902</text:p>
          </table:table-cell>
          <table:table-cell table:formula="of:=MOD((2*[.A908]+[.C907]);(4*[.B907]+1))" office:value-type="float" office:value="1580.28763706268">
            <text:p>1580,29</text:p>
          </table:table-cell>
          <table:table-cell table:number-columns-repeated="5"/>
        </table:table-row>
        <table:table-row table:style-name="ro1">
          <table:table-cell table:formula="of:=[.A908]-(2*[.A908]+[.C908])/(8*[.B908]+1)" office:value-type="float" office:value="56.5988178780018">
            <text:p>56,6</text:p>
          </table:table-cell>
          <table:table-cell table:formula="of:=[.B908]+1" office:value-type="float" office:value="903">
            <text:p>903</text:p>
          </table:table-cell>
          <table:table-cell table:formula="of:=MOD((2*[.A909]+[.C908]);(4*[.B908]+1))" office:value-type="float" office:value="1693.48527281869">
            <text:p>1693,49</text:p>
          </table:table-cell>
          <table:table-cell table:number-columns-repeated="5"/>
        </table:table-row>
        <table:table-row table:style-name="ro1">
          <table:table-cell table:formula="of:=[.A909]-(2*[.A909]+[.C909])/(8*[.B909]+1)" office:value-type="float" office:value="56.34875795986">
            <text:p>56,35</text:p>
          </table:table-cell>
          <table:table-cell table:formula="of:=[.B909]+1" office:value-type="float" office:value="904">
            <text:p>904</text:p>
          </table:table-cell>
          <table:table-cell table:formula="of:=MOD((2*[.A910]+[.C909]);(4*[.B909]+1))" office:value-type="float" office:value="1806.18278873841">
            <text:p>1806,18</text:p>
          </table:table-cell>
          <table:table-cell table:number-columns-repeated="5"/>
        </table:table-row>
        <table:table-row table:style-name="ro1">
          <table:table-cell table:formula="of:=[.A910]-(2*[.A910]+[.C910])/(8*[.B910]+1)" office:value-type="float" office:value="56.0834627428466">
            <text:p>56,08</text:p>
          </table:table-cell>
          <table:table-cell table:formula="of:=[.B910]+1" office:value-type="float" office:value="905">
            <text:p>905</text:p>
          </table:table-cell>
          <table:table-cell table:formula="of:=MOD((2*[.A911]+[.C910]);(4*[.B910]+1))" office:value-type="float" office:value="1918.3497142241">
            <text:p>1918,35</text:p>
          </table:table-cell>
          <table:table-cell table:number-columns-repeated="5"/>
        </table:table-row>
        <table:table-row table:style-name="ro1">
          <table:table-cell table:formula="of:=[.A911]-(2*[.A911]+[.C911])/(8*[.B911]+1)" office:value-type="float" office:value="55.803043375396">
            <text:p>55,8</text:p>
          </table:table-cell>
          <table:table-cell table:formula="of:=[.B911]+1" office:value-type="float" office:value="906">
            <text:p>906</text:p>
          </table:table-cell>
          <table:table-cell table:formula="of:=MOD((2*[.A912]+[.C911]);(4*[.B911]+1))" office:value-type="float" office:value="2029.95580097489">
            <text:p>2029,96</text:p>
          </table:table-cell>
          <table:table-cell table:number-columns-repeated="5"/>
        </table:table-row>
        <table:table-row table:style-name="ro1">
          <table:table-cell table:formula="of:=[.A912]-(2*[.A912]+[.C912])/(8*[.B912]+1)" office:value-type="float" office:value="55.5076147800413">
            <text:p>55,51</text:p>
          </table:table-cell>
          <table:table-cell table:formula="of:=[.B912]+1" office:value-type="float" office:value="907">
            <text:p>907</text:p>
          </table:table-cell>
          <table:table-cell table:formula="of:=MOD((2*[.A913]+[.C912]);(4*[.B912]+1))" office:value-type="float" office:value="2140.97103053498">
            <text:p>2140,97</text:p>
          </table:table-cell>
          <table:table-cell table:number-columns-repeated="5"/>
        </table:table-row>
        <table:table-row table:style-name="ro1">
          <table:table-cell table:formula="of:=[.A913]-(2*[.A913]+[.C913])/(8*[.B913]+1)" office:value-type="float" office:value="55.1972956040602">
            <text:p>55,2</text:p>
          </table:table-cell>
          <table:table-cell table:formula="of:=[.B913]+1" office:value-type="float" office:value="908">
            <text:p>908</text:p>
          </table:table-cell>
          <table:table-cell table:formula="of:=MOD((2*[.A914]+[.C913]);(4*[.B913]+1))" office:value-type="float" office:value="2251.3656217431">
            <text:p>2251,37</text:p>
          </table:table-cell>
          <table:table-cell table:number-columns-repeated="5"/>
        </table:table-row>
        <table:table-row table:style-name="ro1">
          <table:table-cell table:formula="of:=[.A914]-(2*[.A914]+[.C914])/(8*[.B914]+1)" office:value-type="float" office:value="54.8722081693801">
            <text:p>54,87</text:p>
          </table:table-cell>
          <table:table-cell table:formula="of:=[.B914]+1" office:value-type="float" office:value="909">
            <text:p>909</text:p>
          </table:table-cell>
          <table:table-cell table:formula="of:=MOD((2*[.A915]+[.C914]);(4*[.B914]+1))" office:value-type="float" office:value="2361.11003808186">
            <text:p>2361,11</text:p>
          </table:table-cell>
          <table:table-cell table:number-columns-repeated="5"/>
        </table:table-row>
        <table:table-row table:style-name="ro1">
          <table:table-cell table:formula="of:=[.A915]-(2*[.A915]+[.C915])/(8*[.B915]+1)" office:value-type="float" office:value="54.5324784217628">
            <text:p>54,53</text:p>
          </table:table-cell>
          <table:table-cell table:formula="of:=[.B915]+1" office:value-type="float" office:value="910">
            <text:p>910</text:p>
          </table:table-cell>
          <table:table-cell table:formula="of:=MOD((2*[.A916]+[.C915]);(4*[.B915]+1))" office:value-type="float" office:value="2470.17499492538">
            <text:p>2470,17</text:p>
          </table:table-cell>
          <table:table-cell table:number-columns-repeated="5"/>
        </table:table-row>
        <table:table-row table:style-name="ro1">
          <table:table-cell table:formula="of:=[.A916]-(2*[.A916]+[.C916])/(8*[.B916]+1)" office:value-type="float" office:value="54.1782358792866">
            <text:p>54,18</text:p>
          </table:table-cell>
          <table:table-cell table:formula="of:=[.B916]+1" office:value-type="float" office:value="911">
            <text:p>911</text:p>
          </table:table-cell>
          <table:table-cell table:formula="of:=MOD((2*[.A917]+[.C916]);(4*[.B916]+1))" office:value-type="float" office:value="2578.53146668396">
            <text:p>2578,53</text:p>
          </table:table-cell>
          <table:table-cell table:number-columns-repeated="5"/>
        </table:table-row>
        <table:table-row table:style-name="ro1">
          <table:table-cell table:formula="of:=[.A917]-(2*[.A917]+[.C917])/(8*[.B917]+1)" office:value-type="float" office:value="53.8096135801451">
            <text:p>53,81</text:p>
          </table:table-cell>
          <table:table-cell table:formula="of:=[.B917]+1" office:value-type="float" office:value="912">
            <text:p>912</text:p>
          </table:table-cell>
          <table:table-cell table:formula="of:=MOD((2*[.A918]+[.C917]);(4*[.B917]+1))" office:value-type="float" office:value="2686.15069384425">
            <text:p>2686,15</text:p>
          </table:table-cell>
          <table:table-cell table:number-columns-repeated="5"/>
        </table:table-row>
        <table:table-row table:style-name="ro1">
          <table:table-cell table:formula="of:=[.A918]-(2*[.A918]+[.C918])/(8*[.B918]+1)" office:value-type="float" office:value="53.4267480297813">
            <text:p>53,43</text:p>
          </table:table-cell>
          <table:table-cell table:formula="of:=[.B918]+1" office:value-type="float" office:value="913">
            <text:p>913</text:p>
          </table:table-cell>
          <table:table-cell table:formula="of:=MOD((2*[.A919]+[.C918]);(4*[.B918]+1))" office:value-type="float" office:value="2793.00418990381">
            <text:p>2793</text:p>
          </table:table-cell>
          <table:table-cell table:number-columns-repeated="5"/>
        </table:table-row>
        <table:table-row table:style-name="ro1">
          <table:table-cell table:formula="of:=[.A919]-(2*[.A919]+[.C919])/(8*[.B919]+1)" office:value-type="float" office:value="53.029779147377">
            <text:p>53,03</text:p>
          </table:table-cell>
          <table:table-cell table:formula="of:=[.B919]+1" office:value-type="float" office:value="914">
            <text:p>914</text:p>
          </table:table-cell>
          <table:table-cell table:formula="of:=MOD((2*[.A920]+[.C919]);(4*[.B919]+1))" office:value-type="float" office:value="2899.06374819856">
            <text:p>2899,06</text:p>
          </table:table-cell>
          <table:table-cell table:number-columns-repeated="5"/>
        </table:table-row>
        <table:table-row table:style-name="ro1">
          <table:table-cell table:formula="of:=[.A920]-(2*[.A920]+[.C920])/(8*[.B920]+1)" office:value-type="float" office:value="52.6188502117154">
            <text:p>52,62</text:p>
          </table:table-cell>
          <table:table-cell table:formula="of:=[.B920]+1" office:value-type="float" office:value="915">
            <text:p>915</text:p>
          </table:table-cell>
          <table:table-cell table:formula="of:=MOD((2*[.A921]+[.C920]);(4*[.B920]+1))" office:value-type="float" office:value="3004.30144862199">
            <text:p>3004,3</text:p>
          </table:table-cell>
          <table:table-cell table:number-columns-repeated="5"/>
        </table:table-row>
        <table:table-row table:style-name="ro1">
          <table:table-cell table:formula="of:=[.A921]-(2*[.A921]+[.C921])/(8*[.B921]+1)" office:value-type="float" office:value="52.1941078064367">
            <text:p>52,19</text:p>
          </table:table-cell>
          <table:table-cell table:formula="of:=[.B921]+1" office:value-type="float" office:value="916">
            <text:p>916</text:p>
          </table:table-cell>
          <table:table-cell table:formula="of:=MOD((2*[.A922]+[.C921]);(4*[.B921]+1))" office:value-type="float" office:value="3108.68966423487">
            <text:p>3108,69</text:p>
          </table:table-cell>
          <table:table-cell table:number-columns-repeated="5"/>
        </table:table-row>
        <table:table-row table:style-name="ro1">
          <table:table-cell table:formula="of:=[.A922]-(2*[.A922]+[.C922])/(8*[.B922]+1)" office:value-type="float" office:value="51.7557017647055">
            <text:p>51,76</text:p>
          </table:table-cell>
          <table:table-cell table:formula="of:=[.B922]+1" office:value-type="float" office:value="917">
            <text:p>917</text:p>
          </table:table-cell>
          <table:table-cell table:formula="of:=MOD((2*[.A923]+[.C922]);(4*[.B922]+1))" office:value-type="float" office:value="3212.20106776428">
            <text:p>3212,2</text:p>
          </table:table-cell>
          <table:table-cell table:number-columns-repeated="5"/>
        </table:table-row>
        <table:table-row table:style-name="ro1">
          <table:table-cell table:formula="of:=[.A923]-(2*[.A923]+[.C923])/(8*[.B923]+1)" office:value-type="float" office:value="51.3037851133094">
            <text:p>51,3</text:p>
          </table:table-cell>
          <table:table-cell table:formula="of:=[.B923]+1" office:value-type="float" office:value="918">
            <text:p>918</text:p>
          </table:table-cell>
          <table:table-cell table:formula="of:=MOD((2*[.A924]+[.C923]);(4*[.B923]+1))" office:value-type="float" office:value="3314.8086379909">
            <text:p>3314,81</text:p>
          </table:table-cell>
          <table:table-cell table:number-columns-repeated="5"/>
        </table:table-row>
        <table:table-row table:style-name="ro1">
          <table:table-cell table:formula="of:=[.A924]-(2*[.A924]+[.C924])/(8*[.B924]+1)" office:value-type="float" office:value="50.8385140162069">
            <text:p>50,84</text:p>
          </table:table-cell>
          <table:table-cell table:formula="of:=[.B924]+1" office:value-type="float" office:value="919">
            <text:p>919</text:p>
          </table:table-cell>
          <table:table-cell table:formula="of:=MOD((2*[.A925]+[.C924]);(4*[.B924]+1))" office:value-type="float" office:value="3416.48566602331">
            <text:p>3416,49</text:p>
          </table:table-cell>
          <table:table-cell table:number-columns-repeated="5"/>
        </table:table-row>
        <table:table-row table:style-name="ro1">
          <table:table-cell table:formula="of:=[.A925]-(2*[.A925]+[.C925])/(8*[.B925]+1)" office:value-type="float" office:value="50.3600477175457">
            <text:p>50,36</text:p>
          </table:table-cell>
          <table:table-cell table:formula="of:=[.B925]+1" office:value-type="float" office:value="920">
            <text:p>920</text:p>
          </table:table-cell>
          <table:table-cell table:formula="of:=MOD((2*[.A926]+[.C925]);(4*[.B925]+1))" office:value-type="float" office:value="3517.2057614584">
            <text:p>3517,21</text:p>
          </table:table-cell>
          <table:table-cell table:number-columns-repeated="5"/>
        </table:table-row>
        <table:table-row table:style-name="ro1">
          <table:table-cell table:formula="of:=[.A926]-(2*[.A926]+[.C926])/(8*[.B926]+1)" office:value-type="float" office:value="49.868548484168">
            <text:p>49,87</text:p>
          </table:table-cell>
          <table:table-cell table:formula="of:=[.B926]+1" office:value-type="float" office:value="921">
            <text:p>921</text:p>
          </table:table-cell>
          <table:table-cell table:formula="of:=MOD((2*[.A927]+[.C926]);(4*[.B926]+1))" office:value-type="float" office:value="3616.94285842674">
            <text:p>3616,94</text:p>
          </table:table-cell>
          <table:table-cell table:number-columns-repeated="5"/>
        </table:table-row>
        <table:table-row table:style-name="ro1">
          <table:table-cell table:formula="of:=[.A927]-(2*[.A927]+[.C927])/(8*[.B927]+1)" office:value-type="float" office:value="49.3641815476237">
            <text:p>49,36</text:p>
          </table:table-cell>
          <table:table-cell table:formula="of:=[.B927]+1" office:value-type="float" office:value="922">
            <text:p>922</text:p>
          </table:table-cell>
          <table:table-cell table:formula="of:=MOD((2*[.A928]+[.C927]);(4*[.B927]+1))" office:value-type="float" office:value="30.671221521985">
            <text:p>30,67</text:p>
          </table:table-cell>
          <table:table-cell table:number-columns-repeated="5"/>
        </table:table-row>
        <table:table-row table:style-name="ro1">
          <table:table-cell table:formula="of:=[.A928]-(2*[.A928]+[.C928])/(8*[.B928]+1)" office:value-type="float" office:value="49.3466405981026">
            <text:p>49,35</text:p>
          </table:table-cell>
          <table:table-cell table:formula="of:=[.B928]+1" office:value-type="float" office:value="923">
            <text:p>923</text:p>
          </table:table-cell>
          <table:table-cell table:formula="of:=MOD((2*[.A929]+[.C928]);(4*[.B928]+1))" office:value-type="float" office:value="129.36450271819">
            <text:p>129,36</text:p>
          </table:table-cell>
          <table:table-cell table:number-columns-repeated="5"/>
        </table:table-row>
        <table:table-row table:style-name="ro1">
          <table:table-cell table:formula="of:=[.A929]-(2*[.A929]+[.C929])/(8*[.B929]+1)" office:value-type="float" office:value="49.3157593815942">
            <text:p>49,32</text:p>
          </table:table-cell>
          <table:table-cell table:formula="of:=[.B929]+1" office:value-type="float" office:value="924">
            <text:p>924</text:p>
          </table:table-cell>
          <table:table-cell table:formula="of:=MOD((2*[.A930]+[.C929]);(4*[.B929]+1))" office:value-type="float" office:value="227.996021481378">
            <text:p>228</text:p>
          </table:table-cell>
          <table:table-cell table:number-columns-repeated="5"/>
        </table:table-row>
        <table:table-row table:style-name="ro1">
          <table:table-cell table:formula="of:=[.A930]-(2*[.A930]+[.C930])/(8*[.B930]+1)" office:value-type="float" office:value="49.2715787322983">
            <text:p>49,27</text:p>
          </table:table-cell>
          <table:table-cell table:formula="of:=[.B930]+1" office:value-type="float" office:value="925">
            <text:p>925</text:p>
          </table:table-cell>
          <table:table-cell table:formula="of:=MOD((2*[.A931]+[.C930]);(4*[.B930]+1))" office:value-type="float" office:value="326.539178945975">
            <text:p>326,54</text:p>
          </table:table-cell>
          <table:table-cell table:number-columns-repeated="5"/>
        </table:table-row>
        <table:table-row table:style-name="ro1">
          <table:table-cell table:formula="of:=[.A931]-(2*[.A931]+[.C931])/(8*[.B931]+1)" office:value-type="float" office:value="49.2141429349181">
            <text:p>49,21</text:p>
          </table:table-cell>
          <table:table-cell table:formula="of:=[.B931]+1" office:value-type="float" office:value="926">
            <text:p>926</text:p>
          </table:table-cell>
          <table:table-cell table:formula="of:=MOD((2*[.A932]+[.C931]);(4*[.B931]+1))" office:value-type="float" office:value="424.967464815811">
            <text:p>424,97</text:p>
          </table:table-cell>
          <table:table-cell table:number-columns-repeated="5"/>
        </table:table-row>
        <table:table-row table:style-name="ro1">
          <table:table-cell table:formula="of:=[.A932]-(2*[.A932]+[.C932])/(8*[.B932]+1)" office:value-type="float" office:value="49.1434996968717">
            <text:p>49,14</text:p>
          </table:table-cell>
          <table:table-cell table:formula="of:=[.B932]+1" office:value-type="float" office:value="927">
            <text:p>927</text:p>
          </table:table-cell>
          <table:table-cell table:formula="of:=MOD((2*[.A933]+[.C932]);(4*[.B932]+1))" office:value-type="float" office:value="523.254464209555">
            <text:p>523,25</text:p>
          </table:table-cell>
          <table:table-cell table:number-columns-repeated="5"/>
        </table:table-row>
        <table:table-row table:style-name="ro1">
          <table:table-cell table:formula="of:=[.A933]-(2*[.A933]+[.C933])/(8*[.B933]+1)" office:value-type="float" office:value="49.0597001197377">
            <text:p>49,06</text:p>
          </table:table-cell>
          <table:table-cell table:formula="of:=[.B933]+1" office:value-type="float" office:value="928">
            <text:p>928</text:p>
          </table:table-cell>
          <table:table-cell table:formula="of:=MOD((2*[.A934]+[.C933]);(4*[.B933]+1))" office:value-type="float" office:value="621.37386444903">
            <text:p>621,37</text:p>
          </table:table-cell>
          <table:table-cell table:number-columns-repeated="5"/>
        </table:table-row>
        <table:table-row table:style-name="ro1">
          <table:table-cell table:formula="of:=[.A934]-(2*[.A934]+[.C934])/(8*[.B934]+1)" office:value-type="float" office:value="48.962798669948">
            <text:p>48,96</text:p>
          </table:table-cell>
          <table:table-cell table:formula="of:=[.B934]+1" office:value-type="float" office:value="929">
            <text:p>929</text:p>
          </table:table-cell>
          <table:table-cell table:formula="of:=MOD((2*[.A935]+[.C934]);(4*[.B934]+1))" office:value-type="float" office:value="719.299461788926">
            <text:p>719,3</text:p>
          </table:table-cell>
          <table:table-cell table:number-columns-repeated="5"/>
        </table:table-row>
        <table:table-row table:style-name="ro1">
          <table:table-cell table:formula="of:=[.A935]-(2*[.A935]+[.C935])/(8*[.B935]+1)" office:value-type="float" office:value="48.8528531487414">
            <text:p>48,85</text:p>
          </table:table-cell>
          <table:table-cell table:formula="of:=[.B935]+1" office:value-type="float" office:value="930">
            <text:p>930</text:p>
          </table:table-cell>
          <table:table-cell table:formula="of:=MOD((2*[.A936]+[.C935]);(4*[.B935]+1))" office:value-type="float" office:value="817.005168086409">
            <text:p>817,01</text:p>
          </table:table-cell>
          <table:table-cell table:number-columns-repeated="5"/>
        </table:table-row>
        <table:table-row table:style-name="ro1">
          <table:table-cell table:formula="of:=[.A936]-(2*[.A936]+[.C936])/(8*[.B936]+1)" office:value-type="float" office:value="48.7299246613897">
            <text:p>48,73</text:p>
          </table:table-cell>
          <table:table-cell table:formula="of:=[.B936]+1" office:value-type="float" office:value="931">
            <text:p>931</text:p>
          </table:table-cell>
          <table:table-cell table:formula="of:=MOD((2*[.A937]+[.C936]);(4*[.B936]+1))" office:value-type="float" office:value="914.465017409188">
            <text:p>914,47</text:p>
          </table:table-cell>
          <table:table-cell table:number-columns-repeated="5"/>
        </table:table-row>
        <table:table-row table:style-name="ro1">
          <table:table-cell table:formula="of:=[.A937]-(2*[.A937]+[.C937])/(8*[.B937]+1)" office:value-type="float" office:value="48.5940775857108">
            <text:p>48,59</text:p>
          </table:table-cell>
          <table:table-cell table:formula="of:=[.B937]+1" office:value-type="float" office:value="932">
            <text:p>932</text:p>
          </table:table-cell>
          <table:table-cell table:formula="of:=MOD((2*[.A938]+[.C937]);(4*[.B937]+1))" office:value-type="float" office:value="1011.65317258061">
            <text:p>1011,65</text:p>
          </table:table-cell>
          <table:table-cell table:number-columns-repeated="5"/>
        </table:table-row>
        <table:table-row table:style-name="ro1">
          <table:table-cell table:formula="of:=[.A938]-(2*[.A938]+[.C938])/(8*[.B938]+1)" office:value-type="float" office:value="48.4453795398811">
            <text:p>48,45</text:p>
          </table:table-cell>
          <table:table-cell table:formula="of:=[.B938]+1" office:value-type="float" office:value="933">
            <text:p>933</text:p>
          </table:table-cell>
          <table:table-cell table:formula="of:=MOD((2*[.A939]+[.C938]);(4*[.B938]+1))" office:value-type="float" office:value="1108.54393166037">
            <text:p>1108,54</text:p>
          </table:table-cell>
          <table:table-cell table:number-columns-repeated="5"/>
        </table:table-row>
        <table:table-row table:style-name="ro1">
          <table:table-cell table:formula="of:=[.A939]-(2*[.A939]+[.C939])/(8*[.B939]+1)" office:value-type="float" office:value="48.2839013495609">
            <text:p>48,28</text:p>
          </table:table-cell>
          <table:table-cell table:formula="of:=[.B939]+1" office:value-type="float" office:value="934">
            <text:p>934</text:p>
          </table:table-cell>
          <table:table-cell table:formula="of:=MOD((2*[.A940]+[.C939]);(4*[.B939]+1))" office:value-type="float" office:value="1205.11173435949">
            <text:p>1205,11</text:p>
          </table:table-cell>
          <table:table-cell table:number-columns-repeated="5"/>
        </table:table-row>
        <table:table-row table:style-name="ro1">
          <table:table-cell table:formula="of:=[.A940]-(2*[.A940]+[.C940])/(8*[.B940]+1)" office:value-type="float" office:value="48.1097170143463">
            <text:p>48,11</text:p>
          </table:table-cell>
          <table:table-cell table:formula="of:=[.B940]+1" office:value-type="float" office:value="935">
            <text:p>935</text:p>
          </table:table-cell>
          <table:table-cell table:formula="of:=MOD((2*[.A941]+[.C940]);(4*[.B940]+1))" office:value-type="float" office:value="1301.33116838819">
            <text:p>1301,33</text:p>
          </table:table-cell>
          <table:table-cell table:number-columns-repeated="5"/>
        </table:table-row>
        <table:table-row table:style-name="ro1">
          <table:table-cell table:formula="of:=[.A941]-(2*[.A941]+[.C941])/(8*[.B941]+1)" office:value-type="float" office:value="47.9229036735608">
            <text:p>47,92</text:p>
          </table:table-cell>
          <table:table-cell table:formula="of:=[.B941]+1" office:value-type="float" office:value="936">
            <text:p>936</text:p>
          </table:table-cell>
          <table:table-cell table:formula="of:=MOD((2*[.A942]+[.C941]);(4*[.B941]+1))" office:value-type="float" office:value="1397.17697573531">
            <text:p>1397,18</text:p>
          </table:table-cell>
          <table:table-cell table:number-columns-repeated="5"/>
        </table:table-row>
        <table:table-row table:style-name="ro1">
          <table:table-cell table:formula="of:=[.A942]-(2*[.A942]+[.C942])/(8*[.B942]+1)" office:value-type="float" office:value="47.7235415713999">
            <text:p>47,72</text:p>
          </table:table-cell>
          <table:table-cell table:formula="of:=[.B942]+1" office:value-type="float" office:value="937">
            <text:p>937</text:p>
          </table:table-cell>
          <table:table-cell table:formula="of:=MOD((2*[.A943]+[.C942]);(4*[.B942]+1))" office:value-type="float" office:value="1492.62405887811">
            <text:p>1492,62</text:p>
          </table:table-cell>
          <table:table-cell table:number-columns-repeated="5"/>
        </table:table-row>
        <table:table-row table:style-name="ro1">
          <table:table-cell table:formula="of:=[.A943]-(2*[.A943]+[.C943])/(8*[.B943]+1)" office:value-type="float" office:value="47.5117140214438">
            <text:p>47,51</text:p>
          </table:table-cell>
          <table:table-cell table:formula="of:=[.B943]+1" office:value-type="float" office:value="938">
            <text:p>938</text:p>
          </table:table-cell>
          <table:table-cell table:formula="of:=MOD((2*[.A944]+[.C943]);(4*[.B943]+1))" office:value-type="float" office:value="1587.647486921">
            <text:p>1587,65</text:p>
          </table:table-cell>
          <table:table-cell table:number-columns-repeated="5"/>
        </table:table-row>
        <table:table-row table:style-name="ro1">
          <table:table-cell table:formula="of:=[.A944]-(2*[.A944]+[.C944])/(8*[.B944]+1)" office:value-type="float" office:value="47.2875073705492">
            <text:p>47,29</text:p>
          </table:table-cell>
          <table:table-cell table:formula="of:=[.B944]+1" office:value-type="float" office:value="939">
            <text:p>939</text:p>
          </table:table-cell>
          <table:table-cell table:formula="of:=MOD((2*[.A945]+[.C944]);(4*[.B944]+1))" office:value-type="float" office:value="1682.22250166209">
            <text:p>1682,22</text:p>
          </table:table-cell>
          <table:table-cell table:number-columns-repeated="5"/>
        </table:table-row>
        <table:table-row table:style-name="ro1">
          <table:table-cell table:formula="of:=[.A945]-(2*[.A945]+[.C945])/(8*[.B945]+1)" office:value-type="float" office:value="47.0510109621367">
            <text:p>47,05</text:p>
          </table:table-cell>
          <table:table-cell table:formula="of:=[.B945]+1" office:value-type="float" office:value="940">
            <text:p>940</text:p>
          </table:table-cell>
          <table:table-cell table:formula="of:=MOD((2*[.A946]+[.C945]);(4*[.B945]+1))" office:value-type="float" office:value="1776.32452358637">
            <text:p>1776,32</text:p>
          </table:table-cell>
          <table:table-cell table:number-columns-repeated="5"/>
        </table:table-row>
        <table:table-row table:style-name="ro1">
          <table:table-cell table:formula="of:=[.A946]-(2*[.A946]+[.C946])/(8*[.B946]+1)" office:value-type="float" office:value="46.8023170988857">
            <text:p>46,8</text:p>
          </table:table-cell>
          <table:table-cell table:formula="of:=[.B946]+1" office:value-type="float" office:value="941">
            <text:p>941</text:p>
          </table:table-cell>
          <table:table-cell table:formula="of:=MOD((2*[.A947]+[.C946]);(4*[.B946]+1))" office:value-type="float" office:value="1869.92915778414">
            <text:p>1869,93</text:p>
          </table:table-cell>
          <table:table-cell table:number-columns-repeated="5"/>
        </table:table-row>
        <table:table-row table:style-name="ro1">
          <table:table-cell table:formula="of:=[.A947]-(2*[.A947]+[.C947])/(8*[.B947]+1)" office:value-type="float" office:value="46.5415210048518">
            <text:p>46,54</text:p>
          </table:table-cell>
          <table:table-cell table:formula="of:=[.B947]+1" office:value-type="float" office:value="942">
            <text:p>942</text:p>
          </table:table-cell>
          <table:table-cell table:formula="of:=MOD((2*[.A948]+[.C947]);(4*[.B947]+1))" office:value-type="float" office:value="1963.01219979384">
            <text:p>1963,01</text:p>
          </table:table-cell>
          <table:table-cell table:number-columns-repeated="5"/>
        </table:table-row>
        <table:table-row table:style-name="ro1">
          <table:table-cell table:formula="of:=[.A948]-(2*[.A948]+[.C948])/(8*[.B948]+1)" office:value-type="float" office:value="46.2687207870192">
            <text:p>46,27</text:p>
          </table:table-cell>
          <table:table-cell table:formula="of:=[.B948]+1" office:value-type="float" office:value="943">
            <text:p>943</text:p>
          </table:table-cell>
          <table:table-cell table:formula="of:=MOD((2*[.A949]+[.C948]);(4*[.B948]+1))" office:value-type="float" office:value="2055.54964136788">
            <text:p>2055,55</text:p>
          </table:table-cell>
          <table:table-cell table:number-columns-repeated="5"/>
        </table:table-row>
        <table:table-row table:style-name="ro1">
          <table:table-cell table:formula="of:=[.A949]-(2*[.A949]+[.C949])/(8*[.B949]+1)" office:value-type="float" office:value="45.9840173963046">
            <text:p>45,98</text:p>
          </table:table-cell>
          <table:table-cell table:formula="of:=[.B949]+1" office:value-type="float" office:value="944">
            <text:p>944</text:p>
          </table:table-cell>
          <table:table-cell table:formula="of:=MOD((2*[.A950]+[.C949]);(4*[.B949]+1))" office:value-type="float" office:value="2147.51767616049">
            <text:p>2147,52</text:p>
          </table:table-cell>
          <table:table-cell table:number-columns-repeated="5"/>
        </table:table-row>
        <table:table-row table:style-name="ro1">
          <table:table-cell table:formula="of:=[.A950]-(2*[.A950]+[.C950])/(8*[.B950]+1)" office:value-type="float" office:value="45.6875145880227">
            <text:p>45,69</text:p>
          </table:table-cell>
          <table:table-cell table:formula="of:=[.B950]+1" office:value-type="float" office:value="945">
            <text:p>945</text:p>
          </table:table-cell>
          <table:table-cell table:formula="of:=MOD((2*[.A951]+[.C950]);(4*[.B950]+1))" office:value-type="float" office:value="2238.89270533654">
            <text:p>2238,89</text:p>
          </table:table-cell>
          <table:table-cell table:number-columns-repeated="5"/>
        </table:table-row>
        <table:table-row table:style-name="ro1">
          <table:table-cell table:formula="of:=[.A951]-(2*[.A951]+[.C951])/(8*[.B951]+1)" office:value-type="float" office:value="45.3793188818314">
            <text:p>45,38</text:p>
          </table:table-cell>
          <table:table-cell table:formula="of:=[.B951]+1" office:value-type="float" office:value="946">
            <text:p>946</text:p>
          </table:table-cell>
          <table:table-cell table:formula="of:=MOD((2*[.A952]+[.C951]);(4*[.B951]+1))" office:value-type="float" office:value="2329.6513431002">
            <text:p>2329,65</text:p>
          </table:table-cell>
          <table:table-cell table:number-columns-repeated="5"/>
        </table:table-row>
        <table:table-row table:style-name="ro1">
          <table:table-cell table:formula="of:=[.A952]-(2*[.A952]+[.C952])/(8*[.B952]+1)" office:value-type="float" office:value="45.0595395211677">
            <text:p>45,06</text:p>
          </table:table-cell>
          <table:table-cell table:formula="of:=[.B952]+1" office:value-type="float" office:value="947">
            <text:p>947</text:p>
          </table:table-cell>
          <table:table-cell table:formula="of:=MOD((2*[.A953]+[.C952]);(4*[.B952]+1))" office:value-type="float" office:value="2419.77042214253">
            <text:p>2419,77</text:p>
          </table:table-cell>
          <table:table-cell table:number-columns-repeated="5"/>
        </table:table-row>
        <table:table-row table:style-name="ro1">
          <table:table-cell table:formula="of:=[.A953]-(2*[.A953]+[.C953])/(8*[.B953]+1)" office:value-type="float" office:value="44.7282884321899">
            <text:p>44,73</text:p>
          </table:table-cell>
          <table:table-cell table:formula="of:=[.B953]+1" office:value-type="float" office:value="948">
            <text:p>948</text:p>
          </table:table-cell>
          <table:table-cell table:formula="of:=MOD((2*[.A954]+[.C953]);(4*[.B953]+1))" office:value-type="float" office:value="2509.22699900691">
            <text:p>2509,23</text:p>
          </table:table-cell>
          <table:table-cell table:number-columns-repeated="5"/>
        </table:table-row>
        <table:table-row table:style-name="ro1">
          <table:table-cell table:formula="of:=[.A954]-(2*[.A954]+[.C954])/(8*[.B954]+1)" office:value-type="float" office:value="44.3856801822398">
            <text:p>44,39</text:p>
          </table:table-cell>
          <table:table-cell table:formula="of:=[.B954]+1" office:value-type="float" office:value="949">
            <text:p>949</text:p>
          </table:table-cell>
          <table:table-cell table:formula="of:=MOD((2*[.A955]+[.C954]);(4*[.B954]+1))" office:value-type="float" office:value="2597.99835937139">
            <text:p>2598</text:p>
          </table:table-cell>
          <table:table-cell table:number-columns-repeated="5"/>
        </table:table-row>
        <table:table-row table:style-name="ro1">
          <table:table-cell table:formula="of:=[.A955]-(2*[.A955]+[.C955])/(8*[.B955]+1)" office:value-type="float" office:value="44.0318319378389">
            <text:p>44,03</text:p>
          </table:table-cell>
          <table:table-cell table:formula="of:=[.B955]+1" office:value-type="float" office:value="950">
            <text:p>950</text:p>
          </table:table-cell>
          <table:table-cell table:formula="of:=MOD((2*[.A956]+[.C955]);(4*[.B955]+1))" office:value-type="float" office:value="2686.06202324707">
            <text:p>2686,06</text:p>
          </table:table-cell>
          <table:table-cell table:number-columns-repeated="5"/>
        </table:table-row>
        <table:table-row table:style-name="ro1">
          <table:table-cell table:formula="of:=[.A956]-(2*[.A956]+[.C956])/(8*[.B956]+1)" office:value-type="float" office:value="43.6668634222327">
            <text:p>43,67</text:p>
          </table:table-cell>
          <table:table-cell table:formula="of:=[.B956]+1" office:value-type="float" office:value="951">
            <text:p>951</text:p>
          </table:table-cell>
          <table:table-cell table:formula="of:=MOD((2*[.A957]+[.C956]);(4*[.B956]+1))" office:value-type="float" office:value="2773.39575009154">
            <text:p>2773,4</text:p>
          </table:table-cell>
          <table:table-cell table:number-columns-repeated="5"/>
        </table:table-row>
        <table:table-row table:style-name="ro1">
          <table:table-cell table:formula="of:=[.A957]-(2*[.A957]+[.C957])/(8*[.B957]+1)" office:value-type="float" office:value="43.2908968724974">
            <text:p>43,29</text:p>
          </table:table-cell>
          <table:table-cell table:formula="of:=[.B957]+1" office:value-type="float" office:value="952">
            <text:p>952</text:p>
          </table:table-cell>
          <table:table-cell table:formula="of:=MOD((2*[.A958]+[.C957]);(4*[.B957]+1))" office:value-type="float" office:value="2859.97754383653">
            <text:p>2859,98</text:p>
          </table:table-cell>
          <table:table-cell table:number-columns-repeated="5"/>
        </table:table-row>
        <table:table-row table:style-name="ro1">
          <table:table-cell table:formula="of:=[.A958]-(2*[.A958]+[.C958])/(8*[.B958]+1)" office:value-type="float" office:value="42.9040569962231">
            <text:p>42,9</text:p>
          </table:table-cell>
          <table:table-cell table:formula="of:=[.B958]+1" office:value-type="float" office:value="953">
            <text:p>953</text:p>
          </table:table-cell>
          <table:table-cell table:formula="of:=MOD((2*[.A959]+[.C958]);(4*[.B958]+1))" office:value-type="float" office:value="2945.78565782898">
            <text:p>2945,79</text:p>
          </table:table-cell>
          <table:table-cell table:number-columns-repeated="5"/>
        </table:table-row>
        <table:table-row table:style-name="ro1">
          <table:table-cell table:formula="of:=[.A959]-(2*[.A959]+[.C959])/(8*[.B959]+1)" office:value-type="float" office:value="42.5064709277875">
            <text:p>42,51</text:p>
          </table:table-cell>
          <table:table-cell table:formula="of:=[.B959]+1" office:value-type="float" office:value="954">
            <text:p>954</text:p>
          </table:table-cell>
          <table:table-cell table:formula="of:=MOD((2*[.A960]+[.C959]);(4*[.B959]+1))" office:value-type="float" office:value="3030.79859968455">
            <text:p>3030,8</text:p>
          </table:table-cell>
          <table:table-cell table:number-columns-repeated="5"/>
        </table:table-row>
        <table:table-row table:style-name="ro1">
          <table:table-cell table:formula="of:=[.A960]-(2*[.A960]+[.C960])/(8*[.B960]+1)" office:value-type="float" office:value="42.0982681842345">
            <text:p>42,1</text:p>
          </table:table-cell>
          <table:table-cell table:formula="of:=[.B960]+1" office:value-type="float" office:value="955">
            <text:p>955</text:p>
          </table:table-cell>
          <table:table-cell table:formula="of:=MOD((2*[.A961]+[.C960]);(4*[.B960]+1))" office:value-type="float" office:value="3114.99513605302">
            <text:p>3115</text:p>
          </table:table-cell>
          <table:table-cell table:number-columns-repeated="5"/>
        </table:table-row>
        <table:table-row table:style-name="ro1">
          <table:table-cell table:formula="of:=[.A961]-(2*[.A961]+[.C961])/(8*[.B961]+1)" office:value-type="float" office:value="41.6795806207714">
            <text:p>41,68</text:p>
          </table:table-cell>
          <table:table-cell table:formula="of:=[.B961]+1" office:value-type="float" office:value="956">
            <text:p>956</text:p>
          </table:table-cell>
          <table:table-cell table:formula="of:=MOD((2*[.A962]+[.C961]);(4*[.B961]+1))" office:value-type="float" office:value="3198.35429729456">
            <text:p>3198,35</text:p>
          </table:table-cell>
          <table:table-cell table:number-columns-repeated="5"/>
        </table:table-row>
        <table:table-row table:style-name="ro1">
          <table:table-cell table:formula="of:=[.A962]-(2*[.A962]+[.C962])/(8*[.B962]+1)" office:value-type="float" office:value="41.2505423858993">
            <text:p>41,25</text:p>
          </table:table-cell>
          <table:table-cell table:formula="of:=[.B962]+1" office:value-type="float" office:value="957">
            <text:p>957</text:p>
          </table:table-cell>
          <table:table-cell table:formula="of:=MOD((2*[.A963]+[.C962]);(4*[.B962]+1))" office:value-type="float" office:value="3280.85538206636">
            <text:p>3280,86</text:p>
          </table:table-cell>
          <table:table-cell table:number-columns-repeated="5"/>
        </table:table-row>
        <table:table-row table:style-name="ro1">
          <table:table-cell table:formula="of:=[.A963]-(2*[.A963]+[.C963])/(8*[.B963]+1)" office:value-type="float" office:value="40.8112898761908">
            <text:p>40,81</text:p>
          </table:table-cell>
          <table:table-cell table:formula="of:=[.B963]+1" office:value-type="float" office:value="958">
            <text:p>958</text:p>
          </table:table-cell>
          <table:table-cell table:formula="of:=MOD((2*[.A964]+[.C963]);(4*[.B963]+1))" office:value-type="float" office:value="3362.47796181874">
            <text:p>3362,48</text:p>
          </table:table-cell>
          <table:table-cell table:number-columns-repeated="5"/>
        </table:table-row>
        <table:table-row table:style-name="ro1">
          <table:table-cell table:formula="of:=[.A964]-(2*[.A964]+[.C964])/(8*[.B964]+1)" office:value-type="float" office:value="40.3619616907282">
            <text:p>40,36</text:p>
          </table:table-cell>
          <table:table-cell table:formula="of:=[.B964]+1" office:value-type="float" office:value="959">
            <text:p>959</text:p>
          </table:table-cell>
          <table:table-cell table:formula="of:=MOD((2*[.A965]+[.C964]);(4*[.B964]+1))" office:value-type="float" office:value="3443.2018852002">
            <text:p>3443,2</text:p>
          </table:table-cell>
          <table:table-cell table:number-columns-repeated="5"/>
        </table:table-row>
        <table:table-row table:style-name="ro1">
          <table:table-cell table:formula="of:=[.A965]-(2*[.A965]+[.C965])/(8*[.B965]+1)" office:value-type="float" office:value="39.9026985852177">
            <text:p>39,9</text:p>
          </table:table-cell>
          <table:table-cell table:formula="of:=[.B965]+1" office:value-type="float" office:value="960">
            <text:p>960</text:p>
          </table:table-cell>
          <table:table-cell table:formula="of:=MOD((2*[.A966]+[.C965]);(4*[.B965]+1))" office:value-type="float" office:value="3523.00728237063">
            <text:p>3523,01</text:p>
          </table:table-cell>
          <table:table-cell table:number-columns-repeated="5"/>
        </table:table-row>
        <table:table-row table:style-name="ro1">
          <table:table-cell table:formula="of:=[.A966]-(2*[.A966]+[.C966])/(8*[.B966]+1)" office:value-type="float" office:value="39.433643425793">
            <text:p>39,43</text:p>
          </table:table-cell>
          <table:table-cell table:formula="of:=[.B966]+1" office:value-type="float" office:value="961">
            <text:p>961</text:p>
          </table:table-cell>
          <table:table-cell table:formula="of:=MOD((2*[.A967]+[.C966]);(4*[.B966]+1))" office:value-type="float" office:value="3601.87456922222">
            <text:p>3601,87</text:p>
          </table:table-cell>
          <table:table-cell table:number-columns-repeated="5"/>
        </table:table-row>
        <table:table-row table:style-name="ro1">
          <table:table-cell table:formula="of:=[.A967]-(2*[.A967]+[.C967])/(8*[.B967]+1)" office:value-type="float" office:value="38.9549411425216">
            <text:p>38,95</text:p>
          </table:table-cell>
          <table:table-cell table:formula="of:=[.B967]+1" office:value-type="float" office:value="962">
            <text:p>962</text:p>
          </table:table-cell>
          <table:table-cell table:formula="of:=MOD((2*[.A968]+[.C967]);(4*[.B967]+1))" office:value-type="float" office:value="3679.78445150726">
            <text:p>3679,78</text:p>
          </table:table-cell>
          <table:table-cell table:number-columns-repeated="5"/>
        </table:table-row>
        <table:table-row table:style-name="ro1">
          <table:table-cell table:formula="of:=[.A968]-(2*[.A968]+[.C968])/(8*[.B968]+1)" office:value-type="float" office:value="38.4667386826292">
            <text:p>38,47</text:p>
          </table:table-cell>
          <table:table-cell table:formula="of:=[.B968]+1" office:value-type="float" office:value="963">
            <text:p>963</text:p>
          </table:table-cell>
          <table:table-cell table:formula="of:=MOD((2*[.A969]+[.C968]);(4*[.B968]+1))" office:value-type="float" office:value="3756.71792887252">
            <text:p>3756,72</text:p>
          </table:table-cell>
          <table:table-cell table:number-columns-repeated="5"/>
        </table:table-row>
        <table:table-row table:style-name="ro1">
          <table:table-cell table:formula="of:=[.A969]-(2*[.A969]+[.C969])/(8*[.B969]+1)" office:value-type="float" office:value="37.9691849634549">
            <text:p>37,97</text:p>
          </table:table-cell>
          <table:table-cell table:formula="of:=[.B969]+1" office:value-type="float" office:value="964">
            <text:p>964</text:p>
          </table:table-cell>
          <table:table-cell table:formula="of:=MOD((2*[.A970]+[.C969]);(4*[.B969]+1))" office:value-type="float" office:value="3832.65629879943">
            <text:p>3832,66</text:p>
          </table:table-cell>
          <table:table-cell table:number-columns-repeated="5"/>
        </table:table-row>
        <table:table-row table:style-name="ro1">
          <table:table-cell table:formula="of:=[.A970]-(2*[.A970]+[.C970])/(8*[.B970]+1)" office:value-type="float" office:value="37.4624308251525">
            <text:p>37,46</text:p>
          </table:table-cell>
          <table:table-cell table:formula="of:=[.B970]+1" office:value-type="float" office:value="965">
            <text:p>965</text:p>
          </table:table-cell>
          <table:table-cell table:formula="of:=MOD((2*[.A971]+[.C970]);(4*[.B970]+1))" office:value-type="float" office:value="50.5811604497367">
            <text:p>50,58</text:p>
          </table:table-cell>
          <table:table-cell table:number-columns-repeated="5"/>
        </table:table-row>
        <table:table-row table:style-name="ro1">
          <table:table-cell table:formula="of:=[.A971]-(2*[.A971]+[.C971])/(8*[.B971]+1)" office:value-type="float" office:value="37.4461756739933">
            <text:p>37,45</text:p>
          </table:table-cell>
          <table:table-cell table:formula="of:=[.B971]+1" office:value-type="float" office:value="966">
            <text:p>966</text:p>
          </table:table-cell>
          <table:table-cell table:formula="of:=MOD((2*[.A972]+[.C971]);(4*[.B971]+1))" office:value-type="float" office:value="125.473511797723">
            <text:p>125,47</text:p>
          </table:table-cell>
          <table:table-cell table:number-columns-repeated="5"/>
        </table:table-row>
        <table:table-row table:style-name="ro1">
          <table:table-cell table:formula="of:=[.A972]-(2*[.A972]+[.C972])/(8*[.B972]+1)" office:value-type="float" office:value="37.4202517688121">
            <text:p>37,42</text:p>
          </table:table-cell>
          <table:table-cell table:formula="of:=[.B972]+1" office:value-type="float" office:value="967">
            <text:p>967</text:p>
          </table:table-cell>
          <table:table-cell table:formula="of:=MOD((2*[.A973]+[.C972]);(4*[.B972]+1))" office:value-type="float" office:value="200.314015335348">
            <text:p>200,31</text:p>
          </table:table-cell>
          <table:table-cell table:number-columns-repeated="5"/>
        </table:table-row>
        <table:table-row table:style-name="ro1">
          <table:table-cell table:formula="of:=[.A973]-(2*[.A973]+[.C973])/(8*[.B973]+1)" office:value-type="float" office:value="37.3846883050829">
            <text:p>37,38</text:p>
          </table:table-cell>
          <table:table-cell table:formula="of:=[.B973]+1" office:value-type="float" office:value="968">
            <text:p>968</text:p>
          </table:table-cell>
          <table:table-cell table:formula="of:=MOD((2*[.A974]+[.C973]);(4*[.B973]+1))" office:value-type="float" office:value="275.083391945513">
            <text:p>275,08</text:p>
          </table:table-cell>
          <table:table-cell table:number-columns-repeated="5"/>
        </table:table-row>
        <table:table-row table:style-name="ro1">
          <table:table-cell table:formula="of:=[.A974]-(2*[.A974]+[.C974])/(8*[.B974]+1)" office:value-type="float" office:value="37.3395168695044">
            <text:p>37,34</text:p>
          </table:table-cell>
          <table:table-cell table:formula="of:=[.B974]+1" office:value-type="float" office:value="969">
            <text:p>969</text:p>
          </table:table-cell>
          <table:table-cell table:formula="of:=MOD((2*[.A975]+[.C974]);(4*[.B974]+1))" office:value-type="float" office:value="349.762425684522">
            <text:p>349,76</text:p>
          </table:table-cell>
          <table:table-cell table:number-columns-repeated="5"/>
        </table:table-row>
        <table:table-row table:style-name="ro1">
          <table:table-cell table:formula="of:=[.A975]-(2*[.A975]+[.C975])/(8*[.B975]+1)" office:value-type="float" office:value="37.2847714213651">
            <text:p>37,28</text:p>
          </table:table-cell>
          <table:table-cell table:formula="of:=[.B975]+1" office:value-type="float" office:value="970">
            <text:p>970</text:p>
          </table:table-cell>
          <table:table-cell table:formula="of:=MOD((2*[.A976]+[.C975]);(4*[.B975]+1))" office:value-type="float" office:value="424.331968527252">
            <text:p>424,33</text:p>
          </table:table-cell>
          <table:table-cell table:number-columns-repeated="5"/>
        </table:table-row>
        <table:table-row table:style-name="ro1">
          <table:table-cell table:formula="of:=[.A976]-(2*[.A976]+[.C976])/(8*[.B976]+1)" office:value-type="float" office:value="37.2204882733984">
            <text:p>37,22</text:p>
          </table:table-cell>
          <table:table-cell table:formula="of:=[.B976]+1" office:value-type="float" office:value="971">
            <text:p>971</text:p>
          </table:table-cell>
          <table:table-cell table:formula="of:=MOD((2*[.A977]+[.C976]);(4*[.B976]+1))" office:value-type="float" office:value="498.772945074049">
            <text:p>498,77</text:p>
          </table:table-cell>
          <table:table-cell table:number-columns-repeated="5"/>
        </table:table-row>
        <table:table-row table:style-name="ro1">
          <table:table-cell table:formula="of:=[.A977]-(2*[.A977]+[.C977])/(8*[.B977]+1)" office:value-type="float" office:value="37.1467060721343">
            <text:p>37,15</text:p>
          </table:table-cell>
          <table:table-cell table:formula="of:=[.B977]+1" office:value-type="float" office:value="972">
            <text:p>972</text:p>
          </table:table-cell>
          <table:table-cell table:formula="of:=MOD((2*[.A978]+[.C977]);(4*[.B977]+1))" office:value-type="float" office:value="573.066357218318">
            <text:p>573,07</text:p>
          </table:table-cell>
          <table:table-cell table:number-columns-repeated="5"/>
        </table:table-row>
        <table:table-row table:style-name="ro1">
          <table:table-cell table:formula="of:=[.A978]-(2*[.A978]+[.C978])/(8*[.B978]+1)" office:value-type="float" office:value="37.0634657777582">
            <text:p>37,06</text:p>
          </table:table-cell>
          <table:table-cell table:formula="of:=[.B978]+1" office:value-type="float" office:value="973">
            <text:p>973</text:p>
          </table:table-cell>
          <table:table-cell table:formula="of:=MOD((2*[.A979]+[.C978]);(4*[.B978]+1))" office:value-type="float" office:value="647.193288773834">
            <text:p>647,19</text:p>
          </table:table-cell>
          <table:table-cell table:number-columns-repeated="5"/>
        </table:table-row>
        <table:table-row table:style-name="ro1">
          <table:table-cell table:formula="of:=[.A979]-(2*[.A979]+[.C979])/(8*[.B979]+1)" office:value-type="float" office:value="36.9708106434834">
            <text:p>36,97</text:p>
          </table:table-cell>
          <table:table-cell table:formula="of:=[.B979]+1" office:value-type="float" office:value="974">
            <text:p>974</text:p>
          </table:table-cell>
          <table:table-cell table:formula="of:=MOD((2*[.A980]+[.C979]);(4*[.B979]+1))" office:value-type="float" office:value="721.134910060801">
            <text:p>721,13</text:p>
          </table:table-cell>
          <table:table-cell table:number-columns-repeated="5"/>
        </table:table-row>
        <table:table-row table:style-name="ro1">
          <table:table-cell table:formula="of:=[.A980]-(2*[.A980]+[.C980])/(8*[.B980]+1)" office:value-type="float" office:value="36.8687861944461">
            <text:p>36,87</text:p>
          </table:table-cell>
          <table:table-cell table:formula="of:=[.B980]+1" office:value-type="float" office:value="975">
            <text:p>975</text:p>
          </table:table-cell>
          <table:table-cell table:formula="of:=MOD((2*[.A981]+[.C980]);(4*[.B980]+1))" office:value-type="float" office:value="794.872482449693">
            <text:p>794,87</text:p>
          </table:table-cell>
          <table:table-cell table:number-columns-repeated="5"/>
        </table:table-row>
        <table:table-row table:style-name="ro1">
          <table:table-cell table:formula="of:=[.A981]-(2*[.A981]+[.C981])/(8*[.B981]+1)" office:value-type="float" office:value="36.7574402061319">
            <text:p>36,76</text:p>
          </table:table-cell>
          <table:table-cell table:formula="of:=[.B981]+1" office:value-type="float" office:value="976">
            <text:p>976</text:p>
          </table:table-cell>
          <table:table-cell table:formula="of:=MOD((2*[.A982]+[.C981]);(4*[.B981]+1))" office:value-type="float" office:value="868.387362861957">
            <text:p>868,39</text:p>
          </table:table-cell>
          <table:table-cell table:number-columns-repeated="5"/>
        </table:table-row>
        <table:table-row table:style-name="ro1">
          <table:table-cell table:formula="of:=[.A982]-(2*[.A982]+[.C982])/(8*[.B982]+1)" office:value-type="float" office:value="36.6368226823422">
            <text:p>36,64</text:p>
          </table:table-cell>
          <table:table-cell table:formula="of:=[.B982]+1" office:value-type="float" office:value="977">
            <text:p>977</text:p>
          </table:table-cell>
          <table:table-cell table:formula="of:=MOD((2*[.A983]+[.C982]);(4*[.B982]+1))" office:value-type="float" office:value="941.661008226641">
            <text:p>941,66</text:p>
          </table:table-cell>
          <table:table-cell table:number-columns-repeated="5"/>
        </table:table-row>
        <table:table-row table:style-name="ro1">
          <table:table-cell table:formula="of:=[.A983]-(2*[.A983]+[.C983])/(8*[.B983]+1)" office:value-type="float" office:value="36.5069858327079">
            <text:p>36,51</text:p>
          </table:table-cell>
          <table:table-cell table:formula="of:=[.B983]+1" office:value-type="float" office:value="978">
            <text:p>978</text:p>
          </table:table-cell>
          <table:table-cell table:formula="of:=MOD((2*[.A984]+[.C983]);(4*[.B983]+1))" office:value-type="float" office:value="1014.67497989206">
            <text:p>1014,67</text:p>
          </table:table-cell>
          <table:table-cell table:number-columns-repeated="5"/>
        </table:table-row>
        <table:table-row table:style-name="ro1">
          <table:table-cell table:formula="of:=[.A984]-(2*[.A984]+[.C984])/(8*[.B984]+1)" office:value-type="float" office:value="36.3679840497612">
            <text:p>36,37</text:p>
          </table:table-cell>
          <table:table-cell table:formula="of:=[.B984]+1" office:value-type="float" office:value="979">
            <text:p>979</text:p>
          </table:table-cell>
          <table:table-cell table:formula="of:=MOD((2*[.A985]+[.C984]);(4*[.B984]+1))" office:value-type="float" office:value="1087.41094799158">
            <text:p>1087,41</text:p>
          </table:table-cell>
          <table:table-cell table:number-columns-repeated="5"/>
        </table:table-row>
        <table:table-row table:style-name="ro1">
          <table:table-cell table:formula="of:=[.A985]-(2*[.A985]+[.C985])/(8*[.B985]+1)" office:value-type="float" office:value="36.2198738855724">
            <text:p>36,22</text:p>
          </table:table-cell>
          <table:table-cell table:formula="of:=[.B985]+1" office:value-type="float" office:value="980">
            <text:p>980</text:p>
          </table:table-cell>
          <table:table-cell table:formula="of:=MOD((2*[.A986]+[.C985]);(4*[.B985]+1))" office:value-type="float" office:value="1159.85069576272">
            <text:p>1159,85</text:p>
          </table:table-cell>
          <table:table-cell table:number-columns-repeated="5"/>
        </table:table-row>
        <table:table-row table:style-name="ro1">
          <table:table-cell table:formula="of:=[.A986]-(2*[.A986]+[.C986])/(8*[.B986]+1)" office:value-type="float" office:value="36.0627140279606">
            <text:p>36,06</text:p>
          </table:table-cell>
          <table:table-cell table:formula="of:=[.B986]+1" office:value-type="float" office:value="981">
            <text:p>981</text:p>
          </table:table-cell>
          <table:table-cell table:formula="of:=MOD((2*[.A987]+[.C986]);(4*[.B986]+1))" office:value-type="float" office:value="1231.97612381865">
            <text:p>1231,98</text:p>
          </table:table-cell>
          <table:table-cell table:number-columns-repeated="5"/>
        </table:table-row>
        <table:table-row table:style-name="ro1">
          <table:table-cell table:formula="of:=[.A987]-(2*[.A987]+[.C987])/(8*[.B987]+1)" office:value-type="float" office:value="35.8965652762885">
            <text:p>35,9</text:p>
          </table:table-cell>
          <table:table-cell table:formula="of:=[.B987]+1" office:value-type="float" office:value="982">
            <text:p>982</text:p>
          </table:table-cell>
          <table:table-cell table:formula="of:=MOD((2*[.A988]+[.C987]);(4*[.B987]+1))" office:value-type="float" office:value="1303.76925437122">
            <text:p>1303,77</text:p>
          </table:table-cell>
          <table:table-cell table:number-columns-repeated="5"/>
        </table:table-row>
        <table:table-row table:style-name="ro1">
          <table:table-cell table:formula="of:=[.A988]-(2*[.A988]+[.C988])/(8*[.B988]+1)" office:value-type="float" office:value="35.721490516848">
            <text:p>35,72</text:p>
          </table:table-cell>
          <table:table-cell table:formula="of:=[.B988]+1" office:value-type="float" office:value="983">
            <text:p>983</text:p>
          </table:table-cell>
          <table:table-cell table:formula="of:=MOD((2*[.A989]+[.C988]);(4*[.B988]+1))" office:value-type="float" office:value="1375.21223540492">
            <text:p>1375,21</text:p>
          </table:table-cell>
          <table:table-cell table:number-columns-repeated="5"/>
        </table:table-row>
        <table:table-row table:style-name="ro1">
          <table:table-cell table:formula="of:=[.A989]-(2*[.A989]+[.C989])/(8*[.B989]+1)" office:value-type="float" office:value="35.5375546978476">
            <text:p>35,54</text:p>
          </table:table-cell>
          <table:table-cell table:formula="of:=[.B989]+1" office:value-type="float" office:value="984">
            <text:p>984</text:p>
          </table:table-cell>
          <table:table-cell table:formula="of:=MOD((2*[.A990]+[.C989]);(4*[.B989]+1))" office:value-type="float" office:value="1446.28734480061">
            <text:p>1446,29</text:p>
          </table:table-cell>
          <table:table-cell table:number-columns-repeated="5"/>
        </table:table-row>
        <table:table-row table:style-name="ro1">
          <table:table-cell table:formula="of:=[.A990]-(2*[.A990]+[.C990])/(8*[.B990]+1)" office:value-type="float" office:value="35.3448248040083">
            <text:p>35,34</text:p>
          </table:table-cell>
          <table:table-cell table:formula="of:=[.B990]+1" office:value-type="float" office:value="985">
            <text:p>985</text:p>
          </table:table-cell>
          <table:table-cell table:formula="of:=MOD((2*[.A991]+[.C990]);(4*[.B990]+1))" office:value-type="float" office:value="1516.97699440863">
            <text:p>1516,98</text:p>
          </table:table-cell>
          <table:table-cell table:number-columns-repeated="5"/>
        </table:table-row>
        <table:table-row table:style-name="ro1">
          <table:table-cell table:formula="of:=[.A991]-(2*[.A991]+[.C991])/(8*[.B991]+1)" office:value-type="float" office:value="35.1433698307795">
            <text:p>35,14</text:p>
          </table:table-cell>
          <table:table-cell table:formula="of:=[.B991]+1" office:value-type="float" office:value="986">
            <text:p>986</text:p>
          </table:table-cell>
          <table:table-cell table:formula="of:=MOD((2*[.A992]+[.C991]);(4*[.B991]+1))" office:value-type="float" office:value="1587.26373407019">
            <text:p>1587,26</text:p>
          </table:table-cell>
          <table:table-cell table:number-columns-repeated="5"/>
        </table:table-row>
        <table:table-row table:style-name="ro1">
          <table:table-cell table:formula="of:=[.A992]-(2*[.A992]+[.C992])/(8*[.B992]+1)" office:value-type="float" office:value="34.9332607581807">
            <text:p>34,93</text:p>
          </table:table-cell>
          <table:table-cell table:formula="of:=[.B992]+1" office:value-type="float" office:value="987">
            <text:p>987</text:p>
          </table:table-cell>
          <table:table-cell table:formula="of:=MOD((2*[.A993]+[.C992]);(4*[.B992]+1))" office:value-type="float" office:value="1657.13025558655">
            <text:p>1657,13</text:p>
          </table:table-cell>
          <table:table-cell table:number-columns-repeated="5"/>
        </table:table-row>
        <table:table-row table:style-name="ro1">
          <table:table-cell table:formula="of:=[.A993]-(2*[.A993]+[.C993])/(8*[.B993]+1)" office:value-type="float" office:value="34.7145705242814">
            <text:p>34,71</text:p>
          </table:table-cell>
          <table:table-cell table:formula="of:=[.B993]+1" office:value-type="float" office:value="988">
            <text:p>988</text:p>
          </table:table-cell>
          <table:table-cell table:formula="of:=MOD((2*[.A994]+[.C993]);(4*[.B993]+1))" office:value-type="float" office:value="1726.55939663511">
            <text:p>1726,56</text:p>
          </table:table-cell>
          <table:table-cell table:number-columns-repeated="5"/>
        </table:table-row>
        <table:table-row table:style-name="ro1">
          <table:table-cell table:formula="of:=[.A994]-(2*[.A994]+[.C994])/(8*[.B994]+1)" office:value-type="float" office:value="34.4873739983252">
            <text:p>34,49</text:p>
          </table:table-cell>
          <table:table-cell table:formula="of:=[.B994]+1" office:value-type="float" office:value="989">
            <text:p>989</text:p>
          </table:table-cell>
          <table:table-cell table:formula="of:=MOD((2*[.A995]+[.C994]);(4*[.B994]+1))" office:value-type="float" office:value="1795.53414463176">
            <text:p>1795,53</text:p>
          </table:table-cell>
          <table:table-cell table:number-columns-repeated="5"/>
        </table:table-row>
        <table:table-row table:style-name="ro1">
          <table:table-cell table:formula="of:=[.A995]-(2*[.A995]+[.C995])/(8*[.B995]+1)" office:value-type="float" office:value="34.2517479535093">
            <text:p>34,25</text:p>
          </table:table-cell>
          <table:table-cell table:formula="of:=[.B995]+1" office:value-type="float" office:value="990">
            <text:p>990</text:p>
          </table:table-cell>
          <table:table-cell table:formula="of:=MOD((2*[.A996]+[.C995]);(4*[.B995]+1))" office:value-type="float" office:value="1864.03764053878">
            <text:p>1864,04</text:p>
          </table:table-cell>
          <table:table-cell table:number-columns-repeated="5"/>
        </table:table-row>
        <table:table-row table:style-name="ro1">
          <table:table-cell table:formula="of:=[.A996]-(2*[.A996]+[.C996])/(8*[.B996]+1)" office:value-type="float" office:value="34.007771039427">
            <text:p>34,01</text:p>
          </table:table-cell>
          <table:table-cell table:formula="of:=[.B996]+1" office:value-type="float" office:value="991">
            <text:p>991</text:p>
          </table:table-cell>
          <table:table-cell table:formula="of:=MOD((2*[.A997]+[.C996]);(4*[.B996]+1))" office:value-type="float" office:value="1932.05318261764">
            <text:p>1932,05</text:p>
          </table:table-cell>
          <table:table-cell table:number-columns-repeated="5"/>
        </table:table-row>
        <table:table-row table:style-name="ro1">
          <table:table-cell table:formula="of:=[.A997]-(2*[.A997]+[.C997])/(8*[.B997]+1)" office:value-type="float" office:value="33.7555237541834">
            <text:p>33,76</text:p>
          </table:table-cell>
          <table:table-cell table:formula="of:=[.B997]+1" office:value-type="float" office:value="992">
            <text:p>992</text:p>
          </table:table-cell>
          <table:table-cell table:formula="of:=MOD((2*[.A998]+[.C997]);(4*[.B997]+1))" office:value-type="float" office:value="1999.564230126">
            <text:p>1999,56</text:p>
          </table:table-cell>
          <table:table-cell table:number-columns-repeated="5"/>
        </table:table-row>
        <table:table-row table:style-name="ro1">
          <table:table-cell table:formula="of:=[.A998]-(2*[.A998]+[.C998])/(8*[.B998]+1)" office:value-type="float" office:value="33.4950884161924">
            <text:p>33,5</text:p>
          </table:table-cell>
          <table:table-cell table:formula="of:=[.B998]+1" office:value-type="float" office:value="993">
            <text:p>993</text:p>
          </table:table-cell>
          <table:table-cell table:formula="of:=MOD((2*[.A999]+[.C998]);(4*[.B998]+1))" office:value-type="float" office:value="2066.55440695839">
            <text:p>2066,55</text:p>
          </table:table-cell>
          <table:table-cell table:number-columns-repeated="5"/>
        </table:table-row>
        <table:table-row table:style-name="ro1">
          <table:table-cell table:formula="of:=[.A999]-(2*[.A999]+[.C999])/(8*[.B999]+1)" office:value-type="float" office:value="33.2265491356649">
            <text:p>33,23</text:p>
          </table:table-cell>
          <table:table-cell table:formula="of:=[.B999]+1" office:value-type="float" office:value="994">
            <text:p>994</text:p>
          </table:table-cell>
          <table:table-cell table:formula="of:=MOD((2*[.A1000]+[.C999]);(4*[.B999]+1))" office:value-type="float" office:value="2133.00750522972">
            <text:p>2133,01</text:p>
          </table:table-cell>
          <table:table-cell table:number-columns-repeated="5"/>
        </table:table-row>
        <table:table-row table:style-name="ro1">
          <table:table-cell table:formula="of:=[.A1000]-(2*[.A1000]+[.C1000])/(8*[.B1000]+1)" office:value-type="float" office:value="32.9499917857968">
            <text:p>32,95</text:p>
          </table:table-cell>
          <table:table-cell table:formula="of:=[.B1000]+1" office:value-type="float" office:value="995">
            <text:p>995</text:p>
          </table:table-cell>
          <table:table-cell table:formula="of:=MOD((2*[.A1001]+[.C1000]);(4*[.B1000]+1))" office:value-type="float" office:value="2198.90748880131">
            <text:p>2198,91</text:p>
          </table:table-cell>
          <table:table-cell table:number-columns-repeated="5"/>
        </table:table-row>
        <table:table-row table:style-name="ro1">
          <table:table-cell table:formula="of:=[.A1001]-(2*[.A1001]+[.C1001])/(8*[.B1001]+1)" office:value-type="float" office:value="32.6655039736661">
            <text:p>32,67</text:p>
          </table:table-cell>
          <table:table-cell table:formula="of:=[.B1001]+1" office:value-type="float" office:value="996">
            <text:p>996</text:p>
          </table:table-cell>
          <table:table-cell table:formula="of:=MOD((2*[.A1002]+[.C1001]);(4*[.B1001]+1))" office:value-type="float" office:value="2264.23849674864">
            <text:p>2264,24</text:p>
          </table:table-cell>
          <table:table-cell table:number-columns-repeated="5"/>
        </table:table-row>
        <table:table-row table:style-name="ro1">
          <table:table-cell table:formula="of:=[.A1002]-(2*[.A1002]+[.C1002])/(8*[.B1002]+1)" office:value-type="float" office:value="32.3731750108482">
            <text:p>32,37</text:p>
          </table:table-cell>
          <table:table-cell table:formula="of:=[.B1002]+1" office:value-type="float" office:value="997">
            <text:p>997</text:p>
          </table:table-cell>
          <table:table-cell table:formula="of:=MOD((2*[.A1003]+[.C1002]);(4*[.B1002]+1))" office:value-type="float" office:value="2328.98484677034">
            <text:p>2328,98</text:p>
          </table:table-cell>
          <table:table-cell table:number-columns-repeated="5"/>
        </table:table-row>
        <table:table-row table:style-name="ro1">
          <table:table-cell table:formula="of:=[.A1003]-(2*[.A1003]+[.C1003])/(8*[.B1003]+1)" office:value-type="float" office:value="32.0730958837588">
            <text:p>32,07</text:p>
          </table:table-cell>
          <table:table-cell table:formula="of:=[.B1003]+1" office:value-type="float" office:value="998">
            <text:p>998</text:p>
          </table:table-cell>
          <table:table-cell table:formula="of:=MOD((2*[.A1004]+[.C1003]);(4*[.B1003]+1))" office:value-type="float" office:value="2393.13103853786">
            <text:p>2393,13</text:p>
          </table:table-cell>
          <table:table-cell table:number-columns-repeated="5"/>
        </table:table-row>
        <table:table-row table:style-name="ro1">
          <table:table-cell table:formula="of:=[.A1004]-(2*[.A1004]+[.C1004])/(8*[.B1004]+1)" office:value-type="float" office:value="31.7653592237331">
            <text:p>31,77</text:p>
          </table:table-cell>
          <table:table-cell table:formula="of:=[.B1004]+1" office:value-type="float" office:value="999">
            <text:p>999</text:p>
          </table:table-cell>
          <table:table-cell table:formula="of:=MOD((2*[.A1005]+[.C1004]);(4*[.B1004]+1))" office:value-type="float" office:value="2456.66175698532">
            <text:p>2456,66</text:p>
          </table:table-cell>
          <table:table-cell table:number-columns-repeated="5"/>
        </table:table-row>
        <table:table-row table:style-name="ro1">
          <table:table-cell table:formula="of:=[.A1005]-(2*[.A1005]+[.C1005])/(8*[.B1005]+1)" office:value-type="float" office:value="31.4500592768504">
            <text:p>31,45</text:p>
          </table:table-cell>
          <table:table-cell table:formula="of:=[.B1005]+1" office:value-type="float" office:value="1000">
            <text:p>1000</text:p>
          </table:table-cell>
          <table:table-cell table:formula="of:=MOD((2*[.A1006]+[.C1005]);(4*[.B1005]+1))" office:value-type="float" office:value="2519.56187553902">
            <text:p>2519,56</text:p>
          </table:table-cell>
          <table:table-cell table:number-columns-repeated="5"/>
        </table:table-row>
        <table:table-row table:style-name="ro1">
          <table:table-cell table:formula="of:=[.A1006]-(2*[.A1006]+[.C1006])/(8*[.B1006]+1)" office:value-type="float" office:value="31.1272918735143">
            <text:p>31,13</text:p>
          </table:table-cell>
          <table:table-cell table:formula="of:=[.B1006]+1" office:value-type="float" office:value="1001">
            <text:p>1001</text:p>
          </table:table-cell>
          <table:table-cell table:formula="of:=MOD((2*[.A1007]+[.C1006]);(4*[.B1006]+1))" office:value-type="float" office:value="2581.81645928605">
            <text:p>2581,82</text:p>
          </table:table-cell>
          <table:table-cell table:number-columns-repeated="5"/>
        </table:table-row>
        <table:table-row table:style-name="ro1">
          <table:table-cell table:formula="of:=[.A1007]-(2*[.A1007]+[.C1007])/(8*[.B1007]+1)" office:value-type="float" office:value="30.7971543977953">
            <text:p>30,8</text:p>
          </table:table-cell>
          <table:table-cell table:formula="of:=[.B1007]+1" office:value-type="float" office:value="1002">
            <text:p>1002</text:p>
          </table:table-cell>
          <table:table-cell table:formula="of:=MOD((2*[.A1008]+[.C1007]);(4*[.B1007]+1))" office:value-type="float" office:value="2643.41076808164">
            <text:p>2643,41</text:p>
          </table:table-cell>
          <table:table-cell table:number-columns-repeated="5"/>
        </table:table-row>
        <table:table-row table:style-name="ro1">
          <table:table-cell table:formula="of:=[.A1008]-(2*[.A1008]+[.C1008])/(8*[.B1008]+1)" office:value-type="float" office:value="30.4597457565483">
            <text:p>30,46</text:p>
          </table:table-cell>
          <table:table-cell table:formula="of:=[.B1008]+1" office:value-type="float" office:value="1003">
            <text:p>1003</text:p>
          </table:table-cell>
          <table:table-cell table:formula="of:=MOD((2*[.A1009]+[.C1008]);(4*[.B1008]+1))" office:value-type="float" office:value="2704.33025959474">
            <text:p>2704,33</text:p>
          </table:table-cell>
          <table:table-cell table:number-columns-repeated="5"/>
        </table:table-row>
        <table:table-row table:style-name="ro1">
          <table:table-cell table:formula="of:=[.A1009]-(2*[.A1009]+[.C1009])/(8*[.B1009]+1)" office:value-type="float" office:value="30.1151663483106">
            <text:p>30,12</text:p>
          </table:table-cell>
          <table:table-cell table:formula="of:=[.B1009]+1" office:value-type="float" office:value="1004">
            <text:p>1004</text:p>
          </table:table-cell>
          <table:table-cell table:formula="of:=MOD((2*[.A1010]+[.C1009]);(4*[.B1009]+1))" office:value-type="float" office:value="2764.56059229136">
            <text:p>2764,56</text:p>
          </table:table-cell>
          <table:table-cell table:number-columns-repeated="5"/>
        </table:table-row>
        <table:table-row table:style-name="ro1">
          <table:table-cell table:formula="of:=[.A1010]-(2*[.A1010]+[.C1010])/(8*[.B1010]+1)" office:value-type="float" office:value="29.7635180319919">
            <text:p>29,76</text:p>
          </table:table-cell>
          <table:table-cell table:formula="of:=[.B1010]+1" office:value-type="float" office:value="1005">
            <text:p>1005</text:p>
          </table:table-cell>
          <table:table-cell table:formula="of:=MOD((2*[.A1011]+[.C1010]);(4*[.B1010]+1))" office:value-type="float" office:value="2824.08762835534">
            <text:p>2824,09</text:p>
          </table:table-cell>
          <table:table-cell table:number-columns-repeated="5"/>
        </table:table-row>
        <table:table-row table:style-name="ro1">
          <table:table-cell table:formula="of:=[.A1011]-(2*[.A1011]+[.C1011])/(8*[.B1011]+1)" office:value-type="float" office:value="29.4049040953647">
            <text:p>29,4</text:p>
          </table:table-cell>
          <table:table-cell table:formula="of:=[.B1011]+1" office:value-type="float" office:value="1006">
            <text:p>1006</text:p>
          </table:table-cell>
          <table:table-cell table:formula="of:=MOD((2*[.A1012]+[.C1011]);(4*[.B1011]+1))" office:value-type="float" office:value="2882.89743654607">
            <text:p>2882,9</text:p>
          </table:table-cell>
          <table:table-cell table:number-columns-repeated="5"/>
        </table:table-row>
        <table:table-row table:style-name="ro1">
          <table:table-cell table:formula="of:=[.A1012]-(2*[.A1012]+[.C1012])/(8*[.B1012]+1)" office:value-type="float" office:value="29.0394292233636">
            <text:p>29,04</text:p>
          </table:table-cell>
          <table:table-cell table:formula="of:=[.B1012]+1" office:value-type="float" office:value="1007">
            <text:p>1007</text:p>
          </table:table-cell>
          <table:table-cell table:formula="of:=MOD((2*[.A1013]+[.C1012]);(4*[.B1012]+1))" office:value-type="float" office:value="2940.9762949928">
            <text:p>2940,98</text:p>
          </table:table-cell>
          <table:table-cell table:number-columns-repeated="5"/>
        </table:table-row>
        <table:table-row table:style-name="ro1">
          <table:table-cell table:formula="of:=[.A1013]-(2*[.A1013]+[.C1013])/(8*[.B1013]+1)" office:value-type="float" office:value="28.6671994662034">
            <text:p>28,67</text:p>
          </table:table-cell>
          <table:table-cell table:formula="of:=[.B1013]+1" office:value-type="float" office:value="1008">
            <text:p>1008</text:p>
          </table:table-cell>
          <table:table-cell table:formula="of:=MOD((2*[.A1014]+[.C1013]);(4*[.B1013]+1))" office:value-type="float" office:value="2998.31069392521">
            <text:p>2998,31</text:p>
          </table:table-cell>
          <table:table-cell table:number-columns-repeated="5"/>
        </table:table-row>
        <table:table-row table:style-name="ro1">
          <table:table-cell table:formula="of:=[.A1014]-(2*[.A1014]+[.C1014])/(8*[.B1014]+1)" office:value-type="float" office:value="28.2883222073246">
            <text:p>28,29</text:p>
          </table:table-cell>
          <table:table-cell table:formula="of:=[.B1014]+1" office:value-type="float" office:value="1009">
            <text:p>1009</text:p>
          </table:table-cell>
          <table:table-cell table:formula="of:=MOD((2*[.A1015]+[.C1014]);(4*[.B1014]+1))" office:value-type="float" office:value="3054.88733833986">
            <text:p>3054,89</text:p>
          </table:table-cell>
          <table:table-cell table:number-columns-repeated="5"/>
        </table:table-row>
        <table:table-row table:style-name="ro1">
          <table:table-cell table:formula="of:=[.A1015]-(2*[.A1015]+[.C1015])/(8*[.B1015]+1)" office:value-type="float" office:value="27.9029061311752">
            <text:p>27,9</text:p>
          </table:table-cell>
          <table:table-cell table:formula="of:=[.B1015]+1" office:value-type="float" office:value="1010">
            <text:p>1010</text:p>
          </table:table-cell>
          <table:table-cell table:formula="of:=MOD((2*[.A1016]+[.C1015]);(4*[.B1015]+1))" office:value-type="float" office:value="3110.69315060221">
            <text:p>3110,69</text:p>
          </table:table-cell>
          <table:table-cell table:number-columns-repeated="5"/>
        </table:table-row>
        <table:table-row table:style-name="ro1">
          <table:table-cell table:formula="of:=[.A1016]-(2*[.A1016]+[.C1016])/(8*[.B1016]+1)" office:value-type="float" office:value="27.511061190838">
            <text:p>27,51</text:p>
          </table:table-cell>
          <table:table-cell table:formula="of:=[.B1016]+1" office:value-type="float" office:value="1011">
            <text:p>1011</text:p>
          </table:table-cell>
          <table:table-cell table:formula="of:=MOD((2*[.A1017]+[.C1016]);(4*[.B1016]+1))" office:value-type="float" office:value="3165.71527298388">
            <text:p>3165,72</text:p>
          </table:table-cell>
          <table:table-cell table:number-columns-repeated="5"/>
        </table:table-row>
        <table:table-row table:style-name="ro1">
          <table:table-cell table:formula="of:=[.A1017]-(2*[.A1017]+[.C1017])/(8*[.B1017]+1)" office:value-type="float" office:value="27.1128985755128">
            <text:p>27,11</text:p>
          </table:table-cell>
          <table:table-cell table:formula="of:=[.B1017]+1" office:value-type="float" office:value="1012">
            <text:p>1012</text:p>
          </table:table-cell>
          <table:table-cell table:formula="of:=MOD((2*[.A1018]+[.C1017]);(4*[.B1017]+1))" office:value-type="float" office:value="3219.94107013491">
            <text:p>3219,94</text:p>
          </table:table-cell>
          <table:table-cell table:number-columns-repeated="5"/>
        </table:table-row>
        <table:table-row table:style-name="ro1">
          <table:table-cell table:formula="of:=[.A1018]-(2*[.A1018]+[.C1018])/(8*[.B1018]+1)" office:value-type="float" office:value="26.7085306778611">
            <text:p>26,71</text:p>
          </table:table-cell>
          <table:table-cell table:formula="of:=[.B1018]+1" office:value-type="float" office:value="1013">
            <text:p>1013</text:p>
          </table:table-cell>
          <table:table-cell table:formula="of:=MOD((2*[.A1019]+[.C1018]);(4*[.B1018]+1))" office:value-type="float" office:value="3273.35813149063">
            <text:p>3273,36</text:p>
          </table:table-cell>
          <table:table-cell table:number-columns-repeated="5"/>
        </table:table-row>
        <table:table-row table:style-name="ro1">
          <table:table-cell table:formula="of:=[.A1019]-(2*[.A1019]+[.C1019])/(8*[.B1019]+1)" office:value-type="float" office:value="26.2980710612237">
            <text:p>26,3</text:p>
          </table:table-cell>
          <table:table-cell table:formula="of:=[.B1019]+1" office:value-type="float" office:value="1014">
            <text:p>1014</text:p>
          </table:table-cell>
          <table:table-cell table:formula="of:=MOD((2*[.A1020]+[.C1019]);(4*[.B1019]+1))" office:value-type="float" office:value="3325.95427361308">
            <text:p>3325,95</text:p>
          </table:table-cell>
          <table:table-cell table:number-columns-repeated="5"/>
        </table:table-row>
        <table:table-row table:style-name="ro1">
          <table:table-cell table:formula="of:=[.A1020]-(2*[.A1020]+[.C1020])/(8*[.B1020]+1)" office:value-type="float" office:value="25.8816344267191">
            <text:p>25,88</text:p>
          </table:table-cell>
          <table:table-cell table:formula="of:=[.B1020]+1" office:value-type="float" office:value="1015">
            <text:p>1015</text:p>
          </table:table-cell>
          <table:table-cell table:formula="of:=MOD((2*[.A1021]+[.C1020]);(4*[.B1020]+1))" office:value-type="float" office:value="3377.71754246652">
            <text:p>3377,72</text:p>
          </table:table-cell>
          <table:table-cell table:number-columns-repeated="5"/>
        </table:table-row>
        <table:table-row table:style-name="ro1">
          <table:table-cell table:formula="of:=[.A1021]-(2*[.A1021]+[.C1021])/(8*[.B1021]+1)" office:value-type="float" office:value="25.4593365802322">
            <text:p>25,46</text:p>
          </table:table-cell>
          <table:table-cell table:formula="of:=[.B1021]+1" office:value-type="float" office:value="1016">
            <text:p>1016</text:p>
          </table:table-cell>
          <table:table-cell table:formula="of:=MOD((2*[.A1022]+[.C1021]);(4*[.B1021]+1))" office:value-type="float" office:value="3428.63621562698">
            <text:p>3428,64</text:p>
          </table:table-cell>
          <table:table-cell table:number-columns-repeated="5"/>
        </table:table-row>
        <table:table-row table:style-name="ro1">
          <table:table-cell table:formula="of:=[.A1022]-(2*[.A1022]+[.C1022])/(8*[.B1022]+1)" office:value-type="float" office:value="25.0312943993013">
            <text:p>25,03</text:p>
          </table:table-cell>
          <table:table-cell table:formula="of:=[.B1022]+1" office:value-type="float" office:value="1017">
            <text:p>1017</text:p>
          </table:table-cell>
          <table:table-cell table:formula="of:=MOD((2*[.A1023]+[.C1022]);(4*[.B1022]+1))" office:value-type="float" office:value="3478.69880442558">
            <text:p>3478,7</text:p>
          </table:table-cell>
          <table:table-cell table:number-columns-repeated="5"/>
        </table:table-row>
        <table:table-row table:style-name="ro1">
          <table:table-cell table:formula="of:=[.A1023]-(2*[.A1023]+[.C1023])/(8*[.B1023]+1)" office:value-type="float" office:value="24.5976257999128">
            <text:p>24,6</text:p>
          </table:table-cell>
          <table:table-cell table:formula="of:=[.B1023]+1" office:value-type="float" office:value="1018">
            <text:p>1018</text:p>
          </table:table-cell>
          <table:table-cell table:formula="of:=MOD((2*[.A1024]+[.C1023]);(4*[.B1023]+1))" office:value-type="float" office:value="3527.89405602541">
            <text:p>3527,89</text:p>
          </table:table-cell>
          <table:table-cell table:number-columns-repeated="5"/>
        </table:table-row>
        <table:table-row table:style-name="ro1">
          <table:table-cell table:formula="of:=[.A1024]-(2*[.A1024]+[.C1024])/(8*[.B1024]+1)" office:value-type="float" office:value="24.1584497032123">
            <text:p>24,16</text:p>
          </table:table-cell>
          <table:table-cell table:formula="of:=[.B1024]+1" office:value-type="float" office:value="1019">
            <text:p>1019</text:p>
          </table:table-cell>
          <table:table-cell table:formula="of:=MOD((2*[.A1025]+[.C1024]);(4*[.B1024]+1))" office:value-type="float" office:value="3576.21095543183">
            <text:p>3576,21</text:p>
          </table:table-cell>
          <table:table-cell table:number-columns-repeated="5"/>
        </table:table-row>
        <table:table-row table:style-name="ro1">
          <table:table-cell table:formula="of:=[.A1025]-(2*[.A1025]+[.C1025])/(8*[.B1025]+1)" office:value-type="float" office:value="23.7138860021405">
            <text:p>23,71</text:p>
          </table:table-cell>
          <table:table-cell table:formula="of:=[.B1025]+1" office:value-type="float" office:value="1020">
            <text:p>1020</text:p>
          </table:table-cell>
          <table:table-cell table:formula="of:=MOD((2*[.A1026]+[.C1025]);(4*[.B1025]+1))" office:value-type="float" office:value="3623.63872743611">
            <text:p>3623,64</text:p>
          </table:table-cell>
          <table:table-cell table:number-columns-repeated="5"/>
        </table:table-row>
        <table:table-row table:style-name="ro1">
          <table:table-cell table:formula="of:=[.A1026]-(2*[.A1026]+[.C1026])/(8*[.B1026]+1)" office:value-type="float" office:value="23.2640555280025">
            <text:p>23,26</text:p>
          </table:table-cell>
          <table:table-cell table:formula="of:=[.B1026]+1" office:value-type="float" office:value="1021">
            <text:p>1021</text:p>
          </table:table-cell>
          <table:table-cell table:formula="of:=MOD((2*[.A1027]+[.C1026]);(4*[.B1026]+1))" office:value-type="float" office:value="3670.16683849212">
            <text:p>3670,17</text:p>
          </table:table-cell>
          <table:table-cell table:number-columns-repeated="5"/>
        </table:table-row>
        <table:table-row table:style-name="ro1">
          <table:table-cell table:formula="of:=[.A1027]-(2*[.A1027]+[.C1027])/(8*[.B1027]+1)" office:value-type="float" office:value="22.8090800169794">
            <text:p>22,81</text:p>
          </table:table-cell>
          <table:table-cell table:formula="of:=[.B1027]+1" office:value-type="float" office:value="1022">
            <text:p>1022</text:p>
          </table:table-cell>
          <table:table-cell table:formula="of:=MOD((2*[.A1028]+[.C1027]);(4*[.B1027]+1))" office:value-type="float" office:value="3715.78499852608">
            <text:p>3715,78</text:p>
          </table:table-cell>
          <table:table-cell table:number-columns-repeated="5"/>
        </table:table-row>
        <table:table-row table:style-name="ro1">
          <table:table-cell table:formula="of:=[.A1028]-(2*[.A1028]+[.C1028])/(8*[.B1028]+1)" office:value-type="float" office:value="22.3490820765905">
            <text:p>22,35</text:p>
          </table:table-cell>
          <table:table-cell table:formula="of:=[.B1028]+1" office:value-type="float" office:value="1023">
            <text:p>1023</text:p>
          </table:table-cell>
          <table:table-cell table:formula="of:=MOD((2*[.A1029]+[.C1028]);(4*[.B1028]+1))" office:value-type="float" office:value="3760.48316267926">
            <text:p>3760,48</text:p>
          </table:table-cell>
          <table:table-cell table:number-columns-repeated="5"/>
        </table:table-row>
        <table:table-row table:style-name="ro1">
          <table:table-cell table:formula="of:=[.A1029]-(2*[.A1029]+[.C1029])/(8*[.B1029]+1)" office:value-type="float" office:value="21.8841851521149">
            <text:p>21,88</text:p>
          </table:table-cell>
          <table:table-cell table:formula="of:=[.B1029]+1" office:value-type="float" office:value="1024">
            <text:p>1024</text:p>
          </table:table-cell>
          <table:table-cell table:formula="of:=MOD((2*[.A1030]+[.C1029]);(4*[.B1029]+1))" office:value-type="float" office:value="3804.25153298349">
            <text:p>3804,25</text:p>
          </table:table-cell>
          <table:table-cell table:number-columns-repeated="5"/>
        </table:table-row>
        <table:table-row table:style-name="ro1">
          <table:table-cell table:formula="of:=[.A1030]-(2*[.A1030]+[.C1030])/(8*[.B1030]+1)" office:value-type="float" office:value="21.4145134929806">
            <text:p>21,41</text:p>
          </table:table-cell>
          <table:table-cell table:formula="of:=[.B1030]+1" office:value-type="float" office:value="1025">
            <text:p>1025</text:p>
          </table:table-cell>
          <table:table-cell table:formula="of:=MOD((2*[.A1031]+[.C1030]);(4*[.B1030]+1))" office:value-type="float" office:value="3847.08055996945">
            <text:p>3847,08</text:p>
          </table:table-cell>
          <table:table-cell table:number-columns-repeated="5"/>
        </table:table-row>
        <table:table-row table:style-name="ro1">
          <table:table-cell table:formula="of:=[.A1031]-(2*[.A1031]+[.C1031])/(8*[.B1031]+1)" office:value-type="float" office:value="20.9401921191292">
            <text:p>20,94</text:p>
          </table:table-cell>
          <table:table-cell table:formula="of:=[.B1031]+1" office:value-type="float" office:value="1026">
            <text:p>1026</text:p>
          </table:table-cell>
          <table:table-cell table:formula="of:=MOD((2*[.A1032]+[.C1031]);(4*[.B1031]+1))" office:value-type="float" office:value="3888.96094420771">
            <text:p>3888,96</text:p>
          </table:table-cell>
          <table:table-cell table:number-columns-repeated="5"/>
        </table:table-row>
        <table:table-row table:style-name="ro1">
          <table:table-cell table:formula="of:=[.A1032]-(2*[.A1032]+[.C1032])/(8*[.B1032]+1)" office:value-type="float" office:value="20.4613467873657">
            <text:p>20,46</text:p>
          </table:table-cell>
          <table:table-cell table:formula="of:=[.B1032]+1" office:value-type="float" office:value="1027">
            <text:p>1027</text:p>
          </table:table-cell>
          <table:table-cell table:formula="of:=MOD((2*[.A1033]+[.C1032]);(4*[.B1032]+1))" office:value-type="float" office:value="3929.88363778244">
            <text:p>3929,88</text:p>
          </table:table-cell>
          <table:table-cell table:number-columns-repeated="5"/>
        </table:table-row>
        <table:table-row table:style-name="ro1">
          <table:table-cell table:formula="of:=[.A1033]-(2*[.A1033]+[.C1033])/(8*[.B1033]+1)" office:value-type="float" office:value="19.9781039577008">
            <text:p>19,98</text:p>
          </table:table-cell>
          <table:table-cell table:formula="of:=[.B1033]+1" office:value-type="float" office:value="1028">
            <text:p>1028</text:p>
          </table:table-cell>
          <table:table-cell table:formula="of:=MOD((2*[.A1034]+[.C1033]);(4*[.B1033]+1))" office:value-type="float" office:value="3969.83984569784">
            <text:p>3969,84</text:p>
          </table:table-cell>
          <table:table-cell table:number-columns-repeated="5"/>
        </table:table-row>
        <table:table-row table:style-name="ro1">
          <table:table-cell table:formula="of:=[.A1034]-(2*[.A1034]+[.C1034])/(8*[.B1034]+1)" office:value-type="float" office:value="19.4905907596931">
            <text:p>19,49</text:p>
          </table:table-cell>
          <table:table-cell table:formula="of:=[.B1034]+1" office:value-type="float" office:value="1029">
            <text:p>1029</text:p>
          </table:table-cell>
          <table:table-cell table:formula="of:=MOD((2*[.A1035]+[.C1034]);(4*[.B1034]+1))" office:value-type="float" office:value="4008.82102721723">
            <text:p>4008,82</text:p>
          </table:table-cell>
          <table:table-cell table:number-columns-repeated="5"/>
        </table:table-row>
        <table:table-row table:style-name="ro1">
          <table:table-cell table:formula="of:=[.A1035]-(2*[.A1035]+[.C1035])/(8*[.B1035]+1)" office:value-type="float" office:value="18.9989349588019">
            <text:p>19</text:p>
          </table:table-cell>
          <table:table-cell table:formula="of:=[.B1035]+1" office:value-type="float" office:value="1030">
            <text:p>1030</text:p>
          </table:table-cell>
          <table:table-cell table:formula="of:=MOD((2*[.A1036]+[.C1035]);(4*[.B1035]+1))" office:value-type="float" office:value="4046.81889713483">
            <text:p>4046,82</text:p>
          </table:table-cell>
          <table:table-cell table:number-columns-repeated="5"/>
        </table:table-row>
        <table:table-row table:style-name="ro1">
          <table:table-cell table:formula="of:=[.A1036]-(2*[.A1036]+[.C1036])/(8*[.B1036]+1)" office:value-type="float" office:value="18.5032649227563">
            <text:p>18,5</text:p>
          </table:table-cell>
          <table:table-cell table:formula="of:=[.B1036]+1" office:value-type="float" office:value="1031">
            <text:p>1031</text:p>
          </table:table-cell>
          <table:table-cell table:formula="of:=MOD((2*[.A1037]+[.C1036]);(4*[.B1036]+1))" office:value-type="float" office:value="4083.82542698034">
            <text:p>4083,83</text:p>
          </table:table-cell>
          <table:table-cell table:number-columns-repeated="5"/>
        </table:table-row>
        <table:table-row table:style-name="ro1">
          <table:table-cell table:formula="of:=[.A1037]-(2*[.A1037]+[.C1037])/(8*[.B1037]+1)" office:value-type="float" office:value="18.0037095879489">
            <text:p>18</text:p>
          </table:table-cell>
          <table:table-cell table:formula="of:=[.B1037]+1" office:value-type="float" office:value="1032">
            <text:p>1032</text:p>
          </table:table-cell>
          <table:table-cell table:formula="of:=MOD((2*[.A1038]+[.C1037]);(4*[.B1037]+1))" office:value-type="float" office:value="4119.83284615624">
            <text:p>4119,83</text:p>
          </table:table-cell>
          <table:table-cell table:number-columns-repeated="5"/>
        </table:table-row>
        <table:table-row table:style-name="ro1">
          <table:table-cell table:formula="of:=[.A1038]-(2*[.A1038]+[.C1038])/(8*[.B1038]+1)" office:value-type="float" office:value="17.5003984258644">
            <text:p>17,5</text:p>
          </table:table-cell>
          <table:table-cell table:formula="of:=[.B1038]+1" office:value-type="float" office:value="1033">
            <text:p>1033</text:p>
          </table:table-cell>
          <table:table-cell table:formula="of:=MOD((2*[.A1039]+[.C1038]);(4*[.B1038]+1))" office:value-type="float" office:value="25.8336430079707">
            <text:p>25,83</text:p>
          </table:table-cell>
          <table:table-cell table:number-columns-repeated="5"/>
        </table:table-row>
        <table:table-row table:style-name="ro1">
          <table:table-cell table:formula="of:=[.A1039]-(2*[.A1039]+[.C1039])/(8*[.B1039]+1)" office:value-type="float" office:value="17.4930379370731">
            <text:p>17,49</text:p>
          </table:table-cell>
          <table:table-cell table:formula="of:=[.B1039]+1" office:value-type="float" office:value="1034">
            <text:p>1034</text:p>
          </table:table-cell>
          <table:table-cell table:formula="of:=MOD((2*[.A1040]+[.C1039]);(4*[.B1039]+1))" office:value-type="float" office:value="60.819718882117">
            <text:p>60,82</text:p>
          </table:table-cell>
          <table:table-cell table:number-columns-repeated="5"/>
        </table:table-row>
        <table:table-row table:style-name="ro1">
          <table:table-cell table:formula="of:=[.A1040]-(2*[.A1040]+[.C1040])/(8*[.B1040]+1)" office:value-type="float" office:value="17.4814573986038">
            <text:p>17,48</text:p>
          </table:table-cell>
          <table:table-cell table:formula="of:=[.B1040]+1" office:value-type="float" office:value="1035">
            <text:p>1035</text:p>
          </table:table-cell>
          <table:table-cell table:formula="of:=MOD((2*[.A1041]+[.C1040]);(4*[.B1040]+1))" office:value-type="float" office:value="95.7826336793246">
            <text:p>95,78</text:p>
          </table:table-cell>
          <table:table-cell table:number-columns-repeated="5"/>
        </table:table-row>
        <table:table-row table:style-name="ro1">
          <table:table-cell table:formula="of:=[.A1041]-(2*[.A1041]+[.C1041])/(8*[.B1041]+1)" office:value-type="float" office:value="17.4656687802635">
            <text:p>17,47</text:p>
          </table:table-cell>
          <table:table-cell table:formula="of:=[.B1041]+1" office:value-type="float" office:value="1036">
            <text:p>1036</text:p>
          </table:table-cell>
          <table:table-cell table:formula="of:=MOD((2*[.A1042]+[.C1041]);(4*[.B1041]+1))" office:value-type="float" office:value="130.713971239852">
            <text:p>130,71</text:p>
          </table:table-cell>
          <table:table-cell table:number-columns-repeated="5"/>
        </table:table-row>
        <table:table-row table:style-name="ro1">
          <table:table-cell table:formula="of:=[.A1042]-(2*[.A1042]+[.C1042])/(8*[.B1042]+1)" office:value-type="float" office:value="17.4456850296542">
            <text:p>17,45</text:p>
          </table:table-cell>
          <table:table-cell table:formula="of:=[.B1042]+1" office:value-type="float" office:value="1037">
            <text:p>1037</text:p>
          </table:table-cell>
          <table:table-cell table:formula="of:=MOD((2*[.A1043]+[.C1042]);(4*[.B1042]+1))" office:value-type="float" office:value="165.60534129916">
            <text:p>165,61</text:p>
          </table:table-cell>
          <table:table-cell table:number-columns-repeated="5"/>
        </table:table-row>
        <table:table-row table:style-name="ro1">
          <table:table-cell table:formula="of:=[.A1043]-(2*[.A1043]+[.C1043])/(8*[.B1043]+1)" office:value-type="float" office:value="17.4215200650455">
            <text:p>17,42</text:p>
          </table:table-cell>
          <table:table-cell table:formula="of:=[.B1043]+1" office:value-type="float" office:value="1038">
            <text:p>1038</text:p>
          </table:table-cell>
          <table:table-cell table:formula="of:=MOD((2*[.A1044]+[.C1043]);(4*[.B1043]+1))" office:value-type="float" office:value="200.448381429251">
            <text:p>200,45</text:p>
          </table:table-cell>
          <table:table-cell table:number-columns-repeated="5"/>
        </table:table-row>
        <table:table-row table:style-name="ro1">
          <table:table-cell table:formula="of:=[.A1044]-(2*[.A1044]+[.C1044])/(8*[.B1044]+1)" office:value-type="float" office:value="17.3931887680486">
            <text:p>17,39</text:p>
          </table:table-cell>
          <table:table-cell table:formula="of:=[.B1044]+1" office:value-type="float" office:value="1039">
            <text:p>1039</text:p>
          </table:table-cell>
          <table:table-cell table:formula="of:=MOD((2*[.A1045]+[.C1044]);(4*[.B1044]+1))" office:value-type="float" office:value="235.234758965348">
            <text:p>235,23</text:p>
          </table:table-cell>
          <table:table-cell table:number-columns-repeated="5"/>
        </table:table-row>
        <table:table-row table:style-name="ro1">
          <table:table-cell table:formula="of:=[.A1045]-(2*[.A1045]+[.C1045])/(8*[.B1045]+1)" office:value-type="float" office:value="17.360706976096">
            <text:p>17,36</text:p>
          </table:table-cell>
          <table:table-cell table:formula="of:=[.B1045]+1" office:value-type="float" office:value="1040">
            <text:p>1040</text:p>
          </table:table-cell>
          <table:table-cell table:formula="of:=MOD((2*[.A1046]+[.C1045]);(4*[.B1045]+1))" office:value-type="float" office:value="269.95617291754">
            <text:p>269,96</text:p>
          </table:table-cell>
          <table:table-cell table:number-columns-repeated="5"/>
        </table:table-row>
        <table:table-row table:style-name="ro1">
          <table:table-cell table:formula="of:=[.A1046]-(2*[.A1046]+[.C1046])/(8*[.B1046]+1)" office:value-type="float" office:value="17.3240914747296">
            <text:p>17,32</text:p>
          </table:table-cell>
          <table:table-cell table:formula="of:=[.B1046]+1" office:value-type="float" office:value="1041">
            <text:p>1041</text:p>
          </table:table-cell>
          <table:table-cell table:formula="of:=MOD((2*[.A1047]+[.C1046]);(4*[.B1046]+1))" office:value-type="float" office:value="304.604355866999">
            <text:p>304,6</text:p>
          </table:table-cell>
          <table:table-cell table:number-columns-repeated="5"/>
        </table:table-row>
        <table:table-row table:style-name="ro1">
          <table:table-cell table:formula="of:=[.A1047]-(2*[.A1047]+[.C1047])/(8*[.B1047]+1)" office:value-type="float" office:value="17.2833599896994">
            <text:p>17,28</text:p>
          </table:table-cell>
          <table:table-cell table:formula="of:=[.B1047]+1" office:value-type="float" office:value="1042">
            <text:p>1042</text:p>
          </table:table-cell>
          <table:table-cell table:formula="of:=MOD((2*[.A1048]+[.C1047]);(4*[.B1047]+1))" office:value-type="float" office:value="339.171075846398">
            <text:p>339,17</text:p>
          </table:table-cell>
          <table:table-cell table:number-columns-repeated="5"/>
        </table:table-row>
        <table:table-row table:style-name="ro1">
          <table:table-cell table:formula="of:=[.A1048]-(2*[.A1048]+[.C1048])/(8*[.B1048]+1)" office:value-type="float" office:value="17.2385311788771">
            <text:p>17,24</text:p>
          </table:table-cell>
          <table:table-cell table:formula="of:=[.B1048]+1" office:value-type="float" office:value="1043">
            <text:p>1043</text:p>
          </table:table-cell>
          <table:table-cell table:formula="of:=MOD((2*[.A1049]+[.C1048]);(4*[.B1048]+1))" office:value-type="float" office:value="373.648138204152">
            <text:p>373,65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7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RPM</text:p>
          </table:table-cell>
          <table:table-cell office:value-type="string">
            <text:p>Steps</text:p>
          </table:table-cell>
          <table:table-cell office:value-type="string">
            <text:p>Delay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0">
            <text:p>800</text:p>
          </table:table-cell>
          <table:table-cell table:formula="of:=(60/([.A3]*[.B3])-0.00003)*500000" office:value-type="float" office:value="297.5">
            <text:p>297,5</text:p>
          </table:table-cell>
          <table:table-cell table:number-columns-repeated="11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00">
            <text:p>800</text:p>
          </table:table-cell>
          <table:table-cell table:formula="of:=(60/([.A4]*[.B4])-0.00003)*500000" office:value-type="float" office:value="148.04347826087">
            <text:p>148,04</text:p>
          </table:table-cell>
          <table:table-cell table:number-columns-repeated="11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00">
            <text:p>800</text:p>
          </table:table-cell>
          <table:table-cell table:formula="of:=(60/([.A5]*[.B5])-0.00003)*500000" office:value-type="float" office:value="212.272727272727">
            <text:p>212,27</text:p>
          </table:table-cell>
          <table:table-cell/>
          <table:table-cell table:formula="of:=1/0.7*150" office:value-type="float" office:value="214.285714285714">
            <text:p>214,2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table:formula="of:=(60/([.A7]*[.B7])-0.00003)*500000" office:value-type="float" office:value="610">
            <text:p>610</text:p>
          </table:table-cell>
          <table:table-cell table:number-columns-repeated="11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00">
            <text:p>400</text:p>
          </table:table-cell>
          <table:table-cell table:formula="of:=(60/([.A8]*[.B8])-0.00003)*500000" office:value-type="float" office:value="311.086956521739">
            <text:p>311,0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float" office:value="100">
            <text:p>10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6118">
            <text:p>6118</text:p>
          </table:table-cell>
          <table:table-cell/>
          <table:table-cell table:formula="of:=60/([.L11]/10000)" office:value-type="float" office:value="98.07126511932">
            <text:p>98,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float" office:value="50">
            <text:p>5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12032">
            <text:p>12032</text:p>
          </table:table-cell>
          <table:table-cell/>
          <table:table-cell table:formula="of:=60/([.L13]/10000)" office:value-type="float" office:value="49.8670212765957">
            <text:p>49,8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float" office:value="150">
            <text:p>15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4371">
            <text:p>4371</text:p>
          </table:table-cell>
          <table:table-cell/>
          <table:table-cell table:formula="of:=60/([.L15]/10000)" office:value-type="float" office:value="137.268359643102">
            <text:p>137,2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float" office:value="200">
            <text:p>20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3589">
            <text:p>3589</text:p>
          </table:table-cell>
          <table:table-cell/>
          <table:table-cell table:formula="of:=60/([.L17]/10000)" office:value-type="float" office:value="167.177486765116">
            <text:p>167,18</text:p>
          </table:table-cell>
        </table:table-row>
        <table:table-row table:style-name="ro1">
          <table:table-cell table:number-columns-repeated="5"/>
          <table:table-cell table:formula="of:=60/(6000/10000)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20">
            <text:p>22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3384">
            <text:p>3384</text:p>
          </table:table-cell>
          <table:table-cell/>
          <table:table-cell table:formula="of:=60/([.L19]/10000)" office:value-type="float" office:value="177.304964539007">
            <text:p>177,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float" office:value="250">
            <text:p>25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3150">
            <text:p>3150</text:p>
          </table:table-cell>
          <table:table-cell/>
          <table:table-cell table:formula="of:=60/([.L21]/10000)" office:value-type="float" office:value="190.476190476191">
            <text:p>190,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float" office:value="300">
            <text:p>300</text:p>
          </table:table-cell>
          <table:table-cell office:value-type="string">
            <text:p>RPM</text:p>
          </table:table-cell>
          <table:table-cell office:value-type="string">
            <text:p>kierrosta,</text:p>
          </table:table-cell>
          <table:table-cell office:value-type="string">
            <text:p>RPM:</text:p>
          </table:table-cell>
          <table:table-cell office:value-type="float" office:value="2861">
            <text:p>2861</text:p>
          </table:table-cell>
          <table:table-cell/>
          <table:table-cell table:formula="of:=60/([.L23]/10000)" office:value-type="float" office:value="209.716882209018">
            <text:p>209,72</text:p>
          </table:table-cell>
        </table:table-row>
      </table:table>
      <table:table table:name="Sheet4" table:style-name="ta1" table:print="false">
        <table:table-column table:style-name="co7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5mm per turn</text:p>
          </table:table-cell>
          <table:table-cell/>
          <table:table-cell office:value-type="string">
            <text:p>100 moves</text:p>
          </table:table-cell>
          <table:table-cell/>
          <table:table-cell office:value-type="string">
            <text:p>500mm to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formula="of:=3.33/5" office:value-type="float" office:value="0.666">
            <text:p>0,67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formula="of:=100/7" office:value-type="float" office:value="14.2857142857143">
            <text:p>14,29</text:p>
          </table:table-cell>
          <table:table-cell table:formula="of:=100/7" office:value-type="float" office:value="14.2857142857143">
            <text:p>14,29</text:p>
          </table:table-cell>
          <table:table-cell table:formula="of:=100/7" office:value-type="float" office:value="14.2857142857143">
            <text:p>14,29</text:p>
          </table:table-cell>
          <table:table-cell table:formula="of:=100/7" office:value-type="float" office:value="14.2857142857143">
            <text:p>14,29</text:p>
          </table:table-cell>
          <table:table-cell table:formula="of:=100/7" office:value-type="float" office:value="14.2857142857143">
            <text:p>14,29</text:p>
          </table:table-cell>
          <table:table-cell table:formula="of:=100/7" office:value-type="float" office:value="14.2857142857143">
            <text:p>14,29</text:p>
          </table:table-cell>
          <table:table-cell table:formula="of:=100/7" office:value-type="float" office:value="14.2857142857143">
            <text:p>14,29</text:p>
          </table:table-cell>
          <table:table-cell table:formula="of:=SUM([.C5:.I5])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>
            <text:p>acc</text:p>
          </table:table-cell>
          <table:table-cell table:number-columns-repeated="3" office:value-type="string">
            <text:p>static</text:p>
          </table:table-cell>
          <table:table-cell table:number-columns-repeated="2" office:value-type="string">
            <text:p>dece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/>
          <table:table-cell office:value-type="string">
            <text:p>Step</text:p>
          </table:table-cell>
          <table:table-cell/>
          <table:table-cell table:formula="of:=SUM([.D11:.D30])" office:value-type="float" office:value="50">
            <text:p>50</text:p>
          </table:table-cell>
          <table:table-cell table:number-columns-repeated="2"/>
          <table:table-cell table:formula="of:=SUM([.G11:.G30])" office:value-type="float" office:value="50">
            <text:p>50</text:p>
          </table:table-cell>
          <table:table-cell table:formula="of:=SUM([.H11:.H111])" office:value-type="float" office:value="500">
            <text:p>500</text:p>
          </table:table-cell>
          <table:table-cell office:value-type="string">
            <text:p>1v</text:p>
          </table:table-cell>
          <table:table-cell table:formula="of:=SUM([.J11:.J30])" office:value-type="float" office:value="191.1">
            <text:p>191,1</text:p>
          </table:table-cell>
          <table:table-cell table:number-columns-repeated="2"/>
          <table:table-cell table:formula="of:=SUM([.M11:.M111])" office:value-type="float" office:value="505.6395">
            <text:p>505,64</text:p>
          </table:table-cell>
          <table:table-cell/>
          <table:table-cell table:formula="of:=SUM([.M11:.M30])" office:value-type="float" office:value="65.5395">
            <text:p>65,54</text:p>
          </table:table-cell>
          <table:table-cell table:formula="of:=[.O10]-6.25/2" office:value-type="float" office:value="62.4145">
            <text:p>62,4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11]/20" office:value-type="float" office:value="0.05">
            <text:p>0,05</text:p>
          </table:table-cell>
          <table:table-cell table:formula="of:=([.C11]*2*5-(5/20))/2" office:value-type="float" office:value="0.125">
            <text:p>0,13</text:p>
          </table:table-cell>
          <table:table-cell table:formula="of:=[.C11]*2*5" office:value-type="float" office:value="0.5">
            <text:p>0,5</text:p>
          </table:table-cell>
          <table:table-cell/>
          <table:table-cell table:formula="of:=(5*[.B11]-0.5*5)/20" office:value-type="float" office:value="0.125">
            <text:p>0,13</text:p>
          </table:table-cell>
          <table:table-cell table:formula="of:=(500*([.B11]-0.5)/(1/5*100*100))" office:value-type="float" office:value="0.125">
            <text:p>0,13</text:p>
          </table:table-cell>
          <table:table-cell/>
          <table:table-cell office:value-type="float" office:value="1.67">
            <text:p>1,67</text:p>
          </table:table-cell>
          <table:table-cell/>
          <table:table-cell table:formula="of:=(50-[.J9])/20" office:value-type="float" office:value="2.5">
            <text:p>2,5</text:p>
          </table:table-cell>
          <table:table-cell table:style-name="ce5" office:value-type="float" office:value="0.3125">
            <text:p>0,3125000</text:p>
          </table:table-cell>
          <table:table-cell/>
          <table:table-cell table:formula="of:=AVERAGE([.M11:.M30])" office:value-type="float" office:value="3.276975">
            <text:p>3,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12]/20" office:value-type="float" office:value="0.1">
            <text:p>0,1</text:p>
          </table:table-cell>
          <table:table-cell table:formula="of:=([.C12]*2*5-(5/20))/2" office:value-type="float" office:value="0.375">
            <text:p>0,38</text:p>
          </table:table-cell>
          <table:table-cell table:formula="of:=[.C12]*2*5" office:value-type="float" office:value="1">
            <text:p>1</text:p>
          </table:table-cell>
          <table:table-cell/>
          <table:table-cell table:formula="of:=(5*[.B12]-0.5*5)/20" office:value-type="float" office:value="0.375">
            <text:p>0,38</text:p>
          </table:table-cell>
          <table:table-cell table:formula="of:=(500*([.B12]-0.5)/(1/5*100*100))" office:value-type="float" office:value="0.375">
            <text:p>0,38</text:p>
          </table:table-cell>
          <table:table-cell/>
          <table:table-cell table:formula="of:=[.J11]+0.83" office:value-type="float" office:value="2.5">
            <text:p>2,5</text:p>
          </table:table-cell>
          <table:table-cell table:number-columns-repeated="2"/>
          <table:table-cell table:style-name="ce5" table:formula="of:=[.M11]+0.3125" office:value-type="float" office:value="0.625">
            <text:p>0,6250000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13]/20" office:value-type="float" office:value="0.15">
            <text:p>0,15</text:p>
          </table:table-cell>
          <table:table-cell table:formula="of:=([.C13]*2*5-(5/20))/2" office:value-type="float" office:value="0.625">
            <text:p>0,63</text:p>
          </table:table-cell>
          <table:table-cell table:formula="of:=[.C13]*2*5" office:value-type="float" office:value="1.5">
            <text:p>1,5</text:p>
          </table:table-cell>
          <table:table-cell/>
          <table:table-cell table:formula="of:=(5*[.B13]-0.5*5)/20" office:value-type="float" office:value="0.625">
            <text:p>0,63</text:p>
          </table:table-cell>
          <table:table-cell table:formula="of:=(500*([.B13]-0.5)/(1/5*100*100))" office:value-type="float" office:value="0.625">
            <text:p>0,63</text:p>
          </table:table-cell>
          <table:table-cell/>
          <table:table-cell table:formula="of:=[.J12]+0.83" office:value-type="float" office:value="3.33">
            <text:p>3,33</text:p>
          </table:table-cell>
          <table:table-cell table:number-columns-repeated="2"/>
          <table:table-cell table:style-name="ce5" table:formula="of:=[.M12]+0.312" office:value-type="float" office:value="0.937">
            <text:p>0,937000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14]/20" office:value-type="float" office:value="0.2">
            <text:p>0,2</text:p>
          </table:table-cell>
          <table:table-cell table:formula="of:=([.C14]*2*5-(5/20))/2" office:value-type="float" office:value="0.875">
            <text:p>0,88</text:p>
          </table:table-cell>
          <table:table-cell table:formula="of:=[.C14]*2*5" office:value-type="float" office:value="2">
            <text:p>2</text:p>
          </table:table-cell>
          <table:table-cell/>
          <table:table-cell table:formula="of:=(5*[.B14]-0.5*5)/20" office:value-type="float" office:value="0.875">
            <text:p>0,88</text:p>
          </table:table-cell>
          <table:table-cell table:formula="of:=(500*([.B14]-0.5)/(1/5*100*100))" office:value-type="float" office:value="0.875">
            <text:p>0,88</text:p>
          </table:table-cell>
          <table:table-cell/>
          <table:table-cell table:formula="of:=[.J13]+0.83" office:value-type="float" office:value="4.16">
            <text:p>4,16</text:p>
          </table:table-cell>
          <table:table-cell table:number-columns-repeated="2"/>
          <table:table-cell table:style-name="ce5" table:formula="of:=[.M13]+0.312" office:value-type="float" office:value="1.249">
            <text:p>1,249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15]/20" office:value-type="float" office:value="0.25">
            <text:p>0,25</text:p>
          </table:table-cell>
          <table:table-cell table:formula="of:=([.C15]*2*5-(5/20))/2" office:value-type="float" office:value="1.125">
            <text:p>1,13</text:p>
          </table:table-cell>
          <table:table-cell table:formula="of:=[.C15]*2*5" office:value-type="float" office:value="2.5">
            <text:p>2,5</text:p>
          </table:table-cell>
          <table:table-cell/>
          <table:table-cell table:formula="of:=(5*[.B15]-0.5*5)/20" office:value-type="float" office:value="1.125">
            <text:p>1,13</text:p>
          </table:table-cell>
          <table:table-cell table:formula="of:=(500*([.B15]-0.5)/(1/5*100*100))" office:value-type="float" office:value="1.125">
            <text:p>1,13</text:p>
          </table:table-cell>
          <table:table-cell/>
          <table:table-cell table:formula="of:=[.J14]+0.83" office:value-type="float" office:value="4.99">
            <text:p>4,99</text:p>
          </table:table-cell>
          <table:table-cell table:number-columns-repeated="2"/>
          <table:table-cell table:style-name="ce5" table:formula="of:=[.M14]+0.312" office:value-type="float" office:value="1.561">
            <text:p>1,561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16]/20" office:value-type="float" office:value="0.3">
            <text:p>0,3</text:p>
          </table:table-cell>
          <table:table-cell table:formula="of:=([.C16]*2*5-(5/20))/2" office:value-type="float" office:value="1.375">
            <text:p>1,38</text:p>
          </table:table-cell>
          <table:table-cell table:formula="of:=[.C16]*2*5" office:value-type="float" office:value="3">
            <text:p>3</text:p>
          </table:table-cell>
          <table:table-cell/>
          <table:table-cell table:formula="of:=(5*[.B16]-0.5*5)/20" office:value-type="float" office:value="1.375">
            <text:p>1,38</text:p>
          </table:table-cell>
          <table:table-cell table:formula="of:=(500*([.B16]-0.5)/(1/5*100*100))" office:value-type="float" office:value="1.375">
            <text:p>1,38</text:p>
          </table:table-cell>
          <table:table-cell/>
          <table:table-cell table:formula="of:=[.J15]+0.83" office:value-type="float" office:value="5.82">
            <text:p>5,82</text:p>
          </table:table-cell>
          <table:table-cell table:number-columns-repeated="2"/>
          <table:table-cell table:style-name="ce5" table:formula="of:=[.M15]+0.312" office:value-type="float" office:value="1.873">
            <text:p>1,8730000</text:p>
          </table:table-cell>
          <table:table-cell/>
          <table:table-cell table:formula="of:=1/2*1/5+3/5+1/2*1/5" office:value-type="float" office:value="0.8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17]/20" office:value-type="float" office:value="0.35">
            <text:p>0,35</text:p>
          </table:table-cell>
          <table:table-cell table:formula="of:=([.C17]*2*5-(5/20))/2" office:value-type="float" office:value="1.625">
            <text:p>1,63</text:p>
          </table:table-cell>
          <table:table-cell table:formula="of:=[.C17]*2*5" office:value-type="float" office:value="3.5">
            <text:p>3,5</text:p>
          </table:table-cell>
          <table:table-cell/>
          <table:table-cell table:formula="of:=(5*[.B17]-0.5*5)/20" office:value-type="float" office:value="1.625">
            <text:p>1,63</text:p>
          </table:table-cell>
          <table:table-cell table:formula="of:=(500*([.B17]-0.5)/(1/5*100*100))" office:value-type="float" office:value="1.625">
            <text:p>1,63</text:p>
          </table:table-cell>
          <table:table-cell/>
          <table:table-cell table:formula="of:=[.J16]+0.83" office:value-type="float" office:value="6.65">
            <text:p>6,65</text:p>
          </table:table-cell>
          <table:table-cell table:number-columns-repeated="2"/>
          <table:table-cell table:style-name="ce5" table:formula="of:=[.M16]+0.312" office:value-type="float" office:value="2.185">
            <text:p>2,185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18]/20" office:value-type="float" office:value="0.4">
            <text:p>0,4</text:p>
          </table:table-cell>
          <table:table-cell table:formula="of:=([.C18]*2*5-(5/20))/2" office:value-type="float" office:value="1.875">
            <text:p>1,88</text:p>
          </table:table-cell>
          <table:table-cell table:formula="of:=[.C18]*2*5" office:value-type="float" office:value="4">
            <text:p>4</text:p>
          </table:table-cell>
          <table:table-cell/>
          <table:table-cell table:formula="of:=(5*[.B18]-0.5*5)/20" office:value-type="float" office:value="1.875">
            <text:p>1,88</text:p>
          </table:table-cell>
          <table:table-cell table:formula="of:=(500*([.B18]-0.5)/(1/5*100*100))" office:value-type="float" office:value="1.875">
            <text:p>1,88</text:p>
          </table:table-cell>
          <table:table-cell/>
          <table:table-cell table:formula="of:=[.J17]+0.83" office:value-type="float" office:value="7.48">
            <text:p>7,48</text:p>
          </table:table-cell>
          <table:table-cell table:number-columns-repeated="2"/>
          <table:table-cell table:style-name="ce5" table:formula="of:=[.M17]+0.312" office:value-type="float" office:value="2.497">
            <text:p>2,4970000</text:p>
          </table:table-cell>
          <table:table-cell/>
          <table:table-cell table:formula="of:=6.25/2" office:value-type="float" office:value="3.125">
            <text:p>3,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19]/20" office:value-type="float" office:value="0.45">
            <text:p>0,45</text:p>
          </table:table-cell>
          <table:table-cell table:formula="of:=([.C19]*2*5-(5/20))/2" office:value-type="float" office:value="2.125">
            <text:p>2,13</text:p>
          </table:table-cell>
          <table:table-cell table:formula="of:=[.C19]*2*5" office:value-type="float" office:value="4.5">
            <text:p>4,5</text:p>
          </table:table-cell>
          <table:table-cell/>
          <table:table-cell table:formula="of:=(5*[.B19]-0.5*5)/20" office:value-type="float" office:value="2.125">
            <text:p>2,13</text:p>
          </table:table-cell>
          <table:table-cell table:formula="of:=(500*([.B19]-0.5)/(1/5*100*100))" office:value-type="float" office:value="2.125">
            <text:p>2,13</text:p>
          </table:table-cell>
          <table:table-cell/>
          <table:table-cell table:formula="of:=[.J18]+0.83" office:value-type="float" office:value="8.31">
            <text:p>8,31</text:p>
          </table:table-cell>
          <table:table-cell table:number-columns-repeated="2"/>
          <table:table-cell table:style-name="ce5" table:formula="of:=[.M18]+0.312" office:value-type="float" office:value="2.809">
            <text:p>2,809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20]/20" office:value-type="float" office:value="0.5">
            <text:p>0,5</text:p>
          </table:table-cell>
          <table:table-cell table:formula="of:=([.C20]*2*5-(5/20))/2" office:value-type="float" office:value="2.375">
            <text:p>2,38</text:p>
          </table:table-cell>
          <table:table-cell table:formula="of:=[.C20]*2*5" office:value-type="float" office:value="5">
            <text:p>5</text:p>
          </table:table-cell>
          <table:table-cell/>
          <table:table-cell table:formula="of:=(5*[.B20]-0.5*5)/20" office:value-type="float" office:value="2.375">
            <text:p>2,38</text:p>
          </table:table-cell>
          <table:table-cell table:formula="of:=(500*([.B20]-0.5)/(1/5*100*100))" office:value-type="float" office:value="2.375">
            <text:p>2,38</text:p>
          </table:table-cell>
          <table:table-cell/>
          <table:table-cell table:formula="of:=[.J19]+0.83" office:value-type="float" office:value="9.14">
            <text:p>9,14</text:p>
          </table:table-cell>
          <table:table-cell table:number-columns-repeated="2"/>
          <table:table-cell table:style-name="ce5" table:formula="of:=[.M19]+0.312" office:value-type="float" office:value="3.121">
            <text:p>3,121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21]/20" office:value-type="float" office:value="0.55">
            <text:p>0,55</text:p>
          </table:table-cell>
          <table:table-cell table:formula="of:=([.C21]*2*5-(5/20))/2" office:value-type="float" office:value="2.625">
            <text:p>2,63</text:p>
          </table:table-cell>
          <table:table-cell table:formula="of:=[.C21]*2*5" office:value-type="float" office:value="5.5">
            <text:p>5,5</text:p>
          </table:table-cell>
          <table:table-cell/>
          <table:table-cell table:formula="of:=(5*[.B21]-0.5*5)/20" office:value-type="float" office:value="2.625">
            <text:p>2,63</text:p>
          </table:table-cell>
          <table:table-cell table:formula="of:=(500*([.B21]-0.5)/(1/5*100*100))" office:value-type="float" office:value="2.625">
            <text:p>2,63</text:p>
          </table:table-cell>
          <table:table-cell/>
          <table:table-cell table:formula="of:=[.J20]+0.83" office:value-type="float" office:value="9.97">
            <text:p>9,97</text:p>
          </table:table-cell>
          <table:table-cell table:number-columns-repeated="2"/>
          <table:table-cell table:style-name="ce5" table:formula="of:=[.M20]+0.312" office:value-type="float" office:value="3.433">
            <text:p>3,433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22]/20" office:value-type="float" office:value="0.6">
            <text:p>0,6</text:p>
          </table:table-cell>
          <table:table-cell table:formula="of:=([.C22]*2*5-(5/20))/2" office:value-type="float" office:value="2.875">
            <text:p>2,88</text:p>
          </table:table-cell>
          <table:table-cell table:formula="of:=[.C22]*2*5" office:value-type="float" office:value="6">
            <text:p>6</text:p>
          </table:table-cell>
          <table:table-cell/>
          <table:table-cell table:formula="of:=(5*[.B22]-0.5*5)/20" office:value-type="float" office:value="2.875">
            <text:p>2,88</text:p>
          </table:table-cell>
          <table:table-cell table:formula="of:=(500*([.B22]-0.5)/(1/5*100*100))" office:value-type="float" office:value="2.875">
            <text:p>2,88</text:p>
          </table:table-cell>
          <table:table-cell/>
          <table:table-cell table:formula="of:=[.J21]+0.83" office:value-type="float" office:value="10.8">
            <text:p>10,8</text:p>
          </table:table-cell>
          <table:table-cell table:number-columns-repeated="2"/>
          <table:table-cell table:style-name="ce5" table:formula="of:=[.M21]+0.312" office:value-type="float" office:value="3.745">
            <text:p>3,7450000</text:p>
          </table:table-cell>
          <table:table-cell/>
          <table:table-cell table:formula="of:=125/2" office:value-type="float" office:value="62.5">
            <text:p>62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23]/20" office:value-type="float" office:value="0.65">
            <text:p>0,65</text:p>
          </table:table-cell>
          <table:table-cell table:formula="of:=([.C23]*2*5-(5/20))/2" office:value-type="float" office:value="3.125">
            <text:p>3,13</text:p>
          </table:table-cell>
          <table:table-cell table:formula="of:=[.C23]*2*5" office:value-type="float" office:value="6.5">
            <text:p>6,5</text:p>
          </table:table-cell>
          <table:table-cell/>
          <table:table-cell table:formula="of:=(5*[.B23]-0.5*5)/20" office:value-type="float" office:value="3.125">
            <text:p>3,13</text:p>
          </table:table-cell>
          <table:table-cell table:formula="of:=(500*([.B23]-0.5)/(1/5*100*100))" office:value-type="float" office:value="3.125">
            <text:p>3,13</text:p>
          </table:table-cell>
          <table:table-cell/>
          <table:table-cell table:formula="of:=[.J22]+0.83" office:value-type="float" office:value="11.63">
            <text:p>11,63</text:p>
          </table:table-cell>
          <table:table-cell table:formula="of:=500*(0.5*1/5+0.5*1/5+(1-1/5-1/5))/((1-1/5-1/5)*100)" office:value-type="float" office:value="6.66666666666667">
            <text:p>6,67</text:p>
          </table:table-cell>
          <table:table-cell/>
          <table:table-cell table:style-name="ce5" table:formula="of:=[.M22]+0.312" office:value-type="float" office:value="4.057">
            <text:p>4,0570000</text:p>
          </table:table-cell>
          <table:table-cell table:number-columns-repeated="2"/>
          <table:table-cell table:formula="of:=6/20" office:value-type="float" office:value="0.3">
            <text:p>0,3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24]/20" office:value-type="float" office:value="0.7">
            <text:p>0,7</text:p>
          </table:table-cell>
          <table:table-cell table:formula="of:=([.C24]*2*5-(5/20))/2" office:value-type="float" office:value="3.375">
            <text:p>3,38</text:p>
          </table:table-cell>
          <table:table-cell table:formula="of:=[.C24]*2*5" office:value-type="float" office:value="7">
            <text:p>7</text:p>
          </table:table-cell>
          <table:table-cell/>
          <table:table-cell table:formula="of:=(5*[.B24]-0.5*5)/20" office:value-type="float" office:value="3.375">
            <text:p>3,38</text:p>
          </table:table-cell>
          <table:table-cell table:formula="of:=(500*([.B24]-0.5)/(1/5*100*100))" office:value-type="float" office:value="3.375">
            <text:p>3,38</text:p>
          </table:table-cell>
          <table:table-cell/>
          <table:table-cell table:formula="of:=[.J23]+0.83" office:value-type="float" office:value="12.46">
            <text:p>12,46</text:p>
          </table:table-cell>
          <table:table-cell table:number-columns-repeated="2"/>
          <table:table-cell table:style-name="ce5" table:formula="of:=[.M23]+0.312" office:value-type="float" office:value="4.369">
            <text:p>4,369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25]/20" office:value-type="float" office:value="0.75">
            <text:p>0,75</text:p>
          </table:table-cell>
          <table:table-cell table:formula="of:=([.C25]*2*5-(5/20))/2" office:value-type="float" office:value="3.625">
            <text:p>3,63</text:p>
          </table:table-cell>
          <table:table-cell table:formula="of:=[.C25]*2*5" office:value-type="float" office:value="7.5">
            <text:p>7,5</text:p>
          </table:table-cell>
          <table:table-cell/>
          <table:table-cell table:formula="of:=(5*[.B25]-0.5*5)/20" office:value-type="float" office:value="3.625">
            <text:p>3,63</text:p>
          </table:table-cell>
          <table:table-cell table:formula="of:=(500*([.B25]-0.5)/(1/5*100*100))" office:value-type="float" office:value="3.625">
            <text:p>3,63</text:p>
          </table:table-cell>
          <table:table-cell/>
          <table:table-cell table:formula="of:=[.J24]+0.83" office:value-type="float" office:value="13.29">
            <text:p>13,29</text:p>
          </table:table-cell>
          <table:table-cell table:number-columns-repeated="2"/>
          <table:table-cell table:style-name="ce5" table:formula="of:=[.M24]+0.312" office:value-type="float" office:value="4.681">
            <text:p>4,6810000</text:p>
          </table:table-cell>
          <table:table-cell table:number-columns-repeated="2"/>
          <table:table-cell table:formula="of:=20/6" office:value-type="float" office:value="3.33333333333333">
            <text:p>3,33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26]/20" office:value-type="float" office:value="0.8">
            <text:p>0,8</text:p>
          </table:table-cell>
          <table:table-cell table:formula="of:=([.C26]*2*5-(5/20))/2" office:value-type="float" office:value="3.875">
            <text:p>3,88</text:p>
          </table:table-cell>
          <table:table-cell table:formula="of:=[.C26]*2*5" office:value-type="float" office:value="8">
            <text:p>8</text:p>
          </table:table-cell>
          <table:table-cell/>
          <table:table-cell table:formula="of:=(5*[.B26]-0.5*5)/20" office:value-type="float" office:value="3.875">
            <text:p>3,88</text:p>
          </table:table-cell>
          <table:table-cell table:formula="of:=(500*([.B26]-0.5)/(1/5*100*100))" office:value-type="float" office:value="3.875">
            <text:p>3,88</text:p>
          </table:table-cell>
          <table:table-cell/>
          <table:table-cell table:formula="of:=[.J25]+0.83" office:value-type="float" office:value="14.12">
            <text:p>14,12</text:p>
          </table:table-cell>
          <table:table-cell table:number-columns-repeated="2"/>
          <table:table-cell table:style-name="ce5" table:formula="of:=[.M25]+0.312" office:value-type="float" office:value="4.993">
            <text:p>4,993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27]/20" office:value-type="float" office:value="0.85">
            <text:p>0,85</text:p>
          </table:table-cell>
          <table:table-cell table:formula="of:=([.C27]*2*5-(5/20))/2" office:value-type="float" office:value="4.125">
            <text:p>4,13</text:p>
          </table:table-cell>
          <table:table-cell table:formula="of:=[.C27]*2*5" office:value-type="float" office:value="8.5">
            <text:p>8,5</text:p>
          </table:table-cell>
          <table:table-cell/>
          <table:table-cell table:formula="of:=(5*[.B27]-0.5*5)/20" office:value-type="float" office:value="4.125">
            <text:p>4,13</text:p>
          </table:table-cell>
          <table:table-cell table:formula="of:=(500*([.B27]-0.5)/(1/5*100*100))" office:value-type="float" office:value="4.125">
            <text:p>4,13</text:p>
          </table:table-cell>
          <table:table-cell/>
          <table:table-cell table:formula="of:=[.J26]+0.83" office:value-type="float" office:value="14.95">
            <text:p>14,95</text:p>
          </table:table-cell>
          <table:table-cell table:number-columns-repeated="2"/>
          <table:table-cell table:style-name="ce5" table:formula="of:=[.M26]+0.312" office:value-type="float" office:value="5.305">
            <text:p>5,305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28]/20" office:value-type="float" office:value="0.9">
            <text:p>0,9</text:p>
          </table:table-cell>
          <table:table-cell table:formula="of:=([.C28]*2*5-(5/20))/2" office:value-type="float" office:value="4.375">
            <text:p>4,38</text:p>
          </table:table-cell>
          <table:table-cell table:formula="of:=[.C28]*2*5" office:value-type="float" office:value="9">
            <text:p>9</text:p>
          </table:table-cell>
          <table:table-cell/>
          <table:table-cell table:formula="of:=(5*[.B28]-0.5*5)/20" office:value-type="float" office:value="4.375">
            <text:p>4,38</text:p>
          </table:table-cell>
          <table:table-cell table:formula="of:=(500*([.B28]-0.5)/(1/5*100*100))" office:value-type="float" office:value="4.375">
            <text:p>4,38</text:p>
          </table:table-cell>
          <table:table-cell/>
          <table:table-cell table:formula="of:=[.J27]+0.83" office:value-type="float" office:value="15.78">
            <text:p>15,78</text:p>
          </table:table-cell>
          <table:table-cell table:number-columns-repeated="2"/>
          <table:table-cell table:style-name="ce5" table:formula="of:=[.M27]+0.312" office:value-type="float" office:value="5.617">
            <text:p>5,617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29]/20" office:value-type="float" office:value="0.95">
            <text:p>0,95</text:p>
          </table:table-cell>
          <table:table-cell table:formula="of:=([.C29]*2*5-(5/20))/2" office:value-type="float" office:value="4.625">
            <text:p>4,63</text:p>
          </table:table-cell>
          <table:table-cell table:formula="of:=[.C29]*2*5" office:value-type="float" office:value="9.5">
            <text:p>9,5</text:p>
          </table:table-cell>
          <table:table-cell/>
          <table:table-cell table:formula="of:=(5*[.B29]-0.5*5)/20" office:value-type="float" office:value="4.625">
            <text:p>4,63</text:p>
          </table:table-cell>
          <table:table-cell table:formula="of:=(500*([.B29]-0.5)/(1/5*100*100))" office:value-type="float" office:value="4.625">
            <text:p>4,63</text:p>
          </table:table-cell>
          <table:table-cell/>
          <table:table-cell table:formula="of:=[.J28]+0.83" office:value-type="float" office:value="16.61">
            <text:p>16,61</text:p>
          </table:table-cell>
          <table:table-cell table:number-columns-repeated="2"/>
          <table:table-cell table:style-name="ce5" table:formula="of:=[.M28]+0.312" office:value-type="float" office:value="5.929">
            <text:p>5,929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30]/20" office:value-type="float" office:value="1">
            <text:p>1</text:p>
          </table:table-cell>
          <table:table-cell table:formula="of:=([.C30]*2*5-(5/20))/2" office:value-type="float" office:value="4.875">
            <text:p>4,88</text:p>
          </table:table-cell>
          <table:table-cell table:formula="of:=[.C30]*2*5" office:value-type="float" office:value="10">
            <text:p>10</text:p>
          </table:table-cell>
          <table:table-cell/>
          <table:table-cell table:formula="of:=(5*[.B30]-0.5*5)/20" office:value-type="float" office:value="4.875">
            <text:p>4,88</text:p>
          </table:table-cell>
          <table:table-cell table:formula="of:=(500*([.B30]-0.5)/(1/5*100*100))" office:value-type="float" office:value="4.875">
            <text:p>4,88</text:p>
          </table:table-cell>
          <table:table-cell/>
          <table:table-cell table:formula="of:=[.J29]+0.83" office:value-type="float" office:value="17.44">
            <text:p>17,44</text:p>
          </table:table-cell>
          <table:table-cell table:number-columns-repeated="2"/>
          <table:table-cell table:style-name="ce5" table:formula="of:=[.M29]+0.312" office:value-type="float" office:value="6.241">
            <text:p>6,241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2"/>
          <table:table-cell table:formula="of:=[.H31]/20" office:value-type="float" office:value="0.333333333333333">
            <text:p>0,33</text:p>
          </table:table-cell>
          <table:table-cell/>
          <table:table-cell office:value-type="float" office:value="6.25">
            <text:p>6,25</text:p>
          </table:table-cell>
          <table:table-cell/>
          <table:table-cell table:style-name="ce6" table:formula="of:=[.M31]/20" office:value-type="float" office:value="0.3125">
            <text:p>0,31250000</text:p>
          </table:table-cell>
          <table:table-cell table:formula="of:=[.O31]/20" office:value-type="float" office:value="0.015625">
            <text:p>0,02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/>
          <table:table-cell table:formula="of:=20*[.O31]" office:value-type="float" office:value="6.25">
            <text:p>6,25</text:p>
          </table:table-cell>
          <table:table-cell table:formula="of:=[.O31]-2*[.P31]" office:value-type="float" office:value="0.28125">
            <text:p>0,28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5"/>
          <table:table-cell table:formula="of:=500*(0.5*1/5+0.5*1/5+(1-1/5-1/5))/((1-1/5-1/5)*100)" office:value-type="float" office:value="6.66666666666667">
            <text:p>6,67</text:p>
          </table:table-cell>
          <table:table-cell table:number-columns-repeated="4"/>
          <table:table-cell office:value-type="float" office:value="6.25">
            <text:p>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table:number-columns-repeated="4"/>
          <table:table-cell table:formula="of:=(500*([.C91]-0.5)/(1/5*100*100))" office:value-type="float" office:value="4.875">
            <text:p>4,88</text:p>
          </table:table-cell>
          <table:table-cell table:number-columns-repeated="4"/>
          <table:table-cell office:value-type="float" office:value="6.2">
            <text:p>6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number-columns-repeated="4"/>
          <table:table-cell table:formula="of:=(500*([.C92]-0.5)/(1/5*100*100))" office:value-type="float" office:value="4.625">
            <text:p>4,63</text:p>
          </table:table-cell>
          <table:table-cell table:number-columns-repeated="4"/>
          <table:table-cell table:formula="of:=[.M91]-0.31" office:value-type="float" office:value="5.89">
            <text:p>5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number-columns-repeated="4"/>
          <table:table-cell table:formula="of:=(500*([.C93]-0.5)/(1/5*100*100))" office:value-type="float" office:value="4.375">
            <text:p>4,38</text:p>
          </table:table-cell>
          <table:table-cell table:number-columns-repeated="4"/>
          <table:table-cell table:formula="of:=[.M92]-0.31" office:value-type="float" office:value="5.58">
            <text:p>5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number-columns-repeated="4"/>
          <table:table-cell table:formula="of:=(500*([.C94]-0.5)/(1/5*100*100))" office:value-type="float" office:value="4.125">
            <text:p>4,13</text:p>
          </table:table-cell>
          <table:table-cell table:number-columns-repeated="4"/>
          <table:table-cell table:formula="of:=[.M93]-0.31" office:value-type="float" office:value="5.27">
            <text:p>5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number-columns-repeated="4"/>
          <table:table-cell table:formula="of:=(500*([.C95]-0.5)/(1/5*100*100))" office:value-type="float" office:value="3.875">
            <text:p>3,88</text:p>
          </table:table-cell>
          <table:table-cell table:number-columns-repeated="4"/>
          <table:table-cell table:formula="of:=[.M94]-0.31" office:value-type="float" office:value="4.96">
            <text:p>4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4"/>
          <table:table-cell table:formula="of:=(500*([.C96]-0.5)/(1/5*100*100))" office:value-type="float" office:value="3.625">
            <text:p>3,63</text:p>
          </table:table-cell>
          <table:table-cell table:number-columns-repeated="4"/>
          <table:table-cell table:formula="of:=[.M95]-0.31" office:value-type="float" office:value="4.65">
            <text:p>4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(500*([.C97]-0.5)/(1/5*100*100))" office:value-type="float" office:value="3.375">
            <text:p>3,38</text:p>
          </table:table-cell>
          <table:table-cell table:number-columns-repeated="4"/>
          <table:table-cell table:formula="of:=[.M96]-0.31" office:value-type="float" office:value="4.34">
            <text:p>4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(500*([.C98]-0.5)/(1/5*100*100))" office:value-type="float" office:value="3.125">
            <text:p>3,13</text:p>
          </table:table-cell>
          <table:table-cell table:number-columns-repeated="4"/>
          <table:table-cell table:formula="of:=[.M97]-0.31" office:value-type="float" office:value="4.03">
            <text:p>4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(500*([.C99]-0.5)/(1/5*100*100))" office:value-type="float" office:value="2.875">
            <text:p>2,88</text:p>
          </table:table-cell>
          <table:table-cell table:number-columns-repeated="4"/>
          <table:table-cell table:formula="of:=[.M98]-0.31" office:value-type="float" office:value="3.72">
            <text:p>3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(500*([.C100]-0.5)/(1/5*100*100))" office:value-type="float" office:value="2.625">
            <text:p>2,63</text:p>
          </table:table-cell>
          <table:table-cell table:number-columns-repeated="4"/>
          <table:table-cell table:formula="of:=[.M99]-0.31" office:value-type="float" office:value="3.41">
            <text:p>3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(500*([.C101]-0.5)/(1/5*100*100))" office:value-type="float" office:value="2.375">
            <text:p>2,38</text:p>
          </table:table-cell>
          <table:table-cell table:number-columns-repeated="4"/>
          <table:table-cell table:formula="of:=[.M100]-0.31" office:value-type="float" office:value="3.1">
            <text:p>3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(500*([.C102]-0.5)/(1/5*100*100))" office:value-type="float" office:value="2.125">
            <text:p>2,13</text:p>
          </table:table-cell>
          <table:table-cell table:number-columns-repeated="4"/>
          <table:table-cell table:formula="of:=[.M101]-0.31" office:value-type="float" office:value="2.79">
            <text:p>2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(500*([.C103]-0.5)/(1/5*100*100))" office:value-type="float" office:value="1.875">
            <text:p>1,88</text:p>
          </table:table-cell>
          <table:table-cell table:number-columns-repeated="4"/>
          <table:table-cell table:formula="of:=[.M102]-0.31" office:value-type="float" office:value="2.48">
            <text:p>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(500*([.C104]-0.5)/(1/5*100*100))" office:value-type="float" office:value="1.625">
            <text:p>1,63</text:p>
          </table:table-cell>
          <table:table-cell table:number-columns-repeated="4"/>
          <table:table-cell table:formula="of:=[.M103]-0.31" office:value-type="float" office:value="2.17">
            <text:p>2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(500*([.C105]-0.5)/(1/5*100*100))" office:value-type="float" office:value="1.375">
            <text:p>1,38</text:p>
          </table:table-cell>
          <table:table-cell table:number-columns-repeated="4"/>
          <table:table-cell table:formula="of:=[.M104]-0.31" office:value-type="float" office:value="1.86">
            <text:p>1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(500*([.C106]-0.5)/(1/5*100*100))" office:value-type="float" office:value="1.125">
            <text:p>1,13</text:p>
          </table:table-cell>
          <table:table-cell table:number-columns-repeated="4"/>
          <table:table-cell table:formula="of:=[.M105]-0.31" office:value-type="float" office:value="1.55">
            <text:p>1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(500*([.C107]-0.5)/(1/5*100*100))" office:value-type="float" office:value="0.875">
            <text:p>0,88</text:p>
          </table:table-cell>
          <table:table-cell table:number-columns-repeated="4"/>
          <table:table-cell table:formula="of:=[.M106]-0.31" office:value-type="float" office:value="1.24">
            <text:p>1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(500*([.C108]-0.5)/(1/5*100*100))" office:value-type="float" office:value="0.625">
            <text:p>0,63</text:p>
          </table:table-cell>
          <table:table-cell table:number-columns-repeated="4"/>
          <table:table-cell table:formula="of:=[.M107]-0.31" office:value-type="float" office:value="0.930000000000002">
            <text:p>0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500*([.C109]-0.5)/(1/5*100*100))" office:value-type="float" office:value="0.375">
            <text:p>0,38</text:p>
          </table:table-cell>
          <table:table-cell table:number-columns-repeated="4"/>
          <table:table-cell table:formula="of:=[.M108]-0.31" office:value-type="float" office:value="0.620000000000002">
            <text:p>0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(500*([.C110]-0.5)/(1/5*100*100))" office:value-type="float" office:value="0.125">
            <text:p>0,13</text:p>
          </table:table-cell>
          <table:table-cell table:number-columns-repeated="4"/>
          <table:table-cell table:formula="of:=[.M109]-0.31" office:value-type="float" office:value="0.310000000000002">
            <text:p>0,31</text:p>
          </table:table-cell>
          <table:table-cell table:number-columns-repeated="4"/>
        </table:table-row>
      </table:table>
      <table:table table:name="Sheet5" table:style-name="ta1" table:print="false">
        <table:table-column table:style-name="co7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Distance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ho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Time</text:p>
          </table:table-cell>
          <table:table-cell office:value-type="float" office:value="120">
            <text:p>120</text:p>
          </table:table-cell>
          <table:table-cell/>
          <table:table-cell table:formula="of:=500/1000" office:value-type="float" office:value="0.5">
            <text:p>0,5</text:p>
          </table:table-cell>
        </table:table-row>
        <table:table-row table:style-name="ro1">
          <table:table-cell/>
          <table:table-cell table:formula="of:=SUM([.B6:.B2000])" office:value-type="float" office:value="30.7228915662651">
            <text:p>30,72</text:p>
          </table:table-cell>
          <table:table-cell/>
          <table:table-cell table:formula="of:=3.3333*15" office:value-type="float" office:value="49.9995">
            <text:p>50</text:p>
          </table:table-cell>
          <table:table-cell table:number-columns-repeated="3"/>
          <table:table-cell office:value-type="string">
            <text:p>Vavg</text:p>
          </table:table-cell>
          <table:table-cell table:formula="of:=[.I2]/[.I3]"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A6]*[.$I$11]" office:value-type="float" office:value="0.602409638554217">
            <text:p>0,6024096</text:p>
          </table:table-cell>
          <table:table-cell table:number-columns-repeated="5"/>
          <table:table-cell office:value-type="string">
            <text:p>StartFraction</text:p>
          </table:table-cell>
          <table:table-cell office:value-type="float" office:value="0.17">
            <text:p>0,1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A7]*[.$I$11]" office:value-type="float" office:value="1.20481927710843">
            <text:p>1,2048193</text:p>
          </table:table-cell>
          <table:table-cell table:formula="of:=SUM([.$B$6:.B7])" office:value-type="float" office:value="1.80722891566265">
            <text:p>1,81</text:p>
          </table:table-cell>
          <table:table-cell table:number-columns-repeated="4"/>
          <table:table-cell office:value-type="string">
            <text:p>StopFraction</text:p>
          </table:table-cell>
          <table:table-cell office:value-type="float" office:value="0.17">
            <text:p>0,1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A8]*[.$I$11]" office:value-type="float" office:value="1.80722891566265">
            <text:p>1,8072289</text:p>
          </table:table-cell>
          <table:table-cell table:formula="of:=SUM([.$B$6:.B8])" office:value-type="float" office:value="3.6144578313253">
            <text:p>3,61</text:p>
          </table:table-cell>
          <table:table-cell table:number-columns-repeated="4"/>
          <table:table-cell office:value-type="string">
            <text:p>vmax</text:p>
          </table:table-cell>
          <table:table-cell table:formula="of:=[.$I$5]/(1/2*[.I6] +(1-[.I6]-[.I7])+ 1/2*[.I7])" office:value-type="float" office:value="1.80722891566265">
            <text:p>1,8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9])" office:value-type="float" office:value="5.42168674698795">
            <text:p>5,42</text:p>
          </table:table-cell>
          <table:table-cell table:number-columns-repeated="4"/>
          <table:table-cell office:value-type="string">
            <text:p>AccSteps</text:p>
          </table:table-cell>
          <table:table-cell table:formula="of:=[.I3]*[.I6]" office:value-type="float" office:value="3.4">
            <text:p>3,4</text:p>
          </table:table-cell>
          <table:table-cell/>
          <table:table-cell table:formula="of:=1000/8" office:value-type="float" office:value="125">
            <text:p>1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0])" office:value-type="float" office:value="7.2289156626506">
            <text:p>7,23</text:p>
          </table:table-cell>
          <table:table-cell table:number-columns-repeated="4"/>
          <table:table-cell office:value-type="string">
            <text:p>StopSteps</text:p>
          </table:table-cell>
          <table:table-cell table:formula="of:=[.I3]*[.I7]" office:value-type="float" office:value="3.4">
            <text:p>3,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1])" office:value-type="float" office:value="9.03614457831326">
            <text:p>9,04</text:p>
          </table:table-cell>
          <table:table-cell table:number-columns-repeated="4"/>
          <table:table-cell table:style-name="ce6" office:value-type="string">
            <text:p>StartStaticMM</text:p>
          </table:table-cell>
          <table:table-cell table:formula="of:=[.I8]/ROUND([.I9];0)" office:value-type="float" office:value="0.602409638554217">
            <text:p>0,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2])" office:value-type="float" office:value="10.8433734939759">
            <text:p>10,84</text:p>
          </table:table-cell>
          <table:table-cell table:number-columns-repeated="4"/>
          <table:table-cell office:value-type="string">
            <text:p>StopStaticMM</text:p>
          </table:table-cell>
          <table:table-cell table:formula="of:=[.I8]/ROUND([.I10];0)" office:value-type="float" office:value="0.602409638554217">
            <text:p>0,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3])" office:value-type="float" office:value="12.6506024096386">
            <text:p>12,6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4])" office:value-type="float" office:value="14.4578313253012">
            <text:p>14,46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5])" office:value-type="float" office:value="16.2650602409639">
            <text:p>16,27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6])" office:value-type="float" office:value="18.0722891566265">
            <text:p>18,07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7])" office:value-type="float" office:value="19.8795180722892">
            <text:p>19,88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8])" office:value-type="float" office:value="21.6867469879518">
            <text:p>21,6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19])" office:value-type="float" office:value="23.4939759036145">
            <text:p>23,4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20])" office:value-type="float" office:value="25.3012048192771">
            <text:p>25,3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21])" office:value-type="float" office:value="27.1084337349398">
            <text:p>27,11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[.$I$8]" office:value-type="float" office:value="1.80722891566265">
            <text:p>1,80722892</text:p>
          </table:table-cell>
          <table:table-cell table:formula="of:=SUM([.$B$6:.B22])" office:value-type="float" office:value="28.9156626506024">
            <text:p>28,92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([.$I$3]-[.A23])*[.$I$12]" office:value-type="float" office:value="1.20481927710843">
            <text:p>1,20481928</text:p>
          </table:table-cell>
          <table:table-cell table:formula="of:=SUM([.$B$6:.B23])" office:value-type="float" office:value="30.1204819277109">
            <text:p>30,12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([.$I$3]-[.A24])*[.$I$12]" office:value-type="float" office:value="0.602409638554217">
            <text:p>0,60240964</text:p>
          </table:table-cell>
          <table:table-cell table:formula="of:=SUM([.$B$6:.B24])" office:value-type="float" office:value="30.7228915662651">
            <text:p>30,72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([.$I$3]-[.A25])*[.$I$12]" office:value-type="float" office:value="0">
            <text:p>0,00000000</text:p>
          </table:table-cell>
          <table:table-cell table:formula="of:=SUM([.$B$6:.B25])" office:value-type="float" office:value="30.7228915662651">
            <text:p>30,72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[.A2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[.A2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[.A2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[.A2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[.A3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[.A3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[.A3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[.A3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[.A3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[.A3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[.A3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[.A3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style-name="ce6" table:formula="of:=[.A3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style-name="ce6" table:formula="of:=[.A3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style-name="ce6" table:formula="of:=[.A4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style-name="ce6" table:formula="of:=[.A4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style-name="ce6" table:formula="of:=[.A4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style-name="ce6" table:formula="of:=[.A4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style-name="ce6" table:formula="of:=[.A4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style-name="ce6" table:formula="of:=[.A4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style-name="ce6" table:formula="of:=[.A4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style-name="ce6" table:formula="of:=[.A4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style-name="ce6" table:formula="of:=[.A4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style-name="ce6" table:formula="of:=[.A4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style-name="ce6" table:formula="of:=[.A5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style-name="ce6" table:formula="of:=[.A5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style-name="ce6" table:formula="of:=[.A5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style-name="ce6" table:formula="of:=[.A5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style-name="ce6" table:formula="of:=[.A5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style-name="ce6" table:formula="of:=[.A5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style-name="ce6" table:formula="of:=[.A5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style-name="ce6" table:formula="of:=[.A5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style-name="ce6" table:formula="of:=[.A5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style-name="ce6" table:formula="of:=[.A5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style-name="ce6" table:formula="of:=[.A6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style-name="ce6" table:formula="of:=[.A6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style-name="ce6" table:formula="of:=[.A6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style-name="ce6" table:formula="of:=[.A6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style-name="ce6" table:formula="of:=[.A6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style-name="ce6" table:formula="of:=[.A6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table:style-name="ce6" table:formula="of:=[.A6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style-name="ce6" table:formula="of:=[.A6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style-name="ce6" table:formula="of:=[.A6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style-name="ce6" table:formula="of:=[.A6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style-name="ce6" table:formula="of:=[.A7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style-name="ce6" table:formula="of:=[.A7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style-name="ce6" table:formula="of:=[.A7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style-name="ce6" table:formula="of:=[.A7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style-name="ce6" table:formula="of:=[.A7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style-name="ce6" table:formula="of:=[.A7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style-name="ce6" table:formula="of:=[.A7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style-name="ce6" table:formula="of:=[.A7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style-name="ce6" table:formula="of:=[.A7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style-name="ce6" table:formula="of:=[.A7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style-name="ce6" table:formula="of:=[.A8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style-name="ce6" table:formula="of:=[.A8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style-name="ce6" table:formula="of:=[.A8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style-name="ce6" table:formula="of:=[.A8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style-name="ce6" table:formula="of:=[.A8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style-name="ce6" table:formula="of:=[.A8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style-name="ce6" table:formula="of:=[.A8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style-name="ce6" table:formula="of:=[.A8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style-name="ce6" table:formula="of:=[.A8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style-name="ce6" table:formula="of:=[.A8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style-name="ce6" table:formula="of:=[.A9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style-name="ce6" table:formula="of:=[.A9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style-name="ce6" table:formula="of:=[.A9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style-name="ce6" table:formula="of:=[.A9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style-name="ce6" table:formula="of:=[.A9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style-name="ce6" table:formula="of:=[.A9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table:style-name="ce6" table:formula="of:=[.A9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table:style-name="ce6" table:formula="of:=[.A9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table:style-name="ce6" table:formula="of:=[.A9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table:style-name="ce6" table:formula="of:=[.A9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table:style-name="ce6" table:formula="of:=[.A10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table:style-name="ce6" table:formula="of:=[.A10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table:style-name="ce6" table:formula="of:=[.A10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table:style-name="ce6" table:formula="of:=[.A10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table:style-name="ce6" table:formula="of:=[.A10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style-name="ce6" table:formula="of:=[.A10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table:style-name="ce6" table:formula="of:=[.A10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table:style-name="ce6" table:formula="of:=[.A10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table:style-name="ce6" table:formula="of:=[.A10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table:style-name="ce6" table:formula="of:=[.A10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table:style-name="ce6" table:formula="of:=[.A11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table:style-name="ce6" table:formula="of:=[.A11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table:style-name="ce6" table:formula="of:=[.A11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table:style-name="ce6" table:formula="of:=[.A11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table:style-name="ce6" table:formula="of:=[.A11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table:style-name="ce6" table:formula="of:=[.A11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table:style-name="ce6" table:formula="of:=[.A11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table:style-name="ce6" table:formula="of:=[.A11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table:style-name="ce6" table:formula="of:=[.A11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table:style-name="ce6" table:formula="of:=[.A11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table:style-name="ce6" table:formula="of:=[.A12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table:style-name="ce6" table:formula="of:=[.A121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table:style-name="ce6" table:formula="of:=[.A122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table:style-name="ce6" table:formula="of:=[.A123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table:style-name="ce6" table:formula="of:=[.A124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table:style-name="ce6" table:formula="of:=[.A125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table:style-name="ce6" table:formula="of:=[.A126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table:style-name="ce6" table:formula="of:=[.A127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table:style-name="ce6" table:formula="of:=[.A128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table:style-name="ce6" table:formula="of:=[.A129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table:style-name="ce6" table:formula="of:=[.A130]*[.$H$11]" office:value-type="float" office:value="0">
            <text:p>0,00000000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4">
            <text:p>1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1">
            <text:p>1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3">
            <text:p>1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4">
            <text:p>1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5">
            <text:p>1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6">
            <text:p>1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7">
            <text:p>1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8">
            <text:p>1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79">
            <text:p>1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0">
            <text:p>1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1">
            <text:p>1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2">
            <text:p>1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3">
            <text:p>1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4">
            <text:p>1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5">
            <text:p>1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6">
            <text:p>1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7">
            <text:p>1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8">
            <text:p>1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89">
            <text:p>1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0">
            <text:p>1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1">
            <text:p>1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2">
            <text:p>1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3">
            <text:p>1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4">
            <text:p>1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5">
            <text:p>1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6">
            <text:p>1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7">
            <text:p>1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8">
            <text:p>1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199">
            <text:p>1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2">
            <text:p>2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3">
            <text:p>2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4">
            <text:p>2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5">
            <text:p>2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6">
            <text:p>2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7">
            <text:p>2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8">
            <text:p>2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09">
            <text:p>2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0">
            <text:p>2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1">
            <text:p>2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2">
            <text:p>2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3">
            <text:p>2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4">
            <text:p>2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5">
            <text:p>2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6">
            <text:p>2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7">
            <text:p>2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8">
            <text:p>2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19">
            <text:p>2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0">
            <text:p>2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1">
            <text:p>2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2">
            <text:p>2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3">
            <text:p>2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4">
            <text:p>2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5">
            <text:p>2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6">
            <text:p>2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7">
            <text:p>2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8">
            <text:p>2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29">
            <text:p>2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0">
            <text:p>2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1">
            <text:p>2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2">
            <text:p>2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3">
            <text:p>2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4">
            <text:p>2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5">
            <text:p>2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6">
            <text:p>2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7">
            <text:p>2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8">
            <text:p>2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39">
            <text:p>2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0">
            <text:p>2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1">
            <text:p>2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2">
            <text:p>2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3">
            <text:p>2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4">
            <text:p>2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5">
            <text:p>2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6">
            <text:p>2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7">
            <text:p>2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8">
            <text:p>2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49">
            <text:p>2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0">
            <text:p>2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1">
            <text:p>2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2">
            <text:p>2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3">
            <text:p>2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4">
            <text:p>2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5">
            <text:p>2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6">
            <text:p>2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7">
            <text:p>2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8">
            <text:p>2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59">
            <text:p>2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0">
            <text:p>2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1">
            <text:p>2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2">
            <text:p>2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3">
            <text:p>2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4">
            <text:p>2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5">
            <text:p>2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6">
            <text:p>2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7">
            <text:p>2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8">
            <text:p>2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69">
            <text:p>2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0">
            <text:p>2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1">
            <text:p>2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2">
            <text:p>2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3">
            <text:p>2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4">
            <text:p>2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5">
            <text:p>2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6">
            <text:p>2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7">
            <text:p>2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8">
            <text:p>2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79">
            <text:p>2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0">
            <text:p>2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1">
            <text:p>2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2">
            <text:p>2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3">
            <text:p>2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4">
            <text:p>2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5">
            <text:p>2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6">
            <text:p>2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7">
            <text:p>2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8">
            <text:p>2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89">
            <text:p>2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0">
            <text:p>2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1">
            <text:p>2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2">
            <text:p>2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3">
            <text:p>2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4">
            <text:p>2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5">
            <text:p>2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6">
            <text:p>2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7">
            <text:p>2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8">
            <text:p>2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299">
            <text:p>2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0">
            <text:p>3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1">
            <text:p>3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2">
            <text:p>3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3">
            <text:p>3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4">
            <text:p>3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5">
            <text:p>3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6">
            <text:p>3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7">
            <text:p>3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8">
            <text:p>3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09">
            <text:p>3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0">
            <text:p>3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1">
            <text:p>3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2">
            <text:p>3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3">
            <text:p>3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4">
            <text:p>3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5">
            <text:p>3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6">
            <text:p>3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7">
            <text:p>3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8">
            <text:p>3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19">
            <text:p>3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0">
            <text:p>3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1">
            <text:p>3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2">
            <text:p>3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3">
            <text:p>3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4">
            <text:p>3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5">
            <text:p>3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6">
            <text:p>3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7">
            <text:p>3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8">
            <text:p>3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29">
            <text:p>3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0">
            <text:p>3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1">
            <text:p>3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2">
            <text:p>3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3">
            <text:p>3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4">
            <text:p>3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5">
            <text:p>3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6">
            <text:p>3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7">
            <text:p>3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8">
            <text:p>3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39">
            <text:p>3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0">
            <text:p>3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1">
            <text:p>3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2">
            <text:p>3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3">
            <text:p>3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4">
            <text:p>3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5">
            <text:p>3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6">
            <text:p>3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7">
            <text:p>3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8">
            <text:p>3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49">
            <text:p>3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0">
            <text:p>3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1">
            <text:p>3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2">
            <text:p>3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3">
            <text:p>3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4">
            <text:p>3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5">
            <text:p>3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6">
            <text:p>3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7">
            <text:p>3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8">
            <text:p>3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59">
            <text:p>3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0">
            <text:p>3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1">
            <text:p>3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2">
            <text:p>3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3">
            <text:p>3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4">
            <text:p>3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5">
            <text:p>3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6">
            <text:p>3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7">
            <text:p>3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8">
            <text:p>3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69">
            <text:p>3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0">
            <text:p>3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1">
            <text:p>3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2">
            <text:p>3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3">
            <text:p>3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4">
            <text:p>3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5">
            <text:p>3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6">
            <text:p>3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7">
            <text:p>3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8">
            <text:p>3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79">
            <text:p>3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0">
            <text:p>3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1">
            <text:p>3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2">
            <text:p>3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3">
            <text:p>3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4">
            <text:p>3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5">
            <text:p>3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6">
            <text:p>3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7">
            <text:p>3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8">
            <text:p>3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89">
            <text:p>3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0">
            <text:p>3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1">
            <text:p>3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2">
            <text:p>3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3">
            <text:p>3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4">
            <text:p>3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5">
            <text:p>3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6">
            <text:p>3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7">
            <text:p>3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8">
            <text:p>3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399">
            <text:p>3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1">
            <text:p>4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3">
            <text:p>4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4">
            <text:p>4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5">
            <text:p>4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6">
            <text:p>4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7">
            <text:p>4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8">
            <text:p>4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09">
            <text:p>4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0">
            <text:p>4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1">
            <text:p>4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2">
            <text:p>4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3">
            <text:p>4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4">
            <text:p>4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5">
            <text:p>4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6">
            <text:p>4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7">
            <text:p>4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8">
            <text:p>4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19">
            <text:p>4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0">
            <text:p>4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1">
            <text:p>4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2">
            <text:p>4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3">
            <text:p>4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4">
            <text:p>4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5">
            <text:p>4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6">
            <text:p>4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7">
            <text:p>4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8">
            <text:p>4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29">
            <text:p>4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0">
            <text:p>4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1">
            <text:p>4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2">
            <text:p>4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3">
            <text:p>4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4">
            <text:p>4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5">
            <text:p>4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6">
            <text:p>4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7">
            <text:p>4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8">
            <text:p>4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39">
            <text:p>4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0">
            <text:p>4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1">
            <text:p>4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2">
            <text:p>4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3">
            <text:p>4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4">
            <text:p>4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5">
            <text:p>4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6">
            <text:p>4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7">
            <text:p>4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8">
            <text:p>4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49">
            <text:p>4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0">
            <text:p>4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1">
            <text:p>4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2">
            <text:p>4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3">
            <text:p>4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4">
            <text:p>4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5">
            <text:p>4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6">
            <text:p>4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7">
            <text:p>4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8">
            <text:p>4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59">
            <text:p>4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0">
            <text:p>4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1">
            <text:p>4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2">
            <text:p>4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3">
            <text:p>4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4">
            <text:p>4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5">
            <text:p>4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6">
            <text:p>4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7">
            <text:p>4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8">
            <text:p>4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69">
            <text:p>4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0">
            <text:p>4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1">
            <text:p>4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2">
            <text:p>4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3">
            <text:p>4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4">
            <text:p>4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5">
            <text:p>4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6">
            <text:p>4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7">
            <text:p>4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8">
            <text:p>4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79">
            <text:p>4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0">
            <text:p>4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1">
            <text:p>4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2">
            <text:p>4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3">
            <text:p>4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4">
            <text:p>4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5">
            <text:p>4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6">
            <text:p>4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7">
            <text:p>4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8">
            <text:p>4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89">
            <text:p>4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0">
            <text:p>4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1">
            <text:p>4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2">
            <text:p>4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3">
            <text:p>4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4">
            <text:p>4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5">
            <text:p>4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6">
            <text:p>4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7">
            <text:p>4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8">
            <text:p>4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499">
            <text:p>4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1">
            <text:p>5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2">
            <text:p>5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3">
            <text:p>5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4">
            <text:p>5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5">
            <text:p>5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6">
            <text:p>5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7">
            <text:p>5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8">
            <text:p>5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09">
            <text:p>5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0">
            <text:p>5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1">
            <text:p>5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2">
            <text:p>5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3">
            <text:p>5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4">
            <text:p>5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5">
            <text:p>5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6">
            <text:p>5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7">
            <text:p>5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8">
            <text:p>5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19">
            <text:p>5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0">
            <text:p>5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1">
            <text:p>5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2">
            <text:p>5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3">
            <text:p>5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4">
            <text:p>5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5">
            <text:p>5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6">
            <text:p>5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7">
            <text:p>5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8">
            <text:p>5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29">
            <text:p>5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0">
            <text:p>5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1">
            <text:p>5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2">
            <text:p>5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3">
            <text:p>5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4">
            <text:p>5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5">
            <text:p>5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6">
            <text:p>5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7">
            <text:p>5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8">
            <text:p>5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39">
            <text:p>5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0">
            <text:p>5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1">
            <text:p>5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2">
            <text:p>5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3">
            <text:p>5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4">
            <text:p>5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5">
            <text:p>5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6">
            <text:p>5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7">
            <text:p>5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8">
            <text:p>5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49">
            <text:p>5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0">
            <text:p>5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1">
            <text:p>5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2">
            <text:p>5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3">
            <text:p>5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4">
            <text:p>5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5">
            <text:p>5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6">
            <text:p>5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7">
            <text:p>5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8">
            <text:p>5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59">
            <text:p>5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0">
            <text:p>5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1">
            <text:p>5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2">
            <text:p>5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3">
            <text:p>5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4">
            <text:p>5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5">
            <text:p>5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6">
            <text:p>5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7">
            <text:p>5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8">
            <text:p>5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69">
            <text:p>5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0">
            <text:p>5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1">
            <text:p>5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2">
            <text:p>5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3">
            <text:p>5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4">
            <text:p>5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5">
            <text:p>5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6">
            <text:p>5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7">
            <text:p>5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8">
            <text:p>5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79">
            <text:p>5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0">
            <text:p>5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1">
            <text:p>5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2">
            <text:p>5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3">
            <text:p>5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4">
            <text:p>5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5">
            <text:p>5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6">
            <text:p>5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7">
            <text:p>5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8">
            <text:p>5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89">
            <text:p>5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0">
            <text:p>5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1">
            <text:p>5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2">
            <text:p>5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3">
            <text:p>5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4">
            <text:p>5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5">
            <text:p>5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6">
            <text:p>5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7">
            <text:p>5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8">
            <text:p>5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599">
            <text:p>5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0">
            <text:p>6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1">
            <text:p>6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2">
            <text:p>6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4">
            <text:p>6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5">
            <text:p>6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6">
            <text:p>6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7">
            <text:p>6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8">
            <text:p>6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09">
            <text:p>6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0">
            <text:p>6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1">
            <text:p>6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2">
            <text:p>6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3">
            <text:p>6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4">
            <text:p>6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5">
            <text:p>6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6">
            <text:p>6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7">
            <text:p>6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8">
            <text:p>6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19">
            <text:p>6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0">
            <text:p>6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1">
            <text:p>6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2">
            <text:p>6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3">
            <text:p>6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4">
            <text:p>6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5">
            <text:p>6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6">
            <text:p>6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7">
            <text:p>6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8">
            <text:p>6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29">
            <text:p>6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0">
            <text:p>6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1">
            <text:p>6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2">
            <text:p>6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3">
            <text:p>6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4">
            <text:p>6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5">
            <text:p>6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6">
            <text:p>6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7">
            <text:p>6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8">
            <text:p>6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39">
            <text:p>6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0">
            <text:p>6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1">
            <text:p>6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2">
            <text:p>6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3">
            <text:p>6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4">
            <text:p>6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5">
            <text:p>6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6">
            <text:p>6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7">
            <text:p>6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8">
            <text:p>6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49">
            <text:p>6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0">
            <text:p>6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1">
            <text:p>6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2">
            <text:p>6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3">
            <text:p>6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4">
            <text:p>6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5">
            <text:p>6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6">
            <text:p>6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7">
            <text:p>6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8">
            <text:p>6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59">
            <text:p>6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0">
            <text:p>6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1">
            <text:p>6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2">
            <text:p>6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3">
            <text:p>6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4">
            <text:p>6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5">
            <text:p>6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6">
            <text:p>6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7">
            <text:p>6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8">
            <text:p>6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69">
            <text:p>6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0">
            <text:p>6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1">
            <text:p>6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2">
            <text:p>6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3">
            <text:p>6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4">
            <text:p>6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5">
            <text:p>6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6">
            <text:p>6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7">
            <text:p>6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8">
            <text:p>6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79">
            <text:p>6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0">
            <text:p>6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1">
            <text:p>6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2">
            <text:p>6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3">
            <text:p>6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4">
            <text:p>6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5">
            <text:p>6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6">
            <text:p>6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7">
            <text:p>6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8">
            <text:p>6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89">
            <text:p>6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0">
            <text:p>6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1">
            <text:p>6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2">
            <text:p>6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3">
            <text:p>6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4">
            <text:p>6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5">
            <text:p>6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6">
            <text:p>6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7">
            <text:p>6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8">
            <text:p>6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699">
            <text:p>6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0">
            <text:p>7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1">
            <text:p>7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2">
            <text:p>7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3">
            <text:p>7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4">
            <text:p>7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5">
            <text:p>7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6">
            <text:p>7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7">
            <text:p>7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8">
            <text:p>7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09">
            <text:p>7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0">
            <text:p>7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1">
            <text:p>7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2">
            <text:p>7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3">
            <text:p>7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4">
            <text:p>7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5">
            <text:p>7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6">
            <text:p>7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7">
            <text:p>7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8">
            <text:p>7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19">
            <text:p>7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0">
            <text:p>7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1">
            <text:p>7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2">
            <text:p>7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3">
            <text:p>7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4">
            <text:p>7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5">
            <text:p>7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6">
            <text:p>7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7">
            <text:p>7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8">
            <text:p>7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29">
            <text:p>7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0">
            <text:p>7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1">
            <text:p>7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2">
            <text:p>7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3">
            <text:p>7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4">
            <text:p>7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5">
            <text:p>7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6">
            <text:p>7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7">
            <text:p>7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8">
            <text:p>7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39">
            <text:p>7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0">
            <text:p>7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1">
            <text:p>7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2">
            <text:p>7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3">
            <text:p>7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4">
            <text:p>7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5">
            <text:p>7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6">
            <text:p>7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7">
            <text:p>7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8">
            <text:p>7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49">
            <text:p>7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0">
            <text:p>7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1">
            <text:p>7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2">
            <text:p>7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3">
            <text:p>7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4">
            <text:p>7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5">
            <text:p>7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6">
            <text:p>7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7">
            <text:p>7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8">
            <text:p>7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59">
            <text:p>7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0">
            <text:p>7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1">
            <text:p>7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2">
            <text:p>7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3">
            <text:p>7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4">
            <text:p>7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5">
            <text:p>7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6">
            <text:p>7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7">
            <text:p>7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8">
            <text:p>7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69">
            <text:p>7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0">
            <text:p>7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1">
            <text:p>7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2">
            <text:p>7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3">
            <text:p>7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4">
            <text:p>7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5">
            <text:p>7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6">
            <text:p>77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7">
            <text:p>77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8">
            <text:p>77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79">
            <text:p>77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0">
            <text:p>78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1">
            <text:p>78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2">
            <text:p>78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3">
            <text:p>78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4">
            <text:p>78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5">
            <text:p>78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6">
            <text:p>78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7">
            <text:p>78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8">
            <text:p>78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89">
            <text:p>78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0">
            <text:p>79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1">
            <text:p>79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2">
            <text:p>79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3">
            <text:p>79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4">
            <text:p>79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5">
            <text:p>79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6">
            <text:p>79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7">
            <text:p>79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8">
            <text:p>79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799">
            <text:p>79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1">
            <text:p>80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2">
            <text:p>80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3">
            <text:p>80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4">
            <text:p>80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6">
            <text:p>80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7">
            <text:p>80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8">
            <text:p>80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09">
            <text:p>80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0">
            <text:p>81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1">
            <text:p>81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2">
            <text:p>81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3">
            <text:p>81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4">
            <text:p>81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5">
            <text:p>81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6">
            <text:p>81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7">
            <text:p>81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8">
            <text:p>81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19">
            <text:p>81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0">
            <text:p>82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1">
            <text:p>82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2">
            <text:p>82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3">
            <text:p>82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4">
            <text:p>82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5">
            <text:p>82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6">
            <text:p>82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7">
            <text:p>82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8">
            <text:p>82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29">
            <text:p>82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0">
            <text:p>83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1">
            <text:p>83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2">
            <text:p>83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3">
            <text:p>83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4">
            <text:p>83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5">
            <text:p>83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6">
            <text:p>83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7">
            <text:p>83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8">
            <text:p>83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39">
            <text:p>83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0">
            <text:p>84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1">
            <text:p>84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2">
            <text:p>84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3">
            <text:p>84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4">
            <text:p>84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5">
            <text:p>84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6">
            <text:p>84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7">
            <text:p>84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8">
            <text:p>84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49">
            <text:p>84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0">
            <text:p>85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1">
            <text:p>85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2">
            <text:p>85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3">
            <text:p>85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4">
            <text:p>85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5">
            <text:p>85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6">
            <text:p>85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7">
            <text:p>85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8">
            <text:p>85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59">
            <text:p>85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0">
            <text:p>86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1">
            <text:p>86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2">
            <text:p>86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3">
            <text:p>86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4">
            <text:p>86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5">
            <text:p>86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6">
            <text:p>866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7">
            <text:p>867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8">
            <text:p>868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69">
            <text:p>869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0">
            <text:p>870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1">
            <text:p>871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2">
            <text:p>872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3">
            <text:p>873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4">
            <text:p>874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5">
            <text:p>875</text:p>
          </table:table-cell>
          <table:table-cell table:formula="of:=[.$H$9]" office:value-type="string" office:string-value="AccSteps">
            <text:p>AccSteps</text:p>
          </table:table-cell>
          <table:table-cell table:number-columns-repeated="9"/>
        </table:table-row>
        <table:table-row table:style-name="ro1">
          <table:table-cell office:value-type="float" office:value="876">
            <text:p>876</text:p>
          </table:table-cell>
          <table:table-cell table:style-name="ce6" table:formula="of:=[.C881]*[.$H$11]" office:value-type="float" office:value="0">
            <text:p>0,00000000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office:value-type="float" office:value="877">
            <text:p>877</text:p>
          </table:table-cell>
          <table:table-cell table:style-name="ce6" table:formula="of:=[.C882]*[.$H$11]" office:value-type="float" office:value="0">
            <text:p>0,00000000</text:p>
          </table:table-cell>
          <table:table-cell office:value-type="float" office:value="124">
            <text:p>124</text:p>
          </table:table-cell>
          <table:table-cell table:number-columns-repeated="8"/>
        </table:table-row>
        <table:table-row table:style-name="ro1">
          <table:table-cell office:value-type="float" office:value="878">
            <text:p>878</text:p>
          </table:table-cell>
          <table:table-cell table:style-name="ce6" table:formula="of:=[.C883]*[.$H$11]" office:value-type="float" office:value="0">
            <text:p>0,00000000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1">
          <table:table-cell office:value-type="float" office:value="879">
            <text:p>879</text:p>
          </table:table-cell>
          <table:table-cell table:style-name="ce6" table:formula="of:=[.C884]*[.$H$11]" office:value-type="float" office:value="0">
            <text:p>0,00000000</text:p>
          </table:table-cell>
          <table:table-cell office:value-type="float" office:value="122">
            <text:p>122</text:p>
          </table:table-cell>
          <table:table-cell table:number-columns-repeated="8"/>
        </table:table-row>
        <table:table-row table:style-name="ro1">
          <table:table-cell office:value-type="float" office:value="880">
            <text:p>880</text:p>
          </table:table-cell>
          <table:table-cell table:style-name="ce6" table:formula="of:=[.C885]*[.$H$11]" office:value-type="float" office:value="0">
            <text:p>0,00000000</text:p>
          </table:table-cell>
          <table:table-cell office:value-type="float" office:value="121">
            <text:p>121</text:p>
          </table:table-cell>
          <table:table-cell table:number-columns-repeated="8"/>
        </table:table-row>
        <table:table-row table:style-name="ro1">
          <table:table-cell office:value-type="float" office:value="881">
            <text:p>881</text:p>
          </table:table-cell>
          <table:table-cell table:style-name="ce6" table:formula="of:=[.C886]*[.$H$11]" office:value-type="float" office:value="0">
            <text:p>0,00000000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float" office:value="882">
            <text:p>882</text:p>
          </table:table-cell>
          <table:table-cell table:style-name="ce6" table:formula="of:=[.C887]*[.$H$11]" office:value-type="float" office:value="0">
            <text:p>0,00000000</text:p>
          </table:table-cell>
          <table:table-cell office:value-type="float" office:value="119">
            <text:p>119</text:p>
          </table:table-cell>
          <table:table-cell table:number-columns-repeated="8"/>
        </table:table-row>
        <table:table-row table:style-name="ro1">
          <table:table-cell office:value-type="float" office:value="883">
            <text:p>883</text:p>
          </table:table-cell>
          <table:table-cell table:style-name="ce6" table:formula="of:=[.C888]*[.$H$11]" office:value-type="float" office:value="0">
            <text:p>0,00000000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office:value-type="float" office:value="884">
            <text:p>884</text:p>
          </table:table-cell>
          <table:table-cell table:style-name="ce6" table:formula="of:=[.C889]*[.$H$11]" office:value-type="float" office:value="0">
            <text:p>0,00000000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1">
          <table:table-cell office:value-type="float" office:value="885">
            <text:p>885</text:p>
          </table:table-cell>
          <table:table-cell table:style-name="ce6" table:formula="of:=[.C890]*[.$H$11]" office:value-type="float" office:value="0">
            <text:p>0,00000000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office:value-type="float" office:value="886">
            <text:p>886</text:p>
          </table:table-cell>
          <table:table-cell table:style-name="ce6" table:formula="of:=[.C891]*[.$H$11]" office:value-type="float" office:value="0">
            <text:p>0,00000000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office:value-type="float" office:value="887">
            <text:p>887</text:p>
          </table:table-cell>
          <table:table-cell table:style-name="ce6" table:formula="of:=[.C892]*[.$H$11]" office:value-type="float" office:value="0">
            <text:p>0,00000000</text:p>
          </table:table-cell>
          <table:table-cell office:value-type="float" office:value="114">
            <text:p>114</text:p>
          </table:table-cell>
          <table:table-cell table:number-columns-repeated="8"/>
        </table:table-row>
        <table:table-row table:style-name="ro1">
          <table:table-cell office:value-type="float" office:value="888">
            <text:p>888</text:p>
          </table:table-cell>
          <table:table-cell table:style-name="ce6" table:formula="of:=[.C893]*[.$H$11]" office:value-type="float" office:value="0">
            <text:p>0,00000000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office:value-type="float" office:value="889">
            <text:p>889</text:p>
          </table:table-cell>
          <table:table-cell table:style-name="ce6" table:formula="of:=[.C894]*[.$H$11]" office:value-type="float" office:value="0">
            <text:p>0,00000000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1">
          <table:table-cell office:value-type="float" office:value="890">
            <text:p>890</text:p>
          </table:table-cell>
          <table:table-cell table:style-name="ce6" table:formula="of:=[.C895]*[.$H$11]" office:value-type="float" office:value="0">
            <text:p>0,00000000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1">
          <table:table-cell office:value-type="float" office:value="891">
            <text:p>891</text:p>
          </table:table-cell>
          <table:table-cell table:style-name="ce6" table:formula="of:=[.C896]*[.$H$11]" office:value-type="float" office:value="0">
            <text:p>0,00000000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float" office:value="892">
            <text:p>892</text:p>
          </table:table-cell>
          <table:table-cell table:style-name="ce6" table:formula="of:=[.C897]*[.$H$11]" office:value-type="float" office:value="0">
            <text:p>0,00000000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1">
          <table:table-cell office:value-type="float" office:value="893">
            <text:p>893</text:p>
          </table:table-cell>
          <table:table-cell table:style-name="ce6" table:formula="of:=[.C898]*[.$H$11]" office:value-type="float" office:value="0">
            <text:p>0,00000000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float" office:value="894">
            <text:p>894</text:p>
          </table:table-cell>
          <table:table-cell table:style-name="ce6" table:formula="of:=[.C899]*[.$H$11]" office:value-type="float" office:value="0">
            <text:p>0,00000000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float" office:value="895">
            <text:p>895</text:p>
          </table:table-cell>
          <table:table-cell table:style-name="ce6" table:formula="of:=[.C900]*[.$H$11]" office:value-type="float" office:value="0">
            <text:p>0,00000000</text:p>
          </table:table-cell>
          <table:table-cell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896">
            <text:p>896</text:p>
          </table:table-cell>
          <table:table-cell table:style-name="ce6" table:formula="of:=[.C901]*[.$H$11]" office:value-type="float" office:value="0">
            <text:p>0,00000000</text:p>
          </table:table-cell>
          <table:table-cell office:value-type="float" office:value="105">
            <text:p>105</text:p>
          </table:table-cell>
          <table:table-cell table:number-columns-repeated="8"/>
        </table:table-row>
        <table:table-row table:style-name="ro1">
          <table:table-cell office:value-type="float" office:value="897">
            <text:p>897</text:p>
          </table:table-cell>
          <table:table-cell table:style-name="ce6" table:formula="of:=[.C902]*[.$H$11]" office:value-type="float" office:value="0">
            <text:p>0,00000000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office:value-type="float" office:value="898">
            <text:p>898</text:p>
          </table:table-cell>
          <table:table-cell table:style-name="ce6" table:formula="of:=[.C903]*[.$H$11]" office:value-type="float" office:value="0">
            <text:p>0,00000000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float" office:value="899">
            <text:p>899</text:p>
          </table:table-cell>
          <table:table-cell table:style-name="ce6" table:formula="of:=[.C904]*[.$H$11]" office:value-type="float" office:value="0">
            <text:p>0,00000000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1">
          <table:table-cell office:value-type="float" office:value="900">
            <text:p>900</text:p>
          </table:table-cell>
          <table:table-cell table:style-name="ce6" table:formula="of:=[.C905]*[.$H$11]" office:value-type="float" office:value="0">
            <text:p>0,00000000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float" office:value="901">
            <text:p>901</text:p>
          </table:table-cell>
          <table:table-cell table:style-name="ce6" table:formula="of:=[.C906]*[.$H$11]" office:value-type="float" office:value="0">
            <text:p>0,00000000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float" office:value="902">
            <text:p>902</text:p>
          </table:table-cell>
          <table:table-cell table:style-name="ce6" table:formula="of:=[.C907]*[.$H$11]" office:value-type="float" office:value="0">
            <text:p>0,00000000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office:value-type="float" office:value="903">
            <text:p>903</text:p>
          </table:table-cell>
          <table:table-cell table:style-name="ce6" table:formula="of:=[.C908]*[.$H$11]" office:value-type="float" office:value="0">
            <text:p>0,00000000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float" office:value="904">
            <text:p>904</text:p>
          </table:table-cell>
          <table:table-cell table:style-name="ce6" table:formula="of:=[.C909]*[.$H$11]" office:value-type="float" office:value="0">
            <text:p>0,00000000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office:value-type="float" office:value="905">
            <text:p>905</text:p>
          </table:table-cell>
          <table:table-cell table:style-name="ce6" table:formula="of:=[.C910]*[.$H$11]" office:value-type="float" office:value="0">
            <text:p>0,00000000</text:p>
          </table:table-cell>
          <table:table-cell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float" office:value="906">
            <text:p>906</text:p>
          </table:table-cell>
          <table:table-cell table:style-name="ce6" table:formula="of:=[.C911]*[.$H$11]" office:value-type="float" office:value="0">
            <text:p>0,00000000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float" office:value="907">
            <text:p>907</text:p>
          </table:table-cell>
          <table:table-cell table:style-name="ce6" table:formula="of:=[.C912]*[.$H$11]" office:value-type="float" office:value="0">
            <text:p>0,00000000</text:p>
          </table:table-cell>
          <table:table-cell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float" office:value="908">
            <text:p>908</text:p>
          </table:table-cell>
          <table:table-cell table:style-name="ce6" table:formula="of:=[.C913]*[.$H$11]" office:value-type="float" office:value="0">
            <text:p>0,00000000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float" office:value="909">
            <text:p>909</text:p>
          </table:table-cell>
          <table:table-cell table:style-name="ce6" table:formula="of:=[.C914]*[.$H$11]" office:value-type="float" office:value="0">
            <text:p>0,00000000</text:p>
          </table:table-cell>
          <table:table-cell office:value-type="float" office:value="92">
            <text:p>92</text:p>
          </table:table-cell>
          <table:table-cell table:number-columns-repeated="8"/>
        </table:table-row>
        <table:table-row table:style-name="ro1">
          <table:table-cell office:value-type="float" office:value="910">
            <text:p>910</text:p>
          </table:table-cell>
          <table:table-cell table:style-name="ce6" table:formula="of:=[.C915]*[.$H$11]" office:value-type="float" office:value="0">
            <text:p>0,0000000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float" office:value="911">
            <text:p>911</text:p>
          </table:table-cell>
          <table:table-cell table:style-name="ce6" table:formula="of:=[.C916]*[.$H$11]" office:value-type="float" office:value="0">
            <text:p>0,00000000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float" office:value="912">
            <text:p>912</text:p>
          </table:table-cell>
          <table:table-cell table:style-name="ce6" table:formula="of:=[.C917]*[.$H$11]" office:value-type="float" office:value="0">
            <text:p>0,00000000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float" office:value="913">
            <text:p>913</text:p>
          </table:table-cell>
          <table:table-cell table:style-name="ce6" table:formula="of:=[.C918]*[.$H$11]" office:value-type="float" office:value="0">
            <text:p>0,00000000</text:p>
          </table:table-cell>
          <table:table-cell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float" office:value="914">
            <text:p>914</text:p>
          </table:table-cell>
          <table:table-cell table:style-name="ce6" table:formula="of:=[.C919]*[.$H$11]" office:value-type="float" office:value="0">
            <text:p>0,00000000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float" office:value="915">
            <text:p>915</text:p>
          </table:table-cell>
          <table:table-cell table:style-name="ce6" table:formula="of:=[.C920]*[.$H$11]" office:value-type="float" office:value="0">
            <text:p>0,00000000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float" office:value="916">
            <text:p>916</text:p>
          </table:table-cell>
          <table:table-cell table:style-name="ce6" table:formula="of:=[.C921]*[.$H$11]" office:value-type="float" office:value="0">
            <text:p>0,00000000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float" office:value="917">
            <text:p>917</text:p>
          </table:table-cell>
          <table:table-cell table:style-name="ce6" table:formula="of:=[.C922]*[.$H$11]" office:value-type="float" office:value="0">
            <text:p>0,00000000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float" office:value="918">
            <text:p>918</text:p>
          </table:table-cell>
          <table:table-cell table:style-name="ce6" table:formula="of:=[.C923]*[.$H$11]" office:value-type="float" office:value="0">
            <text:p>0,00000000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float" office:value="919">
            <text:p>919</text:p>
          </table:table-cell>
          <table:table-cell table:style-name="ce6" table:formula="of:=[.C924]*[.$H$11]" office:value-type="float" office:value="0">
            <text:p>0,00000000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office:value-type="float" office:value="920">
            <text:p>920</text:p>
          </table:table-cell>
          <table:table-cell table:style-name="ce6" table:formula="of:=[.C925]*[.$H$11]" office:value-type="float" office:value="0">
            <text:p>0,00000000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office:value-type="float" office:value="921">
            <text:p>921</text:p>
          </table:table-cell>
          <table:table-cell table:style-name="ce6" table:formula="of:=[.C926]*[.$H$11]" office:value-type="float" office:value="0">
            <text:p>0,0000000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float" office:value="922">
            <text:p>922</text:p>
          </table:table-cell>
          <table:table-cell table:style-name="ce6" table:formula="of:=[.C927]*[.$H$11]" office:value-type="float" office:value="0">
            <text:p>0,00000000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float" office:value="923">
            <text:p>923</text:p>
          </table:table-cell>
          <table:table-cell table:style-name="ce6" table:formula="of:=[.C928]*[.$H$11]" office:value-type="float" office:value="0">
            <text:p>0,00000000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float" office:value="924">
            <text:p>924</text:p>
          </table:table-cell>
          <table:table-cell table:style-name="ce6" table:formula="of:=[.C929]*[.$H$11]" office:value-type="float" office:value="0">
            <text:p>0,00000000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float" office:value="925">
            <text:p>925</text:p>
          </table:table-cell>
          <table:table-cell table:style-name="ce6" table:formula="of:=[.C930]*[.$H$11]" office:value-type="float" office:value="0">
            <text:p>0,00000000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float" office:value="926">
            <text:p>926</text:p>
          </table:table-cell>
          <table:table-cell table:style-name="ce6" table:formula="of:=[.C931]*[.$H$11]" office:value-type="float" office:value="0">
            <text:p>0,00000000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927">
            <text:p>927</text:p>
          </table:table-cell>
          <table:table-cell table:style-name="ce6" table:formula="of:=[.C932]*[.$H$11]" office:value-type="float" office:value="0">
            <text:p>0,00000000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float" office:value="928">
            <text:p>928</text:p>
          </table:table-cell>
          <table:table-cell table:style-name="ce6" table:formula="of:=[.C933]*[.$H$11]" office:value-type="float" office:value="0">
            <text:p>0,00000000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float" office:value="929">
            <text:p>929</text:p>
          </table:table-cell>
          <table:table-cell table:style-name="ce6" table:formula="of:=[.C934]*[.$H$11]" office:value-type="float" office:value="0">
            <text:p>0,00000000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float" office:value="930">
            <text:p>930</text:p>
          </table:table-cell>
          <table:table-cell table:style-name="ce6" table:formula="of:=[.C935]*[.$H$11]" office:value-type="float" office:value="0">
            <text:p>0,00000000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float" office:value="931">
            <text:p>931</text:p>
          </table:table-cell>
          <table:table-cell table:style-name="ce6" table:formula="of:=[.C936]*[.$H$11]" office:value-type="float" office:value="0">
            <text:p>0,00000000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float" office:value="932">
            <text:p>932</text:p>
          </table:table-cell>
          <table:table-cell table:style-name="ce6" table:formula="of:=[.C937]*[.$H$11]" office:value-type="float" office:value="0">
            <text:p>0,00000000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float" office:value="933">
            <text:p>933</text:p>
          </table:table-cell>
          <table:table-cell table:style-name="ce6" table:formula="of:=[.C938]*[.$H$11]" office:value-type="float" office:value="0">
            <text:p>0,00000000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float" office:value="934">
            <text:p>934</text:p>
          </table:table-cell>
          <table:table-cell table:style-name="ce6" table:formula="of:=[.C939]*[.$H$11]" office:value-type="float" office:value="0">
            <text:p>0,00000000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float" office:value="935">
            <text:p>935</text:p>
          </table:table-cell>
          <table:table-cell table:style-name="ce6" table:formula="of:=[.C940]*[.$H$11]" office:value-type="float" office:value="0">
            <text:p>0,00000000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float" office:value="936">
            <text:p>936</text:p>
          </table:table-cell>
          <table:table-cell table:style-name="ce6" table:formula="of:=[.C941]*[.$H$11]" office:value-type="float" office:value="0">
            <text:p>0,00000000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float" office:value="937">
            <text:p>937</text:p>
          </table:table-cell>
          <table:table-cell table:style-name="ce6" table:formula="of:=[.C942]*[.$H$11]" office:value-type="float" office:value="0">
            <text:p>0,00000000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float" office:value="938">
            <text:p>938</text:p>
          </table:table-cell>
          <table:table-cell table:style-name="ce6" table:formula="of:=[.C943]*[.$H$11]" office:value-type="float" office:value="0">
            <text:p>0,00000000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float" office:value="939">
            <text:p>939</text:p>
          </table:table-cell>
          <table:table-cell table:style-name="ce6" table:formula="of:=[.C944]*[.$H$11]" office:value-type="float" office:value="0">
            <text:p>0,00000000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float" office:value="940">
            <text:p>940</text:p>
          </table:table-cell>
          <table:table-cell table:style-name="ce6" table:formula="of:=[.C945]*[.$H$11]" office:value-type="float" office:value="0">
            <text:p>0,00000000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float" office:value="941">
            <text:p>941</text:p>
          </table:table-cell>
          <table:table-cell table:style-name="ce6" table:formula="of:=[.C946]*[.$H$11]" office:value-type="float" office:value="0">
            <text:p>0,00000000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float" office:value="942">
            <text:p>942</text:p>
          </table:table-cell>
          <table:table-cell table:style-name="ce6" table:formula="of:=[.C947]*[.$H$11]" office:value-type="float" office:value="0">
            <text:p>0,00000000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float" office:value="943">
            <text:p>943</text:p>
          </table:table-cell>
          <table:table-cell table:style-name="ce6" table:formula="of:=[.C948]*[.$H$11]" office:value-type="float" office:value="0">
            <text:p>0,00000000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float" office:value="944">
            <text:p>944</text:p>
          </table:table-cell>
          <table:table-cell table:style-name="ce6" table:formula="of:=[.C949]*[.$H$11]" office:value-type="float" office:value="0">
            <text:p>0,00000000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945">
            <text:p>945</text:p>
          </table:table-cell>
          <table:table-cell table:style-name="ce6" table:formula="of:=[.C950]*[.$H$11]" office:value-type="float" office:value="0">
            <text:p>0,00000000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float" office:value="946">
            <text:p>946</text:p>
          </table:table-cell>
          <table:table-cell table:style-name="ce6" table:formula="of:=[.C951]*[.$H$11]" office:value-type="float" office:value="0">
            <text:p>0,00000000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float" office:value="947">
            <text:p>947</text:p>
          </table:table-cell>
          <table:table-cell table:style-name="ce6" table:formula="of:=[.C952]*[.$H$11]" office:value-type="float" office:value="0">
            <text:p>0,00000000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float" office:value="948">
            <text:p>948</text:p>
          </table:table-cell>
          <table:table-cell table:style-name="ce6" table:formula="of:=[.C953]*[.$H$11]" office:value-type="float" office:value="0">
            <text:p>0,00000000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float" office:value="949">
            <text:p>949</text:p>
          </table:table-cell>
          <table:table-cell table:style-name="ce6" table:formula="of:=[.C954]*[.$H$11]" office:value-type="float" office:value="0">
            <text:p>0,00000000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950">
            <text:p>950</text:p>
          </table:table-cell>
          <table:table-cell table:style-name="ce6" table:formula="of:=[.C955]*[.$H$11]" office:value-type="float" office:value="0">
            <text:p>0,00000000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float" office:value="951">
            <text:p>951</text:p>
          </table:table-cell>
          <table:table-cell table:style-name="ce6" table:formula="of:=[.C956]*[.$H$11]" office:value-type="float" office:value="0">
            <text:p>0,0000000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952">
            <text:p>952</text:p>
          </table:table-cell>
          <table:table-cell table:style-name="ce6" table:formula="of:=[.C957]*[.$H$11]" office:value-type="float" office:value="0">
            <text:p>0,0000000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float" office:value="953">
            <text:p>953</text:p>
          </table:table-cell>
          <table:table-cell table:style-name="ce6" table:formula="of:=[.C958]*[.$H$11]" office:value-type="float" office:value="0">
            <text:p>0,00000000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954">
            <text:p>954</text:p>
          </table:table-cell>
          <table:table-cell table:style-name="ce6" table:formula="of:=[.C959]*[.$H$11]" office:value-type="float" office:value="0">
            <text:p>0,00000000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float" office:value="955">
            <text:p>955</text:p>
          </table:table-cell>
          <table:table-cell table:style-name="ce6" table:formula="of:=[.C960]*[.$H$11]" office:value-type="float" office:value="0">
            <text:p>0,00000000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float" office:value="956">
            <text:p>956</text:p>
          </table:table-cell>
          <table:table-cell table:style-name="ce6" table:formula="of:=[.C961]*[.$H$11]" office:value-type="float" office:value="0">
            <text:p>0,00000000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957">
            <text:p>957</text:p>
          </table:table-cell>
          <table:table-cell table:style-name="ce6" table:formula="of:=[.C962]*[.$H$11]" office:value-type="float" office:value="0">
            <text:p>0,00000000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float" office:value="958">
            <text:p>958</text:p>
          </table:table-cell>
          <table:table-cell table:style-name="ce6" table:formula="of:=[.C963]*[.$H$11]" office:value-type="float" office:value="0">
            <text:p>0,00000000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959">
            <text:p>959</text:p>
          </table:table-cell>
          <table:table-cell table:style-name="ce6" table:formula="of:=[.C964]*[.$H$11]" office:value-type="float" office:value="0">
            <text:p>0,00000000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float" office:value="960">
            <text:p>960</text:p>
          </table:table-cell>
          <table:table-cell table:style-name="ce6" table:formula="of:=[.C965]*[.$H$11]" office:value-type="float" office:value="0">
            <text:p>0,00000000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float" office:value="961">
            <text:p>961</text:p>
          </table:table-cell>
          <table:table-cell table:style-name="ce6" table:formula="of:=[.C966]*[.$H$11]" office:value-type="float" office:value="0">
            <text:p>0,00000000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962">
            <text:p>962</text:p>
          </table:table-cell>
          <table:table-cell table:style-name="ce6" table:formula="of:=[.C967]*[.$H$11]" office:value-type="float" office:value="0">
            <text:p>0,00000000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float" office:value="963">
            <text:p>963</text:p>
          </table:table-cell>
          <table:table-cell table:style-name="ce6" table:formula="of:=[.C968]*[.$H$11]" office:value-type="float" office:value="0">
            <text:p>0,00000000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float" office:value="964">
            <text:p>964</text:p>
          </table:table-cell>
          <table:table-cell table:style-name="ce6" table:formula="of:=[.C969]*[.$H$11]" office:value-type="float" office:value="0">
            <text:p>0,00000000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float" office:value="965">
            <text:p>965</text:p>
          </table:table-cell>
          <table:table-cell table:style-name="ce6" table:formula="of:=[.C970]*[.$H$11]" office:value-type="float" office:value="0">
            <text:p>0,00000000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float" office:value="966">
            <text:p>966</text:p>
          </table:table-cell>
          <table:table-cell table:style-name="ce6" table:formula="of:=[.C971]*[.$H$11]" office:value-type="float" office:value="0">
            <text:p>0,00000000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float" office:value="967">
            <text:p>967</text:p>
          </table:table-cell>
          <table:table-cell table:style-name="ce6" table:formula="of:=[.C972]*[.$H$11]" office:value-type="float" office:value="0">
            <text:p>0,00000000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float" office:value="968">
            <text:p>968</text:p>
          </table:table-cell>
          <table:table-cell table:style-name="ce6" table:formula="of:=[.C973]*[.$H$11]" office:value-type="float" office:value="0">
            <text:p>0,00000000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float" office:value="969">
            <text:p>969</text:p>
          </table:table-cell>
          <table:table-cell table:style-name="ce6" table:formula="of:=[.C974]*[.$H$11]" office:value-type="float" office:value="0">
            <text:p>0,00000000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float" office:value="970">
            <text:p>970</text:p>
          </table:table-cell>
          <table:table-cell table:style-name="ce6" table:formula="of:=[.C975]*[.$H$11]" office:value-type="float" office:value="0">
            <text:p>0,00000000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float" office:value="971">
            <text:p>971</text:p>
          </table:table-cell>
          <table:table-cell table:style-name="ce6" table:formula="of:=[.C976]*[.$H$11]" office:value-type="float" office:value="0">
            <text:p>0,00000000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float" office:value="972">
            <text:p>972</text:p>
          </table:table-cell>
          <table:table-cell table:style-name="ce6" table:formula="of:=[.C977]*[.$H$11]" office:value-type="float" office:value="0">
            <text:p>0,00000000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float" office:value="973">
            <text:p>973</text:p>
          </table:table-cell>
          <table:table-cell table:style-name="ce6" table:formula="of:=[.C978]*[.$H$11]" office:value-type="float" office:value="0">
            <text:p>0,00000000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float" office:value="974">
            <text:p>974</text:p>
          </table:table-cell>
          <table:table-cell table:style-name="ce6" table:formula="of:=[.C979]*[.$H$11]" office:value-type="float" office:value="0">
            <text:p>0,00000000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float" office:value="975">
            <text:p>975</text:p>
          </table:table-cell>
          <table:table-cell table:style-name="ce6" table:formula="of:=[.C980]*[.$H$11]" office:value-type="float" office:value="0">
            <text:p>0,00000000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float" office:value="976">
            <text:p>976</text:p>
          </table:table-cell>
          <table:table-cell table:style-name="ce6" table:formula="of:=[.C981]*[.$H$11]" office:value-type="float" office:value="0">
            <text:p>0,00000000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977">
            <text:p>977</text:p>
          </table:table-cell>
          <table:table-cell table:style-name="ce6" table:formula="of:=[.C982]*[.$H$11]" office:value-type="float" office:value="0">
            <text:p>0,0000000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978">
            <text:p>978</text:p>
          </table:table-cell>
          <table:table-cell table:style-name="ce6" table:formula="of:=[.C983]*[.$H$11]" office:value-type="float" office:value="0">
            <text:p>0,00000000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float" office:value="979">
            <text:p>979</text:p>
          </table:table-cell>
          <table:table-cell table:style-name="ce6" table:formula="of:=[.C984]*[.$H$11]" office:value-type="float" office:value="0">
            <text:p>0,00000000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float" office:value="980">
            <text:p>980</text:p>
          </table:table-cell>
          <table:table-cell table:style-name="ce6" table:formula="of:=[.C985]*[.$H$11]" office:value-type="float" office:value="0">
            <text:p>0,00000000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float" office:value="981">
            <text:p>981</text:p>
          </table:table-cell>
          <table:table-cell table:style-name="ce6" table:formula="of:=[.C986]*[.$H$11]" office:value-type="float" office:value="0">
            <text:p>0,0000000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982">
            <text:p>982</text:p>
          </table:table-cell>
          <table:table-cell table:style-name="ce6" table:formula="of:=[.C987]*[.$H$11]" office:value-type="float" office:value="0">
            <text:p>0,00000000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float" office:value="983">
            <text:p>983</text:p>
          </table:table-cell>
          <table:table-cell table:style-name="ce6" table:formula="of:=[.C988]*[.$H$11]" office:value-type="float" office:value="0">
            <text:p>0,0000000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float" office:value="984">
            <text:p>984</text:p>
          </table:table-cell>
          <table:table-cell table:style-name="ce6" table:formula="of:=[.C989]*[.$H$11]" office:value-type="float" office:value="0">
            <text:p>0,0000000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float" office:value="985">
            <text:p>985</text:p>
          </table:table-cell>
          <table:table-cell table:style-name="ce6" table:formula="of:=[.C990]*[.$H$11]" office:value-type="float" office:value="0">
            <text:p>0,0000000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986">
            <text:p>986</text:p>
          </table:table-cell>
          <table:table-cell table:style-name="ce6" table:formula="of:=[.C991]*[.$H$11]" office:value-type="float" office:value="0">
            <text:p>0,0000000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987">
            <text:p>987</text:p>
          </table:table-cell>
          <table:table-cell table:style-name="ce6" table:formula="of:=[.C992]*[.$H$11]" office:value-type="float" office:value="0">
            <text:p>0,00000000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988">
            <text:p>988</text:p>
          </table:table-cell>
          <table:table-cell table:style-name="ce6" table:formula="of:=[.C993]*[.$H$11]" office:value-type="float" office:value="0">
            <text:p>0,00000000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989">
            <text:p>989</text:p>
          </table:table-cell>
          <table:table-cell table:style-name="ce6" table:formula="of:=[.C994]*[.$H$11]" office:value-type="float" office:value="0">
            <text:p>0,0000000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style-name="ce6" table:formula="of:=[.C995]*[.$H$11]" office:value-type="float" office:value="0">
            <text:p>0,0000000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style-name="ce6" table:formula="of:=[.C996]*[.$H$11]" office:value-type="float" office:value="0">
            <text:p>0,0000000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992">
            <text:p>992</text:p>
          </table:table-cell>
          <table:table-cell table:style-name="ce6" table:formula="of:=[.C997]*[.$H$11]" office:value-type="float" office:value="0">
            <text:p>0,0000000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993">
            <text:p>993</text:p>
          </table:table-cell>
          <table:table-cell table:style-name="ce6" table:formula="of:=[.C998]*[.$H$11]" office:value-type="float" office:value="0">
            <text:p>0,0000000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94">
            <text:p>994</text:p>
          </table:table-cell>
          <table:table-cell table:style-name="ce6" table:formula="of:=[.C999]*[.$H$11]" office:value-type="float" office:value="0">
            <text:p>0,0000000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995">
            <text:p>995</text:p>
          </table:table-cell>
          <table:table-cell table:style-name="ce6" table:formula="of:=[.C1000]*[.$H$11]" office:value-type="float" office:value="0">
            <text:p>0,0000000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996">
            <text:p>996</text:p>
          </table:table-cell>
          <table:table-cell table:style-name="ce6" table:formula="of:=[.C1001]*[.$H$11]" office:value-type="float" office:value="0">
            <text:p>0,0000000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997">
            <text:p>997</text:p>
          </table:table-cell>
          <table:table-cell table:style-name="ce6" table:formula="of:=[.C1002]*[.$H$11]" office:value-type="float" office:value="0">
            <text:p>0,0000000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998">
            <text:p>998</text:p>
          </table:table-cell>
          <table:table-cell table:style-name="ce6" table:formula="of:=[.C1003]*[.$H$11]" office:value-type="float" office:value="0">
            <text:p>0,0000000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999">
            <text:p>999</text:p>
          </table:table-cell>
          <table:table-cell table:style-name="ce6" table:formula="of:=[.C1004]*[.$H$11]" office:value-type="float" office:value="0">
            <text:p>0,0000000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style-name="ce6" table:formula="of:=[.C1005]*[.$H$11]" office:value-type="float" office:value="0">
            <text:p>0,00000000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9">
      <number:number number:decimal-places="0" number:min-integer-digits="4"/>
    </number:number-style>
    <number:number-style style:name="N110">
      <number:number number:decimal-places="0" number:min-integer-digits="5"/>
    </number:number-style>
    <number:number-style style:name="N111">
      <number:number number:decimal-places="0" number:min-integer-digits="10"/>
    </number:number-style>
    <number:number-style style:name="N112">
      <number:number number:decimal-places="0" number:min-integer-digits="16"/>
    </number:number-style>
    <number:number-style style:name="N113">
      <number:number number:decimal-places="0" number:min-integer-digits="20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.09.2012</text:date>, <text:time>14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30T22:26:08</meta:creation-date>
    <dc:date>2012-09-09T14:51:44</dc:date>
    <meta:editing-duration>PT494H14M48S</meta:editing-duration>
    <meta:editing-cycles>19</meta:editing-cycles>
    <meta:generator>NeoOffice/3.1.2$Unix OpenOffice.org_project/Patch 0</meta:generator>
    <meta:document-statistic meta:table-count="5" meta:cell-count="6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939cm" svg:height="9.307cm" chart:class="chart:scatter" chart:style-name="ch1">
        <chart:legend chart:legend-position="end" svg:x="11.773cm" svg:y="4.358cm" chart:style-name="ch2"/>
        <chart:plot-area chart:style-name="ch3" table:cell-range-address="stepper_motor_function.B5:stepper_motor_function.B5 stepper_motor_function.A7:stepper_motor_function.B33" chart:data-source-has-labels="column" svg:x="0.278cm" svg:y="0.186cm" svg:width="11.218cm" svg:height="8.749cm">
          <chart:axis chart:dimension="x" chart:name="primary-x" chart:style-name="ch4">
            <chart:categories table:cell-range-address="stepper_motor_function.B5:stepper_motor_function.B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epper_motor_function.A7:stepper_motor_function.A33" chart:class="chart:scatter">
            <chart:domain table:cell-range-address="stepper_motor_function.B7:stepper_motor_function.B33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 text:id="stepper_motor_function.B5:stepper_motor_function.B5">Accel Count</text:p>
              </table:table-cell>
              <table:table-cell office:value-type="float" office:value="1">
                <text:p text:id="stepper_motor_function.B7:stepper_motor_function.B33">1</text:p>
              </table:table-cell>
              <table:table-cell office:value-type="float" office:value="1500">
                <text:p text:id="stepper_motor_function.A7:stepper_motor_function.A33">150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166.66666666667">
                <text:p>1166.6666666666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029.21568627451">
                <text:p>1029.2156862745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946.847843137255">
                <text:p>946.84784313725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889.176446821153">
                <text:p>889.17644682115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845.7333692738">
                <text:p>845.733369273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810.922210847384">
                <text:p>810.92221084738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82.273634220431">
                <text:p>782.27363422043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58.054880636997">
                <text:p>758.05488063699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37.179658211923">
                <text:p>737.17965821192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718.951261809403">
                <text:p>718.95126180940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702.738387209203">
                <text:p>702.73838720920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88.088934996462">
                <text:p>688.08893499646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674.794879470716">
                <text:p>674.79487947071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62.459680549537">
                <text:p>662.45968054953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651.499957893753">
                <text:p>651.49995789375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641.219284158668">
                <text:p>641.21928415866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631.817210197551">
                <text:p>631.81721019755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622.914352231027">
                <text:p>622.91435223102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614.561820246224">
                <text:p>614.561820246224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606.745944654933">
                <text:p>606.74594465493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599.401470641176">
                <text:p>599.401470641176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592.422204530555">
                <text:p>592.42220453055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585.669685728286">
                <text:p>585.669685728286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579.462171156929">
                <text:p>579.462171156929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73.588740184576">
                <text:p>573.58874018457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567.823236625402">
                <text:p>567.823236625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